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Arial" svg:font-family="Arial"/>
    <style:font-face style:name="Verdana" svg:font-family="Verdana"/>
  </office:font-face-decls>
  <office:automatic-styles>
    <style:style style:name="ce1" style:family="table-cell" style:parent-style-name="Default" style:data-style-name="N0"/>
    <style:style style:name="ce2" style:family="table-cell" style:parent-style-name="Default" style:data-style-name="N0">
      <style:table-cell-properties fo:background-color="#FFFFFF"/>
      <style:text-properties style:font-name="Arial" style:font-name-asian="Arial" style:font-name-complex="Arial" fo:font-size="12pt" style:font-size-asian="12pt" style:font-size-complex="12pt" fo:font-weight="bold" style:font-weight-asian="bold" style:font-weight-complex="bold"/>
    </style:style>
    <style:style style:name="ce3" style:family="table-cell" style:parent-style-name="Default" style:data-style-name="N0">
      <style:table-cell-properties fo:background-color="#FFFFFF"/>
      <style:text-properties style:font-name="Arial" style:font-name-asian="Arial" style:font-name-complex="Arial"/>
    </style:style>
    <style:style style:name="ce4" style:family="table-cell" style:parent-style-name="Default" style:data-style-name="N0">
      <style:table-cell-properties fo:background-color="#FFFFFF"/>
    </style:style>
    <style:style style:name="ce5" style:family="table-cell" style:parent-style-name="Default" style:data-style-name="N0">
      <style:table-cell-properties fo:background-color="#FFFFFF"/>
      <style:text-properties style:font-name="Arial" style:font-name-asian="Arial" style:font-name-complex="Arial" fo:font-size="10pt" style:font-size-asian="10pt" style:font-size-complex="10pt" fo:font-weight="bold" style:font-weight-asian="bold" style:font-weight-complex="bold"/>
    </style:style>
    <style:style style:name="ce6" style:family="table-cell" style:parent-style-name="Default" style:data-style-name="N0">
      <style:table-cell-properties fo:background-color="#FFFFFF"/>
      <style:text-properties style:font-name="Arial" style:font-name-asian="Arial" style:font-name-complex="Arial" fo:font-size="10pt" style:font-size-asian="10pt" style:font-size-complex="10pt"/>
    </style:style>
    <style:style style:name="ce7" style:family="table-cell" style:parent-style-name="Default" style:data-style-name="N0">
      <style:table-cell-properties fo:background-color="#FFFFFF"/>
      <style:text-properties style:font-name="Arial" style:font-name-asian="Arial" style:font-name-complex="Arial" fo:font-weight="bold" style:font-weight-asian="bold" style:font-weight-complex="bold"/>
    </style:style>
    <style:style style:name="ce8" style:family="table-cell" style:parent-style-name="Default" style:data-style-name="N0">
      <style:table-cell-properties fo:background-color="#FFFFFF"/>
      <style:text-properties fo:color="#0563C1" style:font-name="Arial" style:font-name-asian="Arial" style:font-name-complex="Arial" fo:font-size="10pt" style:font-size-asian="10pt" style:font-size-complex="10pt" style:text-underline-style="solid" style:text-underline-type="single"/>
    </style:style>
    <style:style style:name="ce9" style:family="table-cell" style:parent-style-name="Default" style:data-style-name="N0">
      <style:table-cell-properties style:vertical-align="automatic" fo:wrap-option="wrap" fo:background-color="#FFFFFF"/>
      <style:text-properties style:font-name="Arial" style:font-name-asian="Arial" style:font-name-complex="Arial" fo:font-size="10pt" style:font-size-asian="10pt" style:font-size-complex="10pt"/>
    </style:style>
    <style:style style:name="ce10" style:family="table-cell" style:parent-style-name="Default" style:data-style-name="N0">
      <style:table-cell-properties style:vertical-align="middle" fo:wrap-option="wrap"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11" style:family="table-cell" style:parent-style-name="Default" style:data-style-name="N0">
      <style:table-cell-properties fo:background-color="#FFFFFF"/>
      <style:text-properties fo:color="#0066CC" style:font-name="Arial" style:font-name-asian="Arial" style:font-name-complex="Arial" fo:font-size="10pt" style:font-size-asian="10pt" style:font-size-complex="10pt" style:text-underline-style="solid" style:text-underline-type="single"/>
    </style:style>
    <style:style style:name="ce12" style:family="table-cell" style:parent-style-name="Default" style:data-style-name="N0">
      <style:table-cell-properties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13" style:family="table-cell" style:parent-style-name="Default" style:data-style-name="N0">
      <style:table-cell-properties style:vertical-align="automatic" fo:wrap-option="wrap"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14" style:family="table-cell" style:parent-style-name="Default" style:data-style-name="N0">
      <style:table-cell-properties style:vertical-align="automatic" fo:background-color="#FFFFFF" style:repeat-content="false"/>
      <style:paragraph-properties fo:text-align="end" fo:margin-right="0.353cm"/>
      <style:text-properties style:font-name="Arial" style:font-name-asian="Arial" style:font-name-complex="Arial" fo:font-size="10pt" style:font-size-asian="10pt" style:font-size-complex="10pt"/>
    </style:style>
    <style:style style:name="ce15" style:family="table-cell" style:parent-style-name="Default" style:data-style-name="N0">
      <style:table-cell-properties style:vertical-align="automatic" fo:wrap-option="wrap" fo:background-color="#FFFFFF"/>
    </style:style>
    <style:style style:name="ce16" style:family="table-cell" style:parent-style-name="Default" style:data-style-name="N0">
      <style:table-cell-properties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17" style:family="table-cell" style:parent-style-name="Default" style:data-style-name="N0">
      <style:table-cell-properties style:vertical-align="top" fo:wrap-option="wrap"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18" style:family="table-cell" style:parent-style-name="Default" style:data-style-name="N0">
      <style:table-cell-properties style:vertical-align="automatic" fo:wrap-option="wrap"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19" style:family="table-cell" style:parent-style-name="Default" style:data-style-name="N0">
      <style:table-cell-properties fo:background-color="#FFFFFF"/>
    </style:style>
    <style:style style:name="ce20" style:family="table-cell" style:parent-style-name="Default" style:data-style-name="N0">
      <style:table-cell-properties style:vertical-align="automatic" fo:background-color="#FFFFFF" style:repeat-content="false"/>
      <style:paragraph-properties fo:text-align="start" fo:margin-left="0cm"/>
      <style:text-properties style:font-name="Arial" style:font-name-asian="Arial" style:font-name-complex="Arial" fo:font-size="12pt" style:font-size-asian="12pt" style:font-size-complex="12pt" fo:font-weight="bold" style:font-weight-asian="bold" style:font-weight-complex="bold"/>
    </style:style>
    <style:style style:name="ce21" style:family="table-cell" style:parent-style-name="Default" style:data-style-name="N0">
      <style:table-cell-properties fo:border-top="thin solid #000000" fo:border-bottom="thin solid #000000" fo:border-left="none" fo:border-right="none"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22" style:family="table-cell" style:parent-style-name="Percent" style:data-style-name="N13">
      <style:table-cell-properties fo:border-top="thin solid #000000" fo:border-bottom="thin solid #000000" fo:border-left="none" fo:border-right="none"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23" style:family="table-cell" style:parent-style-name="Default" style:data-style-name="N30">
      <style:table-cell-properties fo:border-top="none" fo:border-bottom="none" fo:border-left="none" fo:border-right="thin solid #808080" fo:background-color="#FFFFFF"/>
      <style:text-properties style:font-name="Arial" style:font-name-asian="Arial" style:font-name-complex="Arial" fo:font-weight="bold" style:font-weight-asian="bold" style:font-weight-complex="bold"/>
    </style:style>
    <style:style style:name="ce24" style:family="table-cell" style:parent-style-name="Default" style:data-style-name="N36">
      <style:table-cell-properties fo:background-color="#FFFFFF"/>
      <style:text-properties style:font-name="Arial" style:font-name-asian="Arial" style:font-name-complex="Arial" fo:font-weight="bold" style:font-weight-asian="bold" style:font-weight-complex="bold"/>
    </style:style>
    <style:style style:name="ce25" style:family="table-cell" style:parent-style-name="Percent" style:data-style-name="N13">
      <style:table-cell-properties style:vertical-align="automatic" fo:background-color="#FFFFFF" style:repeat-content="false"/>
      <style:paragraph-properties fo:text-align="end" fo:margin-right="0cm"/>
      <style:text-properties style:font-name="Arial" style:font-name-asian="Arial" style:font-name-complex="Arial" fo:font-weight="bold" style:font-weight-asian="bold" style:font-weight-complex="bold"/>
    </style:style>
    <style:style style:name="ce26" style:family="table-cell" style:parent-style-name="Default" style:data-style-name="N30">
      <style:table-cell-properties fo:border-top="none" fo:border-bottom="none" fo:border-left="none" fo:border-right="thin solid #808080" style:vertical-align="automatic" fo:background-color="#FFFFFF" style:repeat-content="false"/>
      <style:paragraph-properties fo:text-align="start" fo:margin-left="0.353cm"/>
      <style:text-properties style:font-name="Arial" style:font-name-asian="Arial" style:font-name-complex="Arial" fo:font-size="10pt" style:font-size-asian="10pt" style:font-size-complex="10pt" fo:font-weight="bold" style:font-weight-asian="bold" style:font-weight-complex="bold"/>
    </style:style>
    <style:style style:name="ce27" style:family="table-cell" style:parent-style-name="Default" style:data-style-name="N36">
      <style:table-cell-properties fo:background-color="#FFFFFF"/>
      <style:text-properties style:font-name="Arial" style:font-name-asian="Arial" style:font-name-complex="Arial" fo:font-size="10pt" style:font-size-asian="10pt" style:font-size-complex="10pt" fo:font-weight="bold" style:font-weight-asian="bold" style:font-weight-complex="bold"/>
    </style:style>
    <style:style style:name="ce28" style:family="table-cell" style:parent-style-name="Percent" style:data-style-name="N13">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29" style:family="table-cell" style:parent-style-name="Default" style:data-style-name="N30">
      <style:table-cell-properties fo:border-top="none" fo:border-bottom="none" fo:border-left="none" fo:border-right="thin solid #808080" style:vertical-align="automatic" fo:background-color="#FFFFFF" style:repeat-content="false"/>
      <style:paragraph-properties fo:text-align="start" fo:margin-left="0.706cm"/>
      <style:text-properties style:font-name="Arial" style:font-name-asian="Arial" style:font-name-complex="Arial" fo:font-size="10pt" style:font-size-asian="10pt" style:font-size-complex="10pt"/>
    </style:style>
    <style:style style:name="ce30" style:family="table-cell" style:parent-style-name="Default" style:data-style-name="N36">
      <style:table-cell-properties fo:background-color="#FFFFFF"/>
      <style:text-properties style:font-name="Arial" style:font-name-asian="Arial" style:font-name-complex="Arial" fo:font-size="10pt" style:font-size-asian="10pt" style:font-size-complex="10pt"/>
    </style:style>
    <style:style style:name="ce31" style:family="table-cell" style:parent-style-name="Percent" style:data-style-name="N13">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32" style:family="table-cell" style:parent-style-name="Default" style:data-style-name="N30">
      <style:table-cell-properties fo:border-top="none" fo:border-bottom="none" fo:border-left="none" fo:border-right="thin solid #808080" style:vertical-align="automatic" fo:background-color="#FFFFFF" style:repeat-content="false"/>
      <style:paragraph-properties fo:text-align="start" fo:margin-left="1.059cm"/>
      <style:text-properties style:font-name="Arial" style:font-name-asian="Arial" style:font-name-complex="Arial" fo:font-size="9pt" style:font-size-asian="9pt" style:font-size-complex="9pt" fo:font-style="italic" style:font-style-asian="italic" style:font-style-complex="italic"/>
    </style:style>
    <style:style style:name="ce33" style:family="table-cell" style:parent-style-name="Default" style:data-style-name="N36">
      <style:table-cell-properties fo:background-color="#FFFFFF"/>
      <style:text-properties style:font-name="Arial" style:font-name-asian="Arial" style:font-name-complex="Arial" fo:font-size="9pt" style:font-size-asian="9pt" style:font-size-complex="9pt" fo:font-style="italic" style:font-style-asian="italic" style:font-style-complex="italic"/>
    </style:style>
    <style:style style:name="ce34" style:family="table-cell" style:parent-style-name="Percent" style:data-style-name="N13">
      <style:table-cell-properties style:vertical-align="automatic" fo:background-color="#FFFFFF" style:repeat-content="false"/>
      <style:paragraph-properties fo:text-align="end" fo:margin-right="0cm"/>
      <style:text-properties style:font-name="Arial" style:font-name-asian="Arial" style:font-name-complex="Arial" fo:font-size="9pt" style:font-size-asian="9pt" style:font-size-complex="9pt" fo:font-style="italic" style:font-style-asian="italic" style:font-style-complex="italic"/>
    </style:style>
    <style:style style:name="ce35" style:family="table-cell" style:parent-style-name="Default" style:data-style-name="N30">
      <style:table-cell-properties fo:border-top="none" fo:border-bottom="2pt solid #000000" fo:border-left="none" fo:border-right="thin solid #808080" style:vertical-align="top" fo:background-color="#FFFFFF" style:repeat-content="false"/>
      <style:paragraph-properties fo:text-align="start" fo:margin-left="0.706cm"/>
      <style:text-properties style:font-name="Arial" style:font-name-asian="Arial" style:font-name-complex="Arial" fo:font-size="10pt" style:font-size-asian="10pt" style:font-size-complex="10pt"/>
    </style:style>
    <style:style style:name="ce36" style:family="table-cell" style:parent-style-name="Default" style:data-style-name="N36">
      <style:table-cell-properties fo:border-top="none" fo:border-bottom="2pt solid #000000" fo:border-left="none" fo:border-right="none" style:vertical-align="top" fo:background-color="#FFFFFF"/>
      <style:text-properties style:font-name="Arial" style:font-name-asian="Arial" style:font-name-complex="Arial" fo:font-size="10pt" style:font-size-asian="10pt" style:font-size-complex="10pt"/>
    </style:style>
    <style:style style:name="ce37" style:family="table-cell" style:parent-style-name="Percent" style:data-style-name="N13">
      <style:table-cell-properties fo:border-top="none" fo:border-bottom="2pt solid #000000" fo:border-left="none" fo:border-right="none" style:vertical-align="top"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38" style:family="table-cell" style:parent-style-name="Default" style:data-style-name="N0">
      <style:table-cell-properties fo:background-color="#FFFFFF"/>
      <style:text-properties style:font-name="Arial" style:font-name-asian="Arial" style:font-name-complex="Arial" fo:font-size="9pt" style:font-size-asian="9pt" style:font-size-complex="9pt"/>
    </style:style>
    <style:style style:name="ce39" style:family="table-cell" style:parent-style-name="Percent" style:data-style-name="N13">
      <style:table-cell-properties style:vertical-align="automatic" fo:background-color="#FFFFFF" style:repeat-content="false"/>
      <style:paragraph-properties fo:text-align="end" fo:margin-right="0cm"/>
      <style:text-properties style:font-name="Arial" style:font-name-asian="Arial" style:font-name-complex="Arial" fo:font-size="9pt" style:font-size-asian="9pt" style:font-size-complex="9pt"/>
    </style:style>
    <style:style style:name="ce40" style:family="table-cell" style:parent-style-name="Default" style:data-style-name="N0">
      <style:table-cell-properties style:vertical-align="automatic" fo:background-color="#FFFFFF"/>
      <style:text-properties style:font-name="Arial" style:font-name-asian="Arial" style:font-name-complex="Arial" fo:font-size="9pt" style:font-size-asian="9pt" style:font-size-complex="9pt"/>
    </style:style>
    <style:style style:name="ce41" style:family="table-cell" style:parent-style-name="Percent" style:data-style-name="N13">
      <style:table-cell-properties style:vertical-align="automatic" fo:background-color="#FFFFFF" style:repeat-content="false"/>
      <style:paragraph-properties fo:text-align="end" fo:margin-right="0cm"/>
    </style:style>
    <style:style style:name="ce42" style:family="table-cell" style:parent-style-name="Default" style:data-style-name="N0">
      <style:table-cell-properties style:vertical-align="automatic" fo:background-color="#FFFFFF" style:repeat-content="false"/>
      <style:paragraph-properties fo:text-align="start" fo:margin-left="0cm"/>
      <style:text-properties style:font-name="Arial" style:font-name-asian="Arial" style:font-name-complex="Arial" fo:font-size="12pt" style:font-size-asian="12pt" style:font-size-complex="12pt" fo:font-weight="bold" style:font-weight-asian="bold" style:font-weight-complex="bold"/>
    </style:style>
    <style:style style:name="ce43" style:family="table-cell" style:parent-style-name="Default" style:data-style-name="N0">
      <style:table-cell-properties fo:background-color="#FFFFFF"/>
      <style:text-properties style:font-name="Arial" style:font-name-asian="Arial" style:font-name-complex="Arial" fo:font-size="9pt" style:font-size-asian="9pt" style:font-size-complex="9pt"/>
    </style:style>
    <style:style style:name="ce44" style:family="table-cell" style:parent-style-name="Default" style:data-style-name="N0">
      <style:table-cell-properties style:vertical-align="automatic" fo:background-color="#FFFFFF"/>
      <style:text-properties style:font-name="Arial" style:font-name-asian="Arial" style:font-name-complex="Arial" fo:font-size="9pt" style:font-size-asian="9pt" style:font-size-complex="9pt"/>
    </style:style>
    <style:style style:name="ce45" style:family="table-cell" style:parent-style-name="Default" style:data-style-name="N37">
      <style:table-cell-properties fo:background-color="#FFFFFF"/>
      <style:text-properties style:font-name="Arial" style:font-name-asian="Arial" style:font-name-complex="Arial" fo:font-weight="bold" style:font-weight-asian="bold" style:font-weight-complex="bold"/>
    </style:style>
    <style:style style:name="ce46" style:family="table-cell" style:parent-style-name="Default" style:data-style-name="N38">
      <style:table-cell-properties fo:background-color="#FFFFFF"/>
      <style:text-properties style:font-name="Arial" style:font-name-asian="Arial" style:font-name-complex="Arial" fo:font-weight="bold" style:font-weight-asian="bold" style:font-weight-complex="bold"/>
    </style:style>
    <style:style style:name="ce47" style:family="table-cell" style:parent-style-name="Default" style:data-style-name="N37">
      <style:table-cell-properties fo:background-color="#FFFFFF"/>
      <style:text-properties style:font-name="Arial" style:font-name-asian="Arial" style:font-name-complex="Arial" fo:font-size="10pt" style:font-size-asian="10pt" style:font-size-complex="10pt" fo:font-weight="bold" style:font-weight-asian="bold" style:font-weight-complex="bold"/>
    </style:style>
    <style:style style:name="ce48" style:family="table-cell" style:parent-style-name="Default" style:data-style-name="N37">
      <style:table-cell-properties fo:background-color="#FFFFFF"/>
      <style:text-properties style:font-name="Arial" style:font-name-asian="Arial" style:font-name-complex="Arial" fo:font-size="10pt" style:font-size-asian="10pt" style:font-size-complex="10pt"/>
    </style:style>
    <style:style style:name="ce49" style:family="table-cell" style:parent-style-name="Default" style:data-style-name="N37">
      <style:table-cell-properties fo:background-color="#FFFFFF"/>
      <style:text-properties style:font-name="Arial" style:font-name-asian="Arial" style:font-name-complex="Arial" fo:font-size="9pt" style:font-size-asian="9pt" style:font-size-complex="9pt" fo:font-style="italic" style:font-style-asian="italic" style:font-style-complex="italic"/>
    </style:style>
    <style:style style:name="ce50" style:family="table-cell" style:parent-style-name="Default" style:data-style-name="N30">
      <style:table-cell-properties fo:border-top="none" fo:border-bottom="none" fo:border-left="none" fo:border-right="thin solid #808080" fo:background-color="#FFFFFF"/>
      <style:text-properties style:font-name="Arial" style:font-name-asian="Arial" style:font-name-complex="Arial" fo:font-size="10pt" style:font-size-asian="10pt" style:font-size-complex="10pt" fo:font-weight="bold" style:font-weight-asian="bold" style:font-weight-complex="bold"/>
    </style:style>
    <style:style style:name="ce51" style:family="table-cell" style:parent-style-name="Default" style:data-style-name="N38">
      <style:table-cell-properties fo:background-color="#FFFFFF"/>
      <style:text-properties style:font-name="Arial" style:font-name-asian="Arial" style:font-name-complex="Arial" fo:font-size="10pt" style:font-size-asian="10pt" style:font-size-complex="10pt" fo:font-weight="bold" style:font-weight-asian="bold" style:font-weight-complex="bold"/>
    </style:style>
    <style:style style:name="ce52" style:family="table-cell" style:parent-style-name="Default" style:data-style-name="N39">
      <style:table-cell-properties fo:background-color="#FFFFFF"/>
      <style:text-properties style:font-name="Arial" style:font-name-asian="Arial" style:font-name-complex="Arial" fo:font-size="10pt" style:font-size-asian="10pt" style:font-size-complex="10pt" fo:font-weight="bold" style:font-weight-asian="bold" style:font-weight-complex="bold"/>
    </style:style>
    <style:style style:name="ce53" style:family="table-cell" style:parent-style-name="Default" style:data-style-name="N30">
      <style:table-cell-properties fo:border-top="none" fo:border-bottom="none" fo:border-left="none" fo:border-right="thin solid #808080" style:vertical-align="automatic" fo:background-color="#FFFFFF" style:repeat-content="false"/>
      <style:paragraph-properties fo:text-align="start" fo:margin-left="0.353cm"/>
      <style:text-properties style:font-name="Arial" style:font-name-asian="Arial" style:font-name-complex="Arial" fo:font-size="10pt" style:font-size-asian="10pt" style:font-size-complex="10pt"/>
    </style:style>
    <style:style style:name="ce54" style:family="table-cell" style:parent-style-name="Default" style:data-style-name="N38">
      <style:table-cell-properties fo:background-color="#FFFFFF"/>
      <style:text-properties style:font-name="Arial" style:font-name-asian="Arial" style:font-name-complex="Arial" fo:font-size="10pt" style:font-size-asian="10pt" style:font-size-complex="10pt"/>
    </style:style>
    <style:style style:name="ce55" style:family="table-cell" style:parent-style-name="Default" style:data-style-name="N39">
      <style:table-cell-properties fo:background-color="#FFFFFF"/>
      <style:text-properties style:font-name="Arial" style:font-name-asian="Arial" style:font-name-complex="Arial" fo:font-size="10pt" style:font-size-asian="10pt" style:font-size-complex="10pt"/>
    </style:style>
    <style:style style:name="ce56" style:family="table-cell" style:parent-style-name="Default" style:data-style-name="N30">
      <style:table-cell-properties fo:border-top="none" fo:border-bottom="none" fo:border-left="none" fo:border-right="thin solid #808080" style:vertical-align="automatic" fo:background-color="#FFFFFF" style:repeat-content="false"/>
      <style:paragraph-properties fo:text-align="start" fo:margin-left="0.706cm"/>
      <style:text-properties style:font-name="Arial" style:font-name-asian="Arial" style:font-name-complex="Arial" fo:font-size="9pt" style:font-size-asian="9pt" style:font-size-complex="9pt" fo:font-style="italic" style:font-style-asian="italic" style:font-style-complex="italic"/>
    </style:style>
    <style:style style:name="ce57" style:family="table-cell" style:parent-style-name="Default" style:data-style-name="N38">
      <style:table-cell-properties fo:background-color="#FFFFFF"/>
      <style:text-properties style:font-name="Arial" style:font-name-asian="Arial" style:font-name-complex="Arial" fo:font-size="9pt" style:font-size-asian="9pt" style:font-size-complex="9pt" fo:font-style="italic" style:font-style-asian="italic" style:font-style-complex="italic"/>
    </style:style>
    <style:style style:name="ce58" style:family="table-cell" style:parent-style-name="Default" style:data-style-name="N39">
      <style:table-cell-properties fo:background-color="#FFFFFF"/>
      <style:text-properties style:font-name="Arial" style:font-name-asian="Arial" style:font-name-complex="Arial" fo:font-size="9pt" style:font-size-asian="9pt" style:font-size-complex="9pt" fo:font-style="italic" style:font-style-asian="italic" style:font-style-complex="italic"/>
    </style:style>
    <style:style style:name="ce59" style:family="table-cell" style:parent-style-name="Default" style:data-style-name="N30">
      <style:table-cell-properties fo:border-top="none" fo:border-bottom="2pt solid #000000" fo:border-left="none" fo:border-right="thin solid #808080" style:vertical-align="top" fo:background-color="#FFFFFF" style:repeat-content="false"/>
      <style:paragraph-properties fo:text-align="start" fo:margin-left="0.706cm"/>
      <style:text-properties style:font-name="Arial" style:font-name-asian="Arial" style:font-name-complex="Arial" fo:font-size="9pt" style:font-size-asian="9pt" style:font-size-complex="9pt" fo:font-style="italic" style:font-style-asian="italic" style:font-style-complex="italic"/>
    </style:style>
    <style:style style:name="ce60" style:family="table-cell" style:parent-style-name="Default" style:data-style-name="N38">
      <style:table-cell-properties fo:border-top="none" fo:border-bottom="2pt solid #000000" fo:border-left="none" fo:border-right="none" style:vertical-align="top" fo:background-color="#FFFFFF"/>
      <style:text-properties style:font-name="Arial" style:font-name-asian="Arial" style:font-name-complex="Arial" fo:font-size="9pt" style:font-size-asian="9pt" style:font-size-complex="9pt" fo:font-style="italic" style:font-style-asian="italic" style:font-style-complex="italic"/>
    </style:style>
    <style:style style:name="ce61" style:family="table-cell" style:parent-style-name="Default" style:data-style-name="N39">
      <style:table-cell-properties fo:border-top="none" fo:border-bottom="2pt solid #000000" fo:border-left="none" fo:border-right="none" style:vertical-align="top" fo:background-color="#FFFFFF"/>
      <style:text-properties style:font-name="Arial" style:font-name-asian="Arial" style:font-name-complex="Arial" fo:font-size="9pt" style:font-size-asian="9pt" style:font-size-complex="9pt" fo:font-style="italic" style:font-style-asian="italic" style:font-style-complex="italic"/>
    </style:style>
    <style:style style:name="ce62" style:family="table-cell" style:parent-style-name="Default" style:data-style-name="N37">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63" style:family="table-cell" style:parent-style-name="Default" style:data-style-name="N37">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64" style:family="table-cell" style:parent-style-name="Default" style:data-style-name="N37">
      <style:table-cell-properties style:vertical-align="automatic" fo:background-color="#FFFFFF" style:repeat-content="false"/>
      <style:paragraph-properties fo:text-align="end" fo:margin-right="0cm"/>
      <style:text-properties style:font-name="Arial" style:font-name-asian="Arial" style:font-name-complex="Arial" fo:font-size="9pt" style:font-size-asian="9pt" style:font-size-complex="9pt" fo:font-style="italic" style:font-style-asian="italic" style:font-style-complex="italic"/>
    </style:style>
    <style:style style:name="ce65" style:family="table-cell" style:parent-style-name="Default" style:data-style-name="N38">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66" style:family="table-cell" style:parent-style-name="Default" style:data-style-name="N39">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67" style:family="table-cell" style:parent-style-name="Default" style:data-style-name="N38">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68" style:family="table-cell" style:parent-style-name="Default" style:data-style-name="N39">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69" style:family="table-cell" style:parent-style-name="Default" style:data-style-name="N38">
      <style:table-cell-properties style:vertical-align="automatic" fo:background-color="#FFFFFF" style:repeat-content="false"/>
      <style:paragraph-properties fo:text-align="end" fo:margin-right="0cm"/>
      <style:text-properties style:font-name="Arial" style:font-name-asian="Arial" style:font-name-complex="Arial" fo:font-size="9pt" style:font-size-asian="9pt" style:font-size-complex="9pt" fo:font-style="italic" style:font-style-asian="italic" style:font-style-complex="italic"/>
    </style:style>
    <style:style style:name="ce70" style:family="table-cell" style:parent-style-name="Default" style:data-style-name="N39">
      <style:table-cell-properties style:vertical-align="automatic" fo:background-color="#FFFFFF" style:repeat-content="false"/>
      <style:paragraph-properties fo:text-align="end" fo:margin-right="0cm"/>
      <style:text-properties style:font-name="Arial" style:font-name-asian="Arial" style:font-name-complex="Arial" fo:font-size="9pt" style:font-size-asian="9pt" style:font-size-complex="9pt" fo:font-style="italic" style:font-style-asian="italic" style:font-style-complex="italic"/>
    </style:style>
    <style:style style:name="ce71" style:family="table-cell" style:parent-style-name="Default" style:data-style-name="N0">
      <style:table-cell-properties style:vertical-align="automatic" fo:wrap-option="wrap" fo:background-color="#FFFFFF"/>
      <style:text-properties style:font-name="Arial" style:font-name-asian="Arial" style:font-name-complex="Arial" fo:font-size="9pt" style:font-size-asian="9pt" style:font-size-complex="9pt"/>
    </style:style>
    <style:style style:name="ce72" style:family="table-cell" style:parent-style-name="Default" style:data-style-name="N0">
      <style:table-cell-properties style:vertical-align="automatic" fo:wrap-option="wrap" fo:background-color="#FFFFFF"/>
      <style:text-properties style:font-name="Arial" style:font-name-asian="Arial" style:font-name-complex="Arial" fo:font-size="9pt" style:font-size-asian="9pt" style:font-size-complex="9pt"/>
    </style:style>
    <style:style style:name="ce73" style:family="table-cell" style:parent-style-name="Default" style:data-style-name="N0">
      <style:table-cell-properties style:vertical-align="middle" fo:background-color="#FFFFFF"/>
      <style:text-properties fo:font-size="10pt" style:font-size-asian="10pt" style:font-size-complex="10pt" fo:font-style="italic" style:font-style-asian="italic" style:font-style-complex="italic"/>
    </style:style>
    <style:style style:name="ce74" style:family="table-cell" style:parent-style-name="Default" style:data-style-name="N30">
      <style:table-cell-properties fo:border-top="none" fo:border-bottom="thin solid #000000" fo:border-left="none" fo:border-right="thin solid #808080" style:vertical-align="automatic" fo:background-color="#FFFFFF" style:repeat-content="false"/>
      <style:paragraph-properties fo:text-align="start" fo:margin-left="0.353cm"/>
      <style:text-properties style:font-name="Arial" style:font-name-asian="Arial" style:font-name-complex="Arial" fo:font-size="10pt" style:font-size-asian="10pt" style:font-size-complex="10pt"/>
    </style:style>
    <style:style style:name="ce75" style:family="table-cell" style:parent-style-name="Default" style:data-style-name="N36">
      <style:table-cell-properties fo:border-top="none" fo:border-bottom="thin solid #000000" fo:border-left="none" fo:border-right="none" fo:background-color="#FFFFFF"/>
      <style:text-properties style:font-name="Arial" style:font-name-asian="Arial" style:font-name-complex="Arial" fo:font-size="10pt" style:font-size-asian="10pt" style:font-size-complex="10pt"/>
    </style:style>
    <style:style style:name="ce76" style:family="table-cell" style:parent-style-name="Default" style:data-style-name="N30">
      <style:table-cell-properties fo:border-top="thin solid #000000" fo:border-bottom="none" fo:border-left="none" fo:border-right="none" fo:background-color="#FFFFFF"/>
      <style:text-properties style:font-name="Arial" style:font-name-asian="Arial" style:font-name-complex="Arial" fo:font-size="10pt" style:font-size-asian="10pt" style:font-size-complex="10pt"/>
    </style:style>
    <style:style style:name="ce77" style:family="table-cell" style:parent-style-name="Default" style:data-style-name="N36">
      <style:table-cell-properties fo:border-top="thin solid #000000" fo:border-bottom="none" fo:border-left="none" fo:border-right="none" fo:background-color="#FFFFFF"/>
      <style:text-properties style:font-name="Arial" style:font-name-asian="Arial" style:font-name-complex="Arial" fo:font-size="10pt" style:font-size-asian="10pt" style:font-size-complex="10pt"/>
    </style:style>
    <style:style style:name="ce78" style:family="table-cell" style:parent-style-name="Default" style:data-style-name="N40">
      <style:table-cell-properties fo:background-color="#FFFFFF"/>
      <style:text-properties style:font-name="Arial" style:font-name-asian="Arial" style:font-name-complex="Arial" fo:font-size="10pt" style:font-size-asian="10pt" style:font-size-complex="10pt" fo:font-weight="bold" style:font-weight-asian="bold" style:font-weight-complex="bold"/>
    </style:style>
    <style:style style:name="ce79" style:family="table-cell" style:parent-style-name="Default" style:data-style-name="N41">
      <style:table-cell-properties fo:background-color="#FFFFFF"/>
      <style:text-properties style:font-name="Arial" style:font-name-asian="Arial" style:font-name-complex="Arial" fo:font-size="10pt" style:font-size-asian="10pt" style:font-size-complex="10pt" fo:font-weight="bold" style:font-weight-asian="bold" style:font-weight-complex="bold"/>
    </style:style>
    <style:style style:name="ce80" style:family="table-cell" style:parent-style-name="Default" style:data-style-name="N40">
      <style:table-cell-properties fo:background-color="#FFFFFF"/>
      <style:text-properties style:font-name="Arial" style:font-name-asian="Arial" style:font-name-complex="Arial" fo:font-size="10pt" style:font-size-asian="10pt" style:font-size-complex="10pt"/>
    </style:style>
    <style:style style:name="ce81" style:family="table-cell" style:parent-style-name="Default" style:data-style-name="N41">
      <style:table-cell-properties fo:background-color="#FFFFFF"/>
      <style:text-properties style:font-name="Arial" style:font-name-asian="Arial" style:font-name-complex="Arial" fo:font-size="10pt" style:font-size-asian="10pt" style:font-size-complex="10pt"/>
    </style:style>
    <style:style style:name="ce82" style:family="table-cell" style:parent-style-name="Default" style:data-style-name="N40">
      <style:table-cell-properties fo:background-color="#FFFFFF"/>
      <style:text-properties style:font-name="Arial" style:font-name-asian="Arial" style:font-name-complex="Arial" fo:font-size="9pt" style:font-size-asian="9pt" style:font-size-complex="9pt" fo:font-style="italic" style:font-style-asian="italic" style:font-style-complex="italic"/>
    </style:style>
    <style:style style:name="ce83" style:family="table-cell" style:parent-style-name="Default" style:data-style-name="N41">
      <style:table-cell-properties fo:background-color="#FFFFFF"/>
      <style:text-properties style:font-name="Arial" style:font-name-asian="Arial" style:font-name-complex="Arial" fo:font-size="9pt" style:font-size-asian="9pt" style:font-size-complex="9pt" fo:font-style="italic" style:font-style-asian="italic" style:font-style-complex="italic"/>
    </style:style>
    <style:style style:name="ce84" style:family="table-cell" style:parent-style-name="Default" style:data-style-name="N30">
      <style:table-cell-properties fo:border-top="none" fo:border-bottom="2pt solid #000000" fo:border-left="none" fo:border-right="thin solid #808080" style:vertical-align="top" fo:background-color="#FFFFFF" style:repeat-content="false"/>
      <style:paragraph-properties fo:text-align="start" fo:margin-left="0.353cm"/>
      <style:text-properties style:font-name="Arial" style:font-name-asian="Arial" style:font-name-complex="Arial" fo:font-size="10pt" style:font-size-asian="10pt" style:font-size-complex="10pt" fo:font-weight="bold" style:font-weight-asian="bold" style:font-weight-complex="bold"/>
    </style:style>
    <style:style style:name="ce85" style:family="table-cell" style:parent-style-name="Default" style:data-style-name="N36">
      <style:table-cell-properties fo:border-top="none" fo:border-bottom="2pt solid #000000" fo:border-left="none" fo:border-right="none" style:vertical-align="top" fo:background-color="#FFFFFF"/>
      <style:text-properties style:font-name="Arial" style:font-name-asian="Arial" style:font-name-complex="Arial" fo:font-size="10pt" style:font-size-asian="10pt" style:font-size-complex="10pt" fo:font-weight="bold" style:font-weight-asian="bold" style:font-weight-complex="bold"/>
    </style:style>
    <style:style style:name="ce86" style:family="table-cell" style:parent-style-name="Default" style:data-style-name="N38">
      <style:table-cell-properties fo:border-top="none" fo:border-bottom="2pt solid #000000" fo:border-left="none" fo:border-right="none" style:vertical-align="top" fo:background-color="#FFFFFF"/>
      <style:text-properties style:font-name="Arial" style:font-name-asian="Arial" style:font-name-complex="Arial" fo:font-size="10pt" style:font-size-asian="10pt" style:font-size-complex="10pt" fo:font-weight="bold" style:font-weight-asian="bold" style:font-weight-complex="bold"/>
    </style:style>
    <style:style style:name="ce87" style:family="table-cell" style:parent-style-name="Default" style:data-style-name="N40">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88" style:family="table-cell" style:parent-style-name="Default" style:data-style-name="N41">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89" style:family="table-cell" style:parent-style-name="Default" style:data-style-name="N40">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90" style:family="table-cell" style:parent-style-name="Default" style:data-style-name="N41">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91" style:family="table-cell" style:parent-style-name="Default" style:data-style-name="N40">
      <style:table-cell-properties style:vertical-align="automatic" fo:background-color="#FFFFFF" style:repeat-content="false"/>
      <style:paragraph-properties fo:text-align="end" fo:margin-right="0cm"/>
      <style:text-properties style:font-name="Arial" style:font-name-asian="Arial" style:font-name-complex="Arial" fo:font-size="9pt" style:font-size-asian="9pt" style:font-size-complex="9pt" fo:font-style="italic" style:font-style-asian="italic" style:font-style-complex="italic"/>
    </style:style>
    <style:style style:name="ce92" style:family="table-cell" style:parent-style-name="Default" style:data-style-name="N41">
      <style:table-cell-properties style:vertical-align="automatic" fo:background-color="#FFFFFF" style:repeat-content="false"/>
      <style:paragraph-properties fo:text-align="end" fo:margin-right="0cm"/>
      <style:text-properties style:font-name="Arial" style:font-name-asian="Arial" style:font-name-complex="Arial" fo:font-size="9pt" style:font-size-asian="9pt" style:font-size-complex="9pt" fo:font-style="italic" style:font-style-asian="italic" style:font-style-complex="italic"/>
    </style:style>
    <style:style style:name="ce93" style:family="table-cell" style:parent-style-name="Default" style:data-style-name="N0">
      <style:table-cell-properties style:vertical-align="automatic" fo:wrap-option="wrap" fo:background-color="#FFFFFF"/>
      <style:text-properties style:font-name="Arial" style:font-name-asian="Arial" style:font-name-complex="Arial" fo:font-size="9pt" style:font-size-asian="9pt" style:font-size-complex="9pt" fo:font-weight="bold" style:font-weight-asian="bold" style:font-weight-complex="bold"/>
    </style:style>
    <style:style style:name="ce94" style:family="table-cell" style:parent-style-name="Default" style:data-style-name="N0">
      <style:table-cell-properties style:vertical-align="top" fo:background-color="#FFFFFF"/>
    </style:style>
    <style:style style:name="ce95" style:family="table-cell" style:parent-style-name="Hyperlink_32_2" style:data-style-name="N0">
      <style:table-cell-properties style:vertical-align="top" fo:background-color="#FFFFFF" style:repeat-content="false"/>
      <style:paragraph-properties fo:text-align="end" fo:margin-right="0cm"/>
      <style:text-properties fo:color="#000000" style:font-name="Arial" style:font-name-asian="Arial" style:font-name-complex="Arial" fo:font-size="10pt" style:font-size-asian="10pt" style:font-size-complex="10pt" style:text-underline-style="solid" style:text-underline-type="single"/>
    </style:style>
    <style:style style:name="ce96" style:family="table-cell" style:parent-style-name="Hyperlink_32_2" style:data-style-name="N0">
      <style:table-cell-properties style:vertical-align="top" fo:background-color="#FFFFFF" style:repeat-content="false"/>
      <style:paragraph-properties fo:text-align="end" fo:margin-right="0cm"/>
      <style:text-properties fo:color="#0070C0" style:font-name="Arial" style:font-name-asian="Arial" style:font-name-complex="Arial" fo:font-size="10pt" style:font-size-asian="10pt" style:font-size-complex="10pt" style:text-underline-style="solid" style:text-underline-type="single"/>
    </style:style>
    <style:style style:name="ce97" style:family="table-cell" style:parent-style-name="Normal_CJ_32_Act_32_sentences_32_2003_32_2" style:data-style-name="N22">
      <style:table-cell-properties fo:border-top="thin solid #000000" fo:border-bottom="thin dashed #000000" fo:border-left="none" fo:border-right="none" style:vertical-align="middle" fo:wrap-option="wrap"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98" style:family="table-cell" style:parent-style-name="Normal_CJ_32_Act_32_sentences_32_2003_32_2" style:data-style-name="N22">
      <style:table-cell-properties fo:border-top="none" fo:border-bottom="2pt solid #000000" fo:border-left="none" fo:border-right="none" style:vertical-align="middle" fo:wrap-option="wrap"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99" style:family="table-cell" style:parent-style-name="Default" style:data-style-name="N20">
      <style:table-cell-properties fo:border-top="thin dashed #000000" fo:border-bottom="2pt solid #000000" fo:border-left="thin solid #000000" fo:border-right="none"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100" style:family="table-cell" style:parent-style-name="Default" style:data-style-name="N20">
      <style:table-cell-properties fo:border-top="thin dashed #000000" fo:border-bottom="2pt solid #000000" fo:border-left="none" fo:border-right="thin solid #000000"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101" style:family="table-cell" style:parent-style-name="Default" style:data-style-name="N20">
      <style:table-cell-properties fo:border-top="thin solid #000000" fo:border-bottom="2pt solid #000000" fo:border-left="thin solid #000000" fo:border-right="none"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102" style:family="table-cell" style:parent-style-name="Default" style:data-style-name="N0">
      <style:table-cell-properties style:vertical-align="automatic" fo:background-color="#FFFFFF"/>
    </style:style>
    <style:style style:name="ce103" style:family="table-cell" style:parent-style-name="Default" style:data-style-name="N0">
      <style:table-cell-properties fo:border-top="2pt solid #000000" fo:border-bottom="none" fo:border-left="none" fo:border-right="thin solid #000000" style:vertical-align="top" fo:background-color="#FFFFFF"/>
      <style:text-properties style:font-name="Arial" style:font-name-asian="Arial" style:font-name-complex="Arial" fo:font-size="10pt" style:font-size-asian="10pt" style:font-size-complex="10pt" fo:font-weight="bold" style:font-weight-asian="bold" style:font-weight-complex="bold"/>
    </style:style>
    <style:style style:name="ce104" style:family="table-cell" style:parent-style-name="Normal_CJ_32_Act_32_sentences_32_2003_32_2" style:data-style-name="N0">
      <style:table-cell-properties fo:border-top="none" fo:border-bottom="none" fo:border-left="thin solid #000000" fo:border-right="none" style:vertical-align="top" fo:wrap-option="wrap"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105" style:family="table-cell" style:parent-style-name="Normal_CJ_32_Act_32_sentences_32_2003_32_2" style:data-style-name="N0">
      <style:table-cell-properties fo:border-top="none" fo:border-bottom="none" fo:border-left="none" fo:border-right="thin solid #000000" style:vertical-align="top" fo:wrap-option="wrap"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106" style:family="table-cell" style:parent-style-name="Normal_CJ_32_Act_32_sentences_32_2003_32_2" style:data-style-name="N0">
      <style:table-cell-properties style:vertical-align="top" fo:wrap-option="wrap"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107" style:family="table-cell" style:parent-style-name="Normal_CJ_32_Act_32_sentences_32_2003_32_2" style:data-style-name="N0">
      <style:table-cell-properties fo:border-top="2pt solid #000000" fo:border-bottom="none" fo:border-left="none" fo:border-right="thin solid #000000" style:vertical-align="top" fo:wrap-option="wrap"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108" style:family="table-cell" style:parent-style-name="Default" style:data-style-name="N0">
      <style:table-cell-properties fo:border-top="none" fo:border-bottom="none" fo:border-left="none" fo:border-right="thin solid #000000" style:vertical-align="automatic" fo:background-color="#FFFFFF" style:repeat-content="false"/>
      <style:paragraph-properties fo:text-align="start" fo:margin-left="0.353cm"/>
      <style:text-properties style:font-name="Arial" style:font-name-asian="Arial" style:font-name-complex="Arial" fo:font-size="10pt" style:font-size-asian="10pt" style:font-size-complex="10pt" fo:font-weight="bold" style:font-weight-asian="bold" style:font-weight-complex="bold"/>
    </style:style>
    <style:style style:name="ce109" style:family="table-cell" style:parent-style-name="Default" style:data-style-name="N0">
      <style:table-cell-properties fo:border-top="none" fo:border-bottom="none" fo:border-left="thin solid #000000" fo:border-right="none"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110" style:family="table-cell" style:parent-style-name="Default" style:data-style-name="N0">
      <style:table-cell-properties fo:border-top="none" fo:border-bottom="none" fo:border-left="none" fo:border-right="thin solid #000000"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111" style:family="table-cell" style:parent-style-name="Default" style:data-style-name="N0">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112" style:family="table-cell" style:parent-style-name="Default" style:data-style-name="N0">
      <style:table-cell-properties fo:border-top="none" fo:border-bottom="none" fo:border-left="none" fo:border-right="thin solid #000000" style:vertical-align="automatic" fo:background-color="#FFFFFF" style:repeat-content="false"/>
      <style:paragraph-properties fo:text-align="start" fo:margin-left="0.706cm"/>
      <style:text-properties style:font-name="Arial" style:font-name-asian="Arial" style:font-name-complex="Arial" fo:font-size="10pt" style:font-size-asian="10pt" style:font-size-complex="10pt"/>
    </style:style>
    <style:style style:name="ce113" style:family="table-cell" style:parent-style-name="Default" style:data-style-name="N0">
      <style:table-cell-properties fo:border-top="none" fo:border-bottom="none" fo:border-left="thin solid #000000" fo:border-right="none"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114" style:family="table-cell" style:parent-style-name="Default" style:data-style-name="N0">
      <style:table-cell-properties fo:border-top="none" fo:border-bottom="none" fo:border-left="none" fo:border-right="thin solid #000000"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115" style:family="table-cell" style:parent-style-name="Default" style:data-style-name="N0">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116" style:family="table-cell" style:parent-style-name="Default" style:data-style-name="N0">
      <style:table-cell-properties fo:border-top="none" fo:border-bottom="none" fo:border-left="none" fo:border-right="thin solid #000000" style:vertical-align="automatic" fo:background-color="#FFFFFF" style:repeat-content="false"/>
      <style:paragraph-properties fo:text-align="start" fo:margin-left="1.059cm"/>
      <style:text-properties style:font-name="Arial" style:font-name-asian="Arial" style:font-name-complex="Arial" fo:font-size="10pt" style:font-size-asian="10pt" style:font-size-complex="10pt" fo:font-style="italic" style:font-style-asian="italic" style:font-style-complex="italic"/>
    </style:style>
    <style:style style:name="ce117" style:family="table-cell" style:parent-style-name="Default" style:data-style-name="N0">
      <style:table-cell-properties fo:border-top="none" fo:border-bottom="none" fo:border-left="thin solid #000000" fo:border-right="none"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style="italic" style:font-style-asian="italic" style:font-style-complex="italic"/>
    </style:style>
    <style:style style:name="ce118" style:family="table-cell" style:parent-style-name="Default" style:data-style-name="N0">
      <style:table-cell-properties fo:border-top="none" fo:border-bottom="none" fo:border-left="none" fo:border-right="thin solid #000000"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style="italic" style:font-style-asian="italic" style:font-style-complex="italic"/>
    </style:style>
    <style:style style:name="ce119" style:family="table-cell" style:parent-style-name="Default" style:data-style-name="N0">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style="italic" style:font-style-asian="italic" style:font-style-complex="italic"/>
    </style:style>
    <style:style style:name="ce120" style:family="table-cell" style:parent-style-name="Default" style:data-style-name="N0">
      <style:table-cell-properties fo:border-top="none" fo:border-bottom="none" fo:border-left="none" fo:border-right="thin solid #000000" style:vertical-align="top" fo:background-color="#FFFFFF" style:repeat-content="false"/>
      <style:paragraph-properties fo:text-align="start" fo:margin-left="1.059cm"/>
      <style:text-properties style:font-name="Arial" style:font-name-asian="Arial" style:font-name-complex="Arial" fo:font-size="10pt" style:font-size-asian="10pt" style:font-size-complex="10pt" fo:font-style="italic" style:font-style-asian="italic" style:font-style-complex="italic"/>
    </style:style>
    <style:style style:name="ce121" style:family="table-cell" style:parent-style-name="Default" style:data-style-name="N0">
      <style:table-cell-properties fo:border-top="none" fo:border-bottom="none" fo:border-left="thin solid #000000" fo:border-right="none" style:vertical-align="top" fo:background-color="#FFFFFF" style:repeat-content="false"/>
      <style:paragraph-properties fo:text-align="end" fo:margin-right="0cm"/>
      <style:text-properties style:font-name="Arial" style:font-name-asian="Arial" style:font-name-complex="Arial" fo:font-size="10pt" style:font-size-asian="10pt" style:font-size-complex="10pt" fo:font-style="italic" style:font-style-asian="italic" style:font-style-complex="italic"/>
    </style:style>
    <style:style style:name="ce122" style:family="table-cell" style:parent-style-name="Default" style:data-style-name="N0">
      <style:table-cell-properties fo:border-top="none" fo:border-bottom="none" fo:border-left="none" fo:border-right="thin solid #000000" style:vertical-align="top" fo:background-color="#FFFFFF" style:repeat-content="false"/>
      <style:paragraph-properties fo:text-align="end" fo:margin-right="0cm"/>
      <style:text-properties style:font-name="Arial" style:font-name-asian="Arial" style:font-name-complex="Arial" fo:font-size="10pt" style:font-size-asian="10pt" style:font-size-complex="10pt" fo:font-style="italic" style:font-style-asian="italic" style:font-style-complex="italic"/>
    </style:style>
    <style:style style:name="ce123" style:family="table-cell" style:parent-style-name="Default" style:data-style-name="N0">
      <style:table-cell-properties style:vertical-align="top" fo:background-color="#FFFFFF" style:repeat-content="false"/>
      <style:paragraph-properties fo:text-align="end" fo:margin-right="0cm"/>
      <style:text-properties style:font-name="Arial" style:font-name-asian="Arial" style:font-name-complex="Arial" fo:font-size="10pt" style:font-size-asian="10pt" style:font-size-complex="10pt" fo:font-style="italic" style:font-style-asian="italic" style:font-style-complex="italic"/>
    </style:style>
    <style:style style:name="ce124" style:family="table-cell" style:parent-style-name="Percent_32_3" style:data-style-name="N13">
      <style:table-cell-properties fo:border-top="none" fo:border-bottom="none" fo:border-left="thin solid #000000" fo:border-right="none"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125" style:family="table-cell" style:parent-style-name="Percent_32_3" style:data-style-name="N13">
      <style:table-cell-properties fo:border-top="none" fo:border-bottom="none" fo:border-left="none" fo:border-right="thin solid #000000"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126" style:family="table-cell" style:parent-style-name="Percent_32_3" style:data-style-name="N13">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127" style:family="table-cell" style:parent-style-name="Percent_32_3" style:data-style-name="N13">
      <style:table-cell-properties fo:border-top="none" fo:border-bottom="none" fo:border-left="thin solid #000000" fo:border-right="none"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128" style:family="table-cell" style:parent-style-name="Percent_32_3" style:data-style-name="N13">
      <style:table-cell-properties fo:border-top="none" fo:border-bottom="none" fo:border-left="none" fo:border-right="thin solid #000000"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129" style:family="table-cell" style:parent-style-name="Percent_32_3" style:data-style-name="N13">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130" style:family="table-cell" style:parent-style-name="Percent_32_3" style:data-style-name="N13">
      <style:table-cell-properties fo:border-top="none" fo:border-bottom="none" fo:border-left="thin solid #000000" fo:border-right="none"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style="italic" style:font-style-asian="italic" style:font-style-complex="italic"/>
    </style:style>
    <style:style style:name="ce131" style:family="table-cell" style:parent-style-name="Percent_32_3" style:data-style-name="N13">
      <style:table-cell-properties fo:border-top="none" fo:border-bottom="none" fo:border-left="none" fo:border-right="thin solid #000000"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style="italic" style:font-style-asian="italic" style:font-style-complex="italic"/>
    </style:style>
    <style:style style:name="ce132" style:family="table-cell" style:parent-style-name="Percent_32_3" style:data-style-name="N13">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style="italic" style:font-style-asian="italic" style:font-style-complex="italic"/>
    </style:style>
    <style:style style:name="ce133" style:family="table-cell" style:parent-style-name="Percent_32_3" style:data-style-name="N13">
      <style:table-cell-properties fo:border-top="none" fo:border-bottom="none" fo:border-left="thin solid #000000" fo:border-right="none" style:vertical-align="top" fo:background-color="#FFFFFF" style:repeat-content="false"/>
      <style:paragraph-properties fo:text-align="end" fo:margin-right="0cm"/>
      <style:text-properties style:font-name="Arial" style:font-name-asian="Arial" style:font-name-complex="Arial" fo:font-size="10pt" style:font-size-asian="10pt" style:font-size-complex="10pt" fo:font-style="italic" style:font-style-asian="italic" style:font-style-complex="italic"/>
    </style:style>
    <style:style style:name="ce134" style:family="table-cell" style:parent-style-name="Percent_32_3" style:data-style-name="N13">
      <style:table-cell-properties fo:border-top="none" fo:border-bottom="none" fo:border-left="none" fo:border-right="thin solid #000000" style:vertical-align="top" fo:background-color="#FFFFFF" style:repeat-content="false"/>
      <style:paragraph-properties fo:text-align="end" fo:margin-right="0cm"/>
      <style:text-properties style:font-name="Arial" style:font-name-asian="Arial" style:font-name-complex="Arial" fo:font-size="10pt" style:font-size-asian="10pt" style:font-size-complex="10pt" fo:font-style="italic" style:font-style-asian="italic" style:font-style-complex="italic"/>
    </style:style>
    <style:style style:name="ce135" style:family="table-cell" style:parent-style-name="Percent_32_3" style:data-style-name="N13">
      <style:table-cell-properties style:vertical-align="top" fo:background-color="#FFFFFF" style:repeat-content="false"/>
      <style:paragraph-properties fo:text-align="end" fo:margin-right="0cm"/>
      <style:text-properties style:font-name="Arial" style:font-name-asian="Arial" style:font-name-complex="Arial" fo:font-size="10pt" style:font-size-asian="10pt" style:font-size-complex="10pt" fo:font-style="italic" style:font-style-asian="italic" style:font-style-complex="italic"/>
    </style:style>
    <style:style style:name="ce136" style:family="table-cell" style:parent-style-name="Default" style:data-style-name="N3">
      <style:table-cell-properties fo:border-top="none" fo:border-bottom="none" fo:border-left="thin solid #000000" fo:border-right="none"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137" style:family="table-cell" style:parent-style-name="Default" style:data-style-name="N3">
      <style:table-cell-properties fo:border-top="none" fo:border-bottom="none" fo:border-left="none" fo:border-right="thin solid #000000"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138" style:family="table-cell" style:parent-style-name="Default" style:data-style-name="N3">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139" style:family="table-cell" style:parent-style-name="Default" style:data-style-name="N3">
      <style:table-cell-properties fo:border-top="none" fo:border-bottom="none" fo:border-left="thin solid #000000" fo:border-right="none"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140" style:family="table-cell" style:parent-style-name="Default" style:data-style-name="N3">
      <style:table-cell-properties fo:border-top="none" fo:border-bottom="none" fo:border-left="none" fo:border-right="thin solid #000000"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141" style:family="table-cell" style:parent-style-name="Default" style:data-style-name="N3">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142" style:family="table-cell" style:parent-style-name="Default" style:data-style-name="N0">
      <style:table-cell-properties fo:border-top="none" fo:border-bottom="2pt solid #000000" fo:border-left="none" fo:border-right="thin solid #000000" style:vertical-align="top" fo:background-color="#FFFFFF" style:repeat-content="false"/>
      <style:paragraph-properties fo:text-align="start" fo:margin-left="0.706cm"/>
      <style:text-properties style:font-name="Arial" style:font-name-asian="Arial" style:font-name-complex="Arial" fo:font-size="10pt" style:font-size-asian="10pt" style:font-size-complex="10pt"/>
    </style:style>
    <style:style style:name="ce143" style:family="table-cell" style:parent-style-name="Default" style:data-style-name="N3">
      <style:table-cell-properties fo:border-top="none" fo:border-bottom="2pt solid #000000" fo:border-left="thin solid #000000" fo:border-right="none" style:vertical-align="top"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144" style:family="table-cell" style:parent-style-name="Default" style:data-style-name="N3">
      <style:table-cell-properties fo:border-top="none" fo:border-bottom="2pt solid #000000" fo:border-left="none" fo:border-right="thin solid #000000" style:vertical-align="top"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145" style:family="table-cell" style:parent-style-name="Default" style:data-style-name="N3">
      <style:table-cell-properties fo:border-top="none" fo:border-bottom="2pt solid #000000" fo:border-left="none" fo:border-right="none" style:vertical-align="top"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146" style:family="table-cell" style:parent-style-name="Default" style:data-style-name="N0">
      <style:table-cell-properties style:vertical-align="top" fo:background-color="#FFFFFF"/>
      <style:text-properties style:font-name="Arial" style:font-name-asian="Arial" style:font-name-complex="Arial" fo:font-size="10pt" style:font-size-asian="10pt" style:font-size-complex="10pt"/>
    </style:style>
    <style:style style:name="ce147" style:family="table-cell" style:parent-style-name="Normal_CJ_32_Act_32_sentences_32_2003_32_2" style:data-style-name="N0">
      <style:table-cell-properties fo:border-top="thin solid #000000" fo:border-bottom="thin dashed #000000" fo:border-left="thin solid #000000" fo:border-right="thin solid #000000" style:vertical-align="middle" fo:wrap-option="wrap" fo:background-color="#FFFFFF"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148" style:family="table-cell" style:parent-style-name="Normal_CJ_32_Act_32_sentences_32_2003_32_2" style:data-style-name="N0">
      <style:table-cell-properties fo:border-top="thin solid #000000" fo:border-bottom="none" fo:border-left="thin solid #000000" fo:border-right="thin solid #000000" style:vertical-align="middle" fo:wrap-option="wrap" fo:background-color="#FFFFFF"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149" style:family="table-cell" style:parent-style-name="Default" style:data-style-name="N30">
      <style:table-cell-properties fo:background-color="#FFFFFF"/>
      <style:text-properties style:font-name="Arial" style:font-name-asian="Arial" style:font-name-complex="Arial" fo:font-weight="bold" style:font-weight-asian="bold" style:font-weight-complex="bold"/>
    </style:style>
    <style:style style:name="ce150" style:family="table-cell" style:parent-style-name="Default" style:data-style-name="N30">
      <style:table-cell-properties style:vertical-align="automatic" fo:background-color="#FFFFFF" style:repeat-content="false"/>
      <style:paragraph-properties fo:text-align="start" fo:margin-left="0.353cm"/>
      <style:text-properties style:font-name="Arial" style:font-name-asian="Arial" style:font-name-complex="Arial" fo:font-size="10pt" style:font-size-asian="10pt" style:font-size-complex="10pt" fo:font-weight="bold" style:font-weight-asian="bold" style:font-weight-complex="bold"/>
    </style:style>
    <style:style style:name="ce151" style:family="table-cell" style:parent-style-name="Default" style:data-style-name="N30">
      <style:table-cell-properties style:vertical-align="automatic" fo:background-color="#FFFFFF" style:repeat-content="false"/>
      <style:paragraph-properties fo:text-align="start" fo:margin-left="0.706cm"/>
      <style:text-properties style:font-name="Arial" style:font-name-asian="Arial" style:font-name-complex="Arial" fo:font-size="10pt" style:font-size-asian="10pt" style:font-size-complex="10pt"/>
    </style:style>
    <style:style style:name="ce152" style:family="table-cell" style:parent-style-name="Default" style:data-style-name="N30">
      <style:table-cell-properties style:vertical-align="automatic" fo:background-color="#FFFFFF" style:repeat-content="false"/>
      <style:paragraph-properties fo:text-align="start" fo:margin-left="1.059cm"/>
      <style:text-properties style:font-name="Arial" style:font-name-asian="Arial" style:font-name-complex="Arial" fo:font-size="9pt" style:font-size-asian="9pt" style:font-size-complex="9pt" fo:font-style="italic" style:font-style-asian="italic" style:font-style-complex="italic"/>
    </style:style>
    <style:style style:name="ce153" style:family="table-cell" style:parent-style-name="Normal_32_3" style:data-style-name="N0">
      <style:table-cell-properties style:vertical-align="automatic" fo:background-color="#FFFFFF"/>
      <style:text-properties style:font-name="Arial" style:font-name-asian="Arial" style:font-name-complex="Arial" fo:font-size="10pt" style:font-size-asian="10pt" style:font-size-complex="10pt" fo:font-weight="bold" style:font-weight-asian="bold" style:font-weight-complex="bold"/>
    </style:style>
    <style:style style:name="ce154" style:family="table-cell" style:parent-style-name="Normal_32_3" style:data-style-name="N0">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155" style:family="table-cell" style:parent-style-name="Percent" style:data-style-name="N0">
      <style:table-cell-properties fo:background-color="#FFFFFF"/>
    </style:style>
    <style:style style:name="ce156" style:family="table-cell" style:parent-style-name="Normal_32_3" style:data-style-name="N0">
      <style:table-cell-properties style:vertical-align="automatic" fo:background-color="#FFFFFF"/>
      <style:text-properties style:font-name="Arial" style:font-name-asian="Arial" style:font-name-complex="Arial" fo:font-size="10pt" style:font-size-asian="10pt" style:font-size-complex="10pt"/>
    </style:style>
    <style:style style:name="ce157" style:family="table-cell" style:parent-style-name="Normal_32_3" style:data-style-name="N0">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158" style:family="table-cell" style:parent-style-name="Percent" style:data-style-name="N13">
      <style:table-cell-properties fo:background-color="#FFFFFF"/>
    </style:style>
    <style:style style:name="ce159" style:family="table-cell" style:parent-style-name="Percent" style:data-style-name="N13">
      <style:table-cell-properties style:vertical-align="to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160" style:family="table-cell" style:parent-style-name="Default" style:data-style-name="N30">
      <style:table-cell-properties fo:border-top="none" fo:border-bottom="2pt solid #000000" fo:border-left="none" fo:border-right="thin solid #808080" style:vertical-align="middle"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161" style:family="table-cell" style:parent-style-name="Default" style:data-style-name="N36">
      <style:table-cell-properties fo:border-top="none" fo:border-bottom="2pt solid #000000" fo:border-left="thin solid #808080" fo:border-right="none" style:vertical-align="middle" fo:background-color="#FFFFFF"/>
      <style:text-properties style:font-name="Arial" style:font-name-asian="Arial" style:font-name-complex="Arial" fo:font-size="10pt" style:font-size-asian="10pt" style:font-size-complex="10pt" fo:font-weight="bold" style:font-weight-asian="bold" style:font-weight-complex="bold"/>
    </style:style>
    <style:style style:name="ce162" style:family="table-cell" style:parent-style-name="Default" style:data-style-name="N36">
      <style:table-cell-properties fo:border-top="none" fo:border-bottom="2pt solid #000000" fo:border-left="none" fo:border-right="none" style:vertical-align="middle" fo:background-color="#FFFFFF"/>
      <style:text-properties style:font-name="Arial" style:font-name-asian="Arial" style:font-name-complex="Arial" fo:font-size="10pt" style:font-size-asian="10pt" style:font-size-complex="10pt" fo:font-weight="bold" style:font-weight-asian="bold" style:font-weight-complex="bold"/>
    </style:style>
    <style:style style:name="ce163" style:family="table-cell" style:parent-style-name="Percent" style:data-style-name="N13">
      <style:table-cell-properties fo:border-top="none" fo:border-bottom="2pt solid #000000" fo:border-left="none" fo:border-right="none" style:vertical-align="middle"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164" style:family="table-cell" style:parent-style-name="Percent" style:data-style-name="N13">
      <style:table-cell-properties style:vertical-align="middle" fo:background-color="#FFFFFF"/>
    </style:style>
    <style:style style:name="ce165" style:family="table-cell" style:parent-style-name="Default" style:data-style-name="N0">
      <style:table-cell-properties style:vertical-align="middle" fo:background-color="#FFFFFF"/>
    </style:style>
    <style:style style:name="ce166" style:family="table-cell" style:parent-style-name="Default" style:data-style-name="N36">
      <style:table-cell-properties fo:border-top="none" fo:border-bottom="2pt solid #000000" fo:border-left="none" fo:border-right="none" style:vertical-align="middle"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167" style:family="table-cell" style:parent-style-name="Default" style:data-style-name="N36">
      <style:table-cell-properties style:vertical-align="top" fo:background-color="#FFFFFF"/>
      <style:text-properties style:font-name="Arial" style:font-name-asian="Arial" style:font-name-complex="Arial" fo:font-size="10pt" style:font-size-asian="10pt" style:font-size-complex="10pt" fo:font-weight="bold" style:font-weight-asian="bold" style:font-weight-complex="bold"/>
    </style:style>
    <style:style style:name="ce168" style:family="table-cell" style:parent-style-name="Default" style:data-style-name="N30">
      <style:table-cell-properties style:vertical-align="middle"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169" style:family="table-cell" style:parent-style-name="Default" style:data-style-name="N0">
      <style:table-cell-properties fo:border-top="2pt solid #000000" fo:border-bottom="thin solid #000000" fo:border-left="none" fo:border-right="none" fo:background-color="#FFFFFF"/>
    </style:style>
    <style:style style:name="ce170" style:family="table-cell" style:parent-style-name="Default" style:data-style-name="N0">
      <style:table-cell-properties fo:background-color="#FFFFFF"/>
      <style:text-properties style:font-name="Arial" style:font-name-asian="Arial" style:font-name-complex="Arial" fo:font-size="10pt" style:font-size-asian="10pt" style:font-size-complex="10pt"/>
    </style:style>
    <style:style style:name="ce171" style:family="table-cell" style:parent-style-name="Default" style:data-style-name="N0">
      <style:table-cell-properties style:vertical-align="automatic" fo:wrap-option="wrap" fo:background-color="#FFFFFF" style:repeat-content="false"/>
      <style:paragraph-properties fo:text-align="start" fo:margin-left="0cm"/>
      <style:text-properties style:font-name="Arial" style:font-name-asian="Arial" style:font-name-complex="Arial" fo:font-size="9pt" style:font-size-asian="9pt" style:font-size-complex="9pt"/>
    </style:style>
    <style:style style:name="ce172" style:family="table-cell" style:parent-style-name="Percent" style:data-style-name="N13">
      <style:table-cell-properties fo:border-top="none" fo:border-bottom="2pt solid #000000" fo:border-left="none" fo:border-right="none" style:vertical-align="to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T1"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2"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3"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bold" style:font-weight-asian="bold" style:font-weight-complex="bold" style:text-position="33%" style:text-outline="false" fo:text-shadow="none" style:font-family-generic="swiss"/>
    </style:style>
    <style:style style:name="T4"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bold" style:font-weight-asian="bold" style:font-weight-complex="bold" style:text-position="33%" style:text-outline="false" fo:text-shadow="none" style:font-family-generic="swiss"/>
    </style:style>
    <style:style style:name="T5"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position="33%" style:text-outline="false" fo:text-shadow="none" style:font-family-generic="swiss"/>
    </style:style>
    <style:style style:name="co1" style:family="table-column">
      <style:table-column-properties fo:break-before="auto" style:column-width="2.46944444444444cm"/>
    </style:style>
    <style:style style:name="co2" style:family="table-column">
      <style:table-column-properties fo:break-before="auto" style:column-width="17.6918055555556cm"/>
    </style:style>
    <style:style style:name="co3" style:family="table-column">
      <style:table-column-properties fo:break-before="auto" style:column-width="1.85208333333333cm"/>
    </style:style>
    <style:style style:name="co4" style:family="table-column">
      <style:table-column-properties fo:break-before="auto" style:column-width="2.11666666666667cm"/>
    </style:style>
    <style:style style:name="co5" style:family="table-column">
      <style:table-column-properties fo:break-before="auto" style:column-width="9.8425cm"/>
    </style:style>
    <style:style style:name="co6" style:family="table-column">
      <style:table-column-properties fo:break-before="auto" style:column-width="2.66347222222222cm"/>
    </style:style>
    <style:style style:name="co7" style:family="table-column">
      <style:table-column-properties fo:break-before="auto" style:column-width="4.02166666666667cm"/>
    </style:style>
    <style:style style:name="co8" style:family="table-column">
      <style:table-column-properties fo:break-before="auto" style:column-width="1.51694444444444cm"/>
    </style:style>
    <style:style style:name="co9" style:family="table-column">
      <style:table-column-properties fo:break-before="auto" style:column-width="2.41652777777778cm"/>
    </style:style>
    <style:style style:name="co10" style:family="table-column">
      <style:table-column-properties fo:break-before="auto" style:column-width="1.30527777777778cm"/>
    </style:style>
    <style:style style:name="co11" style:family="table-column">
      <style:table-column-properties fo:break-before="auto" style:column-width="1.97555555555556cm"/>
    </style:style>
    <style:style style:name="co12" style:family="table-column">
      <style:table-column-properties fo:break-before="auto" style:column-width="8.83708333333333cm"/>
    </style:style>
    <style:style style:name="co13" style:family="table-column">
      <style:table-column-properties fo:break-before="auto" style:column-width="2.96333333333333cm"/>
    </style:style>
    <style:style style:name="co14" style:family="table-column">
      <style:table-column-properties fo:break-before="auto" style:column-width="3.4925cm"/>
    </style:style>
    <style:style style:name="ro1" style:family="table-row">
      <style:table-row-properties style:row-height="15.75pt" style:use-optimal-row-height="false" fo:break-before="auto"/>
    </style:style>
    <style:style style:name="ro2" style:family="table-row">
      <style:table-row-properties style:row-height="14.5pt" style:use-optimal-row-height="true" fo:break-before="auto"/>
    </style:style>
    <style:style style:name="ro3" style:family="table-row">
      <style:table-row-properties style:row-height="11.25pt" style:use-optimal-row-height="false" fo:break-before="auto"/>
    </style:style>
    <style:style style:name="ro4" style:family="table-row">
      <style:table-row-properties style:row-height="12.75pt" style:use-optimal-row-height="false" fo:break-before="auto"/>
    </style:style>
    <style:style style:name="ro5" style:family="table-row">
      <style:table-row-properties style:row-height="14.5pt" style:use-optimal-row-height="false" fo:break-before="auto"/>
    </style:style>
    <style:style style:name="ro6" style:family="table-row">
      <style:table-row-properties style:row-height="39pt" style:use-optimal-row-height="false" fo:break-before="auto"/>
    </style:style>
    <style:style style:name="ro7" style:family="table-row">
      <style:table-row-properties style:row-height="26.25pt" style:use-optimal-row-height="false" fo:break-before="auto"/>
    </style:style>
    <style:style style:name="ro8" style:family="table-row">
      <style:table-row-properties style:row-height="45.75pt" style:use-optimal-row-height="false" fo:break-before="auto"/>
    </style:style>
    <style:style style:name="ro9" style:family="table-row">
      <style:table-row-properties style:row-height="17.5pt" style:use-optimal-row-height="true" fo:break-before="auto"/>
    </style:style>
    <style:style style:name="ro10" style:family="table-row">
      <style:table-row-properties style:row-height="39.5pt" style:use-optimal-row-height="true" fo:break-before="auto"/>
    </style:style>
    <style:style style:name="ro11" style:family="table-row">
      <style:table-row-properties style:row-height="30pt" style:use-optimal-row-height="false" fo:break-before="auto"/>
    </style:style>
    <style:style style:name="ro12" style:family="table-row">
      <style:table-row-properties style:row-height="20pt" style:use-optimal-row-height="false" fo:break-before="auto"/>
    </style:style>
    <style:style style:name="ro13" style:family="table-row">
      <style:table-row-properties style:row-height="13.5pt" style:use-optimal-row-height="false" fo:break-before="auto"/>
    </style:style>
    <style:style style:name="ro14" style:family="table-row">
      <style:table-row-properties style:row-height="12pt" style:use-optimal-row-height="false" fo:break-before="auto"/>
    </style:style>
    <style:style style:name="ro15" style:family="table-row">
      <style:table-row-properties style:row-height="25.5pt" style:use-optimal-row-height="false" fo:break-before="auto"/>
    </style:style>
    <style:style style:name="ro16" style:family="table-row">
      <style:table-row-properties style:row-height="52pt" style:use-optimal-row-height="false" fo:break-before="auto"/>
    </style:style>
    <style:style style:name="ro17" style:family="table-row">
      <style:table-row-properties style:row-height="60pt" style:use-optimal-row-height="false" fo:break-before="auto"/>
    </style:style>
    <style:style style:name="ro18" style:family="table-row">
      <style:table-row-properties style:row-height="12.65pt" style:use-optimal-row-height="false" fo:break-before="auto"/>
    </style:style>
    <style:style style:name="ro19" style:family="table-row">
      <style:table-row-properties style:row-height="57.65pt" style:use-optimal-row-height="false" fo:break-before="auto"/>
    </style:style>
    <style:style style:name="ro20" style:family="table-row">
      <style:table-row-properties style:row-height="15pt" style:use-optimal-row-height="false" fo:break-before="auto"/>
    </style:style>
    <style:style style:name="ro21" style:family="table-row">
      <style:table-row-properties style:row-height="30.5pt" style:use-optimal-row-height="false" fo:break-before="auto"/>
    </style:style>
    <style:style style:name="ro22" style:family="table-row">
      <style:table-row-properties style:row-height="58pt" style:use-optimal-row-height="false" fo:break-before="auto"/>
    </style:style>
    <style:style style:name="ro23" style:family="table-row">
      <style:table-row-properties style:row-height="28pt" style:use-optimal-row-height="false" fo:break-before="auto"/>
    </style:style>
    <style:style style:name="ro24" style:family="table-row">
      <style:table-row-properties style:row-height="22pt" style:use-optimal-row-height="false" fo:break-before="auto"/>
    </style:style>
    <style:style style:name="ro25" style:family="table-row">
      <style:table-row-properties style:row-height="16.75pt" style:use-optimal-row-height="false" fo:break-before="auto"/>
    </style:style>
    <style:style style:name="ro26" style:family="table-row">
      <style:table-row-properties style:row-height="13.4pt" style:use-optimal-row-height="false" fo:break-before="auto"/>
    </style:style>
    <style:style style:name="ro27" style:family="table-row">
      <style:table-row-properties style:row-height="13.75pt" style:use-optimal-row-height="false" fo:break-before="auto"/>
    </style:style>
    <style:style style:name="ro28" style:family="table-row">
      <style:table-row-properties style:row-height="47.5pt" style:use-optimal-row-height="false" fo:break-before="auto"/>
    </style:style>
    <style:style style:name="ro29" style:family="table-row">
      <style:table-row-properties style:row-height="24pt" style:use-optimal-row-height="false" fo:break-before="auto"/>
    </style:style>
    <style:style style:name="ro30" style:family="table-row">
      <style:table-row-properties style:row-height="15.65pt" style:use-optimal-row-height="false" fo:break-before="auto"/>
    </style:style>
    <style:style style:name="ro31" style:family="table-row">
      <style:table-row-properties style:row-height="15.5pt" style:use-optimal-row-height="true" fo:break-before="auto"/>
    </style:style>
    <style:style style:name="ro32" style:family="table-row">
      <style:table-row-properties style:row-height="15pt" style:use-optimal-row-height="true" fo:break-before="auto"/>
    </style:style>
    <style:style style:name="ro33" style:family="table-row">
      <style:table-row-properties style:row-height="26.5pt" style:use-optimal-row-height="true" fo:break-before="auto"/>
    </style:style>
    <style:style style:name="ro34" style:family="table-row">
      <style:table-row-properties style:row-height="21pt" style:use-optimal-row-height="false" fo:break-before="auto"/>
    </style:style>
    <style:style style:name="ro35" style:family="table-row">
      <style:table-row-properties style:row-height="31pt" style:use-optimal-row-height="false" fo:break-before="auto"/>
    </style:style>
    <style:style style:name="ro36" style:family="table-row">
      <style:table-row-properties style:row-height="29pt" style:use-optimal-row-height="false" fo:break-before="auto"/>
    </style:style>
    <style:style style:name="ro37" style:family="table-row">
      <style:table-row-properties style:row-height="14.25pt" style:use-optimal-row-height="false" fo:break-before="auto"/>
    </style:style>
    <style:style style:name="ro38" style:family="table-row">
      <style:table-row-properties style:row-height="27.7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4">
      <style:table-properties table:display="true" style:writing-mode="lr-tb"/>
    </style:style>
    <style:style style:name="ta5" style:family="table" style:master-page-name="mp5">
      <style:table-properties table:display="true" style:writing-mode="lr-tb"/>
    </style:style>
    <style:style style:name="ta6" style:family="table" style:master-page-name="mp6">
      <style:table-properties table:display="true" style:writing-mode="lr-tb"/>
    </style:style>
    <style:style style:name="ta7" style:family="table" style:master-page-name="mp7">
      <style:table-properties table:display="true" style:writing-mode="lr-tb"/>
    </style:style>
    <style:style style:name="ta8" style:family="table" style:master-page-name="mp8">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Contents" table:style-name="ta1">
        <table:table-column table:style-name="co1" table:default-cell-style-name="ce4"/>
        <table:table-column table:style-name="co2" table:default-cell-style-name="ce4"/>
        <table:table-column table:style-name="co3" table:default-cell-style-name="ce4"/>
        <table:table-column table:style-name="co4" table:number-columns-repeated="16381" table:default-cell-style-name="ce4"/>
        <table:table-row table:style-name="ro1">
          <table:table-cell office:value-type="string" table:style-name="ce2">
            <text:p>Prison releases: January to March 2023</text:p>
          </table:table-cell>
          <table:table-cell table:style-name="ce3"/>
          <table:table-cell table:number-columns-repeated="16382" table:style-name="ce4"/>
        </table:table-row>
        <table:table-row table:style-name="ro2">
          <table:table-cell table:style-name="ce5"/>
          <table:table-cell table:style-name="ce6"/>
          <table:table-cell table:number-columns-repeated="16382" table:style-name="ce4"/>
        </table:table-row>
        <table:table-row table:style-name="ro2">
          <table:table-cell office:value-type="string" table:style-name="ce7">
            <text:p>Contents</text:p>
          </table:table-cell>
          <table:table-cell table:style-name="ce7"/>
          <table:table-cell table:number-columns-repeated="16382" table:style-name="ce4"/>
        </table:table-row>
        <table:table-row table:style-name="ro2">
          <table:table-cell office:value-type="string" office:string-value="Table 3.1" table:formula="of:=HYPERLINK(&quot;#'3_1'!A1&quot;; &quot;Table 3.1&quot;)" table:style-name="ce8">
            <text:p>Table 3.1</text:p>
          </table:table-cell>
          <table:table-cell office:value-type="string" table:style-name="ce6">
            <text:p>Releases from determinate and indeterminate sentences by age group, and sex</text:p>
          </table:table-cell>
          <table:table-cell table:number-columns-repeated="16382" table:style-name="ce4"/>
        </table:table-row>
        <table:table-row table:style-name="ro3">
          <table:table-cell table:style-name="ce6"/>
          <table:table-cell table:style-name="ce9"/>
          <table:table-cell table:number-columns-repeated="16382" table:style-name="ce4"/>
        </table:table-row>
        <table:table-row table:style-name="ro4">
          <table:table-cell office:value-type="string" office:string-value="Table 3.2i" table:formula="of:=HYPERLINK(&quot;#'3_2i'!A1&quot;; &quot;Table 3.2i&quot;)" table:style-name="ce8">
            <text:p>Table 3.2i</text:p>
          </table:table-cell>
          <table:table-cell office:value-type="string" table:style-name="ce6">
            <text:p>Mean time served in prison by prisoners released from determinate sentences by sentence length, and sex</text:p>
          </table:table-cell>
          <table:table-cell table:number-columns-repeated="16382" table:style-name="ce4"/>
        </table:table-row>
        <table:table-row table:style-name="ro3">
          <table:table-cell table:style-name="ce6"/>
          <table:table-cell table:style-name="ce9"/>
          <table:table-cell table:number-columns-repeated="16382" table:style-name="ce4"/>
        </table:table-row>
        <table:table-row table:style-name="ro4">
          <table:table-cell office:value-type="string" office:string-value="Table 3.2ii" table:formula="of:=HYPERLINK(&quot;#'3_2ii'!A1&quot;; &quot;Table 3.2ii&quot;)" table:style-name="ce8">
            <text:p>Table 3.2ii</text:p>
          </table:table-cell>
          <table:table-cell office:value-type="string" table:style-name="ce6">
            <text:p>Median time served in prison by prisoners released from determinate sentences by sentence length, and sex</text:p>
          </table:table-cell>
          <table:table-cell table:number-columns-repeated="16382" table:style-name="ce4"/>
        </table:table-row>
        <table:table-row table:style-name="ro3">
          <table:table-cell table:style-name="ce6"/>
          <table:table-cell table:style-name="ce9"/>
          <table:table-cell table:number-columns-repeated="16382" table:style-name="ce4"/>
        </table:table-row>
        <table:table-row table:style-name="ro2">
          <table:table-cell office:value-type="string" office:string-value="Table 3.3" table:formula="of:=HYPERLINK(&quot;#'3_3'!A1&quot;; &quot;Table 3.3&quot;)" table:style-name="ce8">
            <text:p>Table 3.3</text:p>
          </table:table-cell>
          <table:table-cell office:value-type="string" table:style-name="ce9">
            <text:p>Releases from determinate and indeterminate sentences by establishment, and sex</text:p>
          </table:table-cell>
          <table:table-cell table:number-columns-repeated="16382" table:style-name="ce4"/>
        </table:table-row>
        <table:table-row table:style-name="ro3">
          <table:table-cell table:style-name="ce6"/>
          <table:table-cell table:style-name="ce9"/>
          <table:table-cell table:style-name="ce4"/>
          <table:table-cell table:style-name="ce2"/>
          <table:table-cell table:number-columns-repeated="16380"/>
        </table:table-row>
        <table:table-row table:style-name="ro2">
          <table:table-cell office:value-type="string" office:string-value="Table 3.4i" table:formula="of:=HYPERLINK(&quot;#'3_4i'!A1&quot;; &quot;Table 3.4i&quot;)" table:style-name="ce8">
            <text:p>Table 3.4i</text:p>
          </table:table-cell>
          <table:table-cell office:value-type="string" table:style-name="ce6">
            <text:p>Home Detention Curfew releases by sentence length, and sex</text:p>
          </table:table-cell>
          <table:table-cell table:number-columns-repeated="16382" table:style-name="ce4"/>
        </table:table-row>
        <table:table-row table:style-name="ro3">
          <table:table-cell table:style-name="ce6"/>
          <table:table-cell table:style-name="ce9"/>
          <table:table-cell table:number-columns-repeated="16382" table:style-name="ce4"/>
        </table:table-row>
        <table:table-row table:style-name="ro2">
          <table:table-cell office:value-type="string" office:string-value="Table 3.4ii" table:formula="of:=HYPERLINK(&quot;#'3_4ii'!A1&quot;; &quot;Table 3.4ii&quot;)" table:style-name="ce8">
            <text:p>Table 3.4ii</text:p>
          </table:table-cell>
          <table:table-cell office:value-type="string" table:style-name="ce10">
            <text:p>Home Detention Curfew releases by ethnicity, and sex</text:p>
          </table:table-cell>
          <table:table-cell table:number-columns-repeated="16382" table:style-name="ce4"/>
        </table:table-row>
        <table:table-row table:style-name="ro5">
          <table:table-cell table:style-name="ce11"/>
          <table:table-cell table:style-name="ce9"/>
          <table:table-cell table:number-columns-repeated="16382" table:style-name="ce4"/>
        </table:table-row>
        <table:table-row table:style-name="ro5">
          <table:table-cell office:value-type="string" office:string-value="Table 3.4iii" table:formula="of:=HYPERLINK(&quot;#'3_4iii'!A1&quot;; &quot;Table 3.4iii&quot;)" table:style-name="ce8">
            <text:p>Table 3.4iii</text:p>
          </table:table-cell>
          <table:table-cell office:value-type="string" table:style-name="ce9">
            <text:p>Home Detention Curfew recalls by sentence length and recall reason</text:p>
          </table:table-cell>
          <table:table-cell table:number-columns-repeated="16382" table:style-name="ce4"/>
        </table:table-row>
        <table:table-row table:style-name="ro3">
          <table:table-cell table:style-name="ce6"/>
          <table:table-cell table:style-name="ce9"/>
          <table:table-cell table:number-columns-repeated="2" table:style-name="ce4"/>
          <table:table-cell table:style-name="ce2"/>
          <table:table-cell table:number-columns-repeated="16379"/>
        </table:table-row>
        <table:table-row table:style-name="ro1">
          <table:table-cell office:value-type="string" office:string-value="Table 3.5" table:formula="of:=HYPERLINK(&quot;#'3_5'!A1&quot;; &quot;Table 3.5&quot;)" table:style-name="ce8">
            <text:p>Table 3.5</text:p>
          </table:table-cell>
          <table:table-cell office:value-type="string" table:style-name="ce6">
            <text:p>Releases and recorded failures on temporary licence, by sex</text:p>
          </table:table-cell>
          <table:table-cell table:style-name="ce2"/>
          <table:table-cell table:number-columns-repeated="16381" table:style-name="ce4"/>
        </table:table-row>
        <table:table-row table:style-name="ro3">
          <table:table-cell table:number-columns-repeated="2" table:style-name="ce6"/>
          <table:table-cell table:number-columns-repeated="16382" table:style-name="ce4"/>
        </table:table-row>
        <table:table-row table:style-name="ro2">
          <table:table-cell office:value-type="string" office:string-value="Table 3.6" table:formula="of:=HYPERLINK(&quot;#'3_6'!A1&quot;; &quot;Table 3.6&quot;)" table:style-name="ce8">
            <text:p>Table 3.6</text:p>
          </table:table-cell>
          <table:table-cell office:value-type="string" table:style-name="ce6">
            <text:p>Prisoner transfers by recorded reason for transfer, and sex</text:p>
          </table:table-cell>
          <table:table-cell table:number-columns-repeated="16382" table:style-name="ce4"/>
        </table:table-row>
        <table:table-row table:style-name="ro2">
          <table:table-cell table:style-name="ce4"/>
          <table:table-cell table:style-name="ce6"/>
          <table:table-cell table:number-columns-repeated="16382" table:style-name="ce4"/>
        </table:table-row>
        <table:table-row table:style-name="ro2">
          <table:table-cell office:value-type="string" table:style-name="ce7">
            <text:p>Geographic coverage</text:p>
          </table:table-cell>
          <table:table-cell table:style-name="ce5"/>
          <table:table-cell table:number-columns-repeated="16382" table:style-name="ce4"/>
        </table:table-row>
        <table:table-row table:style-name="ro2">
          <table:table-cell office:value-type="string" table:number-columns-spanned="2" table:number-rows-spanned="1" table:style-name="ce16">
            <text:p>All tables are for England and Wales.</text:p>
          </table:table-cell>
          <table:covered-table-cell/>
          <table:table-cell table:number-columns-repeated="16382" table:style-name="ce4"/>
        </table:table-row>
        <table:table-row table:style-name="ro2">
          <table:table-cell table:number-columns-repeated="2" table:style-name="ce12"/>
          <table:table-cell table:number-columns-repeated="16382" table:style-name="ce4"/>
        </table:table-row>
        <table:table-row table:style-name="ro2">
          <table:table-cell office:value-type="string" table:style-name="ce7">
            <text:p>Definitions and measurements</text:p>
          </table:table-cell>
          <table:table-cell table:style-name="ce12"/>
          <table:table-cell table:number-columns-repeated="16382" table:style-name="ce4"/>
        </table:table-row>
        <table:table-row table:style-name="ro6">
          <table:table-cell office:value-type="string" table:number-columns-spanned="2" table:number-rows-spanned="1" table:style-name="ce17">
            <text:p>Further details of the terminology and methodology used to report prison releases can be found in the definitions and counting procedures section for releases, Home Detention Curfew and releases on temporary licence respectively in the 'Guide to Offender Management Statistics' published alongside these tables.</text:p>
          </table:table-cell>
          <table:covered-table-cell/>
          <table:table-cell table:number-columns-repeated="16382" table:style-name="ce4"/>
        </table:table-row>
        <table:table-row table:style-name="ro2">
          <table:table-cell table:style-name="ce6"/>
          <table:table-cell table:style-name="ce5"/>
          <table:table-cell table:number-columns-repeated="16382" table:style-name="ce4"/>
        </table:table-row>
        <table:table-row table:style-name="ro2">
          <table:table-cell office:value-type="string" table:style-name="ce7">
            <text:p>Data sources and quality</text:p>
          </table:table-cell>
          <table:table-cell table:style-name="ce5"/>
          <table:table-cell table:number-columns-repeated="16382" table:style-name="ce4"/>
        </table:table-row>
        <table:table-row table:style-name="ro7">
          <table:table-cell office:value-type="string" table:number-columns-spanned="2" table:number-rows-spanned="1" table:style-name="ce18">
            <text:p>The figures in these tables have been drawn from administrative IT systems which, as with any large scale recording system, are subject to possible errors with data entry and processing.</text:p>
          </table:table-cell>
          <table:covered-table-cell/>
          <table:table-cell table:number-columns-repeated="16382" table:style-name="ce4"/>
        </table:table-row>
        <table:table-row table:style-name="ro2">
          <table:table-cell table:number-columns-repeated="2" table:style-name="ce13"/>
          <table:table-cell table:number-columns-repeated="16382" table:style-name="ce4"/>
        </table:table-row>
        <table:table-row table:style-name="ro8">
          <table:table-cell office:value-type="string" table:number-columns-spanned="2" table:number-rows-spanned="1" table:style-name="ce17">
            <text:p>Details of data quality issues related to prison releases data presented in these tables can be found in the data sources and quality section for releases, Home Detention Curfew, releases on temporary licence and transfers respectively in the document 'Guide to Offender Management Statistics' which is published alongside these tables.</text:p>
          </table:table-cell>
          <table:covered-table-cell/>
          <table:table-cell table:number-columns-repeated="16382" table:style-name="ce4"/>
        </table:table-row>
        <table:table-row table:style-name="ro2">
          <table:table-cell table:number-columns-repeated="2" table:style-name="ce13"/>
          <table:table-cell table:number-columns-repeated="16382" table:style-name="ce4"/>
        </table:table-row>
        <table:table-row table:style-name="ro2">
          <table:table-cell office:value-type="string" table:style-name="ce7">
            <text:p>Symbols used</text:p>
          </table:table-cell>
          <table:table-cell table:number-columns-repeated="16383" table:style-name="ce4"/>
        </table:table-row>
        <table:table-row table:style-name="ro2">
          <table:table-cell office:value-type="string" table:style-name="ce14">
            <text:p>..</text:p>
          </table:table-cell>
          <table:table-cell office:value-type="string" table:style-name="ce6">
            <text:p>Not available</text:p>
          </table:table-cell>
          <table:table-cell table:number-columns-repeated="16382"/>
        </table:table-row>
        <table:table-row table:style-name="ro2">
          <table:table-cell office:value-type="float" office:value="0" table:style-name="ce14">
            <text:p>0</text:p>
          </table:table-cell>
          <table:table-cell office:value-type="string" table:style-name="ce6">
            <text:p>Nil or less than half the final digit shown</text:p>
          </table:table-cell>
          <table:table-cell table:number-columns-repeated="16382"/>
        </table:table-row>
        <table:table-row table:style-name="ro2">
          <table:table-cell office:value-type="string" table:style-name="ce14">
            <text:p>-</text:p>
          </table:table-cell>
          <table:table-cell office:value-type="string" table:style-name="ce6">
            <text:p>Not applicable</text:p>
          </table:table-cell>
          <table:table-cell table:number-columns-repeated="16382"/>
        </table:table-row>
        <table:table-row table:style-name="ro2">
          <table:table-cell office:value-type="string" table:style-name="ce14">
            <text:p>**</text:p>
          </table:table-cell>
          <table:table-cell office:value-type="string" table:style-name="ce6">
            <text:p>One or both comparison figures less than 50</text:p>
          </table:table-cell>
          <table:table-cell table:number-columns-repeated="16382"/>
        </table:table-row>
        <table:table-row table:style-name="ro2">
          <table:table-cell office:value-type="string" table:style-name="ce14">
            <text:p>*</text:p>
          </table:table-cell>
          <table:table-cell office:value-type="string" table:style-name="ce6">
            <text:p>Disclosure control</text:p>
          </table:table-cell>
          <table:table-cell table:number-columns-repeated="16382"/>
        </table:table-row>
        <table:table-row table:style-name="ro2">
          <table:table-cell table:number-columns-repeated="16384"/>
        </table:table-row>
        <table:table-row table:style-name="ro2">
          <table:table-cell office:value-type="string" table:style-name="ce7">
            <text:p>Publication details</text:p>
          </table:table-cell>
          <table:table-cell table:number-columns-repeated="16383" table:style-name="ce4"/>
        </table:table-row>
        <table:table-row table:style-name="ro7">
          <table:table-cell office:value-type="string" table:number-columns-spanned="2" table:number-rows-spanned="1" table:style-name="ce18">
            <text:p>These tables are published as part of the Offender Management Statistics Quarterly publication by the Ministry of Justice. This is available online at:</text:p>
          </table:table-cell>
          <table:covered-table-cell/>
          <table:table-cell table:number-columns-repeated="16382"/>
        </table:table-row>
        <table:table-row table:style-name="ro2">
          <table:table-cell office:value-type="string" table:style-name="ce11">
            <text:p><text:a xlink:href="https://www.gov.uk/government/collections/offender-management-statistics-quarterly">https://www.gov.uk/government/collections/offender-management-statistics-quarterly</text:a></text:p>
          </table:table-cell>
          <table:table-cell table:style-name="ce15"/>
          <table:table-cell table:number-columns-repeated="16382"/>
        </table:table-row>
        <table:table-row table:style-name="ro2">
          <table:table-cell table:number-columns-repeated="2" table:style-name="ce15"/>
          <table:table-cell table:number-columns-repeated="16382"/>
        </table:table-row>
        <table:table-row table:style-name="ro5">
          <table:table-cell office:value-type="string" table:number-columns-spanned="2" table:number-rows-spanned="1" table:style-name="ce18">
            <text:p>This release was published on 27 July 2023 at 9:30am, and covers the quarter January to March 2023.</text:p>
          </table:table-cell>
          <table:covered-table-cell/>
          <table:table-cell table:number-columns-repeated="16382"/>
        </table:table-row>
        <table:table-row table:style-name="ro5">
          <table:table-cell office:value-type="string" table:number-columns-spanned="2" table:number-rows-spanned="1" table:style-name="ce18">
            <text:p>The next release will be published on 26 October 2023 at 9:30am, and covers the quarter April to June 2023.</text:p>
          </table:table-cell>
          <table:covered-table-cell/>
          <table:table-cell table:number-columns-repeated="16382"/>
        </table:table-row>
        <table:table-row table:style-name="ro7">
          <table:table-cell office:value-type="string" table:number-columns-spanned="2" table:number-rows-spanned="1" table:style-name="ce18">
            <text:p>Offender Management Statistics Quarterly is released every three months on the last working Thursday of January, April, July, and October.</text:p>
          </table:table-cell>
          <table:covered-table-cell/>
          <table:table-cell table:number-columns-repeated="16382"/>
        </table:table-row>
        <table:table-row table:style-name="ro2">
          <table:table-cell table:number-columns-spanned="2" table:number-rows-spanned="1" table:style-name="ce19"/>
          <table:covered-table-cell/>
          <table:table-cell table:number-columns-repeated="16382"/>
        </table:table-row>
        <table:table-row table:number-rows-repeated="1048529" table:style-name="ro2">
          <table:table-cell table:number-columns-repeated="16384"/>
        </table:table-row>
        <table:named-expressions>
          <table:named-range table:name="Print_Area" table:cell-range-address="Contents.$A$1:Contents.$B$47" table:base-cell-address="Contents.$A$1"/>
        </table:named-expressions>
      </table:table>
      <table:table table:name="3_1" table:style-name="ta2">
        <table:table-column table:style-name="co5" table:default-cell-style-name="ce4"/>
        <table:table-column table:style-name="co6" table:number-columns-repeated="5" table:default-cell-style-name="ce4"/>
        <table:table-column table:style-name="co7" table:default-cell-style-name="ce41"/>
        <table:table-column table:style-name="co3" table:default-cell-style-name="ce4"/>
        <table:table-column table:style-name="co4" table:number-columns-repeated="16376" table:default-cell-style-name="ce4"/>
        <table:table-row table:style-name="ro9">
          <table:table-cell office:value-type="string" table:number-columns-spanned="7" table:number-rows-spanned="1" table:style-name="ce42">
            <text:p>Table 3.1: Releases<text:span text:style-name="T3">(1,2)</text:span><text:s/>from determinate and indeterminate sentences by age group, and sex</text:p>
          </table:table-cell>
          <table:covered-table-cell table:number-columns-repeated="6"/>
          <table:table-cell office:value-type="string" table:style-name="ce8">
            <text:p>Contents</text:p>
          </table:table-cell>
          <table:table-cell table:number-columns-repeated="16376"/>
        </table:table-row>
        <table:table-row table:style-name="ro1">
          <table:table-cell table:number-columns-spanned="7" table:number-rows-spanned="1" table:style-name="ce19"/>
          <table:covered-table-cell table:number-columns-repeated="6"/>
          <table:table-cell table:number-columns-repeated="16377" table:style-name="ce4"/>
        </table:table-row>
        <table:table-row table:style-name="ro10">
          <table:table-cell office:value-type="string" table:style-name="ce21">
            <text:p><text:s/></text:p>
          </table:table-cell>
          <table:table-cell office:value-type="string" table:style-name="ce21">
            <text:p>Jan-Mar</text:p>
            <text:p><text:s/>2022</text:p>
          </table:table-cell>
          <table:table-cell office:value-type="string" table:style-name="ce21">
            <text:p>Apr-Jun</text:p>
            <text:p><text:s/>2022</text:p>
          </table:table-cell>
          <table:table-cell office:value-type="string" table:style-name="ce21">
            <text:p>Jul-Sep</text:p>
            <text:p><text:s/>2022 (R)</text:p>
          </table:table-cell>
          <table:table-cell office:value-type="string" table:style-name="ce21">
            <text:p>Oct-Dec</text:p>
            <text:p><text:s/>2022 (R)</text:p>
          </table:table-cell>
          <table:table-cell office:value-type="string" table:style-name="ce21">
            <text:p>Jan-Mar</text:p>
            <text:p><text:s/>2023</text:p>
          </table:table-cell>
          <table:table-cell office:value-type="string" table:style-name="ce22">
            <text:p>Percentage change<text:s/></text:p>
            <text:p>Jan-Mar</text:p>
            <text:p><text:s/>2022 to 2023</text:p>
          </table:table-cell>
          <table:table-cell table:number-columns-repeated="16377" table:style-name="ce4"/>
        </table:table-row>
        <table:table-row table:style-name="ro11">
          <table:table-cell office:value-type="string" table:style-name="ce23">
            <text:p>Males and Females</text:p>
          </table:table-cell>
          <table:table-cell office:value-type="float" office:value="11324" table:style-name="ce24">
            <text:p>11,324</text:p>
          </table:table-cell>
          <table:table-cell office:value-type="float" office:value="11478" table:style-name="ce24">
            <text:p>11,478</text:p>
          </table:table-cell>
          <table:table-cell office:value-type="float" office:value="11999" table:style-name="ce24">
            <text:p>11,999</text:p>
          </table:table-cell>
          <table:table-cell office:value-type="float" office:value="12003" table:style-name="ce24">
            <text:p>12,003</text:p>
          </table:table-cell>
          <table:table-cell office:value-type="float" office:value="11888" table:style-name="ce24">
            <text:p>11,888</text:p>
          </table:table-cell>
          <table:table-cell office:value-type="percentage" office:value="4.981E-2" table:style-name="ce25">
            <text:p>5%</text:p>
          </table:table-cell>
          <table:table-cell table:number-columns-repeated="16377" table:style-name="ce4"/>
        </table:table-row>
        <table:table-row table:style-name="ro12">
          <table:table-cell office:value-type="string" table:style-name="ce26">
            <text:p>Determinate sentences</text:p>
          </table:table-cell>
          <table:table-cell office:value-type="float" office:value="11198" table:style-name="ce27">
            <text:p>11,198</text:p>
          </table:table-cell>
          <table:table-cell office:value-type="float" office:value="11359" table:style-name="ce27">
            <text:p>11,359</text:p>
          </table:table-cell>
          <table:table-cell office:value-type="float" office:value="11886" table:style-name="ce27">
            <text:p>11,886</text:p>
          </table:table-cell>
          <table:table-cell office:value-type="float" office:value="11880" table:style-name="ce27">
            <text:p>11,880</text:p>
          </table:table-cell>
          <table:table-cell office:value-type="float" office:value="11770" table:style-name="ce27">
            <text:p>11,770</text:p>
          </table:table-cell>
          <table:table-cell office:value-type="percentage" office:value="5.108E-2" table:style-name="ce28">
            <text:p>5%</text:p>
          </table:table-cell>
          <table:table-cell table:number-columns-repeated="16377" table:style-name="ce4"/>
        </table:table-row>
        <table:table-row table:style-name="ro2">
          <table:table-cell office:value-type="string" table:style-name="ce29">
            <text:p>Less than or equal to 6 months</text:p>
          </table:table-cell>
          <table:table-cell office:value-type="float" office:value="3986" table:style-name="ce30">
            <text:p>3,986</text:p>
          </table:table-cell>
          <table:table-cell office:value-type="float" office:value="4052" table:style-name="ce30">
            <text:p>4,052</text:p>
          </table:table-cell>
          <table:table-cell office:value-type="float" office:value="4513" table:style-name="ce30">
            <text:p>4,513</text:p>
          </table:table-cell>
          <table:table-cell office:value-type="float" office:value="4330" table:style-name="ce30">
            <text:p>4,330</text:p>
          </table:table-cell>
          <table:table-cell office:value-type="float" office:value="4058" table:style-name="ce30">
            <text:p>4,058</text:p>
          </table:table-cell>
          <table:table-cell office:value-type="percentage" office:value="1.806E-2" table:style-name="ce31">
            <text:p>2%</text:p>
          </table:table-cell>
          <table:table-cell table:number-columns-repeated="16377" table:style-name="ce4"/>
        </table:table-row>
        <table:table-row table:style-name="ro2">
          <table:table-cell office:value-type="string" table:style-name="ce29">
            <text:p>Greater than 6 months to less than 12 months</text:p>
          </table:table-cell>
          <table:table-cell office:value-type="float" office:value="1383" table:style-name="ce30">
            <text:p>1,383</text:p>
          </table:table-cell>
          <table:table-cell office:value-type="float" office:value="1403" table:style-name="ce30">
            <text:p>1,403</text:p>
          </table:table-cell>
          <table:table-cell office:value-type="float" office:value="1348" table:style-name="ce30">
            <text:p>1,348</text:p>
          </table:table-cell>
          <table:table-cell office:value-type="float" office:value="1527" table:style-name="ce30">
            <text:p>1,527</text:p>
          </table:table-cell>
          <table:table-cell office:value-type="float" office:value="1681" table:style-name="ce30">
            <text:p>1,681</text:p>
          </table:table-cell>
          <table:table-cell office:value-type="percentage" office:value="0.21546999999999999" table:style-name="ce31">
            <text:p>22%</text:p>
          </table:table-cell>
          <table:table-cell table:number-columns-repeated="16377" table:style-name="ce4"/>
        </table:table-row>
        <table:table-row table:style-name="ro2">
          <table:table-cell office:value-type="string" table:style-name="ce29">
            <text:p>12 months to less than 4 years</text:p>
          </table:table-cell>
          <table:table-cell office:value-type="float" office:value="3824" table:style-name="ce30">
            <text:p>3,824</text:p>
          </table:table-cell>
          <table:table-cell office:value-type="float" office:value="3933" table:style-name="ce30">
            <text:p>3,933</text:p>
          </table:table-cell>
          <table:table-cell office:value-type="float" office:value="4002" table:style-name="ce30">
            <text:p>4,002</text:p>
          </table:table-cell>
          <table:table-cell office:value-type="float" office:value="4109" table:style-name="ce30">
            <text:p>4,109</text:p>
          </table:table-cell>
          <table:table-cell office:value-type="float" office:value="4085" table:style-name="ce30">
            <text:p>4,085</text:p>
          </table:table-cell>
          <table:table-cell office:value-type="percentage" office:value="6.8250000000000005E-2" table:style-name="ce31">
            <text:p>7%</text:p>
          </table:table-cell>
          <table:table-cell table:number-columns-repeated="16377" table:style-name="ce4"/>
        </table:table-row>
        <table:table-row table:style-name="ro2">
          <table:table-cell office:value-type="string" table:style-name="ce32">
            <text:p>12 months to less than 2 years</text:p>
          </table:table-cell>
          <table:table-cell office:value-type="float" office:value="1660" table:style-name="ce33">
            <text:p>1,660</text:p>
          </table:table-cell>
          <table:table-cell office:value-type="float" office:value="1670" table:style-name="ce33">
            <text:p>1,670</text:p>
          </table:table-cell>
          <table:table-cell office:value-type="float" office:value="1680" table:style-name="ce33">
            <text:p>1,680</text:p>
          </table:table-cell>
          <table:table-cell office:value-type="float" office:value="1711" table:style-name="ce33">
            <text:p>1,711</text:p>
          </table:table-cell>
          <table:table-cell office:value-type="float" office:value="1728" table:style-name="ce33">
            <text:p>1,728</text:p>
          </table:table-cell>
          <table:table-cell office:value-type="percentage" office:value="4.0960000000000003E-2" table:style-name="ce34">
            <text:p>4%</text:p>
          </table:table-cell>
          <table:table-cell table:number-columns-repeated="16377" table:style-name="ce4"/>
        </table:table-row>
        <table:table-row table:style-name="ro2">
          <table:table-cell office:value-type="string" table:style-name="ce32">
            <text:p>2 years to less than 4 years</text:p>
          </table:table-cell>
          <table:table-cell office:value-type="float" office:value="2164" table:style-name="ce33">
            <text:p>2,164</text:p>
          </table:table-cell>
          <table:table-cell office:value-type="float" office:value="2263" table:style-name="ce33">
            <text:p>2,263</text:p>
          </table:table-cell>
          <table:table-cell office:value-type="float" office:value="2322" table:style-name="ce33">
            <text:p>2,322</text:p>
          </table:table-cell>
          <table:table-cell office:value-type="float" office:value="2398" table:style-name="ce33">
            <text:p>2,398</text:p>
          </table:table-cell>
          <table:table-cell office:value-type="float" office:value="2357" table:style-name="ce33">
            <text:p>2,357</text:p>
          </table:table-cell>
          <table:table-cell office:value-type="percentage" office:value="8.9190000000000005E-2" table:style-name="ce34">
            <text:p>9%</text:p>
          </table:table-cell>
          <table:table-cell table:number-columns-repeated="16377" table:style-name="ce4"/>
        </table:table-row>
        <table:table-row table:style-name="ro2">
          <table:table-cell office:value-type="string" table:style-name="ce29">
            <text:p>4 years or more (excluding indeterminate sentences)</text:p>
          </table:table-cell>
          <table:table-cell office:value-type="float" office:value="2005" table:style-name="ce30">
            <text:p>2,005</text:p>
          </table:table-cell>
          <table:table-cell office:value-type="float" office:value="1971" table:style-name="ce30">
            <text:p>1,971</text:p>
          </table:table-cell>
          <table:table-cell office:value-type="float" office:value="2023" table:style-name="ce30">
            <text:p>2,023</text:p>
          </table:table-cell>
          <table:table-cell office:value-type="float" office:value="1914" table:style-name="ce30">
            <text:p>1,914</text:p>
          </table:table-cell>
          <table:table-cell office:value-type="float" office:value="1946" table:style-name="ce30">
            <text:p>1,946</text:p>
          </table:table-cell>
          <table:table-cell office:value-type="percentage" office:value="-2.9430000000000001E-2" table:style-name="ce31">
            <text:p>-3%</text:p>
          </table:table-cell>
          <table:table-cell table:number-columns-repeated="16377" table:style-name="ce4"/>
        </table:table-row>
        <table:table-row table:style-name="ro2">
          <table:table-cell office:value-type="string" table:style-name="ce32">
            <text:p>4 years to less than 5 years</text:p>
          </table:table-cell>
          <table:table-cell office:value-type="float" office:value="488" table:style-name="ce33">
            <text:p>488</text:p>
          </table:table-cell>
          <table:table-cell office:value-type="float" office:value="461" table:style-name="ce33">
            <text:p>461</text:p>
          </table:table-cell>
          <table:table-cell office:value-type="float" office:value="444" table:style-name="ce33">
            <text:p>444</text:p>
          </table:table-cell>
          <table:table-cell office:value-type="float" office:value="451" table:style-name="ce33">
            <text:p>451</text:p>
          </table:table-cell>
          <table:table-cell office:value-type="float" office:value="458" table:style-name="ce33">
            <text:p>458</text:p>
          </table:table-cell>
          <table:table-cell office:value-type="percentage" office:value="-6.148E-2" table:style-name="ce34">
            <text:p>-6%</text:p>
          </table:table-cell>
          <table:table-cell table:number-columns-repeated="16377" table:style-name="ce4"/>
        </table:table-row>
        <table:table-row table:style-name="ro2">
          <table:table-cell office:value-type="string" table:style-name="ce32">
            <text:p>5 years to less than 7 years</text:p>
          </table:table-cell>
          <table:table-cell office:value-type="float" office:value="612" table:style-name="ce33">
            <text:p>612</text:p>
          </table:table-cell>
          <table:table-cell office:value-type="float" office:value="640" table:style-name="ce33">
            <text:p>640</text:p>
          </table:table-cell>
          <table:table-cell office:value-type="float" office:value="638" table:style-name="ce33">
            <text:p>638</text:p>
          </table:table-cell>
          <table:table-cell office:value-type="float" office:value="542" table:style-name="ce33">
            <text:p>542</text:p>
          </table:table-cell>
          <table:table-cell office:value-type="float" office:value="530" table:style-name="ce33">
            <text:p>530</text:p>
          </table:table-cell>
          <table:table-cell office:value-type="percentage" office:value="-0.13399" table:style-name="ce34">
            <text:p>-13%</text:p>
          </table:table-cell>
          <table:table-cell table:number-columns-repeated="16377" table:style-name="ce4"/>
        </table:table-row>
        <table:table-row table:style-name="ro2">
          <table:table-cell office:value-type="string" table:style-name="ce32">
            <text:p>7 years to less than 10 years</text:p>
          </table:table-cell>
          <table:table-cell office:value-type="float" office:value="441" table:style-name="ce33">
            <text:p>441</text:p>
          </table:table-cell>
          <table:table-cell office:value-type="float" office:value="427" table:style-name="ce33">
            <text:p>427</text:p>
          </table:table-cell>
          <table:table-cell office:value-type="float" office:value="432" table:style-name="ce33">
            <text:p>432</text:p>
          </table:table-cell>
          <table:table-cell office:value-type="float" office:value="428" table:style-name="ce33">
            <text:p>428</text:p>
          </table:table-cell>
          <table:table-cell office:value-type="float" office:value="424" table:style-name="ce33">
            <text:p>424</text:p>
          </table:table-cell>
          <table:table-cell office:value-type="percentage" office:value="-3.8550000000000001E-2" table:style-name="ce34">
            <text:p>-4%</text:p>
          </table:table-cell>
          <table:table-cell table:number-columns-repeated="16377" table:style-name="ce4"/>
        </table:table-row>
        <table:table-row table:style-name="ro2">
          <table:table-cell office:value-type="string" table:style-name="ce32">
            <text:p>10 years to less than 14 years</text:p>
          </table:table-cell>
          <table:table-cell office:value-type="float" office:value="216" table:style-name="ce33">
            <text:p>216</text:p>
          </table:table-cell>
          <table:table-cell office:value-type="float" office:value="200" table:style-name="ce33">
            <text:p>200</text:p>
          </table:table-cell>
          <table:table-cell office:value-type="float" office:value="242" table:style-name="ce33">
            <text:p>242</text:p>
          </table:table-cell>
          <table:table-cell office:value-type="float" office:value="247" table:style-name="ce33">
            <text:p>247</text:p>
          </table:table-cell>
          <table:table-cell office:value-type="float" office:value="242" table:style-name="ce33">
            <text:p>242</text:p>
          </table:table-cell>
          <table:table-cell office:value-type="percentage" office:value="0.12037" table:style-name="ce34">
            <text:p>12%</text:p>
          </table:table-cell>
          <table:table-cell table:number-columns-repeated="16377" table:style-name="ce4"/>
        </table:table-row>
        <table:table-row table:style-name="ro2">
          <table:table-cell office:value-type="string" table:style-name="ce32">
            <text:p>14 years or more (excluding indeterminate sentences)</text:p>
          </table:table-cell>
          <table:table-cell office:value-type="float" office:value="122" table:style-name="ce33">
            <text:p>122</text:p>
          </table:table-cell>
          <table:table-cell office:value-type="float" office:value="116" table:style-name="ce33">
            <text:p>116</text:p>
          </table:table-cell>
          <table:table-cell office:value-type="float" office:value="119" table:style-name="ce33">
            <text:p>119</text:p>
          </table:table-cell>
          <table:table-cell office:value-type="float" office:value="104" table:style-name="ce33">
            <text:p>104</text:p>
          </table:table-cell>
          <table:table-cell office:value-type="float" office:value="120" table:style-name="ce33">
            <text:p>120</text:p>
          </table:table-cell>
          <table:table-cell office:value-type="percentage" office:value="-1.6389999999999998E-2" table:style-name="ce34">
            <text:p>-2%</text:p>
          </table:table-cell>
          <table:table-cell table:number-columns-repeated="16377" table:style-name="ce4"/>
        </table:table-row>
        <table:table-row table:style-name="ro2">
          <table:table-cell office:value-type="string" table:style-name="ce32">
            <text:p>Extended determinate sentence</text:p>
          </table:table-cell>
          <table:table-cell office:value-type="float" office:value="126" table:style-name="ce33">
            <text:p>126</text:p>
          </table:table-cell>
          <table:table-cell office:value-type="float" office:value="127" table:style-name="ce33">
            <text:p>127</text:p>
          </table:table-cell>
          <table:table-cell office:value-type="float" office:value="148" table:style-name="ce33">
            <text:p>148</text:p>
          </table:table-cell>
          <table:table-cell office:value-type="float" office:value="142" table:style-name="ce33">
            <text:p>142</text:p>
          </table:table-cell>
          <table:table-cell office:value-type="float" office:value="172" table:style-name="ce33">
            <text:p>172</text:p>
          </table:table-cell>
          <table:table-cell office:value-type="percentage" office:value="0.36508000000000002" table:style-name="ce34">
            <text:p>37%</text:p>
          </table:table-cell>
          <table:table-cell table:number-columns-repeated="16377"/>
        </table:table-row>
        <table:table-row table:style-name="ro12">
          <table:table-cell office:value-type="string" table:style-name="ce26">
            <text:p>Indeterminate sentences</text:p>
          </table:table-cell>
          <table:table-cell office:value-type="float" office:value="126" table:style-name="ce27">
            <text:p>126</text:p>
          </table:table-cell>
          <table:table-cell office:value-type="float" office:value="119" table:style-name="ce27">
            <text:p>119</text:p>
          </table:table-cell>
          <table:table-cell office:value-type="float" office:value="113" table:style-name="ce27">
            <text:p>113</text:p>
          </table:table-cell>
          <table:table-cell office:value-type="float" office:value="123" table:style-name="ce27">
            <text:p>123</text:p>
          </table:table-cell>
          <table:table-cell office:value-type="float" office:value="118" table:style-name="ce27">
            <text:p>118</text:p>
          </table:table-cell>
          <table:table-cell office:value-type="percentage" office:value="-6.3490000000000005E-2" table:style-name="ce28">
            <text:p>-6%</text:p>
          </table:table-cell>
          <table:table-cell table:number-columns-repeated="16377"/>
        </table:table-row>
        <table:table-row table:style-name="ro2">
          <table:table-cell office:value-type="string" table:style-name="ce29">
            <text:p>Imprisonment for public protection (IPP)</text:p>
          </table:table-cell>
          <table:table-cell office:value-type="float" office:value="52" table:style-name="ce30">
            <text:p>52</text:p>
          </table:table-cell>
          <table:table-cell office:value-type="float" office:value="62" table:style-name="ce30">
            <text:p>62</text:p>
          </table:table-cell>
          <table:table-cell office:value-type="float" office:value="53" table:style-name="ce30">
            <text:p>53</text:p>
          </table:table-cell>
          <table:table-cell office:value-type="float" office:value="42" table:style-name="ce30">
            <text:p>42</text:p>
          </table:table-cell>
          <table:table-cell office:value-type="float" office:value="44" table:style-name="ce30">
            <text:p>44</text:p>
          </table:table-cell>
          <table:table-cell office:value-type="string" table:style-name="ce31">
            <text:p>**</text:p>
          </table:table-cell>
          <table:table-cell table:number-columns-repeated="16377"/>
        </table:table-row>
        <table:table-row table:style-name="ro11">
          <table:table-cell office:value-type="string" table:style-name="ce35">
            <text:p>Life sentence</text:p>
          </table:table-cell>
          <table:table-cell office:value-type="float" office:value="74" table:style-name="ce36">
            <text:p>74</text:p>
          </table:table-cell>
          <table:table-cell office:value-type="float" office:value="57" table:style-name="ce36">
            <text:p>57</text:p>
          </table:table-cell>
          <table:table-cell office:value-type="float" office:value="60" table:style-name="ce36">
            <text:p>60</text:p>
          </table:table-cell>
          <table:table-cell office:value-type="float" office:value="81" table:style-name="ce36">
            <text:p>81</text:p>
          </table:table-cell>
          <table:table-cell office:value-type="float" office:value="74" table:style-name="ce36">
            <text:p>74</text:p>
          </table:table-cell>
          <table:table-cell office:value-type="percentage" office:value="0" table:style-name="ce37">
            <text:p>0%</text:p>
          </table:table-cell>
          <table:table-cell table:number-columns-repeated="16377"/>
        </table:table-row>
        <table:table-row table:style-name="ro11">
          <table:table-cell office:value-type="string" table:style-name="ce23">
            <text:p>Adults</text:p>
          </table:table-cell>
          <table:table-cell office:value-type="float" office:value="10820" table:style-name="ce24">
            <text:p>10,820</text:p>
          </table:table-cell>
          <table:table-cell office:value-type="float" office:value="11033" table:style-name="ce24">
            <text:p>11,033</text:p>
          </table:table-cell>
          <table:table-cell office:value-type="float" office:value="11566" table:style-name="ce24">
            <text:p>11,566</text:p>
          </table:table-cell>
          <table:table-cell office:value-type="float" office:value="11549" table:style-name="ce24">
            <text:p>11,549</text:p>
          </table:table-cell>
          <table:table-cell office:value-type="float" office:value="11428" table:style-name="ce24">
            <text:p>11,428</text:p>
          </table:table-cell>
          <table:table-cell office:value-type="percentage" office:value="5.6189999999999997E-2" table:style-name="ce25">
            <text:p>6%</text:p>
          </table:table-cell>
          <table:table-cell table:number-columns-repeated="16377"/>
        </table:table-row>
        <table:table-row table:style-name="ro12">
          <table:table-cell office:value-type="string" table:style-name="ce26">
            <text:p>Determinate sentences</text:p>
          </table:table-cell>
          <table:table-cell office:value-type="float" office:value="10694" table:style-name="ce27">
            <text:p>10,694</text:p>
          </table:table-cell>
          <table:table-cell office:value-type="float" office:value="10914" table:style-name="ce27">
            <text:p>10,914</text:p>
          </table:table-cell>
          <table:table-cell office:value-type="float" office:value="11453" table:style-name="ce27">
            <text:p>11,453</text:p>
          </table:table-cell>
          <table:table-cell office:value-type="float" office:value="11426" table:style-name="ce27">
            <text:p>11,426</text:p>
          </table:table-cell>
          <table:table-cell office:value-type="float" office:value="11310" table:style-name="ce27">
            <text:p>11,310</text:p>
          </table:table-cell>
          <table:table-cell office:value-type="percentage" office:value="5.7599999999999998E-2" table:style-name="ce28">
            <text:p>6%</text:p>
          </table:table-cell>
          <table:table-cell table:number-columns-repeated="16377"/>
        </table:table-row>
        <table:table-row table:style-name="ro2">
          <table:table-cell office:value-type="string" table:style-name="ce29">
            <text:p>Less than or equal to 6 months</text:p>
          </table:table-cell>
          <table:table-cell office:value-type="float" office:value="3831" table:style-name="ce30">
            <text:p>3,831</text:p>
          </table:table-cell>
          <table:table-cell office:value-type="float" office:value="3908" table:style-name="ce30">
            <text:p>3,908</text:p>
          </table:table-cell>
          <table:table-cell office:value-type="float" office:value="4372" table:style-name="ce30">
            <text:p>4,372</text:p>
          </table:table-cell>
          <table:table-cell office:value-type="float" office:value="4187" table:style-name="ce30">
            <text:p>4,187</text:p>
          </table:table-cell>
          <table:table-cell office:value-type="float" office:value="3916" table:style-name="ce30">
            <text:p>3,916</text:p>
          </table:table-cell>
          <table:table-cell office:value-type="percentage" office:value="2.2190000000000001E-2" table:style-name="ce31">
            <text:p>2%</text:p>
          </table:table-cell>
          <table:table-cell table:number-columns-repeated="16377"/>
        </table:table-row>
        <table:table-row table:style-name="ro2">
          <table:table-cell office:value-type="string" table:style-name="ce29">
            <text:p>Greater than 6 months to less than 12 months</text:p>
          </table:table-cell>
          <table:table-cell office:value-type="float" office:value="1333" table:style-name="ce30">
            <text:p>1,333</text:p>
          </table:table-cell>
          <table:table-cell office:value-type="float" office:value="1354" table:style-name="ce30">
            <text:p>1,354</text:p>
          </table:table-cell>
          <table:table-cell office:value-type="float" office:value="1286" table:style-name="ce30">
            <text:p>1,286</text:p>
          </table:table-cell>
          <table:table-cell office:value-type="float" office:value="1473" table:style-name="ce30">
            <text:p>1,473</text:p>
          </table:table-cell>
          <table:table-cell office:value-type="float" office:value="1611" table:style-name="ce30">
            <text:p>1,611</text:p>
          </table:table-cell>
          <table:table-cell office:value-type="percentage" office:value="0.20855000000000001" table:style-name="ce31">
            <text:p>21%</text:p>
          </table:table-cell>
          <table:table-cell table:number-columns-repeated="16377"/>
        </table:table-row>
        <table:table-row table:style-name="ro2">
          <table:table-cell office:value-type="string" table:style-name="ce29">
            <text:p>12 months to less than 4 years</text:p>
          </table:table-cell>
          <table:table-cell office:value-type="float" office:value="3570" table:style-name="ce30">
            <text:p>3,570</text:p>
          </table:table-cell>
          <table:table-cell office:value-type="float" office:value="3716" table:style-name="ce30">
            <text:p>3,716</text:p>
          </table:table-cell>
          <table:table-cell office:value-type="float" office:value="3798" table:style-name="ce30">
            <text:p>3,798</text:p>
          </table:table-cell>
          <table:table-cell office:value-type="float" office:value="3883" table:style-name="ce30">
            <text:p>3,883</text:p>
          </table:table-cell>
          <table:table-cell office:value-type="float" office:value="3873" table:style-name="ce30">
            <text:p>3,873</text:p>
          </table:table-cell>
          <table:table-cell office:value-type="percentage" office:value="8.4870000000000001E-2" table:style-name="ce31">
            <text:p>8%</text:p>
          </table:table-cell>
          <table:table-cell table:number-columns-repeated="16377"/>
        </table:table-row>
        <table:table-row table:style-name="ro4">
          <table:table-cell office:value-type="string" table:style-name="ce32">
            <text:p>12 months to less than 2 years</text:p>
          </table:table-cell>
          <table:table-cell office:value-type="float" office:value="1550" table:style-name="ce33">
            <text:p>1,550</text:p>
          </table:table-cell>
          <table:table-cell office:value-type="float" office:value="1566" table:style-name="ce33">
            <text:p>1,566</text:p>
          </table:table-cell>
          <table:table-cell office:value-type="float" office:value="1606" table:style-name="ce33">
            <text:p>1,606</text:p>
          </table:table-cell>
          <table:table-cell office:value-type="float" office:value="1615" table:style-name="ce33">
            <text:p>1,615</text:p>
          </table:table-cell>
          <table:table-cell office:value-type="float" office:value="1623" table:style-name="ce33">
            <text:p>1,623</text:p>
          </table:table-cell>
          <table:table-cell office:value-type="percentage" office:value="4.7100000000000003E-2" table:style-name="ce34">
            <text:p>5%</text:p>
          </table:table-cell>
          <table:table-cell table:number-columns-repeated="16377"/>
        </table:table-row>
        <table:table-row table:style-name="ro2">
          <table:table-cell office:value-type="string" table:style-name="ce32">
            <text:p>2 years to less than 4 years</text:p>
          </table:table-cell>
          <table:table-cell office:value-type="float" office:value="2020" table:style-name="ce33">
            <text:p>2,020</text:p>
          </table:table-cell>
          <table:table-cell office:value-type="float" office:value="2150" table:style-name="ce33">
            <text:p>2,150</text:p>
          </table:table-cell>
          <table:table-cell office:value-type="float" office:value="2192" table:style-name="ce33">
            <text:p>2,192</text:p>
          </table:table-cell>
          <table:table-cell office:value-type="float" office:value="2268" table:style-name="ce33">
            <text:p>2,268</text:p>
          </table:table-cell>
          <table:table-cell office:value-type="float" office:value="2250" table:style-name="ce33">
            <text:p>2,250</text:p>
          </table:table-cell>
          <table:table-cell office:value-type="percentage" office:value="0.11386" table:style-name="ce34">
            <text:p>11%</text:p>
          </table:table-cell>
          <table:table-cell table:number-columns-repeated="16377"/>
        </table:table-row>
        <table:table-row table:style-name="ro2">
          <table:table-cell office:value-type="string" table:style-name="ce29">
            <text:p>4 years or more (excluding indeterminate sentences)</text:p>
          </table:table-cell>
          <table:table-cell office:value-type="float" office:value="1960" table:style-name="ce30">
            <text:p>1,960</text:p>
          </table:table-cell>
          <table:table-cell office:value-type="float" office:value="1936" table:style-name="ce30">
            <text:p>1,936</text:p>
          </table:table-cell>
          <table:table-cell office:value-type="float" office:value="1997" table:style-name="ce30">
            <text:p>1,997</text:p>
          </table:table-cell>
          <table:table-cell office:value-type="float" office:value="1883" table:style-name="ce30">
            <text:p>1,883</text:p>
          </table:table-cell>
          <table:table-cell office:value-type="float" office:value="1910" table:style-name="ce30">
            <text:p>1,910</text:p>
          </table:table-cell>
          <table:table-cell office:value-type="percentage" office:value="-2.5510000000000001E-2" table:style-name="ce31">
            <text:p>-3%</text:p>
          </table:table-cell>
          <table:table-cell table:number-columns-repeated="16377"/>
        </table:table-row>
        <table:table-row table:style-name="ro2">
          <table:table-cell office:value-type="string" table:style-name="ce32">
            <text:p>4 years to less than 5 years</text:p>
          </table:table-cell>
          <table:table-cell office:value-type="float" office:value="465" table:style-name="ce33">
            <text:p>465</text:p>
          </table:table-cell>
          <table:table-cell office:value-type="float" office:value="440" table:style-name="ce33">
            <text:p>440</text:p>
          </table:table-cell>
          <table:table-cell office:value-type="float" office:value="432" table:style-name="ce33">
            <text:p>432</text:p>
          </table:table-cell>
          <table:table-cell office:value-type="float" office:value="432" table:style-name="ce33">
            <text:p>432</text:p>
          </table:table-cell>
          <table:table-cell office:value-type="float" office:value="440" table:style-name="ce33">
            <text:p>440</text:p>
          </table:table-cell>
          <table:table-cell office:value-type="percentage" office:value="-5.3760000000000002E-2" table:style-name="ce34">
            <text:p>-5%</text:p>
          </table:table-cell>
          <table:table-cell table:number-columns-repeated="16377"/>
        </table:table-row>
        <table:table-row table:style-name="ro2">
          <table:table-cell office:value-type="string" table:style-name="ce32">
            <text:p>5 years to less than 7 years</text:p>
          </table:table-cell>
          <table:table-cell office:value-type="float" office:value="599" table:style-name="ce33">
            <text:p>599</text:p>
          </table:table-cell>
          <table:table-cell office:value-type="float" office:value="632" table:style-name="ce33">
            <text:p>632</text:p>
          </table:table-cell>
          <table:table-cell office:value-type="float" office:value="629" table:style-name="ce33">
            <text:p>629</text:p>
          </table:table-cell>
          <table:table-cell office:value-type="float" office:value="535" table:style-name="ce33">
            <text:p>535</text:p>
          </table:table-cell>
          <table:table-cell office:value-type="float" office:value="521" table:style-name="ce33">
            <text:p>521</text:p>
          </table:table-cell>
          <table:table-cell office:value-type="percentage" office:value="-0.13022" table:style-name="ce34">
            <text:p>-13%</text:p>
          </table:table-cell>
          <table:table-cell table:number-columns-repeated="16377"/>
        </table:table-row>
        <table:table-row table:style-name="ro2">
          <table:table-cell office:value-type="string" table:style-name="ce32">
            <text:p>7 years to less than 10 years</text:p>
          </table:table-cell>
          <table:table-cell office:value-type="float" office:value="432" table:style-name="ce33">
            <text:p>432</text:p>
          </table:table-cell>
          <table:table-cell office:value-type="float" office:value="423" table:style-name="ce33">
            <text:p>423</text:p>
          </table:table-cell>
          <table:table-cell office:value-type="float" office:value="429" table:style-name="ce33">
            <text:p>429</text:p>
          </table:table-cell>
          <table:table-cell office:value-type="float" office:value="428" table:style-name="ce33">
            <text:p>428</text:p>
          </table:table-cell>
          <table:table-cell office:value-type="float" office:value="420" table:style-name="ce33">
            <text:p>420</text:p>
          </table:table-cell>
          <table:table-cell office:value-type="percentage" office:value="-2.7779999999999999E-2" table:style-name="ce34">
            <text:p>-3%</text:p>
          </table:table-cell>
          <table:table-cell table:number-columns-repeated="16377"/>
        </table:table-row>
        <table:table-row table:style-name="ro2">
          <table:table-cell office:value-type="string" table:style-name="ce32">
            <text:p>10 years to less than 14 years</text:p>
          </table:table-cell>
          <table:table-cell office:value-type="float" office:value="216" table:style-name="ce33">
            <text:p>216</text:p>
          </table:table-cell>
          <table:table-cell office:value-type="float" office:value="200" table:style-name="ce33">
            <text:p>200</text:p>
          </table:table-cell>
          <table:table-cell office:value-type="float" office:value="242" table:style-name="ce33">
            <text:p>242</text:p>
          </table:table-cell>
          <table:table-cell office:value-type="float" office:value="245" table:style-name="ce33">
            <text:p>245</text:p>
          </table:table-cell>
          <table:table-cell office:value-type="float" office:value="242" table:style-name="ce33">
            <text:p>242</text:p>
          </table:table-cell>
          <table:table-cell office:value-type="percentage" office:value="0.12037" table:style-name="ce34">
            <text:p>12%</text:p>
          </table:table-cell>
          <table:table-cell table:number-columns-repeated="16377"/>
        </table:table-row>
        <table:table-row table:style-name="ro2">
          <table:table-cell office:value-type="string" table:style-name="ce32">
            <text:p>14 years or more (excluding indeterminate sentences)</text:p>
          </table:table-cell>
          <table:table-cell office:value-type="float" office:value="122" table:style-name="ce33">
            <text:p>122</text:p>
          </table:table-cell>
          <table:table-cell office:value-type="float" office:value="116" table:style-name="ce33">
            <text:p>116</text:p>
          </table:table-cell>
          <table:table-cell office:value-type="float" office:value="119" table:style-name="ce33">
            <text:p>119</text:p>
          </table:table-cell>
          <table:table-cell office:value-type="float" office:value="104" table:style-name="ce33">
            <text:p>104</text:p>
          </table:table-cell>
          <table:table-cell office:value-type="float" office:value="120" table:style-name="ce33">
            <text:p>120</text:p>
          </table:table-cell>
          <table:table-cell office:value-type="percentage" office:value="-1.6389999999999998E-2" table:style-name="ce34">
            <text:p>-2%</text:p>
          </table:table-cell>
          <table:table-cell table:number-columns-repeated="16377"/>
        </table:table-row>
        <table:table-row table:style-name="ro2">
          <table:table-cell office:value-type="string" table:style-name="ce32">
            <text:p>Extended determinate sentence</text:p>
          </table:table-cell>
          <table:table-cell office:value-type="float" office:value="126" table:style-name="ce33">
            <text:p>126</text:p>
          </table:table-cell>
          <table:table-cell office:value-type="float" office:value="125" table:style-name="ce33">
            <text:p>125</text:p>
          </table:table-cell>
          <table:table-cell office:value-type="float" office:value="146" table:style-name="ce33">
            <text:p>146</text:p>
          </table:table-cell>
          <table:table-cell office:value-type="float" office:value="139" table:style-name="ce33">
            <text:p>139</text:p>
          </table:table-cell>
          <table:table-cell office:value-type="float" office:value="167" table:style-name="ce33">
            <text:p>167</text:p>
          </table:table-cell>
          <table:table-cell office:value-type="percentage" office:value="0.32540000000000002" table:style-name="ce34">
            <text:p>33%</text:p>
          </table:table-cell>
          <table:table-cell table:number-columns-repeated="16377"/>
        </table:table-row>
        <table:table-row table:style-name="ro12">
          <table:table-cell office:value-type="string" table:style-name="ce26">
            <text:p>Indeterminate sentences</text:p>
          </table:table-cell>
          <table:table-cell office:value-type="float" office:value="126" table:style-name="ce27">
            <text:p>126</text:p>
          </table:table-cell>
          <table:table-cell office:value-type="float" office:value="119" table:style-name="ce27">
            <text:p>119</text:p>
          </table:table-cell>
          <table:table-cell office:value-type="float" office:value="113" table:style-name="ce27">
            <text:p>113</text:p>
          </table:table-cell>
          <table:table-cell office:value-type="float" office:value="123" table:style-name="ce27">
            <text:p>123</text:p>
          </table:table-cell>
          <table:table-cell office:value-type="float" office:value="118" table:style-name="ce27">
            <text:p>118</text:p>
          </table:table-cell>
          <table:table-cell office:value-type="percentage" office:value="-6.3490000000000005E-2" table:style-name="ce28">
            <text:p>-6%</text:p>
          </table:table-cell>
          <table:table-cell table:number-columns-repeated="16377"/>
        </table:table-row>
        <table:table-row table:style-name="ro2">
          <table:table-cell office:value-type="string" table:style-name="ce29">
            <text:p>Imprisonment for public protection (IPP)</text:p>
          </table:table-cell>
          <table:table-cell office:value-type="float" office:value="52" table:style-name="ce30">
            <text:p>52</text:p>
          </table:table-cell>
          <table:table-cell office:value-type="float" office:value="62" table:style-name="ce30">
            <text:p>62</text:p>
          </table:table-cell>
          <table:table-cell office:value-type="float" office:value="53" table:style-name="ce30">
            <text:p>53</text:p>
          </table:table-cell>
          <table:table-cell office:value-type="float" office:value="42" table:style-name="ce30">
            <text:p>42</text:p>
          </table:table-cell>
          <table:table-cell office:value-type="float" office:value="44" table:style-name="ce30">
            <text:p>44</text:p>
          </table:table-cell>
          <table:table-cell office:value-type="string" table:style-name="ce31">
            <text:p>**</text:p>
          </table:table-cell>
          <table:table-cell table:number-columns-repeated="16377"/>
        </table:table-row>
        <table:table-row table:style-name="ro11">
          <table:table-cell office:value-type="string" table:style-name="ce35">
            <text:p>Life sentence</text:p>
          </table:table-cell>
          <table:table-cell office:value-type="float" office:value="74" table:style-name="ce36">
            <text:p>74</text:p>
          </table:table-cell>
          <table:table-cell office:value-type="float" office:value="57" table:style-name="ce36">
            <text:p>57</text:p>
          </table:table-cell>
          <table:table-cell office:value-type="float" office:value="60" table:style-name="ce36">
            <text:p>60</text:p>
          </table:table-cell>
          <table:table-cell office:value-type="float" office:value="81" table:style-name="ce36">
            <text:p>81</text:p>
          </table:table-cell>
          <table:table-cell office:value-type="float" office:value="74" table:style-name="ce36">
            <text:p>74</text:p>
          </table:table-cell>
          <table:table-cell office:value-type="percentage" office:value="0" table:style-name="ce37">
            <text:p>0%</text:p>
          </table:table-cell>
          <table:table-cell table:number-columns-repeated="16377"/>
        </table:table-row>
        <table:table-row table:style-name="ro11">
          <table:table-cell office:value-type="string" table:style-name="ce23">
            <text:p>18-20 year olds</text:p>
          </table:table-cell>
          <table:table-cell office:value-type="float" office:value="465" table:style-name="ce24">
            <text:p>465</text:p>
          </table:table-cell>
          <table:table-cell office:value-type="float" office:value="408" table:style-name="ce24">
            <text:p>408</text:p>
          </table:table-cell>
          <table:table-cell office:value-type="float" office:value="394" table:style-name="ce24">
            <text:p>394</text:p>
          </table:table-cell>
          <table:table-cell office:value-type="float" office:value="403" table:style-name="ce24">
            <text:p>403</text:p>
          </table:table-cell>
          <table:table-cell office:value-type="float" office:value="415" table:style-name="ce24">
            <text:p>415</text:p>
          </table:table-cell>
          <table:table-cell office:value-type="percentage" office:value="-0.10753" table:style-name="ce25">
            <text:p>-11%</text:p>
          </table:table-cell>
          <table:table-cell table:number-columns-repeated="16377"/>
        </table:table-row>
        <table:table-row table:style-name="ro12">
          <table:table-cell office:value-type="string" table:style-name="ce26">
            <text:p>Determinate sentences</text:p>
          </table:table-cell>
          <table:table-cell office:value-type="float" office:value="465" table:style-name="ce27">
            <text:p>465</text:p>
          </table:table-cell>
          <table:table-cell office:value-type="float" office:value="408" table:style-name="ce27">
            <text:p>408</text:p>
          </table:table-cell>
          <table:table-cell office:value-type="float" office:value="394" table:style-name="ce27">
            <text:p>394</text:p>
          </table:table-cell>
          <table:table-cell office:value-type="float" office:value="403" table:style-name="ce27">
            <text:p>403</text:p>
          </table:table-cell>
          <table:table-cell office:value-type="float" office:value="415" table:style-name="ce27">
            <text:p>415</text:p>
          </table:table-cell>
          <table:table-cell office:value-type="percentage" office:value="-0.10753" table:style-name="ce28">
            <text:p>-11%</text:p>
          </table:table-cell>
          <table:table-cell table:number-columns-repeated="16377"/>
        </table:table-row>
        <table:table-row table:style-name="ro2">
          <table:table-cell office:value-type="string" table:style-name="ce29">
            <text:p>Less than or equal to 6 months</text:p>
          </table:table-cell>
          <table:table-cell office:value-type="float" office:value="138" table:style-name="ce30">
            <text:p>138</text:p>
          </table:table-cell>
          <table:table-cell office:value-type="float" office:value="125" table:style-name="ce30">
            <text:p>125</text:p>
          </table:table-cell>
          <table:table-cell office:value-type="float" office:value="120" table:style-name="ce30">
            <text:p>120</text:p>
          </table:table-cell>
          <table:table-cell office:value-type="float" office:value="118" table:style-name="ce30">
            <text:p>118</text:p>
          </table:table-cell>
          <table:table-cell office:value-type="float" office:value="123" table:style-name="ce30">
            <text:p>123</text:p>
          </table:table-cell>
          <table:table-cell office:value-type="percentage" office:value="-0.1087" table:style-name="ce31">
            <text:p>-11%</text:p>
          </table:table-cell>
          <table:table-cell table:number-columns-repeated="16377"/>
        </table:table-row>
        <table:table-row table:style-name="ro2">
          <table:table-cell office:value-type="string" table:style-name="ce29">
            <text:p>Greater than 6 months to less than 12 months</text:p>
          </table:table-cell>
          <table:table-cell office:value-type="float" office:value="46" table:style-name="ce30">
            <text:p>46</text:p>
          </table:table-cell>
          <table:table-cell office:value-type="float" office:value="43" table:style-name="ce30">
            <text:p>43</text:p>
          </table:table-cell>
          <table:table-cell office:value-type="float" office:value="57" table:style-name="ce30">
            <text:p>57</text:p>
          </table:table-cell>
          <table:table-cell office:value-type="float" office:value="48" table:style-name="ce30">
            <text:p>48</text:p>
          </table:table-cell>
          <table:table-cell office:value-type="float" office:value="61" table:style-name="ce30">
            <text:p>61</text:p>
          </table:table-cell>
          <table:table-cell office:value-type="string" table:style-name="ce31">
            <text:p>**</text:p>
          </table:table-cell>
          <table:table-cell table:number-columns-repeated="16377"/>
        </table:table-row>
        <table:table-row table:style-name="ro2">
          <table:table-cell office:value-type="string" table:style-name="ce29">
            <text:p>12 months to less than 4 years</text:p>
          </table:table-cell>
          <table:table-cell office:value-type="float" office:value="236" table:style-name="ce30">
            <text:p>236</text:p>
          </table:table-cell>
          <table:table-cell office:value-type="float" office:value="205" table:style-name="ce30">
            <text:p>205</text:p>
          </table:table-cell>
          <table:table-cell office:value-type="float" office:value="191" table:style-name="ce30">
            <text:p>191</text:p>
          </table:table-cell>
          <table:table-cell office:value-type="float" office:value="207" table:style-name="ce30">
            <text:p>207</text:p>
          </table:table-cell>
          <table:table-cell office:value-type="float" office:value="195" table:style-name="ce30">
            <text:p>195</text:p>
          </table:table-cell>
          <table:table-cell office:value-type="percentage" office:value="-0.17373" table:style-name="ce31">
            <text:p>-17%</text:p>
          </table:table-cell>
          <table:table-cell table:number-columns-repeated="16377"/>
        </table:table-row>
        <table:table-row table:style-name="ro2">
          <table:table-cell office:value-type="string" table:style-name="ce32">
            <text:p>12 months to less than 2 years</text:p>
          </table:table-cell>
          <table:table-cell office:value-type="float" office:value="101" table:style-name="ce33">
            <text:p>101</text:p>
          </table:table-cell>
          <table:table-cell office:value-type="float" office:value="97" table:style-name="ce33">
            <text:p>97</text:p>
          </table:table-cell>
          <table:table-cell office:value-type="float" office:value="66" table:style-name="ce33">
            <text:p>66</text:p>
          </table:table-cell>
          <table:table-cell office:value-type="float" office:value="80" table:style-name="ce33">
            <text:p>80</text:p>
          </table:table-cell>
          <table:table-cell office:value-type="float" office:value="92" table:style-name="ce33">
            <text:p>92</text:p>
          </table:table-cell>
          <table:table-cell office:value-type="percentage" office:value="-8.9109999999999995E-2" table:style-name="ce34">
            <text:p>-9%</text:p>
          </table:table-cell>
          <table:table-cell table:number-columns-repeated="16377"/>
        </table:table-row>
        <table:table-row table:style-name="ro2">
          <table:table-cell office:value-type="string" table:style-name="ce32">
            <text:p>2 years to less than 4 years</text:p>
          </table:table-cell>
          <table:table-cell office:value-type="float" office:value="135" table:style-name="ce33">
            <text:p>135</text:p>
          </table:table-cell>
          <table:table-cell office:value-type="float" office:value="108" table:style-name="ce33">
            <text:p>108</text:p>
          </table:table-cell>
          <table:table-cell office:value-type="float" office:value="125" table:style-name="ce33">
            <text:p>125</text:p>
          </table:table-cell>
          <table:table-cell office:value-type="float" office:value="127" table:style-name="ce33">
            <text:p>127</text:p>
          </table:table-cell>
          <table:table-cell office:value-type="float" office:value="103" table:style-name="ce33">
            <text:p>103</text:p>
          </table:table-cell>
          <table:table-cell office:value-type="percentage" office:value="-0.23704" table:style-name="ce34">
            <text:p>-24%</text:p>
          </table:table-cell>
          <table:table-cell table:number-columns-repeated="16377"/>
        </table:table-row>
        <table:table-row table:style-name="ro2">
          <table:table-cell office:value-type="string" table:style-name="ce29">
            <text:p>4 years or more (excluding indeterminate sentences)</text:p>
          </table:table-cell>
          <table:table-cell office:value-type="float" office:value="45" table:style-name="ce30">
            <text:p>45</text:p>
          </table:table-cell>
          <table:table-cell office:value-type="float" office:value="35" table:style-name="ce30">
            <text:p>35</text:p>
          </table:table-cell>
          <table:table-cell office:value-type="float" office:value="26" table:style-name="ce30">
            <text:p>26</text:p>
          </table:table-cell>
          <table:table-cell office:value-type="float" office:value="30" table:style-name="ce30">
            <text:p>30</text:p>
          </table:table-cell>
          <table:table-cell office:value-type="float" office:value="36" table:style-name="ce30">
            <text:p>36</text:p>
          </table:table-cell>
          <table:table-cell office:value-type="string" table:style-name="ce31">
            <text:p>**</text:p>
          </table:table-cell>
          <table:table-cell table:number-columns-repeated="16377"/>
        </table:table-row>
        <table:table-row table:style-name="ro2">
          <table:table-cell office:value-type="string" table:style-name="ce32">
            <text:p>4 years to less than 5 years</text:p>
          </table:table-cell>
          <table:table-cell office:value-type="float" office:value="23" table:style-name="ce33">
            <text:p>23</text:p>
          </table:table-cell>
          <table:table-cell office:value-type="float" office:value="21" table:style-name="ce33">
            <text:p>21</text:p>
          </table:table-cell>
          <table:table-cell office:value-type="float" office:value="12" table:style-name="ce33">
            <text:p>12</text:p>
          </table:table-cell>
          <table:table-cell office:value-type="float" office:value="19" table:style-name="ce33">
            <text:p>19</text:p>
          </table:table-cell>
          <table:table-cell office:value-type="float" office:value="18" table:style-name="ce33">
            <text:p>18</text:p>
          </table:table-cell>
          <table:table-cell office:value-type="string" table:style-name="ce34">
            <text:p>**</text:p>
          </table:table-cell>
          <table:table-cell table:number-columns-repeated="16377"/>
        </table:table-row>
        <table:table-row table:style-name="ro2">
          <table:table-cell office:value-type="string" table:style-name="ce32">
            <text:p>5 years to less than 7 years</text:p>
          </table:table-cell>
          <table:table-cell office:value-type="float" office:value="13" table:style-name="ce33">
            <text:p>13</text:p>
          </table:table-cell>
          <table:table-cell office:value-type="float" office:value="8" table:style-name="ce33">
            <text:p>8</text:p>
          </table:table-cell>
          <table:table-cell office:value-type="float" office:value="9" table:style-name="ce33">
            <text:p>9</text:p>
          </table:table-cell>
          <table:table-cell office:value-type="float" office:value="6" table:style-name="ce33">
            <text:p>6</text:p>
          </table:table-cell>
          <table:table-cell office:value-type="float" office:value="9" table:style-name="ce33">
            <text:p>9</text:p>
          </table:table-cell>
          <table:table-cell office:value-type="string" table:style-name="ce34">
            <text:p>**</text:p>
          </table:table-cell>
          <table:table-cell table:number-columns-repeated="16377"/>
        </table:table-row>
        <table:table-row table:style-name="ro2">
          <table:table-cell office:value-type="string" table:style-name="ce32">
            <text:p>7 years to less than 10 years</text:p>
          </table:table-cell>
          <table:table-cell office:value-type="float" office:value="9" table:style-name="ce33">
            <text:p>9</text:p>
          </table:table-cell>
          <table:table-cell office:value-type="float" office:value="4" table:style-name="ce33">
            <text:p>4</text:p>
          </table:table-cell>
          <table:table-cell office:value-type="float" office:value="3" table:style-name="ce33">
            <text:p>3</text:p>
          </table:table-cell>
          <table:table-cell office:value-type="float" office:value="0" table:style-name="ce33">
            <text:p>0</text:p>
          </table:table-cell>
          <table:table-cell office:value-type="float" office:value="4" table:style-name="ce33">
            <text:p>4</text:p>
          </table:table-cell>
          <table:table-cell office:value-type="string" table:style-name="ce34">
            <text:p>**</text:p>
          </table:table-cell>
          <table:table-cell table:number-columns-repeated="16377"/>
        </table:table-row>
        <table:table-row table:style-name="ro2">
          <table:table-cell office:value-type="string" table:style-name="ce32">
            <text:p>10 years to less than 14 years</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2" table:style-name="ce33">
            <text:p>2</text:p>
          </table:table-cell>
          <table:table-cell office:value-type="float" office:value="0" table:style-name="ce33">
            <text:p>0</text:p>
          </table:table-cell>
          <table:table-cell office:value-type="string" table:style-name="ce34">
            <text:p>-</text:p>
          </table:table-cell>
          <table:table-cell table:number-columns-repeated="16377"/>
        </table:table-row>
        <table:table-row table:style-name="ro2">
          <table:table-cell office:value-type="string" table:style-name="ce32">
            <text:p>14 years or more (excluding indeterminate sentences)</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string" table:style-name="ce34">
            <text:p>-</text:p>
          </table:table-cell>
          <table:table-cell table:number-columns-repeated="16377"/>
        </table:table-row>
        <table:table-row table:style-name="ro2">
          <table:table-cell office:value-type="string" table:style-name="ce32">
            <text:p>Extended determinate sentence</text:p>
          </table:table-cell>
          <table:table-cell office:value-type="float" office:value="0" table:style-name="ce33">
            <text:p>0</text:p>
          </table:table-cell>
          <table:table-cell office:value-type="float" office:value="2" table:style-name="ce33">
            <text:p>2</text:p>
          </table:table-cell>
          <table:table-cell office:value-type="float" office:value="2" table:style-name="ce33">
            <text:p>2</text:p>
          </table:table-cell>
          <table:table-cell office:value-type="float" office:value="3" table:style-name="ce33">
            <text:p>3</text:p>
          </table:table-cell>
          <table:table-cell office:value-type="float" office:value="5" table:style-name="ce33">
            <text:p>5</text:p>
          </table:table-cell>
          <table:table-cell office:value-type="string" table:style-name="ce34">
            <text:p>**</text:p>
          </table:table-cell>
          <table:table-cell table:number-columns-repeated="16377"/>
        </table:table-row>
        <table:table-row table:style-name="ro12">
          <table:table-cell office:value-type="string" table:style-name="ce26">
            <text:p>Indeterminate sentences</text:p>
          </table:table-cell>
          <table:table-cell office:value-type="float" office:value="0" table:style-name="ce27">
            <text:p>0</text:p>
          </table:table-cell>
          <table:table-cell office:value-type="float" office:value="0" table:style-name="ce27">
            <text:p>0</text:p>
          </table:table-cell>
          <table:table-cell office:value-type="float" office:value="0" table:style-name="ce27">
            <text:p>0</text:p>
          </table:table-cell>
          <table:table-cell office:value-type="float" office:value="0" table:style-name="ce27">
            <text:p>0</text:p>
          </table:table-cell>
          <table:table-cell office:value-type="float" office:value="0" table:style-name="ce27">
            <text:p>0</text:p>
          </table:table-cell>
          <table:table-cell office:value-type="string" table:style-name="ce28">
            <text:p>-</text:p>
          </table:table-cell>
          <table:table-cell table:number-columns-repeated="16377"/>
        </table:table-row>
        <table:table-row table:style-name="ro2">
          <table:table-cell office:value-type="string" table:style-name="ce29">
            <text:p>Imprisonment for public protection (IPP)</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string" table:style-name="ce31">
            <text:p>-</text:p>
          </table:table-cell>
          <table:table-cell table:number-columns-repeated="16377"/>
        </table:table-row>
        <table:table-row table:style-name="ro11">
          <table:table-cell office:value-type="string" table:style-name="ce35">
            <text:p>Life sentence</text:p>
          </table:table-cell>
          <table:table-cell office:value-type="float" office:value="0" table:style-name="ce36">
            <text:p>0</text:p>
          </table:table-cell>
          <table:table-cell office:value-type="float" office:value="0" table:style-name="ce36">
            <text:p>0</text:p>
          </table:table-cell>
          <table:table-cell office:value-type="float" office:value="0" table:style-name="ce36">
            <text:p>0</text:p>
          </table:table-cell>
          <table:table-cell office:value-type="float" office:value="0" table:style-name="ce36">
            <text:p>0</text:p>
          </table:table-cell>
          <table:table-cell office:value-type="float" office:value="0" table:style-name="ce36">
            <text:p>0</text:p>
          </table:table-cell>
          <table:table-cell office:value-type="string" table:style-name="ce37">
            <text:p>-</text:p>
          </table:table-cell>
          <table:table-cell table:number-columns-repeated="16377"/>
        </table:table-row>
        <table:table-row table:style-name="ro11">
          <table:table-cell office:value-type="string" table:style-name="ce23">
            <text:p>15-17 year olds</text:p>
          </table:table-cell>
          <table:table-cell office:value-type="float" office:value="39" table:style-name="ce24">
            <text:p>39</text:p>
          </table:table-cell>
          <table:table-cell office:value-type="float" office:value="37" table:style-name="ce24">
            <text:p>37</text:p>
          </table:table-cell>
          <table:table-cell office:value-type="float" office:value="39" table:style-name="ce24">
            <text:p>39</text:p>
          </table:table-cell>
          <table:table-cell office:value-type="float" office:value="51" table:style-name="ce24">
            <text:p>51</text:p>
          </table:table-cell>
          <table:table-cell office:value-type="float" office:value="45" table:style-name="ce24">
            <text:p>45</text:p>
          </table:table-cell>
          <table:table-cell office:value-type="string" table:style-name="ce25">
            <text:p>**</text:p>
          </table:table-cell>
          <table:table-cell table:number-columns-repeated="16377"/>
        </table:table-row>
        <table:table-row table:style-name="ro12">
          <table:table-cell office:value-type="string" table:style-name="ce26">
            <text:p>Determinate sentences</text:p>
          </table:table-cell>
          <table:table-cell office:value-type="float" office:value="39" table:style-name="ce27">
            <text:p>39</text:p>
          </table:table-cell>
          <table:table-cell office:value-type="float" office:value="37" table:style-name="ce27">
            <text:p>37</text:p>
          </table:table-cell>
          <table:table-cell office:value-type="float" office:value="39" table:style-name="ce27">
            <text:p>39</text:p>
          </table:table-cell>
          <table:table-cell office:value-type="float" office:value="51" table:style-name="ce27">
            <text:p>51</text:p>
          </table:table-cell>
          <table:table-cell office:value-type="float" office:value="45" table:style-name="ce27">
            <text:p>45</text:p>
          </table:table-cell>
          <table:table-cell office:value-type="string" table:style-name="ce28">
            <text:p>**</text:p>
          </table:table-cell>
          <table:table-cell table:number-columns-repeated="16377"/>
        </table:table-row>
        <table:table-row table:style-name="ro2">
          <table:table-cell office:value-type="string" table:style-name="ce29">
            <text:p>Less than or equal to 6 months</text:p>
          </table:table-cell>
          <table:table-cell office:value-type="float" office:value="17" table:style-name="ce30">
            <text:p>17</text:p>
          </table:table-cell>
          <table:table-cell office:value-type="float" office:value="19" table:style-name="ce30">
            <text:p>19</text:p>
          </table:table-cell>
          <table:table-cell office:value-type="float" office:value="21" table:style-name="ce30">
            <text:p>21</text:p>
          </table:table-cell>
          <table:table-cell office:value-type="float" office:value="25" table:style-name="ce30">
            <text:p>25</text:p>
          </table:table-cell>
          <table:table-cell office:value-type="float" office:value="19" table:style-name="ce30">
            <text:p>19</text:p>
          </table:table-cell>
          <table:table-cell office:value-type="string" table:style-name="ce31">
            <text:p>**</text:p>
          </table:table-cell>
          <table:table-cell table:number-columns-repeated="16377"/>
        </table:table-row>
        <table:table-row table:style-name="ro2">
          <table:table-cell office:value-type="string" table:style-name="ce29">
            <text:p>Greater than 6 months to less than 12 months</text:p>
          </table:table-cell>
          <table:table-cell office:value-type="float" office:value="4" table:style-name="ce30">
            <text:p>4</text:p>
          </table:table-cell>
          <table:table-cell office:value-type="float" office:value="6" table:style-name="ce30">
            <text:p>6</text:p>
          </table:table-cell>
          <table:table-cell office:value-type="float" office:value="5" table:style-name="ce30">
            <text:p>5</text:p>
          </table:table-cell>
          <table:table-cell office:value-type="float" office:value="6" table:style-name="ce30">
            <text:p>6</text:p>
          </table:table-cell>
          <table:table-cell office:value-type="float" office:value="9" table:style-name="ce30">
            <text:p>9</text:p>
          </table:table-cell>
          <table:table-cell office:value-type="string" table:style-name="ce31">
            <text:p>**</text:p>
          </table:table-cell>
          <table:table-cell table:number-columns-repeated="16377"/>
        </table:table-row>
        <table:table-row table:style-name="ro5">
          <table:table-cell office:value-type="string" table:style-name="ce29">
            <text:p>12 months to less than 4 years</text:p>
          </table:table-cell>
          <table:table-cell office:value-type="float" office:value="18" table:style-name="ce30">
            <text:p>18</text:p>
          </table:table-cell>
          <table:table-cell office:value-type="float" office:value="12" table:style-name="ce30">
            <text:p>12</text:p>
          </table:table-cell>
          <table:table-cell office:value-type="float" office:value="13" table:style-name="ce30">
            <text:p>13</text:p>
          </table:table-cell>
          <table:table-cell office:value-type="float" office:value="19" table:style-name="ce30">
            <text:p>19</text:p>
          </table:table-cell>
          <table:table-cell office:value-type="float" office:value="17" table:style-name="ce30">
            <text:p>17</text:p>
          </table:table-cell>
          <table:table-cell office:value-type="string" table:style-name="ce31">
            <text:p>**</text:p>
          </table:table-cell>
          <table:table-cell table:number-columns-repeated="16377"/>
        </table:table-row>
        <table:table-row table:style-name="ro2">
          <table:table-cell office:value-type="string" table:style-name="ce32">
            <text:p>12 months to less than 2 years</text:p>
          </table:table-cell>
          <table:table-cell office:value-type="float" office:value="9" table:style-name="ce33">
            <text:p>9</text:p>
          </table:table-cell>
          <table:table-cell office:value-type="float" office:value="7" table:style-name="ce33">
            <text:p>7</text:p>
          </table:table-cell>
          <table:table-cell office:value-type="float" office:value="8" table:style-name="ce33">
            <text:p>8</text:p>
          </table:table-cell>
          <table:table-cell office:value-type="float" office:value="16" table:style-name="ce33">
            <text:p>16</text:p>
          </table:table-cell>
          <table:table-cell office:value-type="float" office:value="13" table:style-name="ce33">
            <text:p>13</text:p>
          </table:table-cell>
          <table:table-cell office:value-type="string" table:style-name="ce34">
            <text:p>**</text:p>
          </table:table-cell>
          <table:table-cell table:number-columns-repeated="16377"/>
        </table:table-row>
        <table:table-row table:style-name="ro2">
          <table:table-cell office:value-type="string" table:style-name="ce32">
            <text:p>2 years to less than 4 years</text:p>
          </table:table-cell>
          <table:table-cell office:value-type="float" office:value="9" table:style-name="ce33">
            <text:p>9</text:p>
          </table:table-cell>
          <table:table-cell office:value-type="float" office:value="5" table:style-name="ce33">
            <text:p>5</text:p>
          </table:table-cell>
          <table:table-cell office:value-type="float" office:value="5" table:style-name="ce33">
            <text:p>5</text:p>
          </table:table-cell>
          <table:table-cell office:value-type="float" office:value="3" table:style-name="ce33">
            <text:p>3</text:p>
          </table:table-cell>
          <table:table-cell office:value-type="float" office:value="4" table:style-name="ce33">
            <text:p>4</text:p>
          </table:table-cell>
          <table:table-cell office:value-type="string" table:style-name="ce34">
            <text:p>**</text:p>
          </table:table-cell>
          <table:table-cell table:number-columns-repeated="16377"/>
        </table:table-row>
        <table:table-row table:style-name="ro2">
          <table:table-cell office:value-type="string" table:style-name="ce29">
            <text:p>4 years or more (excluding indeterminate sentences)</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1" table:style-name="ce30">
            <text:p>1</text:p>
          </table:table-cell>
          <table:table-cell office:value-type="float" office:value="0" table:style-name="ce30">
            <text:p>0</text:p>
          </table:table-cell>
          <table:table-cell office:value-type="string" table:style-name="ce31">
            <text:p>-</text:p>
          </table:table-cell>
          <table:table-cell table:number-columns-repeated="16377"/>
        </table:table-row>
        <table:table-row table:style-name="ro2">
          <table:table-cell office:value-type="string" table:style-name="ce32">
            <text:p>4 years to less than 5 years</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string" table:style-name="ce34">
            <text:p>-</text:p>
          </table:table-cell>
          <table:table-cell table:number-columns-repeated="16377"/>
        </table:table-row>
        <table:table-row table:style-name="ro2">
          <table:table-cell office:value-type="string" table:style-name="ce32">
            <text:p>5 years to less than 7 years</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1" table:style-name="ce33">
            <text:p>1</text:p>
          </table:table-cell>
          <table:table-cell office:value-type="float" office:value="0" table:style-name="ce33">
            <text:p>0</text:p>
          </table:table-cell>
          <table:table-cell office:value-type="string" table:style-name="ce34">
            <text:p>-</text:p>
          </table:table-cell>
          <table:table-cell table:number-columns-repeated="16377"/>
        </table:table-row>
        <table:table-row table:style-name="ro2">
          <table:table-cell office:value-type="string" table:style-name="ce32">
            <text:p>7 years to less than 10 years</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string" table:style-name="ce34">
            <text:p>-</text:p>
          </table:table-cell>
          <table:table-cell table:number-columns-repeated="16377"/>
        </table:table-row>
        <table:table-row table:style-name="ro2">
          <table:table-cell office:value-type="string" table:style-name="ce32">
            <text:p>10 years to less than 14 years</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string" table:style-name="ce34">
            <text:p>-</text:p>
          </table:table-cell>
          <table:table-cell table:number-columns-repeated="16377"/>
        </table:table-row>
        <table:table-row table:style-name="ro2">
          <table:table-cell office:value-type="string" table:style-name="ce32">
            <text:p>14 years or more (excluding indeterminate sentences)</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string" table:style-name="ce34">
            <text:p>-</text:p>
          </table:table-cell>
          <table:table-cell table:number-columns-repeated="16377"/>
        </table:table-row>
        <table:table-row table:style-name="ro2">
          <table:table-cell office:value-type="string" table:style-name="ce32">
            <text:p>Extended determinate sentence</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string" table:style-name="ce34">
            <text:p>-</text:p>
          </table:table-cell>
          <table:table-cell table:number-columns-repeated="16377"/>
        </table:table-row>
        <table:table-row table:style-name="ro12">
          <table:table-cell office:value-type="string" table:style-name="ce26">
            <text:p>Indeterminate sentences</text:p>
          </table:table-cell>
          <table:table-cell office:value-type="float" office:value="0" table:style-name="ce27">
            <text:p>0</text:p>
          </table:table-cell>
          <table:table-cell office:value-type="float" office:value="0" table:style-name="ce27">
            <text:p>0</text:p>
          </table:table-cell>
          <table:table-cell office:value-type="float" office:value="0" table:style-name="ce27">
            <text:p>0</text:p>
          </table:table-cell>
          <table:table-cell office:value-type="float" office:value="0" table:style-name="ce27">
            <text:p>0</text:p>
          </table:table-cell>
          <table:table-cell office:value-type="float" office:value="0" table:style-name="ce27">
            <text:p>0</text:p>
          </table:table-cell>
          <table:table-cell office:value-type="string" table:style-name="ce28">
            <text:p>-</text:p>
          </table:table-cell>
          <table:table-cell table:number-columns-repeated="16377"/>
        </table:table-row>
        <table:table-row table:style-name="ro2">
          <table:table-cell office:value-type="string" table:style-name="ce29">
            <text:p>Imprisonment for public protection (IPP)</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string" table:style-name="ce31">
            <text:p>-</text:p>
          </table:table-cell>
          <table:table-cell table:number-columns-repeated="16377"/>
        </table:table-row>
        <table:table-row table:style-name="ro11">
          <table:table-cell office:value-type="string" table:style-name="ce35">
            <text:p>Life sentence</text:p>
          </table:table-cell>
          <table:table-cell office:value-type="float" office:value="0" table:style-name="ce36">
            <text:p>0</text:p>
          </table:table-cell>
          <table:table-cell office:value-type="float" office:value="0" table:style-name="ce36">
            <text:p>0</text:p>
          </table:table-cell>
          <table:table-cell office:value-type="float" office:value="0" table:style-name="ce36">
            <text:p>0</text:p>
          </table:table-cell>
          <table:table-cell office:value-type="float" office:value="0" table:style-name="ce36">
            <text:p>0</text:p>
          </table:table-cell>
          <table:table-cell office:value-type="float" office:value="0" table:style-name="ce36">
            <text:p>0</text:p>
          </table:table-cell>
          <table:table-cell office:value-type="string" table:style-name="ce37">
            <text:p>-</text:p>
          </table:table-cell>
          <table:table-cell table:number-columns-repeated="16377"/>
        </table:table-row>
        <table:table-row table:style-name="ro2">
          <table:table-cell table:number-columns-spanned="7" table:number-rows-spanned="1" table:style-name="ce19"/>
          <table:covered-table-cell table:number-columns-repeated="6"/>
          <table:table-cell table:number-columns-repeated="16377"/>
        </table:table-row>
        <table:table-row table:style-name="ro2">
          <table:table-cell table:number-columns-spanned="7" table:number-rows-spanned="1" table:style-name="ce19"/>
          <table:covered-table-cell table:number-columns-repeated="6"/>
          <table:table-cell table:number-columns-repeated="16377"/>
        </table:table-row>
        <table:table-row table:style-name="ro10">
          <table:table-cell office:value-type="string" table:style-name="ce21">
            <text:p><text:s/></text:p>
          </table:table-cell>
          <table:table-cell office:value-type="string" table:style-name="ce21">
            <text:p>Jan-Mar</text:p>
            <text:p><text:s/>2022</text:p>
          </table:table-cell>
          <table:table-cell office:value-type="string" table:style-name="ce21">
            <text:p>Apr-Jun</text:p>
            <text:p><text:s/>2022</text:p>
          </table:table-cell>
          <table:table-cell office:value-type="string" table:style-name="ce21">
            <text:p>Jul-Sep</text:p>
            <text:p><text:s/>2022 (R)</text:p>
          </table:table-cell>
          <table:table-cell office:value-type="string" table:style-name="ce21">
            <text:p>Oct-Dec</text:p>
            <text:p><text:s/>2022 (R)</text:p>
          </table:table-cell>
          <table:table-cell office:value-type="string" table:style-name="ce21">
            <text:p>Jan-Mar</text:p>
            <text:p><text:s/>2023</text:p>
          </table:table-cell>
          <table:table-cell office:value-type="string" table:style-name="ce22">
            <text:p>Percentage change<text:s/></text:p>
            <text:p>Jan-Mar</text:p>
            <text:p><text:s/>2022 to 2023</text:p>
          </table:table-cell>
          <table:table-cell table:number-columns-repeated="16377"/>
        </table:table-row>
        <table:table-row table:style-name="ro11">
          <table:table-cell office:value-type="string" table:style-name="ce23">
            <text:p>Males</text:p>
          </table:table-cell>
          <table:table-cell office:value-type="float" office:value="10493" table:style-name="ce24">
            <text:p>10,493</text:p>
          </table:table-cell>
          <table:table-cell office:value-type="float" office:value="10624" table:style-name="ce24">
            <text:p>10,624</text:p>
          </table:table-cell>
          <table:table-cell office:value-type="float" office:value="11076" table:style-name="ce24">
            <text:p>11,076</text:p>
          </table:table-cell>
          <table:table-cell office:value-type="float" office:value="11151" table:style-name="ce24">
            <text:p>11,151</text:p>
          </table:table-cell>
          <table:table-cell office:value-type="float" office:value="11029" table:style-name="ce24">
            <text:p>11,029</text:p>
          </table:table-cell>
          <table:table-cell office:value-type="percentage" office:value="5.108E-2" table:style-name="ce25">
            <text:p>5%</text:p>
          </table:table-cell>
          <table:table-cell table:number-columns-repeated="16377"/>
        </table:table-row>
        <table:table-row table:style-name="ro12">
          <table:table-cell office:value-type="string" table:style-name="ce26">
            <text:p>Determinate sentences</text:p>
          </table:table-cell>
          <table:table-cell office:value-type="float" office:value="10370" table:style-name="ce27">
            <text:p>10,370</text:p>
          </table:table-cell>
          <table:table-cell office:value-type="float" office:value="10508" table:style-name="ce27">
            <text:p>10,508</text:p>
          </table:table-cell>
          <table:table-cell office:value-type="float" office:value="10968" table:style-name="ce27">
            <text:p>10,968</text:p>
          </table:table-cell>
          <table:table-cell office:value-type="float" office:value="11037" table:style-name="ce27">
            <text:p>11,037</text:p>
          </table:table-cell>
          <table:table-cell office:value-type="float" office:value="10914" table:style-name="ce27">
            <text:p>10,914</text:p>
          </table:table-cell>
          <table:table-cell office:value-type="percentage" office:value="5.246E-2" table:style-name="ce28">
            <text:p>5%</text:p>
          </table:table-cell>
          <table:table-cell table:number-columns-repeated="16377"/>
        </table:table-row>
        <table:table-row table:style-name="ro2">
          <table:table-cell office:value-type="string" table:style-name="ce29">
            <text:p>Less than or equal to 6 months</text:p>
          </table:table-cell>
          <table:table-cell office:value-type="float" office:value="3567" table:style-name="ce30">
            <text:p>3,567</text:p>
          </table:table-cell>
          <table:table-cell office:value-type="float" office:value="3646" table:style-name="ce30">
            <text:p>3,646</text:p>
          </table:table-cell>
          <table:table-cell office:value-type="float" office:value="4030" table:style-name="ce30">
            <text:p>4,030</text:p>
          </table:table-cell>
          <table:table-cell office:value-type="float" office:value="3910" table:style-name="ce30">
            <text:p>3,910</text:p>
          </table:table-cell>
          <table:table-cell office:value-type="float" office:value="3622" table:style-name="ce30">
            <text:p>3,622</text:p>
          </table:table-cell>
          <table:table-cell office:value-type="percentage" office:value="1.542E-2" table:style-name="ce31">
            <text:p>2%</text:p>
          </table:table-cell>
          <table:table-cell table:number-columns-repeated="16377"/>
        </table:table-row>
        <table:table-row table:style-name="ro2">
          <table:table-cell office:value-type="string" table:style-name="ce29">
            <text:p>Greater than 6 months to less than 12 months</text:p>
          </table:table-cell>
          <table:table-cell office:value-type="float" office:value="1271" table:style-name="ce30">
            <text:p>1,271</text:p>
          </table:table-cell>
          <table:table-cell office:value-type="float" office:value="1282" table:style-name="ce30">
            <text:p>1,282</text:p>
          </table:table-cell>
          <table:table-cell office:value-type="float" office:value="1244" table:style-name="ce30">
            <text:p>1,244</text:p>
          </table:table-cell>
          <table:table-cell office:value-type="float" office:value="1404" table:style-name="ce30">
            <text:p>1,404</text:p>
          </table:table-cell>
          <table:table-cell office:value-type="float" office:value="1553" table:style-name="ce30">
            <text:p>1,553</text:p>
          </table:table-cell>
          <table:table-cell office:value-type="percentage" office:value="0.22187000000000001" table:style-name="ce31">
            <text:p>22%</text:p>
          </table:table-cell>
          <table:table-cell table:number-columns-repeated="16377"/>
        </table:table-row>
        <table:table-row table:style-name="ro2">
          <table:table-cell office:value-type="string" table:style-name="ce29">
            <text:p>12 months to less than 4 years</text:p>
          </table:table-cell>
          <table:table-cell office:value-type="float" office:value="3595" table:style-name="ce30">
            <text:p>3,595</text:p>
          </table:table-cell>
          <table:table-cell office:value-type="float" office:value="3688" table:style-name="ce30">
            <text:p>3,688</text:p>
          </table:table-cell>
          <table:table-cell office:value-type="float" office:value="3756" table:style-name="ce30">
            <text:p>3,756</text:p>
          </table:table-cell>
          <table:table-cell office:value-type="float" office:value="3877" table:style-name="ce30">
            <text:p>3,877</text:p>
          </table:table-cell>
          <table:table-cell office:value-type="float" office:value="3870" table:style-name="ce30">
            <text:p>3,870</text:p>
          </table:table-cell>
          <table:table-cell office:value-type="percentage" office:value="7.6499999999999999E-2" table:style-name="ce31">
            <text:p>8%</text:p>
          </table:table-cell>
          <table:table-cell table:number-columns-repeated="16377"/>
        </table:table-row>
        <table:table-row table:style-name="ro2">
          <table:table-cell office:value-type="string" table:style-name="ce32">
            <text:p>12 months to less than 2 years</text:p>
          </table:table-cell>
          <table:table-cell office:value-type="float" office:value="1552" table:style-name="ce33">
            <text:p>1,552</text:p>
          </table:table-cell>
          <table:table-cell office:value-type="float" office:value="1556" table:style-name="ce33">
            <text:p>1,556</text:p>
          </table:table-cell>
          <table:table-cell office:value-type="float" office:value="1587" table:style-name="ce33">
            <text:p>1,587</text:p>
          </table:table-cell>
          <table:table-cell office:value-type="float" office:value="1618" table:style-name="ce33">
            <text:p>1,618</text:p>
          </table:table-cell>
          <table:table-cell office:value-type="float" office:value="1638" table:style-name="ce33">
            <text:p>1,638</text:p>
          </table:table-cell>
          <table:table-cell office:value-type="percentage" office:value="5.5410000000000001E-2" table:style-name="ce34">
            <text:p>6%</text:p>
          </table:table-cell>
          <table:table-cell table:number-columns-repeated="16377"/>
        </table:table-row>
        <table:table-row table:style-name="ro2">
          <table:table-cell office:value-type="string" table:style-name="ce32">
            <text:p>2 years to less than 4 years</text:p>
          </table:table-cell>
          <table:table-cell office:value-type="float" office:value="2043" table:style-name="ce33">
            <text:p>2,043</text:p>
          </table:table-cell>
          <table:table-cell office:value-type="float" office:value="2132" table:style-name="ce33">
            <text:p>2,132</text:p>
          </table:table-cell>
          <table:table-cell office:value-type="float" office:value="2169" table:style-name="ce33">
            <text:p>2,169</text:p>
          </table:table-cell>
          <table:table-cell office:value-type="float" office:value="2259" table:style-name="ce33">
            <text:p>2,259</text:p>
          </table:table-cell>
          <table:table-cell office:value-type="float" office:value="2232" table:style-name="ce33">
            <text:p>2,232</text:p>
          </table:table-cell>
          <table:table-cell office:value-type="percentage" office:value="9.2509999999999995E-2" table:style-name="ce34">
            <text:p>9%</text:p>
          </table:table-cell>
          <table:table-cell table:number-columns-repeated="16377"/>
        </table:table-row>
        <table:table-row table:style-name="ro2">
          <table:table-cell office:value-type="string" table:style-name="ce29">
            <text:p>4 years or more (excluding indeterminate sentences)</text:p>
          </table:table-cell>
          <table:table-cell office:value-type="float" office:value="1937" table:style-name="ce30">
            <text:p>1,937</text:p>
          </table:table-cell>
          <table:table-cell office:value-type="float" office:value="1892" table:style-name="ce30">
            <text:p>1,892</text:p>
          </table:table-cell>
          <table:table-cell office:value-type="float" office:value="1938" table:style-name="ce30">
            <text:p>1,938</text:p>
          </table:table-cell>
          <table:table-cell office:value-type="float" office:value="1846" table:style-name="ce30">
            <text:p>1,846</text:p>
          </table:table-cell>
          <table:table-cell office:value-type="float" office:value="1869" table:style-name="ce30">
            <text:p>1,869</text:p>
          </table:table-cell>
          <table:table-cell office:value-type="percentage" office:value="-3.5110000000000002E-2" table:style-name="ce31">
            <text:p>-4%</text:p>
          </table:table-cell>
          <table:table-cell table:number-columns-repeated="16377"/>
        </table:table-row>
        <table:table-row table:style-name="ro2">
          <table:table-cell office:value-type="string" table:style-name="ce32">
            <text:p>4 years to less than 5 years</text:p>
          </table:table-cell>
          <table:table-cell office:value-type="float" office:value="461" table:style-name="ce33">
            <text:p>461</text:p>
          </table:table-cell>
          <table:table-cell office:value-type="float" office:value="436" table:style-name="ce33">
            <text:p>436</text:p>
          </table:table-cell>
          <table:table-cell office:value-type="float" office:value="425" table:style-name="ce33">
            <text:p>425</text:p>
          </table:table-cell>
          <table:table-cell office:value-type="float" office:value="435" table:style-name="ce33">
            <text:p>435</text:p>
          </table:table-cell>
          <table:table-cell office:value-type="float" office:value="445" table:style-name="ce33">
            <text:p>445</text:p>
          </table:table-cell>
          <table:table-cell office:value-type="percentage" office:value="-3.4709999999999998E-2" table:style-name="ce34">
            <text:p>-3%</text:p>
          </table:table-cell>
          <table:table-cell table:number-columns-repeated="16377"/>
        </table:table-row>
        <table:table-row table:style-name="ro2">
          <table:table-cell office:value-type="string" table:style-name="ce32">
            <text:p>5 years to less than 7 years</text:p>
          </table:table-cell>
          <table:table-cell office:value-type="float" office:value="589" table:style-name="ce33">
            <text:p>589</text:p>
          </table:table-cell>
          <table:table-cell office:value-type="float" office:value="609" table:style-name="ce33">
            <text:p>609</text:p>
          </table:table-cell>
          <table:table-cell office:value-type="float" office:value="610" table:style-name="ce33">
            <text:p>610</text:p>
          </table:table-cell>
          <table:table-cell office:value-type="float" office:value="517" table:style-name="ce33">
            <text:p>517</text:p>
          </table:table-cell>
          <table:table-cell office:value-type="float" office:value="499" table:style-name="ce33">
            <text:p>499</text:p>
          </table:table-cell>
          <table:table-cell office:value-type="percentage" office:value="-0.15279999999999999" table:style-name="ce34">
            <text:p>-15%</text:p>
          </table:table-cell>
          <table:table-cell table:number-columns-repeated="16377"/>
        </table:table-row>
        <table:table-row table:style-name="ro2">
          <table:table-cell office:value-type="string" table:style-name="ce32">
            <text:p>7 years to less than 10 years</text:p>
          </table:table-cell>
          <table:table-cell office:value-type="float" office:value="428" table:style-name="ce33">
            <text:p>428</text:p>
          </table:table-cell>
          <table:table-cell office:value-type="float" office:value="413" table:style-name="ce33">
            <text:p>413</text:p>
          </table:table-cell>
          <table:table-cell office:value-type="float" office:value="406" table:style-name="ce33">
            <text:p>406</text:p>
          </table:table-cell>
          <table:table-cell office:value-type="float" office:value="408" table:style-name="ce33">
            <text:p>408</text:p>
          </table:table-cell>
          <table:table-cell office:value-type="float" office:value="402" table:style-name="ce33">
            <text:p>402</text:p>
          </table:table-cell>
          <table:table-cell office:value-type="percentage" office:value="-6.0749999999999998E-2" table:style-name="ce34">
            <text:p>-6%</text:p>
          </table:table-cell>
          <table:table-cell table:number-columns-repeated="16377"/>
        </table:table-row>
        <table:table-row table:style-name="ro2">
          <table:table-cell office:value-type="string" table:style-name="ce32">
            <text:p>10 years to less than 14 years</text:p>
          </table:table-cell>
          <table:table-cell office:value-type="float" office:value="213" table:style-name="ce33">
            <text:p>213</text:p>
          </table:table-cell>
          <table:table-cell office:value-type="float" office:value="195" table:style-name="ce33">
            <text:p>195</text:p>
          </table:table-cell>
          <table:table-cell office:value-type="float" office:value="233" table:style-name="ce33">
            <text:p>233</text:p>
          </table:table-cell>
          <table:table-cell office:value-type="float" office:value="244" table:style-name="ce33">
            <text:p>244</text:p>
          </table:table-cell>
          <table:table-cell office:value-type="float" office:value="237" table:style-name="ce33">
            <text:p>237</text:p>
          </table:table-cell>
          <table:table-cell office:value-type="percentage" office:value="0.11268" table:style-name="ce34">
            <text:p>11%</text:p>
          </table:table-cell>
          <table:table-cell table:number-columns-repeated="16377"/>
        </table:table-row>
        <table:table-row table:style-name="ro2">
          <table:table-cell office:value-type="string" table:style-name="ce32">
            <text:p>14 years or more (excluding indeterminate sentences)</text:p>
          </table:table-cell>
          <table:table-cell office:value-type="float" office:value="121" table:style-name="ce33">
            <text:p>121</text:p>
          </table:table-cell>
          <table:table-cell office:value-type="float" office:value="116" table:style-name="ce33">
            <text:p>116</text:p>
          </table:table-cell>
          <table:table-cell office:value-type="float" office:value="116" table:style-name="ce33">
            <text:p>116</text:p>
          </table:table-cell>
          <table:table-cell office:value-type="float" office:value="103" table:style-name="ce33">
            <text:p>103</text:p>
          </table:table-cell>
          <table:table-cell office:value-type="float" office:value="119" table:style-name="ce33">
            <text:p>119</text:p>
          </table:table-cell>
          <table:table-cell office:value-type="percentage" office:value="-1.653E-2" table:style-name="ce34">
            <text:p>-2%</text:p>
          </table:table-cell>
          <table:table-cell table:number-columns-repeated="16377"/>
        </table:table-row>
        <table:table-row table:style-name="ro2">
          <table:table-cell office:value-type="string" table:style-name="ce32">
            <text:p>Extended determinate sentence</text:p>
          </table:table-cell>
          <table:table-cell office:value-type="float" office:value="125" table:style-name="ce33">
            <text:p>125</text:p>
          </table:table-cell>
          <table:table-cell office:value-type="float" office:value="123" table:style-name="ce33">
            <text:p>123</text:p>
          </table:table-cell>
          <table:table-cell office:value-type="float" office:value="148" table:style-name="ce33">
            <text:p>148</text:p>
          </table:table-cell>
          <table:table-cell office:value-type="float" office:value="139" table:style-name="ce33">
            <text:p>139</text:p>
          </table:table-cell>
          <table:table-cell office:value-type="float" office:value="167" table:style-name="ce33">
            <text:p>167</text:p>
          </table:table-cell>
          <table:table-cell office:value-type="percentage" office:value="0.33600000000000002" table:style-name="ce34">
            <text:p>34%</text:p>
          </table:table-cell>
          <table:table-cell table:number-columns-repeated="16377"/>
        </table:table-row>
        <table:table-row table:style-name="ro12">
          <table:table-cell office:value-type="string" table:style-name="ce26">
            <text:p>Indeterminate sentences</text:p>
          </table:table-cell>
          <table:table-cell office:value-type="float" office:value="123" table:style-name="ce27">
            <text:p>123</text:p>
          </table:table-cell>
          <table:table-cell office:value-type="float" office:value="116" table:style-name="ce27">
            <text:p>116</text:p>
          </table:table-cell>
          <table:table-cell office:value-type="float" office:value="108" table:style-name="ce27">
            <text:p>108</text:p>
          </table:table-cell>
          <table:table-cell office:value-type="float" office:value="114" table:style-name="ce27">
            <text:p>114</text:p>
          </table:table-cell>
          <table:table-cell office:value-type="float" office:value="115" table:style-name="ce27">
            <text:p>115</text:p>
          </table:table-cell>
          <table:table-cell office:value-type="percentage" office:value="-6.5040000000000001E-2" table:style-name="ce28">
            <text:p>-7%</text:p>
          </table:table-cell>
          <table:table-cell table:number-columns-repeated="16377"/>
        </table:table-row>
        <table:table-row table:style-name="ro2">
          <table:table-cell office:value-type="string" table:style-name="ce29">
            <text:p>Imprisonment for public protection (IPP)</text:p>
          </table:table-cell>
          <table:table-cell office:value-type="float" office:value="51" table:style-name="ce30">
            <text:p>51</text:p>
          </table:table-cell>
          <table:table-cell office:value-type="float" office:value="61" table:style-name="ce30">
            <text:p>61</text:p>
          </table:table-cell>
          <table:table-cell office:value-type="float" office:value="51" table:style-name="ce30">
            <text:p>51</text:p>
          </table:table-cell>
          <table:table-cell office:value-type="float" office:value="39" table:style-name="ce30">
            <text:p>39</text:p>
          </table:table-cell>
          <table:table-cell office:value-type="float" office:value="43" table:style-name="ce30">
            <text:p>43</text:p>
          </table:table-cell>
          <table:table-cell office:value-type="string" table:style-name="ce31">
            <text:p>**</text:p>
          </table:table-cell>
          <table:table-cell table:number-columns-repeated="16377"/>
        </table:table-row>
        <table:table-row table:style-name="ro11">
          <table:table-cell office:value-type="string" table:style-name="ce35">
            <text:p>Life sentence</text:p>
          </table:table-cell>
          <table:table-cell office:value-type="float" office:value="72" table:style-name="ce36">
            <text:p>72</text:p>
          </table:table-cell>
          <table:table-cell office:value-type="float" office:value="55" table:style-name="ce36">
            <text:p>55</text:p>
          </table:table-cell>
          <table:table-cell office:value-type="float" office:value="57" table:style-name="ce36">
            <text:p>57</text:p>
          </table:table-cell>
          <table:table-cell office:value-type="float" office:value="75" table:style-name="ce36">
            <text:p>75</text:p>
          </table:table-cell>
          <table:table-cell office:value-type="float" office:value="72" table:style-name="ce36">
            <text:p>72</text:p>
          </table:table-cell>
          <table:table-cell office:value-type="percentage" office:value="0" table:style-name="ce37">
            <text:p>0%</text:p>
          </table:table-cell>
          <table:table-cell table:number-columns-repeated="16377"/>
        </table:table-row>
        <table:table-row table:style-name="ro11">
          <table:table-cell office:value-type="string" table:style-name="ce23">
            <text:p>Adults</text:p>
          </table:table-cell>
          <table:table-cell office:value-type="float" office:value="10001" table:style-name="ce24">
            <text:p>10,001</text:p>
          </table:table-cell>
          <table:table-cell office:value-type="float" office:value="10204" table:style-name="ce24">
            <text:p>10,204</text:p>
          </table:table-cell>
          <table:table-cell office:value-type="float" office:value="10664" table:style-name="ce24">
            <text:p>10,664</text:p>
          </table:table-cell>
          <table:table-cell office:value-type="float" office:value="10712" table:style-name="ce24">
            <text:p>10,712</text:p>
          </table:table-cell>
          <table:table-cell office:value-type="float" office:value="10580" table:style-name="ce24">
            <text:p>10,580</text:p>
          </table:table-cell>
          <table:table-cell office:value-type="percentage" office:value="5.7889999999999997E-2" table:style-name="ce25">
            <text:p>6%</text:p>
          </table:table-cell>
          <table:table-cell table:number-columns-repeated="16377"/>
        </table:table-row>
        <table:table-row table:style-name="ro12">
          <table:table-cell office:value-type="string" table:style-name="ce26">
            <text:p>Determinate sentences</text:p>
          </table:table-cell>
          <table:table-cell office:value-type="float" office:value="9878" table:style-name="ce27">
            <text:p>9,878</text:p>
          </table:table-cell>
          <table:table-cell office:value-type="float" office:value="10088" table:style-name="ce27">
            <text:p>10,088</text:p>
          </table:table-cell>
          <table:table-cell office:value-type="float" office:value="10556" table:style-name="ce27">
            <text:p>10,556</text:p>
          </table:table-cell>
          <table:table-cell office:value-type="float" office:value="10598" table:style-name="ce27">
            <text:p>10,598</text:p>
          </table:table-cell>
          <table:table-cell office:value-type="float" office:value="10465" table:style-name="ce27">
            <text:p>10,465</text:p>
          </table:table-cell>
          <table:table-cell office:value-type="percentage" office:value="5.9420000000000001E-2" table:style-name="ce28">
            <text:p>6%</text:p>
          </table:table-cell>
          <table:table-cell table:number-columns-repeated="16377"/>
        </table:table-row>
        <table:table-row table:style-name="ro2">
          <table:table-cell office:value-type="string" table:style-name="ce29">
            <text:p>Less than or equal to 6 months</text:p>
          </table:table-cell>
          <table:table-cell office:value-type="float" office:value="3418" table:style-name="ce30">
            <text:p>3,418</text:p>
          </table:table-cell>
          <table:table-cell office:value-type="float" office:value="3513" table:style-name="ce30">
            <text:p>3,513</text:p>
          </table:table-cell>
          <table:table-cell office:value-type="float" office:value="3902" table:style-name="ce30">
            <text:p>3,902</text:p>
          </table:table-cell>
          <table:table-cell office:value-type="float" office:value="3777" table:style-name="ce30">
            <text:p>3,777</text:p>
          </table:table-cell>
          <table:table-cell office:value-type="float" office:value="3487" table:style-name="ce30">
            <text:p>3,487</text:p>
          </table:table-cell>
          <table:table-cell office:value-type="percentage" office:value="2.019E-2" table:style-name="ce31">
            <text:p>2%</text:p>
          </table:table-cell>
          <table:table-cell table:number-columns-repeated="16377"/>
        </table:table-row>
        <table:table-row table:style-name="ro2">
          <table:table-cell office:value-type="string" table:style-name="ce29">
            <text:p>Greater than 6 months to less than 12 months</text:p>
          </table:table-cell>
          <table:table-cell office:value-type="float" office:value="1223" table:style-name="ce30">
            <text:p>1,223</text:p>
          </table:table-cell>
          <table:table-cell office:value-type="float" office:value="1239" table:style-name="ce30">
            <text:p>1,239</text:p>
          </table:table-cell>
          <table:table-cell office:value-type="float" office:value="1187" table:style-name="ce30">
            <text:p>1,187</text:p>
          </table:table-cell>
          <table:table-cell office:value-type="float" office:value="1351" table:style-name="ce30">
            <text:p>1,351</text:p>
          </table:table-cell>
          <table:table-cell office:value-type="float" office:value="1485" table:style-name="ce30">
            <text:p>1,485</text:p>
          </table:table-cell>
          <table:table-cell office:value-type="percentage" office:value="0.21423" table:style-name="ce31">
            <text:p>21%</text:p>
          </table:table-cell>
          <table:table-cell table:number-columns-repeated="16377"/>
        </table:table-row>
        <table:table-row table:style-name="ro2">
          <table:table-cell office:value-type="string" table:style-name="ce29">
            <text:p>12 months to less than 4 years</text:p>
          </table:table-cell>
          <table:table-cell office:value-type="float" office:value="3345" table:style-name="ce30">
            <text:p>3,345</text:p>
          </table:table-cell>
          <table:table-cell office:value-type="float" office:value="3479" table:style-name="ce30">
            <text:p>3,479</text:p>
          </table:table-cell>
          <table:table-cell office:value-type="float" office:value="3554" table:style-name="ce30">
            <text:p>3,554</text:p>
          </table:table-cell>
          <table:table-cell office:value-type="float" office:value="3655" table:style-name="ce30">
            <text:p>3,655</text:p>
          </table:table-cell>
          <table:table-cell office:value-type="float" office:value="3659" table:style-name="ce30">
            <text:p>3,659</text:p>
          </table:table-cell>
          <table:table-cell office:value-type="percentage" office:value="9.3869999999999995E-2" table:style-name="ce31">
            <text:p>9%</text:p>
          </table:table-cell>
          <table:table-cell table:number-columns-repeated="16377"/>
        </table:table-row>
        <table:table-row table:style-name="ro2">
          <table:table-cell office:value-type="string" table:style-name="ce32">
            <text:p>12 months to less than 2 years</text:p>
          </table:table-cell>
          <table:table-cell office:value-type="float" office:value="1444" table:style-name="ce33">
            <text:p>1,444</text:p>
          </table:table-cell>
          <table:table-cell office:value-type="float" office:value="1456" table:style-name="ce33">
            <text:p>1,456</text:p>
          </table:table-cell>
          <table:table-cell office:value-type="float" office:value="1514" table:style-name="ce33">
            <text:p>1,514</text:p>
          </table:table-cell>
          <table:table-cell office:value-type="float" office:value="1525" table:style-name="ce33">
            <text:p>1,525</text:p>
          </table:table-cell>
          <table:table-cell office:value-type="float" office:value="1533" table:style-name="ce33">
            <text:p>1,533</text:p>
          </table:table-cell>
          <table:table-cell office:value-type="percentage" office:value="6.1629999999999997E-2" table:style-name="ce34">
            <text:p>6%</text:p>
          </table:table-cell>
          <table:table-cell table:number-columns-repeated="16377"/>
        </table:table-row>
        <table:table-row table:style-name="ro2">
          <table:table-cell office:value-type="string" table:style-name="ce32">
            <text:p>2 years to less than 4 years</text:p>
          </table:table-cell>
          <table:table-cell office:value-type="float" office:value="1901" table:style-name="ce33">
            <text:p>1,901</text:p>
          </table:table-cell>
          <table:table-cell office:value-type="float" office:value="2023" table:style-name="ce33">
            <text:p>2,023</text:p>
          </table:table-cell>
          <table:table-cell office:value-type="float" office:value="2040" table:style-name="ce33">
            <text:p>2,040</text:p>
          </table:table-cell>
          <table:table-cell office:value-type="float" office:value="2130" table:style-name="ce33">
            <text:p>2,130</text:p>
          </table:table-cell>
          <table:table-cell office:value-type="float" office:value="2126" table:style-name="ce33">
            <text:p>2,126</text:p>
          </table:table-cell>
          <table:table-cell office:value-type="percentage" office:value="0.11836000000000001" table:style-name="ce34">
            <text:p>12%</text:p>
          </table:table-cell>
          <table:table-cell table:number-columns-repeated="16377"/>
        </table:table-row>
        <table:table-row table:style-name="ro2">
          <table:table-cell office:value-type="string" table:style-name="ce29">
            <text:p>4 years or more (excluding indeterminate sentences)</text:p>
          </table:table-cell>
          <table:table-cell office:value-type="float" office:value="1892" table:style-name="ce30">
            <text:p>1,892</text:p>
          </table:table-cell>
          <table:table-cell office:value-type="float" office:value="1857" table:style-name="ce30">
            <text:p>1,857</text:p>
          </table:table-cell>
          <table:table-cell office:value-type="float" office:value="1913" table:style-name="ce30">
            <text:p>1,913</text:p>
          </table:table-cell>
          <table:table-cell office:value-type="float" office:value="1815" table:style-name="ce30">
            <text:p>1,815</text:p>
          </table:table-cell>
          <table:table-cell office:value-type="float" office:value="1834" table:style-name="ce30">
            <text:p>1,834</text:p>
          </table:table-cell>
          <table:table-cell office:value-type="percentage" office:value="-3.066E-2" table:style-name="ce31">
            <text:p>-3%</text:p>
          </table:table-cell>
          <table:table-cell table:number-columns-repeated="16377"/>
        </table:table-row>
        <table:table-row table:style-name="ro2">
          <table:table-cell office:value-type="string" table:style-name="ce32">
            <text:p>4 years to less than 5 years</text:p>
          </table:table-cell>
          <table:table-cell office:value-type="float" office:value="438" table:style-name="ce33">
            <text:p>438</text:p>
          </table:table-cell>
          <table:table-cell office:value-type="float" office:value="415" table:style-name="ce33">
            <text:p>415</text:p>
          </table:table-cell>
          <table:table-cell office:value-type="float" office:value="414" table:style-name="ce33">
            <text:p>414</text:p>
          </table:table-cell>
          <table:table-cell office:value-type="float" office:value="416" table:style-name="ce33">
            <text:p>416</text:p>
          </table:table-cell>
          <table:table-cell office:value-type="float" office:value="427" table:style-name="ce33">
            <text:p>427</text:p>
          </table:table-cell>
          <table:table-cell office:value-type="percentage" office:value="-2.511E-2" table:style-name="ce34">
            <text:p>-3%</text:p>
          </table:table-cell>
          <table:table-cell table:number-columns-repeated="16377"/>
        </table:table-row>
        <table:table-row table:style-name="ro2">
          <table:table-cell office:value-type="string" table:style-name="ce32">
            <text:p>5 years to less than 7 years</text:p>
          </table:table-cell>
          <table:table-cell office:value-type="float" office:value="576" table:style-name="ce33">
            <text:p>576</text:p>
          </table:table-cell>
          <table:table-cell office:value-type="float" office:value="601" table:style-name="ce33">
            <text:p>601</text:p>
          </table:table-cell>
          <table:table-cell office:value-type="float" office:value="601" table:style-name="ce33">
            <text:p>601</text:p>
          </table:table-cell>
          <table:table-cell office:value-type="float" office:value="510" table:style-name="ce33">
            <text:p>510</text:p>
          </table:table-cell>
          <table:table-cell office:value-type="float" office:value="490" table:style-name="ce33">
            <text:p>490</text:p>
          </table:table-cell>
          <table:table-cell office:value-type="percentage" office:value="-0.14931" table:style-name="ce34">
            <text:p>-15%</text:p>
          </table:table-cell>
          <table:table-cell table:number-columns-repeated="16377"/>
        </table:table-row>
        <table:table-row table:style-name="ro2">
          <table:table-cell office:value-type="string" table:style-name="ce32">
            <text:p>7 years to less than 10 years</text:p>
          </table:table-cell>
          <table:table-cell office:value-type="float" office:value="419" table:style-name="ce33">
            <text:p>419</text:p>
          </table:table-cell>
          <table:table-cell office:value-type="float" office:value="409" table:style-name="ce33">
            <text:p>409</text:p>
          </table:table-cell>
          <table:table-cell office:value-type="float" office:value="403" table:style-name="ce33">
            <text:p>403</text:p>
          </table:table-cell>
          <table:table-cell office:value-type="float" office:value="408" table:style-name="ce33">
            <text:p>408</text:p>
          </table:table-cell>
          <table:table-cell office:value-type="float" office:value="398" table:style-name="ce33">
            <text:p>398</text:p>
          </table:table-cell>
          <table:table-cell office:value-type="percentage" office:value="-5.0119999999999998E-2" table:style-name="ce34">
            <text:p>-5%</text:p>
          </table:table-cell>
          <table:table-cell table:number-columns-repeated="16377"/>
        </table:table-row>
        <table:table-row table:style-name="ro2">
          <table:table-cell office:value-type="string" table:style-name="ce32">
            <text:p>10 years to less than 14 years</text:p>
          </table:table-cell>
          <table:table-cell office:value-type="float" office:value="213" table:style-name="ce33">
            <text:p>213</text:p>
          </table:table-cell>
          <table:table-cell office:value-type="float" office:value="195" table:style-name="ce33">
            <text:p>195</text:p>
          </table:table-cell>
          <table:table-cell office:value-type="float" office:value="233" table:style-name="ce33">
            <text:p>233</text:p>
          </table:table-cell>
          <table:table-cell office:value-type="float" office:value="242" table:style-name="ce33">
            <text:p>242</text:p>
          </table:table-cell>
          <table:table-cell office:value-type="float" office:value="237" table:style-name="ce33">
            <text:p>237</text:p>
          </table:table-cell>
          <table:table-cell office:value-type="percentage" office:value="0.11268" table:style-name="ce34">
            <text:p>11%</text:p>
          </table:table-cell>
          <table:table-cell table:number-columns-repeated="16377"/>
        </table:table-row>
        <table:table-row table:style-name="ro2">
          <table:table-cell office:value-type="string" table:style-name="ce32">
            <text:p>14 years or more (excluding indeterminate sentences)</text:p>
          </table:table-cell>
          <table:table-cell office:value-type="float" office:value="121" table:style-name="ce33">
            <text:p>121</text:p>
          </table:table-cell>
          <table:table-cell office:value-type="float" office:value="116" table:style-name="ce33">
            <text:p>116</text:p>
          </table:table-cell>
          <table:table-cell office:value-type="float" office:value="116" table:style-name="ce33">
            <text:p>116</text:p>
          </table:table-cell>
          <table:table-cell office:value-type="float" office:value="103" table:style-name="ce33">
            <text:p>103</text:p>
          </table:table-cell>
          <table:table-cell office:value-type="float" office:value="119" table:style-name="ce33">
            <text:p>119</text:p>
          </table:table-cell>
          <table:table-cell office:value-type="percentage" office:value="-1.653E-2" table:style-name="ce34">
            <text:p>-2%</text:p>
          </table:table-cell>
          <table:table-cell table:number-columns-repeated="16377"/>
        </table:table-row>
        <table:table-row table:style-name="ro2">
          <table:table-cell office:value-type="string" table:style-name="ce32">
            <text:p>Extended determinate sentence</text:p>
          </table:table-cell>
          <table:table-cell office:value-type="float" office:value="125" table:style-name="ce33">
            <text:p>125</text:p>
          </table:table-cell>
          <table:table-cell office:value-type="float" office:value="121" table:style-name="ce33">
            <text:p>121</text:p>
          </table:table-cell>
          <table:table-cell office:value-type="float" office:value="146" table:style-name="ce33">
            <text:p>146</text:p>
          </table:table-cell>
          <table:table-cell office:value-type="float" office:value="136" table:style-name="ce33">
            <text:p>136</text:p>
          </table:table-cell>
          <table:table-cell office:value-type="float" office:value="163" table:style-name="ce33">
            <text:p>163</text:p>
          </table:table-cell>
          <table:table-cell office:value-type="percentage" office:value="0.30399999999999999" table:style-name="ce34">
            <text:p>30%</text:p>
          </table:table-cell>
          <table:table-cell table:number-columns-repeated="16377"/>
        </table:table-row>
        <table:table-row table:style-name="ro12">
          <table:table-cell office:value-type="string" table:style-name="ce26">
            <text:p>Indeterminate sentences</text:p>
          </table:table-cell>
          <table:table-cell office:value-type="float" office:value="123" table:style-name="ce27">
            <text:p>123</text:p>
          </table:table-cell>
          <table:table-cell office:value-type="float" office:value="116" table:style-name="ce27">
            <text:p>116</text:p>
          </table:table-cell>
          <table:table-cell office:value-type="float" office:value="108" table:style-name="ce27">
            <text:p>108</text:p>
          </table:table-cell>
          <table:table-cell office:value-type="float" office:value="114" table:style-name="ce27">
            <text:p>114</text:p>
          </table:table-cell>
          <table:table-cell office:value-type="float" office:value="115" table:style-name="ce27">
            <text:p>115</text:p>
          </table:table-cell>
          <table:table-cell office:value-type="percentage" office:value="-6.5040000000000001E-2" table:style-name="ce28">
            <text:p>-7%</text:p>
          </table:table-cell>
          <table:table-cell table:number-columns-repeated="16377"/>
        </table:table-row>
        <table:table-row table:style-name="ro2">
          <table:table-cell office:value-type="string" table:style-name="ce29">
            <text:p>Imprisonment for public protection (IPP)</text:p>
          </table:table-cell>
          <table:table-cell office:value-type="float" office:value="51" table:style-name="ce30">
            <text:p>51</text:p>
          </table:table-cell>
          <table:table-cell office:value-type="float" office:value="61" table:style-name="ce30">
            <text:p>61</text:p>
          </table:table-cell>
          <table:table-cell office:value-type="float" office:value="51" table:style-name="ce30">
            <text:p>51</text:p>
          </table:table-cell>
          <table:table-cell office:value-type="float" office:value="39" table:style-name="ce30">
            <text:p>39</text:p>
          </table:table-cell>
          <table:table-cell office:value-type="float" office:value="43" table:style-name="ce30">
            <text:p>43</text:p>
          </table:table-cell>
          <table:table-cell office:value-type="string" table:style-name="ce31">
            <text:p>**</text:p>
          </table:table-cell>
          <table:table-cell table:number-columns-repeated="16377"/>
        </table:table-row>
        <table:table-row table:style-name="ro11">
          <table:table-cell office:value-type="string" table:style-name="ce35">
            <text:p>Life sentence</text:p>
          </table:table-cell>
          <table:table-cell office:value-type="float" office:value="72" table:style-name="ce36">
            <text:p>72</text:p>
          </table:table-cell>
          <table:table-cell office:value-type="float" office:value="55" table:style-name="ce36">
            <text:p>55</text:p>
          </table:table-cell>
          <table:table-cell office:value-type="float" office:value="57" table:style-name="ce36">
            <text:p>57</text:p>
          </table:table-cell>
          <table:table-cell office:value-type="float" office:value="75" table:style-name="ce36">
            <text:p>75</text:p>
          </table:table-cell>
          <table:table-cell office:value-type="float" office:value="72" table:style-name="ce36">
            <text:p>72</text:p>
          </table:table-cell>
          <table:table-cell office:value-type="percentage" office:value="0" table:style-name="ce37">
            <text:p>0%</text:p>
          </table:table-cell>
          <table:table-cell table:number-columns-repeated="16377"/>
        </table:table-row>
        <table:table-row table:style-name="ro11">
          <table:table-cell office:value-type="string" table:style-name="ce23">
            <text:p>18-20 year olds</text:p>
          </table:table-cell>
          <table:table-cell office:value-type="float" office:value="453" table:style-name="ce24">
            <text:p>453</text:p>
          </table:table-cell>
          <table:table-cell office:value-type="float" office:value="383" table:style-name="ce24">
            <text:p>383</text:p>
          </table:table-cell>
          <table:table-cell office:value-type="float" office:value="373" table:style-name="ce24">
            <text:p>373</text:p>
          </table:table-cell>
          <table:table-cell office:value-type="float" office:value="388" table:style-name="ce24">
            <text:p>388</text:p>
          </table:table-cell>
          <table:table-cell office:value-type="float" office:value="404" table:style-name="ce24">
            <text:p>404</text:p>
          </table:table-cell>
          <table:table-cell office:value-type="percentage" office:value="-0.10817" table:style-name="ce25">
            <text:p>-11%</text:p>
          </table:table-cell>
          <table:table-cell table:number-columns-repeated="16377"/>
        </table:table-row>
        <table:table-row table:style-name="ro12">
          <table:table-cell office:value-type="string" table:style-name="ce26">
            <text:p>Determinate sentences</text:p>
          </table:table-cell>
          <table:table-cell office:value-type="float" office:value="453" table:style-name="ce27">
            <text:p>453</text:p>
          </table:table-cell>
          <table:table-cell office:value-type="float" office:value="383" table:style-name="ce27">
            <text:p>383</text:p>
          </table:table-cell>
          <table:table-cell office:value-type="float" office:value="373" table:style-name="ce27">
            <text:p>373</text:p>
          </table:table-cell>
          <table:table-cell office:value-type="float" office:value="388" table:style-name="ce27">
            <text:p>388</text:p>
          </table:table-cell>
          <table:table-cell office:value-type="float" office:value="404" table:style-name="ce27">
            <text:p>404</text:p>
          </table:table-cell>
          <table:table-cell office:value-type="percentage" office:value="-0.10817" table:style-name="ce28">
            <text:p>-11%</text:p>
          </table:table-cell>
          <table:table-cell table:number-columns-repeated="16377"/>
        </table:table-row>
        <table:table-row table:style-name="ro2">
          <table:table-cell office:value-type="string" table:style-name="ce29">
            <text:p>Less than or equal to 6 months</text:p>
          </table:table-cell>
          <table:table-cell office:value-type="float" office:value="132" table:style-name="ce30">
            <text:p>132</text:p>
          </table:table-cell>
          <table:table-cell office:value-type="float" office:value="114" table:style-name="ce30">
            <text:p>114</text:p>
          </table:table-cell>
          <table:table-cell office:value-type="float" office:value="107" table:style-name="ce30">
            <text:p>107</text:p>
          </table:table-cell>
          <table:table-cell office:value-type="float" office:value="108" table:style-name="ce30">
            <text:p>108</text:p>
          </table:table-cell>
          <table:table-cell office:value-type="float" office:value="116" table:style-name="ce30">
            <text:p>116</text:p>
          </table:table-cell>
          <table:table-cell office:value-type="percentage" office:value="-0.12121" table:style-name="ce31">
            <text:p>-12%</text:p>
          </table:table-cell>
          <table:table-cell table:number-columns-repeated="16377"/>
        </table:table-row>
        <table:table-row table:style-name="ro2">
          <table:table-cell office:value-type="string" table:style-name="ce29">
            <text:p>Greater than 6 months to less than 12 months</text:p>
          </table:table-cell>
          <table:table-cell office:value-type="float" office:value="44" table:style-name="ce30">
            <text:p>44</text:p>
          </table:table-cell>
          <table:table-cell office:value-type="float" office:value="37" table:style-name="ce30">
            <text:p>37</text:p>
          </table:table-cell>
          <table:table-cell office:value-type="float" office:value="52" table:style-name="ce30">
            <text:p>52</text:p>
          </table:table-cell>
          <table:table-cell office:value-type="float" office:value="47" table:style-name="ce30">
            <text:p>47</text:p>
          </table:table-cell>
          <table:table-cell office:value-type="float" office:value="59" table:style-name="ce30">
            <text:p>59</text:p>
          </table:table-cell>
          <table:table-cell office:value-type="string" table:style-name="ce31">
            <text:p>**</text:p>
          </table:table-cell>
          <table:table-cell table:number-columns-repeated="16377"/>
        </table:table-row>
        <table:table-row table:style-name="ro2">
          <table:table-cell office:value-type="string" table:style-name="ce29">
            <text:p>12 months to less than 4 years</text:p>
          </table:table-cell>
          <table:table-cell office:value-type="float" office:value="232" table:style-name="ce30">
            <text:p>232</text:p>
          </table:table-cell>
          <table:table-cell office:value-type="float" office:value="197" table:style-name="ce30">
            <text:p>197</text:p>
          </table:table-cell>
          <table:table-cell office:value-type="float" office:value="189" table:style-name="ce30">
            <text:p>189</text:p>
          </table:table-cell>
          <table:table-cell office:value-type="float" office:value="203" table:style-name="ce30">
            <text:p>203</text:p>
          </table:table-cell>
          <table:table-cell office:value-type="float" office:value="194" table:style-name="ce30">
            <text:p>194</text:p>
          </table:table-cell>
          <table:table-cell office:value-type="percentage" office:value="-0.16378999999999999" table:style-name="ce31">
            <text:p>-16%</text:p>
          </table:table-cell>
          <table:table-cell table:number-columns-repeated="16377"/>
        </table:table-row>
        <table:table-row table:style-name="ro2">
          <table:table-cell office:value-type="string" table:style-name="ce32">
            <text:p>12 months to less than 2 years</text:p>
          </table:table-cell>
          <table:table-cell office:value-type="float" office:value="99" table:style-name="ce33">
            <text:p>99</text:p>
          </table:table-cell>
          <table:table-cell office:value-type="float" office:value="93" table:style-name="ce33">
            <text:p>93</text:p>
          </table:table-cell>
          <table:table-cell office:value-type="float" office:value="65" table:style-name="ce33">
            <text:p>65</text:p>
          </table:table-cell>
          <table:table-cell office:value-type="float" office:value="77" table:style-name="ce33">
            <text:p>77</text:p>
          </table:table-cell>
          <table:table-cell office:value-type="float" office:value="92" table:style-name="ce33">
            <text:p>92</text:p>
          </table:table-cell>
          <table:table-cell office:value-type="percentage" office:value="-7.0709999999999995E-2" table:style-name="ce34">
            <text:p>-7%</text:p>
          </table:table-cell>
          <table:table-cell table:number-columns-repeated="16377"/>
        </table:table-row>
        <table:table-row table:style-name="ro2">
          <table:table-cell office:value-type="string" table:style-name="ce32">
            <text:p>2 years to less than 4 years</text:p>
          </table:table-cell>
          <table:table-cell office:value-type="float" office:value="133" table:style-name="ce33">
            <text:p>133</text:p>
          </table:table-cell>
          <table:table-cell office:value-type="float" office:value="104" table:style-name="ce33">
            <text:p>104</text:p>
          </table:table-cell>
          <table:table-cell office:value-type="float" office:value="124" table:style-name="ce33">
            <text:p>124</text:p>
          </table:table-cell>
          <table:table-cell office:value-type="float" office:value="126" table:style-name="ce33">
            <text:p>126</text:p>
          </table:table-cell>
          <table:table-cell office:value-type="float" office:value="102" table:style-name="ce33">
            <text:p>102</text:p>
          </table:table-cell>
          <table:table-cell office:value-type="percentage" office:value="-0.23308000000000001" table:style-name="ce34">
            <text:p>-23%</text:p>
          </table:table-cell>
          <table:table-cell table:number-columns-repeated="16377"/>
        </table:table-row>
        <table:table-row table:style-name="ro2">
          <table:table-cell office:value-type="string" table:style-name="ce29">
            <text:p>4 years or more (excluding indeterminate sentences)</text:p>
          </table:table-cell>
          <table:table-cell office:value-type="float" office:value="45" table:style-name="ce30">
            <text:p>45</text:p>
          </table:table-cell>
          <table:table-cell office:value-type="float" office:value="35" table:style-name="ce30">
            <text:p>35</text:p>
          </table:table-cell>
          <table:table-cell office:value-type="float" office:value="25" table:style-name="ce30">
            <text:p>25</text:p>
          </table:table-cell>
          <table:table-cell office:value-type="float" office:value="30" table:style-name="ce30">
            <text:p>30</text:p>
          </table:table-cell>
          <table:table-cell office:value-type="float" office:value="35" table:style-name="ce30">
            <text:p>35</text:p>
          </table:table-cell>
          <table:table-cell office:value-type="string" table:style-name="ce31">
            <text:p>**</text:p>
          </table:table-cell>
          <table:table-cell table:number-columns-repeated="16377"/>
        </table:table-row>
        <table:table-row table:style-name="ro2">
          <table:table-cell office:value-type="string" table:style-name="ce32">
            <text:p>4 years to less than 5 years</text:p>
          </table:table-cell>
          <table:table-cell office:value-type="float" office:value="23" table:style-name="ce33">
            <text:p>23</text:p>
          </table:table-cell>
          <table:table-cell office:value-type="float" office:value="21" table:style-name="ce33">
            <text:p>21</text:p>
          </table:table-cell>
          <table:table-cell office:value-type="float" office:value="11" table:style-name="ce33">
            <text:p>11</text:p>
          </table:table-cell>
          <table:table-cell office:value-type="float" office:value="19" table:style-name="ce33">
            <text:p>19</text:p>
          </table:table-cell>
          <table:table-cell office:value-type="float" office:value="18" table:style-name="ce33">
            <text:p>18</text:p>
          </table:table-cell>
          <table:table-cell office:value-type="string" table:style-name="ce34">
            <text:p>**</text:p>
          </table:table-cell>
          <table:table-cell table:number-columns-repeated="16377"/>
        </table:table-row>
        <table:table-row table:style-name="ro2">
          <table:table-cell office:value-type="string" table:style-name="ce32">
            <text:p>5 years to less than 7 years</text:p>
          </table:table-cell>
          <table:table-cell office:value-type="float" office:value="13" table:style-name="ce33">
            <text:p>13</text:p>
          </table:table-cell>
          <table:table-cell office:value-type="float" office:value="8" table:style-name="ce33">
            <text:p>8</text:p>
          </table:table-cell>
          <table:table-cell office:value-type="float" office:value="9" table:style-name="ce33">
            <text:p>9</text:p>
          </table:table-cell>
          <table:table-cell office:value-type="float" office:value="6" table:style-name="ce33">
            <text:p>6</text:p>
          </table:table-cell>
          <table:table-cell office:value-type="float" office:value="9" table:style-name="ce33">
            <text:p>9</text:p>
          </table:table-cell>
          <table:table-cell office:value-type="string" table:style-name="ce34">
            <text:p>**</text:p>
          </table:table-cell>
          <table:table-cell table:number-columns-repeated="16377"/>
        </table:table-row>
        <table:table-row table:style-name="ro2">
          <table:table-cell office:value-type="string" table:style-name="ce32">
            <text:p>7 years to less than 10 years</text:p>
          </table:table-cell>
          <table:table-cell office:value-type="float" office:value="9" table:style-name="ce33">
            <text:p>9</text:p>
          </table:table-cell>
          <table:table-cell office:value-type="float" office:value="4" table:style-name="ce33">
            <text:p>4</text:p>
          </table:table-cell>
          <table:table-cell office:value-type="float" office:value="3" table:style-name="ce33">
            <text:p>3</text:p>
          </table:table-cell>
          <table:table-cell office:value-type="float" office:value="0" table:style-name="ce33">
            <text:p>0</text:p>
          </table:table-cell>
          <table:table-cell office:value-type="float" office:value="4" table:style-name="ce33">
            <text:p>4</text:p>
          </table:table-cell>
          <table:table-cell office:value-type="string" table:style-name="ce34">
            <text:p>**</text:p>
          </table:table-cell>
          <table:table-cell table:number-columns-repeated="16377"/>
        </table:table-row>
        <table:table-row table:style-name="ro2">
          <table:table-cell office:value-type="string" table:style-name="ce32">
            <text:p>10 years to less than 14 years</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2" table:style-name="ce33">
            <text:p>2</text:p>
          </table:table-cell>
          <table:table-cell office:value-type="float" office:value="0" table:style-name="ce33">
            <text:p>0</text:p>
          </table:table-cell>
          <table:table-cell office:value-type="string" table:style-name="ce34">
            <text:p>-</text:p>
          </table:table-cell>
          <table:table-cell table:number-columns-repeated="16377"/>
        </table:table-row>
        <table:table-row table:style-name="ro2">
          <table:table-cell office:value-type="string" table:style-name="ce32">
            <text:p>14 years or more (excluding indeterminate sentences)</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string" table:style-name="ce34">
            <text:p>-</text:p>
          </table:table-cell>
          <table:table-cell table:number-columns-repeated="16377"/>
        </table:table-row>
        <table:table-row table:style-name="ro2">
          <table:table-cell office:value-type="string" table:style-name="ce32">
            <text:p>Extended determinate sentence</text:p>
          </table:table-cell>
          <table:table-cell office:value-type="float" office:value="0" table:style-name="ce33">
            <text:p>0</text:p>
          </table:table-cell>
          <table:table-cell office:value-type="float" office:value="2" table:style-name="ce33">
            <text:p>2</text:p>
          </table:table-cell>
          <table:table-cell office:value-type="float" office:value="2" table:style-name="ce33">
            <text:p>2</text:p>
          </table:table-cell>
          <table:table-cell office:value-type="float" office:value="3" table:style-name="ce33">
            <text:p>3</text:p>
          </table:table-cell>
          <table:table-cell office:value-type="float" office:value="4" table:style-name="ce33">
            <text:p>4</text:p>
          </table:table-cell>
          <table:table-cell office:value-type="string" table:style-name="ce34">
            <text:p>**</text:p>
          </table:table-cell>
          <table:table-cell table:number-columns-repeated="16377"/>
        </table:table-row>
        <table:table-row table:style-name="ro12">
          <table:table-cell office:value-type="string" table:style-name="ce26">
            <text:p>Indeterminate sentences</text:p>
          </table:table-cell>
          <table:table-cell office:value-type="float" office:value="0" table:style-name="ce27">
            <text:p>0</text:p>
          </table:table-cell>
          <table:table-cell office:value-type="float" office:value="0" table:style-name="ce27">
            <text:p>0</text:p>
          </table:table-cell>
          <table:table-cell office:value-type="float" office:value="0" table:style-name="ce27">
            <text:p>0</text:p>
          </table:table-cell>
          <table:table-cell office:value-type="float" office:value="0" table:style-name="ce27">
            <text:p>0</text:p>
          </table:table-cell>
          <table:table-cell office:value-type="float" office:value="0" table:style-name="ce27">
            <text:p>0</text:p>
          </table:table-cell>
          <table:table-cell office:value-type="string" table:style-name="ce28">
            <text:p>-</text:p>
          </table:table-cell>
          <table:table-cell table:number-columns-repeated="16377"/>
        </table:table-row>
        <table:table-row table:style-name="ro2">
          <table:table-cell office:value-type="string" table:style-name="ce29">
            <text:p>Imprisonment for public protection (IPP)</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string" table:style-name="ce31">
            <text:p>-</text:p>
          </table:table-cell>
          <table:table-cell table:number-columns-repeated="16377"/>
        </table:table-row>
        <table:table-row table:style-name="ro11">
          <table:table-cell office:value-type="string" table:style-name="ce35">
            <text:p>Life sentence</text:p>
          </table:table-cell>
          <table:table-cell office:value-type="float" office:value="0" table:style-name="ce36">
            <text:p>0</text:p>
          </table:table-cell>
          <table:table-cell office:value-type="float" office:value="0" table:style-name="ce36">
            <text:p>0</text:p>
          </table:table-cell>
          <table:table-cell office:value-type="float" office:value="0" table:style-name="ce36">
            <text:p>0</text:p>
          </table:table-cell>
          <table:table-cell office:value-type="float" office:value="0" table:style-name="ce36">
            <text:p>0</text:p>
          </table:table-cell>
          <table:table-cell office:value-type="float" office:value="0" table:style-name="ce36">
            <text:p>0</text:p>
          </table:table-cell>
          <table:table-cell office:value-type="string" table:style-name="ce37">
            <text:p>-</text:p>
          </table:table-cell>
          <table:table-cell table:number-columns-repeated="16377"/>
        </table:table-row>
        <table:table-row table:style-name="ro11">
          <table:table-cell office:value-type="string" table:style-name="ce23">
            <text:p>15-17 year olds</text:p>
          </table:table-cell>
          <table:table-cell office:value-type="float" office:value="39" table:style-name="ce24">
            <text:p>39</text:p>
          </table:table-cell>
          <table:table-cell office:value-type="float" office:value="37" table:style-name="ce24">
            <text:p>37</text:p>
          </table:table-cell>
          <table:table-cell office:value-type="float" office:value="39" table:style-name="ce24">
            <text:p>39</text:p>
          </table:table-cell>
          <table:table-cell office:value-type="float" office:value="51" table:style-name="ce24">
            <text:p>51</text:p>
          </table:table-cell>
          <table:table-cell office:value-type="float" office:value="45" table:style-name="ce24">
            <text:p>45</text:p>
          </table:table-cell>
          <table:table-cell office:value-type="string" table:style-name="ce25">
            <text:p>**</text:p>
          </table:table-cell>
          <table:table-cell table:number-columns-repeated="16377"/>
        </table:table-row>
        <table:table-row table:style-name="ro12">
          <table:table-cell office:value-type="string" table:style-name="ce26">
            <text:p>Determinate sentences</text:p>
          </table:table-cell>
          <table:table-cell office:value-type="float" office:value="39" table:style-name="ce27">
            <text:p>39</text:p>
          </table:table-cell>
          <table:table-cell office:value-type="float" office:value="37" table:style-name="ce27">
            <text:p>37</text:p>
          </table:table-cell>
          <table:table-cell office:value-type="float" office:value="39" table:style-name="ce27">
            <text:p>39</text:p>
          </table:table-cell>
          <table:table-cell office:value-type="float" office:value="51" table:style-name="ce27">
            <text:p>51</text:p>
          </table:table-cell>
          <table:table-cell office:value-type="float" office:value="45" table:style-name="ce27">
            <text:p>45</text:p>
          </table:table-cell>
          <table:table-cell office:value-type="string" table:style-name="ce28">
            <text:p>**</text:p>
          </table:table-cell>
          <table:table-cell table:number-columns-repeated="16377"/>
        </table:table-row>
        <table:table-row table:style-name="ro2">
          <table:table-cell office:value-type="string" table:style-name="ce29">
            <text:p>Less than or equal to 6 months</text:p>
          </table:table-cell>
          <table:table-cell office:value-type="float" office:value="17" table:style-name="ce30">
            <text:p>17</text:p>
          </table:table-cell>
          <table:table-cell office:value-type="float" office:value="19" table:style-name="ce30">
            <text:p>19</text:p>
          </table:table-cell>
          <table:table-cell office:value-type="float" office:value="21" table:style-name="ce30">
            <text:p>21</text:p>
          </table:table-cell>
          <table:table-cell office:value-type="float" office:value="25" table:style-name="ce30">
            <text:p>25</text:p>
          </table:table-cell>
          <table:table-cell office:value-type="float" office:value="19" table:style-name="ce30">
            <text:p>19</text:p>
          </table:table-cell>
          <table:table-cell office:value-type="string" table:style-name="ce31">
            <text:p>**</text:p>
          </table:table-cell>
          <table:table-cell table:number-columns-repeated="16377"/>
        </table:table-row>
        <table:table-row table:style-name="ro2">
          <table:table-cell office:value-type="string" table:style-name="ce29">
            <text:p>Greater than 6 months to less than 12 months</text:p>
          </table:table-cell>
          <table:table-cell office:value-type="float" office:value="4" table:style-name="ce30">
            <text:p>4</text:p>
          </table:table-cell>
          <table:table-cell office:value-type="float" office:value="6" table:style-name="ce30">
            <text:p>6</text:p>
          </table:table-cell>
          <table:table-cell office:value-type="float" office:value="5" table:style-name="ce30">
            <text:p>5</text:p>
          </table:table-cell>
          <table:table-cell office:value-type="float" office:value="6" table:style-name="ce30">
            <text:p>6</text:p>
          </table:table-cell>
          <table:table-cell office:value-type="float" office:value="9" table:style-name="ce30">
            <text:p>9</text:p>
          </table:table-cell>
          <table:table-cell office:value-type="string" table:style-name="ce31">
            <text:p>**</text:p>
          </table:table-cell>
          <table:table-cell table:number-columns-repeated="16377"/>
        </table:table-row>
        <table:table-row table:style-name="ro2">
          <table:table-cell office:value-type="string" table:style-name="ce29">
            <text:p>12 months to less than 4 years</text:p>
          </table:table-cell>
          <table:table-cell office:value-type="float" office:value="18" table:style-name="ce30">
            <text:p>18</text:p>
          </table:table-cell>
          <table:table-cell office:value-type="float" office:value="12" table:style-name="ce30">
            <text:p>12</text:p>
          </table:table-cell>
          <table:table-cell office:value-type="float" office:value="13" table:style-name="ce30">
            <text:p>13</text:p>
          </table:table-cell>
          <table:table-cell office:value-type="float" office:value="19" table:style-name="ce30">
            <text:p>19</text:p>
          </table:table-cell>
          <table:table-cell office:value-type="float" office:value="17" table:style-name="ce30">
            <text:p>17</text:p>
          </table:table-cell>
          <table:table-cell office:value-type="string" table:style-name="ce31">
            <text:p>**</text:p>
          </table:table-cell>
          <table:table-cell table:number-columns-repeated="16377"/>
        </table:table-row>
        <table:table-row table:style-name="ro2">
          <table:table-cell office:value-type="string" table:style-name="ce32">
            <text:p>12 months to less than 2 years</text:p>
          </table:table-cell>
          <table:table-cell office:value-type="float" office:value="9" table:style-name="ce33">
            <text:p>9</text:p>
          </table:table-cell>
          <table:table-cell office:value-type="float" office:value="7" table:style-name="ce33">
            <text:p>7</text:p>
          </table:table-cell>
          <table:table-cell office:value-type="float" office:value="8" table:style-name="ce33">
            <text:p>8</text:p>
          </table:table-cell>
          <table:table-cell office:value-type="float" office:value="16" table:style-name="ce33">
            <text:p>16</text:p>
          </table:table-cell>
          <table:table-cell office:value-type="float" office:value="13" table:style-name="ce33">
            <text:p>13</text:p>
          </table:table-cell>
          <table:table-cell office:value-type="string" table:style-name="ce34">
            <text:p>**</text:p>
          </table:table-cell>
          <table:table-cell table:number-columns-repeated="16377"/>
        </table:table-row>
        <table:table-row table:style-name="ro2">
          <table:table-cell office:value-type="string" table:style-name="ce32">
            <text:p>2 years to less than 4 years</text:p>
          </table:table-cell>
          <table:table-cell office:value-type="float" office:value="9" table:style-name="ce33">
            <text:p>9</text:p>
          </table:table-cell>
          <table:table-cell office:value-type="float" office:value="5" table:style-name="ce33">
            <text:p>5</text:p>
          </table:table-cell>
          <table:table-cell office:value-type="float" office:value="5" table:style-name="ce33">
            <text:p>5</text:p>
          </table:table-cell>
          <table:table-cell office:value-type="float" office:value="3" table:style-name="ce33">
            <text:p>3</text:p>
          </table:table-cell>
          <table:table-cell office:value-type="float" office:value="4" table:style-name="ce33">
            <text:p>4</text:p>
          </table:table-cell>
          <table:table-cell office:value-type="string" table:style-name="ce34">
            <text:p>**</text:p>
          </table:table-cell>
          <table:table-cell table:number-columns-repeated="16377"/>
        </table:table-row>
        <table:table-row table:style-name="ro2">
          <table:table-cell office:value-type="string" table:style-name="ce29">
            <text:p>4 years or more (excluding indeterminate sentences)</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1" table:style-name="ce30">
            <text:p>1</text:p>
          </table:table-cell>
          <table:table-cell office:value-type="float" office:value="0" table:style-name="ce30">
            <text:p>0</text:p>
          </table:table-cell>
          <table:table-cell office:value-type="string" table:style-name="ce31">
            <text:p>-</text:p>
          </table:table-cell>
          <table:table-cell table:number-columns-repeated="16377"/>
        </table:table-row>
        <table:table-row table:style-name="ro2">
          <table:table-cell office:value-type="string" table:style-name="ce32">
            <text:p>4 years to less than 5 years</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string" table:style-name="ce34">
            <text:p>-</text:p>
          </table:table-cell>
          <table:table-cell table:number-columns-repeated="16377"/>
        </table:table-row>
        <table:table-row table:style-name="ro2">
          <table:table-cell office:value-type="string" table:style-name="ce32">
            <text:p>5 years to less than 7 years</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1" table:style-name="ce33">
            <text:p>1</text:p>
          </table:table-cell>
          <table:table-cell office:value-type="float" office:value="0" table:style-name="ce33">
            <text:p>0</text:p>
          </table:table-cell>
          <table:table-cell office:value-type="string" table:style-name="ce34">
            <text:p>-</text:p>
          </table:table-cell>
          <table:table-cell table:number-columns-repeated="16377"/>
        </table:table-row>
        <table:table-row table:style-name="ro2">
          <table:table-cell office:value-type="string" table:style-name="ce32">
            <text:p>7 years to less than 10 years</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string" table:style-name="ce34">
            <text:p>-</text:p>
          </table:table-cell>
          <table:table-cell table:number-columns-repeated="16377"/>
        </table:table-row>
        <table:table-row table:style-name="ro2">
          <table:table-cell office:value-type="string" table:style-name="ce32">
            <text:p>10 years to less than 14 years</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string" table:style-name="ce34">
            <text:p>-</text:p>
          </table:table-cell>
          <table:table-cell table:number-columns-repeated="16377"/>
        </table:table-row>
        <table:table-row table:style-name="ro2">
          <table:table-cell office:value-type="string" table:style-name="ce32">
            <text:p>14 years or more (excluding indeterminate sentences)</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string" table:style-name="ce34">
            <text:p>-</text:p>
          </table:table-cell>
          <table:table-cell table:number-columns-repeated="16377"/>
        </table:table-row>
        <table:table-row table:style-name="ro2">
          <table:table-cell office:value-type="string" table:style-name="ce32">
            <text:p>Extended determinate sentence</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string" table:style-name="ce34">
            <text:p>-</text:p>
          </table:table-cell>
          <table:table-cell table:number-columns-repeated="16377"/>
        </table:table-row>
        <table:table-row table:style-name="ro12">
          <table:table-cell office:value-type="string" table:style-name="ce26">
            <text:p>Indeterminate sentences</text:p>
          </table:table-cell>
          <table:table-cell office:value-type="float" office:value="0" table:style-name="ce27">
            <text:p>0</text:p>
          </table:table-cell>
          <table:table-cell office:value-type="float" office:value="0" table:style-name="ce27">
            <text:p>0</text:p>
          </table:table-cell>
          <table:table-cell office:value-type="float" office:value="0" table:style-name="ce27">
            <text:p>0</text:p>
          </table:table-cell>
          <table:table-cell office:value-type="float" office:value="0" table:style-name="ce27">
            <text:p>0</text:p>
          </table:table-cell>
          <table:table-cell office:value-type="float" office:value="0" table:style-name="ce27">
            <text:p>0</text:p>
          </table:table-cell>
          <table:table-cell office:value-type="string" table:style-name="ce28">
            <text:p>-</text:p>
          </table:table-cell>
          <table:table-cell table:number-columns-repeated="16377"/>
        </table:table-row>
        <table:table-row table:style-name="ro2">
          <table:table-cell office:value-type="string" table:style-name="ce29">
            <text:p>Imprisonment for public protection (IPP)</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string" table:style-name="ce31">
            <text:p>-</text:p>
          </table:table-cell>
          <table:table-cell table:number-columns-repeated="16377"/>
        </table:table-row>
        <table:table-row table:style-name="ro11">
          <table:table-cell office:value-type="string" table:style-name="ce35">
            <text:p>Life sentence</text:p>
          </table:table-cell>
          <table:table-cell office:value-type="float" office:value="0" table:style-name="ce36">
            <text:p>0</text:p>
          </table:table-cell>
          <table:table-cell office:value-type="float" office:value="0" table:style-name="ce36">
            <text:p>0</text:p>
          </table:table-cell>
          <table:table-cell office:value-type="float" office:value="0" table:style-name="ce36">
            <text:p>0</text:p>
          </table:table-cell>
          <table:table-cell office:value-type="float" office:value="0" table:style-name="ce36">
            <text:p>0</text:p>
          </table:table-cell>
          <table:table-cell office:value-type="float" office:value="0" table:style-name="ce36">
            <text:p>0</text:p>
          </table:table-cell>
          <table:table-cell office:value-type="string" table:style-name="ce37">
            <text:p>-</text:p>
          </table:table-cell>
          <table:table-cell table:number-columns-repeated="16377"/>
        </table:table-row>
        <table:table-row table:style-name="ro2">
          <table:table-cell table:number-columns-spanned="7" table:number-rows-spanned="1" table:style-name="ce19"/>
          <table:covered-table-cell table:number-columns-repeated="6"/>
          <table:table-cell table:number-columns-repeated="16377"/>
        </table:table-row>
        <table:table-row table:style-name="ro2">
          <table:table-cell table:number-columns-spanned="7" table:number-rows-spanned="1" table:style-name="ce19"/>
          <table:covered-table-cell table:number-columns-repeated="6"/>
          <table:table-cell table:number-columns-repeated="16377"/>
        </table:table-row>
        <table:table-row table:style-name="ro10">
          <table:table-cell office:value-type="string" table:style-name="ce21">
            <text:p><text:s/></text:p>
          </table:table-cell>
          <table:table-cell office:value-type="string" table:style-name="ce21">
            <text:p>Jan-Mar</text:p>
            <text:p><text:s/>2022</text:p>
          </table:table-cell>
          <table:table-cell office:value-type="string" table:style-name="ce21">
            <text:p>Apr-Jun</text:p>
            <text:p><text:s/>2022</text:p>
          </table:table-cell>
          <table:table-cell office:value-type="string" table:style-name="ce21">
            <text:p>Jul-Sep</text:p>
            <text:p><text:s/>2022 (R)</text:p>
          </table:table-cell>
          <table:table-cell office:value-type="string" table:style-name="ce21">
            <text:p>Oct-Dec</text:p>
            <text:p><text:s/>2022 (R)</text:p>
          </table:table-cell>
          <table:table-cell office:value-type="string" table:style-name="ce21">
            <text:p>Jan-Mar</text:p>
            <text:p><text:s/>2023</text:p>
          </table:table-cell>
          <table:table-cell office:value-type="string" table:style-name="ce22">
            <text:p>Percentage change<text:s/></text:p>
            <text:p>Jan-Mar</text:p>
            <text:p><text:s/>2022 to 2023</text:p>
          </table:table-cell>
          <table:table-cell table:number-columns-repeated="16377"/>
        </table:table-row>
        <table:table-row table:style-name="ro11">
          <table:table-cell office:value-type="string" table:style-name="ce23">
            <text:p>Females</text:p>
          </table:table-cell>
          <table:table-cell office:value-type="float" office:value="831" table:style-name="ce24">
            <text:p>831</text:p>
          </table:table-cell>
          <table:table-cell office:value-type="float" office:value="854" table:style-name="ce24">
            <text:p>854</text:p>
          </table:table-cell>
          <table:table-cell office:value-type="float" office:value="923" table:style-name="ce24">
            <text:p>923</text:p>
          </table:table-cell>
          <table:table-cell office:value-type="float" office:value="852" table:style-name="ce24">
            <text:p>852</text:p>
          </table:table-cell>
          <table:table-cell office:value-type="float" office:value="859" table:style-name="ce24">
            <text:p>859</text:p>
          </table:table-cell>
          <table:table-cell office:value-type="percentage" office:value="3.3689999999999998E-2" table:style-name="ce25">
            <text:p>3%</text:p>
          </table:table-cell>
          <table:table-cell table:number-columns-repeated="16377"/>
        </table:table-row>
        <table:table-row table:style-name="ro12">
          <table:table-cell office:value-type="string" table:style-name="ce26">
            <text:p>Determinate sentences</text:p>
          </table:table-cell>
          <table:table-cell office:value-type="float" office:value="828" table:style-name="ce27">
            <text:p>828</text:p>
          </table:table-cell>
          <table:table-cell office:value-type="float" office:value="851" table:style-name="ce27">
            <text:p>851</text:p>
          </table:table-cell>
          <table:table-cell office:value-type="float" office:value="918" table:style-name="ce27">
            <text:p>918</text:p>
          </table:table-cell>
          <table:table-cell office:value-type="float" office:value="843" table:style-name="ce27">
            <text:p>843</text:p>
          </table:table-cell>
          <table:table-cell office:value-type="float" office:value="856" table:style-name="ce27">
            <text:p>856</text:p>
          </table:table-cell>
          <table:table-cell office:value-type="percentage" office:value="3.3820000000000003E-2" table:style-name="ce28">
            <text:p>3%</text:p>
          </table:table-cell>
          <table:table-cell table:number-columns-repeated="16377"/>
        </table:table-row>
        <table:table-row table:style-name="ro2">
          <table:table-cell office:value-type="string" table:style-name="ce29">
            <text:p>Less than or equal to 6 months</text:p>
          </table:table-cell>
          <table:table-cell office:value-type="float" office:value="419" table:style-name="ce30">
            <text:p>419</text:p>
          </table:table-cell>
          <table:table-cell office:value-type="float" office:value="406" table:style-name="ce30">
            <text:p>406</text:p>
          </table:table-cell>
          <table:table-cell office:value-type="float" office:value="483" table:style-name="ce30">
            <text:p>483</text:p>
          </table:table-cell>
          <table:table-cell office:value-type="float" office:value="420" table:style-name="ce30">
            <text:p>420</text:p>
          </table:table-cell>
          <table:table-cell office:value-type="float" office:value="436" table:style-name="ce30">
            <text:p>436</text:p>
          </table:table-cell>
          <table:table-cell office:value-type="percentage" office:value="4.0570000000000002E-2" table:style-name="ce31">
            <text:p>4%</text:p>
          </table:table-cell>
          <table:table-cell table:number-columns-repeated="16377"/>
        </table:table-row>
        <table:table-row table:style-name="ro2">
          <table:table-cell office:value-type="string" table:style-name="ce29">
            <text:p>Greater than 6 months to less than 12 months</text:p>
          </table:table-cell>
          <table:table-cell office:value-type="float" office:value="112" table:style-name="ce30">
            <text:p>112</text:p>
          </table:table-cell>
          <table:table-cell office:value-type="float" office:value="121" table:style-name="ce30">
            <text:p>121</text:p>
          </table:table-cell>
          <table:table-cell office:value-type="float" office:value="104" table:style-name="ce30">
            <text:p>104</text:p>
          </table:table-cell>
          <table:table-cell office:value-type="float" office:value="123" table:style-name="ce30">
            <text:p>123</text:p>
          </table:table-cell>
          <table:table-cell office:value-type="float" office:value="128" table:style-name="ce30">
            <text:p>128</text:p>
          </table:table-cell>
          <table:table-cell office:value-type="percentage" office:value="0.14285999999999999" table:style-name="ce31">
            <text:p>14%</text:p>
          </table:table-cell>
          <table:table-cell table:number-columns-repeated="16377"/>
        </table:table-row>
        <table:table-row table:style-name="ro2">
          <table:table-cell office:value-type="string" table:style-name="ce29">
            <text:p>12 months to less than 4 years</text:p>
          </table:table-cell>
          <table:table-cell office:value-type="float" office:value="229" table:style-name="ce30">
            <text:p>229</text:p>
          </table:table-cell>
          <table:table-cell office:value-type="float" office:value="245" table:style-name="ce30">
            <text:p>245</text:p>
          </table:table-cell>
          <table:table-cell office:value-type="float" office:value="246" table:style-name="ce30">
            <text:p>246</text:p>
          </table:table-cell>
          <table:table-cell office:value-type="float" office:value="232" table:style-name="ce30">
            <text:p>232</text:p>
          </table:table-cell>
          <table:table-cell office:value-type="float" office:value="215" table:style-name="ce30">
            <text:p>215</text:p>
          </table:table-cell>
          <table:table-cell office:value-type="percentage" office:value="-6.114E-2" table:style-name="ce31">
            <text:p>-6%</text:p>
          </table:table-cell>
          <table:table-cell table:number-columns-repeated="16377"/>
        </table:table-row>
        <table:table-row table:style-name="ro2">
          <table:table-cell office:value-type="string" table:style-name="ce32">
            <text:p>12 months to less than 2 years</text:p>
          </table:table-cell>
          <table:table-cell office:value-type="float" office:value="108" table:style-name="ce33">
            <text:p>108</text:p>
          </table:table-cell>
          <table:table-cell office:value-type="float" office:value="114" table:style-name="ce33">
            <text:p>114</text:p>
          </table:table-cell>
          <table:table-cell office:value-type="float" office:value="93" table:style-name="ce33">
            <text:p>93</text:p>
          </table:table-cell>
          <table:table-cell office:value-type="float" office:value="93" table:style-name="ce33">
            <text:p>93</text:p>
          </table:table-cell>
          <table:table-cell office:value-type="float" office:value="90" table:style-name="ce33">
            <text:p>90</text:p>
          </table:table-cell>
          <table:table-cell office:value-type="percentage" office:value="-0.16667000000000001" table:style-name="ce34">
            <text:p>-17%</text:p>
          </table:table-cell>
          <table:table-cell table:number-columns-repeated="16377"/>
        </table:table-row>
        <table:table-row table:style-name="ro2">
          <table:table-cell office:value-type="string" table:style-name="ce32">
            <text:p>2 years to less than 4 years</text:p>
          </table:table-cell>
          <table:table-cell office:value-type="float" office:value="121" table:style-name="ce33">
            <text:p>121</text:p>
          </table:table-cell>
          <table:table-cell office:value-type="float" office:value="131" table:style-name="ce33">
            <text:p>131</text:p>
          </table:table-cell>
          <table:table-cell office:value-type="float" office:value="153" table:style-name="ce33">
            <text:p>153</text:p>
          </table:table-cell>
          <table:table-cell office:value-type="float" office:value="139" table:style-name="ce33">
            <text:p>139</text:p>
          </table:table-cell>
          <table:table-cell office:value-type="float" office:value="125" table:style-name="ce33">
            <text:p>125</text:p>
          </table:table-cell>
          <table:table-cell office:value-type="percentage" office:value="3.3059999999999999E-2" table:style-name="ce34">
            <text:p>3%</text:p>
          </table:table-cell>
          <table:table-cell table:number-columns-repeated="16377"/>
        </table:table-row>
        <table:table-row table:style-name="ro2">
          <table:table-cell office:value-type="string" table:style-name="ce29">
            <text:p>4 years or more (excluding indeterminate sentences)</text:p>
          </table:table-cell>
          <table:table-cell office:value-type="float" office:value="68" table:style-name="ce30">
            <text:p>68</text:p>
          </table:table-cell>
          <table:table-cell office:value-type="float" office:value="79" table:style-name="ce30">
            <text:p>79</text:p>
          </table:table-cell>
          <table:table-cell office:value-type="float" office:value="85" table:style-name="ce30">
            <text:p>85</text:p>
          </table:table-cell>
          <table:table-cell office:value-type="float" office:value="68" table:style-name="ce30">
            <text:p>68</text:p>
          </table:table-cell>
          <table:table-cell office:value-type="float" office:value="77" table:style-name="ce30">
            <text:p>77</text:p>
          </table:table-cell>
          <table:table-cell office:value-type="percentage" office:value="0.13235" table:style-name="ce31">
            <text:p>13%</text:p>
          </table:table-cell>
          <table:table-cell table:number-columns-repeated="16377"/>
        </table:table-row>
        <table:table-row table:style-name="ro2">
          <table:table-cell office:value-type="string" table:style-name="ce32">
            <text:p>4 years to less than 5 years</text:p>
          </table:table-cell>
          <table:table-cell office:value-type="float" office:value="27" table:style-name="ce33">
            <text:p>27</text:p>
          </table:table-cell>
          <table:table-cell office:value-type="float" office:value="25" table:style-name="ce33">
            <text:p>25</text:p>
          </table:table-cell>
          <table:table-cell office:value-type="float" office:value="19" table:style-name="ce33">
            <text:p>19</text:p>
          </table:table-cell>
          <table:table-cell office:value-type="float" office:value="16" table:style-name="ce33">
            <text:p>16</text:p>
          </table:table-cell>
          <table:table-cell office:value-type="float" office:value="13" table:style-name="ce33">
            <text:p>13</text:p>
          </table:table-cell>
          <table:table-cell office:value-type="string" table:style-name="ce34">
            <text:p>**</text:p>
          </table:table-cell>
          <table:table-cell table:number-columns-repeated="16377"/>
        </table:table-row>
        <table:table-row table:style-name="ro2">
          <table:table-cell office:value-type="string" table:style-name="ce32">
            <text:p>5 years to less than 7 years</text:p>
          </table:table-cell>
          <table:table-cell office:value-type="float" office:value="23" table:style-name="ce33">
            <text:p>23</text:p>
          </table:table-cell>
          <table:table-cell office:value-type="float" office:value="31" table:style-name="ce33">
            <text:p>31</text:p>
          </table:table-cell>
          <table:table-cell office:value-type="float" office:value="28" table:style-name="ce33">
            <text:p>28</text:p>
          </table:table-cell>
          <table:table-cell office:value-type="float" office:value="25" table:style-name="ce33">
            <text:p>25</text:p>
          </table:table-cell>
          <table:table-cell office:value-type="float" office:value="31" table:style-name="ce33">
            <text:p>31</text:p>
          </table:table-cell>
          <table:table-cell office:value-type="string" table:style-name="ce34">
            <text:p>**</text:p>
          </table:table-cell>
          <table:table-cell table:number-columns-repeated="16377"/>
        </table:table-row>
        <table:table-row table:style-name="ro2">
          <table:table-cell office:value-type="string" table:style-name="ce32">
            <text:p>7 years to less than 10 years</text:p>
          </table:table-cell>
          <table:table-cell office:value-type="float" office:value="13" table:style-name="ce33">
            <text:p>13</text:p>
          </table:table-cell>
          <table:table-cell office:value-type="float" office:value="14" table:style-name="ce33">
            <text:p>14</text:p>
          </table:table-cell>
          <table:table-cell office:value-type="float" office:value="26" table:style-name="ce33">
            <text:p>26</text:p>
          </table:table-cell>
          <table:table-cell office:value-type="float" office:value="20" table:style-name="ce33">
            <text:p>20</text:p>
          </table:table-cell>
          <table:table-cell office:value-type="float" office:value="22" table:style-name="ce33">
            <text:p>22</text:p>
          </table:table-cell>
          <table:table-cell office:value-type="string" table:style-name="ce34">
            <text:p>**</text:p>
          </table:table-cell>
          <table:table-cell table:number-columns-repeated="16377"/>
        </table:table-row>
        <table:table-row table:style-name="ro2">
          <table:table-cell office:value-type="string" table:style-name="ce32">
            <text:p>10 years to less than 14 years</text:p>
          </table:table-cell>
          <table:table-cell office:value-type="float" office:value="3" table:style-name="ce33">
            <text:p>3</text:p>
          </table:table-cell>
          <table:table-cell office:value-type="float" office:value="5" table:style-name="ce33">
            <text:p>5</text:p>
          </table:table-cell>
          <table:table-cell office:value-type="float" office:value="9" table:style-name="ce33">
            <text:p>9</text:p>
          </table:table-cell>
          <table:table-cell office:value-type="float" office:value="3" table:style-name="ce33">
            <text:p>3</text:p>
          </table:table-cell>
          <table:table-cell office:value-type="float" office:value="5" table:style-name="ce33">
            <text:p>5</text:p>
          </table:table-cell>
          <table:table-cell office:value-type="string" table:style-name="ce34">
            <text:p>**</text:p>
          </table:table-cell>
          <table:table-cell table:number-columns-repeated="16377"/>
        </table:table-row>
        <table:table-row table:style-name="ro2">
          <table:table-cell office:value-type="string" table:style-name="ce32">
            <text:p>14 years or more (excluding indeterminate sentences)</text:p>
          </table:table-cell>
          <table:table-cell office:value-type="float" office:value="1" table:style-name="ce33">
            <text:p>1</text:p>
          </table:table-cell>
          <table:table-cell office:value-type="float" office:value="0" table:style-name="ce33">
            <text:p>0</text:p>
          </table:table-cell>
          <table:table-cell office:value-type="float" office:value="3" table:style-name="ce33">
            <text:p>3</text:p>
          </table:table-cell>
          <table:table-cell office:value-type="float" office:value="1" table:style-name="ce33">
            <text:p>1</text:p>
          </table:table-cell>
          <table:table-cell office:value-type="float" office:value="1" table:style-name="ce33">
            <text:p>1</text:p>
          </table:table-cell>
          <table:table-cell office:value-type="string" table:style-name="ce34">
            <text:p>**</text:p>
          </table:table-cell>
          <table:table-cell table:number-columns-repeated="16377"/>
        </table:table-row>
        <table:table-row table:style-name="ro2">
          <table:table-cell office:value-type="string" table:style-name="ce32">
            <text:p>Extended determinate sentence</text:p>
          </table:table-cell>
          <table:table-cell office:value-type="float" office:value="1" table:style-name="ce33">
            <text:p>1</text:p>
          </table:table-cell>
          <table:table-cell office:value-type="float" office:value="4" table:style-name="ce33">
            <text:p>4</text:p>
          </table:table-cell>
          <table:table-cell office:value-type="float" office:value="0" table:style-name="ce33">
            <text:p>0</text:p>
          </table:table-cell>
          <table:table-cell office:value-type="float" office:value="3" table:style-name="ce33">
            <text:p>3</text:p>
          </table:table-cell>
          <table:table-cell office:value-type="float" office:value="5" table:style-name="ce33">
            <text:p>5</text:p>
          </table:table-cell>
          <table:table-cell office:value-type="string" table:style-name="ce34">
            <text:p>**</text:p>
          </table:table-cell>
          <table:table-cell table:number-columns-repeated="16377"/>
        </table:table-row>
        <table:table-row table:style-name="ro12">
          <table:table-cell office:value-type="string" table:style-name="ce26">
            <text:p>Indeterminate sentences</text:p>
          </table:table-cell>
          <table:table-cell office:value-type="float" office:value="3" table:style-name="ce27">
            <text:p>3</text:p>
          </table:table-cell>
          <table:table-cell office:value-type="float" office:value="3" table:style-name="ce27">
            <text:p>3</text:p>
          </table:table-cell>
          <table:table-cell office:value-type="float" office:value="5" table:style-name="ce27">
            <text:p>5</text:p>
          </table:table-cell>
          <table:table-cell office:value-type="float" office:value="9" table:style-name="ce27">
            <text:p>9</text:p>
          </table:table-cell>
          <table:table-cell office:value-type="float" office:value="3" table:style-name="ce27">
            <text:p>3</text:p>
          </table:table-cell>
          <table:table-cell office:value-type="string" table:style-name="ce28">
            <text:p>**</text:p>
          </table:table-cell>
          <table:table-cell table:number-columns-repeated="16377"/>
        </table:table-row>
        <table:table-row table:style-name="ro2">
          <table:table-cell office:value-type="string" table:style-name="ce29">
            <text:p>Imprisonment for public protection (IPP)</text:p>
          </table:table-cell>
          <table:table-cell office:value-type="float" office:value="1" table:style-name="ce30">
            <text:p>1</text:p>
          </table:table-cell>
          <table:table-cell office:value-type="float" office:value="1" table:style-name="ce30">
            <text:p>1</text:p>
          </table:table-cell>
          <table:table-cell office:value-type="float" office:value="2" table:style-name="ce30">
            <text:p>2</text:p>
          </table:table-cell>
          <table:table-cell office:value-type="float" office:value="3" table:style-name="ce30">
            <text:p>3</text:p>
          </table:table-cell>
          <table:table-cell office:value-type="float" office:value="1" table:style-name="ce30">
            <text:p>1</text:p>
          </table:table-cell>
          <table:table-cell office:value-type="string" table:style-name="ce31">
            <text:p>**</text:p>
          </table:table-cell>
          <table:table-cell table:number-columns-repeated="16377"/>
        </table:table-row>
        <table:table-row table:style-name="ro11">
          <table:table-cell office:value-type="string" table:style-name="ce35">
            <text:p>Life sentence</text:p>
          </table:table-cell>
          <table:table-cell office:value-type="float" office:value="2" table:style-name="ce36">
            <text:p>2</text:p>
          </table:table-cell>
          <table:table-cell office:value-type="float" office:value="2" table:style-name="ce36">
            <text:p>2</text:p>
          </table:table-cell>
          <table:table-cell office:value-type="float" office:value="3" table:style-name="ce36">
            <text:p>3</text:p>
          </table:table-cell>
          <table:table-cell office:value-type="float" office:value="6" table:style-name="ce36">
            <text:p>6</text:p>
          </table:table-cell>
          <table:table-cell office:value-type="float" office:value="2" table:style-name="ce36">
            <text:p>2</text:p>
          </table:table-cell>
          <table:table-cell office:value-type="string" table:style-name="ce37">
            <text:p>**</text:p>
          </table:table-cell>
          <table:table-cell table:number-columns-repeated="16377"/>
        </table:table-row>
        <table:table-row table:style-name="ro11">
          <table:table-cell office:value-type="string" table:style-name="ce23">
            <text:p>Adults</text:p>
          </table:table-cell>
          <table:table-cell office:value-type="float" office:value="819" table:style-name="ce24">
            <text:p>819</text:p>
          </table:table-cell>
          <table:table-cell office:value-type="float" office:value="829" table:style-name="ce24">
            <text:p>829</text:p>
          </table:table-cell>
          <table:table-cell office:value-type="float" office:value="902" table:style-name="ce24">
            <text:p>902</text:p>
          </table:table-cell>
          <table:table-cell office:value-type="float" office:value="837" table:style-name="ce24">
            <text:p>837</text:p>
          </table:table-cell>
          <table:table-cell office:value-type="float" office:value="848" table:style-name="ce24">
            <text:p>848</text:p>
          </table:table-cell>
          <table:table-cell office:value-type="percentage" office:value="3.5409999999999997E-2" table:style-name="ce25">
            <text:p>4%</text:p>
          </table:table-cell>
          <table:table-cell table:number-columns-repeated="16377"/>
        </table:table-row>
        <table:table-row table:style-name="ro12">
          <table:table-cell office:value-type="string" table:style-name="ce26">
            <text:p>Determinate sentences</text:p>
          </table:table-cell>
          <table:table-cell office:value-type="float" office:value="816" table:style-name="ce27">
            <text:p>816</text:p>
          </table:table-cell>
          <table:table-cell office:value-type="float" office:value="826" table:style-name="ce27">
            <text:p>826</text:p>
          </table:table-cell>
          <table:table-cell office:value-type="float" office:value="897" table:style-name="ce27">
            <text:p>897</text:p>
          </table:table-cell>
          <table:table-cell office:value-type="float" office:value="828" table:style-name="ce27">
            <text:p>828</text:p>
          </table:table-cell>
          <table:table-cell office:value-type="float" office:value="845" table:style-name="ce27">
            <text:p>845</text:p>
          </table:table-cell>
          <table:table-cell office:value-type="percentage" office:value="3.5540000000000002E-2" table:style-name="ce28">
            <text:p>4%</text:p>
          </table:table-cell>
          <table:table-cell table:number-columns-repeated="16377"/>
        </table:table-row>
        <table:table-row table:style-name="ro2">
          <table:table-cell office:value-type="string" table:style-name="ce29">
            <text:p>Less than or equal to 6 months</text:p>
          </table:table-cell>
          <table:table-cell office:value-type="float" office:value="413" table:style-name="ce30">
            <text:p>413</text:p>
          </table:table-cell>
          <table:table-cell office:value-type="float" office:value="395" table:style-name="ce30">
            <text:p>395</text:p>
          </table:table-cell>
          <table:table-cell office:value-type="float" office:value="470" table:style-name="ce30">
            <text:p>470</text:p>
          </table:table-cell>
          <table:table-cell office:value-type="float" office:value="410" table:style-name="ce30">
            <text:p>410</text:p>
          </table:table-cell>
          <table:table-cell office:value-type="float" office:value="429" table:style-name="ce30">
            <text:p>429</text:p>
          </table:table-cell>
          <table:table-cell office:value-type="percentage" office:value="3.8739999999999997E-2" table:style-name="ce31">
            <text:p>4%</text:p>
          </table:table-cell>
          <table:table-cell table:number-columns-repeated="16377"/>
        </table:table-row>
        <table:table-row table:style-name="ro2">
          <table:table-cell office:value-type="string" table:style-name="ce29">
            <text:p>Greater than 6 months to less than 12 months</text:p>
          </table:table-cell>
          <table:table-cell office:value-type="float" office:value="110" table:style-name="ce30">
            <text:p>110</text:p>
          </table:table-cell>
          <table:table-cell office:value-type="float" office:value="115" table:style-name="ce30">
            <text:p>115</text:p>
          </table:table-cell>
          <table:table-cell office:value-type="float" office:value="99" table:style-name="ce30">
            <text:p>99</text:p>
          </table:table-cell>
          <table:table-cell office:value-type="float" office:value="122" table:style-name="ce30">
            <text:p>122</text:p>
          </table:table-cell>
          <table:table-cell office:value-type="float" office:value="126" table:style-name="ce30">
            <text:p>126</text:p>
          </table:table-cell>
          <table:table-cell office:value-type="percentage" office:value="0.14545" table:style-name="ce31">
            <text:p>15%</text:p>
          </table:table-cell>
          <table:table-cell table:number-columns-repeated="16377"/>
        </table:table-row>
        <table:table-row table:style-name="ro2">
          <table:table-cell office:value-type="string" table:style-name="ce29">
            <text:p>12 months to less than 4 years</text:p>
          </table:table-cell>
          <table:table-cell office:value-type="float" office:value="225" table:style-name="ce30">
            <text:p>225</text:p>
          </table:table-cell>
          <table:table-cell office:value-type="float" office:value="237" table:style-name="ce30">
            <text:p>237</text:p>
          </table:table-cell>
          <table:table-cell office:value-type="float" office:value="244" table:style-name="ce30">
            <text:p>244</text:p>
          </table:table-cell>
          <table:table-cell office:value-type="float" office:value="228" table:style-name="ce30">
            <text:p>228</text:p>
          </table:table-cell>
          <table:table-cell office:value-type="float" office:value="214" table:style-name="ce30">
            <text:p>214</text:p>
          </table:table-cell>
          <table:table-cell office:value-type="percentage" office:value="-4.8890000000000003E-2" table:style-name="ce31">
            <text:p>-5%</text:p>
          </table:table-cell>
          <table:table-cell table:number-columns-repeated="16377"/>
        </table:table-row>
        <table:table-row table:style-name="ro2">
          <table:table-cell office:value-type="string" table:style-name="ce32">
            <text:p>12 months to less than 2 years</text:p>
          </table:table-cell>
          <table:table-cell office:value-type="float" office:value="106" table:style-name="ce33">
            <text:p>106</text:p>
          </table:table-cell>
          <table:table-cell office:value-type="float" office:value="110" table:style-name="ce33">
            <text:p>110</text:p>
          </table:table-cell>
          <table:table-cell office:value-type="float" office:value="92" table:style-name="ce33">
            <text:p>92</text:p>
          </table:table-cell>
          <table:table-cell office:value-type="float" office:value="90" table:style-name="ce33">
            <text:p>90</text:p>
          </table:table-cell>
          <table:table-cell office:value-type="float" office:value="90" table:style-name="ce33">
            <text:p>90</text:p>
          </table:table-cell>
          <table:table-cell office:value-type="percentage" office:value="-0.15093999999999999" table:style-name="ce34">
            <text:p>-15%</text:p>
          </table:table-cell>
          <table:table-cell table:number-columns-repeated="16377"/>
        </table:table-row>
        <table:table-row table:style-name="ro2">
          <table:table-cell office:value-type="string" table:style-name="ce32">
            <text:p>2 years to less than 4 years</text:p>
          </table:table-cell>
          <table:table-cell office:value-type="float" office:value="119" table:style-name="ce33">
            <text:p>119</text:p>
          </table:table-cell>
          <table:table-cell office:value-type="float" office:value="127" table:style-name="ce33">
            <text:p>127</text:p>
          </table:table-cell>
          <table:table-cell office:value-type="float" office:value="152" table:style-name="ce33">
            <text:p>152</text:p>
          </table:table-cell>
          <table:table-cell office:value-type="float" office:value="138" table:style-name="ce33">
            <text:p>138</text:p>
          </table:table-cell>
          <table:table-cell office:value-type="float" office:value="124" table:style-name="ce33">
            <text:p>124</text:p>
          </table:table-cell>
          <table:table-cell office:value-type="percentage" office:value="4.2020000000000002E-2" table:style-name="ce34">
            <text:p>4%</text:p>
          </table:table-cell>
          <table:table-cell table:number-columns-repeated="16377"/>
        </table:table-row>
        <table:table-row table:style-name="ro2">
          <table:table-cell office:value-type="string" table:style-name="ce29">
            <text:p>4 years or more (excluding indeterminate sentences)</text:p>
          </table:table-cell>
          <table:table-cell office:value-type="float" office:value="68" table:style-name="ce30">
            <text:p>68</text:p>
          </table:table-cell>
          <table:table-cell office:value-type="float" office:value="79" table:style-name="ce30">
            <text:p>79</text:p>
          </table:table-cell>
          <table:table-cell office:value-type="float" office:value="84" table:style-name="ce30">
            <text:p>84</text:p>
          </table:table-cell>
          <table:table-cell office:value-type="float" office:value="68" table:style-name="ce30">
            <text:p>68</text:p>
          </table:table-cell>
          <table:table-cell office:value-type="float" office:value="76" table:style-name="ce30">
            <text:p>76</text:p>
          </table:table-cell>
          <table:table-cell office:value-type="percentage" office:value="0.11765" table:style-name="ce31">
            <text:p>12%</text:p>
          </table:table-cell>
          <table:table-cell table:number-columns-repeated="16377"/>
        </table:table-row>
        <table:table-row table:style-name="ro2">
          <table:table-cell office:value-type="string" table:style-name="ce32">
            <text:p>4 years to less than 5 years</text:p>
          </table:table-cell>
          <table:table-cell office:value-type="float" office:value="27" table:style-name="ce33">
            <text:p>27</text:p>
          </table:table-cell>
          <table:table-cell office:value-type="float" office:value="25" table:style-name="ce33">
            <text:p>25</text:p>
          </table:table-cell>
          <table:table-cell office:value-type="float" office:value="18" table:style-name="ce33">
            <text:p>18</text:p>
          </table:table-cell>
          <table:table-cell office:value-type="float" office:value="16" table:style-name="ce33">
            <text:p>16</text:p>
          </table:table-cell>
          <table:table-cell office:value-type="float" office:value="13" table:style-name="ce33">
            <text:p>13</text:p>
          </table:table-cell>
          <table:table-cell office:value-type="string" table:style-name="ce34">
            <text:p>**</text:p>
          </table:table-cell>
          <table:table-cell table:number-columns-repeated="16377"/>
        </table:table-row>
        <table:table-row table:style-name="ro2">
          <table:table-cell office:value-type="string" table:style-name="ce32">
            <text:p>5 years to less than 7 years</text:p>
          </table:table-cell>
          <table:table-cell office:value-type="float" office:value="23" table:style-name="ce33">
            <text:p>23</text:p>
          </table:table-cell>
          <table:table-cell office:value-type="float" office:value="31" table:style-name="ce33">
            <text:p>31</text:p>
          </table:table-cell>
          <table:table-cell office:value-type="float" office:value="28" table:style-name="ce33">
            <text:p>28</text:p>
          </table:table-cell>
          <table:table-cell office:value-type="float" office:value="25" table:style-name="ce33">
            <text:p>25</text:p>
          </table:table-cell>
          <table:table-cell office:value-type="float" office:value="31" table:style-name="ce33">
            <text:p>31</text:p>
          </table:table-cell>
          <table:table-cell office:value-type="string" table:style-name="ce34">
            <text:p>**</text:p>
          </table:table-cell>
          <table:table-cell table:number-columns-repeated="16377"/>
        </table:table-row>
        <table:table-row table:style-name="ro2">
          <table:table-cell office:value-type="string" table:style-name="ce32">
            <text:p>7 years to less than 10 years</text:p>
          </table:table-cell>
          <table:table-cell office:value-type="float" office:value="13" table:style-name="ce33">
            <text:p>13</text:p>
          </table:table-cell>
          <table:table-cell office:value-type="float" office:value="14" table:style-name="ce33">
            <text:p>14</text:p>
          </table:table-cell>
          <table:table-cell office:value-type="float" office:value="26" table:style-name="ce33">
            <text:p>26</text:p>
          </table:table-cell>
          <table:table-cell office:value-type="float" office:value="20" table:style-name="ce33">
            <text:p>20</text:p>
          </table:table-cell>
          <table:table-cell office:value-type="float" office:value="22" table:style-name="ce33">
            <text:p>22</text:p>
          </table:table-cell>
          <table:table-cell office:value-type="string" table:style-name="ce34">
            <text:p>**</text:p>
          </table:table-cell>
          <table:table-cell table:number-columns-repeated="16377"/>
        </table:table-row>
        <table:table-row table:style-name="ro2">
          <table:table-cell office:value-type="string" table:style-name="ce32">
            <text:p>10 years to less than 14 years</text:p>
          </table:table-cell>
          <table:table-cell office:value-type="float" office:value="3" table:style-name="ce33">
            <text:p>3</text:p>
          </table:table-cell>
          <table:table-cell office:value-type="float" office:value="5" table:style-name="ce33">
            <text:p>5</text:p>
          </table:table-cell>
          <table:table-cell office:value-type="float" office:value="9" table:style-name="ce33">
            <text:p>9</text:p>
          </table:table-cell>
          <table:table-cell office:value-type="float" office:value="3" table:style-name="ce33">
            <text:p>3</text:p>
          </table:table-cell>
          <table:table-cell office:value-type="float" office:value="5" table:style-name="ce33">
            <text:p>5</text:p>
          </table:table-cell>
          <table:table-cell office:value-type="string" table:style-name="ce34">
            <text:p>**</text:p>
          </table:table-cell>
          <table:table-cell table:number-columns-repeated="16377"/>
        </table:table-row>
        <table:table-row table:style-name="ro2">
          <table:table-cell office:value-type="string" table:style-name="ce32">
            <text:p>14 years or more (excluding indeterminate sentences)</text:p>
          </table:table-cell>
          <table:table-cell office:value-type="float" office:value="1" table:style-name="ce33">
            <text:p>1</text:p>
          </table:table-cell>
          <table:table-cell office:value-type="float" office:value="0" table:style-name="ce33">
            <text:p>0</text:p>
          </table:table-cell>
          <table:table-cell office:value-type="float" office:value="3" table:style-name="ce33">
            <text:p>3</text:p>
          </table:table-cell>
          <table:table-cell office:value-type="float" office:value="1" table:style-name="ce33">
            <text:p>1</text:p>
          </table:table-cell>
          <table:table-cell office:value-type="float" office:value="1" table:style-name="ce33">
            <text:p>1</text:p>
          </table:table-cell>
          <table:table-cell office:value-type="string" table:style-name="ce34">
            <text:p>**</text:p>
          </table:table-cell>
          <table:table-cell table:number-columns-repeated="16377"/>
        </table:table-row>
        <table:table-row table:style-name="ro2">
          <table:table-cell office:value-type="string" table:style-name="ce32">
            <text:p>Extended determinate sentence</text:p>
          </table:table-cell>
          <table:table-cell office:value-type="float" office:value="1" table:style-name="ce33">
            <text:p>1</text:p>
          </table:table-cell>
          <table:table-cell office:value-type="float" office:value="4" table:style-name="ce33">
            <text:p>4</text:p>
          </table:table-cell>
          <table:table-cell office:value-type="float" office:value="0" table:style-name="ce33">
            <text:p>0</text:p>
          </table:table-cell>
          <table:table-cell office:value-type="float" office:value="3" table:style-name="ce33">
            <text:p>3</text:p>
          </table:table-cell>
          <table:table-cell office:value-type="float" office:value="4" table:style-name="ce33">
            <text:p>4</text:p>
          </table:table-cell>
          <table:table-cell office:value-type="string" table:style-name="ce34">
            <text:p>**</text:p>
          </table:table-cell>
          <table:table-cell table:number-columns-repeated="16377"/>
        </table:table-row>
        <table:table-row table:style-name="ro12">
          <table:table-cell office:value-type="string" table:style-name="ce26">
            <text:p>Indeterminate sentences</text:p>
          </table:table-cell>
          <table:table-cell office:value-type="float" office:value="3" table:style-name="ce27">
            <text:p>3</text:p>
          </table:table-cell>
          <table:table-cell office:value-type="float" office:value="3" table:style-name="ce27">
            <text:p>3</text:p>
          </table:table-cell>
          <table:table-cell office:value-type="float" office:value="5" table:style-name="ce27">
            <text:p>5</text:p>
          </table:table-cell>
          <table:table-cell office:value-type="float" office:value="9" table:style-name="ce27">
            <text:p>9</text:p>
          </table:table-cell>
          <table:table-cell office:value-type="float" office:value="3" table:style-name="ce27">
            <text:p>3</text:p>
          </table:table-cell>
          <table:table-cell office:value-type="string" table:style-name="ce28">
            <text:p>**</text:p>
          </table:table-cell>
          <table:table-cell table:number-columns-repeated="16377"/>
        </table:table-row>
        <table:table-row table:style-name="ro2">
          <table:table-cell office:value-type="string" table:style-name="ce29">
            <text:p>Imprisonment for public protection (IPP)</text:p>
          </table:table-cell>
          <table:table-cell office:value-type="float" office:value="1" table:style-name="ce30">
            <text:p>1</text:p>
          </table:table-cell>
          <table:table-cell office:value-type="float" office:value="1" table:style-name="ce30">
            <text:p>1</text:p>
          </table:table-cell>
          <table:table-cell office:value-type="float" office:value="2" table:style-name="ce30">
            <text:p>2</text:p>
          </table:table-cell>
          <table:table-cell office:value-type="float" office:value="3" table:style-name="ce30">
            <text:p>3</text:p>
          </table:table-cell>
          <table:table-cell office:value-type="float" office:value="1" table:style-name="ce30">
            <text:p>1</text:p>
          </table:table-cell>
          <table:table-cell office:value-type="string" table:style-name="ce31">
            <text:p>**</text:p>
          </table:table-cell>
          <table:table-cell table:number-columns-repeated="16377"/>
        </table:table-row>
        <table:table-row table:style-name="ro11">
          <table:table-cell office:value-type="string" table:style-name="ce35">
            <text:p>Life sentence</text:p>
          </table:table-cell>
          <table:table-cell office:value-type="float" office:value="2" table:style-name="ce36">
            <text:p>2</text:p>
          </table:table-cell>
          <table:table-cell office:value-type="float" office:value="2" table:style-name="ce36">
            <text:p>2</text:p>
          </table:table-cell>
          <table:table-cell office:value-type="float" office:value="3" table:style-name="ce36">
            <text:p>3</text:p>
          </table:table-cell>
          <table:table-cell office:value-type="float" office:value="6" table:style-name="ce36">
            <text:p>6</text:p>
          </table:table-cell>
          <table:table-cell office:value-type="float" office:value="2" table:style-name="ce36">
            <text:p>2</text:p>
          </table:table-cell>
          <table:table-cell office:value-type="string" table:style-name="ce37">
            <text:p>**</text:p>
          </table:table-cell>
          <table:table-cell table:number-columns-repeated="16377"/>
        </table:table-row>
        <table:table-row table:style-name="ro11">
          <table:table-cell office:value-type="string" table:style-name="ce23">
            <text:p>18-20 year olds</text:p>
          </table:table-cell>
          <table:table-cell office:value-type="float" office:value="12" table:style-name="ce24">
            <text:p>12</text:p>
          </table:table-cell>
          <table:table-cell office:value-type="float" office:value="25" table:style-name="ce24">
            <text:p>25</text:p>
          </table:table-cell>
          <table:table-cell office:value-type="float" office:value="21" table:style-name="ce24">
            <text:p>21</text:p>
          </table:table-cell>
          <table:table-cell office:value-type="float" office:value="15" table:style-name="ce24">
            <text:p>15</text:p>
          </table:table-cell>
          <table:table-cell office:value-type="float" office:value="11" table:style-name="ce24">
            <text:p>11</text:p>
          </table:table-cell>
          <table:table-cell office:value-type="string" table:style-name="ce25">
            <text:p>**</text:p>
          </table:table-cell>
          <table:table-cell table:number-columns-repeated="16377"/>
        </table:table-row>
        <table:table-row table:style-name="ro12">
          <table:table-cell office:value-type="string" table:style-name="ce26">
            <text:p>Determinate sentences</text:p>
          </table:table-cell>
          <table:table-cell office:value-type="float" office:value="12" table:style-name="ce27">
            <text:p>12</text:p>
          </table:table-cell>
          <table:table-cell office:value-type="float" office:value="25" table:style-name="ce27">
            <text:p>25</text:p>
          </table:table-cell>
          <table:table-cell office:value-type="float" office:value="21" table:style-name="ce27">
            <text:p>21</text:p>
          </table:table-cell>
          <table:table-cell office:value-type="float" office:value="15" table:style-name="ce27">
            <text:p>15</text:p>
          </table:table-cell>
          <table:table-cell office:value-type="float" office:value="11" table:style-name="ce27">
            <text:p>11</text:p>
          </table:table-cell>
          <table:table-cell office:value-type="string" table:style-name="ce28">
            <text:p>**</text:p>
          </table:table-cell>
          <table:table-cell table:number-columns-repeated="16377"/>
        </table:table-row>
        <table:table-row table:style-name="ro2">
          <table:table-cell office:value-type="string" table:style-name="ce29">
            <text:p>Less than or equal to 6 months</text:p>
          </table:table-cell>
          <table:table-cell office:value-type="float" office:value="6" table:style-name="ce30">
            <text:p>6</text:p>
          </table:table-cell>
          <table:table-cell office:value-type="float" office:value="11" table:style-name="ce30">
            <text:p>11</text:p>
          </table:table-cell>
          <table:table-cell office:value-type="float" office:value="13" table:style-name="ce30">
            <text:p>13</text:p>
          </table:table-cell>
          <table:table-cell office:value-type="float" office:value="10" table:style-name="ce30">
            <text:p>10</text:p>
          </table:table-cell>
          <table:table-cell office:value-type="float" office:value="7" table:style-name="ce30">
            <text:p>7</text:p>
          </table:table-cell>
          <table:table-cell office:value-type="string" table:style-name="ce31">
            <text:p>**</text:p>
          </table:table-cell>
          <table:table-cell table:number-columns-repeated="16377"/>
        </table:table-row>
        <table:table-row table:style-name="ro2">
          <table:table-cell office:value-type="string" table:style-name="ce29">
            <text:p>Greater than 6 months to less than 12 months</text:p>
          </table:table-cell>
          <table:table-cell office:value-type="float" office:value="2" table:style-name="ce30">
            <text:p>2</text:p>
          </table:table-cell>
          <table:table-cell office:value-type="float" office:value="6" table:style-name="ce30">
            <text:p>6</text:p>
          </table:table-cell>
          <table:table-cell office:value-type="float" office:value="5" table:style-name="ce30">
            <text:p>5</text:p>
          </table:table-cell>
          <table:table-cell office:value-type="float" office:value="1" table:style-name="ce30">
            <text:p>1</text:p>
          </table:table-cell>
          <table:table-cell office:value-type="float" office:value="2" table:style-name="ce30">
            <text:p>2</text:p>
          </table:table-cell>
          <table:table-cell office:value-type="string" table:style-name="ce31">
            <text:p>**</text:p>
          </table:table-cell>
          <table:table-cell table:number-columns-repeated="16377"/>
        </table:table-row>
        <table:table-row table:style-name="ro2">
          <table:table-cell office:value-type="string" table:style-name="ce29">
            <text:p>12 months to less than 4 years</text:p>
          </table:table-cell>
          <table:table-cell office:value-type="float" office:value="4" table:style-name="ce30">
            <text:p>4</text:p>
          </table:table-cell>
          <table:table-cell office:value-type="float" office:value="8" table:style-name="ce30">
            <text:p>8</text:p>
          </table:table-cell>
          <table:table-cell office:value-type="float" office:value="2" table:style-name="ce30">
            <text:p>2</text:p>
          </table:table-cell>
          <table:table-cell office:value-type="float" office:value="4" table:style-name="ce30">
            <text:p>4</text:p>
          </table:table-cell>
          <table:table-cell office:value-type="float" office:value="1" table:style-name="ce30">
            <text:p>1</text:p>
          </table:table-cell>
          <table:table-cell office:value-type="string" table:style-name="ce31">
            <text:p>**</text:p>
          </table:table-cell>
          <table:table-cell table:number-columns-repeated="16377"/>
        </table:table-row>
        <table:table-row table:style-name="ro2">
          <table:table-cell office:value-type="string" table:style-name="ce32">
            <text:p>12 months to less than 2 years</text:p>
          </table:table-cell>
          <table:table-cell office:value-type="float" office:value="2" table:style-name="ce33">
            <text:p>2</text:p>
          </table:table-cell>
          <table:table-cell office:value-type="float" office:value="4" table:style-name="ce33">
            <text:p>4</text:p>
          </table:table-cell>
          <table:table-cell office:value-type="float" office:value="1" table:style-name="ce33">
            <text:p>1</text:p>
          </table:table-cell>
          <table:table-cell office:value-type="float" office:value="3" table:style-name="ce33">
            <text:p>3</text:p>
          </table:table-cell>
          <table:table-cell office:value-type="float" office:value="0" table:style-name="ce33">
            <text:p>0</text:p>
          </table:table-cell>
          <table:table-cell office:value-type="string" table:style-name="ce34">
            <text:p>**</text:p>
          </table:table-cell>
          <table:table-cell table:number-columns-repeated="16377"/>
        </table:table-row>
        <table:table-row table:style-name="ro2">
          <table:table-cell office:value-type="string" table:style-name="ce32">
            <text:p>2 years to less than 4 years</text:p>
          </table:table-cell>
          <table:table-cell office:value-type="float" office:value="2" table:style-name="ce33">
            <text:p>2</text:p>
          </table:table-cell>
          <table:table-cell office:value-type="float" office:value="4" table:style-name="ce33">
            <text:p>4</text:p>
          </table:table-cell>
          <table:table-cell office:value-type="float" office:value="1" table:style-name="ce33">
            <text:p>1</text:p>
          </table:table-cell>
          <table:table-cell office:value-type="float" office:value="1" table:style-name="ce33">
            <text:p>1</text:p>
          </table:table-cell>
          <table:table-cell office:value-type="float" office:value="1" table:style-name="ce33">
            <text:p>1</text:p>
          </table:table-cell>
          <table:table-cell office:value-type="string" table:style-name="ce34">
            <text:p>**</text:p>
          </table:table-cell>
          <table:table-cell table:number-columns-repeated="16377"/>
        </table:table-row>
        <table:table-row table:style-name="ro2">
          <table:table-cell office:value-type="string" table:style-name="ce29">
            <text:p>4 years or more (excluding indeterminate sentences)</text:p>
          </table:table-cell>
          <table:table-cell office:value-type="float" office:value="0" table:style-name="ce30">
            <text:p>0</text:p>
          </table:table-cell>
          <table:table-cell office:value-type="float" office:value="0" table:style-name="ce30">
            <text:p>0</text:p>
          </table:table-cell>
          <table:table-cell office:value-type="float" office:value="1" table:style-name="ce30">
            <text:p>1</text:p>
          </table:table-cell>
          <table:table-cell office:value-type="float" office:value="0" table:style-name="ce30">
            <text:p>0</text:p>
          </table:table-cell>
          <table:table-cell office:value-type="float" office:value="1" table:style-name="ce30">
            <text:p>1</text:p>
          </table:table-cell>
          <table:table-cell office:value-type="string" table:style-name="ce31">
            <text:p>**</text:p>
          </table:table-cell>
          <table:table-cell table:number-columns-repeated="16377"/>
        </table:table-row>
        <table:table-row table:style-name="ro2">
          <table:table-cell office:value-type="string" table:style-name="ce32">
            <text:p>4 years to less than 5 years</text:p>
          </table:table-cell>
          <table:table-cell office:value-type="float" office:value="0" table:style-name="ce33">
            <text:p>0</text:p>
          </table:table-cell>
          <table:table-cell office:value-type="float" office:value="0" table:style-name="ce33">
            <text:p>0</text:p>
          </table:table-cell>
          <table:table-cell office:value-type="float" office:value="1" table:style-name="ce33">
            <text:p>1</text:p>
          </table:table-cell>
          <table:table-cell office:value-type="float" office:value="0" table:style-name="ce33">
            <text:p>0</text:p>
          </table:table-cell>
          <table:table-cell office:value-type="float" office:value="0" table:style-name="ce33">
            <text:p>0</text:p>
          </table:table-cell>
          <table:table-cell office:value-type="string" table:style-name="ce34">
            <text:p>-</text:p>
          </table:table-cell>
          <table:table-cell table:number-columns-repeated="16377"/>
        </table:table-row>
        <table:table-row table:style-name="ro2">
          <table:table-cell office:value-type="string" table:style-name="ce32">
            <text:p>5 years to less than 7 years</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string" table:style-name="ce34">
            <text:p>-</text:p>
          </table:table-cell>
          <table:table-cell table:number-columns-repeated="16377"/>
        </table:table-row>
        <table:table-row table:style-name="ro2">
          <table:table-cell office:value-type="string" table:style-name="ce32">
            <text:p>7 years to less than 10 years</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string" table:style-name="ce34">
            <text:p>-</text:p>
          </table:table-cell>
          <table:table-cell table:number-columns-repeated="16377"/>
        </table:table-row>
        <table:table-row table:style-name="ro2">
          <table:table-cell office:value-type="string" table:style-name="ce32">
            <text:p>10 years to less than 14 years</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string" table:style-name="ce34">
            <text:p>-</text:p>
          </table:table-cell>
          <table:table-cell table:number-columns-repeated="16377"/>
        </table:table-row>
        <table:table-row table:style-name="ro2">
          <table:table-cell office:value-type="string" table:style-name="ce32">
            <text:p>14 years or more (excluding indeterminate sentences)</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string" table:style-name="ce34">
            <text:p>-</text:p>
          </table:table-cell>
          <table:table-cell table:number-columns-repeated="16377"/>
        </table:table-row>
        <table:table-row table:style-name="ro2">
          <table:table-cell office:value-type="string" table:style-name="ce32">
            <text:p>Extended determinate sentence</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1" table:style-name="ce33">
            <text:p>1</text:p>
          </table:table-cell>
          <table:table-cell office:value-type="string" table:style-name="ce34">
            <text:p>**</text:p>
          </table:table-cell>
          <table:table-cell table:number-columns-repeated="16377"/>
        </table:table-row>
        <table:table-row table:style-name="ro12">
          <table:table-cell office:value-type="string" table:style-name="ce26">
            <text:p>Indeterminate sentences</text:p>
          </table:table-cell>
          <table:table-cell office:value-type="float" office:value="0" table:style-name="ce27">
            <text:p>0</text:p>
          </table:table-cell>
          <table:table-cell office:value-type="float" office:value="0" table:style-name="ce27">
            <text:p>0</text:p>
          </table:table-cell>
          <table:table-cell office:value-type="float" office:value="0" table:style-name="ce27">
            <text:p>0</text:p>
          </table:table-cell>
          <table:table-cell office:value-type="float" office:value="0" table:style-name="ce27">
            <text:p>0</text:p>
          </table:table-cell>
          <table:table-cell office:value-type="float" office:value="0" table:style-name="ce27">
            <text:p>0</text:p>
          </table:table-cell>
          <table:table-cell office:value-type="string" table:style-name="ce28">
            <text:p>-</text:p>
          </table:table-cell>
          <table:table-cell table:number-columns-repeated="16377"/>
        </table:table-row>
        <table:table-row table:style-name="ro2">
          <table:table-cell office:value-type="string" table:style-name="ce29">
            <text:p>Imprisonment for public protection (IPP)</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string" table:style-name="ce31">
            <text:p>-</text:p>
          </table:table-cell>
          <table:table-cell table:number-columns-repeated="16377"/>
        </table:table-row>
        <table:table-row table:style-name="ro11">
          <table:table-cell office:value-type="string" table:style-name="ce35">
            <text:p>Life sentence</text:p>
          </table:table-cell>
          <table:table-cell office:value-type="float" office:value="0" table:style-name="ce36">
            <text:p>0</text:p>
          </table:table-cell>
          <table:table-cell office:value-type="float" office:value="0" table:style-name="ce36">
            <text:p>0</text:p>
          </table:table-cell>
          <table:table-cell office:value-type="float" office:value="0" table:style-name="ce36">
            <text:p>0</text:p>
          </table:table-cell>
          <table:table-cell office:value-type="float" office:value="0" table:style-name="ce36">
            <text:p>0</text:p>
          </table:table-cell>
          <table:table-cell office:value-type="float" office:value="0" table:style-name="ce36">
            <text:p>0</text:p>
          </table:table-cell>
          <table:table-cell office:value-type="string" table:style-name="ce37">
            <text:p>-</text:p>
          </table:table-cell>
          <table:table-cell table:number-columns-repeated="16377"/>
        </table:table-row>
        <table:table-row table:style-name="ro11">
          <table:table-cell office:value-type="string" table:style-name="ce23">
            <text:p>15-17 year olds</text:p>
          </table:table-cell>
          <table:table-cell office:value-type="float" office:value="0" table:style-name="ce24">
            <text:p>0</text:p>
          </table:table-cell>
          <table:table-cell office:value-type="float" office:value="0" table:style-name="ce24">
            <text:p>0</text:p>
          </table:table-cell>
          <table:table-cell office:value-type="float" office:value="0" table:style-name="ce24">
            <text:p>0</text:p>
          </table:table-cell>
          <table:table-cell office:value-type="float" office:value="0" table:style-name="ce24">
            <text:p>0</text:p>
          </table:table-cell>
          <table:table-cell office:value-type="float" office:value="0" table:style-name="ce24">
            <text:p>0</text:p>
          </table:table-cell>
          <table:table-cell office:value-type="string" table:style-name="ce25">
            <text:p>-</text:p>
          </table:table-cell>
          <table:table-cell table:number-columns-repeated="16377"/>
        </table:table-row>
        <table:table-row table:style-name="ro12">
          <table:table-cell office:value-type="string" table:style-name="ce26">
            <text:p>Determinate sentences</text:p>
          </table:table-cell>
          <table:table-cell office:value-type="float" office:value="0" table:style-name="ce27">
            <text:p>0</text:p>
          </table:table-cell>
          <table:table-cell office:value-type="float" office:value="0" table:style-name="ce27">
            <text:p>0</text:p>
          </table:table-cell>
          <table:table-cell office:value-type="float" office:value="0" table:style-name="ce27">
            <text:p>0</text:p>
          </table:table-cell>
          <table:table-cell office:value-type="float" office:value="0" table:style-name="ce27">
            <text:p>0</text:p>
          </table:table-cell>
          <table:table-cell office:value-type="float" office:value="0" table:style-name="ce27">
            <text:p>0</text:p>
          </table:table-cell>
          <table:table-cell office:value-type="string" table:style-name="ce28">
            <text:p>-</text:p>
          </table:table-cell>
          <table:table-cell table:number-columns-repeated="16377"/>
        </table:table-row>
        <table:table-row table:style-name="ro2">
          <table:table-cell office:value-type="string" table:style-name="ce29">
            <text:p>Less than or equal to 6 months</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string" table:style-name="ce31">
            <text:p>-</text:p>
          </table:table-cell>
          <table:table-cell table:number-columns-repeated="16377"/>
        </table:table-row>
        <table:table-row table:style-name="ro2">
          <table:table-cell office:value-type="string" table:style-name="ce29">
            <text:p>Greater than 6 months to less than 12 months</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string" table:style-name="ce31">
            <text:p>-</text:p>
          </table:table-cell>
          <table:table-cell table:number-columns-repeated="16377"/>
        </table:table-row>
        <table:table-row table:style-name="ro2">
          <table:table-cell office:value-type="string" table:style-name="ce29">
            <text:p>12 months to less than 4 years</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string" table:style-name="ce31">
            <text:p>-</text:p>
          </table:table-cell>
          <table:table-cell table:number-columns-repeated="16377"/>
        </table:table-row>
        <table:table-row table:style-name="ro2">
          <table:table-cell office:value-type="string" table:style-name="ce32">
            <text:p>12 months to less than 2 years</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string" table:style-name="ce34">
            <text:p>-</text:p>
          </table:table-cell>
          <table:table-cell table:number-columns-repeated="16377"/>
        </table:table-row>
        <table:table-row table:style-name="ro2">
          <table:table-cell office:value-type="string" table:style-name="ce32">
            <text:p>2 years to less than 4 years</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string" table:style-name="ce34">
            <text:p>-</text:p>
          </table:table-cell>
          <table:table-cell table:number-columns-repeated="16377"/>
        </table:table-row>
        <table:table-row table:style-name="ro2">
          <table:table-cell office:value-type="string" table:style-name="ce29">
            <text:p>4 years or more (excluding indeterminate sentences)</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string" table:style-name="ce31">
            <text:p>-</text:p>
          </table:table-cell>
          <table:table-cell table:number-columns-repeated="16377"/>
        </table:table-row>
        <table:table-row table:style-name="ro2">
          <table:table-cell office:value-type="string" table:style-name="ce32">
            <text:p>4 years to less than 5 years</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string" table:style-name="ce34">
            <text:p>-</text:p>
          </table:table-cell>
          <table:table-cell table:number-columns-repeated="16377"/>
        </table:table-row>
        <table:table-row table:style-name="ro2">
          <table:table-cell office:value-type="string" table:style-name="ce32">
            <text:p>5 years to less than 7 years</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string" table:style-name="ce34">
            <text:p>-</text:p>
          </table:table-cell>
          <table:table-cell table:number-columns-repeated="16377"/>
        </table:table-row>
        <table:table-row table:style-name="ro2">
          <table:table-cell office:value-type="string" table:style-name="ce32">
            <text:p>7 years to less than 10 years</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string" table:style-name="ce34">
            <text:p>-</text:p>
          </table:table-cell>
          <table:table-cell table:number-columns-repeated="16377"/>
        </table:table-row>
        <table:table-row table:style-name="ro2">
          <table:table-cell office:value-type="string" table:style-name="ce32">
            <text:p>10 years to less than 14 years</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string" table:style-name="ce34">
            <text:p>-</text:p>
          </table:table-cell>
          <table:table-cell table:number-columns-repeated="16377"/>
        </table:table-row>
        <table:table-row table:style-name="ro2">
          <table:table-cell office:value-type="string" table:style-name="ce32">
            <text:p>14 years or more (excluding indeterminate sentences)</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string" table:style-name="ce34">
            <text:p>-</text:p>
          </table:table-cell>
          <table:table-cell table:number-columns-repeated="16377"/>
        </table:table-row>
        <table:table-row table:style-name="ro2">
          <table:table-cell office:value-type="string" table:style-name="ce32">
            <text:p>Extended determinate sentence</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string" table:style-name="ce34">
            <text:p>-</text:p>
          </table:table-cell>
          <table:table-cell table:number-columns-repeated="16377"/>
        </table:table-row>
        <table:table-row table:style-name="ro12">
          <table:table-cell office:value-type="string" table:style-name="ce26">
            <text:p>Indeterminate sentences</text:p>
          </table:table-cell>
          <table:table-cell office:value-type="float" office:value="0" table:style-name="ce27">
            <text:p>0</text:p>
          </table:table-cell>
          <table:table-cell office:value-type="float" office:value="0" table:style-name="ce27">
            <text:p>0</text:p>
          </table:table-cell>
          <table:table-cell office:value-type="float" office:value="0" table:style-name="ce27">
            <text:p>0</text:p>
          </table:table-cell>
          <table:table-cell office:value-type="float" office:value="0" table:style-name="ce27">
            <text:p>0</text:p>
          </table:table-cell>
          <table:table-cell office:value-type="float" office:value="0" table:style-name="ce27">
            <text:p>0</text:p>
          </table:table-cell>
          <table:table-cell office:value-type="string" table:style-name="ce28">
            <text:p>-</text:p>
          </table:table-cell>
          <table:table-cell table:number-columns-repeated="16377"/>
        </table:table-row>
        <table:table-row table:style-name="ro2">
          <table:table-cell office:value-type="string" table:style-name="ce29">
            <text:p>Imprisonment for public protection (IPP)</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string" table:style-name="ce31">
            <text:p>-</text:p>
          </table:table-cell>
          <table:table-cell table:number-columns-repeated="16377"/>
        </table:table-row>
        <table:table-row table:style-name="ro11">
          <table:table-cell office:value-type="string" table:style-name="ce35">
            <text:p>Life sentence</text:p>
          </table:table-cell>
          <table:table-cell office:value-type="float" office:value="0" table:style-name="ce36">
            <text:p>0</text:p>
          </table:table-cell>
          <table:table-cell office:value-type="float" office:value="0" table:style-name="ce36">
            <text:p>0</text:p>
          </table:table-cell>
          <table:table-cell office:value-type="float" office:value="0" table:style-name="ce36">
            <text:p>0</text:p>
          </table:table-cell>
          <table:table-cell office:value-type="float" office:value="0" table:style-name="ce36">
            <text:p>0</text:p>
          </table:table-cell>
          <table:table-cell office:value-type="float" office:value="0" table:style-name="ce36">
            <text:p>0</text:p>
          </table:table-cell>
          <table:table-cell office:value-type="string" table:style-name="ce37">
            <text:p>-</text:p>
          </table:table-cell>
          <table:table-cell table:number-columns-repeated="16377"/>
        </table:table-row>
        <table:table-row table:style-name="ro2">
          <table:table-cell table:number-columns-spanned="7" table:number-rows-spanned="1" table:style-name="ce19"/>
          <table:covered-table-cell table:number-columns-repeated="6"/>
          <table:table-cell table:number-columns-repeated="16377"/>
        </table:table-row>
        <table:table-row table:style-name="ro2">
          <table:table-cell office:value-type="string" table:number-columns-spanned="7" table:number-rows-spanned="1" table:style-name="ce43">
            <text:p>(R) In the course of data processing an error was identified in the last quarter data. These figures have now been revised.</text:p>
          </table:table-cell>
          <table:covered-table-cell table:number-columns-repeated="6"/>
          <table:table-cell table:number-columns-repeated="16377"/>
        </table:table-row>
        <table:table-row table:style-name="ro2">
          <table:table-cell table:number-columns-repeated="6" table:style-name="ce38"/>
          <table:table-cell table:style-name="ce39"/>
          <table:table-cell table:number-columns-repeated="16377"/>
        </table:table-row>
        <table:table-row table:style-name="ro2">
          <table:table-cell office:value-type="string" table:number-columns-spanned="7" table:number-rows-spanned="1" table:style-name="ce43">
            <text:p>(1) A release is defined as a release from prison where the prisoner has finished serving the custodial term of their sentence(s) and excludes:</text:p>
          </table:table-cell>
          <table:covered-table-cell table:number-columns-repeated="6"/>
          <table:table-cell table:number-columns-repeated="16377"/>
        </table:table-row>
        <table:table-row table:style-name="ro2">
          <table:table-cell office:value-type="string" table:number-columns-spanned="7" table:number-rows-spanned="1" table:style-name="ce44">
            <text:p>- civil non-criminal prisoners</text:p>
          </table:table-cell>
          <table:covered-table-cell table:number-columns-repeated="6"/>
          <table:table-cell table:number-columns-repeated="16377"/>
        </table:table-row>
        <table:table-row table:style-name="ro2">
          <table:table-cell office:value-type="string" table:number-columns-spanned="7" table:number-rows-spanned="1" table:style-name="ce44">
            <text:p>- persons committed to custody for non-payment of a fine</text:p>
          </table:table-cell>
          <table:covered-table-cell table:number-columns-repeated="6"/>
          <table:table-cell table:number-columns-repeated="16377"/>
        </table:table-row>
        <table:table-row table:style-name="ro2">
          <table:table-cell office:value-type="string" table:number-columns-spanned="7" table:number-rows-spanned="1" table:style-name="ce44">
            <text:p>- releases to hospital</text:p>
          </table:table-cell>
          <table:covered-table-cell table:number-columns-repeated="6"/>
          <table:table-cell table:number-columns-repeated="16377"/>
        </table:table-row>
        <table:table-row table:style-name="ro2">
          <table:table-cell office:value-type="string" table:number-columns-spanned="7" table:number-rows-spanned="1" table:style-name="ce44">
            <text:p>- deported prisoners from HMPPS operated Immigration Removal Centres (IRCs)</text:p>
          </table:table-cell>
          <table:covered-table-cell table:number-columns-repeated="6"/>
          <table:table-cell table:number-columns-repeated="16377"/>
        </table:table-row>
        <table:table-row table:style-name="ro2">
          <table:table-cell office:value-type="string" table:number-columns-spanned="7" table:number-rows-spanned="1" table:style-name="ce44">
            <text:p>- releases following recall after release on licence, except occasions</text:p>
          </table:table-cell>
          <table:covered-table-cell table:number-columns-repeated="6"/>
          <table:table-cell table:number-columns-repeated="16377"/>
        </table:table-row>
        <table:table-row table:style-name="ro2">
          <table:table-cell office:value-type="string" table:number-columns-spanned="7" table:number-rows-spanned="1" table:style-name="ce44">
            <text:p>i. where the offender has committed a new offence and is committed to custody for a new sentence and the subsequent release date falls after the sentence expiry date</text:p>
          </table:table-cell>
          <table:covered-table-cell table:number-columns-repeated="6"/>
          <table:table-cell table:number-columns-repeated="16377"/>
        </table:table-row>
        <table:table-row table:style-name="ro2">
          <table:table-cell office:value-type="string" table:number-columns-spanned="7" table:number-rows-spanned="1" table:style-name="ce44">
            <text:p>of the original sentence, or</text:p>
          </table:table-cell>
          <table:covered-table-cell table:number-columns-repeated="6"/>
          <table:table-cell table:number-columns-repeated="16377"/>
        </table:table-row>
        <table:table-row table:style-name="ro2">
          <table:table-cell office:value-type="string" table:number-columns-spanned="7" table:number-rows-spanned="1" table:style-name="ce44">
            <text:p>ii. where upon release the offender is subject to the licence condition of the new custodial sentence</text:p>
          </table:table-cell>
          <table:covered-table-cell table:number-columns-repeated="6"/>
          <table:table-cell table:number-columns-repeated="16377"/>
        </table:table-row>
        <table:table-row table:style-name="ro2">
          <table:table-cell office:value-type="string" table:number-columns-spanned="7" table:number-rows-spanned="1" table:style-name="ce43">
            <text:p>(2) As released indeterminate prisoners are subject to a licence which remains in force for the duration of their natural life, occasions i and ii above do</text:p>
          </table:table-cell>
          <table:covered-table-cell table:number-columns-repeated="6"/>
          <table:table-cell table:number-columns-repeated="16377"/>
        </table:table-row>
        <table:table-row table:style-name="ro2">
          <table:table-cell office:value-type="string" table:number-columns-spanned="7" table:number-rows-spanned="1" table:style-name="ce44">
            <text:p>not apply, and thus all indeterminate releases reported will be first releases.</text:p>
          </table:table-cell>
          <table:covered-table-cell table:number-columns-repeated="6"/>
          <table:table-cell table:number-columns-repeated="16377"/>
        </table:table-row>
        <table:table-row table:style-name="ro2">
          <table:table-cell table:number-columns-spanned="7" table:number-rows-spanned="1" table:style-name="ce19"/>
          <table:covered-table-cell table:number-columns-repeated="6"/>
          <table:table-cell table:number-columns-repeated="16377"/>
        </table:table-row>
        <table:table-row table:number-rows-repeated="36" table:style-name="ro2">
          <table:table-cell table:number-columns-repeated="16384"/>
        </table:table-row>
        <table:table-row table:style-name="ro13">
          <table:table-cell table:number-columns-repeated="16384"/>
        </table:table-row>
        <table:table-row table:number-rows-repeated="5" table:style-name="ro2">
          <table:table-cell table:number-columns-repeated="16384"/>
        </table:table-row>
        <table:table-row table:style-name="ro7">
          <table:table-cell table:number-columns-repeated="16384"/>
        </table:table-row>
        <table:table-row table:style-name="ro14">
          <table:table-cell table:number-columns-repeated="16384"/>
        </table:table-row>
        <table:table-row table:style-name="ro15">
          <table:table-cell table:number-columns-repeated="16384"/>
        </table:table-row>
        <table:table-row table:number-rows-repeated="1048303" table:style-name="ro2">
          <table:table-cell table:number-columns-repeated="16384"/>
        </table:table-row>
        <table:named-expressions>
          <table:named-range table:name="Print_Area" table:cell-range-address="3_1.$A$1:3_1.$G$274" table:base-cell-address="3_1.$A$1"/>
        </table:named-expressions>
      </table:table>
      <table:table table:name="3_2i" table:style-name="ta3">
        <table:table-column table:style-name="co5" table:default-cell-style-name="ce4"/>
        <table:table-column table:style-name="co6" table:number-columns-repeated="5" table:default-cell-style-name="ce4"/>
        <table:table-column table:style-name="co7" table:default-cell-style-name="ce4"/>
        <table:table-column table:style-name="co8" table:default-cell-style-name="ce4"/>
        <table:table-column table:style-name="co3" table:default-cell-style-name="ce4"/>
        <table:table-column table:style-name="co4" table:number-columns-repeated="16375" table:default-cell-style-name="ce4"/>
        <table:table-row table:style-name="ro1">
          <table:table-cell office:value-type="string" table:number-columns-spanned="7" table:number-rows-spanned="1" table:style-name="ce42">
            <text:p>Table 3.2i: Mean time served by prisoners released from determinate sentences by sentence length, and sex</text:p>
          </table:table-cell>
          <table:covered-table-cell table:number-columns-repeated="6"/>
          <table:table-cell office:value-type="string" table:style-name="ce8">
            <text:p>Contents</text:p>
          </table:table-cell>
          <table:table-cell table:number-columns-repeated="16376"/>
        </table:table-row>
        <table:table-row table:style-name="ro1">
          <table:table-cell table:number-columns-spanned="7" table:number-rows-spanned="1" table:style-name="ce19"/>
          <table:covered-table-cell table:number-columns-repeated="6"/>
          <table:table-cell table:number-columns-repeated="16377" table:style-name="ce4"/>
        </table:table-row>
        <table:table-row table:style-name="ro10">
          <table:table-cell office:value-type="string" table:style-name="ce21">
            <text:p><text:s/></text:p>
          </table:table-cell>
          <table:table-cell office:value-type="string" table:style-name="ce21">
            <text:p>Jan-Mar</text:p>
            <text:p><text:s/>2022</text:p>
          </table:table-cell>
          <table:table-cell office:value-type="string" table:style-name="ce21">
            <text:p>Apr-Jun</text:p>
            <text:p><text:s/>2022</text:p>
          </table:table-cell>
          <table:table-cell office:value-type="string" table:style-name="ce21">
            <text:p>Jul-Sep</text:p>
            <text:p><text:s/>2022 (R)</text:p>
          </table:table-cell>
          <table:table-cell office:value-type="string" table:style-name="ce21">
            <text:p>Oct-Dec</text:p>
            <text:p><text:s/>2022 (R)</text:p>
          </table:table-cell>
          <table:table-cell office:value-type="string" table:style-name="ce21">
            <text:p>Jan-Mar</text:p>
            <text:p><text:s/>2023</text:p>
          </table:table-cell>
          <table:table-cell office:value-type="string" table:style-name="ce21">
            <text:p>Percentage change<text:s/></text:p>
            <text:p>Jan-Mar</text:p>
            <text:p><text:s/>2022 to 2023</text:p>
          </table:table-cell>
          <table:table-cell table:number-columns-repeated="16377" table:style-name="ce4"/>
        </table:table-row>
        <table:table-row table:style-name="ro11">
          <table:table-cell office:value-type="string" table:style-name="ce23">
            <text:p>Males and Females</text:p>
          </table:table-cell>
          <table:table-cell table:number-columns-repeated="5" table:style-name="ce45"/>
          <table:table-cell table:style-name="ce46"/>
          <table:table-cell table:number-columns-repeated="16377" table:style-name="ce4"/>
        </table:table-row>
        <table:table-row table:style-name="ro12">
          <table:table-cell office:value-type="string" table:style-name="ce26">
            <text:p>Mean sentence length in months</text:p>
          </table:table-cell>
          <table:table-cell office:value-type="float" office:value="26.323765684820899" table:style-name="ce47">
            <text:p>26.3</text:p>
          </table:table-cell>
          <table:table-cell office:value-type="float" office:value="26.008387866096601" table:style-name="ce47">
            <text:p>26.0</text:p>
          </table:table-cell>
          <table:table-cell office:value-type="float" office:value="25.713337554004902" table:style-name="ce47">
            <text:p>25.7</text:p>
          </table:table-cell>
          <table:table-cell office:value-type="float" office:value="25.224722975779699" table:style-name="ce47">
            <text:p>25.2</text:p>
          </table:table-cell>
          <table:table-cell office:value-type="float" office:value="25.757522522311302" table:style-name="ce47">
            <text:p>25.8</text:p>
          </table:table-cell>
          <table:table-cell office:value-type="percentage" office:value="-2.1510000000000001E-2" table:style-name="ce28">
            <text:p>-2%</text:p>
          </table:table-cell>
          <table:table-cell table:number-columns-repeated="16377" table:style-name="ce4"/>
        </table:table-row>
        <table:table-row table:style-name="ro2">
          <table:table-cell office:value-type="string" table:style-name="ce29">
            <text:p>Less than or equal to 6 months</text:p>
          </table:table-cell>
          <table:table-cell office:value-type="float" office:value="3.29710239846675" table:style-name="ce48">
            <text:p>3.3</text:p>
          </table:table-cell>
          <table:table-cell office:value-type="float" office:value="3.1867863671666998" table:style-name="ce48">
            <text:p>3.2</text:p>
          </table:table-cell>
          <table:table-cell office:value-type="float" office:value="3.2683238212417098" table:style-name="ce48">
            <text:p>3.3</text:p>
          </table:table-cell>
          <table:table-cell office:value-type="float" office:value="3.2032116983061698" table:style-name="ce48">
            <text:p>3.2</text:p>
          </table:table-cell>
          <table:table-cell office:value-type="float" office:value="3.1328495863285002" table:style-name="ce48">
            <text:p>3.1</text:p>
          </table:table-cell>
          <table:table-cell office:value-type="percentage" office:value="-4.9820000000000003E-2" table:style-name="ce31">
            <text:p>-5%</text:p>
          </table:table-cell>
          <table:table-cell table:number-columns-repeated="16377" table:style-name="ce4"/>
        </table:table-row>
        <table:table-row table:style-name="ro2">
          <table:table-cell office:value-type="string" table:style-name="ce29">
            <text:p>Greater than 6 months to less than 12 months</text:p>
          </table:table-cell>
          <table:table-cell office:value-type="float" office:value="8.4580170264336907" table:style-name="ce48">
            <text:p>8.5</text:p>
          </table:table-cell>
          <table:table-cell office:value-type="float" office:value="8.5208813406418802" table:style-name="ce48">
            <text:p>8.5</text:p>
          </table:table-cell>
          <table:table-cell office:value-type="float" office:value="8.6439235986782208" table:style-name="ce48">
            <text:p>8.6</text:p>
          </table:table-cell>
          <table:table-cell office:value-type="float" office:value="8.5370370035038796" table:style-name="ce48">
            <text:p>8.5</text:p>
          </table:table-cell>
          <table:table-cell office:value-type="float" office:value="8.5049678164713605" table:style-name="ce48">
            <text:p>8.5</text:p>
          </table:table-cell>
          <table:table-cell office:value-type="percentage" office:value="5.5500000000000002E-3" table:style-name="ce31">
            <text:p>1%</text:p>
          </table:table-cell>
          <table:table-cell table:number-columns-repeated="16377" table:style-name="ce4"/>
        </table:table-row>
        <table:table-row table:style-name="ro2">
          <table:table-cell office:value-type="string" table:style-name="ce29">
            <text:p>12 months to less than 4 years</text:p>
          </table:table-cell>
          <table:table-cell office:value-type="float" office:value="25.546645082260401" table:style-name="ce48">
            <text:p>25.5</text:p>
          </table:table-cell>
          <table:table-cell office:value-type="float" office:value="25.6354121697746" table:style-name="ce48">
            <text:p>25.6</text:p>
          </table:table-cell>
          <table:table-cell office:value-type="float" office:value="25.802477353071101" table:style-name="ce48">
            <text:p>25.8</text:p>
          </table:table-cell>
          <table:table-cell office:value-type="float" office:value="25.8803899305999" table:style-name="ce48">
            <text:p>25.9</text:p>
          </table:table-cell>
          <table:table-cell office:value-type="float" office:value="25.708053657199098" table:style-name="ce48">
            <text:p>25.7</text:p>
          </table:table-cell>
          <table:table-cell office:value-type="percentage" office:value="6.3200000000000001E-3" table:style-name="ce31">
            <text:p>1%</text:p>
          </table:table-cell>
          <table:table-cell table:number-columns-repeated="16377" table:style-name="ce4"/>
        </table:table-row>
        <table:table-row table:style-name="ro2">
          <table:table-cell office:value-type="string" table:style-name="ce32">
            <text:p>12 months to less than 2 years</text:p>
          </table:table-cell>
          <table:table-cell office:value-type="float" office:value="16.212684163983099" table:style-name="ce49">
            <text:p>16.2</text:p>
          </table:table-cell>
          <table:table-cell office:value-type="float" office:value="16.128849944509799" table:style-name="ce49">
            <text:p>16.1</text:p>
          </table:table-cell>
          <table:table-cell office:value-type="float" office:value="16.326389060913101" table:style-name="ce49">
            <text:p>16.3</text:p>
          </table:table-cell>
          <table:table-cell office:value-type="float" office:value="16.210278830273001" table:style-name="ce49">
            <text:p>16.2</text:p>
          </table:table-cell>
          <table:table-cell office:value-type="float" office:value="16.110400811770699" table:style-name="ce49">
            <text:p>16.1</text:p>
          </table:table-cell>
          <table:table-cell office:value-type="percentage" office:value="-6.3099999999999996E-3" table:style-name="ce34">
            <text:p>-1%</text:p>
          </table:table-cell>
          <table:table-cell table:number-columns-repeated="16377" table:style-name="ce4"/>
        </table:table-row>
        <table:table-row table:style-name="ro2">
          <table:table-cell office:value-type="string" table:style-name="ce32">
            <text:p>2 years to less than 4 years</text:p>
          </table:table-cell>
          <table:table-cell office:value-type="float" office:value="32.678503540990697" table:style-name="ce49">
            <text:p>32.7</text:p>
          </table:table-cell>
          <table:table-cell office:value-type="float" office:value="32.626899017523797" table:style-name="ce49">
            <text:p>32.6</text:p>
          </table:table-cell>
          <table:table-cell office:value-type="float" office:value="32.610979075327599" table:style-name="ce49">
            <text:p>32.6</text:p>
          </table:table-cell>
          <table:table-cell office:value-type="float" office:value="32.737819931334599" table:style-name="ce49">
            <text:p>32.7</text:p>
          </table:table-cell>
          <table:table-cell office:value-type="float" office:value="32.6669656308027" table:style-name="ce49">
            <text:p>32.7</text:p>
          </table:table-cell>
          <table:table-cell office:value-type="percentage" office:value="-3.5E-4" table:style-name="ce34">
            <text:p>0%</text:p>
          </table:table-cell>
          <table:table-cell table:number-columns-repeated="16377" table:style-name="ce4"/>
        </table:table-row>
        <table:table-row table:style-name="ro2">
          <table:table-cell office:value-type="string" table:style-name="ce29">
            <text:p>4 years or more (excluding indeterminate sentences)</text:p>
          </table:table-cell>
          <table:table-cell office:value-type="float" office:value="85.928816487720596" table:style-name="ce48">
            <text:p>85.9</text:p>
          </table:table-cell>
          <table:table-cell office:value-type="float" office:value="86.090942172958293" table:style-name="ce48">
            <text:p>86.1</text:p>
          </table:table-cell>
          <table:table-cell office:value-type="float" office:value="87.166752354132399" table:style-name="ce48">
            <text:p>87.2</text:p>
          </table:table-cell>
          <table:table-cell office:value-type="float" office:value="87.0298949915734" table:style-name="ce48">
            <text:p>87.0</text:p>
          </table:table-cell>
          <table:table-cell office:value-type="float" office:value="87.834507535307395" table:style-name="ce48">
            <text:p>87.8</text:p>
          </table:table-cell>
          <table:table-cell office:value-type="percentage" office:value="2.2179999999999998E-2" table:style-name="ce31">
            <text:p>2%</text:p>
          </table:table-cell>
          <table:table-cell table:number-columns-repeated="16377" table:style-name="ce4"/>
        </table:table-row>
        <table:table-row table:style-name="ro2">
          <table:table-cell office:value-type="string" table:style-name="ce32">
            <text:p>4 years to less than 5 years</text:p>
          </table:table-cell>
          <table:table-cell office:value-type="float" office:value="51.480754547496097" table:style-name="ce49">
            <text:p>51.5</text:p>
          </table:table-cell>
          <table:table-cell office:value-type="float" office:value="51.645169743895202" table:style-name="ce49">
            <text:p>51.6</text:p>
          </table:table-cell>
          <table:table-cell office:value-type="float" office:value="51.350958904109604" table:style-name="ce49">
            <text:p>51.4</text:p>
          </table:table-cell>
          <table:table-cell office:value-type="float" office:value="51.542060323115699" table:style-name="ce49">
            <text:p>51.5</text:p>
          </table:table-cell>
          <table:table-cell office:value-type="float" office:value="51.503429173566197" table:style-name="ce49">
            <text:p>51.5</text:p>
          </table:table-cell>
          <table:table-cell office:value-type="percentage" office:value="4.4000000000000002E-4" table:style-name="ce34">
            <text:p>0%</text:p>
          </table:table-cell>
          <table:table-cell table:number-columns-repeated="16377" table:style-name="ce4"/>
        </table:table-row>
        <table:table-row table:style-name="ro2">
          <table:table-cell office:value-type="string" table:style-name="ce32">
            <text:p>5 years to less than 7 years</text:p>
          </table:table-cell>
          <table:table-cell office:value-type="float" office:value="68.457884572198495" table:style-name="ce49">
            <text:p>68.5</text:p>
          </table:table-cell>
          <table:table-cell office:value-type="float" office:value="68.792025210624502" table:style-name="ce49">
            <text:p>68.8</text:p>
          </table:table-cell>
          <table:table-cell office:value-type="float" office:value="68.940488989075803" table:style-name="ce49">
            <text:p>68.9</text:p>
          </table:table-cell>
          <table:table-cell office:value-type="float" office:value="68.995214341782102" table:style-name="ce49">
            <text:p>69.0</text:p>
          </table:table-cell>
          <table:table-cell office:value-type="float" office:value="69.411689152445803" table:style-name="ce49">
            <text:p>69.4</text:p>
          </table:table-cell>
          <table:table-cell office:value-type="percentage" office:value="1.393E-2" table:style-name="ce34">
            <text:p>1%</text:p>
          </table:table-cell>
          <table:table-cell table:number-columns-repeated="16377" table:style-name="ce4"/>
        </table:table-row>
        <table:table-row table:style-name="ro2">
          <table:table-cell office:value-type="string" table:style-name="ce32">
            <text:p>7 years to less than 10 years</text:p>
          </table:table-cell>
          <table:table-cell office:value-type="float" office:value="96.617676862450693" table:style-name="ce49">
            <text:p>96.6</text:p>
          </table:table-cell>
          <table:table-cell office:value-type="float" office:value="96.748156940746199" table:style-name="ce49">
            <text:p>96.7</text:p>
          </table:table-cell>
          <table:table-cell office:value-type="float" office:value="96.991959222682397" table:style-name="ce49">
            <text:p>97.0</text:p>
          </table:table-cell>
          <table:table-cell office:value-type="float" office:value="97.227910557890297" table:style-name="ce49">
            <text:p>97.2</text:p>
          </table:table-cell>
          <table:table-cell office:value-type="float" office:value="96.478960971827306" table:style-name="ce49">
            <text:p>96.5</text:p>
          </table:table-cell>
          <table:table-cell office:value-type="percentage" office:value="-1.4400000000000001E-3" table:style-name="ce34">
            <text:p>0%</text:p>
          </table:table-cell>
          <table:table-cell table:number-columns-repeated="16377" table:style-name="ce4"/>
        </table:table-row>
        <table:table-row table:style-name="ro2">
          <table:table-cell office:value-type="string" table:style-name="ce32">
            <text:p>10 years to less than 14 years</text:p>
          </table:table-cell>
          <table:table-cell office:value-type="float" office:value="134.825860965305" table:style-name="ce49">
            <text:p>134.8</text:p>
          </table:table-cell>
          <table:table-cell office:value-type="float" office:value="134.69804898298" table:style-name="ce49">
            <text:p>134.7</text:p>
          </table:table-cell>
          <table:table-cell office:value-type="float" office:value="134.267947479111" table:style-name="ce49">
            <text:p>134.3</text:p>
          </table:table-cell>
          <table:table-cell office:value-type="float" office:value="133.85706071368199" table:style-name="ce49">
            <text:p>133.9</text:p>
          </table:table-cell>
          <table:table-cell office:value-type="float" office:value="134.78310311228299" table:style-name="ce49">
            <text:p>134.8</text:p>
          </table:table-cell>
          <table:table-cell office:value-type="percentage" office:value="-3.2000000000000003E-4" table:style-name="ce34">
            <text:p>0%</text:p>
          </table:table-cell>
          <table:table-cell table:number-columns-repeated="16377" table:style-name="ce4"/>
        </table:table-row>
        <table:table-row table:style-name="ro2">
          <table:table-cell office:value-type="string" table:style-name="ce32">
            <text:p>14 years or more (excluding indeterminate sentences)</text:p>
          </table:table-cell>
          <table:table-cell office:value-type="float" office:value="191.37264765326699" table:style-name="ce49">
            <text:p>191.4</text:p>
          </table:table-cell>
          <table:table-cell office:value-type="float" office:value="202.802834199339" table:style-name="ce49">
            <text:p>202.8</text:p>
          </table:table-cell>
          <table:table-cell office:value-type="float" office:value="197.416020431855" table:style-name="ce49">
            <text:p>197.4</text:p>
          </table:table-cell>
          <table:table-cell office:value-type="float" office:value="198.194099051633" table:style-name="ce49">
            <text:p>198.2</text:p>
          </table:table-cell>
          <table:table-cell office:value-type="float" office:value="196.10457394938501" table:style-name="ce49">
            <text:p>196.1</text:p>
          </table:table-cell>
          <table:table-cell office:value-type="percentage" office:value="2.4729999999999999E-2" table:style-name="ce34">
            <text:p>2%</text:p>
          </table:table-cell>
          <table:table-cell table:number-columns-repeated="16377" table:style-name="ce4"/>
        </table:table-row>
        <table:table-row table:style-name="ro2">
          <table:table-cell office:value-type="string" table:style-name="ce32">
            <text:p>Extended determinate sentence</text:p>
          </table:table-cell>
          <table:table-cell office:value-type="float" office:value="81.627919112850606" table:style-name="ce49">
            <text:p>81.6</text:p>
          </table:table-cell>
          <table:table-cell office:value-type="float" office:value="79.576109589041096" table:style-name="ce49">
            <text:p>79.6</text:p>
          </table:table-cell>
          <table:table-cell office:value-type="float" office:value="78.330988522769303" table:style-name="ce49">
            <text:p>78.3</text:p>
          </table:table-cell>
          <table:table-cell office:value-type="float" office:value="74.900145730107795" table:style-name="ce49">
            <text:p>74.9</text:p>
          </table:table-cell>
          <table:table-cell office:value-type="float" office:value="79.779165339279999" table:style-name="ce49">
            <text:p>79.8</text:p>
          </table:table-cell>
          <table:table-cell office:value-type="percentage" office:value="-2.265E-2" table:style-name="ce34">
            <text:p>-2%</text:p>
          </table:table-cell>
          <table:table-cell table:number-columns-repeated="16377"/>
        </table:table-row>
        <table:table-row table:style-name="ro12">
          <table:table-cell office:value-type="string" table:style-name="ce26">
            <text:p>Mean time served including remand in months</text:p>
          </table:table-cell>
          <table:table-cell office:value-type="float" office:value="15.9234846633546" table:style-name="ce47">
            <text:p>15.9</text:p>
          </table:table-cell>
          <table:table-cell office:value-type="float" office:value="15.682441279349399" table:style-name="ce47">
            <text:p>15.7</text:p>
          </table:table-cell>
          <table:table-cell office:value-type="float" office:value="15.2030504301965" table:style-name="ce47">
            <text:p>15.2</text:p>
          </table:table-cell>
          <table:table-cell office:value-type="float" office:value="15.3664447235788" table:style-name="ce47">
            <text:p>15.4</text:p>
          </table:table-cell>
          <table:table-cell office:value-type="float" office:value="15.7210822711977" table:style-name="ce47">
            <text:p>15.7</text:p>
          </table:table-cell>
          <table:table-cell office:value-type="percentage" office:value="-1.2710000000000001E-2" table:style-name="ce28">
            <text:p>-1%</text:p>
          </table:table-cell>
          <table:table-cell table:number-columns-repeated="16377"/>
        </table:table-row>
        <table:table-row table:style-name="ro2">
          <table:table-cell office:value-type="string" table:style-name="ce29">
            <text:p>Less than or equal to 6 months</text:p>
          </table:table-cell>
          <table:table-cell office:value-type="float" office:value="3.4387709020336499" table:style-name="ce48">
            <text:p>3.4</text:p>
          </table:table-cell>
          <table:table-cell office:value-type="float" office:value="3.0155348798902701" table:style-name="ce48">
            <text:p>3.0</text:p>
          </table:table-cell>
          <table:table-cell office:value-type="float" office:value="2.7663273569909701" table:style-name="ce48">
            <text:p>2.8</text:p>
          </table:table-cell>
          <table:table-cell office:value-type="float" office:value="3.1836056504593602" table:style-name="ce48">
            <text:p>3.2</text:p>
          </table:table-cell>
          <table:table-cell office:value-type="float" office:value="3.2325777136235199" table:style-name="ce48">
            <text:p>3.2</text:p>
          </table:table-cell>
          <table:table-cell office:value-type="percentage" office:value="-5.9959999999999999E-2" table:style-name="ce31">
            <text:p>-6%</text:p>
          </table:table-cell>
          <table:table-cell table:number-columns-repeated="16377"/>
        </table:table-row>
        <table:table-row table:style-name="ro2">
          <table:table-cell office:value-type="string" table:style-name="ce29">
            <text:p>Greater than 6 months to less than 12 months</text:p>
          </table:table-cell>
          <table:table-cell office:value-type="float" office:value="5.9000346946646198" table:style-name="ce48">
            <text:p>5.9</text:p>
          </table:table-cell>
          <table:table-cell office:value-type="float" office:value="5.9002115122019996" table:style-name="ce48">
            <text:p>5.9</text:p>
          </table:table-cell>
          <table:table-cell office:value-type="float" office:value="5.5784190291875504" table:style-name="ce48">
            <text:p>5.6</text:p>
          </table:table-cell>
          <table:table-cell office:value-type="float" office:value="5.7126152401296899" table:style-name="ce48">
            <text:p>5.7</text:p>
          </table:table-cell>
          <table:table-cell office:value-type="float" office:value="5.81527423863833" table:style-name="ce48">
            <text:p>5.8</text:p>
          </table:table-cell>
          <table:table-cell office:value-type="percentage" office:value="-1.4370000000000001E-2" table:style-name="ce31">
            <text:p>-1%</text:p>
          </table:table-cell>
          <table:table-cell table:number-columns-repeated="16377"/>
        </table:table-row>
        <table:table-row table:style-name="ro2">
          <table:table-cell office:value-type="string" table:style-name="ce29">
            <text:p>12 months to less than 4 years</text:p>
          </table:table-cell>
          <table:table-cell office:value-type="float" office:value="14.1377183722173" table:style-name="ce48">
            <text:p>14.1</text:p>
          </table:table-cell>
          <table:table-cell office:value-type="float" office:value="13.860368557646099" table:style-name="ce48">
            <text:p>13.9</text:p>
          </table:table-cell>
          <table:table-cell office:value-type="float" office:value="13.9405345432867" table:style-name="ce48">
            <text:p>13.9</text:p>
          </table:table-cell>
          <table:table-cell office:value-type="float" office:value="14.4054509951228" table:style-name="ce48">
            <text:p>14.4</text:p>
          </table:table-cell>
          <table:table-cell office:value-type="float" office:value="14.1315396250119" table:style-name="ce48">
            <text:p>14.1</text:p>
          </table:table-cell>
          <table:table-cell office:value-type="percentage" office:value="-4.4000000000000002E-4" table:style-name="ce31">
            <text:p>0%</text:p>
          </table:table-cell>
          <table:table-cell table:number-columns-repeated="16377"/>
        </table:table-row>
        <table:table-row table:style-name="ro2">
          <table:table-cell office:value-type="string" table:style-name="ce32">
            <text:p>12 months to less than 2 years</text:p>
          </table:table-cell>
          <table:table-cell office:value-type="float" office:value="9.41012988117361" table:style-name="ce49">
            <text:p>9.4</text:p>
          </table:table-cell>
          <table:table-cell office:value-type="float" office:value="8.6783182577734497" table:style-name="ce49">
            <text:p>8.7</text:p>
          </table:table-cell>
          <table:table-cell office:value-type="float" office:value="9.1255883841853205" table:style-name="ce49">
            <text:p>9.1</text:p>
          </table:table-cell>
          <table:table-cell office:value-type="float" office:value="9.3051392954403092" table:style-name="ce49">
            <text:p>9.3</text:p>
          </table:table-cell>
          <table:table-cell office:value-type="float" office:value="9.3122272561013109" table:style-name="ce49">
            <text:p>9.3</text:p>
          </table:table-cell>
          <table:table-cell office:value-type="percentage" office:value="-1.04E-2" table:style-name="ce34">
            <text:p>-1%</text:p>
          </table:table-cell>
          <table:table-cell table:number-columns-repeated="16377"/>
        </table:table-row>
        <table:table-row table:style-name="ro2">
          <table:table-cell office:value-type="string" table:style-name="ce32">
            <text:p>2 years to less than 4 years</text:p>
          </table:table-cell>
          <table:table-cell office:value-type="float" office:value="17.749956763233602" table:style-name="ce49">
            <text:p>17.7</text:p>
          </table:table-cell>
          <table:table-cell office:value-type="float" office:value="17.6714451232261" table:style-name="ce49">
            <text:p>17.7</text:p>
          </table:table-cell>
          <table:table-cell office:value-type="float" office:value="17.400038951233601" table:style-name="ce49">
            <text:p>17.4</text:p>
          </table:table-cell>
          <table:table-cell office:value-type="float" office:value="18.022268847538101" table:style-name="ce49">
            <text:p>18.0</text:p>
          </table:table-cell>
          <table:table-cell office:value-type="float" office:value="17.625849232648999" table:style-name="ce49">
            <text:p>17.6</text:p>
          </table:table-cell>
          <table:table-cell office:value-type="percentage" office:value="-6.9899999999999997E-3" table:style-name="ce34">
            <text:p>-1%</text:p>
          </table:table-cell>
          <table:table-cell table:number-columns-repeated="16377"/>
        </table:table-row>
        <table:table-row table:style-name="ro2">
          <table:table-cell office:value-type="string" table:style-name="ce29">
            <text:p>4 years or more (excluding indeterminate sentences)</text:p>
          </table:table-cell>
          <table:table-cell office:value-type="float" office:value="51.061838018716898" table:style-name="ce48">
            <text:p>51.1</text:p>
          </table:table-cell>
          <table:table-cell office:value-type="float" office:value="52.292598920534402" table:style-name="ce48">
            <text:p>52.3</text:p>
          </table:table-cell>
          <table:table-cell office:value-type="float" office:value="51.956372913266101" table:style-name="ce48">
            <text:p>52.0</text:p>
          </table:table-cell>
          <table:table-cell office:value-type="float" office:value="52.732249852635398" table:style-name="ce48">
            <text:p>52.7</text:p>
          </table:table-cell>
          <table:table-cell office:value-type="float" office:value="53.578634587027302" table:style-name="ce48">
            <text:p>53.6</text:p>
          </table:table-cell>
          <table:table-cell office:value-type="percentage" office:value="4.929E-2" table:style-name="ce31">
            <text:p>5%</text:p>
          </table:table-cell>
          <table:table-cell table:number-columns-repeated="16377"/>
        </table:table-row>
        <table:table-row table:style-name="ro2">
          <table:table-cell office:value-type="string" table:style-name="ce32">
            <text:p>4 years to less than 5 years</text:p>
          </table:table-cell>
          <table:table-cell office:value-type="float" office:value="29.769683912882499" table:style-name="ce49">
            <text:p>29.8</text:p>
          </table:table-cell>
          <table:table-cell office:value-type="float" office:value="31.054155878939401" table:style-name="ce49">
            <text:p>31.1</text:p>
          </table:table-cell>
          <table:table-cell office:value-type="float" office:value="30.509762927011401" table:style-name="ce49">
            <text:p>30.5</text:p>
          </table:table-cell>
          <table:table-cell office:value-type="float" office:value="30.619533890111502" table:style-name="ce49">
            <text:p>30.6</text:p>
          </table:table-cell>
          <table:table-cell office:value-type="float" office:value="30.3754134982061" table:style-name="ce49">
            <text:p>30.4</text:p>
          </table:table-cell>
          <table:table-cell office:value-type="percentage" office:value="2.035E-2" table:style-name="ce34">
            <text:p>2%</text:p>
          </table:table-cell>
          <table:table-cell table:number-columns-repeated="16377"/>
        </table:table-row>
        <table:table-row table:style-name="ro2">
          <table:table-cell office:value-type="string" table:style-name="ce32">
            <text:p>5 years to less than 7 years</text:p>
          </table:table-cell>
          <table:table-cell office:value-type="float" office:value="40.046049752583599" table:style-name="ce49">
            <text:p>40.0</text:p>
          </table:table-cell>
          <table:table-cell office:value-type="float" office:value="41.364272332603903" table:style-name="ce49">
            <text:p>41.4</text:p>
          </table:table-cell>
          <table:table-cell office:value-type="float" office:value="39.849296909521001" table:style-name="ce49">
            <text:p>39.8</text:p>
          </table:table-cell>
          <table:table-cell office:value-type="float" office:value="42.755229307655199" table:style-name="ce49">
            <text:p>42.8</text:p>
          </table:table-cell>
          <table:table-cell office:value-type="float" office:value="43.334888577495001" table:style-name="ce49">
            <text:p>43.3</text:p>
          </table:table-cell>
          <table:table-cell office:value-type="percentage" office:value="8.2129999999999995E-2" table:style-name="ce34">
            <text:p>8%</text:p>
          </table:table-cell>
          <table:table-cell table:number-columns-repeated="16377"/>
        </table:table-row>
        <table:table-row table:style-name="ro2">
          <table:table-cell office:value-type="string" table:style-name="ce32">
            <text:p>7 years to less than 10 years</text:p>
          </table:table-cell>
          <table:table-cell office:value-type="float" office:value="56.077484927756402" table:style-name="ce49">
            <text:p>56.1</text:p>
          </table:table-cell>
          <table:table-cell office:value-type="float" office:value="56.734987905688399" table:style-name="ce49">
            <text:p>56.7</text:p>
          </table:table-cell>
          <table:table-cell office:value-type="float" office:value="54.932620218709701" table:style-name="ce49">
            <text:p>54.9</text:p>
          </table:table-cell>
          <table:table-cell office:value-type="float" office:value="56.084905433543803" table:style-name="ce49">
            <text:p>56.1</text:p>
          </table:table-cell>
          <table:table-cell office:value-type="float" office:value="56.363875866878502" table:style-name="ce49">
            <text:p>56.4</text:p>
          </table:table-cell>
          <table:table-cell office:value-type="percentage" office:value="5.11E-3" table:style-name="ce34">
            <text:p>1%</text:p>
          </table:table-cell>
          <table:table-cell table:number-columns-repeated="16377"/>
        </table:table-row>
        <table:table-row table:style-name="ro2">
          <table:table-cell office:value-type="string" table:style-name="ce32">
            <text:p>10 years to less than 14 years</text:p>
          </table:table-cell>
          <table:table-cell office:value-type="float" office:value="75.580187683509607" table:style-name="ce49">
            <text:p>75.6</text:p>
          </table:table-cell>
          <table:table-cell office:value-type="float" office:value="77.107170265281198" table:style-name="ce49">
            <text:p>77.1</text:p>
          </table:table-cell>
          <table:table-cell office:value-type="float" office:value="75.299530532432499" table:style-name="ce49">
            <text:p>75.3</text:p>
          </table:table-cell>
          <table:table-cell office:value-type="float" office:value="74.706281001512593" table:style-name="ce49">
            <text:p>74.7</text:p>
          </table:table-cell>
          <table:table-cell office:value-type="float" office:value="74.417808631103199" table:style-name="ce49">
            <text:p>74.4</text:p>
          </table:table-cell>
          <table:table-cell office:value-type="percentage" office:value="-1.538E-2" table:style-name="ce34">
            <text:p>-2%</text:p>
          </table:table-cell>
          <table:table-cell table:number-columns-repeated="16377"/>
        </table:table-row>
        <table:table-row table:style-name="ro2">
          <table:table-cell office:value-type="string" table:style-name="ce32">
            <text:p>14 years or more (excluding indeterminate sentences)</text:p>
          </table:table-cell>
          <table:table-cell office:value-type="float" office:value="104.466152758609" table:style-name="ce49">
            <text:p>104.5</text:p>
          </table:table-cell>
          <table:table-cell office:value-type="float" office:value="111.98612192876899" table:style-name="ce49">
            <text:p>112.0</text:p>
          </table:table-cell>
          <table:table-cell office:value-type="float" office:value="107.862040162879" table:style-name="ce49">
            <text:p>107.9</text:p>
          </table:table-cell>
          <table:table-cell office:value-type="float" office:value="101.788974885484" table:style-name="ce49">
            <text:p>101.8</text:p>
          </table:table-cell>
          <table:table-cell office:value-type="float" office:value="103.208714718268" table:style-name="ce49">
            <text:p>103.2</text:p>
          </table:table-cell>
          <table:table-cell office:value-type="percentage" office:value="-1.204E-2" table:style-name="ce34">
            <text:p>-1%</text:p>
          </table:table-cell>
          <table:table-cell table:number-columns-repeated="16377"/>
        </table:table-row>
        <table:table-row table:style-name="ro2">
          <table:table-cell office:value-type="string" table:style-name="ce32">
            <text:p>Extended determinate sentence</text:p>
          </table:table-cell>
          <table:table-cell office:value-type="float" office:value="76.070532251230404" table:style-name="ce49">
            <text:p>76.1</text:p>
          </table:table-cell>
          <table:table-cell office:value-type="float" office:value="76.438603696098596" table:style-name="ce49">
            <text:p>76.4</text:p>
          </table:table-cell>
          <table:table-cell office:value-type="float" office:value="76.184915922082197" table:style-name="ce49">
            <text:p>76.2</text:p>
          </table:table-cell>
          <table:table-cell office:value-type="float" office:value="76.7511614021291" table:style-name="ce49">
            <text:p>76.8</text:p>
          </table:table-cell>
          <table:table-cell office:value-type="float" office:value="76.593476911322298" table:style-name="ce49">
            <text:p>76.6</text:p>
          </table:table-cell>
          <table:table-cell office:value-type="percentage" office:value="6.8700000000000002E-3" table:style-name="ce34">
            <text:p>1%</text:p>
          </table:table-cell>
          <table:table-cell table:number-columns-repeated="16377"/>
        </table:table-row>
        <table:table-row table:style-name="ro12">
          <table:table-cell office:value-type="string" table:style-name="ce50">
            <text:p><text:s text:c="2"/>Percentage of time served including remand<text:s/><text:span text:style-name="T4">(1,2)</text:span></text:p>
          </table:table-cell>
          <table:table-cell office:value-type="float" office:value="0.60490907167345598" table:style-name="ce51">
            <text:p><text:s/>60%</text:p>
          </table:table-cell>
          <table:table-cell office:value-type="float" office:value="0.60297629211352899" table:style-name="ce51">
            <text:p><text:s/>60%</text:p>
          </table:table-cell>
          <table:table-cell office:value-type="float" office:value="0.59125154011088499" table:style-name="ce51">
            <text:p><text:s/>59%</text:p>
          </table:table-cell>
          <table:table-cell office:value-type="float" office:value="0.60918190214946499" table:style-name="ce51">
            <text:p><text:s/>61%</text:p>
          </table:table-cell>
          <table:table-cell office:value-type="float" office:value="0.61034916139857798" table:style-name="ce51">
            <text:p><text:s/>61%</text:p>
          </table:table-cell>
          <table:table-cell office:value-type="float" office:value="1" table:style-name="ce52">
            <text:p><text:s/>1pp</text:p>
          </table:table-cell>
          <table:table-cell table:number-columns-repeated="16377"/>
        </table:table-row>
        <table:table-row table:style-name="ro2">
          <table:table-cell office:value-type="string" table:style-name="ce53">
            <text:p>Less than or equal to 6 months</text:p>
          </table:table-cell>
          <table:table-cell office:value-type="float" office:value="1.0429675777230301" table:style-name="ce54">
            <text:p><text:s/>104%</text:p>
          </table:table-cell>
          <table:table-cell office:value-type="float" office:value="0.94626201208815697" table:style-name="ce54">
            <text:p><text:s/>95%</text:p>
          </table:table-cell>
          <table:table-cell office:value-type="float" office:value="0.84640553026351595" table:style-name="ce54">
            <text:p><text:s/>85%</text:p>
          </table:table-cell>
          <table:table-cell office:value-type="float" office:value="0.99387925317044101" table:style-name="ce54">
            <text:p><text:s/>99%</text:p>
          </table:table-cell>
          <table:table-cell office:value-type="float" office:value="1.0318330403509399" table:style-name="ce54">
            <text:p><text:s/>103%</text:p>
          </table:table-cell>
          <table:table-cell office:value-type="float" office:value="-1" table:style-name="ce55">
            <text:p>- 1pp</text:p>
          </table:table-cell>
          <table:table-cell table:number-columns-repeated="16377"/>
        </table:table-row>
        <table:table-row table:style-name="ro2">
          <table:table-cell office:value-type="string" table:style-name="ce53">
            <text:p>Greater than 6 months to less than 12 months</text:p>
          </table:table-cell>
          <table:table-cell office:value-type="float" office:value="0.69756713378861102" table:style-name="ce54">
            <text:p><text:s/>70%</text:p>
          </table:table-cell>
          <table:table-cell office:value-type="float" office:value="0.69244145955417502" table:style-name="ce54">
            <text:p><text:s/>69%</text:p>
          </table:table-cell>
          <table:table-cell office:value-type="float" office:value="0.64535728081175703" table:style-name="ce54">
            <text:p><text:s/>65%</text:p>
          </table:table-cell>
          <table:table-cell office:value-type="float" office:value="0.66915666850044697" table:style-name="ce54">
            <text:p><text:s/>67%</text:p>
          </table:table-cell>
          <table:table-cell office:value-type="float" office:value="0.68375029325519998" table:style-name="ce54">
            <text:p><text:s/>68%</text:p>
          </table:table-cell>
          <table:table-cell office:value-type="float" office:value="-1" table:style-name="ce55">
            <text:p>- 1pp</text:p>
          </table:table-cell>
          <table:table-cell table:number-columns-repeated="16377"/>
        </table:table-row>
        <table:table-row table:style-name="ro2">
          <table:table-cell office:value-type="string" table:style-name="ce53">
            <text:p>12 months to less than 4 years</text:p>
          </table:table-cell>
          <table:table-cell office:value-type="float" office:value="0.55340802389878496" table:style-name="ce54">
            <text:p><text:s/>55%</text:p>
          </table:table-cell>
          <table:table-cell office:value-type="float" office:value="0.54067274073276606" table:style-name="ce54">
            <text:p><text:s/>54%</text:p>
          </table:table-cell>
          <table:table-cell office:value-type="float" office:value="0.54027891789341997" table:style-name="ce54">
            <text:p><text:s/>54%</text:p>
          </table:table-cell>
          <table:table-cell office:value-type="float" office:value="0.55661645878412502" table:style-name="ce54">
            <text:p><text:s/>56%</text:p>
          </table:table-cell>
          <table:table-cell office:value-type="float" office:value="0.54969309670219002" table:style-name="ce54">
            <text:p><text:s/>55%</text:p>
          </table:table-cell>
          <table:table-cell office:value-type="float" office:value="0" table:style-name="ce55">
            <text:p><text:s/>0pp</text:p>
          </table:table-cell>
          <table:table-cell table:number-columns-repeated="16377"/>
        </table:table-row>
        <table:table-row table:style-name="ro2">
          <table:table-cell office:value-type="string" table:style-name="ce56">
            <text:p>12 months to less than 2 years</text:p>
          </table:table-cell>
          <table:table-cell office:value-type="float" office:value="0.58041776340024198" table:style-name="ce57">
            <text:p><text:s/>58%</text:p>
          </table:table-cell>
          <table:table-cell office:value-type="float" office:value="0.53806181393159602" table:style-name="ce57">
            <text:p><text:s/>54%</text:p>
          </table:table-cell>
          <table:table-cell office:value-type="float" office:value="0.55894713461366996" table:style-name="ce57">
            <text:p><text:s/>56%</text:p>
          </table:table-cell>
          <table:table-cell office:value-type="float" office:value="0.57402709681111697" table:style-name="ce57">
            <text:p><text:s/>57%</text:p>
          </table:table-cell>
          <table:table-cell office:value-type="float" office:value="0.57802579618612304" table:style-name="ce57">
            <text:p><text:s/>58%</text:p>
          </table:table-cell>
          <table:table-cell office:value-type="float" office:value="0" table:style-name="ce58">
            <text:p><text:s/>0pp</text:p>
          </table:table-cell>
          <table:table-cell table:number-columns-repeated="16377"/>
        </table:table-row>
        <table:table-row table:style-name="ro2">
          <table:table-cell office:value-type="string" table:style-name="ce56">
            <text:p>2 years to less than 4 years</text:p>
          </table:table-cell>
          <table:table-cell office:value-type="float" office:value="0.54316920421305903" table:style-name="ce57">
            <text:p><text:s/>54%</text:p>
          </table:table-cell>
          <table:table-cell office:value-type="float" office:value="0.54162196394253903" table:style-name="ce57">
            <text:p><text:s/>54%</text:p>
          </table:table-cell>
          <table:table-cell office:value-type="float" office:value="0.53356383170960597" table:style-name="ce57">
            <text:p><text:s/>53%</text:p>
          </table:table-cell>
          <table:table-cell office:value-type="float" office:value="0.55050302327212397" table:style-name="ce57">
            <text:p><text:s/>55%</text:p>
          </table:table-cell>
          <table:table-cell office:value-type="float" office:value="0.53956187519385401" table:style-name="ce57">
            <text:p><text:s/>54%</text:p>
          </table:table-cell>
          <table:table-cell office:value-type="float" office:value="0" table:style-name="ce58">
            <text:p><text:s/>0pp</text:p>
          </table:table-cell>
          <table:table-cell table:number-columns-repeated="16377"/>
        </table:table-row>
        <table:table-row table:style-name="ro2">
          <table:table-cell office:value-type="string" table:style-name="ce53">
            <text:p>4 years or more (excluding indeterminate sentences)</text:p>
          </table:table-cell>
          <table:table-cell office:value-type="float" office:value="0.59423415922426603" table:style-name="ce54">
            <text:p><text:s/>59%</text:p>
          </table:table-cell>
          <table:table-cell office:value-type="float" office:value="0.60741115848723803" table:style-name="ce54">
            <text:p><text:s/>61%</text:p>
          </table:table-cell>
          <table:table-cell office:value-type="float" office:value="0.59605722950630202" table:style-name="ce54">
            <text:p><text:s/>60%</text:p>
          </table:table-cell>
          <table:table-cell office:value-type="float" office:value="0.60590961137826405" table:style-name="ce54">
            <text:p><text:s/>61%</text:p>
          </table:table-cell>
          <table:table-cell office:value-type="float" office:value="0.60999527509720397" table:style-name="ce54">
            <text:p><text:s/>61%</text:p>
          </table:table-cell>
          <table:table-cell office:value-type="float" office:value="2" table:style-name="ce55">
            <text:p><text:s/>2pp</text:p>
          </table:table-cell>
          <table:table-cell table:number-columns-repeated="16377"/>
        </table:table-row>
        <table:table-row table:style-name="ro2">
          <table:table-cell office:value-type="string" table:style-name="ce56">
            <text:p>4 years to less than 5 years</text:p>
          </table:table-cell>
          <table:table-cell office:value-type="float" office:value="0.57826821254954597" table:style-name="ce57">
            <text:p><text:s/>58%</text:p>
          </table:table-cell>
          <table:table-cell office:value-type="float" office:value="0.60129836019389205" table:style-name="ce57">
            <text:p><text:s/>60%</text:p>
          </table:table-cell>
          <table:table-cell office:value-type="float" office:value="0.59414202924591797" table:style-name="ce57">
            <text:p><text:s/>59%</text:p>
          </table:table-cell>
          <table:table-cell office:value-type="float" office:value="0.59406887691641597" table:style-name="ce57">
            <text:p><text:s/>59%</text:p>
          </table:table-cell>
          <table:table-cell office:value-type="float" office:value="0.58977458366589897" table:style-name="ce57">
            <text:p><text:s/>59%</text:p>
          </table:table-cell>
          <table:table-cell office:value-type="float" office:value="1" table:style-name="ce58">
            <text:p><text:s/>1pp</text:p>
          </table:table-cell>
          <table:table-cell table:number-columns-repeated="16377"/>
        </table:table-row>
        <table:table-row table:style-name="ro2">
          <table:table-cell office:value-type="string" table:style-name="ce56">
            <text:p>5 years to less than 7 years</text:p>
          </table:table-cell>
          <table:table-cell office:value-type="float" office:value="0.584973520622732" table:style-name="ce57">
            <text:p><text:s/>58%</text:p>
          </table:table-cell>
          <table:table-cell office:value-type="float" office:value="0.601294586195951" table:style-name="ce57">
            <text:p><text:s/>60%</text:p>
          </table:table-cell>
          <table:table-cell office:value-type="float" office:value="0.57802457588943801" table:style-name="ce57">
            <text:p><text:s/>58%</text:p>
          </table:table-cell>
          <table:table-cell office:value-type="float" office:value="0.61968398410733705" table:style-name="ce57">
            <text:p><text:s/>62%</text:p>
          </table:table-cell>
          <table:table-cell office:value-type="float" office:value="0.62431687092818799" table:style-name="ce57">
            <text:p><text:s/>62%</text:p>
          </table:table-cell>
          <table:table-cell office:value-type="float" office:value="4" table:style-name="ce58">
            <text:p><text:s/>4pp</text:p>
          </table:table-cell>
          <table:table-cell table:number-columns-repeated="16377"/>
        </table:table-row>
        <table:table-row table:style-name="ro2">
          <table:table-cell office:value-type="string" table:style-name="ce56">
            <text:p>7 years to less than 10 years</text:p>
          </table:table-cell>
          <table:table-cell office:value-type="float" office:value="0.58040605765744901" table:style-name="ce57">
            <text:p><text:s/>58%</text:p>
          </table:table-cell>
          <table:table-cell office:value-type="float" office:value="0.58641931484478804" table:style-name="ce57">
            <text:p><text:s/>59%</text:p>
          </table:table-cell>
          <table:table-cell office:value-type="float" office:value="0.56636262076726096" table:style-name="ce57">
            <text:p><text:s/>57%</text:p>
          </table:table-cell>
          <table:table-cell office:value-type="float" office:value="0.57683956295811101" table:style-name="ce57">
            <text:p><text:s/>58%</text:p>
          </table:table-cell>
          <table:table-cell office:value-type="float" office:value="0.58420898503806595" table:style-name="ce57">
            <text:p><text:s/>58%</text:p>
          </table:table-cell>
          <table:table-cell office:value-type="float" office:value="0" table:style-name="ce58">
            <text:p><text:s/>0pp</text:p>
          </table:table-cell>
          <table:table-cell table:number-columns-repeated="16377"/>
        </table:table-row>
        <table:table-row table:style-name="ro2">
          <table:table-cell office:value-type="string" table:style-name="ce56">
            <text:p>10 years to less than 14 years</text:p>
          </table:table-cell>
          <table:table-cell office:value-type="float" office:value="0.56057634004620605" table:style-name="ce57">
            <text:p><text:s/>56%</text:p>
          </table:table-cell>
          <table:table-cell office:value-type="float" office:value="0.57244459624670496" table:style-name="ce57">
            <text:p><text:s/>57%</text:p>
          </table:table-cell>
          <table:table-cell office:value-type="float" office:value="0.56081538405990194" table:style-name="ce57">
            <text:p><text:s/>56%</text:p>
          </table:table-cell>
          <table:table-cell office:value-type="float" office:value="0.55810489639622496" table:style-name="ce57">
            <text:p><text:s/>56%</text:p>
          </table:table-cell>
          <table:table-cell office:value-type="float" office:value="0.55213010320075895" table:style-name="ce57">
            <text:p><text:s/>55%</text:p>
          </table:table-cell>
          <table:table-cell office:value-type="float" office:value="-1" table:style-name="ce58">
            <text:p>- 1pp</text:p>
          </table:table-cell>
          <table:table-cell table:number-columns-repeated="16377"/>
        </table:table-row>
        <table:table-row table:style-name="ro2">
          <table:table-cell office:value-type="string" table:style-name="ce56">
            <text:p>14 years or more (excluding indeterminate sentences)</text:p>
          </table:table-cell>
          <table:table-cell office:value-type="float" office:value="0.54587818081444295" table:style-name="ce57">
            <text:p><text:s/>55%</text:p>
          </table:table-cell>
          <table:table-cell office:value-type="float" office:value="0.55219209519870605" table:style-name="ce57">
            <text:p><text:s/>55%</text:p>
          </table:table-cell>
          <table:table-cell office:value-type="float" office:value="0.54636923552063599" table:style-name="ce57">
            <text:p><text:s/>55%</text:p>
          </table:table-cell>
          <table:table-cell office:value-type="float" office:value="0.51358226795120798" table:style-name="ce57">
            <text:p><text:s/>51%</text:p>
          </table:table-cell>
          <table:table-cell office:value-type="float" office:value="0.52629427575160304" table:style-name="ce57">
            <text:p><text:s/>53%</text:p>
          </table:table-cell>
          <table:table-cell office:value-type="float" office:value="-2" table:style-name="ce58">
            <text:p>- 2pp</text:p>
          </table:table-cell>
          <table:table-cell table:number-columns-repeated="16377"/>
        </table:table-row>
        <table:table-row table:style-name="ro11">
          <table:table-cell office:value-type="string" table:style-name="ce59">
            <text:p>Extended determinate sentence</text:p>
          </table:table-cell>
          <table:table-cell office:value-type="float" office:value="0.93191806281454803" table:style-name="ce60">
            <text:p><text:s/>93%</text:p>
          </table:table-cell>
          <table:table-cell office:value-type="float" office:value="0.96057226334454304" table:style-name="ce60">
            <text:p><text:s/>96%</text:p>
          </table:table-cell>
          <table:table-cell office:value-type="float" office:value="0.97260250839215101" table:style-name="ce60">
            <text:p><text:s/>97%</text:p>
          </table:table-cell>
          <table:table-cell office:value-type="float" office:value="1.0247131117567001" table:style-name="ce60">
            <text:p><text:s/>102%</text:p>
          </table:table-cell>
          <table:table-cell office:value-type="float" office:value="0.96006866687048098" table:style-name="ce60">
            <text:p><text:s/>96%</text:p>
          </table:table-cell>
          <table:table-cell office:value-type="float" office:value="3" table:style-name="ce61">
            <text:p><text:s/>3pp</text:p>
          </table:table-cell>
          <table:table-cell table:number-columns-repeated="16377"/>
        </table:table-row>
        <table:table-row table:style-name="ro2">
          <table:table-cell table:number-columns-spanned="7" table:number-rows-spanned="1" table:style-name="ce19"/>
          <table:covered-table-cell table:number-columns-repeated="6"/>
          <table:table-cell table:number-columns-repeated="16377"/>
        </table:table-row>
        <table:table-row table:style-name="ro2">
          <table:table-cell table:number-columns-spanned="7" table:number-rows-spanned="1" table:style-name="ce19"/>
          <table:covered-table-cell table:number-columns-repeated="6"/>
          <table:table-cell table:number-columns-repeated="16377"/>
        </table:table-row>
        <table:table-row table:style-name="ro16">
          <table:table-cell office:value-type="string" table:style-name="ce21">
            <text:p><text:s/></text:p>
          </table:table-cell>
          <table:table-cell office:value-type="string" table:style-name="ce21">
            <text:p>Jan-Mar</text:p>
            <text:p><text:s/>2022</text:p>
          </table:table-cell>
          <table:table-cell office:value-type="string" table:style-name="ce21">
            <text:p>Apr-Jun</text:p>
            <text:p><text:s/>2022</text:p>
          </table:table-cell>
          <table:table-cell office:value-type="string" table:style-name="ce21">
            <text:p>Jul-Sep</text:p>
            <text:p><text:s/>2022 (R)</text:p>
          </table:table-cell>
          <table:table-cell office:value-type="string" table:style-name="ce21">
            <text:p>Oct-Dec</text:p>
            <text:p><text:s/>2022 (R)</text:p>
          </table:table-cell>
          <table:table-cell office:value-type="string" table:style-name="ce21">
            <text:p>Jan-Mar</text:p>
            <text:p><text:s/>2023</text:p>
          </table:table-cell>
          <table:table-cell office:value-type="string" table:style-name="ce21">
            <text:p>Percentage change<text:s/></text:p>
            <text:p>Jan-Mar</text:p>
            <text:p><text:s/>2022 to 2023</text:p>
          </table:table-cell>
          <table:table-cell table:number-columns-repeated="16377"/>
        </table:table-row>
        <table:table-row table:style-name="ro11">
          <table:table-cell office:value-type="string" table:style-name="ce23">
            <text:p>Males</text:p>
          </table:table-cell>
          <table:table-cell table:number-columns-repeated="5" table:style-name="ce45"/>
          <table:table-cell table:style-name="ce46"/>
          <table:table-cell table:number-columns-repeated="16377"/>
        </table:table-row>
        <table:table-row table:style-name="ro12">
          <table:table-cell office:value-type="string" table:style-name="ce26">
            <text:p>Mean sentence length in months</text:p>
          </table:table-cell>
          <table:table-cell office:value-type="float" office:value="27.2238740347305" table:style-name="ce47">
            <text:p>27.2</text:p>
          </table:table-cell>
          <table:table-cell office:value-type="float" office:value="26.814875641366399" table:style-name="ce47">
            <text:p>26.8</text:p>
          </table:table-cell>
          <table:table-cell office:value-type="float" office:value="26.441320474591102" table:style-name="ce47">
            <text:p>26.4</text:p>
          </table:table-cell>
          <table:table-cell office:value-type="float" office:value="25.927683923501501" table:style-name="ce47">
            <text:p>25.9</text:p>
          </table:table-cell>
          <table:table-cell office:value-type="float" office:value="26.501509959766398" table:style-name="ce47">
            <text:p>26.5</text:p>
          </table:table-cell>
          <table:table-cell office:value-type="percentage" office:value="-2.6530000000000001E-2" table:style-name="ce28">
            <text:p>-3%</text:p>
          </table:table-cell>
          <table:table-cell table:number-columns-repeated="16377"/>
        </table:table-row>
        <table:table-row table:style-name="ro2">
          <table:table-cell office:value-type="string" table:style-name="ce29">
            <text:p>Less than or equal to 6 months</text:p>
          </table:table-cell>
          <table:table-cell office:value-type="float" office:value="3.3322341556620501" table:style-name="ce48">
            <text:p>3.3</text:p>
          </table:table-cell>
          <table:table-cell office:value-type="float" office:value="3.2140667878801601" table:style-name="ce48">
            <text:p>3.2</text:p>
          </table:table-cell>
          <table:table-cell office:value-type="float" office:value="3.31304472340222" table:style-name="ce48">
            <text:p>3.3</text:p>
          </table:table-cell>
          <table:table-cell office:value-type="float" office:value="3.2230151054214198" table:style-name="ce48">
            <text:p>3.2</text:p>
          </table:table-cell>
          <table:table-cell office:value-type="float" office:value="3.1729538502460399" table:style-name="ce48">
            <text:p>3.2</text:p>
          </table:table-cell>
          <table:table-cell office:value-type="percentage" office:value="-4.7800000000000002E-2" table:style-name="ce31">
            <text:p>-5%</text:p>
          </table:table-cell>
          <table:table-cell table:number-columns-repeated="16377"/>
        </table:table-row>
        <table:table-row table:style-name="ro2">
          <table:table-cell office:value-type="string" table:style-name="ce29">
            <text:p>Greater than 6 months to less than 12 months</text:p>
          </table:table-cell>
          <table:table-cell office:value-type="float" office:value="8.4391692164643004" table:style-name="ce48">
            <text:p>8.4</text:p>
          </table:table-cell>
          <table:table-cell office:value-type="float" office:value="8.5352785316613193" table:style-name="ce48">
            <text:p>8.5</text:p>
          </table:table-cell>
          <table:table-cell office:value-type="float" office:value="8.6586079529698807" table:style-name="ce48">
            <text:p>8.7</text:p>
          </table:table-cell>
          <table:table-cell office:value-type="float" office:value="8.5620318485764706" table:style-name="ce48">
            <text:p>8.6</text:p>
          </table:table-cell>
          <table:table-cell office:value-type="float" office:value="8.5126879875613195" table:style-name="ce48">
            <text:p>8.5</text:p>
          </table:table-cell>
          <table:table-cell office:value-type="percentage" office:value="8.7100000000000007E-3" table:style-name="ce31">
            <text:p>1%</text:p>
          </table:table-cell>
          <table:table-cell table:number-columns-repeated="16377"/>
        </table:table-row>
        <table:table-row table:style-name="ro2">
          <table:table-cell office:value-type="string" table:style-name="ce29">
            <text:p>12 months to less than 4 years</text:p>
          </table:table-cell>
          <table:table-cell office:value-type="float" office:value="25.647911775442399" table:style-name="ce48">
            <text:p>25.6</text:p>
          </table:table-cell>
          <table:table-cell office:value-type="float" office:value="25.735971255333499" table:style-name="ce48">
            <text:p>25.7</text:p>
          </table:table-cell>
          <table:table-cell office:value-type="float" office:value="25.806506941252199" table:style-name="ce48">
            <text:p>25.8</text:p>
          </table:table-cell>
          <table:table-cell office:value-type="float" office:value="25.9207146368047" table:style-name="ce48">
            <text:p>25.9</text:p>
          </table:table-cell>
          <table:table-cell office:value-type="float" office:value="25.7535875833387" table:style-name="ce48">
            <text:p>25.8</text:p>
          </table:table-cell>
          <table:table-cell office:value-type="percentage" office:value="4.1200000000000004E-3" table:style-name="ce31">
            <text:p>0%</text:p>
          </table:table-cell>
          <table:table-cell table:number-columns-repeated="16377"/>
        </table:table-row>
        <table:table-row table:style-name="ro2">
          <table:table-cell office:value-type="string" table:style-name="ce32">
            <text:p>12 months to less than 2 years</text:p>
          </table:table-cell>
          <table:table-cell office:value-type="float" office:value="16.238183035116698" table:style-name="ce49">
            <text:p>16.2</text:p>
          </table:table-cell>
          <table:table-cell office:value-type="float" office:value="16.172867645097899" table:style-name="ce49">
            <text:p>16.2</text:p>
          </table:table-cell>
          <table:table-cell office:value-type="float" office:value="16.349964595116699" table:style-name="ce49">
            <text:p>16.3</text:p>
          </table:table-cell>
          <table:table-cell office:value-type="float" office:value="16.230753810172502" table:style-name="ce49">
            <text:p>16.2</text:p>
          </table:table-cell>
          <table:table-cell office:value-type="float" office:value="16.175648200834001" table:style-name="ce49">
            <text:p>16.2</text:p>
          </table:table-cell>
          <table:table-cell office:value-type="percentage" office:value="-3.8500000000000001E-3" table:style-name="ce34">
            <text:p>0%</text:p>
          </table:table-cell>
          <table:table-cell table:number-columns-repeated="16377"/>
        </table:table-row>
        <table:table-row table:style-name="ro2">
          <table:table-cell office:value-type="string" table:style-name="ce32">
            <text:p>2 years to less than 4 years</text:p>
          </table:table-cell>
          <table:table-cell office:value-type="float" office:value="32.763150010122096" table:style-name="ce49">
            <text:p>32.8</text:p>
          </table:table-cell>
          <table:table-cell office:value-type="float" office:value="32.690545423985199" table:style-name="ce49">
            <text:p>32.7</text:p>
          </table:table-cell>
          <table:table-cell office:value-type="float" office:value="32.673236253761097" table:style-name="ce49">
            <text:p>32.7</text:p>
          </table:table-cell>
          <table:table-cell office:value-type="float" office:value="32.816240832525601" table:style-name="ce49">
            <text:p>32.8</text:p>
          </table:table-cell>
          <table:table-cell office:value-type="float" office:value="32.709560669326997" table:style-name="ce49">
            <text:p>32.7</text:p>
          </table:table-cell>
          <table:table-cell office:value-type="percentage" office:value="-1.64E-3" table:style-name="ce34">
            <text:p>0%</text:p>
          </table:table-cell>
          <table:table-cell table:number-columns-repeated="16377"/>
        </table:table-row>
        <table:table-row table:style-name="ro2">
          <table:table-cell office:value-type="string" table:style-name="ce29">
            <text:p>4 years or more (excluding indeterminate sentences)</text:p>
          </table:table-cell>
          <table:table-cell office:value-type="float" office:value="86.455980647403905" table:style-name="ce48">
            <text:p>86.5</text:p>
          </table:table-cell>
          <table:table-cell office:value-type="float" office:value="86.791123113443803" table:style-name="ce48">
            <text:p>86.8</text:p>
          </table:table-cell>
          <table:table-cell office:value-type="float" office:value="87.258614221565395" table:style-name="ce48">
            <text:p>87.3</text:p>
          </table:table-cell>
          <table:table-cell office:value-type="float" office:value="87.299406517113994" table:style-name="ce48">
            <text:p>87.3</text:p>
          </table:table-cell>
          <table:table-cell office:value-type="float" office:value="88.0180745405588" table:style-name="ce48">
            <text:p>88.0</text:p>
          </table:table-cell>
          <table:table-cell office:value-type="percentage" office:value="1.8069999999999999E-2" table:style-name="ce31">
            <text:p>2%</text:p>
          </table:table-cell>
          <table:table-cell table:number-columns-repeated="16377"/>
        </table:table-row>
        <table:table-row table:style-name="ro2">
          <table:table-cell office:value-type="string" table:style-name="ce32">
            <text:p>4 years to less than 5 years</text:p>
          </table:table-cell>
          <table:table-cell office:value-type="float" office:value="51.496413395536798" table:style-name="ce49">
            <text:p>51.5</text:p>
          </table:table-cell>
          <table:table-cell office:value-type="float" office:value="51.668285309400098" table:style-name="ce49">
            <text:p>51.7</text:p>
          </table:table-cell>
          <table:table-cell office:value-type="float" office:value="51.380627610997799" table:style-name="ce49">
            <text:p>51.4</text:p>
          </table:table-cell>
          <table:table-cell office:value-type="float" office:value="51.583256523535603" table:style-name="ce49">
            <text:p>51.6</text:p>
          </table:table-cell>
          <table:table-cell office:value-type="float" office:value="51.482556665326697" table:style-name="ce49">
            <text:p>51.5</text:p>
          </table:table-cell>
          <table:table-cell office:value-type="percentage" office:value="-2.7E-4" table:style-name="ce34">
            <text:p>0%</text:p>
          </table:table-cell>
          <table:table-cell table:number-columns-repeated="16377"/>
        </table:table-row>
        <table:table-row table:style-name="ro2">
          <table:table-cell office:value-type="string" table:style-name="ce32">
            <text:p>5 years to less than 7 years</text:p>
          </table:table-cell>
          <table:table-cell office:value-type="float" office:value="68.521173368182801" table:style-name="ce49">
            <text:p>68.5</text:p>
          </table:table-cell>
          <table:table-cell office:value-type="float" office:value="68.914888248017306" table:style-name="ce49">
            <text:p>68.9</text:p>
          </table:table-cell>
          <table:table-cell office:value-type="float" office:value="69.057072342352498" table:style-name="ce49">
            <text:p>69.1</text:p>
          </table:table-cell>
          <table:table-cell office:value-type="float" office:value="68.839311882765202" table:style-name="ce49">
            <text:p>68.8</text:p>
          </table:table-cell>
          <table:table-cell office:value-type="float" office:value="69.383369478683406" table:style-name="ce49">
            <text:p>69.4</text:p>
          </table:table-cell>
          <table:table-cell office:value-type="percentage" office:value="1.2579999999999999E-2" table:style-name="ce34">
            <text:p>1%</text:p>
          </table:table-cell>
          <table:table-cell table:number-columns-repeated="16377"/>
        </table:table-row>
        <table:table-row table:style-name="ro2">
          <table:table-cell office:value-type="string" table:style-name="ce32">
            <text:p>7 years to less than 10 years</text:p>
          </table:table-cell>
          <table:table-cell office:value-type="float" office:value="96.562917229403794" table:style-name="ce49">
            <text:p>96.6</text:p>
          </table:table-cell>
          <table:table-cell office:value-type="float" office:value="96.837918338916694" table:style-name="ce49">
            <text:p>96.8</text:p>
          </table:table-cell>
          <table:table-cell office:value-type="float" office:value="97.010492135971603" table:style-name="ce49">
            <text:p>97.0</text:p>
          </table:table-cell>
          <table:table-cell office:value-type="float" office:value="97.120312342230207" table:style-name="ce49">
            <text:p>97.1</text:p>
          </table:table-cell>
          <table:table-cell office:value-type="float" office:value="96.586955632794897" table:style-name="ce49">
            <text:p>96.6</text:p>
          </table:table-cell>
          <table:table-cell office:value-type="percentage" office:value="2.5000000000000001E-4" table:style-name="ce34">
            <text:p>0%</text:p>
          </table:table-cell>
          <table:table-cell table:number-columns-repeated="16377"/>
        </table:table-row>
        <table:table-row table:style-name="ro2">
          <table:table-cell office:value-type="string" table:style-name="ce32">
            <text:p>10 years to less than 14 years</text:p>
          </table:table-cell>
          <table:table-cell office:value-type="float" office:value="134.86494838667801" table:style-name="ce49">
            <text:p>134.9</text:p>
          </table:table-cell>
          <table:table-cell office:value-type="float" office:value="134.84959751447499" table:style-name="ce49">
            <text:p>134.8</text:p>
          </table:table-cell>
          <table:table-cell office:value-type="float" office:value="133.98308927727899" table:style-name="ce49">
            <text:p>134.0</text:p>
          </table:table-cell>
          <table:table-cell office:value-type="float" office:value="133.82520547945199" table:style-name="ce49">
            <text:p>133.8</text:p>
          </table:table-cell>
          <table:table-cell office:value-type="float" office:value="134.84088514225499" table:style-name="ce49">
            <text:p>134.8</text:p>
          </table:table-cell>
          <table:table-cell office:value-type="percentage" office:value="-1.8000000000000001E-4" table:style-name="ce34">
            <text:p>0%</text:p>
          </table:table-cell>
          <table:table-cell table:number-columns-repeated="16377"/>
        </table:table-row>
        <table:table-row table:style-name="ro2">
          <table:table-cell office:value-type="string" table:style-name="ce32">
            <text:p>14 years or more (excluding indeterminate sentences)</text:p>
          </table:table-cell>
          <table:table-cell office:value-type="float" office:value="191.36637608966399" table:style-name="ce49">
            <text:p>191.4</text:p>
          </table:table-cell>
          <table:table-cell office:value-type="float" office:value="202.802834199339" table:style-name="ce49">
            <text:p>202.8</text:p>
          </table:table-cell>
          <table:table-cell office:value-type="float" office:value="197.86749255509201" table:style-name="ce49">
            <text:p>197.9</text:p>
          </table:table-cell>
          <table:table-cell office:value-type="float" office:value="198.369783215853" table:style-name="ce49">
            <text:p>198.4</text:p>
          </table:table-cell>
          <table:table-cell office:value-type="float" office:value="194.70179135932599" table:style-name="ce49">
            <text:p>194.7</text:p>
          </table:table-cell>
          <table:table-cell office:value-type="percentage" office:value="1.7430000000000001E-2" table:style-name="ce34">
            <text:p>2%</text:p>
          </table:table-cell>
          <table:table-cell table:number-columns-repeated="16377"/>
        </table:table-row>
        <table:table-row table:style-name="ro2">
          <table:table-cell office:value-type="string" table:style-name="ce32">
            <text:p>Extended determinate sentence</text:p>
          </table:table-cell>
          <table:table-cell office:value-type="float" office:value="81.896679452054798" table:style-name="ce49">
            <text:p>81.9</text:p>
          </table:table-cell>
          <table:table-cell office:value-type="float" office:value="80.321340427940697" table:style-name="ce49">
            <text:p>80.3</text:p>
          </table:table-cell>
          <table:table-cell office:value-type="float" office:value="78.330988522769303" table:style-name="ce49">
            <text:p>78.3</text:p>
          </table:table-cell>
          <table:table-cell office:value-type="float" office:value="75.093031566408598" table:style-name="ce49">
            <text:p>75.1</text:p>
          </table:table-cell>
          <table:table-cell office:value-type="float" office:value="79.639209252727397" table:style-name="ce49">
            <text:p>79.6</text:p>
          </table:table-cell>
          <table:table-cell office:value-type="percentage" office:value="-2.7560000000000001E-2" table:style-name="ce34">
            <text:p>-3%</text:p>
          </table:table-cell>
          <table:table-cell table:number-columns-repeated="16377"/>
        </table:table-row>
        <table:table-row table:style-name="ro12">
          <table:table-cell office:value-type="string" table:style-name="ce26">
            <text:p>Mean time served including remand in months</text:p>
          </table:table-cell>
          <table:table-cell office:value-type="float" office:value="16.600140925423499" table:style-name="ce47">
            <text:p>16.6</text:p>
          </table:table-cell>
          <table:table-cell office:value-type="float" office:value="16.299198446623599" table:style-name="ce47">
            <text:p>16.3</text:p>
          </table:table-cell>
          <table:table-cell office:value-type="float" office:value="15.7330121015465" table:style-name="ce47">
            <text:p>15.7</text:p>
          </table:table-cell>
          <table:table-cell office:value-type="float" office:value="15.8789394129748" table:style-name="ce47">
            <text:p>15.9</text:p>
          </table:table-cell>
          <table:table-cell office:value-type="float" office:value="16.248853806121801" table:style-name="ce47">
            <text:p>16.2</text:p>
          </table:table-cell>
          <table:table-cell office:value-type="percentage" office:value="-2.1160000000000002E-2" table:style-name="ce28">
            <text:p>-2%</text:p>
          </table:table-cell>
          <table:table-cell table:number-columns-repeated="16377"/>
        </table:table-row>
        <table:table-row table:style-name="ro2">
          <table:table-cell office:value-type="string" table:style-name="ce29">
            <text:p>Less than or equal to 6 months</text:p>
          </table:table-cell>
          <table:table-cell office:value-type="float" office:value="3.6138891262822099" table:style-name="ce48">
            <text:p>3.6</text:p>
          </table:table-cell>
          <table:table-cell office:value-type="float" office:value="3.1703996122318499" table:style-name="ce48">
            <text:p>3.2</text:p>
          </table:table-cell>
          <table:table-cell office:value-type="float" office:value="2.8505237723876999" table:style-name="ce48">
            <text:p>2.9</text:p>
          </table:table-cell>
          <table:table-cell office:value-type="float" office:value="3.2719671668779799" table:style-name="ce48">
            <text:p>3.3</text:p>
          </table:table-cell>
          <table:table-cell office:value-type="float" office:value="3.34372007849012" table:style-name="ce48">
            <text:p>3.3</text:p>
          </table:table-cell>
          <table:table-cell office:value-type="percentage" office:value="-7.4759999999999993E-2" table:style-name="ce31">
            <text:p>-7%</text:p>
          </table:table-cell>
          <table:table-cell table:number-columns-repeated="16377"/>
        </table:table-row>
        <table:table-row table:style-name="ro2">
          <table:table-cell office:value-type="string" table:style-name="ce29">
            <text:p>Greater than 6 months to less than 12 months</text:p>
          </table:table-cell>
          <table:table-cell office:value-type="float" office:value="6.0752800921836698" table:style-name="ce48">
            <text:p>6.1</text:p>
          </table:table-cell>
          <table:table-cell office:value-type="float" office:value="6.0109310354253704" table:style-name="ce48">
            <text:p>6.0</text:p>
          </table:table-cell>
          <table:table-cell office:value-type="float" office:value="5.7284439973729899" table:style-name="ce48">
            <text:p>5.7</text:p>
          </table:table-cell>
          <table:table-cell office:value-type="float" office:value="5.8334762782746798" table:style-name="ce48">
            <text:p>5.8</text:p>
          </table:table-cell>
          <table:table-cell office:value-type="float" office:value="5.9097714751845398" table:style-name="ce48">
            <text:p>5.9</text:p>
          </table:table-cell>
          <table:table-cell office:value-type="percentage" office:value="-2.724E-2" table:style-name="ce31">
            <text:p>-3%</text:p>
          </table:table-cell>
          <table:table-cell table:number-columns-repeated="16377"/>
        </table:table-row>
        <table:table-row table:style-name="ro2">
          <table:table-cell office:value-type="string" table:style-name="ce29">
            <text:p>12 months to less than 4 years</text:p>
          </table:table-cell>
          <table:table-cell office:value-type="float" office:value="14.384798592291601" table:style-name="ce48">
            <text:p>14.4</text:p>
          </table:table-cell>
          <table:table-cell office:value-type="float" office:value="14.0736751158537" table:style-name="ce48">
            <text:p>14.1</text:p>
          </table:table-cell>
          <table:table-cell office:value-type="float" office:value="14.0380965505836" table:style-name="ce48">
            <text:p>14.0</text:p>
          </table:table-cell>
          <table:table-cell office:value-type="float" office:value="14.5876192337221" table:style-name="ce48">
            <text:p>14.6</text:p>
          </table:table-cell>
          <table:table-cell office:value-type="float" office:value="14.2158724649976" table:style-name="ce48">
            <text:p>14.2</text:p>
          </table:table-cell>
          <table:table-cell office:value-type="percentage" office:value="-1.174E-2" table:style-name="ce31">
            <text:p>-1%</text:p>
          </table:table-cell>
          <table:table-cell table:number-columns-repeated="16377"/>
        </table:table-row>
        <table:table-row table:style-name="ro2">
          <table:table-cell office:value-type="string" table:style-name="ce32">
            <text:p>12 months to less than 2 years</text:p>
          </table:table-cell>
          <table:table-cell office:value-type="float" office:value="9.6174437659271295" table:style-name="ce49">
            <text:p>9.6</text:p>
          </table:table-cell>
          <table:table-cell office:value-type="float" office:value="8.8052052921714097" table:style-name="ce49">
            <text:p>8.8</text:p>
          </table:table-cell>
          <table:table-cell office:value-type="float" office:value="9.1531156593446195" table:style-name="ce49">
            <text:p>9.2</text:p>
          </table:table-cell>
          <table:table-cell office:value-type="float" office:value="9.4390205377334109" table:style-name="ce49">
            <text:p>9.4</text:p>
          </table:table-cell>
          <table:table-cell office:value-type="float" office:value="9.3286808540974206" table:style-name="ce49">
            <text:p>9.3</text:p>
          </table:table-cell>
          <table:table-cell office:value-type="percentage" office:value="-3.0020000000000002E-2" table:style-name="ce34">
            <text:p>-3%</text:p>
          </table:table-cell>
          <table:table-cell table:number-columns-repeated="16377"/>
        </table:table-row>
        <table:table-row table:style-name="ro2">
          <table:table-cell office:value-type="string" table:style-name="ce32">
            <text:p>2 years to less than 4 years</text:p>
          </table:table-cell>
          <table:table-cell office:value-type="float" office:value="17.989670345232199" table:style-name="ce49">
            <text:p>18.0</text:p>
          </table:table-cell>
          <table:table-cell office:value-type="float" office:value="17.905063505799198" table:style-name="ce49">
            <text:p>17.9</text:p>
          </table:table-cell>
          <table:table-cell office:value-type="float" office:value="17.585253666696499" table:style-name="ce49">
            <text:p>17.6</text:p>
          </table:table-cell>
          <table:table-cell office:value-type="float" office:value="18.251441803764799" table:style-name="ce49">
            <text:p>18.3</text:p>
          </table:table-cell>
          <table:table-cell office:value-type="float" office:value="17.7651926218558" table:style-name="ce49">
            <text:p>17.8</text:p>
          </table:table-cell>
          <table:table-cell office:value-type="percentage" office:value="-1.248E-2" table:style-name="ce34">
            <text:p>-1%</text:p>
          </table:table-cell>
          <table:table-cell table:number-columns-repeated="16377"/>
        </table:table-row>
        <table:table-row table:style-name="ro2">
          <table:table-cell office:value-type="string" table:style-name="ce29">
            <text:p>4 years or more (excluding indeterminate sentences)</text:p>
          </table:table-cell>
          <table:table-cell office:value-type="float" office:value="51.510449310238101" table:style-name="ce48">
            <text:p>51.5</text:p>
          </table:table-cell>
          <table:table-cell office:value-type="float" office:value="52.896565607762597" table:style-name="ce48">
            <text:p>52.9</text:p>
          </table:table-cell>
          <table:table-cell office:value-type="float" office:value="52.263634582122698" table:style-name="ce48">
            <text:p>52.3</text:p>
          </table:table-cell>
          <table:table-cell office:value-type="float" office:value="52.960036703612701" table:style-name="ce48">
            <text:p>53.0</text:p>
          </table:table-cell>
          <table:table-cell office:value-type="float" office:value="53.932672690820603" table:style-name="ce48">
            <text:p>53.9</text:p>
          </table:table-cell>
          <table:table-cell office:value-type="percentage" office:value="4.7019999999999999E-2" table:style-name="ce31">
            <text:p>5%</text:p>
          </table:table-cell>
          <table:table-cell table:number-columns-repeated="16377"/>
        </table:table-row>
        <table:table-row table:style-name="ro2">
          <table:table-cell office:value-type="string" table:style-name="ce32">
            <text:p>4 years to less than 5 years</text:p>
          </table:table-cell>
          <table:table-cell office:value-type="float" office:value="29.935316048052002" table:style-name="ce49">
            <text:p>29.9</text:p>
          </table:table-cell>
          <table:table-cell office:value-type="float" office:value="31.261875427789199" table:style-name="ce49">
            <text:p>31.3</text:p>
          </table:table-cell>
          <table:table-cell office:value-type="float" office:value="30.792704889782101" table:style-name="ce49">
            <text:p>30.8</text:p>
          </table:table-cell>
          <table:table-cell office:value-type="float" office:value="30.7621357141836" table:style-name="ce49">
            <text:p>30.8</text:p>
          </table:table-cell>
          <table:table-cell office:value-type="float" office:value="30.2803083326767" table:style-name="ce49">
            <text:p>30.3</text:p>
          </table:table-cell>
          <table:table-cell office:value-type="percentage" office:value="1.1520000000000001E-2" table:style-name="ce34">
            <text:p>1%</text:p>
          </table:table-cell>
          <table:table-cell table:number-columns-repeated="16377"/>
        </table:table-row>
        <table:table-row table:style-name="ro2">
          <table:table-cell office:value-type="string" table:style-name="ce32">
            <text:p>5 years to less than 7 years</text:p>
          </table:table-cell>
          <table:table-cell office:value-type="float" office:value="40.300585233096299" table:style-name="ce49">
            <text:p>40.3</text:p>
          </table:table-cell>
          <table:table-cell office:value-type="float" office:value="41.7447854749811" table:style-name="ce49">
            <text:p>41.7</text:p>
          </table:table-cell>
          <table:table-cell office:value-type="float" office:value="40.063889218863999" table:style-name="ce49">
            <text:p>40.1</text:p>
          </table:table-cell>
          <table:table-cell office:value-type="float" office:value="42.809480604237301" table:style-name="ce49">
            <text:p>42.8</text:p>
          </table:table-cell>
          <table:table-cell office:value-type="float" office:value="43.862476493027103" table:style-name="ce49">
            <text:p>43.9</text:p>
          </table:table-cell>
          <table:table-cell office:value-type="percentage" office:value="8.838E-2" table:style-name="ce34">
            <text:p>9%</text:p>
          </table:table-cell>
          <table:table-cell table:number-columns-repeated="16377"/>
        </table:table-row>
        <table:table-row table:style-name="ro2">
          <table:table-cell office:value-type="string" table:style-name="ce32">
            <text:p>7 years to less than 10 years</text:p>
          </table:table-cell>
          <table:table-cell office:value-type="float" office:value="56.177998862442301" table:style-name="ce49">
            <text:p>56.2</text:p>
          </table:table-cell>
          <table:table-cell office:value-type="float" office:value="57.007224147446202" table:style-name="ce49">
            <text:p>57.0</text:p>
          </table:table-cell>
          <table:table-cell office:value-type="float" office:value="55.1700864451036" table:style-name="ce49">
            <text:p>55.2</text:p>
          </table:table-cell>
          <table:table-cell office:value-type="float" office:value="56.014570478636202" table:style-name="ce49">
            <text:p>56.0</text:p>
          </table:table-cell>
          <table:table-cell office:value-type="float" office:value="56.8185765219079" table:style-name="ce49">
            <text:p>56.8</text:p>
          </table:table-cell>
          <table:table-cell office:value-type="percentage" office:value="1.14E-2" table:style-name="ce34">
            <text:p>1%</text:p>
          </table:table-cell>
          <table:table-cell table:number-columns-repeated="16377"/>
        </table:table-row>
        <table:table-row table:style-name="ro2">
          <table:table-cell office:value-type="string" table:style-name="ce32">
            <text:p>10 years to less than 14 years</text:p>
          </table:table-cell>
          <table:table-cell office:value-type="float" office:value="75.3236470508092" table:style-name="ce49">
            <text:p>75.3</text:p>
          </table:table-cell>
          <table:table-cell office:value-type="float" office:value="77.118313258113005" table:style-name="ce49">
            <text:p>77.1</text:p>
          </table:table-cell>
          <table:table-cell office:value-type="float" office:value="75.094526658641897" table:style-name="ce49">
            <text:p>75.1</text:p>
          </table:table-cell>
          <table:table-cell office:value-type="float" office:value="74.524024640657103" table:style-name="ce49">
            <text:p>74.5</text:p>
          </table:table-cell>
          <table:table-cell office:value-type="float" office:value="74.614436897804495" table:style-name="ce49">
            <text:p>74.6</text:p>
          </table:table-cell>
          <table:table-cell office:value-type="percentage" office:value="-9.4199999999999996E-3" table:style-name="ce34">
            <text:p>-1%</text:p>
          </table:table-cell>
          <table:table-cell table:number-columns-repeated="16377"/>
        </table:table-row>
        <table:table-row table:style-name="ro2">
          <table:table-cell office:value-type="string" table:style-name="ce32">
            <text:p>14 years or more (excluding indeterminate sentences)</text:p>
          </table:table-cell>
          <table:table-cell office:value-type="float" office:value="104.53639248561799" table:style-name="ce49">
            <text:p>104.5</text:p>
          </table:table-cell>
          <table:table-cell office:value-type="float" office:value="111.98612192876899" table:style-name="ce49">
            <text:p>112.0</text:p>
          </table:table-cell>
          <table:table-cell office:value-type="float" office:value="108.34032675653999" table:style-name="ce49">
            <text:p>108.3</text:p>
          </table:table-cell>
          <table:table-cell office:value-type="float" office:value="101.90355056717399" table:style-name="ce49">
            <text:p>101.9</text:p>
          </table:table-cell>
          <table:table-cell office:value-type="float" office:value="102.54360378385" table:style-name="ce49">
            <text:p>102.5</text:p>
          </table:table-cell>
          <table:table-cell office:value-type="percentage" office:value="-1.9060000000000001E-2" table:style-name="ce34">
            <text:p>-2%</text:p>
          </table:table-cell>
          <table:table-cell table:number-columns-repeated="16377"/>
        </table:table-row>
        <table:table-row table:style-name="ro2">
          <table:table-cell office:value-type="string" table:style-name="ce32">
            <text:p>Extended determinate sentence</text:p>
          </table:table-cell>
          <table:table-cell office:value-type="float" office:value="76.288262833675603" table:style-name="ce49">
            <text:p>76.3</text:p>
          </table:table-cell>
          <table:table-cell office:value-type="float" office:value="77.196259779048702" table:style-name="ce49">
            <text:p>77.2</text:p>
          </table:table-cell>
          <table:table-cell office:value-type="float" office:value="76.184915922082197" table:style-name="ce49">
            <text:p>76.2</text:p>
          </table:table-cell>
          <table:table-cell office:value-type="float" office:value="77.200964199625005" table:style-name="ce49">
            <text:p>77.2</text:p>
          </table:table-cell>
          <table:table-cell office:value-type="float" office:value="76.782254792263501" table:style-name="ce49">
            <text:p>76.8</text:p>
          </table:table-cell>
          <table:table-cell office:value-type="percentage" office:value="6.4799999999999996E-3" table:style-name="ce34">
            <text:p>1%</text:p>
          </table:table-cell>
          <table:table-cell table:number-columns-repeated="16377"/>
        </table:table-row>
        <table:table-row table:style-name="ro12">
          <table:table-cell office:value-type="string" table:style-name="ce50">
            <text:p><text:s text:c="2"/>Percentage of time served including remand<text:s/><text:span text:style-name="T4">(1,2)</text:span></text:p>
          </table:table-cell>
          <table:table-cell office:value-type="float" office:value="0.60976409544968402" table:style-name="ce51">
            <text:p><text:s/>61%</text:p>
          </table:table-cell>
          <table:table-cell office:value-type="float" office:value="0.607841657168806" table:style-name="ce51">
            <text:p><text:s/>61%</text:p>
          </table:table-cell>
          <table:table-cell office:value-type="float" office:value="0.59501612699960305" table:style-name="ce51">
            <text:p><text:s/>60%</text:p>
          </table:table-cell>
          <table:table-cell office:value-type="float" office:value="0.61243184928607197" table:style-name="ce51">
            <text:p><text:s/>61%</text:p>
          </table:table-cell>
          <table:table-cell office:value-type="float" office:value="0.61312935869654905" table:style-name="ce51">
            <text:p><text:s/>61%</text:p>
          </table:table-cell>
          <table:table-cell office:value-type="float" office:value="0" table:style-name="ce52">
            <text:p><text:s/>0pp</text:p>
          </table:table-cell>
          <table:table-cell table:number-columns-repeated="16377"/>
        </table:table-row>
        <table:table-row table:style-name="ro2">
          <table:table-cell office:value-type="string" table:style-name="ce53">
            <text:p>Less than or equal to 6 months</text:p>
          </table:table-cell>
          <table:table-cell office:value-type="float" office:value="1.0845243633739201" table:style-name="ce54">
            <text:p><text:s/>108%</text:p>
          </table:table-cell>
          <table:table-cell office:value-type="float" office:value="0.98641373109825603" table:style-name="ce54">
            <text:p><text:s/>99%</text:p>
          </table:table-cell>
          <table:table-cell office:value-type="float" office:value="0.86039399113829396" table:style-name="ce54">
            <text:p><text:s/>86%</text:p>
          </table:table-cell>
          <table:table-cell office:value-type="float" office:value="1.0151882817347699" table:style-name="ce54">
            <text:p><text:s/>102%</text:p>
          </table:table-cell>
          <table:table-cell office:value-type="float" office:value="1.0538193230357999" table:style-name="ce54">
            <text:p><text:s/>105%</text:p>
          </table:table-cell>
          <table:table-cell office:value-type="float" office:value="-3" table:style-name="ce55">
            <text:p>- 3pp</text:p>
          </table:table-cell>
          <table:table-cell table:number-columns-repeated="16377"/>
        </table:table-row>
        <table:table-row table:style-name="ro2">
          <table:table-cell office:value-type="string" table:style-name="ce53">
            <text:p>Greater than 6 months to less than 12 months</text:p>
          </table:table-cell>
          <table:table-cell office:value-type="float" office:value="0.71989077791344303" table:style-name="ce54">
            <text:p><text:s/>72%</text:p>
          </table:table-cell>
          <table:table-cell office:value-type="float" office:value="0.70424544590173899" table:style-name="ce54">
            <text:p><text:s/>70%</text:p>
          </table:table-cell>
          <table:table-cell office:value-type="float" office:value="0.66158948741964296" table:style-name="ce54">
            <text:p><text:s/>66%</text:p>
          </table:table-cell>
          <table:table-cell office:value-type="float" office:value="0.68131915197729198" table:style-name="ce54">
            <text:p><text:s/>68%</text:p>
          </table:table-cell>
          <table:table-cell office:value-type="float" office:value="0.69423095076665098" table:style-name="ce54">
            <text:p><text:s/>69%</text:p>
          </table:table-cell>
          <table:table-cell office:value-type="float" office:value="-3" table:style-name="ce55">
            <text:p>- 3pp</text:p>
          </table:table-cell>
          <table:table-cell table:number-columns-repeated="16377"/>
        </table:table-row>
        <table:table-row table:style-name="ro2">
          <table:table-cell office:value-type="string" table:style-name="ce53">
            <text:p>12 months to less than 4 years</text:p>
          </table:table-cell>
          <table:table-cell office:value-type="float" office:value="0.56085652189683899" table:style-name="ce54">
            <text:p><text:s/>56%</text:p>
          </table:table-cell>
          <table:table-cell office:value-type="float" office:value="0.54684841602537604" table:style-name="ce54">
            <text:p><text:s/>55%</text:p>
          </table:table-cell>
          <table:table-cell office:value-type="float" office:value="0.54397507506695797" table:style-name="ce54">
            <text:p><text:s/>54%</text:p>
          </table:table-cell>
          <table:table-cell office:value-type="float" office:value="0.562778435630369" table:style-name="ce54">
            <text:p><text:s/>56%</text:p>
          </table:table-cell>
          <table:table-cell office:value-type="float" office:value="0.55199581103001705" table:style-name="ce54">
            <text:p><text:s/>55%</text:p>
          </table:table-cell>
          <table:table-cell office:value-type="float" office:value="-1" table:style-name="ce55">
            <text:p>- 1pp</text:p>
          </table:table-cell>
          <table:table-cell table:number-columns-repeated="16377"/>
        </table:table-row>
        <table:table-row table:style-name="ro2">
          <table:table-cell office:value-type="string" table:style-name="ce56">
            <text:p>12 months to less than 2 years</text:p>
          </table:table-cell>
          <table:table-cell office:value-type="float" office:value="0.59227339321945405" table:style-name="ce57">
            <text:p><text:s/>59%</text:p>
          </table:table-cell>
          <table:table-cell office:value-type="float" office:value="0.54444304407822897" table:style-name="ce57">
            <text:p><text:s/>54%</text:p>
          </table:table-cell>
          <table:table-cell office:value-type="float" office:value="0.55982479999243495" table:style-name="ce57">
            <text:p><text:s/>56%</text:p>
          </table:table-cell>
          <table:table-cell office:value-type="float" office:value="0.58155158091410497" table:style-name="ce57">
            <text:p><text:s/>58%</text:p>
          </table:table-cell>
          <table:table-cell office:value-type="float" office:value="0.57671140830179901" table:style-name="ce57">
            <text:p><text:s/>58%</text:p>
          </table:table-cell>
          <table:table-cell office:value-type="float" office:value="-2" table:style-name="ce58">
            <text:p>- 2pp</text:p>
          </table:table-cell>
          <table:table-cell table:number-columns-repeated="16377"/>
        </table:table-row>
        <table:table-row table:style-name="ro2">
          <table:table-cell office:value-type="string" table:style-name="ce56">
            <text:p>2 years to less than 4 years</text:p>
          </table:table-cell>
          <table:table-cell office:value-type="float" office:value="0.54908243986534599" table:style-name="ce57">
            <text:p><text:s/>55%</text:p>
          </table:table-cell>
          <table:table-cell office:value-type="float" office:value="0.54771381980865197" table:style-name="ce57">
            <text:p><text:s/>55%</text:p>
          </table:table-cell>
          <table:table-cell office:value-type="float" office:value="0.53821585135057404" table:style-name="ce57">
            <text:p><text:s/>54%</text:p>
          </table:table-cell>
          <table:table-cell office:value-type="float" office:value="0.55617100986396495" table:style-name="ce57">
            <text:p><text:s/>56%</text:p>
          </table:table-cell>
          <table:table-cell office:value-type="float" office:value="0.54311926722130699" table:style-name="ce57">
            <text:p><text:s/>54%</text:p>
          </table:table-cell>
          <table:table-cell office:value-type="float" office:value="-1" table:style-name="ce58">
            <text:p>- 1pp</text:p>
          </table:table-cell>
          <table:table-cell table:number-columns-repeated="16377"/>
        </table:table-row>
        <table:table-row table:style-name="ro2">
          <table:table-cell office:value-type="string" table:style-name="ce53">
            <text:p>4 years or more (excluding indeterminate sentences)</text:p>
          </table:table-cell>
          <table:table-cell office:value-type="float" office:value="0.59579972287070304" table:style-name="ce54">
            <text:p><text:s/>60%</text:p>
          </table:table-cell>
          <table:table-cell office:value-type="float" office:value="0.60946976730122504" table:style-name="ce54">
            <text:p><text:s/>61%</text:p>
          </table:table-cell>
          <table:table-cell office:value-type="float" office:value="0.59895100384491495" table:style-name="ce54">
            <text:p><text:s/>60%</text:p>
          </table:table-cell>
          <table:table-cell office:value-type="float" office:value="0.60664830170673101" table:style-name="ce54">
            <text:p><text:s/>61%</text:p>
          </table:table-cell>
          <table:table-cell office:value-type="float" office:value="0.61274542725844805" table:style-name="ce54">
            <text:p><text:s/>61%</text:p>
          </table:table-cell>
          <table:table-cell office:value-type="float" office:value="2" table:style-name="ce55">
            <text:p><text:s/>2pp</text:p>
          </table:table-cell>
          <table:table-cell table:number-columns-repeated="16377"/>
        </table:table-row>
        <table:table-row table:style-name="ro2">
          <table:table-cell office:value-type="string" table:style-name="ce56">
            <text:p>4 years to less than 5 years</text:p>
          </table:table-cell>
          <table:table-cell office:value-type="float" office:value="0.58130875675016302" table:style-name="ce57">
            <text:p><text:s/>58%</text:p>
          </table:table-cell>
          <table:table-cell office:value-type="float" office:value="0.60504960132868302" table:style-name="ce57">
            <text:p><text:s/>61%</text:p>
          </table:table-cell>
          <table:table-cell office:value-type="float" office:value="0.59930573684138999" table:style-name="ce57">
            <text:p><text:s/>60%</text:p>
          </table:table-cell>
          <table:table-cell office:value-type="float" office:value="0.59635893092844905" table:style-name="ce57">
            <text:p><text:s/>60%</text:p>
          </table:table-cell>
          <table:table-cell office:value-type="float" office:value="0.58816636729058103" table:style-name="ce57">
            <text:p><text:s/>59%</text:p>
          </table:table-cell>
          <table:table-cell office:value-type="float" office:value="1" table:style-name="ce58">
            <text:p><text:s/>1pp</text:p>
          </table:table-cell>
          <table:table-cell table:number-columns-repeated="16377"/>
        </table:table-row>
        <table:table-row table:style-name="ro2">
          <table:table-cell office:value-type="string" table:style-name="ce56">
            <text:p>5 years to less than 7 years</text:p>
          </table:table-cell>
          <table:table-cell office:value-type="float" office:value="0.588147914755492" table:style-name="ce57">
            <text:p><text:s/>59%</text:p>
          </table:table-cell>
          <table:table-cell office:value-type="float" office:value="0.60574407847468403" table:style-name="ce57">
            <text:p><text:s/>61%</text:p>
          </table:table-cell>
          <table:table-cell office:value-type="float" office:value="0.58015620790070699" table:style-name="ce57">
            <text:p><text:s/>58%</text:p>
          </table:table-cell>
          <table:table-cell office:value-type="float" office:value="0.62187548703483198" table:style-name="ce57">
            <text:p><text:s/>62%</text:p>
          </table:table-cell>
          <table:table-cell office:value-type="float" office:value="0.63217564702594897" table:style-name="ce57">
            <text:p><text:s/>63%</text:p>
          </table:table-cell>
          <table:table-cell office:value-type="float" office:value="4" table:style-name="ce58">
            <text:p><text:s/>4pp</text:p>
          </table:table-cell>
          <table:table-cell table:number-columns-repeated="16377"/>
        </table:table-row>
        <table:table-row table:style-name="ro2">
          <table:table-cell office:value-type="string" table:style-name="ce56">
            <text:p>7 years to less than 10 years</text:p>
          </table:table-cell>
          <table:table-cell office:value-type="float" office:value="0.58177611524495099" table:style-name="ce57">
            <text:p><text:s/>58%</text:p>
          </table:table-cell>
          <table:table-cell office:value-type="float" office:value="0.58868700531056795" table:style-name="ce57">
            <text:p><text:s/>59%</text:p>
          </table:table-cell>
          <table:table-cell office:value-type="float" office:value="0.56870226333638396" table:style-name="ce57">
            <text:p><text:s/>57%</text:p>
          </table:table-cell>
          <table:table-cell office:value-type="float" office:value="0.57675443095007195" table:style-name="ce57">
            <text:p><text:s/>58%</text:p>
          </table:table-cell>
          <table:table-cell office:value-type="float" office:value="0.58826345803796998" table:style-name="ce57">
            <text:p><text:s/>59%</text:p>
          </table:table-cell>
          <table:table-cell office:value-type="float" office:value="1" table:style-name="ce58">
            <text:p><text:s/>1pp</text:p>
          </table:table-cell>
          <table:table-cell table:number-columns-repeated="16377"/>
        </table:table-row>
        <table:table-row table:style-name="ro2">
          <table:table-cell office:value-type="string" table:style-name="ce56">
            <text:p>10 years to less than 14 years</text:p>
          </table:table-cell>
          <table:table-cell office:value-type="float" office:value="0.55851166631410498" table:style-name="ce57">
            <text:p><text:s/>56%</text:p>
          </table:table-cell>
          <table:table-cell office:value-type="float" office:value="0.57188389642642301" table:style-name="ce57">
            <text:p><text:s/>57%</text:p>
          </table:table-cell>
          <table:table-cell office:value-type="float" office:value="0.56047764731885796" table:style-name="ce57">
            <text:p><text:s/>56%</text:p>
          </table:table-cell>
          <table:table-cell office:value-type="float" office:value="0.55687584692032999" table:style-name="ce57">
            <text:p><text:s/>56%</text:p>
          </table:table-cell>
          <table:table-cell office:value-type="float" office:value="0.55335172873633598" table:style-name="ce57">
            <text:p><text:s/>55%</text:p>
          </table:table-cell>
          <table:table-cell office:value-type="float" office:value="-1" table:style-name="ce58">
            <text:p>- 1pp</text:p>
          </table:table-cell>
          <table:table-cell table:number-columns-repeated="16377"/>
        </table:table-row>
        <table:table-row table:style-name="ro2">
          <table:table-cell office:value-type="string" table:style-name="ce56">
            <text:p>14 years or more (excluding indeterminate sentences)</text:p>
          </table:table-cell>
          <table:table-cell office:value-type="float" office:value="0.54626311383269199" table:style-name="ce57">
            <text:p><text:s/>55%</text:p>
          </table:table-cell>
          <table:table-cell office:value-type="float" office:value="0.55219209519870605" table:style-name="ce57">
            <text:p><text:s/>55%</text:p>
          </table:table-cell>
          <table:table-cell office:value-type="float" office:value="0.54753979725282198" table:style-name="ce57">
            <text:p><text:s/>55%</text:p>
          </table:table-cell>
          <table:table-cell office:value-type="float" office:value="0.51370500544575803" table:style-name="ce57">
            <text:p><text:s/>51%</text:p>
          </table:table-cell>
          <table:table-cell office:value-type="float" office:value="0.52667005818454005" table:style-name="ce57">
            <text:p><text:s/>53%</text:p>
          </table:table-cell>
          <table:table-cell office:value-type="float" office:value="-2" table:style-name="ce58">
            <text:p>- 2pp</text:p>
          </table:table-cell>
          <table:table-cell table:number-columns-repeated="16377"/>
        </table:table-row>
        <table:table-row table:style-name="ro11">
          <table:table-cell office:value-type="string" table:style-name="ce59">
            <text:p>Extended determinate sentence</text:p>
          </table:table-cell>
          <table:table-cell office:value-type="float" office:value="0.93151838809700904" table:style-name="ce60">
            <text:p><text:s/>93%</text:p>
          </table:table-cell>
          <table:table-cell office:value-type="float" office:value="0.96109277270222304" table:style-name="ce60">
            <text:p><text:s/>96%</text:p>
          </table:table-cell>
          <table:table-cell office:value-type="float" office:value="0.97260250839215101" table:style-name="ce60">
            <text:p><text:s/>97%</text:p>
          </table:table-cell>
          <table:table-cell office:value-type="float" office:value="1.0280709486519" table:style-name="ce60">
            <text:p><text:s/>103%</text:p>
          </table:table-cell>
          <table:table-cell office:value-type="float" office:value="0.964126282929334" table:style-name="ce60">
            <text:p><text:s/>96%</text:p>
          </table:table-cell>
          <table:table-cell office:value-type="float" office:value="3" table:style-name="ce61">
            <text:p><text:s/>3pp</text:p>
          </table:table-cell>
          <table:table-cell table:number-columns-repeated="16377"/>
        </table:table-row>
        <table:table-row table:style-name="ro2">
          <table:table-cell table:number-columns-spanned="7" table:number-rows-spanned="1" table:style-name="ce19"/>
          <table:covered-table-cell table:number-columns-repeated="6"/>
          <table:table-cell table:number-columns-repeated="16377"/>
        </table:table-row>
        <table:table-row table:style-name="ro2">
          <table:table-cell table:number-columns-spanned="7" table:number-rows-spanned="1" table:style-name="ce19"/>
          <table:covered-table-cell table:number-columns-repeated="6"/>
          <table:table-cell table:number-columns-repeated="16377"/>
        </table:table-row>
        <table:table-row table:style-name="ro16">
          <table:table-cell office:value-type="string" table:style-name="ce21">
            <text:p><text:s/></text:p>
          </table:table-cell>
          <table:table-cell office:value-type="string" table:style-name="ce21">
            <text:p>Jan-Mar</text:p>
            <text:p><text:s/>2022</text:p>
          </table:table-cell>
          <table:table-cell office:value-type="string" table:style-name="ce21">
            <text:p>Apr-Jun</text:p>
            <text:p><text:s/>2022</text:p>
          </table:table-cell>
          <table:table-cell office:value-type="string" table:style-name="ce21">
            <text:p>Jul-Sep</text:p>
            <text:p><text:s/>2022 (R)</text:p>
          </table:table-cell>
          <table:table-cell office:value-type="string" table:style-name="ce21">
            <text:p>Oct-Dec</text:p>
            <text:p><text:s/>2022 (R)</text:p>
          </table:table-cell>
          <table:table-cell office:value-type="string" table:style-name="ce21">
            <text:p>Jan-Mar</text:p>
            <text:p><text:s/>2023</text:p>
          </table:table-cell>
          <table:table-cell office:value-type="string" table:style-name="ce21">
            <text:p>Percentage change<text:s/></text:p>
            <text:p>Jan-Mar</text:p>
            <text:p><text:s/>2022 to 2023</text:p>
          </table:table-cell>
          <table:table-cell table:number-columns-repeated="16377"/>
        </table:table-row>
        <table:table-row table:style-name="ro11">
          <table:table-cell office:value-type="string" table:style-name="ce23">
            <text:p>Females</text:p>
          </table:table-cell>
          <table:table-cell table:number-columns-repeated="5" table:style-name="ce45"/>
          <table:table-cell table:style-name="ce46"/>
          <table:table-cell table:number-columns-repeated="16377"/>
        </table:table-row>
        <table:table-row table:style-name="ro12">
          <table:table-cell office:value-type="string" table:style-name="ce26">
            <text:p>Mean sentence length in months</text:p>
          </table:table-cell>
          <table:table-cell office:value-type="float" office:value="15.037960019307899" table:style-name="ce62">
            <text:p>15.0</text:p>
          </table:table-cell>
          <table:table-cell office:value-type="float" office:value="15.9747593373837" table:style-name="ce62">
            <text:p>16.0</text:p>
          </table:table-cell>
          <table:table-cell office:value-type="float" office:value="16.969525073924299" table:style-name="ce62">
            <text:p>17.0</text:p>
          </table:table-cell>
          <table:table-cell office:value-type="float" office:value="16.0359593122928" table:style-name="ce62">
            <text:p>16.0</text:p>
          </table:table-cell>
          <table:table-cell office:value-type="float" office:value="16.274746172441599" table:style-name="ce62">
            <text:p>16.3</text:p>
          </table:table-cell>
          <table:table-cell office:value-type="percentage" office:value="8.2239999999999994E-2" table:style-name="ce28">
            <text:p>8%</text:p>
          </table:table-cell>
          <table:table-cell table:number-columns-repeated="16377"/>
        </table:table-row>
        <table:table-row table:style-name="ro2">
          <table:table-cell office:value-type="string" table:style-name="ce29">
            <text:p>Less than or equal to 6 months</text:p>
          </table:table-cell>
          <table:table-cell office:value-type="float" office:value="2.99823032050862" table:style-name="ce63">
            <text:p>3.0</text:p>
          </table:table-cell>
          <table:table-cell office:value-type="float" office:value="2.9386027397260301" table:style-name="ce63">
            <text:p>2.9</text:p>
          </table:table-cell>
          <table:table-cell office:value-type="float" office:value="2.8939726027397299" table:style-name="ce63">
            <text:p>2.9</text:p>
          </table:table-cell>
          <table:table-cell office:value-type="float" office:value="3.0186799501868" table:style-name="ce63">
            <text:p>3.0</text:p>
          </table:table-cell>
          <table:table-cell office:value-type="float" office:value="2.8004912612187098" table:style-name="ce63">
            <text:p>2.8</text:p>
          </table:table-cell>
          <table:table-cell office:value-type="percentage" office:value="-6.5949999999999995E-2" table:style-name="ce31">
            <text:p>-7%</text:p>
          </table:table-cell>
          <table:table-cell table:number-columns-repeated="16377"/>
        </table:table-row>
        <table:table-row table:style-name="ro2">
          <table:table-cell office:value-type="string" table:style-name="ce29">
            <text:p>Greater than 6 months to less than 12 months</text:p>
          </table:table-cell>
          <table:table-cell office:value-type="float" office:value="8.6712328767123292" table:style-name="ce63">
            <text:p>8.7</text:p>
          </table:table-cell>
          <table:table-cell office:value-type="float" office:value="8.3676712328767096" table:style-name="ce63">
            <text:p>8.4</text:p>
          </table:table-cell>
          <table:table-cell office:value-type="float" office:value="8.4695468914647005" table:style-name="ce63">
            <text:p>8.5</text:p>
          </table:table-cell>
          <table:table-cell office:value-type="float" office:value="8.25205479452055" table:style-name="ce63">
            <text:p>8.3</text:p>
          </table:table-cell>
          <table:table-cell office:value-type="float" office:value="8.4117786646532196" table:style-name="ce63">
            <text:p>8.4</text:p>
          </table:table-cell>
          <table:table-cell office:value-type="percentage" office:value="-2.9919999999999999E-2" table:style-name="ce31">
            <text:p>-3%</text:p>
          </table:table-cell>
          <table:table-cell table:number-columns-repeated="16377"/>
        </table:table-row>
        <table:table-row table:style-name="ro2">
          <table:table-cell office:value-type="string" table:style-name="ce29">
            <text:p>12 months to less than 4 years</text:p>
          </table:table-cell>
          <table:table-cell office:value-type="float" office:value="23.949230209722401" table:style-name="ce63">
            <text:p>23.9</text:p>
          </table:table-cell>
          <table:table-cell office:value-type="float" office:value="24.120818535430399" table:style-name="ce63">
            <text:p>24.1</text:p>
          </table:table-cell>
          <table:table-cell office:value-type="float" office:value="25.740706916962601" table:style-name="ce63">
            <text:p>25.7</text:p>
          </table:table-cell>
          <table:table-cell office:value-type="float" office:value="25.211903637222498" table:style-name="ce63">
            <text:p>25.2</text:p>
          </table:table-cell>
          <table:table-cell office:value-type="float" office:value="24.888442986687199" table:style-name="ce63">
            <text:p>24.9</text:p>
          </table:table-cell>
          <table:table-cell office:value-type="percentage" office:value="3.9219999999999998E-2" table:style-name="ce31">
            <text:p>4%</text:p>
          </table:table-cell>
          <table:table-cell table:number-columns-repeated="16377"/>
        </table:table-row>
        <table:table-row table:style-name="ro2">
          <table:table-cell office:value-type="string" table:style-name="ce32">
            <text:p>12 months to less than 2 years</text:p>
          </table:table-cell>
          <table:table-cell office:value-type="float" office:value="15.8468826014595" table:style-name="ce64">
            <text:p>15.8</text:p>
          </table:table-cell>
          <table:table-cell office:value-type="float" office:value="15.5285731603831" table:style-name="ce64">
            <text:p>15.5</text:p>
          </table:table-cell>
          <table:table-cell office:value-type="float" office:value="15.924836212031" table:style-name="ce64">
            <text:p>15.9</text:p>
          </table:table-cell>
          <table:table-cell office:value-type="float" office:value="15.8582412726469" table:style-name="ce64">
            <text:p>15.9</text:p>
          </table:table-cell>
          <table:table-cell office:value-type="float" office:value="14.914445828144499" table:style-name="ce64">
            <text:p>14.9</text:p>
          </table:table-cell>
          <table:table-cell office:value-type="percentage" office:value="-5.8840000000000003E-2" table:style-name="ce34">
            <text:p>-6%</text:p>
          </table:table-cell>
          <table:table-cell table:number-columns-repeated="16377"/>
        </table:table-row>
        <table:table-row table:style-name="ro2">
          <table:table-cell office:value-type="string" table:style-name="ce32">
            <text:p>2 years to less than 4 years</text:p>
          </table:table-cell>
          <table:table-cell office:value-type="float" office:value="31.234534361689899" table:style-name="ce64">
            <text:p>31.2</text:p>
          </table:table-cell>
          <table:table-cell office:value-type="float" office:value="31.589462592202299" table:style-name="ce64">
            <text:p>31.6</text:p>
          </table:table-cell>
          <table:table-cell office:value-type="float" office:value="31.721237412682601" table:style-name="ce64">
            <text:p>31.7</text:p>
          </table:table-cell>
          <table:table-cell office:value-type="float" office:value="31.4701093919385" table:style-name="ce64">
            <text:p>31.5</text:p>
          </table:table-cell>
          <table:table-cell office:value-type="float" office:value="31.910136986301399" table:style-name="ce64">
            <text:p>31.9</text:p>
          </table:table-cell>
          <table:table-cell office:value-type="percentage" office:value="2.163E-2" table:style-name="ce34">
            <text:p>2%</text:p>
          </table:table-cell>
          <table:table-cell table:number-columns-repeated="16377"/>
        </table:table-row>
        <table:table-row table:style-name="ro2">
          <table:table-cell office:value-type="string" table:style-name="ce29">
            <text:p>4 years or more (excluding indeterminate sentences)</text:p>
          </table:table-cell>
          <table:table-cell office:value-type="float" office:value="70.7354733183398" table:style-name="ce63">
            <text:p>70.7</text:p>
          </table:table-cell>
          <table:table-cell office:value-type="float" office:value="69.151949420442605" table:style-name="ce63">
            <text:p>69.2</text:p>
          </table:table-cell>
          <table:table-cell office:value-type="float" office:value="84.980213089802106" table:style-name="ce63">
            <text:p>85.0</text:p>
          </table:table-cell>
          <table:table-cell office:value-type="float" office:value="79.648497239828203" table:style-name="ce63">
            <text:p>79.6</text:p>
          </table:table-cell>
          <table:table-cell office:value-type="float" office:value="83.277150684931499" table:style-name="ce63">
            <text:p>83.3</text:p>
          </table:table-cell>
          <table:table-cell office:value-type="percentage" office:value="0.17730000000000001" table:style-name="ce31">
            <text:p>18%</text:p>
          </table:table-cell>
          <table:table-cell table:number-columns-repeated="16377"/>
        </table:table-row>
        <table:table-row table:style-name="ro2">
          <table:table-cell office:value-type="string" table:style-name="ce32">
            <text:p>4 years to less than 5 years</text:p>
          </table:table-cell>
          <table:table-cell office:value-type="float" office:value="51.213394216133899" table:style-name="ce64">
            <text:p>51.2</text:p>
          </table:table-cell>
          <table:table-cell office:value-type="float" office:value="51.242958904109599" table:style-name="ce64">
            <text:p>51.2</text:p>
          </table:table-cell>
          <table:table-cell office:value-type="float" office:value="50.612731668009701" table:style-name="ce64">
            <text:p>50.6</text:p>
          </table:table-cell>
          <table:table-cell office:value-type="float" office:value="50.358356164383601" table:style-name="ce64">
            <text:p>50.4</text:p>
          </table:table-cell>
          <table:table-cell office:value-type="float" office:value="52.273972602739697" table:style-name="ce64">
            <text:p>52.3</text:p>
          </table:table-cell>
          <table:table-cell office:value-type="percentage" office:value="2.0709999999999999E-2" table:style-name="ce34">
            <text:p>2%</text:p>
          </table:table-cell>
          <table:table-cell table:number-columns-repeated="16377"/>
        </table:table-row>
        <table:table-row table:style-name="ro2">
          <table:table-cell office:value-type="string" table:style-name="ce32">
            <text:p>5 years to less than 7 years</text:p>
          </table:table-cell>
          <table:table-cell office:value-type="float" office:value="66.842644431209095" table:style-name="ce64">
            <text:p>66.8</text:p>
          </table:table-cell>
          <table:table-cell office:value-type="float" office:value="66.382324348210304" table:style-name="ce64">
            <text:p>66.4</text:p>
          </table:table-cell>
          <table:table-cell office:value-type="float" office:value="66.328158295281597" table:style-name="ce64">
            <text:p>66.3</text:p>
          </table:table-cell>
          <table:table-cell office:value-type="float" office:value="72.213041095890404" table:style-name="ce64">
            <text:p>72.2</text:p>
          </table:table-cell>
          <table:table-cell office:value-type="float" office:value="69.882739726027395" table:style-name="ce64">
            <text:p>69.9</text:p>
          </table:table-cell>
          <table:table-cell office:value-type="percentage" office:value="4.548E-2" table:style-name="ce34">
            <text:p>5%</text:p>
          </table:table-cell>
          <table:table-cell table:number-columns-repeated="16377"/>
        </table:table-row>
        <table:table-row table:style-name="ro2">
          <table:table-cell office:value-type="string" table:style-name="ce32">
            <text:p>7 years to less than 10 years</text:p>
          </table:table-cell>
          <table:table-cell office:value-type="float" office:value="98.561643835616394" table:style-name="ce64">
            <text:p>98.6</text:p>
          </table:table-cell>
          <table:table-cell office:value-type="float" office:value="94.100195694716206" table:style-name="ce64">
            <text:p>94.1</text:p>
          </table:table-cell>
          <table:table-cell office:value-type="float" office:value="96.691726027397294" table:style-name="ce64">
            <text:p>96.7</text:p>
          </table:table-cell>
          <table:table-cell office:value-type="float" office:value="99.4175342465753" table:style-name="ce64">
            <text:p>99.4</text:p>
          </table:table-cell>
          <table:table-cell office:value-type="float" office:value="94.505603985055998" table:style-name="ce64">
            <text:p>94.5</text:p>
          </table:table-cell>
          <table:table-cell office:value-type="percentage" office:value="-4.1149999999999999E-2" table:style-name="ce34">
            <text:p>-4%</text:p>
          </table:table-cell>
          <table:table-cell table:number-columns-repeated="16377"/>
        </table:table-row>
        <table:table-row table:style-name="ro2">
          <table:table-cell office:value-type="string" table:style-name="ce32">
            <text:p>10 years to less than 14 years</text:p>
          </table:table-cell>
          <table:table-cell office:value-type="float" office:value="132.076712328767" table:style-name="ce64">
            <text:p>132.1</text:p>
          </table:table-cell>
          <table:table-cell office:value-type="float" office:value="127.34794520547899" table:style-name="ce64">
            <text:p>127.3</text:p>
          </table:table-cell>
          <table:table-cell office:value-type="float" office:value="141.61095890410999" table:style-name="ce64">
            <text:p>141.6</text:p>
          </table:table-cell>
          <table:table-cell office:value-type="float" office:value="136.405479452055" table:style-name="ce64">
            <text:p>136.4</text:p>
          </table:table-cell>
          <table:table-cell office:value-type="float" office:value="132.07890410958899" table:style-name="ce64">
            <text:p>132.1</text:p>
          </table:table-cell>
          <table:table-cell office:value-type="percentage" office:value="2.0000000000000002E-5" table:style-name="ce34">
            <text:p>0%</text:p>
          </table:table-cell>
          <table:table-cell table:number-columns-repeated="16377"/>
        </table:table-row>
        <table:table-row table:style-name="ro2">
          <table:table-cell office:value-type="string" table:style-name="ce32">
            <text:p>14 years or more (excluding indeterminate sentences)</text:p>
          </table:table-cell>
          <table:table-cell office:value-type="float" office:value="192.131506849315" table:style-name="ce64">
            <text:p>192.1</text:p>
          </table:table-cell>
          <table:table-cell office:value-type="string" table:style-name="ce64">
            <text:p>-</text:p>
          </table:table-cell>
          <table:table-cell office:value-type="float" office:value="180.109589041096" table:style-name="ce64">
            <text:p>180.1</text:p>
          </table:table-cell>
          <table:table-cell office:value-type="float" office:value="180.098630136986" table:style-name="ce64">
            <text:p>180.1</text:p>
          </table:table-cell>
          <table:table-cell office:value-type="float" office:value="360.23013698630098" table:style-name="ce64">
            <text:p>360.2</text:p>
          </table:table-cell>
          <table:table-cell office:value-type="percentage" office:value="0.87490999999999997" table:style-name="ce34">
            <text:p>87%</text:p>
          </table:table-cell>
          <table:table-cell table:number-columns-repeated="16377"/>
        </table:table-row>
        <table:table-row table:style-name="ro2">
          <table:table-cell office:value-type="string" table:style-name="ce32">
            <text:p>Extended determinate sentence</text:p>
          </table:table-cell>
          <table:table-cell office:value-type="float" office:value="48.0328767123288" table:style-name="ce64">
            <text:p>48.0</text:p>
          </table:table-cell>
          <table:table-cell office:value-type="float" office:value="57.0328767123288" table:style-name="ce64">
            <text:p>57.0</text:p>
          </table:table-cell>
          <table:table-cell office:value-type="string" table:style-name="ce64">
            <text:p>-</text:p>
          </table:table-cell>
          <table:table-cell office:value-type="float" office:value="66.027397260274" table:style-name="ce64">
            <text:p>66.0</text:p>
          </table:table-cell>
          <table:table-cell office:value-type="float" office:value="84.453698630136998" table:style-name="ce64">
            <text:p>84.5</text:p>
          </table:table-cell>
          <table:table-cell office:value-type="percentage" office:value="0.75824999999999998" table:style-name="ce34">
            <text:p>76%</text:p>
          </table:table-cell>
          <table:table-cell table:number-columns-repeated="16377"/>
        </table:table-row>
        <table:table-row table:style-name="ro12">
          <table:table-cell office:value-type="string" table:style-name="ce26">
            <text:p>Mean time served including remand in months</text:p>
          </table:table-cell>
          <table:table-cell office:value-type="float" office:value="7.4393826362708699" table:style-name="ce62">
            <text:p>7.4</text:p>
          </table:table-cell>
          <table:table-cell office:value-type="float" office:value="8.0092780912524706" table:style-name="ce62">
            <text:p>8.0</text:p>
          </table:table-cell>
          <table:table-cell office:value-type="float" office:value="8.8376737917122696" table:style-name="ce62">
            <text:p>8.8</text:p>
          </table:table-cell>
          <table:table-cell office:value-type="float" office:value="8.6673633664796004" table:style-name="ce62">
            <text:p>8.7</text:p>
          </table:table-cell>
          <table:table-cell office:value-type="float" office:value="8.9941683778234101" table:style-name="ce62">
            <text:p>9.0</text:p>
          </table:table-cell>
          <table:table-cell office:value-type="percentage" office:value="0.20899000000000001" table:style-name="ce28">
            <text:p>21%</text:p>
          </table:table-cell>
          <table:table-cell table:number-columns-repeated="16377"/>
        </table:table-row>
        <table:table-row table:style-name="ro2">
          <table:table-cell office:value-type="string" table:style-name="ce29">
            <text:p>Less than or equal to 6 months</text:p>
          </table:table-cell>
          <table:table-cell office:value-type="float" office:value="1.94900916656023" table:style-name="ce63">
            <text:p>1.9</text:p>
          </table:table-cell>
          <table:table-cell office:value-type="float" office:value="1.6066529774127301" table:style-name="ce63">
            <text:p>1.6</text:p>
          </table:table-cell>
          <table:table-cell office:value-type="float" office:value="2.0615331964407901" table:style-name="ce63">
            <text:p>2.1</text:p>
          </table:table-cell>
          <table:table-cell office:value-type="float" office:value="2.36023697474038" table:style-name="ce63">
            <text:p>2.4</text:p>
          </table:table-cell>
          <table:table-cell office:value-type="float" office:value="2.3115013335221501" table:style-name="ce63">
            <text:p>2.3</text:p>
          </table:table-cell>
          <table:table-cell office:value-type="percentage" office:value="0.18598999999999999" table:style-name="ce31">
            <text:p>19%</text:p>
          </table:table-cell>
          <table:table-cell table:number-columns-repeated="16377"/>
        </table:table-row>
        <table:table-row table:style-name="ro2">
          <table:table-cell office:value-type="string" table:style-name="ce29">
            <text:p>Greater than 6 months to less than 12 months</text:p>
          </table:table-cell>
          <table:table-cell office:value-type="float" office:value="3.9175711352302698" table:style-name="ce63">
            <text:p>3.9</text:p>
          </table:table-cell>
          <table:table-cell office:value-type="float" office:value="4.7219712525667399" table:style-name="ce63">
            <text:p>4.7</text:p>
          </table:table-cell>
          <table:table-cell office:value-type="float" office:value="3.7968725319854699" table:style-name="ce63">
            <text:p>3.8</text:p>
          </table:table-cell>
          <table:table-cell office:value-type="float" office:value="4.3346012724273697" table:style-name="ce63">
            <text:p>4.3</text:p>
          </table:table-cell>
          <table:table-cell office:value-type="float" office:value="4.6746107455253902" table:style-name="ce63">
            <text:p>4.7</text:p>
          </table:table-cell>
          <table:table-cell office:value-type="percentage" office:value="0.19324" table:style-name="ce31">
            <text:p>19%</text:p>
          </table:table-cell>
          <table:table-cell table:number-columns-repeated="16377"/>
        </table:table-row>
        <table:table-row table:style-name="ro2">
          <table:table-cell office:value-type="string" table:style-name="ce29">
            <text:p>12 months to less than 4 years</text:p>
          </table:table-cell>
          <table:table-cell office:value-type="float" office:value="10.2401918918428" table:style-name="ce63">
            <text:p>10.2</text:p>
          </table:table-cell>
          <table:table-cell office:value-type="float" office:value="10.6476031130377" table:style-name="ce63">
            <text:p>10.6</text:p>
          </table:table-cell>
          <table:table-cell office:value-type="float" office:value="12.444985254476499" table:style-name="ce63">
            <text:p>12.4</text:p>
          </table:table-cell>
          <table:table-cell office:value-type="float" office:value="11.385541315584501" table:style-name="ce63">
            <text:p>11.4</text:p>
          </table:table-cell>
          <table:table-cell office:value-type="float" office:value="12.613548505268399" table:style-name="ce63">
            <text:p>12.6</text:p>
          </table:table-cell>
          <table:table-cell office:value-type="percentage" office:value="0.23177" table:style-name="ce31">
            <text:p>23%</text:p>
          </table:table-cell>
          <table:table-cell table:number-columns-repeated="16377"/>
        </table:table-row>
        <table:table-row table:style-name="ro2">
          <table:table-cell office:value-type="string" table:style-name="ce32">
            <text:p>12 months to less than 2 years</text:p>
          </table:table-cell>
          <table:table-cell office:value-type="float" office:value="6.4360475157842201" table:style-name="ce64">
            <text:p>6.4</text:p>
          </table:table-cell>
          <table:table-cell office:value-type="float" office:value="6.9479384347004398" table:style-name="ce64">
            <text:p>6.9</text:p>
          </table:table-cell>
          <table:table-cell office:value-type="float" office:value="8.65672707793947" table:style-name="ce64">
            <text:p>8.7</text:p>
          </table:table-cell>
          <table:table-cell office:value-type="float" office:value="7.00324567794926" table:style-name="ce64">
            <text:p>7.0</text:p>
          </table:table-cell>
          <table:table-cell office:value-type="float" office:value="9.0106402837408996" table:style-name="ce64">
            <text:p>9.0</text:p>
          </table:table-cell>
          <table:table-cell office:value-type="percentage" office:value="0.40003" table:style-name="ce34">
            <text:p>40%</text:p>
          </table:table-cell>
          <table:table-cell table:number-columns-repeated="16377"/>
        </table:table-row>
        <table:table-row table:style-name="ro2">
          <table:table-cell office:value-type="string" table:style-name="ce32">
            <text:p>2 years to less than 4 years</text:p>
          </table:table-cell>
          <table:table-cell office:value-type="float" office:value="13.6607250703156" table:style-name="ce64">
            <text:p>13.7</text:p>
          </table:table-cell>
          <table:table-cell office:value-type="float" office:value="13.863465487284801" table:style-name="ce64">
            <text:p>13.9</text:p>
          </table:table-cell>
          <table:table-cell office:value-type="float" office:value="14.7530630838897" table:style-name="ce64">
            <text:p>14.8</text:p>
          </table:table-cell>
          <table:table-cell office:value-type="float" office:value="14.317580842923199" table:style-name="ce64">
            <text:p>14.3</text:p>
          </table:table-cell>
          <table:table-cell office:value-type="float" office:value="15.149995893223799" table:style-name="ce64">
            <text:p>15.1</text:p>
          </table:table-cell>
          <table:table-cell office:value-type="percentage" office:value="0.10902000000000001" table:style-name="ce34">
            <text:p>11%</text:p>
          </table:table-cell>
          <table:table-cell table:number-columns-repeated="16377"/>
        </table:table-row>
        <table:table-row table:style-name="ro2">
          <table:table-cell office:value-type="string" table:style-name="ce29">
            <text:p>4 years or more (excluding indeterminate sentences)</text:p>
          </table:table-cell>
          <table:table-cell office:value-type="float" office:value="38.132458855619198" table:style-name="ce63">
            <text:p>38.1</text:p>
          </table:table-cell>
          <table:table-cell office:value-type="float" office:value="37.6812509872058" table:style-name="ce63">
            <text:p>37.7</text:p>
          </table:table-cell>
          <table:table-cell office:value-type="float" office:value="44.642786523689999" table:style-name="ce63">
            <text:p>44.6</text:p>
          </table:table-cell>
          <table:table-cell office:value-type="float" office:value="46.4936099788532" table:style-name="ce63">
            <text:p>46.5</text:p>
          </table:table-cell>
          <table:table-cell office:value-type="float" office:value="44.789048596851501" table:style-name="ce63">
            <text:p>44.8</text:p>
          </table:table-cell>
          <table:table-cell office:value-type="percentage" office:value="0.17455999999999999" table:style-name="ce31">
            <text:p>17%</text:p>
          </table:table-cell>
          <table:table-cell table:number-columns-repeated="16377"/>
        </table:table-row>
        <table:table-row table:style-name="ro2">
          <table:table-cell office:value-type="string" table:style-name="ce32">
            <text:p>4 years to less than 5 years</text:p>
          </table:table-cell>
          <table:table-cell office:value-type="float" office:value="26.941668567951901" table:style-name="ce64">
            <text:p>26.9</text:p>
          </table:table-cell>
          <table:table-cell office:value-type="float" office:value="27.439835728952801" table:style-name="ce64">
            <text:p>27.4</text:p>
          </table:table-cell>
          <table:table-cell office:value-type="float" office:value="23.469501147481601" table:style-name="ce64">
            <text:p>23.5</text:p>
          </table:table-cell>
          <table:table-cell office:value-type="float" office:value="26.522108145106099" table:style-name="ce64">
            <text:p>26.5</text:p>
          </table:table-cell>
          <table:table-cell office:value-type="float" office:value="33.886379192333997" table:style-name="ce64">
            <text:p>33.9</text:p>
          </table:table-cell>
          <table:table-cell office:value-type="percentage" office:value="0.25777" table:style-name="ce34">
            <text:p>26%</text:p>
          </table:table-cell>
          <table:table-cell table:number-columns-repeated="16377"/>
        </table:table-row>
        <table:table-row table:style-name="ro2">
          <table:table-cell office:value-type="string" table:style-name="ce32">
            <text:p>5 years to less than 7 years</text:p>
          </table:table-cell>
          <table:table-cell office:value-type="float" office:value="33.549861619498301" table:style-name="ce64">
            <text:p>33.5</text:p>
          </table:table-cell>
          <table:table-cell office:value-type="float" office:value="33.901304895012302" table:style-name="ce64">
            <text:p>33.9</text:p>
          </table:table-cell>
          <table:table-cell office:value-type="float" office:value="35.040839607574704" table:style-name="ce64">
            <text:p>35.0</text:p>
          </table:table-cell>
          <table:table-cell office:value-type="float" office:value="41.635482546201203" table:style-name="ce64">
            <text:p>41.6</text:p>
          </table:table-cell>
          <table:table-cell office:value-type="float" office:value="34.559342915811101" table:style-name="ce64">
            <text:p>34.6</text:p>
          </table:table-cell>
          <table:table-cell office:value-type="percentage" office:value="3.0089999999999999E-2" table:style-name="ce34">
            <text:p>3%</text:p>
          </table:table-cell>
          <table:table-cell table:number-columns-repeated="16377"/>
        </table:table-row>
        <table:table-row table:style-name="ro2">
          <table:table-cell office:value-type="string" table:style-name="ce32">
            <text:p>7 years to less than 10 years</text:p>
          </table:table-cell>
          <table:table-cell office:value-type="float" office:value="52.509240246406598" table:style-name="ce64">
            <text:p>52.5</text:p>
          </table:table-cell>
          <table:table-cell office:value-type="float" office:value="48.704018773834001" table:style-name="ce64">
            <text:p>48.7</text:p>
          </table:table-cell>
          <table:table-cell office:value-type="float" office:value="51.085667351129402" table:style-name="ce64">
            <text:p>51.1</text:p>
          </table:table-cell>
          <table:table-cell office:value-type="float" office:value="57.516221765913798" table:style-name="ce64">
            <text:p>57.5</text:p>
          </table:table-cell>
          <table:table-cell office:value-type="float" office:value="48.0552548067948" table:style-name="ce64">
            <text:p>48.1</text:p>
          </table:table-cell>
          <table:table-cell office:value-type="percentage" office:value="-8.4820000000000007E-2" table:style-name="ce34">
            <text:p>-8%</text:p>
          </table:table-cell>
          <table:table-cell table:number-columns-repeated="16377"/>
        </table:table-row>
        <table:table-row table:style-name="ro2">
          <table:table-cell office:value-type="string" table:style-name="ce32">
            <text:p>10 years to less than 14 years</text:p>
          </table:table-cell>
          <table:table-cell office:value-type="float" office:value="93.623545516769298" table:style-name="ce64">
            <text:p>93.6</text:p>
          </table:table-cell>
          <table:table-cell office:value-type="float" office:value="76.5667351129363" table:style-name="ce64">
            <text:p>76.6</text:p>
          </table:table-cell>
          <table:table-cell office:value-type="float" office:value="80.584074834588193" table:style-name="ce64">
            <text:p>80.6</text:p>
          </table:table-cell>
          <table:table-cell office:value-type="float" office:value="89.286789869952102" table:style-name="ce64">
            <text:p>89.3</text:p>
          </table:table-cell>
          <table:table-cell office:value-type="float" office:value="65.215605749486699" table:style-name="ce64">
            <text:p>65.2</text:p>
          </table:table-cell>
          <table:table-cell office:value-type="percentage" office:value="-0.30342999999999998" table:style-name="ce34">
            <text:p>-30%</text:p>
          </table:table-cell>
          <table:table-cell table:number-columns-repeated="16377"/>
        </table:table-row>
        <table:table-row table:style-name="ro2">
          <table:table-cell office:value-type="string" table:style-name="ce32">
            <text:p>14 years or more (excluding indeterminate sentences)</text:p>
          </table:table-cell>
          <table:table-cell office:value-type="float" office:value="95.967145790554397" table:style-name="ce64">
            <text:p>96.0</text:p>
          </table:table-cell>
          <table:table-cell office:value-type="string" table:style-name="ce64">
            <text:p>-</text:p>
          </table:table-cell>
          <table:table-cell office:value-type="float" office:value="89.527720739219703" table:style-name="ce64">
            <text:p>89.5</text:p>
          </table:table-cell>
          <table:table-cell office:value-type="float" office:value="89.987679671457897" table:style-name="ce64">
            <text:p>90.0</text:p>
          </table:table-cell>
          <table:table-cell office:value-type="float" office:value="181.02669404517499" table:style-name="ce64">
            <text:p>181.0</text:p>
          </table:table-cell>
          <table:table-cell office:value-type="percentage" office:value="0.88634000000000002" table:style-name="ce34">
            <text:p>89%</text:p>
          </table:table-cell>
          <table:table-cell table:number-columns-repeated="16377"/>
        </table:table-row>
        <table:table-row table:style-name="ro2">
          <table:table-cell office:value-type="string" table:style-name="ce32">
            <text:p>Extended determinate sentence</text:p>
          </table:table-cell>
          <table:table-cell office:value-type="float" office:value="48.854209445585198" table:style-name="ce64">
            <text:p>48.9</text:p>
          </table:table-cell>
          <table:table-cell office:value-type="float" office:value="53.519507186858299" table:style-name="ce64">
            <text:p>53.5</text:p>
          </table:table-cell>
          <table:table-cell office:value-type="string" table:style-name="ce64">
            <text:p>-</text:p>
          </table:table-cell>
          <table:table-cell office:value-type="float" office:value="56.0602327173169" table:style-name="ce64">
            <text:p>56.1</text:p>
          </table:table-cell>
          <table:table-cell office:value-type="float" office:value="70.288295687884997" table:style-name="ce64">
            <text:p>70.3</text:p>
          </table:table-cell>
          <table:table-cell office:value-type="percentage" office:value="0.43874000000000002" table:style-name="ce34">
            <text:p>44%</text:p>
          </table:table-cell>
          <table:table-cell table:number-columns-repeated="16377"/>
        </table:table-row>
        <table:table-row table:style-name="ro12">
          <table:table-cell office:value-type="string" table:style-name="ce50">
            <text:p><text:s text:c="2"/>Percentage of time served including remand<text:s/><text:span text:style-name="T4">(1,2)</text:span></text:p>
          </table:table-cell>
          <table:table-cell office:value-type="float" office:value="0.494706903510789" table:style-name="ce65">
            <text:p><text:s/>49%</text:p>
          </table:table-cell>
          <table:table-cell office:value-type="float" office:value="0.50137081392577598" table:style-name="ce65">
            <text:p><text:s/>50%</text:p>
          </table:table-cell>
          <table:table-cell office:value-type="float" office:value="0.52079676674584097" table:style-name="ce65">
            <text:p><text:s/>52%</text:p>
          </table:table-cell>
          <table:table-cell office:value-type="float" office:value="0.54049547006741105" table:style-name="ce65">
            <text:p><text:s/>54%</text:p>
          </table:table-cell>
          <table:table-cell office:value-type="float" office:value="0.55264569305870004" table:style-name="ce65">
            <text:p><text:s/>55%</text:p>
          </table:table-cell>
          <table:table-cell office:value-type="float" office:value="6" table:style-name="ce66">
            <text:p><text:s/>6pp</text:p>
          </table:table-cell>
          <table:table-cell table:number-columns-repeated="16377"/>
        </table:table-row>
        <table:table-row table:style-name="ro2">
          <table:table-cell office:value-type="string" table:style-name="ce53">
            <text:p>Less than or equal to 6 months</text:p>
          </table:table-cell>
          <table:table-cell office:value-type="float" office:value="0.65005318411615598" table:style-name="ce67">
            <text:p><text:s/>65%</text:p>
          </table:table-cell>
          <table:table-cell office:value-type="float" office:value="0.54674044766000696" table:style-name="ce67">
            <text:p><text:s/>55%</text:p>
          </table:table-cell>
          <table:table-cell office:value-type="float" office:value="0.71235408189045701" table:style-name="ce67">
            <text:p><text:s/>71%</text:p>
          </table:table-cell>
          <table:table-cell office:value-type="float" office:value="0.78187718263882999" table:style-name="ce67">
            <text:p><text:s/>78%</text:p>
          </table:table-cell>
          <table:table-cell office:value-type="float" office:value="0.825391375267581" table:style-name="ce67">
            <text:p><text:s/>83%</text:p>
          </table:table-cell>
          <table:table-cell office:value-type="float" office:value="18" table:style-name="ce68">
            <text:p><text:s/>18pp</text:p>
          </table:table-cell>
          <table:table-cell table:number-columns-repeated="16377"/>
        </table:table-row>
        <table:table-row table:style-name="ro2">
          <table:table-cell office:value-type="string" table:style-name="ce53">
            <text:p>Greater than 6 months to less than 12 months</text:p>
          </table:table-cell>
          <table:table-cell office:value-type="float" office:value="0.451789404220869" table:style-name="ce67">
            <text:p><text:s/>45%</text:p>
          </table:table-cell>
          <table:table-cell office:value-type="float" office:value="0.56431127862840003" table:style-name="ce67">
            <text:p><text:s/>56%</text:p>
          </table:table-cell>
          <table:table-cell office:value-type="float" office:value="0.44829700816838502" table:style-name="ce67">
            <text:p><text:s/>45%</text:p>
          </table:table-cell>
          <table:table-cell office:value-type="float" office:value="0.52527538659893502" table:style-name="ce67">
            <text:p><text:s/>53%</text:p>
          </table:table-cell>
          <table:table-cell office:value-type="float" office:value="0.55572203357755701" table:style-name="ce67">
            <text:p><text:s/>56%</text:p>
          </table:table-cell>
          <table:table-cell office:value-type="float" office:value="10" table:style-name="ce68">
            <text:p><text:s/>10pp</text:p>
          </table:table-cell>
          <table:table-cell table:number-columns-repeated="16377"/>
        </table:table-row>
        <table:table-row table:style-name="ro2">
          <table:table-cell office:value-type="string" table:style-name="ce53">
            <text:p>12 months to less than 4 years</text:p>
          </table:table-cell>
          <table:table-cell office:value-type="float" office:value="0.42757916651891797" table:style-name="ce67">
            <text:p><text:s/>43%</text:p>
          </table:table-cell>
          <table:table-cell office:value-type="float" office:value="0.44142793485211901" table:style-name="ce67">
            <text:p><text:s/>44%</text:p>
          </table:table-cell>
          <table:table-cell office:value-type="float" office:value="0.48347488259055799" table:style-name="ce67">
            <text:p><text:s/>48%</text:p>
          </table:table-cell>
          <table:table-cell office:value-type="float" office:value="0.451593877218183" table:style-name="ce67">
            <text:p><text:s/>45%</text:p>
          </table:table-cell>
          <table:table-cell office:value-type="float" office:value="0.50680343933187699" table:style-name="ce67">
            <text:p><text:s/>51%</text:p>
          </table:table-cell>
          <table:table-cell office:value-type="float" office:value="8" table:style-name="ce68">
            <text:p><text:s/>8pp</text:p>
          </table:table-cell>
          <table:table-cell table:number-columns-repeated="16377"/>
        </table:table-row>
        <table:table-row table:style-name="ro2">
          <table:table-cell office:value-type="string" table:style-name="ce56">
            <text:p>12 months to less than 2 years</text:p>
          </table:table-cell>
          <table:table-cell office:value-type="float" office:value="0.40613966025036802" table:style-name="ce69">
            <text:p><text:s/>41%</text:p>
          </table:table-cell>
          <table:table-cell office:value-type="float" office:value="0.44742928812199001" table:style-name="ce69">
            <text:p><text:s/>45%</text:p>
          </table:table-cell>
          <table:table-cell office:value-type="float" office:value="0.54359912797090204" table:style-name="ce69">
            <text:p><text:s/>54%</text:p>
          </table:table-cell>
          <table:table-cell office:value-type="float" office:value="0.44161553337120701" table:style-name="ce69">
            <text:p><text:s/>44%</text:p>
          </table:table-cell>
          <table:table-cell office:value-type="float" office:value="0.60415521887761203" table:style-name="ce69">
            <text:p><text:s/>60%</text:p>
          </table:table-cell>
          <table:table-cell office:value-type="float" office:value="20" table:style-name="ce70">
            <text:p><text:s/>20pp</text:p>
          </table:table-cell>
          <table:table-cell table:number-columns-repeated="16377"/>
        </table:table-row>
        <table:table-row table:style-name="ro2">
          <table:table-cell office:value-type="string" table:style-name="ce56">
            <text:p>2 years to less than 4 years</text:p>
          </table:table-cell>
          <table:table-cell office:value-type="float" office:value="0.43735965172802099" table:style-name="ce69">
            <text:p><text:s/>44%</text:p>
          </table:table-cell>
          <table:table-cell office:value-type="float" office:value="0.438863606711274" table:style-name="ce69">
            <text:p><text:s/>44%</text:p>
          </table:table-cell>
          <table:table-cell office:value-type="float" office:value="0.465084728314895" table:style-name="ce69">
            <text:p><text:s/>47%</text:p>
          </table:table-cell>
          <table:table-cell office:value-type="float" office:value="0.454958089424082" table:style-name="ce69">
            <text:p><text:s/>45%</text:p>
          </table:table-cell>
          <table:table-cell office:value-type="float" office:value="0.474770631656252" table:style-name="ce69">
            <text:p><text:s/>47%</text:p>
          </table:table-cell>
          <table:table-cell office:value-type="float" office:value="4" table:style-name="ce70">
            <text:p><text:s/>4pp</text:p>
          </table:table-cell>
          <table:table-cell table:number-columns-repeated="16377"/>
        </table:table-row>
        <table:table-row table:style-name="ro2">
          <table:table-cell office:value-type="string" table:style-name="ce53">
            <text:p>4 years or more (excluding indeterminate sentences)</text:p>
          </table:table-cell>
          <table:table-cell office:value-type="float" office:value="0.53908537070229101" table:style-name="ce67">
            <text:p><text:s/>54%</text:p>
          </table:table-cell>
          <table:table-cell office:value-type="float" office:value="0.54490511551748899" table:style-name="ce67">
            <text:p><text:s/>54%</text:p>
          </table:table-cell>
          <table:table-cell office:value-type="float" office:value="0.52533154366786705" table:style-name="ce67">
            <text:p><text:s/>53%</text:p>
          </table:table-cell>
          <table:table-cell office:value-type="float" office:value="0.58373493022545098" table:style-name="ce67">
            <text:p><text:s/>58%</text:p>
          </table:table-cell>
          <table:table-cell office:value-type="float" office:value="0.53783118452629497" table:style-name="ce67">
            <text:p><text:s/>54%</text:p>
          </table:table-cell>
          <table:table-cell office:value-type="float" office:value="0" table:style-name="ce68">
            <text:p><text:s/>0pp</text:p>
          </table:table-cell>
          <table:table-cell table:number-columns-repeated="16377"/>
        </table:table-row>
        <table:table-row table:style-name="ro2">
          <table:table-cell office:value-type="string" table:style-name="ce56">
            <text:p>4 years to less than 5 years</text:p>
          </table:table-cell>
          <table:table-cell office:value-type="float" office:value="0.52606684208922105" table:style-name="ce69">
            <text:p><text:s/>53%</text:p>
          </table:table-cell>
          <table:table-cell office:value-type="float" office:value="0.53548499766183799" table:style-name="ce69">
            <text:p><text:s/>54%</text:p>
          </table:table-cell>
          <table:table-cell office:value-type="float" office:value="0.46370745806466201" table:style-name="ce69">
            <text:p><text:s/>46%</text:p>
          </table:table-cell>
          <table:table-cell office:value-type="float" office:value="0.52666747219727805" table:style-name="ce69">
            <text:p><text:s/>53%</text:p>
          </table:table-cell>
          <table:table-cell office:value-type="float" office:value="0.64824572354307697" table:style-name="ce69">
            <text:p><text:s/>65%</text:p>
          </table:table-cell>
          <table:table-cell office:value-type="float" office:value="12" table:style-name="ce70">
            <text:p><text:s/>12pp</text:p>
          </table:table-cell>
          <table:table-cell table:number-columns-repeated="16377"/>
        </table:table-row>
        <table:table-row table:style-name="ro2">
          <table:table-cell office:value-type="string" table:style-name="ce56">
            <text:p>5 years to less than 7 years</text:p>
          </table:table-cell>
          <table:table-cell office:value-type="float" office:value="0.50192301494034997" table:style-name="ce69">
            <text:p><text:s/>50%</text:p>
          </table:table-cell>
          <table:table-cell office:value-type="float" office:value="0.51069776823694801" table:style-name="ce69">
            <text:p><text:s/>51%</text:p>
          </table:table-cell>
          <table:table-cell office:value-type="float" office:value="0.52829507871421499" table:style-name="ce69">
            <text:p><text:s/>53%</text:p>
          </table:table-cell>
          <table:table-cell office:value-type="float" office:value="0.57656459157999196" table:style-name="ce69">
            <text:p><text:s/>58%</text:p>
          </table:table-cell>
          <table:table-cell office:value-type="float" office:value="0.49453331468256201" table:style-name="ce69">
            <text:p><text:s/>49%</text:p>
          </table:table-cell>
          <table:table-cell office:value-type="float" office:value="-1" table:style-name="ce70">
            <text:p>- 1pp</text:p>
          </table:table-cell>
          <table:table-cell table:number-columns-repeated="16377"/>
        </table:table-row>
        <table:table-row table:style-name="ro2">
          <table:table-cell office:value-type="string" table:style-name="ce56">
            <text:p>7 years to less than 10 years</text:p>
          </table:table-cell>
          <table:table-cell office:value-type="float" office:value="0.53275532147153304" table:style-name="ce69">
            <text:p><text:s/>53%</text:p>
          </table:table-cell>
          <table:table-cell office:value-type="float" office:value="0.51757616883010105" table:style-name="ce69">
            <text:p><text:s/>52%</text:p>
          </table:table-cell>
          <table:table-cell office:value-type="float" office:value="0.52833545795484504" table:style-name="ce69">
            <text:p><text:s/>53%</text:p>
          </table:table-cell>
          <table:table-cell office:value-type="float" office:value="0.57853196824678899" table:style-name="ce69">
            <text:p><text:s/>58%</text:p>
          </table:table-cell>
          <table:table-cell office:value-type="float" office:value="0.50849106064010496" table:style-name="ce69">
            <text:p><text:s/>51%</text:p>
          </table:table-cell>
          <table:table-cell office:value-type="float" office:value="-2" table:style-name="ce70">
            <text:p>- 2pp</text:p>
          </table:table-cell>
          <table:table-cell table:number-columns-repeated="16377"/>
        </table:table-row>
        <table:table-row table:style-name="ro2">
          <table:table-cell office:value-type="string" table:style-name="ce56">
            <text:p>10 years to less than 14 years</text:p>
          </table:table-cell>
          <table:table-cell office:value-type="float" office:value="0.70885732894168596" table:style-name="ce69">
            <text:p><text:s/>71%</text:p>
          </table:table-cell>
          <table:table-cell office:value-type="float" office:value="0.60124044396157195" table:style-name="ce69">
            <text:p><text:s/>60%</text:p>
          </table:table-cell>
          <table:table-cell office:value-type="float" office:value="0.56905253278565004" table:style-name="ce69">
            <text:p><text:s/>57%</text:p>
          </table:table-cell>
          <table:table-cell office:value-type="float" office:value="0.65456893834925101" table:style-name="ce69">
            <text:p><text:s/>65%</text:p>
          </table:table-cell>
          <table:table-cell office:value-type="float" office:value="0.49376246864810203" table:style-name="ce69">
            <text:p><text:s/>49%</text:p>
          </table:table-cell>
          <table:table-cell office:value-type="float" office:value="-22" table:style-name="ce70">
            <text:p>- 22pp</text:p>
          </table:table-cell>
          <table:table-cell table:number-columns-repeated="16377"/>
        </table:table-row>
        <table:table-row table:style-name="ro2">
          <table:table-cell office:value-type="string" table:style-name="ce56">
            <text:p>14 years or more (excluding indeterminate sentences)</text:p>
          </table:table-cell>
          <table:table-cell office:value-type="float" office:value="0.49948677009970899" table:style-name="ce69">
            <text:p><text:s/>50%</text:p>
          </table:table-cell>
          <table:table-cell office:value-type="string" table:style-name="ce69">
            <text:p>-</text:p>
          </table:table-cell>
          <table:table-cell office:value-type="float" office:value="0.49707359400388201" table:style-name="ce69">
            <text:p><text:s/>50%</text:p>
          </table:table-cell>
          <table:table-cell office:value-type="float" office:value="0.49965776865160899" table:style-name="ce69">
            <text:p><text:s/>50%</text:p>
          </table:table-cell>
          <table:table-cell office:value-type="float" office:value="0.50253067541669505" table:style-name="ce69">
            <text:p><text:s/>50%</text:p>
          </table:table-cell>
          <table:table-cell office:value-type="float" office:value="0" table:style-name="ce70">
            <text:p><text:s/>0pp</text:p>
          </table:table-cell>
          <table:table-cell table:number-columns-repeated="16377"/>
        </table:table-row>
        <table:table-row table:style-name="ro11">
          <table:table-cell office:value-type="string" table:style-name="ce59">
            <text:p>Extended determinate sentence</text:p>
          </table:table-cell>
          <table:table-cell office:value-type="float" office:value="1.01709938670081" table:style-name="ce60">
            <text:p><text:s/>102%</text:p>
          </table:table-cell>
          <table:table-cell office:value-type="float" office:value="0.93839746952986902" table:style-name="ce60">
            <text:p><text:s/>94%</text:p>
          </table:table-cell>
          <table:table-cell office:value-type="string" table:style-name="ce60">
            <text:p>-</text:p>
          </table:table-cell>
          <table:table-cell office:value-type="float" office:value="0.84904501833280799" table:style-name="ce60">
            <text:p><text:s/>85%</text:p>
          </table:table-cell>
          <table:table-cell office:value-type="float" office:value="0.83227018861199897" table:style-name="ce60">
            <text:p><text:s/>83%</text:p>
          </table:table-cell>
          <table:table-cell office:value-type="float" office:value="-18" table:style-name="ce61">
            <text:p>- 18pp</text:p>
          </table:table-cell>
          <table:table-cell table:number-columns-repeated="16377"/>
        </table:table-row>
        <table:table-row table:style-name="ro2">
          <table:table-cell table:number-columns-spanned="7" table:number-rows-spanned="1" table:style-name="ce19"/>
          <table:covered-table-cell table:number-columns-repeated="6"/>
          <table:table-cell table:number-columns-repeated="16377"/>
        </table:table-row>
        <table:table-row table:style-name="ro2">
          <table:table-cell office:value-type="string" table:number-columns-spanned="7" table:number-rows-spanned="1" table:style-name="ce43">
            <text:p>(R) In the course of data processing an error was identified in the last quarter data. These figures have now been revised.</text:p>
          </table:table-cell>
          <table:covered-table-cell table:number-columns-repeated="6"/>
          <table:table-cell table:number-columns-repeated="16377"/>
        </table:table-row>
        <table:table-row table:style-name="ro2">
          <table:table-cell table:style-name="ce71"/>
          <table:table-cell table:number-columns-repeated="6" table:style-name="ce38"/>
          <table:table-cell table:number-columns-repeated="16377"/>
        </table:table-row>
        <table:table-row table:style-name="ro2">
          <table:table-cell office:value-type="string" table:number-columns-spanned="7" table:number-rows-spanned="1" table:style-name="ce72">
            <text:p>(1) The change in percentages are given as a percentage point change (pp).</text:p>
          </table:table-cell>
          <table:covered-table-cell table:number-columns-repeated="6"/>
          <table:table-cell table:number-columns-repeated="16377"/>
        </table:table-row>
        <table:table-row table:style-name="ro17">
          <table:table-cell office:value-type="string" table:number-columns-spanned="7" table:number-rows-spanned="1" table:style-name="ce72">
            <text:p>(2) The time served including remand is calculated as the difference between the date of initial entry to prison and the date of release. For those offenders that are recalled to custody, the date of entry is taken to be the date of initial entry for the original set of offences committed and not the date in which the offender returned to custody for the breach of their licence. Therefore, for prisoners that have been recalled to custody, the time served measurement will include a period where the offender was actually on licence in the community instead of in prison custody. This is the reason why, on occasion, the average time served figure may be greater than the average sentence length figure.</text:p>
          </table:table-cell>
          <table:covered-table-cell table:number-columns-repeated="6"/>
          <table:table-cell table:number-columns-repeated="16377"/>
        </table:table-row>
        <table:table-row table:style-name="ro2">
          <table:table-cell table:number-columns-spanned="7" table:number-rows-spanned="1" table:style-name="ce19"/>
          <table:covered-table-cell table:number-columns-repeated="6"/>
          <table:table-cell table:number-columns-repeated="16377"/>
        </table:table-row>
        <table:table-row table:number-rows-repeated="9" table:style-name="ro2">
          <table:table-cell table:number-columns-repeated="16384"/>
        </table:table-row>
        <table:table-row table:style-name="ro4">
          <table:table-cell table:number-columns-repeated="16384"/>
        </table:table-row>
        <table:table-row table:style-name="ro17">
          <table:table-cell table:number-columns-repeated="16384"/>
        </table:table-row>
        <table:table-row table:style-name="ro18">
          <table:table-cell table:number-columns-repeated="16384"/>
        </table:table-row>
        <table:table-row table:number-rows-repeated="1048429" table:style-name="ro2">
          <table:table-cell table:number-columns-repeated="16384"/>
        </table:table-row>
        <table:named-expressions>
          <table:named-range table:name="Print_Area" table:cell-range-address="3_2i.$A$1:3_2i.$G$147" table:base-cell-address="3_2i.$A$1"/>
        </table:named-expressions>
      </table:table>
      <table:table table:name="3_2ii" table:style-name="ta3">
        <table:table-column table:style-name="co5" table:default-cell-style-name="ce4"/>
        <table:table-column table:style-name="co6" table:number-columns-repeated="5" table:default-cell-style-name="ce4"/>
        <table:table-column table:style-name="co7" table:default-cell-style-name="ce4"/>
        <table:table-column table:style-name="co9" table:default-cell-style-name="ce4"/>
        <table:table-column table:style-name="co3" table:default-cell-style-name="ce4"/>
        <table:table-column table:style-name="co4" table:number-columns-repeated="16375" table:default-cell-style-name="ce4"/>
        <table:table-row table:style-name="ro1">
          <table:table-cell office:value-type="string" table:number-columns-spanned="7" table:number-rows-spanned="1" table:style-name="ce42">
            <text:p>Table 3.2ii: Median time served by prisoners released from determinate sentences by sentence length, and sex</text:p>
          </table:table-cell>
          <table:covered-table-cell table:number-columns-repeated="6"/>
          <table:table-cell office:value-type="string" table:style-name="ce8">
            <text:p>Contents</text:p>
          </table:table-cell>
          <table:table-cell table:number-columns-repeated="16376"/>
        </table:table-row>
        <table:table-row table:style-name="ro1">
          <table:table-cell table:number-columns-spanned="7" table:number-rows-spanned="1" table:style-name="ce19"/>
          <table:covered-table-cell table:number-columns-repeated="6"/>
          <table:table-cell table:number-columns-repeated="16377" table:style-name="ce4"/>
        </table:table-row>
        <table:table-row table:style-name="ro10">
          <table:table-cell office:value-type="string" table:style-name="ce21">
            <text:p><text:s/></text:p>
          </table:table-cell>
          <table:table-cell office:value-type="string" table:style-name="ce21">
            <text:p>Jan-Mar</text:p>
            <text:p><text:s/>2022</text:p>
          </table:table-cell>
          <table:table-cell office:value-type="string" table:style-name="ce21">
            <text:p>Apr-Jun</text:p>
            <text:p><text:s/>2022</text:p>
          </table:table-cell>
          <table:table-cell office:value-type="string" table:style-name="ce21">
            <text:p>Jul-Sep</text:p>
            <text:p><text:s/>2022 (R)</text:p>
          </table:table-cell>
          <table:table-cell office:value-type="string" table:style-name="ce21">
            <text:p>Oct-Dec</text:p>
            <text:p><text:s/>2022 (R)</text:p>
          </table:table-cell>
          <table:table-cell office:value-type="string" table:style-name="ce21">
            <text:p>Jan-Mar</text:p>
            <text:p><text:s/>2023</text:p>
          </table:table-cell>
          <table:table-cell office:value-type="string" table:style-name="ce21">
            <text:p>Percentage change<text:s/></text:p>
            <text:p>Jan-Mar</text:p>
            <text:p><text:s/>2022 to 2023</text:p>
          </table:table-cell>
          <table:table-cell table:number-columns-repeated="16377" table:style-name="ce4"/>
        </table:table-row>
        <table:table-row table:style-name="ro11">
          <table:table-cell office:value-type="string" table:style-name="ce23">
            <text:p>Males and Females</text:p>
          </table:table-cell>
          <table:table-cell table:number-columns-repeated="5" table:style-name="ce45"/>
          <table:table-cell table:style-name="ce46"/>
          <table:table-cell table:number-columns-repeated="16377" table:style-name="ce4"/>
        </table:table-row>
        <table:table-row table:style-name="ro12">
          <table:table-cell office:value-type="string" table:style-name="ce26">
            <text:p>Median sentence length in months</text:p>
          </table:table-cell>
          <table:table-cell office:value-type="float" office:value="12" table:style-name="ce47">
            <text:p>12.0</text:p>
          </table:table-cell>
          <table:table-cell office:value-type="float" office:value="12" table:style-name="ce47">
            <text:p>12.0</text:p>
          </table:table-cell>
          <table:table-cell office:value-type="float" office:value="12" table:style-name="ce47">
            <text:p>12.0</text:p>
          </table:table-cell>
          <table:table-cell office:value-type="float" office:value="12" table:style-name="ce47">
            <text:p>12.0</text:p>
          </table:table-cell>
          <table:table-cell office:value-type="float" office:value="12" table:style-name="ce47">
            <text:p>12.0</text:p>
          </table:table-cell>
          <table:table-cell office:value-type="percentage" office:value="0" table:style-name="ce28">
            <text:p>0%</text:p>
          </table:table-cell>
          <table:table-cell table:number-columns-repeated="16377" table:style-name="ce4"/>
        </table:table-row>
        <table:table-row table:style-name="ro2">
          <table:table-cell office:value-type="string" table:style-name="ce29">
            <text:p>Less than or equal to 6 months</text:p>
          </table:table-cell>
          <table:table-cell office:value-type="float" office:value="3.4849315068493101" table:style-name="ce48">
            <text:p>3.5</text:p>
          </table:table-cell>
          <table:table-cell office:value-type="float" office:value="3.1890410958904098" table:style-name="ce48">
            <text:p>3.2</text:p>
          </table:table-cell>
          <table:table-cell office:value-type="float" office:value="3.3534246575342501" table:style-name="ce48">
            <text:p>3.4</text:p>
          </table:table-cell>
          <table:table-cell office:value-type="float" office:value="3.1890410958904098" table:style-name="ce48">
            <text:p>3.2</text:p>
          </table:table-cell>
          <table:table-cell office:value-type="float" office:value="3.1890410958904098" table:style-name="ce48">
            <text:p>3.2</text:p>
          </table:table-cell>
          <table:table-cell office:value-type="percentage" office:value="-8.4909999999999999E-2" table:style-name="ce31">
            <text:p>-8%</text:p>
          </table:table-cell>
          <table:table-cell table:number-columns-repeated="16377" table:style-name="ce4"/>
        </table:table-row>
        <table:table-row table:style-name="ro2">
          <table:table-cell office:value-type="string" table:style-name="ce29">
            <text:p>Greater than 6 months to less than 12 months</text:p>
          </table:table-cell>
          <table:table-cell office:value-type="float" office:value="8.0876712328767102" table:style-name="ce48">
            <text:p>8.1</text:p>
          </table:table-cell>
          <table:table-cell office:value-type="float" office:value="8.2849315068493095" table:style-name="ce48">
            <text:p>8.3</text:p>
          </table:table-cell>
          <table:table-cell office:value-type="float" office:value="8.25205479452055" table:style-name="ce48">
            <text:p>8.3</text:p>
          </table:table-cell>
          <table:table-cell office:value-type="float" office:value="8.2849315068493095" table:style-name="ce48">
            <text:p>8.3</text:p>
          </table:table-cell>
          <table:table-cell office:value-type="float" office:value="8.2849315068493095" table:style-name="ce48">
            <text:p>8.3</text:p>
          </table:table-cell>
          <table:table-cell office:value-type="percentage" office:value="2.4389999999999998E-2" table:style-name="ce31">
            <text:p>2%</text:p>
          </table:table-cell>
          <table:table-cell table:number-columns-repeated="16377" table:style-name="ce4"/>
        </table:table-row>
        <table:table-row table:style-name="ro2">
          <table:table-cell office:value-type="string" table:style-name="ce29">
            <text:p>12 months to less than 4 years</text:p>
          </table:table-cell>
          <table:table-cell office:value-type="float" office:value="24" table:style-name="ce48">
            <text:p>24.0</text:p>
          </table:table-cell>
          <table:table-cell office:value-type="float" office:value="24" table:style-name="ce48">
            <text:p>24.0</text:p>
          </table:table-cell>
          <table:table-cell office:value-type="float" office:value="24.986301369863" table:style-name="ce48">
            <text:p>25.0</text:p>
          </table:table-cell>
          <table:table-cell office:value-type="float" office:value="25.084931506849301" table:style-name="ce48">
            <text:p>25.1</text:p>
          </table:table-cell>
          <table:table-cell office:value-type="float" office:value="24.986301369863" table:style-name="ce48">
            <text:p>25.0</text:p>
          </table:table-cell>
          <table:table-cell office:value-type="percentage" office:value="4.1099999999999998E-2" table:style-name="ce31">
            <text:p>4%</text:p>
          </table:table-cell>
          <table:table-cell table:number-columns-repeated="16377" table:style-name="ce4"/>
        </table:table-row>
        <table:table-row table:style-name="ro2">
          <table:table-cell office:value-type="string" table:style-name="ce32">
            <text:p>12 months to less than 2 years</text:p>
          </table:table-cell>
          <table:table-cell office:value-type="float" office:value="16.0109589041096" table:style-name="ce49">
            <text:p>16.0</text:p>
          </table:table-cell>
          <table:table-cell office:value-type="float" office:value="16.0109589041096" table:style-name="ce49">
            <text:p>16.0</text:p>
          </table:table-cell>
          <table:table-cell office:value-type="float" office:value="16.0109589041096" table:style-name="ce49">
            <text:p>16.0</text:p>
          </table:table-cell>
          <table:table-cell office:value-type="float" office:value="16.0109589041096" table:style-name="ce49">
            <text:p>16.0</text:p>
          </table:table-cell>
          <table:table-cell office:value-type="float" office:value="16.0109589041096" table:style-name="ce49">
            <text:p>16.0</text:p>
          </table:table-cell>
          <table:table-cell office:value-type="percentage" office:value="0" table:style-name="ce34">
            <text:p>0%</text:p>
          </table:table-cell>
          <table:table-cell table:number-columns-repeated="16377" table:style-name="ce4"/>
        </table:table-row>
        <table:table-row table:style-name="ro2">
          <table:table-cell office:value-type="string" table:style-name="ce32">
            <text:p>2 years to less than 4 years</text:p>
          </table:table-cell>
          <table:table-cell office:value-type="float" office:value="32.0219178082192" table:style-name="ce49">
            <text:p>32.0</text:p>
          </table:table-cell>
          <table:table-cell office:value-type="float" office:value="32.0219178082192" table:style-name="ce49">
            <text:p>32.0</text:p>
          </table:table-cell>
          <table:table-cell office:value-type="float" office:value="32.0219178082192" table:style-name="ce49">
            <text:p>32.0</text:p>
          </table:table-cell>
          <table:table-cell office:value-type="float" office:value="32.0219178082192" table:style-name="ce49">
            <text:p>32.0</text:p>
          </table:table-cell>
          <table:table-cell office:value-type="float" office:value="32.0219178082192" table:style-name="ce49">
            <text:p>32.0</text:p>
          </table:table-cell>
          <table:table-cell office:value-type="percentage" office:value="0" table:style-name="ce34">
            <text:p>0%</text:p>
          </table:table-cell>
          <table:table-cell table:number-columns-repeated="16377" table:style-name="ce4"/>
        </table:table-row>
        <table:table-row table:style-name="ro2">
          <table:table-cell office:value-type="string" table:style-name="ce29">
            <text:p>4 years or more (excluding indeterminate sentences)</text:p>
          </table:table-cell>
          <table:table-cell office:value-type="float" office:value="72.0328767123288" table:style-name="ce48">
            <text:p>72.0</text:p>
          </table:table-cell>
          <table:table-cell office:value-type="float" office:value="72.0328767123288" table:style-name="ce48">
            <text:p>72.0</text:p>
          </table:table-cell>
          <table:table-cell office:value-type="float" office:value="73.347945205479405" table:style-name="ce48">
            <text:p>73.3</text:p>
          </table:table-cell>
          <table:table-cell office:value-type="float" office:value="75.0246575342466" table:style-name="ce48">
            <text:p>75.0</text:p>
          </table:table-cell>
          <table:table-cell office:value-type="float" office:value="76.0438356164384" table:style-name="ce48">
            <text:p>76.0</text:p>
          </table:table-cell>
          <table:table-cell office:value-type="percentage" office:value="5.568E-2" table:style-name="ce31">
            <text:p>6%</text:p>
          </table:table-cell>
          <table:table-cell table:number-columns-repeated="16377" table:style-name="ce4"/>
        </table:table-row>
        <table:table-row table:style-name="ro2">
          <table:table-cell office:value-type="string" table:style-name="ce32">
            <text:p>4 years to less than 5 years</text:p>
          </table:table-cell>
          <table:table-cell office:value-type="float" office:value="50.893150684931499" table:style-name="ce49">
            <text:p>50.9</text:p>
          </table:table-cell>
          <table:table-cell office:value-type="float" office:value="51.090410958904101" table:style-name="ce49">
            <text:p>51.1</text:p>
          </table:table-cell>
          <table:table-cell office:value-type="float" office:value="50.0054794520548" table:style-name="ce49">
            <text:p>50.0</text:p>
          </table:table-cell>
          <table:table-cell office:value-type="float" office:value="51.0246575342466" table:style-name="ce49">
            <text:p>51.0</text:p>
          </table:table-cell>
          <table:table-cell office:value-type="float" office:value="51.0246575342466" table:style-name="ce49">
            <text:p>51.0</text:p>
          </table:table-cell>
          <table:table-cell office:value-type="percentage" office:value="2.5799999999999998E-3" table:style-name="ce34">
            <text:p>0%</text:p>
          </table:table-cell>
          <table:table-cell table:number-columns-repeated="16377" table:style-name="ce4"/>
        </table:table-row>
        <table:table-row table:style-name="ro2">
          <table:table-cell office:value-type="string" table:style-name="ce32">
            <text:p>5 years to less than 7 years</text:p>
          </table:table-cell>
          <table:table-cell office:value-type="float" office:value="68.0219178082192" table:style-name="ce49">
            <text:p>68.0</text:p>
          </table:table-cell>
          <table:table-cell office:value-type="float" office:value="68.0219178082192" table:style-name="ce49">
            <text:p>68.0</text:p>
          </table:table-cell>
          <table:table-cell office:value-type="float" office:value="69.041095890411" table:style-name="ce49">
            <text:p>69.0</text:p>
          </table:table-cell>
          <table:table-cell office:value-type="float" office:value="68.9753424657534" table:style-name="ce49">
            <text:p>69.0</text:p>
          </table:table-cell>
          <table:table-cell office:value-type="float" office:value="71.704109589041096" table:style-name="ce49">
            <text:p>71.7</text:p>
          </table:table-cell>
          <table:table-cell office:value-type="percentage" office:value="5.4129999999999998E-2" table:style-name="ce34">
            <text:p>5%</text:p>
          </table:table-cell>
          <table:table-cell table:number-columns-repeated="16377" table:style-name="ce4"/>
        </table:table-row>
        <table:table-row table:style-name="ro2">
          <table:table-cell office:value-type="string" table:style-name="ce32">
            <text:p>7 years to less than 10 years</text:p>
          </table:table-cell>
          <table:table-cell office:value-type="float" office:value="96.065753424657501" table:style-name="ce49">
            <text:p>96.1</text:p>
          </table:table-cell>
          <table:table-cell office:value-type="float" office:value="96.065753424657501" table:style-name="ce49">
            <text:p>96.1</text:p>
          </table:table-cell>
          <table:table-cell office:value-type="float" office:value="96.065753424657501" table:style-name="ce49">
            <text:p>96.1</text:p>
          </table:table-cell>
          <table:table-cell office:value-type="float" office:value="96.065753424657501" table:style-name="ce49">
            <text:p>96.1</text:p>
          </table:table-cell>
          <table:table-cell office:value-type="float" office:value="96.065753424657501" table:style-name="ce49">
            <text:p>96.1</text:p>
          </table:table-cell>
          <table:table-cell office:value-type="percentage" office:value="0" table:style-name="ce34">
            <text:p>0%</text:p>
          </table:table-cell>
          <table:table-cell table:number-columns-repeated="16377" table:style-name="ce4"/>
        </table:table-row>
        <table:table-row table:style-name="ro2">
          <table:table-cell office:value-type="string" table:style-name="ce32">
            <text:p>10 years to less than 14 years</text:p>
          </table:table-cell>
          <table:table-cell office:value-type="float" office:value="132.065753424658" table:style-name="ce49">
            <text:p>132.1</text:p>
          </table:table-cell>
          <table:table-cell office:value-type="float" office:value="132.065753424658" table:style-name="ce49">
            <text:p>132.1</text:p>
          </table:table-cell>
          <table:table-cell office:value-type="float" office:value="132.065753424658" table:style-name="ce49">
            <text:p>132.1</text:p>
          </table:table-cell>
          <table:table-cell office:value-type="float" office:value="132.065753424658" table:style-name="ce49">
            <text:p>132.1</text:p>
          </table:table-cell>
          <table:table-cell office:value-type="float" office:value="132.065753424658" table:style-name="ce49">
            <text:p>132.1</text:p>
          </table:table-cell>
          <table:table-cell office:value-type="percentage" office:value="0" table:style-name="ce34">
            <text:p>0%</text:p>
          </table:table-cell>
          <table:table-cell table:number-columns-repeated="16377" table:style-name="ce4"/>
        </table:table-row>
        <table:table-row table:style-name="ro2">
          <table:table-cell office:value-type="string" table:style-name="ce32">
            <text:p>14 years or more (excluding indeterminate sentences)</text:p>
          </table:table-cell>
          <table:table-cell office:value-type="float" office:value="180.098630136986" table:style-name="ce49">
            <text:p>180.1</text:p>
          </table:table-cell>
          <table:table-cell office:value-type="float" office:value="192.131506849315" table:style-name="ce49">
            <text:p>192.1</text:p>
          </table:table-cell>
          <table:table-cell office:value-type="float" office:value="192.131506849315" table:style-name="ce49">
            <text:p>192.1</text:p>
          </table:table-cell>
          <table:table-cell office:value-type="float" office:value="192.131506849315" table:style-name="ce49">
            <text:p>192.1</text:p>
          </table:table-cell>
          <table:table-cell office:value-type="float" office:value="189.12328767123299" table:style-name="ce49">
            <text:p>189.1</text:p>
          </table:table-cell>
          <table:table-cell office:value-type="percentage" office:value="5.0110000000000002E-2" table:style-name="ce34">
            <text:p>5%</text:p>
          </table:table-cell>
          <table:table-cell table:number-columns-repeated="16377" table:style-name="ce4"/>
        </table:table-row>
        <table:table-row table:style-name="ro2">
          <table:table-cell office:value-type="string" table:style-name="ce32">
            <text:p>Extended determinate sentence</text:p>
          </table:table-cell>
          <table:table-cell office:value-type="float" office:value="72.0328767123288" table:style-name="ce49">
            <text:p>72.0</text:p>
          </table:table-cell>
          <table:table-cell office:value-type="float" office:value="72.0328767123288" table:style-name="ce49">
            <text:p>72.0</text:p>
          </table:table-cell>
          <table:table-cell office:value-type="float" office:value="72.0328767123288" table:style-name="ce49">
            <text:p>72.0</text:p>
          </table:table-cell>
          <table:table-cell office:value-type="float" office:value="72.0328767123288" table:style-name="ce49">
            <text:p>72.0</text:p>
          </table:table-cell>
          <table:table-cell office:value-type="float" office:value="72.0328767123288" table:style-name="ce49">
            <text:p>72.0</text:p>
          </table:table-cell>
          <table:table-cell office:value-type="percentage" office:value="0" table:style-name="ce34">
            <text:p>0%</text:p>
          </table:table-cell>
          <table:table-cell table:number-columns-repeated="16377"/>
        </table:table-row>
        <table:table-row table:style-name="ro12">
          <table:table-cell office:value-type="string" table:style-name="ce26">
            <text:p>Median time served including remand in months</text:p>
          </table:table-cell>
          <table:table-cell office:value-type="float" office:value="5.9794661190965099" table:style-name="ce47">
            <text:p>6.0</text:p>
          </table:table-cell>
          <table:table-cell office:value-type="float" office:value="5.9794661190965099" table:style-name="ce47">
            <text:p>6.0</text:p>
          </table:table-cell>
          <table:table-cell office:value-type="float" office:value="5.7166324435318296" table:style-name="ce47">
            <text:p>5.7</text:p>
          </table:table-cell>
          <table:table-cell office:value-type="float" office:value="5.9794661190965099" table:style-name="ce47">
            <text:p>6.0</text:p>
          </table:table-cell>
          <table:table-cell office:value-type="float" office:value="5.9794661190965099" table:style-name="ce47">
            <text:p>6.0</text:p>
          </table:table-cell>
          <table:table-cell office:value-type="percentage" office:value="0" table:style-name="ce28">
            <text:p>0%</text:p>
          </table:table-cell>
          <table:table-cell table:number-columns-repeated="16377"/>
        </table:table-row>
        <table:table-row table:style-name="ro2">
          <table:table-cell office:value-type="string" table:style-name="ce29">
            <text:p>Less than or equal to 6 months</text:p>
          </table:table-cell>
          <table:table-cell office:value-type="float" office:value="1.57700205338809" table:style-name="ce48">
            <text:p>1.6</text:p>
          </table:table-cell>
          <table:table-cell office:value-type="float" office:value="1.5112936344969199" table:style-name="ce48">
            <text:p>1.5</text:p>
          </table:table-cell>
          <table:table-cell office:value-type="float" office:value="1.57700205338809" table:style-name="ce48">
            <text:p>1.6</text:p>
          </table:table-cell>
          <table:table-cell office:value-type="float" office:value="1.57700205338809" table:style-name="ce48">
            <text:p>1.6</text:p>
          </table:table-cell>
          <table:table-cell office:value-type="float" office:value="1.57700205338809" table:style-name="ce48">
            <text:p>1.6</text:p>
          </table:table-cell>
          <table:table-cell office:value-type="percentage" office:value="0" table:style-name="ce31">
            <text:p>0%</text:p>
          </table:table-cell>
          <table:table-cell table:number-columns-repeated="16377"/>
        </table:table-row>
        <table:table-row table:style-name="ro2">
          <table:table-cell office:value-type="string" table:style-name="ce29">
            <text:p>Greater than 6 months to less than 12 months</text:p>
          </table:table-cell>
          <table:table-cell office:value-type="float" office:value="3.90965092402464" table:style-name="ce48">
            <text:p>3.9</text:p>
          </table:table-cell>
          <table:table-cell office:value-type="float" office:value="3.9425051334702301" table:style-name="ce48">
            <text:p>3.9</text:p>
          </table:table-cell>
          <table:table-cell office:value-type="float" office:value="4.0082135523613998" table:style-name="ce48">
            <text:p>4.0</text:p>
          </table:table-cell>
          <table:table-cell office:value-type="float" office:value="3.9753593429158101" table:style-name="ce48">
            <text:p>4.0</text:p>
          </table:table-cell>
          <table:table-cell office:value-type="float" office:value="3.9753593429158101" table:style-name="ce48">
            <text:p>4.0</text:p>
          </table:table-cell>
          <table:table-cell office:value-type="percentage" office:value="1.6809999999999999E-2" table:style-name="ce31">
            <text:p>2%</text:p>
          </table:table-cell>
          <table:table-cell table:number-columns-repeated="16377"/>
        </table:table-row>
        <table:table-row table:style-name="ro2">
          <table:table-cell office:value-type="string" table:style-name="ce29">
            <text:p>12 months to less than 4 years</text:p>
          </table:table-cell>
          <table:table-cell office:value-type="float" office:value="10.579055441478401" table:style-name="ce48">
            <text:p>10.6</text:p>
          </table:table-cell>
          <table:table-cell office:value-type="float" office:value="10.776180698152" table:style-name="ce48">
            <text:p>10.8</text:p>
          </table:table-cell>
          <table:table-cell office:value-type="float" office:value="10.9404517453799" table:style-name="ce48">
            <text:p>10.9</text:p>
          </table:table-cell>
          <table:table-cell office:value-type="float" office:value="11.597535934291599" table:style-name="ce48">
            <text:p>11.6</text:p>
          </table:table-cell>
          <table:table-cell office:value-type="float" office:value="11.236139630390101" table:style-name="ce48">
            <text:p>11.2</text:p>
          </table:table-cell>
          <table:table-cell office:value-type="percentage" office:value="6.2109999999999999E-2" table:style-name="ce31">
            <text:p>6%</text:p>
          </table:table-cell>
          <table:table-cell table:number-columns-repeated="16377"/>
        </table:table-row>
        <table:table-row table:style-name="ro2">
          <table:table-cell office:value-type="string" table:style-name="ce32">
            <text:p>12 months to less than 2 years</text:p>
          </table:table-cell>
          <table:table-cell office:value-type="float" office:value="6.9650924024640704" table:style-name="ce49">
            <text:p>7.0</text:p>
          </table:table-cell>
          <table:table-cell office:value-type="float" office:value="6.8008213552361401" table:style-name="ce49">
            <text:p>6.8</text:p>
          </table:table-cell>
          <table:table-cell office:value-type="float" office:value="6.8008213552361401" table:style-name="ce49">
            <text:p>6.8</text:p>
          </table:table-cell>
          <table:table-cell office:value-type="float" office:value="7.2114989733059502" table:style-name="ce49">
            <text:p>7.2</text:p>
          </table:table-cell>
          <table:table-cell office:value-type="float" office:value="6.9979466119096498" table:style-name="ce49">
            <text:p>7.0</text:p>
          </table:table-cell>
          <table:table-cell office:value-type="percentage" office:value="4.7200000000000002E-3" table:style-name="ce34">
            <text:p>0%</text:p>
          </table:table-cell>
          <table:table-cell table:number-columns-repeated="16377"/>
        </table:table-row>
        <table:table-row table:style-name="ro2">
          <table:table-cell office:value-type="string" table:style-name="ce32">
            <text:p>2 years to less than 4 years</text:p>
          </table:table-cell>
          <table:table-cell office:value-type="float" office:value="13.864476386037" table:style-name="ce49">
            <text:p>13.9</text:p>
          </table:table-cell>
          <table:table-cell office:value-type="float" office:value="13.963039014373701" table:style-name="ce49">
            <text:p>14.0</text:p>
          </table:table-cell>
          <table:table-cell office:value-type="float" office:value="13.963039014373701" table:style-name="ce49">
            <text:p>14.0</text:p>
          </table:table-cell>
          <table:table-cell office:value-type="float" office:value="14.5872689938398" table:style-name="ce49">
            <text:p>14.6</text:p>
          </table:table-cell>
          <table:table-cell office:value-type="float" office:value="14.209445585215599" table:style-name="ce49">
            <text:p>14.2</text:p>
          </table:table-cell>
          <table:table-cell office:value-type="percentage" office:value="2.4879999999999999E-2" table:style-name="ce34">
            <text:p>2%</text:p>
          </table:table-cell>
          <table:table-cell table:number-columns-repeated="16377"/>
        </table:table-row>
        <table:table-row table:style-name="ro2">
          <table:table-cell office:value-type="string" table:style-name="ce29">
            <text:p>4 years or more (excluding indeterminate sentences)</text:p>
          </table:table-cell>
          <table:table-cell office:value-type="float" office:value="41.987679671457897" table:style-name="ce48">
            <text:p>42.0</text:p>
          </table:table-cell>
          <table:table-cell office:value-type="float" office:value="42.381930184804901" table:style-name="ce48">
            <text:p>42.4</text:p>
          </table:table-cell>
          <table:table-cell office:value-type="float" office:value="42.677618069815203" table:style-name="ce48">
            <text:p>42.7</text:p>
          </table:table-cell>
          <table:table-cell office:value-type="float" office:value="44.780287474332702" table:style-name="ce48">
            <text:p>44.8</text:p>
          </table:table-cell>
          <table:table-cell office:value-type="float" office:value="45.305954825462003" table:style-name="ce48">
            <text:p>45.3</text:p>
          </table:table-cell>
          <table:table-cell office:value-type="percentage" office:value="7.9030000000000003E-2" table:style-name="ce31">
            <text:p>8%</text:p>
          </table:table-cell>
          <table:table-cell table:number-columns-repeated="16377"/>
        </table:table-row>
        <table:table-row table:style-name="ro2">
          <table:table-cell office:value-type="string" table:style-name="ce32">
            <text:p>4 years to less than 5 years</text:p>
          </table:table-cell>
          <table:table-cell office:value-type="float" office:value="26.381930184804901" table:style-name="ce49">
            <text:p>26.4</text:p>
          </table:table-cell>
          <table:table-cell office:value-type="float" office:value="26.8090349075975" table:style-name="ce49">
            <text:p>26.8</text:p>
          </table:table-cell>
          <table:table-cell office:value-type="float" office:value="25.774127310061601" table:style-name="ce49">
            <text:p>25.8</text:p>
          </table:table-cell>
          <table:table-cell office:value-type="float" office:value="25.987679671457901" table:style-name="ce49">
            <text:p>26.0</text:p>
          </table:table-cell>
          <table:table-cell office:value-type="float" office:value="25.954825462012298" table:style-name="ce49">
            <text:p>26.0</text:p>
          </table:table-cell>
          <table:table-cell office:value-type="percentage" office:value="-1.619E-2" table:style-name="ce34">
            <text:p>-2%</text:p>
          </table:table-cell>
          <table:table-cell table:number-columns-repeated="16377"/>
        </table:table-row>
        <table:table-row table:style-name="ro2">
          <table:table-cell office:value-type="string" table:style-name="ce32">
            <text:p>5 years to less than 7 years</text:p>
          </table:table-cell>
          <table:table-cell office:value-type="float" office:value="35.909650924024596" table:style-name="ce49">
            <text:p>35.9</text:p>
          </table:table-cell>
          <table:table-cell office:value-type="float" office:value="35.909650924024596" table:style-name="ce49">
            <text:p>35.9</text:p>
          </table:table-cell>
          <table:table-cell office:value-type="float" office:value="35.909650924024596" table:style-name="ce49">
            <text:p>35.9</text:p>
          </table:table-cell>
          <table:table-cell office:value-type="float" office:value="35.975359342915802" table:style-name="ce49">
            <text:p>36.0</text:p>
          </table:table-cell>
          <table:table-cell office:value-type="float" office:value="35.975359342915802" table:style-name="ce49">
            <text:p>36.0</text:p>
          </table:table-cell>
          <table:table-cell office:value-type="percentage" office:value="1.83E-3" table:style-name="ce34">
            <text:p>0%</text:p>
          </table:table-cell>
          <table:table-cell table:number-columns-repeated="16377"/>
        </table:table-row>
        <table:table-row table:style-name="ro2">
          <table:table-cell office:value-type="string" table:style-name="ce32">
            <text:p>7 years to less than 10 years</text:p>
          </table:table-cell>
          <table:table-cell office:value-type="float" office:value="49.954825462012302" table:style-name="ce49">
            <text:p>50.0</text:p>
          </table:table-cell>
          <table:table-cell office:value-type="float" office:value="50.956878850102697" table:style-name="ce49">
            <text:p>51.0</text:p>
          </table:table-cell>
          <table:table-cell office:value-type="float" office:value="47.967145790554397" table:style-name="ce49">
            <text:p>48.0</text:p>
          </table:table-cell>
          <table:table-cell office:value-type="float" office:value="49.478439425051299" table:style-name="ce49">
            <text:p>49.5</text:p>
          </table:table-cell>
          <table:table-cell office:value-type="float" office:value="49.9383983572895" table:style-name="ce49">
            <text:p>49.9</text:p>
          </table:table-cell>
          <table:table-cell office:value-type="percentage" office:value="-3.3E-4" table:style-name="ce34">
            <text:p>0%</text:p>
          </table:table-cell>
          <table:table-cell table:number-columns-repeated="16377"/>
        </table:table-row>
        <table:table-row table:style-name="ro2">
          <table:table-cell office:value-type="string" table:style-name="ce32">
            <text:p>10 years to less than 14 years</text:p>
          </table:table-cell>
          <table:table-cell office:value-type="float" office:value="69.190965092402493" table:style-name="ce49">
            <text:p>69.2</text:p>
          </table:table-cell>
          <table:table-cell office:value-type="float" office:value="71.934291581108795" table:style-name="ce49">
            <text:p>71.9</text:p>
          </table:table-cell>
          <table:table-cell office:value-type="float" office:value="71.819301848049307" table:style-name="ce49">
            <text:p>71.8</text:p>
          </table:table-cell>
          <table:table-cell office:value-type="float" office:value="66.924024640657095" table:style-name="ce49">
            <text:p>66.9</text:p>
          </table:table-cell>
          <table:table-cell office:value-type="float" office:value="71.852156057494895" table:style-name="ce49">
            <text:p>71.9</text:p>
          </table:table-cell>
          <table:table-cell office:value-type="percentage" office:value="3.8460000000000001E-2" table:style-name="ce34">
            <text:p>4%</text:p>
          </table:table-cell>
          <table:table-cell table:number-columns-repeated="16377"/>
        </table:table-row>
        <table:table-row table:style-name="ro2">
          <table:table-cell office:value-type="string" table:style-name="ce32">
            <text:p>14 years or more (excluding indeterminate sentences)</text:p>
          </table:table-cell>
          <table:table-cell office:value-type="float" office:value="95.967145790554397" table:style-name="ce49">
            <text:p>96.0</text:p>
          </table:table-cell>
          <table:table-cell office:value-type="float" office:value="101.946611909651" table:style-name="ce49">
            <text:p>101.9</text:p>
          </table:table-cell>
          <table:table-cell office:value-type="float" office:value="100.402464065708" table:style-name="ce49">
            <text:p>100.4</text:p>
          </table:table-cell>
          <table:table-cell office:value-type="float" office:value="95.967145790554397" table:style-name="ce49">
            <text:p>96.0</text:p>
          </table:table-cell>
          <table:table-cell office:value-type="float" office:value="95.967145790554397" table:style-name="ce49">
            <text:p>96.0</text:p>
          </table:table-cell>
          <table:table-cell office:value-type="percentage" office:value="0" table:style-name="ce34">
            <text:p>0%</text:p>
          </table:table-cell>
          <table:table-cell table:number-columns-repeated="16377"/>
        </table:table-row>
        <table:table-row table:style-name="ro2">
          <table:table-cell office:value-type="string" table:style-name="ce32">
            <text:p>Extended determinate sentence</text:p>
          </table:table-cell>
          <table:table-cell office:value-type="float" office:value="71.047227926077994" table:style-name="ce49">
            <text:p>71.0</text:p>
          </table:table-cell>
          <table:table-cell office:value-type="float" office:value="69.158110882956905" table:style-name="ce49">
            <text:p>69.2</text:p>
          </table:table-cell>
          <table:table-cell office:value-type="float" office:value="74.086242299794705" table:style-name="ce49">
            <text:p>74.1</text:p>
          </table:table-cell>
          <table:table-cell office:value-type="float" office:value="71.950718685831603" table:style-name="ce49">
            <text:p>72.0</text:p>
          </table:table-cell>
          <table:table-cell office:value-type="float" office:value="75.318275154004098" table:style-name="ce49">
            <text:p>75.3</text:p>
          </table:table-cell>
          <table:table-cell office:value-type="percentage" office:value="6.012E-2" table:style-name="ce34">
            <text:p>6%</text:p>
          </table:table-cell>
          <table:table-cell table:number-columns-repeated="16377"/>
        </table:table-row>
        <table:table-row table:style-name="ro12">
          <table:table-cell office:value-type="string" table:style-name="ce50">
            <text:p><text:s text:c="2"/>Percentage of time served including remand<text:s/><text:span text:style-name="T4">(1,2)</text:span></text:p>
          </table:table-cell>
          <table:table-cell office:value-type="float" office:value="0.49828884325804201" table:style-name="ce51">
            <text:p><text:s/>50%</text:p>
          </table:table-cell>
          <table:table-cell office:value-type="float" office:value="0.49828884325804201" table:style-name="ce51">
            <text:p><text:s/>50%</text:p>
          </table:table-cell>
          <table:table-cell office:value-type="float" office:value="0.47638603696098603" table:style-name="ce51">
            <text:p><text:s/>48%</text:p>
          </table:table-cell>
          <table:table-cell office:value-type="float" office:value="0.49828884325804201" table:style-name="ce51">
            <text:p><text:s/>50%</text:p>
          </table:table-cell>
          <table:table-cell office:value-type="float" office:value="0.49828884325804201" table:style-name="ce51">
            <text:p><text:s/>50%</text:p>
          </table:table-cell>
          <table:table-cell office:value-type="float" office:value="0" table:style-name="ce52">
            <text:p><text:s/>0pp</text:p>
          </table:table-cell>
          <table:table-cell table:number-columns-repeated="16377"/>
        </table:table-row>
        <table:table-row table:style-name="ro2">
          <table:table-cell office:value-type="string" table:style-name="ce53">
            <text:p>Less than or equal to 6 months</text:p>
          </table:table-cell>
          <table:table-cell office:value-type="float" office:value="0.45252024330711699" table:style-name="ce54">
            <text:p><text:s/>45%</text:p>
          </table:table-cell>
          <table:table-cell office:value-type="float" office:value="0.473902213566474" table:style-name="ce54">
            <text:p><text:s/>47%</text:p>
          </table:table-cell>
          <table:table-cell office:value-type="float" office:value="0.470266135201514" table:style-name="ce54">
            <text:p><text:s/>47%</text:p>
          </table:table-cell>
          <table:table-cell office:value-type="float" office:value="0.49450665763458201" table:style-name="ce54">
            <text:p><text:s/>49%</text:p>
          </table:table-cell>
          <table:table-cell office:value-type="float" office:value="0.49450665763458201" table:style-name="ce54">
            <text:p><text:s/>49%</text:p>
          </table:table-cell>
          <table:table-cell office:value-type="float" office:value="4" table:style-name="ce55">
            <text:p><text:s/>4pp</text:p>
          </table:table-cell>
          <table:table-cell table:number-columns-repeated="16377"/>
        </table:table-row>
        <table:table-row table:style-name="ro2">
          <table:table-cell office:value-type="string" table:style-name="ce53">
            <text:p>Greater than 6 months to less than 12 months</text:p>
          </table:table-cell>
          <table:table-cell office:value-type="float" office:value="0.48340873552472702" table:style-name="ce54">
            <text:p><text:s/>48%</text:p>
          </table:table-cell>
          <table:table-cell office:value-type="float" office:value="0.47586454157295999" table:style-name="ce54">
            <text:p><text:s/>48%</text:p>
          </table:table-cell>
          <table:table-cell office:value-type="float" office:value="0.485723089844592" table:style-name="ce54">
            <text:p><text:s/>49%</text:p>
          </table:table-cell>
          <table:table-cell office:value-type="float" office:value="0.47983007941940198" table:style-name="ce54">
            <text:p><text:s/>48%</text:p>
          </table:table-cell>
          <table:table-cell office:value-type="float" office:value="0.47983007941940198" table:style-name="ce54">
            <text:p><text:s/>48%</text:p>
          </table:table-cell>
          <table:table-cell office:value-type="float" office:value="0" table:style-name="ce55">
            <text:p><text:s/>0pp</text:p>
          </table:table-cell>
          <table:table-cell table:number-columns-repeated="16377"/>
        </table:table-row>
        <table:table-row table:style-name="ro2">
          <table:table-cell office:value-type="string" table:style-name="ce53">
            <text:p>12 months to less than 4 years</text:p>
          </table:table-cell>
          <table:table-cell office:value-type="float" office:value="0.44079397672826798" table:style-name="ce54">
            <text:p><text:s/>44%</text:p>
          </table:table-cell>
          <table:table-cell office:value-type="float" office:value="0.44900752908966501" table:style-name="ce54">
            <text:p><text:s/>45%</text:p>
          </table:table-cell>
          <table:table-cell office:value-type="float" office:value="0.43785799200259401" table:style-name="ce54">
            <text:p><text:s/>44%</text:p>
          </table:table-cell>
          <table:table-cell office:value-type="float" office:value="0.46233077938143602" table:style-name="ce54">
            <text:p><text:s/>46%</text:p>
          </table:table-cell>
          <table:table-cell office:value-type="float" office:value="0.44969199178644798" table:style-name="ce54">
            <text:p><text:s/>45%</text:p>
          </table:table-cell>
          <table:table-cell office:value-type="float" office:value="1" table:style-name="ce55">
            <text:p><text:s/>1pp</text:p>
          </table:table-cell>
          <table:table-cell table:number-columns-repeated="16377"/>
        </table:table-row>
        <table:table-row table:style-name="ro2">
          <table:table-cell office:value-type="string" table:style-name="ce56">
            <text:p>12 months to less than 2 years</text:p>
          </table:table-cell>
          <table:table-cell office:value-type="float" office:value="0.435020316033433" table:style-name="ce57">
            <text:p><text:s/>44%</text:p>
          </table:table-cell>
          <table:table-cell office:value-type="float" office:value="0.42476040291943701" table:style-name="ce57">
            <text:p><text:s/>42%</text:p>
          </table:table-cell>
          <table:table-cell office:value-type="float" office:value="0.42476040291943701" table:style-name="ce57">
            <text:p><text:s/>42%</text:p>
          </table:table-cell>
          <table:table-cell office:value-type="float" office:value="0.45041018570442698" table:style-name="ce57">
            <text:p><text:s/>45%</text:p>
          </table:table-cell>
          <table:table-cell office:value-type="float" office:value="0.43707229865623198" table:style-name="ce57">
            <text:p><text:s/>44%</text:p>
          </table:table-cell>
          <table:table-cell office:value-type="float" office:value="0" table:style-name="ce58">
            <text:p><text:s/>0pp</text:p>
          </table:table-cell>
          <table:table-cell table:number-columns-repeated="16377"/>
        </table:table-row>
        <table:table-row table:style-name="ro2">
          <table:table-cell office:value-type="string" table:style-name="ce56">
            <text:p>2 years to less than 4 years</text:p>
          </table:table-cell>
          <table:table-cell office:value-type="float" office:value="0.43296833341063401" table:style-name="ce57">
            <text:p><text:s/>43%</text:p>
          </table:table-cell>
          <table:table-cell office:value-type="float" office:value="0.43604630734483302" table:style-name="ce57">
            <text:p><text:s/>44%</text:p>
          </table:table-cell>
          <table:table-cell office:value-type="float" office:value="0.43604630734483302" table:style-name="ce57">
            <text:p><text:s/>44%</text:p>
          </table:table-cell>
          <table:table-cell office:value-type="float" office:value="0.45554014226142497" table:style-name="ce57">
            <text:p><text:s/>46%</text:p>
          </table:table-cell>
          <table:table-cell office:value-type="float" office:value="0.44374124218033001" table:style-name="ce57">
            <text:p><text:s/>44%</text:p>
          </table:table-cell>
          <table:table-cell office:value-type="float" office:value="1" table:style-name="ce58">
            <text:p><text:s/>1pp</text:p>
          </table:table-cell>
          <table:table-cell table:number-columns-repeated="16377"/>
        </table:table-row>
        <table:table-row table:style-name="ro2">
          <table:table-cell office:value-type="string" table:style-name="ce53">
            <text:p>4 years or more (excluding indeterminate sentences)</text:p>
          </table:table-cell>
          <table:table-cell office:value-type="float" office:value="0.582896055076911" table:style-name="ce54">
            <text:p><text:s/>58%</text:p>
          </table:table-cell>
          <table:table-cell office:value-type="float" office:value="0.58836925747199897" table:style-name="ce54">
            <text:p><text:s/>59%</text:p>
          </table:table-cell>
          <table:table-cell office:value-type="float" office:value="0.58185158357547195" table:style-name="ce54">
            <text:p><text:s/>58%</text:p>
          </table:table-cell>
          <table:table-cell office:value-type="float" office:value="0.59687426702203505" table:style-name="ce54">
            <text:p><text:s/>60%</text:p>
          </table:table-cell>
          <table:table-cell office:value-type="float" office:value="0.59578734368401898" table:style-name="ce54">
            <text:p><text:s/>60%</text:p>
          </table:table-cell>
          <table:table-cell office:value-type="float" office:value="1" table:style-name="ce55">
            <text:p><text:s/>1pp</text:p>
          </table:table-cell>
          <table:table-cell table:number-columns-repeated="16377"/>
        </table:table-row>
        <table:table-row table:style-name="ro2">
          <table:table-cell office:value-type="string" table:style-name="ce56">
            <text:p>4 years to less than 5 years</text:p>
          </table:table-cell>
          <table:table-cell office:value-type="float" office:value="0.518378796159227" table:style-name="ce57">
            <text:p><text:s/>52%</text:p>
          </table:table-cell>
          <table:table-cell office:value-type="float" office:value="0.52473711611288598" table:style-name="ce57">
            <text:p><text:s/>52%</text:p>
          </table:table-cell>
          <table:table-cell office:value-type="float" office:value="0.51542606115343403" table:style-name="ce57">
            <text:p><text:s/>52%</text:p>
          </table:table-cell>
          <table:table-cell office:value-type="float" office:value="0.50931610180853404" table:style-name="ce57">
            <text:p><text:s/>51%</text:p>
          </table:table-cell>
          <table:table-cell office:value-type="float" office:value="0.50867221293140596" table:style-name="ce57">
            <text:p><text:s/>51%</text:p>
          </table:table-cell>
          <table:table-cell office:value-type="float" office:value="-1" table:style-name="ce58">
            <text:p>- 1pp</text:p>
          </table:table-cell>
          <table:table-cell table:number-columns-repeated="16377"/>
        </table:table-row>
        <table:table-row table:style-name="ro2">
          <table:table-cell office:value-type="string" table:style-name="ce56">
            <text:p>5 years to less than 7 years</text:p>
          </table:table-cell>
          <table:table-cell office:value-type="float" office:value="0.52791294454925897" table:style-name="ce57">
            <text:p><text:s/>53%</text:p>
          </table:table-cell>
          <table:table-cell office:value-type="float" office:value="0.52791294454925897" table:style-name="ce57">
            <text:p><text:s/>53%</text:p>
          </table:table-cell>
          <table:table-cell office:value-type="float" office:value="0.52011994393924599" table:style-name="ce57">
            <text:p><text:s/>52%</text:p>
          </table:table-cell>
          <table:table-cell office:value-type="float" office:value="0.521568404836522" table:style-name="ce57">
            <text:p><text:s/>52%</text:p>
          </table:table-cell>
          <table:table-cell office:value-type="float" office:value="0.50171963014535603" table:style-name="ce57">
            <text:p><text:s/>50%</text:p>
          </table:table-cell>
          <table:table-cell office:value-type="float" office:value="-3" table:style-name="ce58">
            <text:p>- 3pp</text:p>
          </table:table-cell>
          <table:table-cell table:number-columns-repeated="16377"/>
        </table:table-row>
        <table:table-row table:style-name="ro2">
          <table:table-cell office:value-type="string" table:style-name="ce56">
            <text:p>7 years to less than 10 years</text:p>
          </table:table-cell>
          <table:table-cell office:value-type="float" office:value="0.52000659632770097" table:style-name="ce57">
            <text:p><text:s/>52%</text:p>
          </table:table-cell>
          <table:table-cell office:value-type="float" office:value="0.53043750799359701" table:style-name="ce57">
            <text:p><text:s/>53%</text:p>
          </table:table-cell>
          <table:table-cell office:value-type="float" office:value="0.49931577154780898" table:style-name="ce57">
            <text:p><text:s/>50%</text:p>
          </table:table-cell>
          <table:table-cell office:value-type="float" office:value="0.51504763832260303" table:style-name="ce57">
            <text:p><text:s/>52%</text:p>
          </table:table-cell>
          <table:table-cell office:value-type="float" office:value="0.51983559777580102" table:style-name="ce57">
            <text:p><text:s/>52%</text:p>
          </table:table-cell>
          <table:table-cell office:value-type="float" office:value="0" table:style-name="ce58">
            <text:p><text:s/>0pp</text:p>
          </table:table-cell>
          <table:table-cell table:number-columns-repeated="16377"/>
        </table:table-row>
        <table:table-row table:style-name="ro2">
          <table:table-cell office:value-type="string" table:style-name="ce56">
            <text:p>10 years to less than 14 years</text:p>
          </table:table-cell>
          <table:table-cell office:value-type="float" office:value="0.523913000139551" table:style-name="ce57">
            <text:p><text:s/>52%</text:p>
          </table:table-cell>
          <table:table-cell office:value-type="float" office:value="0.54468542915742901" table:style-name="ce57">
            <text:p><text:s/>54%</text:p>
          </table:table-cell>
          <table:table-cell office:value-type="float" office:value="0.54381472853991397" table:style-name="ce57">
            <text:p><text:s/>54%</text:p>
          </table:table-cell>
          <table:table-cell office:value-type="float" office:value="0.506747759394238" table:style-name="ce57">
            <text:p><text:s/>51%</text:p>
          </table:table-cell>
          <table:table-cell office:value-type="float" office:value="0.544063500144918" table:style-name="ce57">
            <text:p><text:s/>54%</text:p>
          </table:table-cell>
          <table:table-cell office:value-type="float" office:value="2" table:style-name="ce58">
            <text:p><text:s/>2pp</text:p>
          </table:table-cell>
          <table:table-cell table:number-columns-repeated="16377"/>
        </table:table-row>
        <table:table-row table:style-name="ro2">
          <table:table-cell office:value-type="string" table:style-name="ce56">
            <text:p>14 years or more (excluding indeterminate sentences)</text:p>
          </table:table-cell>
          <table:table-cell office:value-type="float" office:value="0.53285883250505595" table:style-name="ce57">
            <text:p><text:s/>53%</text:p>
          </table:table-cell>
          <table:table-cell office:value-type="float" office:value="0.53060850654549696" table:style-name="ce57">
            <text:p><text:s/>53%</text:p>
          </table:table-cell>
          <table:table-cell office:value-type="float" office:value="0.52257157460619996" table:style-name="ce57">
            <text:p><text:s/>52%</text:p>
          </table:table-cell>
          <table:table-cell office:value-type="float" office:value="0.49948677009970899" table:style-name="ce57">
            <text:p><text:s/>50%</text:p>
          </table:table-cell>
          <table:table-cell office:value-type="float" office:value="0.50743167048460602" table:style-name="ce57">
            <text:p><text:s/>51%</text:p>
          </table:table-cell>
          <table:table-cell office:value-type="float" office:value="-3" table:style-name="ce58">
            <text:p>- 3pp</text:p>
          </table:table-cell>
          <table:table-cell table:number-columns-repeated="16377"/>
        </table:table-row>
        <table:table-row table:style-name="ro11">
          <table:table-cell office:value-type="string" table:style-name="ce59">
            <text:p>Extended determinate sentence</text:p>
          </table:table-cell>
          <table:table-cell office:value-type="float" office:value="0.98631668161488195" table:style-name="ce60">
            <text:p><text:s/>99%</text:p>
          </table:table-cell>
          <table:table-cell office:value-type="float" office:value="0.96009092013841701" table:style-name="ce60">
            <text:p><text:s/>96%</text:p>
          </table:table-cell>
          <table:table-cell office:value-type="float" office:value="1.0285059500770199" table:style-name="ce60">
            <text:p><text:s/>103%</text:p>
          </table:table-cell>
          <table:table-cell office:value-type="float" office:value="0.99885943710362601" table:style-name="ce60">
            <text:p><text:s/>100%</text:p>
          </table:table-cell>
          <table:table-cell office:value-type="float" office:value="1.0456097075616699" table:style-name="ce60">
            <text:p><text:s/>105%</text:p>
          </table:table-cell>
          <table:table-cell office:value-type="float" office:value="6" table:style-name="ce61">
            <text:p><text:s/>6pp</text:p>
          </table:table-cell>
          <table:table-cell table:number-columns-repeated="16377"/>
        </table:table-row>
        <table:table-row table:style-name="ro2">
          <table:table-cell table:number-columns-spanned="7" table:number-rows-spanned="1" table:style-name="ce19"/>
          <table:covered-table-cell table:number-columns-repeated="6"/>
          <table:table-cell table:number-columns-repeated="16377"/>
        </table:table-row>
        <table:table-row table:style-name="ro2">
          <table:table-cell table:number-columns-spanned="7" table:number-rows-spanned="1" table:style-name="ce19"/>
          <table:covered-table-cell table:number-columns-repeated="6"/>
          <table:table-cell table:number-columns-repeated="16377"/>
        </table:table-row>
        <table:table-row table:style-name="ro10">
          <table:table-cell office:value-type="string" table:style-name="ce21">
            <text:p><text:s/></text:p>
          </table:table-cell>
          <table:table-cell office:value-type="string" table:style-name="ce21">
            <text:p>Jan-Mar</text:p>
            <text:p><text:s/>2022</text:p>
          </table:table-cell>
          <table:table-cell office:value-type="string" table:style-name="ce21">
            <text:p>Apr-Jun</text:p>
            <text:p><text:s/>2022</text:p>
          </table:table-cell>
          <table:table-cell office:value-type="string" table:style-name="ce21">
            <text:p>Jul-Sep</text:p>
            <text:p><text:s/>2022 (R)</text:p>
          </table:table-cell>
          <table:table-cell office:value-type="string" table:style-name="ce21">
            <text:p>Oct-Dec</text:p>
            <text:p><text:s/>2022 (R)</text:p>
          </table:table-cell>
          <table:table-cell office:value-type="string" table:style-name="ce21">
            <text:p>Jan-Mar</text:p>
            <text:p><text:s/>2023</text:p>
          </table:table-cell>
          <table:table-cell office:value-type="string" table:style-name="ce21">
            <text:p>Percentage change<text:s/></text:p>
            <text:p>Jan-Mar</text:p>
            <text:p><text:s/>2022 to 2023</text:p>
          </table:table-cell>
          <table:table-cell table:number-columns-repeated="16377"/>
        </table:table-row>
        <table:table-row table:style-name="ro11">
          <table:table-cell office:value-type="string" table:style-name="ce23">
            <text:p>Males</text:p>
          </table:table-cell>
          <table:table-cell table:number-columns-repeated="5" table:style-name="ce45"/>
          <table:table-cell table:style-name="ce46"/>
          <table:table-cell table:number-columns-repeated="16377"/>
        </table:table-row>
        <table:table-row table:style-name="ro12">
          <table:table-cell office:value-type="string" table:style-name="ce26">
            <text:p>Median sentence length in months</text:p>
          </table:table-cell>
          <table:table-cell office:value-type="float" office:value="12.657534246575301" table:style-name="ce47">
            <text:p>12.7</text:p>
          </table:table-cell>
          <table:table-cell office:value-type="float" office:value="12" table:style-name="ce47">
            <text:p>12.0</text:p>
          </table:table-cell>
          <table:table-cell office:value-type="float" office:value="12" table:style-name="ce47">
            <text:p>12.0</text:p>
          </table:table-cell>
          <table:table-cell office:value-type="float" office:value="12" table:style-name="ce47">
            <text:p>12.0</text:p>
          </table:table-cell>
          <table:table-cell office:value-type="float" office:value="12" table:style-name="ce47">
            <text:p>12.0</text:p>
          </table:table-cell>
          <table:table-cell office:value-type="percentage" office:value="-5.1950000000000003E-2" table:style-name="ce28">
            <text:p>-5%</text:p>
          </table:table-cell>
          <table:table-cell table:number-columns-repeated="16377"/>
        </table:table-row>
        <table:table-row table:style-name="ro2">
          <table:table-cell office:value-type="string" table:style-name="ce29">
            <text:p>Less than or equal to 6 months</text:p>
          </table:table-cell>
          <table:table-cell office:value-type="float" office:value="3.6164383561643798" table:style-name="ce48">
            <text:p>3.6</text:p>
          </table:table-cell>
          <table:table-cell office:value-type="float" office:value="3.1890410958904098" table:style-name="ce48">
            <text:p>3.2</text:p>
          </table:table-cell>
          <table:table-cell office:value-type="float" office:value="3.6493150684931499" table:style-name="ce48">
            <text:p>3.6</text:p>
          </table:table-cell>
          <table:table-cell office:value-type="float" office:value="3.1890410958904098" table:style-name="ce48">
            <text:p>3.2</text:p>
          </table:table-cell>
          <table:table-cell office:value-type="float" office:value="3.25479452054795" table:style-name="ce48">
            <text:p>3.3</text:p>
          </table:table-cell>
          <table:table-cell office:value-type="percentage" office:value="-0.1" table:style-name="ce31">
            <text:p>-10%</text:p>
          </table:table-cell>
          <table:table-cell table:number-columns-repeated="16377"/>
        </table:table-row>
        <table:table-row table:style-name="ro2">
          <table:table-cell office:value-type="string" table:style-name="ce29">
            <text:p>Greater than 6 months to less than 12 months</text:p>
          </table:table-cell>
          <table:table-cell office:value-type="float" office:value="8.0547945205479508" table:style-name="ce48">
            <text:p>8.1</text:p>
          </table:table-cell>
          <table:table-cell office:value-type="float" office:value="8.2849315068493095" table:style-name="ce48">
            <text:p>8.3</text:p>
          </table:table-cell>
          <table:table-cell office:value-type="float" office:value="8.2849315068493095" table:style-name="ce48">
            <text:p>8.3</text:p>
          </table:table-cell>
          <table:table-cell office:value-type="float" office:value="8.2849315068493095" table:style-name="ce48">
            <text:p>8.3</text:p>
          </table:table-cell>
          <table:table-cell office:value-type="float" office:value="8.2849315068493095" table:style-name="ce48">
            <text:p>8.3</text:p>
          </table:table-cell>
          <table:table-cell office:value-type="percentage" office:value="2.8570000000000002E-2" table:style-name="ce31">
            <text:p>3%</text:p>
          </table:table-cell>
          <table:table-cell table:number-columns-repeated="16377"/>
        </table:table-row>
        <table:table-row table:style-name="ro2">
          <table:table-cell office:value-type="string" table:style-name="ce29">
            <text:p>12 months to less than 4 years</text:p>
          </table:table-cell>
          <table:table-cell office:value-type="float" office:value="24" table:style-name="ce48">
            <text:p>24.0</text:p>
          </table:table-cell>
          <table:table-cell office:value-type="float" office:value="24" table:style-name="ce48">
            <text:p>24.0</text:p>
          </table:table-cell>
          <table:table-cell office:value-type="float" office:value="24.986301369863" table:style-name="ce48">
            <text:p>25.0</text:p>
          </table:table-cell>
          <table:table-cell office:value-type="float" office:value="25.2328767123288" table:style-name="ce48">
            <text:p>25.2</text:p>
          </table:table-cell>
          <table:table-cell office:value-type="float" office:value="24.986301369863" table:style-name="ce48">
            <text:p>25.0</text:p>
          </table:table-cell>
          <table:table-cell office:value-type="percentage" office:value="4.1099999999999998E-2" table:style-name="ce31">
            <text:p>4%</text:p>
          </table:table-cell>
          <table:table-cell table:number-columns-repeated="16377"/>
        </table:table-row>
        <table:table-row table:style-name="ro2">
          <table:table-cell office:value-type="string" table:style-name="ce32">
            <text:p>12 months to less than 2 years</text:p>
          </table:table-cell>
          <table:table-cell office:value-type="float" office:value="16.0109589041096" table:style-name="ce49">
            <text:p>16.0</text:p>
          </table:table-cell>
          <table:table-cell office:value-type="float" office:value="16.0109589041096" table:style-name="ce49">
            <text:p>16.0</text:p>
          </table:table-cell>
          <table:table-cell office:value-type="float" office:value="16.0109589041096" table:style-name="ce49">
            <text:p>16.0</text:p>
          </table:table-cell>
          <table:table-cell office:value-type="float" office:value="16.0109589041096" table:style-name="ce49">
            <text:p>16.0</text:p>
          </table:table-cell>
          <table:table-cell office:value-type="float" office:value="16.0109589041096" table:style-name="ce49">
            <text:p>16.0</text:p>
          </table:table-cell>
          <table:table-cell office:value-type="percentage" office:value="0" table:style-name="ce34">
            <text:p>0%</text:p>
          </table:table-cell>
          <table:table-cell table:number-columns-repeated="16377"/>
        </table:table-row>
        <table:table-row table:style-name="ro2">
          <table:table-cell office:value-type="string" table:style-name="ce32">
            <text:p>2 years to less than 4 years</text:p>
          </table:table-cell>
          <table:table-cell office:value-type="float" office:value="32.0219178082192" table:style-name="ce49">
            <text:p>32.0</text:p>
          </table:table-cell>
          <table:table-cell office:value-type="float" office:value="32.0219178082192" table:style-name="ce49">
            <text:p>32.0</text:p>
          </table:table-cell>
          <table:table-cell office:value-type="float" office:value="32.0219178082192" table:style-name="ce49">
            <text:p>32.0</text:p>
          </table:table-cell>
          <table:table-cell office:value-type="float" office:value="32.0219178082192" table:style-name="ce49">
            <text:p>32.0</text:p>
          </table:table-cell>
          <table:table-cell office:value-type="float" office:value="32.0219178082192" table:style-name="ce49">
            <text:p>32.0</text:p>
          </table:table-cell>
          <table:table-cell office:value-type="percentage" office:value="0" table:style-name="ce34">
            <text:p>0%</text:p>
          </table:table-cell>
          <table:table-cell table:number-columns-repeated="16377"/>
        </table:table-row>
        <table:table-row table:style-name="ro2">
          <table:table-cell office:value-type="string" table:style-name="ce29">
            <text:p>4 years or more (excluding indeterminate sentences)</text:p>
          </table:table-cell>
          <table:table-cell office:value-type="float" office:value="72.0328767123288" table:style-name="ce48">
            <text:p>72.0</text:p>
          </table:table-cell>
          <table:table-cell office:value-type="float" office:value="72.0328767123288" table:style-name="ce48">
            <text:p>72.0</text:p>
          </table:table-cell>
          <table:table-cell office:value-type="float" office:value="73.972602739726" table:style-name="ce48">
            <text:p>74.0</text:p>
          </table:table-cell>
          <table:table-cell office:value-type="float" office:value="75.0246575342466" table:style-name="ce48">
            <text:p>75.0</text:p>
          </table:table-cell>
          <table:table-cell office:value-type="float" office:value="75.945205479452099" table:style-name="ce48">
            <text:p>75.9</text:p>
          </table:table-cell>
          <table:table-cell office:value-type="percentage" office:value="5.4309999999999997E-2" table:style-name="ce31">
            <text:p>5%</text:p>
          </table:table-cell>
          <table:table-cell table:number-columns-repeated="16377"/>
        </table:table-row>
        <table:table-row table:style-name="ro2">
          <table:table-cell office:value-type="string" table:style-name="ce32">
            <text:p>4 years to less than 5 years</text:p>
          </table:table-cell>
          <table:table-cell office:value-type="float" office:value="50.761643835616397" table:style-name="ce49">
            <text:p>50.8</text:p>
          </table:table-cell>
          <table:table-cell office:value-type="float" office:value="52.0109589041096" table:style-name="ce49">
            <text:p>52.0</text:p>
          </table:table-cell>
          <table:table-cell office:value-type="float" office:value="50.0054794520548" table:style-name="ce49">
            <text:p>50.0</text:p>
          </table:table-cell>
          <table:table-cell office:value-type="float" office:value="51.0246575342466" table:style-name="ce49">
            <text:p>51.0</text:p>
          </table:table-cell>
          <table:table-cell office:value-type="float" office:value="51.0246575342466" table:style-name="ce49">
            <text:p>51.0</text:p>
          </table:table-cell>
          <table:table-cell office:value-type="percentage" office:value="5.1799999999999997E-3" table:style-name="ce34">
            <text:p>1%</text:p>
          </table:table-cell>
          <table:table-cell table:number-columns-repeated="16377"/>
        </table:table-row>
        <table:table-row table:style-name="ro2">
          <table:table-cell office:value-type="string" table:style-name="ce32">
            <text:p>5 years to less than 7 years</text:p>
          </table:table-cell>
          <table:table-cell office:value-type="float" office:value="68.0219178082192" table:style-name="ce49">
            <text:p>68.0</text:p>
          </table:table-cell>
          <table:table-cell office:value-type="float" office:value="69.041095890411" table:style-name="ce49">
            <text:p>69.0</text:p>
          </table:table-cell>
          <table:table-cell office:value-type="float" office:value="69.336986301369905" table:style-name="ce49">
            <text:p>69.3</text:p>
          </table:table-cell>
          <table:table-cell office:value-type="float" office:value="68.0219178082192" table:style-name="ce49">
            <text:p>68.0</text:p>
          </table:table-cell>
          <table:table-cell office:value-type="float" office:value="72.0328767123288" table:style-name="ce49">
            <text:p>72.0</text:p>
          </table:table-cell>
          <table:table-cell office:value-type="percentage" office:value="5.8970000000000002E-2" table:style-name="ce34">
            <text:p>6%</text:p>
          </table:table-cell>
          <table:table-cell table:number-columns-repeated="16377"/>
        </table:table-row>
        <table:table-row table:style-name="ro2">
          <table:table-cell office:value-type="string" table:style-name="ce32">
            <text:p>7 years to less than 10 years</text:p>
          </table:table-cell>
          <table:table-cell office:value-type="float" office:value="96.065753424657501" table:style-name="ce49">
            <text:p>96.1</text:p>
          </table:table-cell>
          <table:table-cell office:value-type="float" office:value="96.065753424657501" table:style-name="ce49">
            <text:p>96.1</text:p>
          </table:table-cell>
          <table:table-cell office:value-type="float" office:value="96.065753424657501" table:style-name="ce49">
            <text:p>96.1</text:p>
          </table:table-cell>
          <table:table-cell office:value-type="float" office:value="96.065753424657501" table:style-name="ce49">
            <text:p>96.1</text:p>
          </table:table-cell>
          <table:table-cell office:value-type="float" office:value="96.065753424657501" table:style-name="ce49">
            <text:p>96.1</text:p>
          </table:table-cell>
          <table:table-cell office:value-type="percentage" office:value="0" table:style-name="ce34">
            <text:p>0%</text:p>
          </table:table-cell>
          <table:table-cell table:number-columns-repeated="16377"/>
        </table:table-row>
        <table:table-row table:style-name="ro2">
          <table:table-cell office:value-type="string" table:style-name="ce32">
            <text:p>10 years to less than 14 years</text:p>
          </table:table-cell>
          <table:table-cell office:value-type="float" office:value="132.065753424658" table:style-name="ce49">
            <text:p>132.1</text:p>
          </table:table-cell>
          <table:table-cell office:value-type="float" office:value="132.065753424658" table:style-name="ce49">
            <text:p>132.1</text:p>
          </table:table-cell>
          <table:table-cell office:value-type="float" office:value="132.065753424658" table:style-name="ce49">
            <text:p>132.1</text:p>
          </table:table-cell>
          <table:table-cell office:value-type="float" office:value="132.065753424658" table:style-name="ce49">
            <text:p>132.1</text:p>
          </table:table-cell>
          <table:table-cell office:value-type="float" office:value="132.065753424658" table:style-name="ce49">
            <text:p>132.1</text:p>
          </table:table-cell>
          <table:table-cell office:value-type="percentage" office:value="0" table:style-name="ce34">
            <text:p>0%</text:p>
          </table:table-cell>
          <table:table-cell table:number-columns-repeated="16377"/>
        </table:table-row>
        <table:table-row table:style-name="ro2">
          <table:table-cell office:value-type="string" table:style-name="ce32">
            <text:p>14 years or more (excluding indeterminate sentences)</text:p>
          </table:table-cell>
          <table:table-cell office:value-type="float" office:value="180.098630136986" table:style-name="ce49">
            <text:p>180.1</text:p>
          </table:table-cell>
          <table:table-cell office:value-type="float" office:value="192.131506849315" table:style-name="ce49">
            <text:p>192.1</text:p>
          </table:table-cell>
          <table:table-cell office:value-type="float" office:value="192.131506849315" table:style-name="ce49">
            <text:p>192.1</text:p>
          </table:table-cell>
          <table:table-cell office:value-type="float" office:value="192.131506849315" table:style-name="ce49">
            <text:p>192.1</text:p>
          </table:table-cell>
          <table:table-cell office:value-type="float" office:value="186.115068493151" table:style-name="ce49">
            <text:p>186.1</text:p>
          </table:table-cell>
          <table:table-cell office:value-type="percentage" office:value="3.3410000000000002E-2" table:style-name="ce34">
            <text:p>3%</text:p>
          </table:table-cell>
          <table:table-cell table:number-columns-repeated="16377"/>
        </table:table-row>
        <table:table-row table:style-name="ro2">
          <table:table-cell office:value-type="string" table:style-name="ce32">
            <text:p>Extended determinate sentence</text:p>
          </table:table-cell>
          <table:table-cell office:value-type="float" office:value="72.0328767123288" table:style-name="ce49">
            <text:p>72.0</text:p>
          </table:table-cell>
          <table:table-cell office:value-type="float" office:value="72.0328767123288" table:style-name="ce49">
            <text:p>72.0</text:p>
          </table:table-cell>
          <table:table-cell office:value-type="float" office:value="72.0328767123288" table:style-name="ce49">
            <text:p>72.0</text:p>
          </table:table-cell>
          <table:table-cell office:value-type="float" office:value="72.0328767123288" table:style-name="ce49">
            <text:p>72.0</text:p>
          </table:table-cell>
          <table:table-cell office:value-type="float" office:value="72.0328767123288" table:style-name="ce49">
            <text:p>72.0</text:p>
          </table:table-cell>
          <table:table-cell office:value-type="percentage" office:value="0" table:style-name="ce34">
            <text:p>0%</text:p>
          </table:table-cell>
          <table:table-cell table:number-columns-repeated="16377"/>
        </table:table-row>
        <table:table-row table:style-name="ro12">
          <table:table-cell office:value-type="string" table:style-name="ce26">
            <text:p>Median time served including remand in months</text:p>
          </table:table-cell>
          <table:table-cell office:value-type="float" office:value="6.6036960985626303" table:style-name="ce47">
            <text:p>6.6</text:p>
          </table:table-cell>
          <table:table-cell office:value-type="float" office:value="6.1437371663244296" table:style-name="ce47">
            <text:p>6.1</text:p>
          </table:table-cell>
          <table:table-cell office:value-type="float" office:value="5.9794661190965099" table:style-name="ce47">
            <text:p>6.0</text:p>
          </table:table-cell>
          <table:table-cell office:value-type="float" office:value="6.0123203285420903" table:style-name="ce47">
            <text:p>6.0</text:p>
          </table:table-cell>
          <table:table-cell office:value-type="float" office:value="6.1765913757700197" table:style-name="ce47">
            <text:p>6.2</text:p>
          </table:table-cell>
          <table:table-cell office:value-type="percentage" office:value="-6.4680000000000001E-2" table:style-name="ce28">
            <text:p>-6%</text:p>
          </table:table-cell>
          <table:table-cell table:number-columns-repeated="16377"/>
        </table:table-row>
        <table:table-row table:style-name="ro2">
          <table:table-cell office:value-type="string" table:style-name="ce29">
            <text:p>Less than or equal to 6 months</text:p>
          </table:table-cell>
          <table:table-cell office:value-type="float" office:value="1.67556468172485" table:style-name="ce48">
            <text:p>1.7</text:p>
          </table:table-cell>
          <table:table-cell office:value-type="float" office:value="1.57700205338809" table:style-name="ce48">
            <text:p>1.6</text:p>
          </table:table-cell>
          <table:table-cell office:value-type="float" office:value="1.6098562628336801" table:style-name="ce48">
            <text:p>1.6</text:p>
          </table:table-cell>
          <table:table-cell office:value-type="float" office:value="1.57700205338809" table:style-name="ce48">
            <text:p>1.6</text:p>
          </table:table-cell>
          <table:table-cell office:value-type="float" office:value="1.6098562628336801" table:style-name="ce48">
            <text:p>1.6</text:p>
          </table:table-cell>
          <table:table-cell office:value-type="percentage" office:value="-3.9219999999999998E-2" table:style-name="ce31">
            <text:p>-4%</text:p>
          </table:table-cell>
          <table:table-cell table:number-columns-repeated="16377"/>
        </table:table-row>
        <table:table-row table:style-name="ro2">
          <table:table-cell office:value-type="string" table:style-name="ce29">
            <text:p>Greater than 6 months to less than 12 months</text:p>
          </table:table-cell>
          <table:table-cell office:value-type="float" office:value="3.9425051334702301" table:style-name="ce48">
            <text:p>3.9</text:p>
          </table:table-cell>
          <table:table-cell office:value-type="float" office:value="3.9425051334702301" table:style-name="ce48">
            <text:p>3.9</text:p>
          </table:table-cell>
          <table:table-cell office:value-type="float" office:value="4.0082135523613998" table:style-name="ce48">
            <text:p>4.0</text:p>
          </table:table-cell>
          <table:table-cell office:value-type="float" office:value="4.0082135523613998" table:style-name="ce48">
            <text:p>4.0</text:p>
          </table:table-cell>
          <table:table-cell office:value-type="float" office:value="3.9753593429158101" table:style-name="ce48">
            <text:p>4.0</text:p>
          </table:table-cell>
          <table:table-cell office:value-type="percentage" office:value="8.3300000000000006E-3" table:style-name="ce31">
            <text:p>1%</text:p>
          </table:table-cell>
          <table:table-cell table:number-columns-repeated="16377"/>
        </table:table-row>
        <table:table-row table:style-name="ro2">
          <table:table-cell office:value-type="string" table:style-name="ce29">
            <text:p>12 months to less than 4 years</text:p>
          </table:table-cell>
          <table:table-cell office:value-type="float" office:value="10.611909650924" table:style-name="ce48">
            <text:p>10.6</text:p>
          </table:table-cell>
          <table:table-cell office:value-type="float" office:value="10.9404517453799" table:style-name="ce48">
            <text:p>10.9</text:p>
          </table:table-cell>
          <table:table-cell office:value-type="float" office:value="10.9404517453799" table:style-name="ce48">
            <text:p>10.9</text:p>
          </table:table-cell>
          <table:table-cell office:value-type="float" office:value="11.64681724846" table:style-name="ce48">
            <text:p>11.6</text:p>
          </table:table-cell>
          <table:table-cell office:value-type="float" office:value="11.4332648870637" table:style-name="ce48">
            <text:p>11.4</text:p>
          </table:table-cell>
          <table:table-cell office:value-type="percentage" office:value="7.7399999999999997E-2" table:style-name="ce31">
            <text:p>8%</text:p>
          </table:table-cell>
          <table:table-cell table:number-columns-repeated="16377"/>
        </table:table-row>
        <table:table-row table:style-name="ro2">
          <table:table-cell office:value-type="string" table:style-name="ce32">
            <text:p>12 months to less than 2 years</text:p>
          </table:table-cell>
          <table:table-cell office:value-type="float" office:value="6.9979466119096498" table:style-name="ce49">
            <text:p>7.0</text:p>
          </table:table-cell>
          <table:table-cell office:value-type="float" office:value="6.8993839835728998" table:style-name="ce49">
            <text:p>6.9</text:p>
          </table:table-cell>
          <table:table-cell office:value-type="float" office:value="6.8993839835728998" table:style-name="ce49">
            <text:p>6.9</text:p>
          </table:table-cell>
          <table:table-cell office:value-type="float" office:value="7.3921971252566703" table:style-name="ce49">
            <text:p>7.4</text:p>
          </table:table-cell>
          <table:table-cell office:value-type="float" office:value="7.0636550308008204" table:style-name="ce49">
            <text:p>7.1</text:p>
          </table:table-cell>
          <table:table-cell office:value-type="percentage" office:value="9.3900000000000008E-3" table:style-name="ce34">
            <text:p>1%</text:p>
          </table:table-cell>
          <table:table-cell table:number-columns-repeated="16377"/>
        </table:table-row>
        <table:table-row table:style-name="ro2">
          <table:table-cell office:value-type="string" table:style-name="ce32">
            <text:p>2 years to less than 4 years</text:p>
          </table:table-cell>
          <table:table-cell office:value-type="float" office:value="13.9301848049281" table:style-name="ce49">
            <text:p>13.9</text:p>
          </table:table-cell>
          <table:table-cell office:value-type="float" office:value="14.160164271047201" table:style-name="ce49">
            <text:p>14.2</text:p>
          </table:table-cell>
          <table:table-cell office:value-type="float" office:value="13.963039014373701" table:style-name="ce49">
            <text:p>14.0</text:p>
          </table:table-cell>
          <table:table-cell office:value-type="float" office:value="14.718685831622199" table:style-name="ce49">
            <text:p>14.7</text:p>
          </table:table-cell>
          <table:table-cell office:value-type="float" office:value="14.357289527720701" table:style-name="ce49">
            <text:p>14.4</text:p>
          </table:table-cell>
          <table:table-cell office:value-type="percentage" office:value="3.066E-2" table:style-name="ce34">
            <text:p>3%</text:p>
          </table:table-cell>
          <table:table-cell table:number-columns-repeated="16377"/>
        </table:table-row>
        <table:table-row table:style-name="ro2">
          <table:table-cell office:value-type="string" table:style-name="ce29">
            <text:p>4 years or more (excluding indeterminate sentences)</text:p>
          </table:table-cell>
          <table:table-cell office:value-type="float" office:value="42.086242299794698" table:style-name="ce48">
            <text:p>42.1</text:p>
          </table:table-cell>
          <table:table-cell office:value-type="float" office:value="43.137577002053398" table:style-name="ce48">
            <text:p>43.1</text:p>
          </table:table-cell>
          <table:table-cell office:value-type="float" office:value="42.9897330595483" table:style-name="ce48">
            <text:p>43.0</text:p>
          </table:table-cell>
          <table:table-cell office:value-type="float" office:value="44.944558521560602" table:style-name="ce48">
            <text:p>44.9</text:p>
          </table:table-cell>
          <table:table-cell office:value-type="float" office:value="46.455852156057503" table:style-name="ce48">
            <text:p>46.5</text:p>
          </table:table-cell>
          <table:table-cell office:value-type="percentage" office:value="0.10383000000000001" table:style-name="ce31">
            <text:p>10%</text:p>
          </table:table-cell>
          <table:table-cell table:number-columns-repeated="16377"/>
        </table:table-row>
        <table:table-row table:style-name="ro2">
          <table:table-cell office:value-type="string" table:style-name="ce32">
            <text:p>4 years to less than 5 years</text:p>
          </table:table-cell>
          <table:table-cell office:value-type="float" office:value="26.480492813141701" table:style-name="ce49">
            <text:p>26.5</text:p>
          </table:table-cell>
          <table:table-cell office:value-type="float" office:value="26.874743326488701" table:style-name="ce49">
            <text:p>26.9</text:p>
          </table:table-cell>
          <table:table-cell office:value-type="float" office:value="25.921971252566699" table:style-name="ce49">
            <text:p>25.9</text:p>
          </table:table-cell>
          <table:table-cell office:value-type="float" office:value="26.447638603696099" table:style-name="ce49">
            <text:p>26.4</text:p>
          </table:table-cell>
          <table:table-cell office:value-type="float" office:value="25.954825462012298" table:style-name="ce49">
            <text:p>26.0</text:p>
          </table:table-cell>
          <table:table-cell office:value-type="percentage" office:value="-1.985E-2" table:style-name="ce34">
            <text:p>-2%</text:p>
          </table:table-cell>
          <table:table-cell table:number-columns-repeated="16377"/>
        </table:table-row>
        <table:table-row table:style-name="ro2">
          <table:table-cell office:value-type="string" table:style-name="ce32">
            <text:p>5 years to less than 7 years</text:p>
          </table:table-cell>
          <table:table-cell office:value-type="float" office:value="35.942505133470199" table:style-name="ce49">
            <text:p>35.9</text:p>
          </table:table-cell>
          <table:table-cell office:value-type="float" office:value="35.942505133470199" table:style-name="ce49">
            <text:p>35.9</text:p>
          </table:table-cell>
          <table:table-cell office:value-type="float" office:value="35.909650924024596" table:style-name="ce49">
            <text:p>35.9</text:p>
          </table:table-cell>
          <table:table-cell office:value-type="float" office:value="35.975359342915802" table:style-name="ce49">
            <text:p>36.0</text:p>
          </table:table-cell>
          <table:table-cell office:value-type="float" office:value="35.975359342915802" table:style-name="ce49">
            <text:p>36.0</text:p>
          </table:table-cell>
          <table:table-cell office:value-type="percentage" office:value="9.1E-4" table:style-name="ce34">
            <text:p>0%</text:p>
          </table:table-cell>
          <table:table-cell table:number-columns-repeated="16377"/>
        </table:table-row>
        <table:table-row table:style-name="ro2">
          <table:table-cell office:value-type="string" table:style-name="ce32">
            <text:p>7 years to less than 10 years</text:p>
          </table:table-cell>
          <table:table-cell office:value-type="float" office:value="49.921971252566699" table:style-name="ce49">
            <text:p>49.9</text:p>
          </table:table-cell>
          <table:table-cell office:value-type="float" office:value="51.219712525667397" table:style-name="ce49">
            <text:p>51.2</text:p>
          </table:table-cell>
          <table:table-cell office:value-type="float" office:value="47.967145790554397" table:style-name="ce49">
            <text:p>48.0</text:p>
          </table:table-cell>
          <table:table-cell office:value-type="float" office:value="49.445585215605703" table:style-name="ce49">
            <text:p>49.4</text:p>
          </table:table-cell>
          <table:table-cell office:value-type="float" office:value="50.086242299794698" table:style-name="ce49">
            <text:p>50.1</text:p>
          </table:table-cell>
          <table:table-cell office:value-type="percentage" office:value="3.29E-3" table:style-name="ce34">
            <text:p>0%</text:p>
          </table:table-cell>
          <table:table-cell table:number-columns-repeated="16377"/>
        </table:table-row>
        <table:table-row table:style-name="ro2">
          <table:table-cell office:value-type="string" table:style-name="ce32">
            <text:p>10 years to less than 14 years</text:p>
          </table:table-cell>
          <table:table-cell office:value-type="float" office:value="68.993839835728906" table:style-name="ce49">
            <text:p>69.0</text:p>
          </table:table-cell>
          <table:table-cell office:value-type="float" office:value="71.934291581108795" table:style-name="ce49">
            <text:p>71.9</text:p>
          </table:table-cell>
          <table:table-cell office:value-type="float" office:value="71.786447638603704" table:style-name="ce49">
            <text:p>71.8</text:p>
          </table:table-cell>
          <table:table-cell office:value-type="float" office:value="66.973305954825506" table:style-name="ce49">
            <text:p>67.0</text:p>
          </table:table-cell>
          <table:table-cell office:value-type="float" office:value="71.950718685831603" table:style-name="ce49">
            <text:p>72.0</text:p>
          </table:table-cell>
          <table:table-cell office:value-type="percentage" office:value="4.2860000000000002E-2" table:style-name="ce34">
            <text:p>4%</text:p>
          </table:table-cell>
          <table:table-cell table:number-columns-repeated="16377"/>
        </table:table-row>
        <table:table-row table:style-name="ro2">
          <table:table-cell office:value-type="string" table:style-name="ce32">
            <text:p>14 years or more (excluding indeterminate sentences)</text:p>
          </table:table-cell>
          <table:table-cell office:value-type="float" office:value="95.967145790554397" table:style-name="ce49">
            <text:p>96.0</text:p>
          </table:table-cell>
          <table:table-cell office:value-type="float" office:value="101.946611909651" table:style-name="ce49">
            <text:p>101.9</text:p>
          </table:table-cell>
          <table:table-cell office:value-type="float" office:value="101.913757700205" table:style-name="ce49">
            <text:p>101.9</text:p>
          </table:table-cell>
          <table:table-cell office:value-type="float" office:value="95.967145790554397" table:style-name="ce49">
            <text:p>96.0</text:p>
          </table:table-cell>
          <table:table-cell office:value-type="float" office:value="95.967145790554397" table:style-name="ce49">
            <text:p>96.0</text:p>
          </table:table-cell>
          <table:table-cell office:value-type="percentage" office:value="0" table:style-name="ce34">
            <text:p>0%</text:p>
          </table:table-cell>
          <table:table-cell table:number-columns-repeated="16377"/>
        </table:table-row>
        <table:table-row table:style-name="ro2">
          <table:table-cell office:value-type="string" table:style-name="ce32">
            <text:p>Extended determinate sentence</text:p>
          </table:table-cell>
          <table:table-cell office:value-type="float" office:value="71.885010266940498" table:style-name="ce49">
            <text:p>71.9</text:p>
          </table:table-cell>
          <table:table-cell office:value-type="float" office:value="69.913757700205295" table:style-name="ce49">
            <text:p>69.9</text:p>
          </table:table-cell>
          <table:table-cell office:value-type="float" office:value="74.086242299794705" table:style-name="ce49">
            <text:p>74.1</text:p>
          </table:table-cell>
          <table:table-cell office:value-type="float" office:value="71.950718685831603" table:style-name="ce49">
            <text:p>72.0</text:p>
          </table:table-cell>
          <table:table-cell office:value-type="float" office:value="75.728952772073896" table:style-name="ce49">
            <text:p>75.7</text:p>
          </table:table-cell>
          <table:table-cell office:value-type="percentage" office:value="5.3469999999999997E-2" table:style-name="ce34">
            <text:p>5%</text:p>
          </table:table-cell>
          <table:table-cell table:number-columns-repeated="16377"/>
        </table:table-row>
        <table:table-row table:style-name="ro12">
          <table:table-cell office:value-type="string" table:style-name="ce50">
            <text:p><text:s text:c="2"/>Percentage of time served including remand<text:s/><text:span text:style-name="T4">(1,2)</text:span></text:p>
          </table:table-cell>
          <table:table-cell office:value-type="float" office:value="0.52172057921544601" table:style-name="ce51">
            <text:p><text:s/>52%</text:p>
          </table:table-cell>
          <table:table-cell office:value-type="float" office:value="0.51197809719370302" table:style-name="ce51">
            <text:p><text:s/>51%</text:p>
          </table:table-cell>
          <table:table-cell office:value-type="float" office:value="0.49828884325804201" table:style-name="ce51">
            <text:p><text:s/>50%</text:p>
          </table:table-cell>
          <table:table-cell office:value-type="float" office:value="0.50102669404517497" table:style-name="ce51">
            <text:p><text:s/>50%</text:p>
          </table:table-cell>
          <table:table-cell office:value-type="float" office:value="0.51471594798083498" table:style-name="ce51">
            <text:p><text:s/>51%</text:p>
          </table:table-cell>
          <table:table-cell office:value-type="float" office:value="-1" table:style-name="ce52">
            <text:p>- 1pp</text:p>
          </table:table-cell>
          <table:table-cell table:number-columns-repeated="16377"/>
        </table:table-row>
        <table:table-row table:style-name="ro2">
          <table:table-cell office:value-type="string" table:style-name="ce53">
            <text:p>Less than or equal to 6 months</text:p>
          </table:table-cell>
          <table:table-cell office:value-type="float" office:value="0.46331902184058199" table:style-name="ce54">
            <text:p><text:s/>46%</text:p>
          </table:table-cell>
          <table:table-cell office:value-type="float" office:value="0.49450665763458201" table:style-name="ce54">
            <text:p><text:s/>49%</text:p>
          </table:table-cell>
          <table:table-cell office:value-type="float" office:value="0.441139291241961" table:style-name="ce54">
            <text:p><text:s/>44%</text:p>
          </table:table-cell>
          <table:table-cell office:value-type="float" office:value="0.49450665763458201" table:style-name="ce54">
            <text:p><text:s/>49%</text:p>
          </table:table-cell>
          <table:table-cell office:value-type="float" office:value="0.49461072048340998" table:style-name="ce54">
            <text:p><text:s/>49%</text:p>
          </table:table-cell>
          <table:table-cell office:value-type="float" office:value="3" table:style-name="ce55">
            <text:p><text:s/>3pp</text:p>
          </table:table-cell>
          <table:table-cell table:number-columns-repeated="16377"/>
        </table:table-row>
        <table:table-row table:style-name="ro2">
          <table:table-cell office:value-type="string" table:style-name="ce53">
            <text:p>Greater than 6 months to less than 12 months</text:p>
          </table:table-cell>
          <table:table-cell office:value-type="float" office:value="0.48946067133218801" table:style-name="ce54">
            <text:p><text:s/>49%</text:p>
          </table:table-cell>
          <table:table-cell office:value-type="float" office:value="0.47586454157295999" table:style-name="ce54">
            <text:p><text:s/>48%</text:p>
          </table:table-cell>
          <table:table-cell office:value-type="float" office:value="0.48379561726584303" table:style-name="ce54">
            <text:p><text:s/>48%</text:p>
          </table:table-cell>
          <table:table-cell office:value-type="float" office:value="0.48379561726584303" table:style-name="ce54">
            <text:p><text:s/>48%</text:p>
          </table:table-cell>
          <table:table-cell office:value-type="float" office:value="0.47983007941940198" table:style-name="ce54">
            <text:p><text:s/>48%</text:p>
          </table:table-cell>
          <table:table-cell office:value-type="float" office:value="-1" table:style-name="ce55">
            <text:p>- 1pp</text:p>
          </table:table-cell>
          <table:table-cell table:number-columns-repeated="16377"/>
        </table:table-row>
        <table:table-row table:style-name="ro2">
          <table:table-cell office:value-type="string" table:style-name="ce53">
            <text:p>12 months to less than 4 years</text:p>
          </table:table-cell>
          <table:table-cell office:value-type="float" office:value="0.44216290212183401" table:style-name="ce54">
            <text:p><text:s/>44%</text:p>
          </table:table-cell>
          <table:table-cell office:value-type="float" office:value="0.45585215605749502" table:style-name="ce54">
            <text:p><text:s/>46%</text:p>
          </table:table-cell>
          <table:table-cell office:value-type="float" office:value="0.43785799200259401" table:style-name="ce54">
            <text:p><text:s/>44%</text:p>
          </table:table-cell>
          <table:table-cell office:value-type="float" office:value="0.46157310485210501" table:style-name="ce54">
            <text:p><text:s/>46%</text:p>
          </table:table-cell>
          <table:table-cell office:value-type="float" office:value="0.45758132497568399" table:style-name="ce54">
            <text:p><text:s/>46%</text:p>
          </table:table-cell>
          <table:table-cell office:value-type="float" office:value="2" table:style-name="ce55">
            <text:p><text:s/>2pp</text:p>
          </table:table-cell>
          <table:table-cell table:number-columns-repeated="16377"/>
        </table:table-row>
        <table:table-row table:style-name="ro2">
          <table:table-cell office:value-type="string" table:style-name="ce56">
            <text:p>12 months to less than 2 years</text:p>
          </table:table-cell>
          <table:table-cell office:value-type="float" office:value="0.43707229865623198" table:style-name="ce57">
            <text:p><text:s/>44%</text:p>
          </table:table-cell>
          <table:table-cell office:value-type="float" office:value="0.43091635078783502" table:style-name="ce57">
            <text:p><text:s/>43%</text:p>
          </table:table-cell>
          <table:table-cell office:value-type="float" office:value="0.43091635078783502" table:style-name="ce57">
            <text:p><text:s/>43%</text:p>
          </table:table-cell>
          <table:table-cell office:value-type="float" office:value="0.46169609012982299" table:style-name="ce57">
            <text:p><text:s/>46%</text:p>
          </table:table-cell>
          <table:table-cell office:value-type="float" office:value="0.44117626390183101" table:style-name="ce57">
            <text:p><text:s/>44%</text:p>
          </table:table-cell>
          <table:table-cell office:value-type="float" office:value="0" table:style-name="ce58">
            <text:p><text:s/>0pp</text:p>
          </table:table-cell>
          <table:table-cell table:number-columns-repeated="16377"/>
        </table:table-row>
        <table:table-row table:style-name="ro2">
          <table:table-cell office:value-type="string" table:style-name="ce56">
            <text:p>2 years to less than 4 years</text:p>
          </table:table-cell>
          <table:table-cell office:value-type="float" office:value="0.435020316033433" table:style-name="ce57">
            <text:p><text:s/>44%</text:p>
          </table:table-cell>
          <table:table-cell office:value-type="float" office:value="0.44220225521322998" table:style-name="ce57">
            <text:p><text:s/>44%</text:p>
          </table:table-cell>
          <table:table-cell office:value-type="float" office:value="0.43604630734483302" table:style-name="ce57">
            <text:p><text:s/>44%</text:p>
          </table:table-cell>
          <table:table-cell office:value-type="float" office:value="0.459644107507024" table:style-name="ce57">
            <text:p><text:s/>46%</text:p>
          </table:table-cell>
          <table:table-cell office:value-type="float" office:value="0.44835820308162799" table:style-name="ce57">
            <text:p><text:s/>45%</text:p>
          </table:table-cell>
          <table:table-cell office:value-type="float" office:value="1" table:style-name="ce58">
            <text:p><text:s/>1pp</text:p>
          </table:table-cell>
          <table:table-cell table:number-columns-repeated="16377"/>
        </table:table-row>
        <table:table-row table:style-name="ro2">
          <table:table-cell office:value-type="string" table:style-name="ce53">
            <text:p>4 years or more (excluding indeterminate sentences)</text:p>
          </table:table-cell>
          <table:table-cell office:value-type="float" office:value="0.58426435567568302" table:style-name="ce54">
            <text:p><text:s/>58%</text:p>
          </table:table-cell>
          <table:table-cell office:value-type="float" office:value="0.59885956206258495" table:style-name="ce54">
            <text:p><text:s/>60%</text:p>
          </table:table-cell>
          <table:table-cell office:value-type="float" office:value="0.58115750247167097" table:style-name="ce54">
            <text:p><text:s/>58%</text:p>
          </table:table-cell>
          <table:table-cell office:value-type="float" office:value="0.59906382779614398" table:style-name="ce54">
            <text:p><text:s/>60%</text:p>
          </table:table-cell>
          <table:table-cell office:value-type="float" office:value="0.61170223798560597" table:style-name="ce54">
            <text:p><text:s/>61%</text:p>
          </table:table-cell>
          <table:table-cell office:value-type="float" office:value="3" table:style-name="ce55">
            <text:p><text:s/>3pp</text:p>
          </table:table-cell>
          <table:table-cell table:number-columns-repeated="16377"/>
        </table:table-row>
        <table:table-row table:style-name="ro2">
          <table:table-cell office:value-type="string" table:style-name="ce56">
            <text:p>4 years to less than 5 years</text:p>
          </table:table-cell>
          <table:table-cell office:value-type="float" office:value="0.52166342167512503" table:style-name="ce57">
            <text:p><text:s/>52%</text:p>
          </table:table-cell>
          <table:table-cell office:value-type="float" office:value="0.51671309071683402" table:style-name="ce57">
            <text:p><text:s/>52%</text:p>
          </table:table-cell>
          <table:table-cell office:value-type="float" office:value="0.518382615997527" table:style-name="ce57">
            <text:p><text:s/>52%</text:p>
          </table:table-cell>
          <table:table-cell office:value-type="float" office:value="0.51833054608833096" table:style-name="ce57">
            <text:p><text:s/>52%</text:p>
          </table:table-cell>
          <table:table-cell office:value-type="float" office:value="0.50867221293140596" table:style-name="ce57">
            <text:p><text:s/>51%</text:p>
          </table:table-cell>
          <table:table-cell office:value-type="float" office:value="-1" table:style-name="ce58">
            <text:p>- 1pp</text:p>
          </table:table-cell>
          <table:table-cell table:number-columns-repeated="16377"/>
        </table:table-row>
        <table:table-row table:style-name="ro2">
          <table:table-cell office:value-type="string" table:style-name="ce56">
            <text:p>5 years to less than 7 years</text:p>
          </table:table-cell>
          <table:table-cell office:value-type="float" office:value="0.52839593900904802" table:style-name="ce57">
            <text:p><text:s/>53%</text:p>
          </table:table-cell>
          <table:table-cell office:value-type="float" office:value="0.52059580848081899" table:style-name="ce57">
            <text:p><text:s/>52%</text:p>
          </table:table-cell>
          <table:table-cell office:value-type="float" office:value="0.51790037092101304" table:style-name="ce57">
            <text:p><text:s/>52%</text:p>
          </table:table-cell>
          <table:table-cell office:value-type="float" office:value="0.52887893346883597" table:style-name="ce57">
            <text:p><text:s/>53%</text:p>
          </table:table-cell>
          <table:table-cell office:value-type="float" office:value="0.49942971855181301" table:style-name="ce57">
            <text:p><text:s/>50%</text:p>
          </table:table-cell>
          <table:table-cell office:value-type="float" office:value="-3" table:style-name="ce58">
            <text:p>- 3pp</text:p>
          </table:table-cell>
          <table:table-cell table:number-columns-repeated="16377"/>
        </table:table-row>
        <table:table-row table:style-name="ro2">
          <table:table-cell office:value-type="string" table:style-name="ce56">
            <text:p>7 years to less than 10 years</text:p>
          </table:table-cell>
          <table:table-cell office:value-type="float" office:value="0.51966459922390096" table:style-name="ce57">
            <text:p><text:s/>52%</text:p>
          </table:table-cell>
          <table:table-cell office:value-type="float" office:value="0.53317348482399596" table:style-name="ce57">
            <text:p><text:s/>53%</text:p>
          </table:table-cell>
          <table:table-cell office:value-type="float" office:value="0.49931577154780898" table:style-name="ce57">
            <text:p><text:s/>50%</text:p>
          </table:table-cell>
          <table:table-cell office:value-type="float" office:value="0.51470564121880302" table:style-name="ce57">
            <text:p><text:s/>51%</text:p>
          </table:table-cell>
          <table:table-cell office:value-type="float" office:value="0.52137458474289999" table:style-name="ce57">
            <text:p><text:s/>52%</text:p>
          </table:table-cell>
          <table:table-cell office:value-type="float" office:value="0" table:style-name="ce58">
            <text:p><text:s/>0pp</text:p>
          </table:table-cell>
          <table:table-cell table:number-columns-repeated="16377"/>
        </table:table-row>
        <table:table-row table:style-name="ro2">
          <table:table-cell office:value-type="string" table:style-name="ce56">
            <text:p>10 years to less than 14 years</text:p>
          </table:table-cell>
          <table:table-cell office:value-type="float" office:value="0.52242037050952395" table:style-name="ce57">
            <text:p><text:s/>52%</text:p>
          </table:table-cell>
          <table:table-cell office:value-type="float" office:value="0.54468542915742901" table:style-name="ce57">
            <text:p><text:s/>54%</text:p>
          </table:table-cell>
          <table:table-cell office:value-type="float" office:value="0.54356595693490894" table:style-name="ce57">
            <text:p><text:s/>54%</text:p>
          </table:table-cell>
          <table:table-cell office:value-type="float" office:value="0.50712091680174498" table:style-name="ce57">
            <text:p><text:s/>51%</text:p>
          </table:table-cell>
          <table:table-cell office:value-type="float" office:value="0.54480981495993197" table:style-name="ce57">
            <text:p><text:s/>54%</text:p>
          </table:table-cell>
          <table:table-cell office:value-type="float" office:value="2" table:style-name="ce58">
            <text:p><text:s/>2pp</text:p>
          </table:table-cell>
          <table:table-cell table:number-columns-repeated="16377"/>
        </table:table-row>
        <table:table-row table:style-name="ro2">
          <table:table-cell office:value-type="string" table:style-name="ce56">
            <text:p>14 years or more (excluding indeterminate sentences)</text:p>
          </table:table-cell>
          <table:table-cell office:value-type="float" office:value="0.53285883250505595" table:style-name="ce57">
            <text:p><text:s/>53%</text:p>
          </table:table-cell>
          <table:table-cell office:value-type="float" office:value="0.53060850654549696" table:style-name="ce57">
            <text:p><text:s/>53%</text:p>
          </table:table-cell>
          <table:table-cell office:value-type="float" office:value="0.53043750799359701" table:style-name="ce57">
            <text:p><text:s/>53%</text:p>
          </table:table-cell>
          <table:table-cell office:value-type="float" office:value="0.49948677009970899" table:style-name="ce57">
            <text:p><text:s/>50%</text:p>
          </table:table-cell>
          <table:table-cell office:value-type="float" office:value="0.51563340124760604" table:style-name="ce57">
            <text:p><text:s/>52%</text:p>
          </table:table-cell>
          <table:table-cell office:value-type="float" office:value="-2" table:style-name="ce58">
            <text:p>- 2pp</text:p>
          </table:table-cell>
          <table:table-cell table:number-columns-repeated="16377"/>
        </table:table-row>
        <table:table-row table:style-name="ro11">
          <table:table-cell office:value-type="string" table:style-name="ce59">
            <text:p>Extended determinate sentence</text:p>
          </table:table-cell>
          <table:table-cell office:value-type="float" office:value="0.99794723670444496" table:style-name="ce60">
            <text:p><text:s/>100%</text:p>
          </table:table-cell>
          <table:table-cell office:value-type="float" office:value="0.97058122472900299" table:style-name="ce60">
            <text:p><text:s/>97%</text:p>
          </table:table-cell>
          <table:table-cell office:value-type="float" office:value="1.0285059500770199" table:style-name="ce60">
            <text:p><text:s/>103%</text:p>
          </table:table-cell>
          <table:table-cell office:value-type="float" office:value="0.99885943710362601" table:style-name="ce60">
            <text:p><text:s/>100%</text:p>
          </table:table-cell>
          <table:table-cell office:value-type="float" office:value="1.05131096005656" table:style-name="ce60">
            <text:p><text:s/>105%</text:p>
          </table:table-cell>
          <table:table-cell office:value-type="float" office:value="5" table:style-name="ce61">
            <text:p><text:s/>5pp</text:p>
          </table:table-cell>
          <table:table-cell table:number-columns-repeated="16377"/>
        </table:table-row>
        <table:table-row table:style-name="ro2">
          <table:table-cell table:number-columns-spanned="7" table:number-rows-spanned="1" table:style-name="ce19"/>
          <table:covered-table-cell table:number-columns-repeated="6"/>
          <table:table-cell table:number-columns-repeated="16377"/>
        </table:table-row>
        <table:table-row table:style-name="ro2">
          <table:table-cell table:number-columns-spanned="7" table:number-rows-spanned="1" table:style-name="ce19"/>
          <table:covered-table-cell table:number-columns-repeated="6"/>
          <table:table-cell table:number-columns-repeated="16377"/>
        </table:table-row>
        <table:table-row table:style-name="ro16">
          <table:table-cell office:value-type="string" table:style-name="ce21">
            <text:p><text:s/></text:p>
          </table:table-cell>
          <table:table-cell office:value-type="string" table:style-name="ce21">
            <text:p>Jan-Mar</text:p>
            <text:p><text:s/>2022</text:p>
          </table:table-cell>
          <table:table-cell office:value-type="string" table:style-name="ce21">
            <text:p>Apr-Jun</text:p>
            <text:p><text:s/>2022</text:p>
          </table:table-cell>
          <table:table-cell office:value-type="string" table:style-name="ce21">
            <text:p>Jul-Sep</text:p>
            <text:p><text:s/>2022 (R)</text:p>
          </table:table-cell>
          <table:table-cell office:value-type="string" table:style-name="ce21">
            <text:p>Oct-Dec</text:p>
            <text:p><text:s/>2022 (R)</text:p>
          </table:table-cell>
          <table:table-cell office:value-type="string" table:style-name="ce21">
            <text:p>Jan-Mar</text:p>
            <text:p><text:s/>2023</text:p>
          </table:table-cell>
          <table:table-cell office:value-type="string" table:style-name="ce21">
            <text:p>Percentage change<text:s/></text:p>
            <text:p>Jan-Mar</text:p>
            <text:p><text:s/>2022 to 2023</text:p>
          </table:table-cell>
          <table:table-cell table:number-columns-repeated="16377"/>
        </table:table-row>
        <table:table-row table:style-name="ro11">
          <table:table-cell office:value-type="string" table:style-name="ce23">
            <text:p>Females</text:p>
          </table:table-cell>
          <table:table-cell table:number-columns-repeated="5" table:style-name="ce45"/>
          <table:table-cell table:style-name="ce46"/>
          <table:table-cell table:number-columns-repeated="16377"/>
        </table:table-row>
        <table:table-row table:style-name="ro12">
          <table:table-cell office:value-type="string" table:style-name="ce26">
            <text:p>Median sentence length in months</text:p>
          </table:table-cell>
          <table:table-cell office:value-type="float" office:value="5.9835616438356203" table:style-name="ce62">
            <text:p>6.0</text:p>
          </table:table-cell>
          <table:table-cell office:value-type="float" office:value="6.7397260273972597" table:style-name="ce62">
            <text:p>6.7</text:p>
          </table:table-cell>
          <table:table-cell office:value-type="float" office:value="5.9506849315068502" table:style-name="ce62">
            <text:p>6.0</text:p>
          </table:table-cell>
          <table:table-cell office:value-type="float" office:value="6.0164383561643797" table:style-name="ce62">
            <text:p>6.0</text:p>
          </table:table-cell>
          <table:table-cell office:value-type="float" office:value="5.9835616438356203" table:style-name="ce62">
            <text:p>6.0</text:p>
          </table:table-cell>
          <table:table-cell office:value-type="percentage" office:value="0" table:style-name="ce28">
            <text:p>0%</text:p>
          </table:table-cell>
          <table:table-cell table:number-columns-repeated="16377"/>
        </table:table-row>
        <table:table-row table:style-name="ro2">
          <table:table-cell office:value-type="string" table:style-name="ce29">
            <text:p>Less than or equal to 6 months</text:p>
          </table:table-cell>
          <table:table-cell office:value-type="float" office:value="2.79452054794521" table:style-name="ce63">
            <text:p>2.8</text:p>
          </table:table-cell>
          <table:table-cell office:value-type="float" office:value="2.7287671232876698" table:style-name="ce63">
            <text:p>2.7</text:p>
          </table:table-cell>
          <table:table-cell office:value-type="float" office:value="2.7287671232876698" table:style-name="ce63">
            <text:p>2.7</text:p>
          </table:table-cell>
          <table:table-cell office:value-type="float" office:value="2.7287671232876698" table:style-name="ce63">
            <text:p>2.7</text:p>
          </table:table-cell>
          <table:table-cell office:value-type="float" office:value="2.79452054794521" table:style-name="ce63">
            <text:p>2.8</text:p>
          </table:table-cell>
          <table:table-cell office:value-type="percentage" office:value="0" table:style-name="ce31">
            <text:p>0%</text:p>
          </table:table-cell>
          <table:table-cell table:number-columns-repeated="16377"/>
        </table:table-row>
        <table:table-row table:style-name="ro2">
          <table:table-cell office:value-type="string" table:style-name="ce29">
            <text:p>Greater than 6 months to less than 12 months</text:p>
          </table:table-cell>
          <table:table-cell office:value-type="float" office:value="8.3178082191780796" table:style-name="ce63">
            <text:p>8.3</text:p>
          </table:table-cell>
          <table:table-cell office:value-type="float" office:value="8.0383561643835595" table:style-name="ce63">
            <text:p>8.0</text:p>
          </table:table-cell>
          <table:table-cell office:value-type="float" office:value="7.9890410958904097" table:style-name="ce63">
            <text:p>8.0</text:p>
          </table:table-cell>
          <table:table-cell office:value-type="float" office:value="7.9890410958904097" table:style-name="ce63">
            <text:p>8.0</text:p>
          </table:table-cell>
          <table:table-cell office:value-type="float" office:value="7.9890410958904097" table:style-name="ce63">
            <text:p>8.0</text:p>
          </table:table-cell>
          <table:table-cell office:value-type="percentage" office:value="-3.9530000000000003E-2" table:style-name="ce31">
            <text:p>-4%</text:p>
          </table:table-cell>
          <table:table-cell table:number-columns-repeated="16377"/>
        </table:table-row>
        <table:table-row table:style-name="ro2">
          <table:table-cell office:value-type="string" table:style-name="ce29">
            <text:p>12 months to less than 4 years</text:p>
          </table:table-cell>
          <table:table-cell office:value-type="float" office:value="24" table:style-name="ce63">
            <text:p>24.0</text:p>
          </table:table-cell>
          <table:table-cell office:value-type="float" office:value="24" table:style-name="ce63">
            <text:p>24.0</text:p>
          </table:table-cell>
          <table:table-cell office:value-type="float" office:value="26.0054794520548" table:style-name="ce63">
            <text:p>26.0</text:p>
          </table:table-cell>
          <table:table-cell office:value-type="float" office:value="24.986301369863" table:style-name="ce63">
            <text:p>25.0</text:p>
          </table:table-cell>
          <table:table-cell office:value-type="float" office:value="24.986301369863" table:style-name="ce63">
            <text:p>25.0</text:p>
          </table:table-cell>
          <table:table-cell office:value-type="percentage" office:value="4.1099999999999998E-2" table:style-name="ce31">
            <text:p>4%</text:p>
          </table:table-cell>
          <table:table-cell table:number-columns-repeated="16377"/>
        </table:table-row>
        <table:table-row table:style-name="ro2">
          <table:table-cell office:value-type="string" table:style-name="ce32">
            <text:p>12 months to less than 2 years</text:p>
          </table:table-cell>
          <table:table-cell office:value-type="float" office:value="16.0109589041096" table:style-name="ce64">
            <text:p>16.0</text:p>
          </table:table-cell>
          <table:table-cell office:value-type="float" office:value="14.9917808219178" table:style-name="ce64">
            <text:p>15.0</text:p>
          </table:table-cell>
          <table:table-cell office:value-type="float" office:value="16.0109589041096" table:style-name="ce64">
            <text:p>16.0</text:p>
          </table:table-cell>
          <table:table-cell office:value-type="float" office:value="16.0109589041096" table:style-name="ce64">
            <text:p>16.0</text:p>
          </table:table-cell>
          <table:table-cell office:value-type="float" office:value="14.0054794520548" table:style-name="ce64">
            <text:p>14.0</text:p>
          </table:table-cell>
          <table:table-cell office:value-type="percentage" office:value="-0.12526000000000001" table:style-name="ce34">
            <text:p>-13%</text:p>
          </table:table-cell>
          <table:table-cell table:number-columns-repeated="16377"/>
        </table:table-row>
        <table:table-row table:style-name="ro2">
          <table:table-cell office:value-type="string" table:style-name="ce32">
            <text:p>2 years to less than 4 years</text:p>
          </table:table-cell>
          <table:table-cell office:value-type="float" office:value="30.0164383561644" table:style-name="ce64">
            <text:p>30.0</text:p>
          </table:table-cell>
          <table:table-cell office:value-type="float" office:value="30.0164383561644" table:style-name="ce64">
            <text:p>30.0</text:p>
          </table:table-cell>
          <table:table-cell office:value-type="float" office:value="31.0027397260274" table:style-name="ce64">
            <text:p>31.0</text:p>
          </table:table-cell>
          <table:table-cell office:value-type="float" office:value="30.0164383561644" table:style-name="ce64">
            <text:p>30.0</text:p>
          </table:table-cell>
          <table:table-cell office:value-type="float" office:value="31.0027397260274" table:style-name="ce64">
            <text:p>31.0</text:p>
          </table:table-cell>
          <table:table-cell office:value-type="percentage" office:value="3.286E-2" table:style-name="ce34">
            <text:p>3%</text:p>
          </table:table-cell>
          <table:table-cell table:number-columns-repeated="16377"/>
        </table:table-row>
        <table:table-row table:style-name="ro2">
          <table:table-cell office:value-type="string" table:style-name="ce29">
            <text:p>4 years or more (excluding indeterminate sentences)</text:p>
          </table:table-cell>
          <table:table-cell office:value-type="float" office:value="60.0328767123288" table:style-name="ce63">
            <text:p>60.0</text:p>
          </table:table-cell>
          <table:table-cell office:value-type="float" office:value="60.0328767123288" table:style-name="ce63">
            <text:p>60.0</text:p>
          </table:table-cell>
          <table:table-cell office:value-type="float" office:value="72.0328767123288" table:style-name="ce63">
            <text:p>72.0</text:p>
          </table:table-cell>
          <table:table-cell office:value-type="float" office:value="78.049315068493101" table:style-name="ce63">
            <text:p>78.0</text:p>
          </table:table-cell>
          <table:table-cell office:value-type="float" office:value="76.0438356164384" table:style-name="ce63">
            <text:p>76.0</text:p>
          </table:table-cell>
          <table:table-cell office:value-type="percentage" office:value="0.26669999999999999" table:style-name="ce31">
            <text:p>27%</text:p>
          </table:table-cell>
          <table:table-cell table:number-columns-repeated="16377"/>
        </table:table-row>
        <table:table-row table:style-name="ro2">
          <table:table-cell office:value-type="string" table:style-name="ce32">
            <text:p>4 years to less than 5 years</text:p>
          </table:table-cell>
          <table:table-cell office:value-type="float" office:value="51.0246575342466" table:style-name="ce64">
            <text:p>51.0</text:p>
          </table:table-cell>
          <table:table-cell office:value-type="float" office:value="48.230136986301403" table:style-name="ce64">
            <text:p>48.2</text:p>
          </table:table-cell>
          <table:table-cell office:value-type="float" office:value="48.0328767123288" table:style-name="ce64">
            <text:p>48.0</text:p>
          </table:table-cell>
          <table:table-cell office:value-type="float" office:value="48.0328767123288" table:style-name="ce64">
            <text:p>48.0</text:p>
          </table:table-cell>
          <table:table-cell office:value-type="float" office:value="54.0164383561644" table:style-name="ce64">
            <text:p>54.0</text:p>
          </table:table-cell>
          <table:table-cell office:value-type="percentage" office:value="5.8630000000000002E-2" table:style-name="ce34">
            <text:p>6%</text:p>
          </table:table-cell>
          <table:table-cell table:number-columns-repeated="16377"/>
        </table:table-row>
        <table:table-row table:style-name="ro2">
          <table:table-cell office:value-type="string" table:style-name="ce32">
            <text:p>5 years to less than 7 years</text:p>
          </table:table-cell>
          <table:table-cell office:value-type="float" office:value="69.041095890411" table:style-name="ce64">
            <text:p>69.0</text:p>
          </table:table-cell>
          <table:table-cell office:value-type="float" office:value="65.0301369863014" table:style-name="ce64">
            <text:p>65.0</text:p>
          </table:table-cell>
          <table:table-cell office:value-type="float" office:value="66.0164383561644" table:style-name="ce64">
            <text:p>66.0</text:p>
          </table:table-cell>
          <table:table-cell office:value-type="float" office:value="72.0328767123288" table:style-name="ce64">
            <text:p>72.0</text:p>
          </table:table-cell>
          <table:table-cell office:value-type="float" office:value="67.167123287671203" table:style-name="ce64">
            <text:p>67.2</text:p>
          </table:table-cell>
          <table:table-cell office:value-type="percentage" office:value="-2.7140000000000001E-2" table:style-name="ce34">
            <text:p>-3%</text:p>
          </table:table-cell>
          <table:table-cell table:number-columns-repeated="16377"/>
        </table:table-row>
        <table:table-row table:style-name="ro2">
          <table:table-cell office:value-type="string" table:style-name="ce32">
            <text:p>7 years to less than 10 years</text:p>
          </table:table-cell>
          <table:table-cell office:value-type="float" office:value="96.065753424657501" table:style-name="ce64">
            <text:p>96.1</text:p>
          </table:table-cell>
          <table:table-cell office:value-type="float" office:value="96.065753424657501" table:style-name="ce64">
            <text:p>96.1</text:p>
          </table:table-cell>
          <table:table-cell office:value-type="float" office:value="96.065753424657501" table:style-name="ce64">
            <text:p>96.1</text:p>
          </table:table-cell>
          <table:table-cell office:value-type="float" office:value="108.065753424658" table:style-name="ce64">
            <text:p>108.1</text:p>
          </table:table-cell>
          <table:table-cell office:value-type="float" office:value="93.550684931506893" table:style-name="ce64">
            <text:p>93.6</text:p>
          </table:table-cell>
          <table:table-cell office:value-type="percentage" office:value="-2.6179999999999998E-2" table:style-name="ce34">
            <text:p>-3%</text:p>
          </table:table-cell>
          <table:table-cell table:number-columns-repeated="16377"/>
        </table:table-row>
        <table:table-row table:style-name="ro2">
          <table:table-cell office:value-type="string" table:style-name="ce32">
            <text:p>10 years to less than 14 years</text:p>
          </table:table-cell>
          <table:table-cell office:value-type="float" office:value="120.065753424658" table:style-name="ce64">
            <text:p>120.1</text:p>
          </table:table-cell>
          <table:table-cell office:value-type="float" office:value="120.62465753424701" table:style-name="ce64">
            <text:p>120.6</text:p>
          </table:table-cell>
          <table:table-cell office:value-type="float" office:value="144.098630136986" table:style-name="ce64">
            <text:p>144.1</text:p>
          </table:table-cell>
          <table:table-cell office:value-type="float" office:value="132.065753424658" table:style-name="ce64">
            <text:p>132.1</text:p>
          </table:table-cell>
          <table:table-cell office:value-type="float" office:value="132.065753424658" table:style-name="ce64">
            <text:p>132.1</text:p>
          </table:table-cell>
          <table:table-cell office:value-type="percentage" office:value="9.9949999999999997E-2" table:style-name="ce34">
            <text:p>10%</text:p>
          </table:table-cell>
          <table:table-cell table:number-columns-repeated="16377"/>
        </table:table-row>
        <table:table-row table:style-name="ro2">
          <table:table-cell office:value-type="string" table:style-name="ce32">
            <text:p>14 years or more (excluding indeterminate sentences)</text:p>
          </table:table-cell>
          <table:table-cell office:value-type="float" office:value="192.131506849315" table:style-name="ce64">
            <text:p>192.1</text:p>
          </table:table-cell>
          <table:table-cell office:value-type="string" table:style-name="ce64">
            <text:p>-</text:p>
          </table:table-cell>
          <table:table-cell office:value-type="float" office:value="180.098630136986" table:style-name="ce64">
            <text:p>180.1</text:p>
          </table:table-cell>
          <table:table-cell office:value-type="float" office:value="180.098630136986" table:style-name="ce64">
            <text:p>180.1</text:p>
          </table:table-cell>
          <table:table-cell office:value-type="float" office:value="360.23013698630098" table:style-name="ce64">
            <text:p>360.2</text:p>
          </table:table-cell>
          <table:table-cell office:value-type="percentage" office:value="0.87490999999999997" table:style-name="ce34">
            <text:p>87%</text:p>
          </table:table-cell>
          <table:table-cell table:number-columns-repeated="16377"/>
        </table:table-row>
        <table:table-row table:style-name="ro2">
          <table:table-cell office:value-type="string" table:style-name="ce32">
            <text:p>Extended determinate sentence</text:p>
          </table:table-cell>
          <table:table-cell office:value-type="float" office:value="48.0328767123288" table:style-name="ce64">
            <text:p>48.0</text:p>
          </table:table-cell>
          <table:table-cell office:value-type="float" office:value="54.0328767123288" table:style-name="ce64">
            <text:p>54.0</text:p>
          </table:table-cell>
          <table:table-cell office:value-type="string" table:style-name="ce64">
            <text:p>-</text:p>
          </table:table-cell>
          <table:table-cell office:value-type="float" office:value="60.0328767123288" table:style-name="ce64">
            <text:p>60.0</text:p>
          </table:table-cell>
          <table:table-cell office:value-type="float" office:value="84.065753424657501" table:style-name="ce64">
            <text:p>84.1</text:p>
          </table:table-cell>
          <table:table-cell office:value-type="percentage" office:value="0.75017" table:style-name="ce34">
            <text:p>75%</text:p>
          </table:table-cell>
          <table:table-cell table:number-columns-repeated="16377"/>
        </table:table-row>
        <table:table-row table:style-name="ro12">
          <table:table-cell office:value-type="string" table:style-name="ce26">
            <text:p>Median time served including remand in months</text:p>
          </table:table-cell>
          <table:table-cell office:value-type="float" office:value="2.8911704312115001" table:style-name="ce62">
            <text:p>2.9</text:p>
          </table:table-cell>
          <table:table-cell office:value-type="float" office:value="2.9897330595482501" table:style-name="ce62">
            <text:p>3.0</text:p>
          </table:table-cell>
          <table:table-cell office:value-type="float" office:value="2.7268993839835698" table:style-name="ce62">
            <text:p>2.7</text:p>
          </table:table-cell>
          <table:table-cell office:value-type="float" office:value="2.92402464065708" table:style-name="ce62">
            <text:p>2.9</text:p>
          </table:table-cell>
          <table:table-cell office:value-type="float" office:value="2.8911704312115001" table:style-name="ce62">
            <text:p>2.9</text:p>
          </table:table-cell>
          <table:table-cell office:value-type="percentage" office:value="0" table:style-name="ce28">
            <text:p>0%</text:p>
          </table:table-cell>
          <table:table-cell table:number-columns-repeated="16377"/>
        </table:table-row>
        <table:table-row table:style-name="ro2">
          <table:table-cell office:value-type="string" table:style-name="ce29">
            <text:p>Less than or equal to 6 months</text:p>
          </table:table-cell>
          <table:table-cell office:value-type="float" office:value="1.34702258726899" table:style-name="ce63">
            <text:p>1.3</text:p>
          </table:table-cell>
          <table:table-cell office:value-type="float" office:value="1.34702258726899" table:style-name="ce63">
            <text:p>1.3</text:p>
          </table:table-cell>
          <table:table-cell office:value-type="float" office:value="1.34702258726899" table:style-name="ce63">
            <text:p>1.3</text:p>
          </table:table-cell>
          <table:table-cell office:value-type="float" office:value="1.34702258726899" table:style-name="ce63">
            <text:p>1.3</text:p>
          </table:table-cell>
          <table:table-cell office:value-type="float" office:value="1.28131416837782" table:style-name="ce63">
            <text:p>1.3</text:p>
          </table:table-cell>
          <table:table-cell office:value-type="percentage" office:value="-4.8779999999999997E-2" table:style-name="ce31">
            <text:p>-5%</text:p>
          </table:table-cell>
          <table:table-cell table:number-columns-repeated="16377"/>
        </table:table-row>
        <table:table-row table:style-name="ro2">
          <table:table-cell office:value-type="string" table:style-name="ce29">
            <text:p>Greater than 6 months to less than 12 months</text:p>
          </table:table-cell>
          <table:table-cell office:value-type="float" office:value="3.43326488706365" table:style-name="ce63">
            <text:p>3.4</text:p>
          </table:table-cell>
          <table:table-cell office:value-type="float" office:value="3.6468172484599601" table:style-name="ce63">
            <text:p>3.6</text:p>
          </table:table-cell>
          <table:table-cell office:value-type="float" office:value="3.5811088295687901" table:style-name="ce63">
            <text:p>3.6</text:p>
          </table:table-cell>
          <table:table-cell office:value-type="float" office:value="3.4496919917864499" table:style-name="ce63">
            <text:p>3.4</text:p>
          </table:table-cell>
          <table:table-cell office:value-type="float" office:value="3.8767967145790601" table:style-name="ce63">
            <text:p>3.9</text:p>
          </table:table-cell>
          <table:table-cell office:value-type="percentage" office:value="0.12919" table:style-name="ce31">
            <text:p>13%</text:p>
          </table:table-cell>
          <table:table-cell table:number-columns-repeated="16377"/>
        </table:table-row>
        <table:table-row table:style-name="ro2">
          <table:table-cell office:value-type="string" table:style-name="ce29">
            <text:p>12 months to less than 4 years</text:p>
          </table:table-cell>
          <table:table-cell office:value-type="float" office:value="9.2977412731006197" table:style-name="ce63">
            <text:p>9.3</text:p>
          </table:table-cell>
          <table:table-cell office:value-type="float" office:value="9.0677618069815207" table:style-name="ce63">
            <text:p>9.1</text:p>
          </table:table-cell>
          <table:table-cell office:value-type="float" office:value="11.564681724846" table:style-name="ce63">
            <text:p>11.6</text:p>
          </table:table-cell>
          <table:table-cell office:value-type="float" office:value="10.546201232032899" table:style-name="ce63">
            <text:p>10.5</text:p>
          </table:table-cell>
          <table:table-cell office:value-type="float" office:value="9.6591375770020491" table:style-name="ce63">
            <text:p>9.7</text:p>
          </table:table-cell>
          <table:table-cell office:value-type="percentage" office:value="3.8870000000000002E-2" table:style-name="ce31">
            <text:p>4%</text:p>
          </table:table-cell>
          <table:table-cell table:number-columns-repeated="16377"/>
        </table:table-row>
        <table:table-row table:style-name="ro2">
          <table:table-cell office:value-type="string" table:style-name="ce32">
            <text:p>12 months to less than 2 years</text:p>
          </table:table-cell>
          <table:table-cell office:value-type="float" office:value="5.9794661190965099" table:style-name="ce64">
            <text:p>6.0</text:p>
          </table:table-cell>
          <table:table-cell office:value-type="float" office:value="5.9794661190965099" table:style-name="ce64">
            <text:p>6.0</text:p>
          </table:table-cell>
          <table:table-cell office:value-type="float" office:value="5.9794661190965099" table:style-name="ce64">
            <text:p>6.0</text:p>
          </table:table-cell>
          <table:table-cell office:value-type="float" office:value="6.0123203285420903" table:style-name="ce64">
            <text:p>6.0</text:p>
          </table:table-cell>
          <table:table-cell office:value-type="float" office:value="5.9630390143737202" table:style-name="ce64">
            <text:p>6.0</text:p>
          </table:table-cell>
          <table:table-cell office:value-type="percentage" office:value="-2.7499999999999998E-3" table:style-name="ce34">
            <text:p>0%</text:p>
          </table:table-cell>
          <table:table-cell table:number-columns-repeated="16377"/>
        </table:table-row>
        <table:table-row table:style-name="ro2">
          <table:table-cell office:value-type="string" table:style-name="ce32">
            <text:p>2 years to less than 4 years</text:p>
          </table:table-cell>
          <table:table-cell office:value-type="float" office:value="12.1232032854209" table:style-name="ce64">
            <text:p>12.1</text:p>
          </table:table-cell>
          <table:table-cell office:value-type="float" office:value="13.453798767967101" table:style-name="ce64">
            <text:p>13.5</text:p>
          </table:table-cell>
          <table:table-cell office:value-type="float" office:value="13.3388090349076" table:style-name="ce64">
            <text:p>13.3</text:p>
          </table:table-cell>
          <table:table-cell office:value-type="float" office:value="13.2731006160164" table:style-name="ce64">
            <text:p>13.3</text:p>
          </table:table-cell>
          <table:table-cell office:value-type="float" office:value="13.568788501026701" table:style-name="ce64">
            <text:p>13.6</text:p>
          </table:table-cell>
          <table:table-cell office:value-type="percentage" office:value="0.11924" table:style-name="ce34">
            <text:p>12%</text:p>
          </table:table-cell>
          <table:table-cell table:number-columns-repeated="16377"/>
        </table:table-row>
        <table:table-row table:style-name="ro2">
          <table:table-cell office:value-type="string" table:style-name="ce29">
            <text:p>4 years or more (excluding indeterminate sentences)</text:p>
          </table:table-cell>
          <table:table-cell office:value-type="float" office:value="31.178644763860401" table:style-name="ce63">
            <text:p>31.2</text:p>
          </table:table-cell>
          <table:table-cell office:value-type="float" office:value="32.952772073921999" table:style-name="ce63">
            <text:p>33.0</text:p>
          </table:table-cell>
          <table:table-cell office:value-type="float" office:value="36.698151950718703" table:style-name="ce63">
            <text:p>36.7</text:p>
          </table:table-cell>
          <table:table-cell office:value-type="float" office:value="41.659137577002099" table:style-name="ce63">
            <text:p>41.7</text:p>
          </table:table-cell>
          <table:table-cell office:value-type="float" office:value="41.462012320328498" table:style-name="ce63">
            <text:p>41.5</text:p>
          </table:table-cell>
          <table:table-cell office:value-type="percentage" office:value="0.32982" table:style-name="ce31">
            <text:p>33%</text:p>
          </table:table-cell>
          <table:table-cell table:number-columns-repeated="16377"/>
        </table:table-row>
        <table:table-row table:style-name="ro2">
          <table:table-cell office:value-type="string" table:style-name="ce32">
            <text:p>4 years to less than 5 years</text:p>
          </table:table-cell>
          <table:table-cell office:value-type="float" office:value="23.983572895277199" table:style-name="ce64">
            <text:p>24.0</text:p>
          </table:table-cell>
          <table:table-cell office:value-type="float" office:value="25.4948665297741" table:style-name="ce64">
            <text:p>25.5</text:p>
          </table:table-cell>
          <table:table-cell office:value-type="float" office:value="23.983572895277199" table:style-name="ce64">
            <text:p>24.0</text:p>
          </table:table-cell>
          <table:table-cell office:value-type="float" office:value="23.983572895277199" table:style-name="ce64">
            <text:p>24.0</text:p>
          </table:table-cell>
          <table:table-cell office:value-type="float" office:value="26.973305954825499" table:style-name="ce64">
            <text:p>27.0</text:p>
          </table:table-cell>
          <table:table-cell office:value-type="percentage" office:value="0.12466000000000001" table:style-name="ce34">
            <text:p>12%</text:p>
          </table:table-cell>
          <table:table-cell table:number-columns-repeated="16377"/>
        </table:table-row>
        <table:table-row table:style-name="ro2">
          <table:table-cell office:value-type="string" table:style-name="ce32">
            <text:p>5 years to less than 7 years</text:p>
          </table:table-cell>
          <table:table-cell office:value-type="float" office:value="32.427104722792599" table:style-name="ce64">
            <text:p>32.4</text:p>
          </table:table-cell>
          <table:table-cell office:value-type="float" office:value="32.459958932238202" table:style-name="ce64">
            <text:p>32.5</text:p>
          </table:table-cell>
          <table:table-cell office:value-type="float" office:value="32.952772073921999" table:style-name="ce64">
            <text:p>33.0</text:p>
          </table:table-cell>
          <table:table-cell office:value-type="float" office:value="38.7679671457906" table:style-name="ce64">
            <text:p>38.8</text:p>
          </table:table-cell>
          <table:table-cell office:value-type="float" office:value="32.985626283367601" table:style-name="ce64">
            <text:p>33.0</text:p>
          </table:table-cell>
          <table:table-cell office:value-type="percentage" office:value="1.7219999999999999E-2" table:style-name="ce34">
            <text:p>2%</text:p>
          </table:table-cell>
          <table:table-cell table:number-columns-repeated="16377"/>
        </table:table-row>
        <table:table-row table:style-name="ro2">
          <table:table-cell office:value-type="string" table:style-name="ce32">
            <text:p>7 years to less than 10 years</text:p>
          </table:table-cell>
          <table:table-cell office:value-type="float" office:value="51.646817248460003" table:style-name="ce64">
            <text:p>51.6</text:p>
          </table:table-cell>
          <table:table-cell office:value-type="float" office:value="47.950718685831603" table:style-name="ce64">
            <text:p>48.0</text:p>
          </table:table-cell>
          <table:table-cell office:value-type="float" office:value="47.934291581108802" table:style-name="ce64">
            <text:p>47.9</text:p>
          </table:table-cell>
          <table:table-cell office:value-type="float" office:value="53.913757700205302" table:style-name="ce64">
            <text:p>53.9</text:p>
          </table:table-cell>
          <table:table-cell office:value-type="float" office:value="45.667351129363503" table:style-name="ce64">
            <text:p>45.7</text:p>
          </table:table-cell>
          <table:table-cell office:value-type="percentage" office:value="-0.11577999999999999" table:style-name="ce34">
            <text:p>-12%</text:p>
          </table:table-cell>
          <table:table-cell table:number-columns-repeated="16377"/>
        </table:table-row>
        <table:table-row table:style-name="ro2">
          <table:table-cell office:value-type="string" table:style-name="ce32">
            <text:p>10 years to less than 14 years</text:p>
          </table:table-cell>
          <table:table-cell office:value-type="float" office:value="78.850102669404507" table:style-name="ce64">
            <text:p>78.9</text:p>
          </table:table-cell>
          <table:table-cell office:value-type="float" office:value="69.798767967145807" table:style-name="ce64">
            <text:p>69.8</text:p>
          </table:table-cell>
          <table:table-cell office:value-type="float" office:value="71.983572895277206" table:style-name="ce64">
            <text:p>72.0</text:p>
          </table:table-cell>
          <table:table-cell office:value-type="float" office:value="65.905544147843898" table:style-name="ce64">
            <text:p>65.9</text:p>
          </table:table-cell>
          <table:table-cell office:value-type="float" office:value="65.971252566735103" table:style-name="ce64">
            <text:p>66.0</text:p>
          </table:table-cell>
          <table:table-cell office:value-type="percentage" office:value="-0.16333" table:style-name="ce34">
            <text:p>-16%</text:p>
          </table:table-cell>
          <table:table-cell table:number-columns-repeated="16377"/>
        </table:table-row>
        <table:table-row table:style-name="ro2">
          <table:table-cell office:value-type="string" table:style-name="ce32">
            <text:p>14 years or more (excluding indeterminate sentences)</text:p>
          </table:table-cell>
          <table:table-cell office:value-type="float" office:value="95.967145790554397" table:style-name="ce64">
            <text:p>96.0</text:p>
          </table:table-cell>
          <table:table-cell office:value-type="string" table:style-name="ce64">
            <text:p>-</text:p>
          </table:table-cell>
          <table:table-cell office:value-type="float" office:value="89.921971252566706" table:style-name="ce64">
            <text:p>89.9</text:p>
          </table:table-cell>
          <table:table-cell office:value-type="float" office:value="89.987679671457897" table:style-name="ce64">
            <text:p>90.0</text:p>
          </table:table-cell>
          <table:table-cell office:value-type="float" office:value="181.02669404517499" table:style-name="ce64">
            <text:p>181.0</text:p>
          </table:table-cell>
          <table:table-cell office:value-type="percentage" office:value="0.88634000000000002" table:style-name="ce34">
            <text:p>89%</text:p>
          </table:table-cell>
          <table:table-cell table:number-columns-repeated="16377"/>
        </table:table-row>
        <table:table-row table:style-name="ro2">
          <table:table-cell office:value-type="string" table:style-name="ce32">
            <text:p>Extended determinate sentence</text:p>
          </table:table-cell>
          <table:table-cell office:value-type="float" office:value="48.854209445585198" table:style-name="ce64">
            <text:p>48.9</text:p>
          </table:table-cell>
          <table:table-cell office:value-type="float" office:value="47.441478439425097" table:style-name="ce64">
            <text:p>47.4</text:p>
          </table:table-cell>
          <table:table-cell office:value-type="string" table:style-name="ce64">
            <text:p>-</text:p>
          </table:table-cell>
          <table:table-cell office:value-type="float" office:value="46.554414784394297" table:style-name="ce64">
            <text:p>46.6</text:p>
          </table:table-cell>
          <table:table-cell office:value-type="float" office:value="70.702258726899402" table:style-name="ce64">
            <text:p>70.7</text:p>
          </table:table-cell>
          <table:table-cell office:value-type="percentage" office:value="0.44721" table:style-name="ce34">
            <text:p>45%</text:p>
          </table:table-cell>
          <table:table-cell table:number-columns-repeated="16377"/>
        </table:table-row>
        <table:table-row table:style-name="ro12">
          <table:table-cell office:value-type="string" table:style-name="ce50">
            <text:p><text:s text:c="2"/>Percentage of time served including remand<text:s/><text:span text:style-name="T4">(1,2)</text:span></text:p>
          </table:table-cell>
          <table:table-cell office:value-type="float" office:value="0.48318553452023699" table:style-name="ce65">
            <text:p><text:s/>48%</text:p>
          </table:table-cell>
          <table:table-cell office:value-type="float" office:value="0.443598604363867" table:style-name="ce65">
            <text:p><text:s/>44%</text:p>
          </table:table-cell>
          <table:table-cell office:value-type="float" office:value="0.45824966627716601" table:style-name="ce65">
            <text:p><text:s/>46%</text:p>
          </table:table-cell>
          <table:table-cell office:value-type="float" office:value="0.48600591704910601" table:style-name="ce65">
            <text:p><text:s/>49%</text:p>
          </table:table-cell>
          <table:table-cell office:value-type="float" office:value="0.48318553452023699" table:style-name="ce65">
            <text:p><text:s/>48%</text:p>
          </table:table-cell>
          <table:table-cell office:value-type="float" office:value="0" table:style-name="ce66">
            <text:p><text:s/>0pp</text:p>
          </table:table-cell>
          <table:table-cell table:number-columns-repeated="16377"/>
        </table:table-row>
        <table:table-row table:style-name="ro2">
          <table:table-cell office:value-type="string" table:style-name="ce53">
            <text:p>Less than or equal to 6 months</text:p>
          </table:table-cell>
          <table:table-cell office:value-type="float" office:value="0.48202278858155201" table:style-name="ce67">
            <text:p><text:s/>48%</text:p>
          </table:table-cell>
          <table:table-cell office:value-type="float" office:value="0.493637795535324" table:style-name="ce67">
            <text:p><text:s/>49%</text:p>
          </table:table-cell>
          <table:table-cell office:value-type="float" office:value="0.493637795535324" table:style-name="ce67">
            <text:p><text:s/>49%</text:p>
          </table:table-cell>
          <table:table-cell office:value-type="float" office:value="0.493637795535324" table:style-name="ce67">
            <text:p><text:s/>49%</text:p>
          </table:table-cell>
          <table:table-cell office:value-type="float" office:value="0.45850948182147599" table:style-name="ce67">
            <text:p><text:s/>46%</text:p>
          </table:table-cell>
          <table:table-cell office:value-type="float" office:value="-2" table:style-name="ce68">
            <text:p>- 2pp</text:p>
          </table:table-cell>
          <table:table-cell table:number-columns-repeated="16377"/>
        </table:table-row>
        <table:table-row table:style-name="ro2">
          <table:table-cell office:value-type="string" table:style-name="ce53">
            <text:p>Greater than 6 months to less than 12 months</text:p>
          </table:table-cell>
          <table:table-cell office:value-type="float" office:value="0.412760765407851" table:style-name="ce67">
            <text:p><text:s/>41%</text:p>
          </table:table-cell>
          <table:table-cell office:value-type="float" office:value="0.453676992395325" table:style-name="ce67">
            <text:p><text:s/>45%</text:p>
          </table:table-cell>
          <table:table-cell office:value-type="float" office:value="0.44825264841996199" table:style-name="ce67">
            <text:p><text:s/>45%</text:p>
          </table:table-cell>
          <table:table-cell office:value-type="float" office:value="0.43180300994583498" table:style-name="ce67">
            <text:p><text:s/>43%</text:p>
          </table:table-cell>
          <table:table-cell office:value-type="float" office:value="0.48526433498674698" table:style-name="ce67">
            <text:p><text:s/>49%</text:p>
          </table:table-cell>
          <table:table-cell office:value-type="float" office:value="7" table:style-name="ce68">
            <text:p><text:s/>7pp</text:p>
          </table:table-cell>
          <table:table-cell table:number-columns-repeated="16377"/>
        </table:table-row>
        <table:table-row table:style-name="ro2">
          <table:table-cell office:value-type="string" table:style-name="ce53">
            <text:p>12 months to less than 4 years</text:p>
          </table:table-cell>
          <table:table-cell office:value-type="float" office:value="0.38740588637919199" table:style-name="ce67">
            <text:p><text:s/>39%</text:p>
          </table:table-cell>
          <table:table-cell office:value-type="float" office:value="0.37782340862422997" table:style-name="ce67">
            <text:p><text:s/>38%</text:p>
          </table:table-cell>
          <table:table-cell office:value-type="float" office:value="0.444701730885882" table:style-name="ce67">
            <text:p><text:s/>44%</text:p>
          </table:table-cell>
          <table:table-cell office:value-type="float" office:value="0.42207932562412198" table:style-name="ce67">
            <text:p><text:s/>42%</text:p>
          </table:table-cell>
          <table:table-cell office:value-type="float" office:value="0.38657732627255997" table:style-name="ce67">
            <text:p><text:s/>39%</text:p>
          </table:table-cell>
          <table:table-cell office:value-type="float" office:value="0" table:style-name="ce68">
            <text:p><text:s/>0pp</text:p>
          </table:table-cell>
          <table:table-cell table:number-columns-repeated="16377"/>
        </table:table-row>
        <table:table-row table:style-name="ro2">
          <table:table-cell office:value-type="string" table:style-name="ce56">
            <text:p>12 months to less than 2 years</text:p>
          </table:table-cell>
          <table:table-cell office:value-type="float" office:value="0.37346083734945701" table:style-name="ce69">
            <text:p><text:s/>37%</text:p>
          </table:table-cell>
          <table:table-cell office:value-type="float" office:value="0.398849622344705" table:style-name="ce69">
            <text:p><text:s/>40%</text:p>
          </table:table-cell>
          <table:table-cell office:value-type="float" office:value="0.37346083734945701" table:style-name="ce69">
            <text:p><text:s/>37%</text:p>
          </table:table-cell>
          <table:table-cell office:value-type="float" office:value="0.375512819972256" table:style-name="ce69">
            <text:p><text:s/>38%</text:p>
          </table:table-cell>
          <table:table-cell office:value-type="float" office:value="0.42576471835806101" table:style-name="ce69">
            <text:p><text:s/>43%</text:p>
          </table:table-cell>
          <table:table-cell office:value-type="float" office:value="5" table:style-name="ce70">
            <text:p><text:s/>5pp</text:p>
          </table:table-cell>
          <table:table-cell table:number-columns-repeated="16377"/>
        </table:table-row>
        <table:table-row table:style-name="ro2">
          <table:table-cell office:value-type="string" table:style-name="ce56">
            <text:p>2 years to less than 4 years</text:p>
          </table:table-cell>
          <table:table-cell office:value-type="float" office:value="0.40388546907435602" table:style-name="ce69">
            <text:p><text:s/>40%</text:p>
          </table:table-cell>
          <table:table-cell office:value-type="float" office:value="0.44821436202154202" table:style-name="ce69">
            <text:p><text:s/>45%</text:p>
          </table:table-cell>
          <table:table-cell office:value-type="float" office:value="0.43024613801177702" table:style-name="ce69">
            <text:p><text:s/>43%</text:p>
          </table:table-cell>
          <table:table-cell office:value-type="float" office:value="0.44219438890525697" table:style-name="ce69">
            <text:p><text:s/>44%</text:p>
          </table:table-cell>
          <table:table-cell office:value-type="float" office:value="0.43766417487404902" table:style-name="ce69">
            <text:p><text:s/>44%</text:p>
          </table:table-cell>
          <table:table-cell office:value-type="float" office:value="3" table:style-name="ce70">
            <text:p><text:s/>3pp</text:p>
          </table:table-cell>
          <table:table-cell table:number-columns-repeated="16377"/>
        </table:table-row>
        <table:table-row table:style-name="ro2">
          <table:table-cell office:value-type="string" table:style-name="ce53">
            <text:p>4 years or more (excluding indeterminate sentences)</text:p>
          </table:table-cell>
          <table:table-cell office:value-type="float" office:value="0.51935949885035804" table:style-name="ce67">
            <text:p><text:s/>52%</text:p>
          </table:table-cell>
          <table:table-cell office:value-type="float" office:value="0.54891209414848097" table:style-name="ce67">
            <text:p><text:s/>55%</text:p>
          </table:table-cell>
          <table:table-cell office:value-type="float" office:value="0.50946392294280896" table:style-name="ce67">
            <text:p><text:s/>51%</text:p>
          </table:table-cell>
          <table:table-cell office:value-type="float" office:value="0.53375404435572005" table:style-name="ce67">
            <text:p><text:s/>53%</text:p>
          </table:table-cell>
          <table:table-cell office:value-type="float" office:value="0.54523830872315604" table:style-name="ce67">
            <text:p><text:s/>55%</text:p>
          </table:table-cell>
          <table:table-cell office:value-type="float" office:value="3" table:style-name="ce68">
            <text:p><text:s/>3pp</text:p>
          </table:table-cell>
          <table:table-cell table:number-columns-repeated="16377"/>
        </table:table-row>
        <table:table-row table:style-name="ro2">
          <table:table-cell office:value-type="string" table:style-name="ce56">
            <text:p>4 years to less than 5 years</text:p>
          </table:table-cell>
          <table:table-cell office:value-type="float" office:value="0.470038880303704" table:style-name="ce69">
            <text:p><text:s/>47%</text:p>
          </table:table-cell>
          <table:table-cell office:value-type="float" office:value="0.52860862777593498" table:style-name="ce69">
            <text:p><text:s/>53%</text:p>
          </table:table-cell>
          <table:table-cell office:value-type="float" office:value="0.49931577154780898" table:style-name="ce69">
            <text:p><text:s/>50%</text:p>
          </table:table-cell>
          <table:table-cell office:value-type="float" office:value="0.49931577154780898" table:style-name="ce69">
            <text:p><text:s/>50%</text:p>
          </table:table-cell>
          <table:table-cell office:value-type="float" office:value="0.49935365558486999" table:style-name="ce69">
            <text:p><text:s/>50%</text:p>
          </table:table-cell>
          <table:table-cell office:value-type="float" office:value="3" table:style-name="ce70">
            <text:p><text:s/>3pp</text:p>
          </table:table-cell>
          <table:table-cell table:number-columns-repeated="16377"/>
        </table:table-row>
        <table:table-row table:style-name="ro2">
          <table:table-cell office:value-type="string" table:style-name="ce56">
            <text:p>5 years to less than 7 years</text:p>
          </table:table-cell>
          <table:table-cell office:value-type="float" office:value="0.46967830253251203" table:style-name="ce69">
            <text:p><text:s/>47%</text:p>
          </table:table-cell>
          <table:table-cell office:value-type="float" office:value="0.49915255351646998" table:style-name="ce69">
            <text:p><text:s/>50%</text:p>
          </table:table-cell>
          <table:table-cell office:value-type="float" office:value="0.49916010155135798" table:style-name="ce69">
            <text:p><text:s/>50%</text:p>
          </table:table-cell>
          <table:table-cell office:value-type="float" office:value="0.53819823551702295" table:style-name="ce69">
            <text:p><text:s/>54%</text:p>
          </table:table-cell>
          <table:table-cell office:value-type="float" office:value="0.49109779708880602" table:style-name="ce69">
            <text:p><text:s/>49%</text:p>
          </table:table-cell>
          <table:table-cell office:value-type="float" office:value="2" table:style-name="ce70">
            <text:p><text:s/>2pp</text:p>
          </table:table-cell>
          <table:table-cell table:number-columns-repeated="16377"/>
        </table:table-row>
        <table:table-row table:style-name="ro2">
          <table:table-cell office:value-type="string" table:style-name="ce56">
            <text:p>7 years to less than 10 years</text:p>
          </table:table-cell>
          <table:table-cell office:value-type="float" office:value="0.53761944717339405" table:style-name="ce69">
            <text:p><text:s/>54%</text:p>
          </table:table-cell>
          <table:table-cell office:value-type="float" office:value="0.49914477299590898" table:style-name="ce69">
            <text:p><text:s/>50%</text:p>
          </table:table-cell>
          <table:table-cell office:value-type="float" office:value="0.49897377444400898" table:style-name="ce69">
            <text:p><text:s/>50%</text:p>
          </table:table-cell>
          <table:table-cell office:value-type="float" office:value="0.49889771728463" table:style-name="ce69">
            <text:p><text:s/>50%</text:p>
          </table:table-cell>
          <table:table-cell office:value-type="float" office:value="0.48815624559882997" table:style-name="ce69">
            <text:p><text:s/>49%</text:p>
          </table:table-cell>
          <table:table-cell office:value-type="float" office:value="-5" table:style-name="ce70">
            <text:p>- 5pp</text:p>
          </table:table-cell>
          <table:table-cell table:number-columns-repeated="16377"/>
        </table:table-row>
        <table:table-row table:style-name="ro2">
          <table:table-cell office:value-type="string" table:style-name="ce56">
            <text:p>10 years to less than 14 years</text:p>
          </table:table-cell>
          <table:table-cell office:value-type="float" office:value="0.65672433995830304" table:style-name="ce69">
            <text:p><text:s/>66%</text:p>
          </table:table-cell>
          <table:table-cell office:value-type="float" office:value="0.57864427882275404" table:style-name="ce69">
            <text:p><text:s/>58%</text:p>
          </table:table-cell>
          <table:table-cell office:value-type="float" office:value="0.49954376961700903" table:style-name="ce69">
            <text:p><text:s/>50%</text:p>
          </table:table-cell>
          <table:table-cell office:value-type="float" office:value="0.49903583963909698" table:style-name="ce69">
            <text:p><text:s/>50%</text:p>
          </table:table-cell>
          <table:table-cell office:value-type="float" office:value="0.49953338284910598" table:style-name="ce69">
            <text:p><text:s/>50%</text:p>
          </table:table-cell>
          <table:table-cell office:value-type="float" office:value="-16" table:style-name="ce70">
            <text:p>- 16pp</text:p>
          </table:table-cell>
          <table:table-cell table:number-columns-repeated="16377"/>
        </table:table-row>
        <table:table-row table:style-name="ro2">
          <table:table-cell office:value-type="string" table:style-name="ce56">
            <text:p>14 years or more (excluding indeterminate sentences)</text:p>
          </table:table-cell>
          <table:table-cell office:value-type="float" office:value="0.49948677009970899" table:style-name="ce69">
            <text:p><text:s/>50%</text:p>
          </table:table-cell>
          <table:table-cell office:value-type="string" table:style-name="ce69">
            <text:p>-</text:p>
          </table:table-cell>
          <table:table-cell office:value-type="float" office:value="0.49929292179607598" table:style-name="ce69">
            <text:p><text:s/>50%</text:p>
          </table:table-cell>
          <table:table-cell office:value-type="float" office:value="0.49965776865160899" table:style-name="ce69">
            <text:p><text:s/>50%</text:p>
          </table:table-cell>
          <table:table-cell office:value-type="float" office:value="0.50253067541669505" table:style-name="ce69">
            <text:p><text:s/>50%</text:p>
          </table:table-cell>
          <table:table-cell office:value-type="float" office:value="0" table:style-name="ce70">
            <text:p><text:s/>0pp</text:p>
          </table:table-cell>
          <table:table-cell table:number-columns-repeated="16377"/>
        </table:table-row>
        <table:table-row table:style-name="ro11">
          <table:table-cell office:value-type="string" table:style-name="ce59">
            <text:p>Extended determinate sentence</text:p>
          </table:table-cell>
          <table:table-cell office:value-type="float" office:value="1.01709938670081" table:style-name="ce60">
            <text:p><text:s/>102%</text:p>
          </table:table-cell>
          <table:table-cell office:value-type="float" office:value="0.87801133913346197" table:style-name="ce60">
            <text:p><text:s/>88%</text:p>
          </table:table-cell>
          <table:table-cell office:value-type="string" table:style-name="ce60">
            <text:p>-</text:p>
          </table:table-cell>
          <table:table-cell office:value-type="float" office:value="0.77548199143409602" table:style-name="ce60">
            <text:p><text:s/>78%</text:p>
          </table:table-cell>
          <table:table-cell office:value-type="float" office:value="0.84103521168420903" table:style-name="ce60">
            <text:p><text:s/>84%</text:p>
          </table:table-cell>
          <table:table-cell office:value-type="float" office:value="-18" table:style-name="ce61">
            <text:p>- 18pp</text:p>
          </table:table-cell>
          <table:table-cell table:number-columns-repeated="16377"/>
        </table:table-row>
        <table:table-row table:style-name="ro2">
          <table:table-cell table:number-columns-spanned="7" table:number-rows-spanned="1" table:style-name="ce19"/>
          <table:covered-table-cell table:number-columns-repeated="6"/>
          <table:table-cell table:number-columns-repeated="16377"/>
        </table:table-row>
        <table:table-row table:style-name="ro2">
          <table:table-cell office:value-type="string" table:number-columns-spanned="7" table:number-rows-spanned="1" table:style-name="ce43">
            <text:p>(R) In the course of data processing an error was identified in the last quarter data. These figures have now been revised.</text:p>
          </table:table-cell>
          <table:covered-table-cell table:number-columns-repeated="6"/>
          <table:table-cell table:number-columns-repeated="16377"/>
        </table:table-row>
        <table:table-row table:style-name="ro2">
          <table:table-cell table:style-name="ce71"/>
          <table:table-cell table:number-columns-repeated="6" table:style-name="ce38"/>
          <table:table-cell table:number-columns-repeated="16377"/>
        </table:table-row>
        <table:table-row table:style-name="ro2">
          <table:table-cell office:value-type="string" table:number-columns-spanned="7" table:number-rows-spanned="1" table:style-name="ce72">
            <text:p>(1) The change in percentages are given as a percentage point change (pp).</text:p>
          </table:table-cell>
          <table:covered-table-cell table:number-columns-repeated="6"/>
          <table:table-cell table:number-columns-repeated="16377"/>
        </table:table-row>
        <table:table-row table:style-name="ro17">
          <table:table-cell office:value-type="string" table:number-columns-spanned="7" table:number-rows-spanned="1" table:style-name="ce72">
            <text:p>(2) The time served including remand is calculated as the difference between the date of initial entry to prison and the date of release. For those offenders that are recalled to custody, the date of entry is taken to be the date of initial entry for the original set of offences committed and not the date in which the offender returned to custody for the breach of their licence. Therefore, for prisoners that have been recalled to custody, the time served measurement will include a period where the offender was actually on licence in the community instead of in prison custody. This is the reason why, on occasion, the average time served figure may be greater than the average sentence length figure.</text:p>
          </table:table-cell>
          <table:covered-table-cell table:number-columns-repeated="6"/>
          <table:table-cell table:number-columns-repeated="16377"/>
        </table:table-row>
        <table:table-row table:style-name="ro2">
          <table:table-cell table:number-columns-spanned="7" table:number-rows-spanned="1" table:style-name="ce19"/>
          <table:covered-table-cell table:number-columns-repeated="6"/>
          <table:table-cell table:number-columns-repeated="16377"/>
        </table:table-row>
        <table:table-row table:number-rows-repeated="9" table:style-name="ro2">
          <table:table-cell table:number-columns-repeated="16384"/>
        </table:table-row>
        <table:table-row table:style-name="ro4">
          <table:table-cell table:number-columns-repeated="16384"/>
        </table:table-row>
        <table:table-row table:style-name="ro19">
          <table:table-cell table:number-columns-repeated="16384"/>
        </table:table-row>
        <table:table-row table:number-rows-repeated="1048430" table:style-name="ro2">
          <table:table-cell table:number-columns-repeated="16384"/>
        </table:table-row>
        <table:named-expressions>
          <table:named-range table:name="Print_Area" table:cell-range-address="3_2ii.$A$1:3_2ii.$A$146" table:base-cell-address="3_2ii.$A$1"/>
        </table:named-expressions>
      </table:table>
      <table:table table:name="3_3" table:style-name="ta4">
        <table:table-column table:style-name="co5" table:default-cell-style-name="ce4"/>
        <table:table-column table:style-name="co6" table:number-columns-repeated="5" table:default-cell-style-name="ce4"/>
        <table:table-column table:style-name="co3" table:default-cell-style-name="ce4"/>
        <table:table-column table:style-name="co4" table:number-columns-repeated="16377" table:default-cell-style-name="ce4"/>
        <table:table-row table:style-name="ro20">
          <table:table-cell office:value-type="string" table:style-name="ce20">
            <text:p>Table 3.3: Releases from determinate and indeterminate sentences by establishment, and sex</text:p>
          </table:table-cell>
          <table:table-cell table:number-columns-repeated="5" table:style-name="ce20"/>
          <table:table-cell table:style-name="ce4"/>
          <table:table-cell office:value-type="string" table:style-name="ce8">
            <text:p>Contents</text:p>
          </table:table-cell>
          <table:table-cell table:number-columns-repeated="16376"/>
        </table:table-row>
        <table:table-row table:style-name="ro2">
          <table:table-cell table:number-columns-repeated="6" table:style-name="ce73"/>
          <table:table-cell table:number-columns-repeated="16378" table:style-name="ce4"/>
        </table:table-row>
        <table:table-row table:style-name="ro21">
          <table:table-cell office:value-type="string" table:style-name="ce21">
            <text:p><text:s/></text:p>
          </table:table-cell>
          <table:table-cell office:value-type="string" table:style-name="ce21">
            <text:p>Jan-Mar</text:p>
            <text:p><text:s/>2022</text:p>
          </table:table-cell>
          <table:table-cell office:value-type="string" table:style-name="ce21">
            <text:p>Apr-Jun</text:p>
            <text:p><text:s/>2022</text:p>
          </table:table-cell>
          <table:table-cell office:value-type="string" table:style-name="ce21">
            <text:p>Jul-Sep</text:p>
            <text:p><text:s/>2022 (R)</text:p>
          </table:table-cell>
          <table:table-cell office:value-type="string" table:style-name="ce21">
            <text:p>Oct-Dec</text:p>
            <text:p><text:s/>2022 (R)</text:p>
          </table:table-cell>
          <table:table-cell office:value-type="string" table:style-name="ce21">
            <text:p>Jan-Mar</text:p>
            <text:p><text:s/>2023</text:p>
          </table:table-cell>
          <table:table-cell table:number-columns-repeated="16378" table:style-name="ce4"/>
        </table:table-row>
        <table:table-row table:style-name="ro12">
          <table:table-cell office:value-type="string" table:style-name="ce50">
            <text:p>Total Male</text:p>
          </table:table-cell>
          <table:table-cell office:value-type="float" office:value="10493" table:style-name="ce27">
            <text:p>10,493</text:p>
          </table:table-cell>
          <table:table-cell office:value-type="float" office:value="10624" table:style-name="ce27">
            <text:p>10,624</text:p>
          </table:table-cell>
          <table:table-cell office:value-type="float" office:value="11076" table:style-name="ce27">
            <text:p>11,076</text:p>
          </table:table-cell>
          <table:table-cell office:value-type="float" office:value="11151" table:style-name="ce27">
            <text:p>11,151</text:p>
          </table:table-cell>
          <table:table-cell office:value-type="float" office:value="11029" table:style-name="ce27">
            <text:p>11,029</text:p>
          </table:table-cell>
          <table:table-cell table:number-columns-repeated="16378" table:style-name="ce4"/>
        </table:table-row>
        <table:table-row table:style-name="ro2">
          <table:table-cell office:value-type="string" table:style-name="ce53">
            <text:p>Altcourse</text:p>
          </table:table-cell>
          <table:table-cell office:value-type="float" office:value="314" table:style-name="ce30">
            <text:p>314</text:p>
          </table:table-cell>
          <table:table-cell office:value-type="float" office:value="355" table:style-name="ce30">
            <text:p>355</text:p>
          </table:table-cell>
          <table:table-cell office:value-type="float" office:value="393" table:style-name="ce30">
            <text:p>393</text:p>
          </table:table-cell>
          <table:table-cell office:value-type="float" office:value="418" table:style-name="ce30">
            <text:p>418</text:p>
          </table:table-cell>
          <table:table-cell office:value-type="float" office:value="332" table:style-name="ce30">
            <text:p>332</text:p>
          </table:table-cell>
          <table:table-cell table:number-columns-repeated="16378" table:style-name="ce4"/>
        </table:table-row>
        <table:table-row table:style-name="ro2">
          <table:table-cell office:value-type="string" table:style-name="ce53">
            <text:p>Ashfield</text:p>
          </table:table-cell>
          <table:table-cell office:value-type="float" office:value="7" table:style-name="ce30">
            <text:p>7</text:p>
          </table:table-cell>
          <table:table-cell office:value-type="float" office:value="12" table:style-name="ce30">
            <text:p>12</text:p>
          </table:table-cell>
          <table:table-cell office:value-type="float" office:value="8" table:style-name="ce30">
            <text:p>8</text:p>
          </table:table-cell>
          <table:table-cell office:value-type="float" office:value="4" table:style-name="ce30">
            <text:p>4</text:p>
          </table:table-cell>
          <table:table-cell office:value-type="float" office:value="9" table:style-name="ce30">
            <text:p>9</text:p>
          </table:table-cell>
          <table:table-cell table:number-columns-repeated="16378" table:style-name="ce4"/>
        </table:table-row>
        <table:table-row table:style-name="ro2">
          <table:table-cell office:value-type="string" table:style-name="ce53">
            <text:p>Aylesbury</text:p>
          </table:table-cell>
          <table:table-cell office:value-type="float" office:value="8" table:style-name="ce30">
            <text:p>8</text:p>
          </table:table-cell>
          <table:table-cell office:value-type="float" office:value="10" table:style-name="ce30">
            <text:p>10</text:p>
          </table:table-cell>
          <table:table-cell office:value-type="float" office:value="5" table:style-name="ce30">
            <text:p>5</text:p>
          </table:table-cell>
          <table:table-cell office:value-type="float" office:value="15" table:style-name="ce30">
            <text:p>15</text:p>
          </table:table-cell>
          <table:table-cell office:value-type="float" office:value="20" table:style-name="ce30">
            <text:p>20</text:p>
          </table:table-cell>
          <table:table-cell table:number-columns-repeated="16378" table:style-name="ce4"/>
        </table:table-row>
        <table:table-row table:style-name="ro2">
          <table:table-cell office:value-type="string" table:style-name="ce53">
            <text:p>Bedford</text:p>
          </table:table-cell>
          <table:table-cell office:value-type="float" office:value="78" table:style-name="ce30">
            <text:p>78</text:p>
          </table:table-cell>
          <table:table-cell office:value-type="float" office:value="61" table:style-name="ce30">
            <text:p>61</text:p>
          </table:table-cell>
          <table:table-cell office:value-type="float" office:value="69" table:style-name="ce30">
            <text:p>69</text:p>
          </table:table-cell>
          <table:table-cell office:value-type="float" office:value="81" table:style-name="ce30">
            <text:p>81</text:p>
          </table:table-cell>
          <table:table-cell office:value-type="float" office:value="71" table:style-name="ce30">
            <text:p>71</text:p>
          </table:table-cell>
          <table:table-cell table:number-columns-repeated="16378" table:style-name="ce4"/>
        </table:table-row>
        <table:table-row table:style-name="ro2">
          <table:table-cell office:value-type="string" table:style-name="ce53">
            <text:p>Belmarsh</text:p>
          </table:table-cell>
          <table:table-cell office:value-type="float" office:value="52" table:style-name="ce30">
            <text:p>52</text:p>
          </table:table-cell>
          <table:table-cell office:value-type="float" office:value="51" table:style-name="ce30">
            <text:p>51</text:p>
          </table:table-cell>
          <table:table-cell office:value-type="float" office:value="61" table:style-name="ce30">
            <text:p>61</text:p>
          </table:table-cell>
          <table:table-cell office:value-type="float" office:value="50" table:style-name="ce30">
            <text:p>50</text:p>
          </table:table-cell>
          <table:table-cell office:value-type="float" office:value="49" table:style-name="ce30">
            <text:p>49</text:p>
          </table:table-cell>
          <table:table-cell table:number-columns-repeated="16378" table:style-name="ce4"/>
        </table:table-row>
        <table:table-row table:style-name="ro2">
          <table:table-cell office:value-type="string" table:style-name="ce53">
            <text:p>Berwyn</text:p>
          </table:table-cell>
          <table:table-cell office:value-type="float" office:value="239" table:style-name="ce30">
            <text:p>239</text:p>
          </table:table-cell>
          <table:table-cell office:value-type="float" office:value="236" table:style-name="ce30">
            <text:p>236</text:p>
          </table:table-cell>
          <table:table-cell office:value-type="float" office:value="265" table:style-name="ce30">
            <text:p>265</text:p>
          </table:table-cell>
          <table:table-cell office:value-type="float" office:value="279" table:style-name="ce30">
            <text:p>279</text:p>
          </table:table-cell>
          <table:table-cell office:value-type="float" office:value="273" table:style-name="ce30">
            <text:p>273</text:p>
          </table:table-cell>
          <table:table-cell table:number-columns-repeated="16378" table:style-name="ce4"/>
        </table:table-row>
        <table:table-row table:style-name="ro2">
          <table:table-cell office:value-type="string" table:style-name="ce53">
            <text:p>Birmingham</text:p>
          </table:table-cell>
          <table:table-cell office:value-type="float" office:value="142" table:style-name="ce30">
            <text:p>142</text:p>
          </table:table-cell>
          <table:table-cell office:value-type="float" office:value="160" table:style-name="ce30">
            <text:p>160</text:p>
          </table:table-cell>
          <table:table-cell office:value-type="float" office:value="158" table:style-name="ce30">
            <text:p>158</text:p>
          </table:table-cell>
          <table:table-cell office:value-type="float" office:value="170" table:style-name="ce30">
            <text:p>170</text:p>
          </table:table-cell>
          <table:table-cell office:value-type="float" office:value="170" table:style-name="ce30">
            <text:p>170</text:p>
          </table:table-cell>
          <table:table-cell table:number-columns-repeated="16378" table:style-name="ce4"/>
        </table:table-row>
        <table:table-row table:style-name="ro2">
          <table:table-cell office:value-type="string" table:style-name="ce53">
            <text:p>Brinsford</text:p>
          </table:table-cell>
          <table:table-cell office:value-type="float" office:value="72" table:style-name="ce30">
            <text:p>72</text:p>
          </table:table-cell>
          <table:table-cell office:value-type="float" office:value="69" table:style-name="ce30">
            <text:p>69</text:p>
          </table:table-cell>
          <table:table-cell office:value-type="float" office:value="85" table:style-name="ce30">
            <text:p>85</text:p>
          </table:table-cell>
          <table:table-cell office:value-type="float" office:value="100" table:style-name="ce30">
            <text:p>100</text:p>
          </table:table-cell>
          <table:table-cell office:value-type="float" office:value="103" table:style-name="ce30">
            <text:p>103</text:p>
          </table:table-cell>
          <table:table-cell table:number-columns-repeated="16378" table:style-name="ce4"/>
        </table:table-row>
        <table:table-row table:style-name="ro2">
          <table:table-cell office:value-type="string" table:style-name="ce53">
            <text:p>Bristol</text:p>
          </table:table-cell>
          <table:table-cell office:value-type="float" office:value="101" table:style-name="ce30">
            <text:p>101</text:p>
          </table:table-cell>
          <table:table-cell office:value-type="float" office:value="107" table:style-name="ce30">
            <text:p>107</text:p>
          </table:table-cell>
          <table:table-cell office:value-type="float" office:value="129" table:style-name="ce30">
            <text:p>129</text:p>
          </table:table-cell>
          <table:table-cell office:value-type="float" office:value="104" table:style-name="ce30">
            <text:p>104</text:p>
          </table:table-cell>
          <table:table-cell office:value-type="float" office:value="124" table:style-name="ce30">
            <text:p>124</text:p>
          </table:table-cell>
          <table:table-cell table:number-columns-repeated="16378" table:style-name="ce4"/>
        </table:table-row>
        <table:table-row table:style-name="ro2">
          <table:table-cell office:value-type="string" table:style-name="ce53">
            <text:p>Brixton</text:p>
          </table:table-cell>
          <table:table-cell office:value-type="float" office:value="220" table:style-name="ce30">
            <text:p>220</text:p>
          </table:table-cell>
          <table:table-cell office:value-type="float" office:value="215" table:style-name="ce30">
            <text:p>215</text:p>
          </table:table-cell>
          <table:table-cell office:value-type="float" office:value="260" table:style-name="ce30">
            <text:p>260</text:p>
          </table:table-cell>
          <table:table-cell office:value-type="float" office:value="263" table:style-name="ce30">
            <text:p>263</text:p>
          </table:table-cell>
          <table:table-cell office:value-type="float" office:value="224" table:style-name="ce30">
            <text:p>224</text:p>
          </table:table-cell>
          <table:table-cell table:number-columns-repeated="16378" table:style-name="ce4"/>
        </table:table-row>
        <table:table-row table:style-name="ro2">
          <table:table-cell office:value-type="string" table:style-name="ce53">
            <text:p>Buckley Hall</text:p>
          </table:table-cell>
          <table:table-cell office:value-type="float" office:value="20" table:style-name="ce30">
            <text:p>20</text:p>
          </table:table-cell>
          <table:table-cell office:value-type="float" office:value="15" table:style-name="ce30">
            <text:p>15</text:p>
          </table:table-cell>
          <table:table-cell office:value-type="float" office:value="8" table:style-name="ce30">
            <text:p>8</text:p>
          </table:table-cell>
          <table:table-cell office:value-type="float" office:value="12" table:style-name="ce30">
            <text:p>12</text:p>
          </table:table-cell>
          <table:table-cell office:value-type="float" office:value="17" table:style-name="ce30">
            <text:p>17</text:p>
          </table:table-cell>
          <table:table-cell table:number-columns-repeated="16378" table:style-name="ce4"/>
        </table:table-row>
        <table:table-row table:style-name="ro2">
          <table:table-cell office:value-type="string" table:style-name="ce53">
            <text:p>Bullingdon</text:p>
          </table:table-cell>
          <table:table-cell office:value-type="float" office:value="234" table:style-name="ce30">
            <text:p>234</text:p>
          </table:table-cell>
          <table:table-cell office:value-type="float" office:value="275" table:style-name="ce30">
            <text:p>275</text:p>
          </table:table-cell>
          <table:table-cell office:value-type="float" office:value="253" table:style-name="ce30">
            <text:p>253</text:p>
          </table:table-cell>
          <table:table-cell office:value-type="float" office:value="227" table:style-name="ce30">
            <text:p>227</text:p>
          </table:table-cell>
          <table:table-cell office:value-type="float" office:value="207" table:style-name="ce30">
            <text:p>207</text:p>
          </table:table-cell>
          <table:table-cell table:number-columns-repeated="16378" table:style-name="ce4"/>
        </table:table-row>
        <table:table-row table:style-name="ro2">
          <table:table-cell office:value-type="string" table:style-name="ce53">
            <text:p>Bure</text:p>
          </table:table-cell>
          <table:table-cell office:value-type="float" office:value="33" table:style-name="ce30">
            <text:p>33</text:p>
          </table:table-cell>
          <table:table-cell office:value-type="float" office:value="25" table:style-name="ce30">
            <text:p>25</text:p>
          </table:table-cell>
          <table:table-cell office:value-type="float" office:value="21" table:style-name="ce30">
            <text:p>21</text:p>
          </table:table-cell>
          <table:table-cell office:value-type="float" office:value="23" table:style-name="ce30">
            <text:p>23</text:p>
          </table:table-cell>
          <table:table-cell office:value-type="float" office:value="26" table:style-name="ce30">
            <text:p>26</text:p>
          </table:table-cell>
          <table:table-cell table:number-columns-repeated="16378"/>
        </table:table-row>
        <table:table-row table:style-name="ro2">
          <table:table-cell office:value-type="string" table:style-name="ce53">
            <text:p>Cardiff</text:p>
          </table:table-cell>
          <table:table-cell office:value-type="float" office:value="273" table:style-name="ce30">
            <text:p>273</text:p>
          </table:table-cell>
          <table:table-cell office:value-type="float" office:value="298" table:style-name="ce30">
            <text:p>298</text:p>
          </table:table-cell>
          <table:table-cell office:value-type="float" office:value="270" table:style-name="ce30">
            <text:p>270</text:p>
          </table:table-cell>
          <table:table-cell office:value-type="float" office:value="257" table:style-name="ce30">
            <text:p>257</text:p>
          </table:table-cell>
          <table:table-cell office:value-type="float" office:value="267" table:style-name="ce30">
            <text:p>267</text:p>
          </table:table-cell>
          <table:table-cell table:number-columns-repeated="16378"/>
        </table:table-row>
        <table:table-row table:style-name="ro2">
          <table:table-cell office:value-type="string" table:style-name="ce53">
            <text:p>Channings Wood</text:p>
          </table:table-cell>
          <table:table-cell office:value-type="float" office:value="127" table:style-name="ce30">
            <text:p>127</text:p>
          </table:table-cell>
          <table:table-cell office:value-type="float" office:value="147" table:style-name="ce30">
            <text:p>147</text:p>
          </table:table-cell>
          <table:table-cell office:value-type="float" office:value="146" table:style-name="ce30">
            <text:p>146</text:p>
          </table:table-cell>
          <table:table-cell office:value-type="float" office:value="123" table:style-name="ce30">
            <text:p>123</text:p>
          </table:table-cell>
          <table:table-cell office:value-type="float" office:value="158" table:style-name="ce30">
            <text:p>158</text:p>
          </table:table-cell>
          <table:table-cell table:number-columns-repeated="16378"/>
        </table:table-row>
        <table:table-row table:style-name="ro2">
          <table:table-cell office:value-type="string" table:style-name="ce53">
            <text:p>Chelmsford</text:p>
          </table:table-cell>
          <table:table-cell office:value-type="float" office:value="114" table:style-name="ce30">
            <text:p>114</text:p>
          </table:table-cell>
          <table:table-cell office:value-type="float" office:value="113" table:style-name="ce30">
            <text:p>113</text:p>
          </table:table-cell>
          <table:table-cell office:value-type="float" office:value="101" table:style-name="ce30">
            <text:p>101</text:p>
          </table:table-cell>
          <table:table-cell office:value-type="float" office:value="108" table:style-name="ce30">
            <text:p>108</text:p>
          </table:table-cell>
          <table:table-cell office:value-type="float" office:value="132" table:style-name="ce30">
            <text:p>132</text:p>
          </table:table-cell>
          <table:table-cell table:number-columns-repeated="16378"/>
        </table:table-row>
        <table:table-row table:style-name="ro2">
          <table:table-cell office:value-type="string" table:style-name="ce53">
            <text:p>Coldingley</text:p>
          </table:table-cell>
          <table:table-cell office:value-type="float" office:value="29" table:style-name="ce30">
            <text:p>29</text:p>
          </table:table-cell>
          <table:table-cell office:value-type="float" office:value="32" table:style-name="ce30">
            <text:p>32</text:p>
          </table:table-cell>
          <table:table-cell office:value-type="float" office:value="33" table:style-name="ce30">
            <text:p>33</text:p>
          </table:table-cell>
          <table:table-cell office:value-type="float" office:value="33" table:style-name="ce30">
            <text:p>33</text:p>
          </table:table-cell>
          <table:table-cell office:value-type="float" office:value="36" table:style-name="ce30">
            <text:p>36</text:p>
          </table:table-cell>
          <table:table-cell table:number-columns-repeated="16378"/>
        </table:table-row>
        <table:table-row table:style-name="ro2">
          <table:table-cell office:value-type="string" table:style-name="ce53">
            <text:p>Cookham Wood</text:p>
          </table:table-cell>
          <table:table-cell office:value-type="float" office:value="11" table:style-name="ce30">
            <text:p>11</text:p>
          </table:table-cell>
          <table:table-cell office:value-type="float" office:value="9" table:style-name="ce30">
            <text:p>9</text:p>
          </table:table-cell>
          <table:table-cell office:value-type="float" office:value="12" table:style-name="ce30">
            <text:p>12</text:p>
          </table:table-cell>
          <table:table-cell office:value-type="float" office:value="10" table:style-name="ce30">
            <text:p>10</text:p>
          </table:table-cell>
          <table:table-cell office:value-type="float" office:value="14" table:style-name="ce30">
            <text:p>14</text:p>
          </table:table-cell>
          <table:table-cell table:number-columns-repeated="16378"/>
        </table:table-row>
        <table:table-row table:style-name="ro2">
          <table:table-cell office:value-type="string" table:style-name="ce53">
            <text:p>Dartmoor</text:p>
          </table:table-cell>
          <table:table-cell office:value-type="float" office:value="16" table:style-name="ce30">
            <text:p>16</text:p>
          </table:table-cell>
          <table:table-cell office:value-type="float" office:value="14" table:style-name="ce30">
            <text:p>14</text:p>
          </table:table-cell>
          <table:table-cell office:value-type="float" office:value="19" table:style-name="ce30">
            <text:p>19</text:p>
          </table:table-cell>
          <table:table-cell office:value-type="float" office:value="10" table:style-name="ce30">
            <text:p>10</text:p>
          </table:table-cell>
          <table:table-cell office:value-type="float" office:value="10" table:style-name="ce30">
            <text:p>10</text:p>
          </table:table-cell>
          <table:table-cell table:number-columns-repeated="16378"/>
        </table:table-row>
        <table:table-row table:style-name="ro2">
          <table:table-cell office:value-type="string" table:style-name="ce53">
            <text:p>Deerbolt</text:p>
          </table:table-cell>
          <table:table-cell office:value-type="float" office:value="35" table:style-name="ce30">
            <text:p>35</text:p>
          </table:table-cell>
          <table:table-cell office:value-type="float" office:value="18" table:style-name="ce30">
            <text:p>18</text:p>
          </table:table-cell>
          <table:table-cell office:value-type="float" office:value="11" table:style-name="ce30">
            <text:p>11</text:p>
          </table:table-cell>
          <table:table-cell office:value-type="float" office:value="23" table:style-name="ce30">
            <text:p>23</text:p>
          </table:table-cell>
          <table:table-cell office:value-type="float" office:value="14" table:style-name="ce30">
            <text:p>14</text:p>
          </table:table-cell>
          <table:table-cell table:number-columns-repeated="16378"/>
        </table:table-row>
        <table:table-row table:style-name="ro2">
          <table:table-cell office:value-type="string" table:style-name="ce53">
            <text:p>Doncaster</text:p>
          </table:table-cell>
          <table:table-cell office:value-type="float" office:value="211" table:style-name="ce30">
            <text:p>211</text:p>
          </table:table-cell>
          <table:table-cell office:value-type="float" office:value="226" table:style-name="ce30">
            <text:p>226</text:p>
          </table:table-cell>
          <table:table-cell office:value-type="float" office:value="278" table:style-name="ce30">
            <text:p>278</text:p>
          </table:table-cell>
          <table:table-cell office:value-type="float" office:value="288" table:style-name="ce30">
            <text:p>288</text:p>
          </table:table-cell>
          <table:table-cell office:value-type="float" office:value="300" table:style-name="ce30">
            <text:p>300</text:p>
          </table:table-cell>
          <table:table-cell table:number-columns-repeated="16378"/>
        </table:table-row>
        <table:table-row table:style-name="ro2">
          <table:table-cell office:value-type="string" table:style-name="ce53">
            <text:p>Dovegate</text:p>
          </table:table-cell>
          <table:table-cell office:value-type="float" office:value="54" table:style-name="ce30">
            <text:p>54</text:p>
          </table:table-cell>
          <table:table-cell office:value-type="float" office:value="82" table:style-name="ce30">
            <text:p>82</text:p>
          </table:table-cell>
          <table:table-cell office:value-type="float" office:value="83" table:style-name="ce30">
            <text:p>83</text:p>
          </table:table-cell>
          <table:table-cell office:value-type="float" office:value="81" table:style-name="ce30">
            <text:p>81</text:p>
          </table:table-cell>
          <table:table-cell office:value-type="float" office:value="91" table:style-name="ce30">
            <text:p>91</text:p>
          </table:table-cell>
          <table:table-cell table:number-columns-repeated="16378"/>
        </table:table-row>
        <table:table-row table:style-name="ro2">
          <table:table-cell office:value-type="string" table:style-name="ce53">
            <text:p>Durham</text:p>
          </table:table-cell>
          <table:table-cell office:value-type="float" office:value="147" table:style-name="ce30">
            <text:p>147</text:p>
          </table:table-cell>
          <table:table-cell office:value-type="float" office:value="141" table:style-name="ce30">
            <text:p>141</text:p>
          </table:table-cell>
          <table:table-cell office:value-type="float" office:value="160" table:style-name="ce30">
            <text:p>160</text:p>
          </table:table-cell>
          <table:table-cell office:value-type="float" office:value="167" table:style-name="ce30">
            <text:p>167</text:p>
          </table:table-cell>
          <table:table-cell office:value-type="float" office:value="149" table:style-name="ce30">
            <text:p>149</text:p>
          </table:table-cell>
          <table:table-cell table:number-columns-repeated="16378"/>
        </table:table-row>
        <table:table-row table:style-name="ro2">
          <table:table-cell office:value-type="string" table:style-name="ce53">
            <text:p>Elmley (Sheppey cluster)</text:p>
          </table:table-cell>
          <table:table-cell office:value-type="float" office:value="172" table:style-name="ce30">
            <text:p>172</text:p>
          </table:table-cell>
          <table:table-cell office:value-type="float" office:value="129" table:style-name="ce30">
            <text:p>129</text:p>
          </table:table-cell>
          <table:table-cell office:value-type="float" office:value="139" table:style-name="ce30">
            <text:p>139</text:p>
          </table:table-cell>
          <table:table-cell office:value-type="float" office:value="177" table:style-name="ce30">
            <text:p>177</text:p>
          </table:table-cell>
          <table:table-cell office:value-type="float" office:value="190" table:style-name="ce30">
            <text:p>190</text:p>
          </table:table-cell>
          <table:table-cell table:number-columns-repeated="16378"/>
        </table:table-row>
        <table:table-row table:style-name="ro2">
          <table:table-cell office:value-type="string" table:style-name="ce53">
            <text:p>Erlestoke</text:p>
          </table:table-cell>
          <table:table-cell office:value-type="float" office:value="31" table:style-name="ce30">
            <text:p>31</text:p>
          </table:table-cell>
          <table:table-cell office:value-type="float" office:value="28" table:style-name="ce30">
            <text:p>28</text:p>
          </table:table-cell>
          <table:table-cell office:value-type="float" office:value="34" table:style-name="ce30">
            <text:p>34</text:p>
          </table:table-cell>
          <table:table-cell office:value-type="float" office:value="30" table:style-name="ce30">
            <text:p>30</text:p>
          </table:table-cell>
          <table:table-cell office:value-type="float" office:value="19" table:style-name="ce30">
            <text:p>19</text:p>
          </table:table-cell>
          <table:table-cell table:number-columns-repeated="16378"/>
        </table:table-row>
        <table:table-row table:style-name="ro2">
          <table:table-cell office:value-type="string" table:style-name="ce53">
            <text:p>Exeter</text:p>
          </table:table-cell>
          <table:table-cell office:value-type="float" office:value="108" table:style-name="ce30">
            <text:p>108</text:p>
          </table:table-cell>
          <table:table-cell office:value-type="float" office:value="94" table:style-name="ce30">
            <text:p>94</text:p>
          </table:table-cell>
          <table:table-cell office:value-type="float" office:value="86" table:style-name="ce30">
            <text:p>86</text:p>
          </table:table-cell>
          <table:table-cell office:value-type="float" office:value="101" table:style-name="ce30">
            <text:p>101</text:p>
          </table:table-cell>
          <table:table-cell office:value-type="float" office:value="83" table:style-name="ce30">
            <text:p>83</text:p>
          </table:table-cell>
          <table:table-cell table:number-columns-repeated="16378"/>
        </table:table-row>
        <table:table-row table:style-name="ro2">
          <table:table-cell office:value-type="string" table:style-name="ce53">
            <text:p>Featherstone</text:p>
          </table:table-cell>
          <table:table-cell office:value-type="float" office:value="97" table:style-name="ce30">
            <text:p>97</text:p>
          </table:table-cell>
          <table:table-cell office:value-type="float" office:value="98" table:style-name="ce30">
            <text:p>98</text:p>
          </table:table-cell>
          <table:table-cell office:value-type="float" office:value="93" table:style-name="ce30">
            <text:p>93</text:p>
          </table:table-cell>
          <table:table-cell office:value-type="float" office:value="77" table:style-name="ce30">
            <text:p>77</text:p>
          </table:table-cell>
          <table:table-cell office:value-type="float" office:value="72" table:style-name="ce30">
            <text:p>72</text:p>
          </table:table-cell>
          <table:table-cell table:number-columns-repeated="16378"/>
        </table:table-row>
        <table:table-row table:style-name="ro2">
          <table:table-cell office:value-type="string" table:style-name="ce53">
            <text:p>Feltham</text:p>
          </table:table-cell>
          <table:table-cell office:value-type="float" office:value="63" table:style-name="ce30">
            <text:p>63</text:p>
          </table:table-cell>
          <table:table-cell office:value-type="float" office:value="41" table:style-name="ce30">
            <text:p>41</text:p>
          </table:table-cell>
          <table:table-cell office:value-type="float" office:value="56" table:style-name="ce30">
            <text:p>56</text:p>
          </table:table-cell>
          <table:table-cell office:value-type="float" office:value="69" table:style-name="ce30">
            <text:p>69</text:p>
          </table:table-cell>
          <table:table-cell office:value-type="float" office:value="72" table:style-name="ce30">
            <text:p>72</text:p>
          </table:table-cell>
          <table:table-cell table:number-columns-repeated="16378"/>
        </table:table-row>
        <table:table-row table:style-name="ro2">
          <table:table-cell office:value-type="string" table:style-name="ce53">
            <text:p>Five Wells</text:p>
          </table:table-cell>
          <table:table-cell office:value-type="float" office:value="0" table:style-name="ce30">
            <text:p>0</text:p>
          </table:table-cell>
          <table:table-cell office:value-type="float" office:value="1" table:style-name="ce30">
            <text:p>1</text:p>
          </table:table-cell>
          <table:table-cell office:value-type="float" office:value="10" table:style-name="ce30">
            <text:p>10</text:p>
          </table:table-cell>
          <table:table-cell office:value-type="float" office:value="32" table:style-name="ce30">
            <text:p>32</text:p>
          </table:table-cell>
          <table:table-cell office:value-type="float" office:value="82" table:style-name="ce30">
            <text:p>82</text:p>
          </table:table-cell>
          <table:table-cell table:number-columns-repeated="16378"/>
        </table:table-row>
        <table:table-row table:style-name="ro2">
          <table:table-cell office:value-type="string" table:style-name="ce53">
            <text:p>Ford</text:p>
          </table:table-cell>
          <table:table-cell office:value-type="float" office:value="59" table:style-name="ce30">
            <text:p>59</text:p>
          </table:table-cell>
          <table:table-cell office:value-type="float" office:value="72" table:style-name="ce30">
            <text:p>72</text:p>
          </table:table-cell>
          <table:table-cell office:value-type="float" office:value="69" table:style-name="ce30">
            <text:p>69</text:p>
          </table:table-cell>
          <table:table-cell office:value-type="float" office:value="44" table:style-name="ce30">
            <text:p>44</text:p>
          </table:table-cell>
          <table:table-cell office:value-type="float" office:value="61" table:style-name="ce30">
            <text:p>61</text:p>
          </table:table-cell>
          <table:table-cell table:number-columns-repeated="16378"/>
        </table:table-row>
        <table:table-row table:style-name="ro2">
          <table:table-cell office:value-type="string" table:style-name="ce53">
            <text:p>Forest Bank</text:p>
          </table:table-cell>
          <table:table-cell office:value-type="float" office:value="234" table:style-name="ce30">
            <text:p>234</text:p>
          </table:table-cell>
          <table:table-cell office:value-type="float" office:value="299" table:style-name="ce30">
            <text:p>299</text:p>
          </table:table-cell>
          <table:table-cell office:value-type="float" office:value="275" table:style-name="ce30">
            <text:p>275</text:p>
          </table:table-cell>
          <table:table-cell office:value-type="float" office:value="288" table:style-name="ce30">
            <text:p>288</text:p>
          </table:table-cell>
          <table:table-cell office:value-type="float" office:value="301" table:style-name="ce30">
            <text:p>301</text:p>
          </table:table-cell>
          <table:table-cell table:number-columns-repeated="16378"/>
        </table:table-row>
        <table:table-row table:style-name="ro2">
          <table:table-cell office:value-type="string" table:style-name="ce53">
            <text:p>Frankland</text:p>
          </table:table-cell>
          <table:table-cell office:value-type="float" office:value="1" table:style-name="ce30">
            <text:p>1</text:p>
          </table:table-cell>
          <table:table-cell office:value-type="float" office:value="0" table:style-name="ce30">
            <text:p>0</text:p>
          </table:table-cell>
          <table:table-cell office:value-type="float" office:value="1" table:style-name="ce30">
            <text:p>1</text:p>
          </table:table-cell>
          <table:table-cell office:value-type="float" office:value="1" table:style-name="ce30">
            <text:p>1</text:p>
          </table:table-cell>
          <table:table-cell office:value-type="float" office:value="5" table:style-name="ce30">
            <text:p>5</text:p>
          </table:table-cell>
          <table:table-cell table:number-columns-repeated="16378"/>
        </table:table-row>
        <table:table-row table:style-name="ro2">
          <table:table-cell office:value-type="string" table:style-name="ce53">
            <text:p>Full Sutton</text:p>
          </table:table-cell>
          <table:table-cell office:value-type="float" office:value="4" table:style-name="ce30">
            <text:p>4</text:p>
          </table:table-cell>
          <table:table-cell office:value-type="float" office:value="0" table:style-name="ce30">
            <text:p>0</text:p>
          </table:table-cell>
          <table:table-cell office:value-type="float" office:value="5" table:style-name="ce30">
            <text:p>5</text:p>
          </table:table-cell>
          <table:table-cell office:value-type="float" office:value="0" table:style-name="ce30">
            <text:p>0</text:p>
          </table:table-cell>
          <table:table-cell office:value-type="float" office:value="1" table:style-name="ce30">
            <text:p>1</text:p>
          </table:table-cell>
          <table:table-cell table:number-columns-repeated="16378"/>
        </table:table-row>
        <table:table-row table:style-name="ro2">
          <table:table-cell office:value-type="string" table:style-name="ce53">
            <text:p>Garth</text:p>
          </table:table-cell>
          <table:table-cell office:value-type="float" office:value="12" table:style-name="ce30">
            <text:p>12</text:p>
          </table:table-cell>
          <table:table-cell office:value-type="float" office:value="7" table:style-name="ce30">
            <text:p>7</text:p>
          </table:table-cell>
          <table:table-cell office:value-type="float" office:value="5" table:style-name="ce30">
            <text:p>5</text:p>
          </table:table-cell>
          <table:table-cell office:value-type="float" office:value="9" table:style-name="ce30">
            <text:p>9</text:p>
          </table:table-cell>
          <table:table-cell office:value-type="float" office:value="8" table:style-name="ce30">
            <text:p>8</text:p>
          </table:table-cell>
          <table:table-cell table:number-columns-repeated="16378"/>
        </table:table-row>
        <table:table-row table:style-name="ro2">
          <table:table-cell office:value-type="string" table:style-name="ce53">
            <text:p>Gartree</text:p>
          </table:table-cell>
          <table:table-cell office:value-type="float" office:value="1" table:style-name="ce30">
            <text:p>1</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2" table:style-name="ce30">
            <text:p>2</text:p>
          </table:table-cell>
          <table:table-cell table:number-columns-repeated="16378"/>
        </table:table-row>
        <table:table-row table:style-name="ro2">
          <table:table-cell office:value-type="string" table:style-name="ce53">
            <text:p>Grendon</text:p>
          </table:table-cell>
          <table:table-cell office:value-type="float" office:value="2" table:style-name="ce30">
            <text:p>2</text:p>
          </table:table-cell>
          <table:table-cell office:value-type="float" office:value="0" table:style-name="ce30">
            <text:p>0</text:p>
          </table:table-cell>
          <table:table-cell office:value-type="float" office:value="2" table:style-name="ce30">
            <text:p>2</text:p>
          </table:table-cell>
          <table:table-cell office:value-type="float" office:value="1" table:style-name="ce30">
            <text:p>1</text:p>
          </table:table-cell>
          <table:table-cell office:value-type="float" office:value="0" table:style-name="ce30">
            <text:p>0</text:p>
          </table:table-cell>
          <table:table-cell table:number-columns-repeated="16378"/>
        </table:table-row>
        <table:table-row table:style-name="ro2">
          <table:table-cell office:value-type="string" table:style-name="ce53">
            <text:p>Guys Marsh</text:p>
          </table:table-cell>
          <table:table-cell office:value-type="float" office:value="62" table:style-name="ce30">
            <text:p>62</text:p>
          </table:table-cell>
          <table:table-cell office:value-type="float" office:value="76" table:style-name="ce30">
            <text:p>76</text:p>
          </table:table-cell>
          <table:table-cell office:value-type="float" office:value="68" table:style-name="ce30">
            <text:p>68</text:p>
          </table:table-cell>
          <table:table-cell office:value-type="float" office:value="54" table:style-name="ce30">
            <text:p>54</text:p>
          </table:table-cell>
          <table:table-cell office:value-type="float" office:value="59" table:style-name="ce30">
            <text:p>59</text:p>
          </table:table-cell>
          <table:table-cell table:number-columns-repeated="16378"/>
        </table:table-row>
        <table:table-row table:style-name="ro2">
          <table:table-cell office:value-type="string" table:style-name="ce53">
            <text:p>Hatfield</text:p>
          </table:table-cell>
          <table:table-cell office:value-type="float" office:value="36" table:style-name="ce30">
            <text:p>36</text:p>
          </table:table-cell>
          <table:table-cell office:value-type="float" office:value="38" table:style-name="ce30">
            <text:p>38</text:p>
          </table:table-cell>
          <table:table-cell office:value-type="float" office:value="40" table:style-name="ce30">
            <text:p>40</text:p>
          </table:table-cell>
          <table:table-cell office:value-type="float" office:value="43" table:style-name="ce30">
            <text:p>43</text:p>
          </table:table-cell>
          <table:table-cell office:value-type="float" office:value="47" table:style-name="ce30">
            <text:p>47</text:p>
          </table:table-cell>
          <table:table-cell table:number-columns-repeated="16378"/>
        </table:table-row>
        <table:table-row table:style-name="ro2">
          <table:table-cell office:value-type="string" table:style-name="ce53">
            <text:p>Haverigg</text:p>
          </table:table-cell>
          <table:table-cell office:value-type="float" office:value="38" table:style-name="ce30">
            <text:p>38</text:p>
          </table:table-cell>
          <table:table-cell office:value-type="float" office:value="42" table:style-name="ce30">
            <text:p>42</text:p>
          </table:table-cell>
          <table:table-cell office:value-type="float" office:value="42" table:style-name="ce30">
            <text:p>42</text:p>
          </table:table-cell>
          <table:table-cell office:value-type="float" office:value="29" table:style-name="ce30">
            <text:p>29</text:p>
          </table:table-cell>
          <table:table-cell office:value-type="float" office:value="40" table:style-name="ce30">
            <text:p>40</text:p>
          </table:table-cell>
          <table:table-cell table:number-columns-repeated="16378"/>
        </table:table-row>
        <table:table-row table:style-name="ro2">
          <table:table-cell office:value-type="string" table:style-name="ce53">
            <text:p>Hewell</text:p>
          </table:table-cell>
          <table:table-cell office:value-type="float" office:value="220" table:style-name="ce30">
            <text:p>220</text:p>
          </table:table-cell>
          <table:table-cell office:value-type="float" office:value="238" table:style-name="ce30">
            <text:p>238</text:p>
          </table:table-cell>
          <table:table-cell office:value-type="float" office:value="219" table:style-name="ce30">
            <text:p>219</text:p>
          </table:table-cell>
          <table:table-cell office:value-type="float" office:value="229" table:style-name="ce30">
            <text:p>229</text:p>
          </table:table-cell>
          <table:table-cell office:value-type="float" office:value="253" table:style-name="ce30">
            <text:p>253</text:p>
          </table:table-cell>
          <table:table-cell table:number-columns-repeated="16378"/>
        </table:table-row>
        <table:table-row table:style-name="ro2">
          <table:table-cell office:value-type="string" table:style-name="ce53">
            <text:p>High Down</text:p>
          </table:table-cell>
          <table:table-cell office:value-type="float" office:value="190" table:style-name="ce30">
            <text:p>190</text:p>
          </table:table-cell>
          <table:table-cell office:value-type="float" office:value="157" table:style-name="ce30">
            <text:p>157</text:p>
          </table:table-cell>
          <table:table-cell office:value-type="float" office:value="186" table:style-name="ce30">
            <text:p>186</text:p>
          </table:table-cell>
          <table:table-cell office:value-type="float" office:value="175" table:style-name="ce30">
            <text:p>175</text:p>
          </table:table-cell>
          <table:table-cell office:value-type="float" office:value="169" table:style-name="ce30">
            <text:p>169</text:p>
          </table:table-cell>
          <table:table-cell table:number-columns-repeated="16378"/>
        </table:table-row>
        <table:table-row table:style-name="ro2">
          <table:table-cell office:value-type="string" table:style-name="ce53">
            <text:p>Highpoint</text:p>
          </table:table-cell>
          <table:table-cell office:value-type="float" office:value="152" table:style-name="ce30">
            <text:p>152</text:p>
          </table:table-cell>
          <table:table-cell office:value-type="float" office:value="164" table:style-name="ce30">
            <text:p>164</text:p>
          </table:table-cell>
          <table:table-cell office:value-type="float" office:value="151" table:style-name="ce30">
            <text:p>151</text:p>
          </table:table-cell>
          <table:table-cell office:value-type="float" office:value="179" table:style-name="ce30">
            <text:p>179</text:p>
          </table:table-cell>
          <table:table-cell office:value-type="float" office:value="165" table:style-name="ce30">
            <text:p>165</text:p>
          </table:table-cell>
          <table:table-cell table:number-columns-repeated="16378"/>
        </table:table-row>
        <table:table-row table:style-name="ro2">
          <table:table-cell office:value-type="string" table:style-name="ce53">
            <text:p>Hindley</text:p>
          </table:table-cell>
          <table:table-cell office:value-type="float" office:value="90" table:style-name="ce30">
            <text:p>90</text:p>
          </table:table-cell>
          <table:table-cell office:value-type="float" office:value="70" table:style-name="ce30">
            <text:p>70</text:p>
          </table:table-cell>
          <table:table-cell office:value-type="float" office:value="80" table:style-name="ce30">
            <text:p>80</text:p>
          </table:table-cell>
          <table:table-cell office:value-type="float" office:value="82" table:style-name="ce30">
            <text:p>82</text:p>
          </table:table-cell>
          <table:table-cell office:value-type="float" office:value="98" table:style-name="ce30">
            <text:p>98</text:p>
          </table:table-cell>
          <table:table-cell table:number-columns-repeated="16378"/>
        </table:table-row>
        <table:table-row table:style-name="ro2">
          <table:table-cell office:value-type="string" table:style-name="ce53">
            <text:p>Hollesley Bay</text:p>
          </table:table-cell>
          <table:table-cell office:value-type="float" office:value="77" table:style-name="ce30">
            <text:p>77</text:p>
          </table:table-cell>
          <table:table-cell office:value-type="float" office:value="69" table:style-name="ce30">
            <text:p>69</text:p>
          </table:table-cell>
          <table:table-cell office:value-type="float" office:value="67" table:style-name="ce30">
            <text:p>67</text:p>
          </table:table-cell>
          <table:table-cell office:value-type="float" office:value="80" table:style-name="ce30">
            <text:p>80</text:p>
          </table:table-cell>
          <table:table-cell office:value-type="float" office:value="60" table:style-name="ce30">
            <text:p>60</text:p>
          </table:table-cell>
          <table:table-cell table:number-columns-repeated="16378"/>
        </table:table-row>
        <table:table-row table:style-name="ro2">
          <table:table-cell office:value-type="string" table:style-name="ce53">
            <text:p>Holme House</text:p>
          </table:table-cell>
          <table:table-cell office:value-type="float" office:value="210" table:style-name="ce30">
            <text:p>210</text:p>
          </table:table-cell>
          <table:table-cell office:value-type="float" office:value="236" table:style-name="ce30">
            <text:p>236</text:p>
          </table:table-cell>
          <table:table-cell office:value-type="float" office:value="222" table:style-name="ce30">
            <text:p>222</text:p>
          </table:table-cell>
          <table:table-cell office:value-type="float" office:value="208" table:style-name="ce30">
            <text:p>208</text:p>
          </table:table-cell>
          <table:table-cell office:value-type="float" office:value="233" table:style-name="ce30">
            <text:p>233</text:p>
          </table:table-cell>
          <table:table-cell table:number-columns-repeated="16378"/>
        </table:table-row>
        <table:table-row table:style-name="ro2">
          <table:table-cell office:value-type="string" table:style-name="ce53">
            <text:p>Hull</text:p>
          </table:table-cell>
          <table:table-cell office:value-type="float" office:value="170" table:style-name="ce30">
            <text:p>170</text:p>
          </table:table-cell>
          <table:table-cell office:value-type="float" office:value="165" table:style-name="ce30">
            <text:p>165</text:p>
          </table:table-cell>
          <table:table-cell office:value-type="float" office:value="170" table:style-name="ce30">
            <text:p>170</text:p>
          </table:table-cell>
          <table:table-cell office:value-type="float" office:value="154" table:style-name="ce30">
            <text:p>154</text:p>
          </table:table-cell>
          <table:table-cell office:value-type="float" office:value="171" table:style-name="ce30">
            <text:p>171</text:p>
          </table:table-cell>
          <table:table-cell table:number-columns-repeated="16378"/>
        </table:table-row>
        <table:table-row table:style-name="ro2">
          <table:table-cell office:value-type="string" table:style-name="ce53">
            <text:p>Humberside</text:p>
          </table:table-cell>
          <table:table-cell office:value-type="float" office:value="219" table:style-name="ce30">
            <text:p>219</text:p>
          </table:table-cell>
          <table:table-cell office:value-type="float" office:value="242" table:style-name="ce30">
            <text:p>242</text:p>
          </table:table-cell>
          <table:table-cell office:value-type="float" office:value="226" table:style-name="ce30">
            <text:p>226</text:p>
          </table:table-cell>
          <table:table-cell office:value-type="float" office:value="286" table:style-name="ce30">
            <text:p>286</text:p>
          </table:table-cell>
          <table:table-cell office:value-type="float" office:value="234" table:style-name="ce30">
            <text:p>234</text:p>
          </table:table-cell>
          <table:table-cell table:number-columns-repeated="16378"/>
        </table:table-row>
        <table:table-row table:style-name="ro2">
          <table:table-cell office:value-type="string" table:style-name="ce53">
            <text:p>Huntercombe</text:p>
          </table:table-cell>
          <table:table-cell office:value-type="float" office:value="65" table:style-name="ce30">
            <text:p>65</text:p>
          </table:table-cell>
          <table:table-cell office:value-type="float" office:value="54" table:style-name="ce30">
            <text:p>54</text:p>
          </table:table-cell>
          <table:table-cell office:value-type="float" office:value="94" table:style-name="ce30">
            <text:p>94</text:p>
          </table:table-cell>
          <table:table-cell office:value-type="float" office:value="52" table:style-name="ce30">
            <text:p>52</text:p>
          </table:table-cell>
          <table:table-cell office:value-type="float" office:value="61" table:style-name="ce30">
            <text:p>61</text:p>
          </table:table-cell>
          <table:table-cell table:number-columns-repeated="16378"/>
        </table:table-row>
        <table:table-row table:style-name="ro2">
          <table:table-cell office:value-type="string" table:style-name="ce53">
            <text:p>Isis</text:p>
          </table:table-cell>
          <table:table-cell office:value-type="float" office:value="95" table:style-name="ce30">
            <text:p>95</text:p>
          </table:table-cell>
          <table:table-cell office:value-type="float" office:value="125" table:style-name="ce30">
            <text:p>125</text:p>
          </table:table-cell>
          <table:table-cell office:value-type="float" office:value="129" table:style-name="ce30">
            <text:p>129</text:p>
          </table:table-cell>
          <table:table-cell office:value-type="float" office:value="131" table:style-name="ce30">
            <text:p>131</text:p>
          </table:table-cell>
          <table:table-cell office:value-type="float" office:value="132" table:style-name="ce30">
            <text:p>132</text:p>
          </table:table-cell>
          <table:table-cell table:number-columns-repeated="16378"/>
        </table:table-row>
        <table:table-row table:style-name="ro2">
          <table:table-cell office:value-type="string" table:style-name="ce53">
            <text:p>Isle of Wight</text:p>
          </table:table-cell>
          <table:table-cell office:value-type="float" office:value="6" table:style-name="ce30">
            <text:p>6</text:p>
          </table:table-cell>
          <table:table-cell office:value-type="float" office:value="3" table:style-name="ce30">
            <text:p>3</text:p>
          </table:table-cell>
          <table:table-cell office:value-type="float" office:value="7" table:style-name="ce30">
            <text:p>7</text:p>
          </table:table-cell>
          <table:table-cell office:value-type="float" office:value="6" table:style-name="ce30">
            <text:p>6</text:p>
          </table:table-cell>
          <table:table-cell office:value-type="float" office:value="5" table:style-name="ce30">
            <text:p>5</text:p>
          </table:table-cell>
          <table:table-cell table:number-columns-repeated="16378"/>
        </table:table-row>
        <table:table-row table:style-name="ro2">
          <table:table-cell office:value-type="string" table:style-name="ce53">
            <text:p>Kirkham</text:p>
          </table:table-cell>
          <table:table-cell office:value-type="float" office:value="90" table:style-name="ce30">
            <text:p>90</text:p>
          </table:table-cell>
          <table:table-cell office:value-type="float" office:value="75" table:style-name="ce30">
            <text:p>75</text:p>
          </table:table-cell>
          <table:table-cell office:value-type="float" office:value="72" table:style-name="ce30">
            <text:p>72</text:p>
          </table:table-cell>
          <table:table-cell office:value-type="float" office:value="80" table:style-name="ce30">
            <text:p>80</text:p>
          </table:table-cell>
          <table:table-cell office:value-type="float" office:value="74" table:style-name="ce30">
            <text:p>74</text:p>
          </table:table-cell>
          <table:table-cell table:number-columns-repeated="16378"/>
        </table:table-row>
        <table:table-row table:style-name="ro2">
          <table:table-cell office:value-type="string" table:style-name="ce53">
            <text:p>Kirklevington Grange</text:p>
          </table:table-cell>
          <table:table-cell office:value-type="float" office:value="20" table:style-name="ce30">
            <text:p>20</text:p>
          </table:table-cell>
          <table:table-cell office:value-type="float" office:value="22" table:style-name="ce30">
            <text:p>22</text:p>
          </table:table-cell>
          <table:table-cell office:value-type="float" office:value="28" table:style-name="ce30">
            <text:p>28</text:p>
          </table:table-cell>
          <table:table-cell office:value-type="float" office:value="28" table:style-name="ce30">
            <text:p>28</text:p>
          </table:table-cell>
          <table:table-cell office:value-type="float" office:value="29" table:style-name="ce30">
            <text:p>29</text:p>
          </table:table-cell>
          <table:table-cell table:number-columns-repeated="16378"/>
        </table:table-row>
        <table:table-row table:style-name="ro2">
          <table:table-cell office:value-type="string" table:style-name="ce53">
            <text:p>Lancaster Farms</text:p>
          </table:table-cell>
          <table:table-cell office:value-type="float" office:value="129" table:style-name="ce30">
            <text:p>129</text:p>
          </table:table-cell>
          <table:table-cell office:value-type="float" office:value="159" table:style-name="ce30">
            <text:p>159</text:p>
          </table:table-cell>
          <table:table-cell office:value-type="float" office:value="187" table:style-name="ce30">
            <text:p>187</text:p>
          </table:table-cell>
          <table:table-cell office:value-type="float" office:value="186" table:style-name="ce30">
            <text:p>186</text:p>
          </table:table-cell>
          <table:table-cell office:value-type="float" office:value="151" table:style-name="ce30">
            <text:p>151</text:p>
          </table:table-cell>
          <table:table-cell table:number-columns-repeated="16378"/>
        </table:table-row>
        <table:table-row table:style-name="ro2">
          <table:table-cell office:value-type="string" table:style-name="ce53">
            <text:p>Leeds</text:p>
          </table:table-cell>
          <table:table-cell office:value-type="float" office:value="238" table:style-name="ce30">
            <text:p>238</text:p>
          </table:table-cell>
          <table:table-cell office:value-type="float" office:value="229" table:style-name="ce30">
            <text:p>229</text:p>
          </table:table-cell>
          <table:table-cell office:value-type="float" office:value="250" table:style-name="ce30">
            <text:p>250</text:p>
          </table:table-cell>
          <table:table-cell office:value-type="float" office:value="274" table:style-name="ce30">
            <text:p>274</text:p>
          </table:table-cell>
          <table:table-cell office:value-type="float" office:value="217" table:style-name="ce30">
            <text:p>217</text:p>
          </table:table-cell>
          <table:table-cell table:number-columns-repeated="16378"/>
        </table:table-row>
        <table:table-row table:style-name="ro2">
          <table:table-cell office:value-type="string" table:style-name="ce53">
            <text:p>Leicester</text:p>
          </table:table-cell>
          <table:table-cell office:value-type="float" office:value="42" table:style-name="ce30">
            <text:p>42</text:p>
          </table:table-cell>
          <table:table-cell office:value-type="float" office:value="28" table:style-name="ce30">
            <text:p>28</text:p>
          </table:table-cell>
          <table:table-cell office:value-type="float" office:value="57" table:style-name="ce30">
            <text:p>57</text:p>
          </table:table-cell>
          <table:table-cell office:value-type="float" office:value="83" table:style-name="ce30">
            <text:p>83</text:p>
          </table:table-cell>
          <table:table-cell office:value-type="float" office:value="78" table:style-name="ce30">
            <text:p>78</text:p>
          </table:table-cell>
          <table:table-cell table:number-columns-repeated="16378"/>
        </table:table-row>
        <table:table-row table:style-name="ro2">
          <table:table-cell office:value-type="string" table:style-name="ce53">
            <text:p>Lewes</text:p>
          </table:table-cell>
          <table:table-cell office:value-type="float" office:value="119" table:style-name="ce30">
            <text:p>119</text:p>
          </table:table-cell>
          <table:table-cell office:value-type="float" office:value="103" table:style-name="ce30">
            <text:p>103</text:p>
          </table:table-cell>
          <table:table-cell office:value-type="float" office:value="113" table:style-name="ce30">
            <text:p>113</text:p>
          </table:table-cell>
          <table:table-cell office:value-type="float" office:value="126" table:style-name="ce30">
            <text:p>126</text:p>
          </table:table-cell>
          <table:table-cell office:value-type="float" office:value="132" table:style-name="ce30">
            <text:p>132</text:p>
          </table:table-cell>
          <table:table-cell table:number-columns-repeated="16378"/>
        </table:table-row>
        <table:table-row table:style-name="ro2">
          <table:table-cell office:value-type="string" table:style-name="ce53">
            <text:p>Leyhill</text:p>
          </table:table-cell>
          <table:table-cell office:value-type="float" office:value="47" table:style-name="ce30">
            <text:p>47</text:p>
          </table:table-cell>
          <table:table-cell office:value-type="float" office:value="49" table:style-name="ce30">
            <text:p>49</text:p>
          </table:table-cell>
          <table:table-cell office:value-type="float" office:value="54" table:style-name="ce30">
            <text:p>54</text:p>
          </table:table-cell>
          <table:table-cell office:value-type="float" office:value="51" table:style-name="ce30">
            <text:p>51</text:p>
          </table:table-cell>
          <table:table-cell office:value-type="float" office:value="59" table:style-name="ce30">
            <text:p>59</text:p>
          </table:table-cell>
          <table:table-cell table:number-columns-repeated="16378"/>
        </table:table-row>
        <table:table-row table:style-name="ro2">
          <table:table-cell office:value-type="string" table:style-name="ce53">
            <text:p>Lincoln</text:p>
          </table:table-cell>
          <table:table-cell office:value-type="float" office:value="195" table:style-name="ce30">
            <text:p>195</text:p>
          </table:table-cell>
          <table:table-cell office:value-type="float" office:value="182" table:style-name="ce30">
            <text:p>182</text:p>
          </table:table-cell>
          <table:table-cell office:value-type="float" office:value="242" table:style-name="ce30">
            <text:p>242</text:p>
          </table:table-cell>
          <table:table-cell office:value-type="float" office:value="202" table:style-name="ce30">
            <text:p>202</text:p>
          </table:table-cell>
          <table:table-cell office:value-type="float" office:value="178" table:style-name="ce30">
            <text:p>178</text:p>
          </table:table-cell>
          <table:table-cell table:number-columns-repeated="16378"/>
        </table:table-row>
        <table:table-row table:style-name="ro2">
          <table:table-cell office:value-type="string" table:style-name="ce53">
            <text:p>Lindholme</text:p>
          </table:table-cell>
          <table:table-cell office:value-type="float" office:value="22" table:style-name="ce30">
            <text:p>22</text:p>
          </table:table-cell>
          <table:table-cell office:value-type="float" office:value="26" table:style-name="ce30">
            <text:p>26</text:p>
          </table:table-cell>
          <table:table-cell office:value-type="float" office:value="6" table:style-name="ce30">
            <text:p>6</text:p>
          </table:table-cell>
          <table:table-cell office:value-type="float" office:value="8" table:style-name="ce30">
            <text:p>8</text:p>
          </table:table-cell>
          <table:table-cell office:value-type="float" office:value="4" table:style-name="ce30">
            <text:p>4</text:p>
          </table:table-cell>
          <table:table-cell table:number-columns-repeated="16378"/>
        </table:table-row>
        <table:table-row table:style-name="ro2">
          <table:table-cell office:value-type="string" table:style-name="ce53">
            <text:p>Littlehey</text:p>
          </table:table-cell>
          <table:table-cell office:value-type="float" office:value="32" table:style-name="ce30">
            <text:p>32</text:p>
          </table:table-cell>
          <table:table-cell office:value-type="float" office:value="28" table:style-name="ce30">
            <text:p>28</text:p>
          </table:table-cell>
          <table:table-cell office:value-type="float" office:value="38" table:style-name="ce30">
            <text:p>38</text:p>
          </table:table-cell>
          <table:table-cell office:value-type="float" office:value="47" table:style-name="ce30">
            <text:p>47</text:p>
          </table:table-cell>
          <table:table-cell office:value-type="float" office:value="35" table:style-name="ce30">
            <text:p>35</text:p>
          </table:table-cell>
          <table:table-cell table:number-columns-repeated="16378"/>
        </table:table-row>
        <table:table-row table:style-name="ro2">
          <table:table-cell office:value-type="string" table:style-name="ce53">
            <text:p>Liverpool</text:p>
          </table:table-cell>
          <table:table-cell office:value-type="float" office:value="174" table:style-name="ce30">
            <text:p>174</text:p>
          </table:table-cell>
          <table:table-cell office:value-type="float" office:value="189" table:style-name="ce30">
            <text:p>189</text:p>
          </table:table-cell>
          <table:table-cell office:value-type="float" office:value="169" table:style-name="ce30">
            <text:p>169</text:p>
          </table:table-cell>
          <table:table-cell office:value-type="float" office:value="159" table:style-name="ce30">
            <text:p>159</text:p>
          </table:table-cell>
          <table:table-cell office:value-type="float" office:value="157" table:style-name="ce30">
            <text:p>157</text:p>
          </table:table-cell>
          <table:table-cell table:number-columns-repeated="16378"/>
        </table:table-row>
        <table:table-row table:style-name="ro2">
          <table:table-cell office:value-type="string" table:style-name="ce53">
            <text:p>Long Lartin</text:p>
          </table:table-cell>
          <table:table-cell office:value-type="float" office:value="2" table:style-name="ce30">
            <text:p>2</text:p>
          </table:table-cell>
          <table:table-cell office:value-type="float" office:value="0" table:style-name="ce30">
            <text:p>0</text:p>
          </table:table-cell>
          <table:table-cell office:value-type="float" office:value="1" table:style-name="ce30">
            <text:p>1</text:p>
          </table:table-cell>
          <table:table-cell office:value-type="float" office:value="1" table:style-name="ce30">
            <text:p>1</text:p>
          </table:table-cell>
          <table:table-cell office:value-type="float" office:value="1" table:style-name="ce30">
            <text:p>1</text:p>
          </table:table-cell>
          <table:table-cell table:number-columns-repeated="16378"/>
        </table:table-row>
        <table:table-row table:style-name="ro2">
          <table:table-cell office:value-type="string" table:style-name="ce53">
            <text:p>Lowdham Grange</text:p>
          </table:table-cell>
          <table:table-cell office:value-type="float" office:value="12" table:style-name="ce30">
            <text:p>12</text:p>
          </table:table-cell>
          <table:table-cell office:value-type="float" office:value="8" table:style-name="ce30">
            <text:p>8</text:p>
          </table:table-cell>
          <table:table-cell office:value-type="float" office:value="16" table:style-name="ce30">
            <text:p>16</text:p>
          </table:table-cell>
          <table:table-cell office:value-type="float" office:value="5" table:style-name="ce30">
            <text:p>5</text:p>
          </table:table-cell>
          <table:table-cell office:value-type="float" office:value="14" table:style-name="ce30">
            <text:p>14</text:p>
          </table:table-cell>
          <table:table-cell table:number-columns-repeated="16378"/>
        </table:table-row>
        <table:table-row table:style-name="ro2">
          <table:table-cell office:value-type="string" table:style-name="ce53">
            <text:p>Maidstone</text:p>
          </table:table-cell>
          <table:table-cell office:value-type="float" office:value="76" table:style-name="ce30">
            <text:p>76</text:p>
          </table:table-cell>
          <table:table-cell office:value-type="float" office:value="69" table:style-name="ce30">
            <text:p>69</text:p>
          </table:table-cell>
          <table:table-cell office:value-type="float" office:value="100" table:style-name="ce30">
            <text:p>100</text:p>
          </table:table-cell>
          <table:table-cell office:value-type="float" office:value="79" table:style-name="ce30">
            <text:p>79</text:p>
          </table:table-cell>
          <table:table-cell office:value-type="float" office:value="90" table:style-name="ce30">
            <text:p>90</text:p>
          </table:table-cell>
          <table:table-cell table:number-columns-repeated="16378"/>
        </table:table-row>
        <table:table-row table:style-name="ro2">
          <table:table-cell office:value-type="string" table:style-name="ce53">
            <text:p>Manchester</text:p>
          </table:table-cell>
          <table:table-cell office:value-type="float" office:value="10" table:style-name="ce30">
            <text:p>10</text:p>
          </table:table-cell>
          <table:table-cell office:value-type="float" office:value="8" table:style-name="ce30">
            <text:p>8</text:p>
          </table:table-cell>
          <table:table-cell office:value-type="float" office:value="11" table:style-name="ce30">
            <text:p>11</text:p>
          </table:table-cell>
          <table:table-cell office:value-type="float" office:value="12" table:style-name="ce30">
            <text:p>12</text:p>
          </table:table-cell>
          <table:table-cell office:value-type="float" office:value="15" table:style-name="ce30">
            <text:p>15</text:p>
          </table:table-cell>
          <table:table-cell table:number-columns-repeated="16378"/>
        </table:table-row>
        <table:table-row table:style-name="ro2">
          <table:table-cell office:value-type="string" table:style-name="ce53">
            <text:p>Moorland</text:p>
          </table:table-cell>
          <table:table-cell office:value-type="float" office:value="184" table:style-name="ce30">
            <text:p>184</text:p>
          </table:table-cell>
          <table:table-cell office:value-type="float" office:value="167" table:style-name="ce30">
            <text:p>167</text:p>
          </table:table-cell>
          <table:table-cell office:value-type="float" office:value="155" table:style-name="ce30">
            <text:p>155</text:p>
          </table:table-cell>
          <table:table-cell office:value-type="float" office:value="151" table:style-name="ce30">
            <text:p>151</text:p>
          </table:table-cell>
          <table:table-cell office:value-type="float" office:value="152" table:style-name="ce30">
            <text:p>152</text:p>
          </table:table-cell>
          <table:table-cell table:number-columns-repeated="16378"/>
        </table:table-row>
        <table:table-row table:style-name="ro2">
          <table:table-cell office:value-type="string" table:style-name="ce53">
            <text:p>Morton Hall</text:p>
          </table:table-cell>
          <table:table-cell office:value-type="float" office:value="0" table:style-name="ce30">
            <text:p>0</text:p>
          </table:table-cell>
          <table:table-cell office:value-type="float" office:value="20" table:style-name="ce30">
            <text:p>20</text:p>
          </table:table-cell>
          <table:table-cell office:value-type="float" office:value="42" table:style-name="ce30">
            <text:p>42</text:p>
          </table:table-cell>
          <table:table-cell office:value-type="float" office:value="29" table:style-name="ce30">
            <text:p>29</text:p>
          </table:table-cell>
          <table:table-cell office:value-type="float" office:value="35" table:style-name="ce30">
            <text:p>35</text:p>
          </table:table-cell>
          <table:table-cell table:number-columns-repeated="16378"/>
        </table:table-row>
        <table:table-row table:style-name="ro2">
          <table:table-cell office:value-type="string" table:style-name="ce53">
            <text:p>North Sea Camp</text:p>
          </table:table-cell>
          <table:table-cell office:value-type="float" office:value="38" table:style-name="ce30">
            <text:p>38</text:p>
          </table:table-cell>
          <table:table-cell office:value-type="float" office:value="33" table:style-name="ce30">
            <text:p>33</text:p>
          </table:table-cell>
          <table:table-cell office:value-type="float" office:value="29" table:style-name="ce30">
            <text:p>29</text:p>
          </table:table-cell>
          <table:table-cell office:value-type="float" office:value="39" table:style-name="ce30">
            <text:p>39</text:p>
          </table:table-cell>
          <table:table-cell office:value-type="float" office:value="40" table:style-name="ce30">
            <text:p>40</text:p>
          </table:table-cell>
          <table:table-cell table:number-columns-repeated="16378"/>
        </table:table-row>
        <table:table-row table:style-name="ro2">
          <table:table-cell office:value-type="string" table:style-name="ce53">
            <text:p>Northumberland</text:p>
          </table:table-cell>
          <table:table-cell office:value-type="float" office:value="185" table:style-name="ce30">
            <text:p>185</text:p>
          </table:table-cell>
          <table:table-cell office:value-type="float" office:value="200" table:style-name="ce30">
            <text:p>200</text:p>
          </table:table-cell>
          <table:table-cell office:value-type="float" office:value="215" table:style-name="ce30">
            <text:p>215</text:p>
          </table:table-cell>
          <table:table-cell office:value-type="float" office:value="184" table:style-name="ce30">
            <text:p>184</text:p>
          </table:table-cell>
          <table:table-cell office:value-type="float" office:value="240" table:style-name="ce30">
            <text:p>240</text:p>
          </table:table-cell>
          <table:table-cell table:number-columns-repeated="16378"/>
        </table:table-row>
        <table:table-row table:style-name="ro2">
          <table:table-cell office:value-type="string" table:style-name="ce53">
            <text:p>Norwich</text:p>
          </table:table-cell>
          <table:table-cell office:value-type="float" office:value="190" table:style-name="ce30">
            <text:p>190</text:p>
          </table:table-cell>
          <table:table-cell office:value-type="float" office:value="192" table:style-name="ce30">
            <text:p>192</text:p>
          </table:table-cell>
          <table:table-cell office:value-type="float" office:value="193" table:style-name="ce30">
            <text:p>193</text:p>
          </table:table-cell>
          <table:table-cell office:value-type="float" office:value="175" table:style-name="ce30">
            <text:p>175</text:p>
          </table:table-cell>
          <table:table-cell office:value-type="float" office:value="150" table:style-name="ce30">
            <text:p>150</text:p>
          </table:table-cell>
          <table:table-cell table:number-columns-repeated="16378"/>
        </table:table-row>
        <table:table-row table:style-name="ro2">
          <table:table-cell office:value-type="string" table:style-name="ce53">
            <text:p>Nottingham</text:p>
          </table:table-cell>
          <table:table-cell office:value-type="float" office:value="124" table:style-name="ce30">
            <text:p>124</text:p>
          </table:table-cell>
          <table:table-cell office:value-type="float" office:value="124" table:style-name="ce30">
            <text:p>124</text:p>
          </table:table-cell>
          <table:table-cell office:value-type="float" office:value="134" table:style-name="ce30">
            <text:p>134</text:p>
          </table:table-cell>
          <table:table-cell office:value-type="float" office:value="150" table:style-name="ce30">
            <text:p>150</text:p>
          </table:table-cell>
          <table:table-cell office:value-type="float" office:value="158" table:style-name="ce30">
            <text:p>158</text:p>
          </table:table-cell>
          <table:table-cell table:number-columns-repeated="16378"/>
        </table:table-row>
        <table:table-row table:style-name="ro2">
          <table:table-cell office:value-type="string" table:style-name="ce53">
            <text:p>Oakwood</text:p>
          </table:table-cell>
          <table:table-cell office:value-type="float" office:value="295" table:style-name="ce30">
            <text:p>295</text:p>
          </table:table-cell>
          <table:table-cell office:value-type="float" office:value="260" table:style-name="ce30">
            <text:p>260</text:p>
          </table:table-cell>
          <table:table-cell office:value-type="float" office:value="277" table:style-name="ce30">
            <text:p>277</text:p>
          </table:table-cell>
          <table:table-cell office:value-type="float" office:value="265" table:style-name="ce30">
            <text:p>265</text:p>
          </table:table-cell>
          <table:table-cell office:value-type="float" office:value="237" table:style-name="ce30">
            <text:p>237</text:p>
          </table:table-cell>
          <table:table-cell table:number-columns-repeated="16378"/>
        </table:table-row>
        <table:table-row table:style-name="ro2">
          <table:table-cell office:value-type="string" table:style-name="ce53">
            <text:p>Onley</text:p>
          </table:table-cell>
          <table:table-cell office:value-type="float" office:value="47" table:style-name="ce30">
            <text:p>47</text:p>
          </table:table-cell>
          <table:table-cell office:value-type="float" office:value="42" table:style-name="ce30">
            <text:p>42</text:p>
          </table:table-cell>
          <table:table-cell office:value-type="float" office:value="38" table:style-name="ce30">
            <text:p>38</text:p>
          </table:table-cell>
          <table:table-cell office:value-type="float" office:value="44" table:style-name="ce30">
            <text:p>44</text:p>
          </table:table-cell>
          <table:table-cell office:value-type="float" office:value="36" table:style-name="ce30">
            <text:p>36</text:p>
          </table:table-cell>
          <table:table-cell table:number-columns-repeated="16378"/>
        </table:table-row>
        <table:table-row table:style-name="ro2">
          <table:table-cell office:value-type="string" table:style-name="ce53">
            <text:p>Parc</text:p>
          </table:table-cell>
          <table:table-cell office:value-type="float" office:value="174" table:style-name="ce30">
            <text:p>174</text:p>
          </table:table-cell>
          <table:table-cell office:value-type="float" office:value="158" table:style-name="ce30">
            <text:p>158</text:p>
          </table:table-cell>
          <table:table-cell office:value-type="float" office:value="146" table:style-name="ce30">
            <text:p>146</text:p>
          </table:table-cell>
          <table:table-cell office:value-type="float" office:value="174" table:style-name="ce30">
            <text:p>174</text:p>
          </table:table-cell>
          <table:table-cell office:value-type="float" office:value="183" table:style-name="ce30">
            <text:p>183</text:p>
          </table:table-cell>
          <table:table-cell table:number-columns-repeated="16378"/>
        </table:table-row>
        <table:table-row table:style-name="ro2">
          <table:table-cell office:value-type="string" table:style-name="ce53">
            <text:p>Pentonville</text:p>
          </table:table-cell>
          <table:table-cell office:value-type="float" office:value="113" table:style-name="ce30">
            <text:p>113</text:p>
          </table:table-cell>
          <table:table-cell office:value-type="float" office:value="133" table:style-name="ce30">
            <text:p>133</text:p>
          </table:table-cell>
          <table:table-cell office:value-type="float" office:value="156" table:style-name="ce30">
            <text:p>156</text:p>
          </table:table-cell>
          <table:table-cell office:value-type="float" office:value="146" table:style-name="ce30">
            <text:p>146</text:p>
          </table:table-cell>
          <table:table-cell office:value-type="float" office:value="137" table:style-name="ce30">
            <text:p>137</text:p>
          </table:table-cell>
          <table:table-cell table:number-columns-repeated="16378"/>
        </table:table-row>
        <table:table-row table:style-name="ro2">
          <table:table-cell office:value-type="string" table:style-name="ce53">
            <text:p>Peterborough (Male)</text:p>
          </table:table-cell>
          <table:table-cell office:value-type="float" office:value="213" table:style-name="ce30">
            <text:p>213</text:p>
          </table:table-cell>
          <table:table-cell office:value-type="float" office:value="228" table:style-name="ce30">
            <text:p>228</text:p>
          </table:table-cell>
          <table:table-cell office:value-type="float" office:value="252" table:style-name="ce30">
            <text:p>252</text:p>
          </table:table-cell>
          <table:table-cell office:value-type="float" office:value="248" table:style-name="ce30">
            <text:p>248</text:p>
          </table:table-cell>
          <table:table-cell office:value-type="float" office:value="227" table:style-name="ce30">
            <text:p>227</text:p>
          </table:table-cell>
          <table:table-cell table:number-columns-repeated="16378"/>
        </table:table-row>
        <table:table-row table:style-name="ro2">
          <table:table-cell office:value-type="string" table:style-name="ce53">
            <text:p>Portland</text:p>
          </table:table-cell>
          <table:table-cell office:value-type="float" office:value="94" table:style-name="ce30">
            <text:p>94</text:p>
          </table:table-cell>
          <table:table-cell office:value-type="float" office:value="88" table:style-name="ce30">
            <text:p>88</text:p>
          </table:table-cell>
          <table:table-cell office:value-type="float" office:value="83" table:style-name="ce30">
            <text:p>83</text:p>
          </table:table-cell>
          <table:table-cell office:value-type="float" office:value="86" table:style-name="ce30">
            <text:p>86</text:p>
          </table:table-cell>
          <table:table-cell office:value-type="float" office:value="92" table:style-name="ce30">
            <text:p>92</text:p>
          </table:table-cell>
          <table:table-cell table:number-columns-repeated="16378"/>
        </table:table-row>
        <table:table-row table:style-name="ro2">
          <table:table-cell office:value-type="string" table:style-name="ce53">
            <text:p>Prescoed</text:p>
          </table:table-cell>
          <table:table-cell office:value-type="float" office:value="42" table:style-name="ce30">
            <text:p>42</text:p>
          </table:table-cell>
          <table:table-cell office:value-type="float" office:value="48" table:style-name="ce30">
            <text:p>48</text:p>
          </table:table-cell>
          <table:table-cell office:value-type="float" office:value="44" table:style-name="ce30">
            <text:p>44</text:p>
          </table:table-cell>
          <table:table-cell office:value-type="float" office:value="46" table:style-name="ce30">
            <text:p>46</text:p>
          </table:table-cell>
          <table:table-cell office:value-type="float" office:value="63" table:style-name="ce30">
            <text:p>63</text:p>
          </table:table-cell>
          <table:table-cell table:number-columns-repeated="16378"/>
        </table:table-row>
        <table:table-row table:style-name="ro2">
          <table:table-cell office:value-type="string" table:style-name="ce53">
            <text:p>Preston</text:p>
          </table:table-cell>
          <table:table-cell office:value-type="float" office:value="158" table:style-name="ce30">
            <text:p>158</text:p>
          </table:table-cell>
          <table:table-cell office:value-type="float" office:value="145" table:style-name="ce30">
            <text:p>145</text:p>
          </table:table-cell>
          <table:table-cell office:value-type="float" office:value="128" table:style-name="ce30">
            <text:p>128</text:p>
          </table:table-cell>
          <table:table-cell office:value-type="float" office:value="111" table:style-name="ce30">
            <text:p>111</text:p>
          </table:table-cell>
          <table:table-cell office:value-type="float" office:value="132" table:style-name="ce30">
            <text:p>132</text:p>
          </table:table-cell>
          <table:table-cell table:number-columns-repeated="16378"/>
        </table:table-row>
        <table:table-row table:style-name="ro2">
          <table:table-cell office:value-type="string" table:style-name="ce53">
            <text:p>Ranby</text:p>
          </table:table-cell>
          <table:table-cell office:value-type="float" office:value="223" table:style-name="ce30">
            <text:p>223</text:p>
          </table:table-cell>
          <table:table-cell office:value-type="float" office:value="221" table:style-name="ce30">
            <text:p>221</text:p>
          </table:table-cell>
          <table:table-cell office:value-type="float" office:value="227" table:style-name="ce30">
            <text:p>227</text:p>
          </table:table-cell>
          <table:table-cell office:value-type="float" office:value="232" table:style-name="ce30">
            <text:p>232</text:p>
          </table:table-cell>
          <table:table-cell office:value-type="float" office:value="191" table:style-name="ce30">
            <text:p>191</text:p>
          </table:table-cell>
          <table:table-cell table:number-columns-repeated="16378"/>
        </table:table-row>
        <table:table-row table:style-name="ro2">
          <table:table-cell office:value-type="string" table:style-name="ce53">
            <text:p>Risley</text:p>
          </table:table-cell>
          <table:table-cell office:value-type="float" office:value="201" table:style-name="ce30">
            <text:p>201</text:p>
          </table:table-cell>
          <table:table-cell office:value-type="float" office:value="225" table:style-name="ce30">
            <text:p>225</text:p>
          </table:table-cell>
          <table:table-cell office:value-type="float" office:value="228" table:style-name="ce30">
            <text:p>228</text:p>
          </table:table-cell>
          <table:table-cell office:value-type="float" office:value="248" table:style-name="ce30">
            <text:p>248</text:p>
          </table:table-cell>
          <table:table-cell office:value-type="float" office:value="241" table:style-name="ce30">
            <text:p>241</text:p>
          </table:table-cell>
          <table:table-cell table:number-columns-repeated="16378"/>
        </table:table-row>
        <table:table-row table:style-name="ro2">
          <table:table-cell office:value-type="string" table:style-name="ce53">
            <text:p>Rochester</text:p>
          </table:table-cell>
          <table:table-cell office:value-type="float" office:value="118" table:style-name="ce30">
            <text:p>118</text:p>
          </table:table-cell>
          <table:table-cell office:value-type="float" office:value="117" table:style-name="ce30">
            <text:p>117</text:p>
          </table:table-cell>
          <table:table-cell office:value-type="float" office:value="131" table:style-name="ce30">
            <text:p>131</text:p>
          </table:table-cell>
          <table:table-cell office:value-type="float" office:value="126" table:style-name="ce30">
            <text:p>126</text:p>
          </table:table-cell>
          <table:table-cell office:value-type="float" office:value="121" table:style-name="ce30">
            <text:p>121</text:p>
          </table:table-cell>
          <table:table-cell table:number-columns-repeated="16378"/>
        </table:table-row>
        <table:table-row table:style-name="ro2">
          <table:table-cell office:value-type="string" table:style-name="ce53">
            <text:p>Rye Hill</text:p>
          </table:table-cell>
          <table:table-cell office:value-type="float" office:value="15" table:style-name="ce30">
            <text:p>15</text:p>
          </table:table-cell>
          <table:table-cell office:value-type="float" office:value="13" table:style-name="ce30">
            <text:p>13</text:p>
          </table:table-cell>
          <table:table-cell office:value-type="float" office:value="14" table:style-name="ce30">
            <text:p>14</text:p>
          </table:table-cell>
          <table:table-cell office:value-type="float" office:value="7" table:style-name="ce30">
            <text:p>7</text:p>
          </table:table-cell>
          <table:table-cell office:value-type="float" office:value="16" table:style-name="ce30">
            <text:p>16</text:p>
          </table:table-cell>
          <table:table-cell table:number-columns-repeated="16378"/>
        </table:table-row>
        <table:table-row table:style-name="ro2">
          <table:table-cell office:value-type="string" table:style-name="ce53">
            <text:p>Spring Hill</text:p>
          </table:table-cell>
          <table:table-cell office:value-type="float" office:value="35" table:style-name="ce30">
            <text:p>35</text:p>
          </table:table-cell>
          <table:table-cell office:value-type="float" office:value="40" table:style-name="ce30">
            <text:p>40</text:p>
          </table:table-cell>
          <table:table-cell office:value-type="float" office:value="34" table:style-name="ce30">
            <text:p>34</text:p>
          </table:table-cell>
          <table:table-cell office:value-type="float" office:value="30" table:style-name="ce30">
            <text:p>30</text:p>
          </table:table-cell>
          <table:table-cell office:value-type="float" office:value="38" table:style-name="ce30">
            <text:p>38</text:p>
          </table:table-cell>
          <table:table-cell table:number-columns-repeated="16378"/>
        </table:table-row>
        <table:table-row table:style-name="ro2">
          <table:table-cell office:value-type="string" table:style-name="ce53">
            <text:p>Stafford</text:p>
          </table:table-cell>
          <table:table-cell office:value-type="float" office:value="44" table:style-name="ce30">
            <text:p>44</text:p>
          </table:table-cell>
          <table:table-cell office:value-type="float" office:value="36" table:style-name="ce30">
            <text:p>36</text:p>
          </table:table-cell>
          <table:table-cell office:value-type="float" office:value="13" table:style-name="ce30">
            <text:p>13</text:p>
          </table:table-cell>
          <table:table-cell office:value-type="float" office:value="18" table:style-name="ce30">
            <text:p>18</text:p>
          </table:table-cell>
          <table:table-cell office:value-type="float" office:value="20" table:style-name="ce30">
            <text:p>20</text:p>
          </table:table-cell>
          <table:table-cell table:number-columns-repeated="16378"/>
        </table:table-row>
        <table:table-row table:style-name="ro2">
          <table:table-cell office:value-type="string" table:style-name="ce53">
            <text:p>Standford Hill (Sheppey cluster)</text:p>
          </table:table-cell>
          <table:table-cell office:value-type="float" office:value="62" table:style-name="ce30">
            <text:p>62</text:p>
          </table:table-cell>
          <table:table-cell office:value-type="float" office:value="71" table:style-name="ce30">
            <text:p>71</text:p>
          </table:table-cell>
          <table:table-cell office:value-type="float" office:value="68" table:style-name="ce30">
            <text:p>68</text:p>
          </table:table-cell>
          <table:table-cell office:value-type="float" office:value="59" table:style-name="ce30">
            <text:p>59</text:p>
          </table:table-cell>
          <table:table-cell office:value-type="float" office:value="68" table:style-name="ce30">
            <text:p>68</text:p>
          </table:table-cell>
          <table:table-cell table:number-columns-repeated="16378"/>
        </table:table-row>
        <table:table-row table:style-name="ro2">
          <table:table-cell office:value-type="string" table:style-name="ce53">
            <text:p>Stocken</text:p>
          </table:table-cell>
          <table:table-cell office:value-type="float" office:value="48" table:style-name="ce30">
            <text:p>48</text:p>
          </table:table-cell>
          <table:table-cell office:value-type="float" office:value="39" table:style-name="ce30">
            <text:p>39</text:p>
          </table:table-cell>
          <table:table-cell office:value-type="float" office:value="31" table:style-name="ce30">
            <text:p>31</text:p>
          </table:table-cell>
          <table:table-cell office:value-type="float" office:value="36" table:style-name="ce30">
            <text:p>36</text:p>
          </table:table-cell>
          <table:table-cell office:value-type="float" office:value="43" table:style-name="ce30">
            <text:p>43</text:p>
          </table:table-cell>
          <table:table-cell table:number-columns-repeated="16378"/>
        </table:table-row>
        <table:table-row table:style-name="ro2">
          <table:table-cell office:value-type="string" table:style-name="ce53">
            <text:p>Stoke Heath</text:p>
          </table:table-cell>
          <table:table-cell office:value-type="float" office:value="150" table:style-name="ce30">
            <text:p>150</text:p>
          </table:table-cell>
          <table:table-cell office:value-type="float" office:value="134" table:style-name="ce30">
            <text:p>134</text:p>
          </table:table-cell>
          <table:table-cell office:value-type="float" office:value="134" table:style-name="ce30">
            <text:p>134</text:p>
          </table:table-cell>
          <table:table-cell office:value-type="float" office:value="129" table:style-name="ce30">
            <text:p>129</text:p>
          </table:table-cell>
          <table:table-cell office:value-type="float" office:value="127" table:style-name="ce30">
            <text:p>127</text:p>
          </table:table-cell>
          <table:table-cell table:number-columns-repeated="16378"/>
        </table:table-row>
        <table:table-row table:style-name="ro2">
          <table:table-cell office:value-type="string" table:style-name="ce53">
            <text:p>Sudbury</text:p>
          </table:table-cell>
          <table:table-cell office:value-type="float" office:value="71" table:style-name="ce30">
            <text:p>71</text:p>
          </table:table-cell>
          <table:table-cell office:value-type="float" office:value="82" table:style-name="ce30">
            <text:p>82</text:p>
          </table:table-cell>
          <table:table-cell office:value-type="float" office:value="100" table:style-name="ce30">
            <text:p>100</text:p>
          </table:table-cell>
          <table:table-cell office:value-type="float" office:value="100" table:style-name="ce30">
            <text:p>100</text:p>
          </table:table-cell>
          <table:table-cell office:value-type="float" office:value="85" table:style-name="ce30">
            <text:p>85</text:p>
          </table:table-cell>
          <table:table-cell table:number-columns-repeated="16378"/>
        </table:table-row>
        <table:table-row table:style-name="ro2">
          <table:table-cell office:value-type="string" table:style-name="ce53">
            <text:p>Swaleside (Sheppey cluster)</text:p>
          </table:table-cell>
          <table:table-cell office:value-type="float" office:value="4" table:style-name="ce30">
            <text:p>4</text:p>
          </table:table-cell>
          <table:table-cell office:value-type="float" office:value="11" table:style-name="ce30">
            <text:p>11</text:p>
          </table:table-cell>
          <table:table-cell office:value-type="float" office:value="16" table:style-name="ce30">
            <text:p>16</text:p>
          </table:table-cell>
          <table:table-cell office:value-type="float" office:value="24" table:style-name="ce30">
            <text:p>24</text:p>
          </table:table-cell>
          <table:table-cell office:value-type="float" office:value="24" table:style-name="ce30">
            <text:p>24</text:p>
          </table:table-cell>
          <table:table-cell table:number-columns-repeated="16378"/>
        </table:table-row>
        <table:table-row table:style-name="ro2">
          <table:table-cell office:value-type="string" table:style-name="ce53">
            <text:p>Swansea</text:p>
          </table:table-cell>
          <table:table-cell office:value-type="float" office:value="160" table:style-name="ce30">
            <text:p>160</text:p>
          </table:table-cell>
          <table:table-cell office:value-type="float" office:value="169" table:style-name="ce30">
            <text:p>169</text:p>
          </table:table-cell>
          <table:table-cell office:value-type="float" office:value="184" table:style-name="ce30">
            <text:p>184</text:p>
          </table:table-cell>
          <table:table-cell office:value-type="float" office:value="206" table:style-name="ce30">
            <text:p>206</text:p>
          </table:table-cell>
          <table:table-cell office:value-type="float" office:value="175" table:style-name="ce30">
            <text:p>175</text:p>
          </table:table-cell>
          <table:table-cell table:number-columns-repeated="16378"/>
        </table:table-row>
        <table:table-row table:style-name="ro2">
          <table:table-cell office:value-type="string" table:style-name="ce53">
            <text:p>Swinfen Hall</text:p>
          </table:table-cell>
          <table:table-cell office:value-type="float" office:value="23" table:style-name="ce30">
            <text:p>23</text:p>
          </table:table-cell>
          <table:table-cell office:value-type="float" office:value="19" table:style-name="ce30">
            <text:p>19</text:p>
          </table:table-cell>
          <table:table-cell office:value-type="float" office:value="19" table:style-name="ce30">
            <text:p>19</text:p>
          </table:table-cell>
          <table:table-cell office:value-type="float" office:value="10" table:style-name="ce30">
            <text:p>10</text:p>
          </table:table-cell>
          <table:table-cell office:value-type="float" office:value="6" table:style-name="ce30">
            <text:p>6</text:p>
          </table:table-cell>
          <table:table-cell table:number-columns-repeated="16378"/>
        </table:table-row>
        <table:table-row table:style-name="ro2">
          <table:table-cell office:value-type="string" table:style-name="ce53">
            <text:p>Thameside</text:p>
          </table:table-cell>
          <table:table-cell office:value-type="float" office:value="257" table:style-name="ce30">
            <text:p>257</text:p>
          </table:table-cell>
          <table:table-cell office:value-type="float" office:value="213" table:style-name="ce30">
            <text:p>213</text:p>
          </table:table-cell>
          <table:table-cell office:value-type="float" office:value="200" table:style-name="ce30">
            <text:p>200</text:p>
          </table:table-cell>
          <table:table-cell office:value-type="float" office:value="242" table:style-name="ce30">
            <text:p>242</text:p>
          </table:table-cell>
          <table:table-cell office:value-type="float" office:value="213" table:style-name="ce30">
            <text:p>213</text:p>
          </table:table-cell>
          <table:table-cell table:number-columns-repeated="16378"/>
        </table:table-row>
        <table:table-row table:style-name="ro2">
          <table:table-cell office:value-type="string" table:style-name="ce53">
            <text:p>The Mount</text:p>
          </table:table-cell>
          <table:table-cell office:value-type="float" office:value="119" table:style-name="ce30">
            <text:p>119</text:p>
          </table:table-cell>
          <table:table-cell office:value-type="float" office:value="148" table:style-name="ce30">
            <text:p>148</text:p>
          </table:table-cell>
          <table:table-cell office:value-type="float" office:value="156" table:style-name="ce30">
            <text:p>156</text:p>
          </table:table-cell>
          <table:table-cell office:value-type="float" office:value="162" table:style-name="ce30">
            <text:p>162</text:p>
          </table:table-cell>
          <table:table-cell office:value-type="float" office:value="145" table:style-name="ce30">
            <text:p>145</text:p>
          </table:table-cell>
          <table:table-cell table:number-columns-repeated="16378"/>
        </table:table-row>
        <table:table-row table:style-name="ro2">
          <table:table-cell office:value-type="string" table:style-name="ce53">
            <text:p>The Verne</text:p>
          </table:table-cell>
          <table:table-cell office:value-type="float" office:value="21" table:style-name="ce30">
            <text:p>21</text:p>
          </table:table-cell>
          <table:table-cell office:value-type="float" office:value="14" table:style-name="ce30">
            <text:p>14</text:p>
          </table:table-cell>
          <table:table-cell office:value-type="float" office:value="19" table:style-name="ce30">
            <text:p>19</text:p>
          </table:table-cell>
          <table:table-cell office:value-type="float" office:value="28" table:style-name="ce30">
            <text:p>28</text:p>
          </table:table-cell>
          <table:table-cell office:value-type="float" office:value="27" table:style-name="ce30">
            <text:p>27</text:p>
          </table:table-cell>
          <table:table-cell table:number-columns-repeated="16378"/>
        </table:table-row>
        <table:table-row table:style-name="ro2">
          <table:table-cell office:value-type="string" table:style-name="ce53">
            <text:p>Thorn Cross</text:p>
          </table:table-cell>
          <table:table-cell office:value-type="float" office:value="62" table:style-name="ce30">
            <text:p>62</text:p>
          </table:table-cell>
          <table:table-cell office:value-type="float" office:value="56" table:style-name="ce30">
            <text:p>56</text:p>
          </table:table-cell>
          <table:table-cell office:value-type="float" office:value="64" table:style-name="ce30">
            <text:p>64</text:p>
          </table:table-cell>
          <table:table-cell office:value-type="float" office:value="62" table:style-name="ce30">
            <text:p>62</text:p>
          </table:table-cell>
          <table:table-cell office:value-type="float" office:value="68" table:style-name="ce30">
            <text:p>68</text:p>
          </table:table-cell>
          <table:table-cell table:number-columns-repeated="16378"/>
        </table:table-row>
        <table:table-row table:style-name="ro2">
          <table:table-cell office:value-type="string" table:style-name="ce53">
            <text:p>Usk</text:p>
          </table:table-cell>
          <table:table-cell office:value-type="float" office:value="19" table:style-name="ce30">
            <text:p>19</text:p>
          </table:table-cell>
          <table:table-cell office:value-type="float" office:value="14" table:style-name="ce30">
            <text:p>14</text:p>
          </table:table-cell>
          <table:table-cell office:value-type="float" office:value="18" table:style-name="ce30">
            <text:p>18</text:p>
          </table:table-cell>
          <table:table-cell office:value-type="float" office:value="13" table:style-name="ce30">
            <text:p>13</text:p>
          </table:table-cell>
          <table:table-cell office:value-type="float" office:value="18" table:style-name="ce30">
            <text:p>18</text:p>
          </table:table-cell>
          <table:table-cell table:number-columns-repeated="16378"/>
        </table:table-row>
        <table:table-row table:style-name="ro2">
          <table:table-cell office:value-type="string" table:style-name="ce53">
            <text:p>Wakefield</text:p>
          </table:table-cell>
          <table:table-cell office:value-type="float" office:value="5" table:style-name="ce30">
            <text:p>5</text:p>
          </table:table-cell>
          <table:table-cell office:value-type="float" office:value="2" table:style-name="ce30">
            <text:p>2</text:p>
          </table:table-cell>
          <table:table-cell office:value-type="float" office:value="2" table:style-name="ce30">
            <text:p>2</text:p>
          </table:table-cell>
          <table:table-cell office:value-type="float" office:value="6" table:style-name="ce30">
            <text:p>6</text:p>
          </table:table-cell>
          <table:table-cell office:value-type="float" office:value="0" table:style-name="ce30">
            <text:p>0</text:p>
          </table:table-cell>
          <table:table-cell table:number-columns-repeated="16378"/>
        </table:table-row>
        <table:table-row table:style-name="ro2">
          <table:table-cell office:value-type="string" table:style-name="ce53">
            <text:p>Wandsworth</text:p>
          </table:table-cell>
          <table:table-cell office:value-type="float" office:value="151" table:style-name="ce30">
            <text:p>151</text:p>
          </table:table-cell>
          <table:table-cell office:value-type="float" office:value="158" table:style-name="ce30">
            <text:p>158</text:p>
          </table:table-cell>
          <table:table-cell office:value-type="float" office:value="175" table:style-name="ce30">
            <text:p>175</text:p>
          </table:table-cell>
          <table:table-cell office:value-type="float" office:value="170" table:style-name="ce30">
            <text:p>170</text:p>
          </table:table-cell>
          <table:table-cell office:value-type="float" office:value="202" table:style-name="ce30">
            <text:p>202</text:p>
          </table:table-cell>
          <table:table-cell table:number-columns-repeated="16378"/>
        </table:table-row>
        <table:table-row table:style-name="ro2">
          <table:table-cell office:value-type="string" table:style-name="ce53">
            <text:p>Warren Hill</text:p>
          </table:table-cell>
          <table:table-cell office:value-type="float" office:value="5" table:style-name="ce30">
            <text:p>5</text:p>
          </table:table-cell>
          <table:table-cell office:value-type="float" office:value="4" table:style-name="ce30">
            <text:p>4</text:p>
          </table:table-cell>
          <table:table-cell office:value-type="float" office:value="5" table:style-name="ce30">
            <text:p>5</text:p>
          </table:table-cell>
          <table:table-cell office:value-type="float" office:value="3" table:style-name="ce30">
            <text:p>3</text:p>
          </table:table-cell>
          <table:table-cell office:value-type="float" office:value="2" table:style-name="ce30">
            <text:p>2</text:p>
          </table:table-cell>
          <table:table-cell table:number-columns-repeated="16378"/>
        </table:table-row>
        <table:table-row table:style-name="ro2">
          <table:table-cell office:value-type="string" table:style-name="ce53">
            <text:p>Wayland</text:p>
          </table:table-cell>
          <table:table-cell office:value-type="float" office:value="50" table:style-name="ce30">
            <text:p>50</text:p>
          </table:table-cell>
          <table:table-cell office:value-type="float" office:value="58" table:style-name="ce30">
            <text:p>58</text:p>
          </table:table-cell>
          <table:table-cell office:value-type="float" office:value="39" table:style-name="ce30">
            <text:p>39</text:p>
          </table:table-cell>
          <table:table-cell office:value-type="float" office:value="38" table:style-name="ce30">
            <text:p>38</text:p>
          </table:table-cell>
          <table:table-cell office:value-type="float" office:value="40" table:style-name="ce30">
            <text:p>40</text:p>
          </table:table-cell>
          <table:table-cell table:number-columns-repeated="16378"/>
        </table:table-row>
        <table:table-row table:style-name="ro2">
          <table:table-cell office:value-type="string" table:style-name="ce53">
            <text:p>Wealstun</text:p>
          </table:table-cell>
          <table:table-cell office:value-type="float" office:value="231" table:style-name="ce30">
            <text:p>231</text:p>
          </table:table-cell>
          <table:table-cell office:value-type="float" office:value="210" table:style-name="ce30">
            <text:p>210</text:p>
          </table:table-cell>
          <table:table-cell office:value-type="float" office:value="192" table:style-name="ce30">
            <text:p>192</text:p>
          </table:table-cell>
          <table:table-cell office:value-type="float" office:value="172" table:style-name="ce30">
            <text:p>172</text:p>
          </table:table-cell>
          <table:table-cell office:value-type="float" office:value="192" table:style-name="ce30">
            <text:p>192</text:p>
          </table:table-cell>
          <table:table-cell table:number-columns-repeated="16378"/>
        </table:table-row>
        <table:table-row table:style-name="ro2">
          <table:table-cell office:value-type="string" table:style-name="ce53">
            <text:p>Werrington</text:p>
          </table:table-cell>
          <table:table-cell office:value-type="float" office:value="6" table:style-name="ce30">
            <text:p>6</text:p>
          </table:table-cell>
          <table:table-cell office:value-type="float" office:value="8" table:style-name="ce30">
            <text:p>8</text:p>
          </table:table-cell>
          <table:table-cell office:value-type="float" office:value="5" table:style-name="ce30">
            <text:p>5</text:p>
          </table:table-cell>
          <table:table-cell office:value-type="float" office:value="9" table:style-name="ce30">
            <text:p>9</text:p>
          </table:table-cell>
          <table:table-cell office:value-type="float" office:value="11" table:style-name="ce30">
            <text:p>11</text:p>
          </table:table-cell>
          <table:table-cell table:number-columns-repeated="16378"/>
        </table:table-row>
        <table:table-row table:style-name="ro2">
          <table:table-cell office:value-type="string" table:style-name="ce53">
            <text:p>Wetherby</text:p>
          </table:table-cell>
          <table:table-cell office:value-type="float" office:value="26" table:style-name="ce30">
            <text:p>26</text:p>
          </table:table-cell>
          <table:table-cell office:value-type="float" office:value="27" table:style-name="ce30">
            <text:p>27</text:p>
          </table:table-cell>
          <table:table-cell office:value-type="float" office:value="27" table:style-name="ce30">
            <text:p>27</text:p>
          </table:table-cell>
          <table:table-cell office:value-type="float" office:value="36" table:style-name="ce30">
            <text:p>36</text:p>
          </table:table-cell>
          <table:table-cell office:value-type="float" office:value="23" table:style-name="ce30">
            <text:p>23</text:p>
          </table:table-cell>
          <table:table-cell table:number-columns-repeated="16378"/>
        </table:table-row>
        <table:table-row table:style-name="ro2">
          <table:table-cell office:value-type="string" table:style-name="ce53">
            <text:p>Whatton</text:p>
          </table:table-cell>
          <table:table-cell office:value-type="float" office:value="33" table:style-name="ce30">
            <text:p>33</text:p>
          </table:table-cell>
          <table:table-cell office:value-type="float" office:value="50" table:style-name="ce30">
            <text:p>50</text:p>
          </table:table-cell>
          <table:table-cell office:value-type="float" office:value="38" table:style-name="ce30">
            <text:p>38</text:p>
          </table:table-cell>
          <table:table-cell office:value-type="float" office:value="31" table:style-name="ce30">
            <text:p>31</text:p>
          </table:table-cell>
          <table:table-cell office:value-type="float" office:value="30" table:style-name="ce30">
            <text:p>30</text:p>
          </table:table-cell>
          <table:table-cell table:number-columns-repeated="16378"/>
        </table:table-row>
        <table:table-row table:style-name="ro2">
          <table:table-cell office:value-type="string" table:style-name="ce53">
            <text:p>Whitemoor</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1" table:style-name="ce30">
            <text:p>1</text:p>
          </table:table-cell>
          <table:table-cell table:number-columns-repeated="16378"/>
        </table:table-row>
        <table:table-row table:style-name="ro2">
          <table:table-cell office:value-type="string" table:style-name="ce53">
            <text:p>Winchester</text:p>
          </table:table-cell>
          <table:table-cell office:value-type="float" office:value="119" table:style-name="ce30">
            <text:p>119</text:p>
          </table:table-cell>
          <table:table-cell office:value-type="float" office:value="150" table:style-name="ce30">
            <text:p>150</text:p>
          </table:table-cell>
          <table:table-cell office:value-type="float" office:value="155" table:style-name="ce30">
            <text:p>155</text:p>
          </table:table-cell>
          <table:table-cell office:value-type="float" office:value="156" table:style-name="ce30">
            <text:p>156</text:p>
          </table:table-cell>
          <table:table-cell office:value-type="float" office:value="177" table:style-name="ce30">
            <text:p>177</text:p>
          </table:table-cell>
          <table:table-cell table:number-columns-repeated="16378"/>
        </table:table-row>
        <table:table-row table:style-name="ro2">
          <table:table-cell office:value-type="string" table:style-name="ce53">
            <text:p>Woodhill</text:p>
          </table:table-cell>
          <table:table-cell office:value-type="float" office:value="2" table:style-name="ce30">
            <text:p>2</text:p>
          </table:table-cell>
          <table:table-cell office:value-type="float" office:value="8" table:style-name="ce30">
            <text:p>8</text:p>
          </table:table-cell>
          <table:table-cell office:value-type="float" office:value="11" table:style-name="ce30">
            <text:p>11</text:p>
          </table:table-cell>
          <table:table-cell office:value-type="float" office:value="6" table:style-name="ce30">
            <text:p>6</text:p>
          </table:table-cell>
          <table:table-cell office:value-type="float" office:value="9" table:style-name="ce30">
            <text:p>9</text:p>
          </table:table-cell>
          <table:table-cell table:number-columns-repeated="16378"/>
        </table:table-row>
        <table:table-row table:style-name="ro2">
          <table:table-cell office:value-type="string" table:style-name="ce53">
            <text:p>Wormwood Scrubs</text:p>
          </table:table-cell>
          <table:table-cell office:value-type="float" office:value="185" table:style-name="ce30">
            <text:p>185</text:p>
          </table:table-cell>
          <table:table-cell office:value-type="float" office:value="155" table:style-name="ce30">
            <text:p>155</text:p>
          </table:table-cell>
          <table:table-cell office:value-type="float" office:value="198" table:style-name="ce30">
            <text:p>198</text:p>
          </table:table-cell>
          <table:table-cell office:value-type="float" office:value="184" table:style-name="ce30">
            <text:p>184</text:p>
          </table:table-cell>
          <table:table-cell office:value-type="float" office:value="146" table:style-name="ce30">
            <text:p>146</text:p>
          </table:table-cell>
          <table:table-cell table:number-columns-repeated="16378"/>
        </table:table-row>
        <table:table-row table:style-name="ro2">
          <table:table-cell office:value-type="string" table:style-name="ce53">
            <text:p>Wymott</text:p>
          </table:table-cell>
          <table:table-cell office:value-type="float" office:value="32" table:style-name="ce30">
            <text:p>32</text:p>
          </table:table-cell>
          <table:table-cell office:value-type="float" office:value="40" table:style-name="ce30">
            <text:p>40</text:p>
          </table:table-cell>
          <table:table-cell office:value-type="float" office:value="33" table:style-name="ce30">
            <text:p>33</text:p>
          </table:table-cell>
          <table:table-cell office:value-type="float" office:value="36" table:style-name="ce30">
            <text:p>36</text:p>
          </table:table-cell>
          <table:table-cell office:value-type="float" office:value="35" table:style-name="ce30">
            <text:p>35</text:p>
          </table:table-cell>
          <table:table-cell table:number-columns-repeated="16378"/>
        </table:table-row>
        <table:table-row table:style-name="ro12">
          <table:table-cell office:value-type="string" table:style-name="ce50">
            <text:p>Total Female</text:p>
          </table:table-cell>
          <table:table-cell office:value-type="float" office:value="831" table:style-name="ce27">
            <text:p>831</text:p>
          </table:table-cell>
          <table:table-cell office:value-type="float" office:value="854" table:style-name="ce27">
            <text:p>854</text:p>
          </table:table-cell>
          <table:table-cell office:value-type="float" office:value="923" table:style-name="ce27">
            <text:p>923</text:p>
          </table:table-cell>
          <table:table-cell office:value-type="float" office:value="852" table:style-name="ce27">
            <text:p>852</text:p>
          </table:table-cell>
          <table:table-cell office:value-type="float" office:value="859" table:style-name="ce27">
            <text:p>859</text:p>
          </table:table-cell>
          <table:table-cell table:number-columns-repeated="16378"/>
        </table:table-row>
        <table:table-row table:style-name="ro2">
          <table:table-cell office:value-type="string" table:style-name="ce53">
            <text:p>Askham Grange</text:p>
          </table:table-cell>
          <table:table-cell office:value-type="float" office:value="12" table:style-name="ce30">
            <text:p>12</text:p>
          </table:table-cell>
          <table:table-cell office:value-type="float" office:value="17" table:style-name="ce30">
            <text:p>17</text:p>
          </table:table-cell>
          <table:table-cell office:value-type="float" office:value="23" table:style-name="ce30">
            <text:p>23</text:p>
          </table:table-cell>
          <table:table-cell office:value-type="float" office:value="23" table:style-name="ce30">
            <text:p>23</text:p>
          </table:table-cell>
          <table:table-cell office:value-type="float" office:value="18" table:style-name="ce30">
            <text:p>18</text:p>
          </table:table-cell>
          <table:table-cell table:number-columns-repeated="16378"/>
        </table:table-row>
        <table:table-row table:style-name="ro2">
          <table:table-cell office:value-type="string" table:style-name="ce53">
            <text:p>Bronzefield</text:p>
          </table:table-cell>
          <table:table-cell office:value-type="float" office:value="141" table:style-name="ce30">
            <text:p>141</text:p>
          </table:table-cell>
          <table:table-cell office:value-type="float" office:value="126" table:style-name="ce30">
            <text:p>126</text:p>
          </table:table-cell>
          <table:table-cell office:value-type="float" office:value="154" table:style-name="ce30">
            <text:p>154</text:p>
          </table:table-cell>
          <table:table-cell office:value-type="float" office:value="121" table:style-name="ce30">
            <text:p>121</text:p>
          </table:table-cell>
          <table:table-cell office:value-type="float" office:value="122" table:style-name="ce30">
            <text:p>122</text:p>
          </table:table-cell>
          <table:table-cell table:number-columns-repeated="16378"/>
        </table:table-row>
        <table:table-row table:style-name="ro2">
          <table:table-cell office:value-type="string" table:style-name="ce53">
            <text:p>Downview</text:p>
          </table:table-cell>
          <table:table-cell office:value-type="float" office:value="39" table:style-name="ce30">
            <text:p>39</text:p>
          </table:table-cell>
          <table:table-cell office:value-type="float" office:value="59" table:style-name="ce30">
            <text:p>59</text:p>
          </table:table-cell>
          <table:table-cell office:value-type="float" office:value="40" table:style-name="ce30">
            <text:p>40</text:p>
          </table:table-cell>
          <table:table-cell office:value-type="float" office:value="48" table:style-name="ce30">
            <text:p>48</text:p>
          </table:table-cell>
          <table:table-cell office:value-type="float" office:value="36" table:style-name="ce30">
            <text:p>36</text:p>
          </table:table-cell>
          <table:table-cell table:number-columns-repeated="16378"/>
        </table:table-row>
        <table:table-row table:style-name="ro2">
          <table:table-cell office:value-type="string" table:style-name="ce53">
            <text:p>Drake Hall</text:p>
          </table:table-cell>
          <table:table-cell office:value-type="float" office:value="67" table:style-name="ce30">
            <text:p>67</text:p>
          </table:table-cell>
          <table:table-cell office:value-type="float" office:value="64" table:style-name="ce30">
            <text:p>64</text:p>
          </table:table-cell>
          <table:table-cell office:value-type="float" office:value="72" table:style-name="ce30">
            <text:p>72</text:p>
          </table:table-cell>
          <table:table-cell office:value-type="float" office:value="95" table:style-name="ce30">
            <text:p>95</text:p>
          </table:table-cell>
          <table:table-cell office:value-type="float" office:value="56" table:style-name="ce30">
            <text:p>56</text:p>
          </table:table-cell>
          <table:table-cell table:number-columns-repeated="16378"/>
        </table:table-row>
        <table:table-row table:style-name="ro2">
          <table:table-cell office:value-type="string" table:style-name="ce53">
            <text:p>East Sutton Park</text:p>
          </table:table-cell>
          <table:table-cell office:value-type="float" office:value="18" table:style-name="ce30">
            <text:p>18</text:p>
          </table:table-cell>
          <table:table-cell office:value-type="float" office:value="16" table:style-name="ce30">
            <text:p>16</text:p>
          </table:table-cell>
          <table:table-cell office:value-type="float" office:value="14" table:style-name="ce30">
            <text:p>14</text:p>
          </table:table-cell>
          <table:table-cell office:value-type="float" office:value="17" table:style-name="ce30">
            <text:p>17</text:p>
          </table:table-cell>
          <table:table-cell office:value-type="float" office:value="27" table:style-name="ce30">
            <text:p>27</text:p>
          </table:table-cell>
          <table:table-cell table:number-columns-repeated="16378"/>
        </table:table-row>
        <table:table-row table:style-name="ro2">
          <table:table-cell office:value-type="string" table:style-name="ce53">
            <text:p>Eastwood Park</text:p>
          </table:table-cell>
          <table:table-cell office:value-type="float" office:value="114" table:style-name="ce30">
            <text:p>114</text:p>
          </table:table-cell>
          <table:table-cell office:value-type="float" office:value="125" table:style-name="ce30">
            <text:p>125</text:p>
          </table:table-cell>
          <table:table-cell office:value-type="float" office:value="131" table:style-name="ce30">
            <text:p>131</text:p>
          </table:table-cell>
          <table:table-cell office:value-type="float" office:value="119" table:style-name="ce30">
            <text:p>119</text:p>
          </table:table-cell>
          <table:table-cell office:value-type="float" office:value="119" table:style-name="ce30">
            <text:p>119</text:p>
          </table:table-cell>
          <table:table-cell table:number-columns-repeated="16378"/>
        </table:table-row>
        <table:table-row table:style-name="ro2">
          <table:table-cell office:value-type="string" table:style-name="ce53">
            <text:p>Foston Hall</text:p>
          </table:table-cell>
          <table:table-cell office:value-type="float" office:value="67" table:style-name="ce30">
            <text:p>67</text:p>
          </table:table-cell>
          <table:table-cell office:value-type="float" office:value="57" table:style-name="ce30">
            <text:p>57</text:p>
          </table:table-cell>
          <table:table-cell office:value-type="float" office:value="67" table:style-name="ce30">
            <text:p>67</text:p>
          </table:table-cell>
          <table:table-cell office:value-type="float" office:value="50" table:style-name="ce30">
            <text:p>50</text:p>
          </table:table-cell>
          <table:table-cell office:value-type="float" office:value="53" table:style-name="ce30">
            <text:p>53</text:p>
          </table:table-cell>
          <table:table-cell table:number-columns-repeated="16378"/>
        </table:table-row>
        <table:table-row table:style-name="ro2">
          <table:table-cell office:value-type="string" table:style-name="ce53">
            <text:p>Low Newton</text:p>
          </table:table-cell>
          <table:table-cell office:value-type="float" office:value="61" table:style-name="ce30">
            <text:p>61</text:p>
          </table:table-cell>
          <table:table-cell office:value-type="float" office:value="55" table:style-name="ce30">
            <text:p>55</text:p>
          </table:table-cell>
          <table:table-cell office:value-type="float" office:value="62" table:style-name="ce30">
            <text:p>62</text:p>
          </table:table-cell>
          <table:table-cell office:value-type="float" office:value="43" table:style-name="ce30">
            <text:p>43</text:p>
          </table:table-cell>
          <table:table-cell office:value-type="float" office:value="65" table:style-name="ce30">
            <text:p>65</text:p>
          </table:table-cell>
          <table:table-cell table:number-columns-repeated="16378"/>
        </table:table-row>
        <table:table-row table:style-name="ro2">
          <table:table-cell office:value-type="string" table:style-name="ce53">
            <text:p>New Hall</text:p>
          </table:table-cell>
          <table:table-cell office:value-type="float" office:value="88" table:style-name="ce30">
            <text:p>88</text:p>
          </table:table-cell>
          <table:table-cell office:value-type="float" office:value="94" table:style-name="ce30">
            <text:p>94</text:p>
          </table:table-cell>
          <table:table-cell office:value-type="float" office:value="100" table:style-name="ce30">
            <text:p>100</text:p>
          </table:table-cell>
          <table:table-cell office:value-type="float" office:value="103" table:style-name="ce30">
            <text:p>103</text:p>
          </table:table-cell>
          <table:table-cell office:value-type="float" office:value="104" table:style-name="ce30">
            <text:p>104</text:p>
          </table:table-cell>
          <table:table-cell table:number-columns-repeated="16378"/>
        </table:table-row>
        <table:table-row table:style-name="ro2">
          <table:table-cell office:value-type="string" table:style-name="ce53">
            <text:p>Peterborough (Female)</text:p>
          </table:table-cell>
          <table:table-cell office:value-type="float" office:value="103" table:style-name="ce30">
            <text:p>103</text:p>
          </table:table-cell>
          <table:table-cell office:value-type="float" office:value="110" table:style-name="ce30">
            <text:p>110</text:p>
          </table:table-cell>
          <table:table-cell office:value-type="float" office:value="121" table:style-name="ce30">
            <text:p>121</text:p>
          </table:table-cell>
          <table:table-cell office:value-type="float" office:value="100" table:style-name="ce30">
            <text:p>100</text:p>
          </table:table-cell>
          <table:table-cell office:value-type="float" office:value="120" table:style-name="ce30">
            <text:p>120</text:p>
          </table:table-cell>
          <table:table-cell table:number-columns-repeated="16378"/>
        </table:table-row>
        <table:table-row table:style-name="ro2">
          <table:table-cell office:value-type="string" table:style-name="ce53">
            <text:p>Send</text:p>
          </table:table-cell>
          <table:table-cell office:value-type="float" office:value="13" table:style-name="ce30">
            <text:p>13</text:p>
          </table:table-cell>
          <table:table-cell office:value-type="float" office:value="14" table:style-name="ce30">
            <text:p>14</text:p>
          </table:table-cell>
          <table:table-cell office:value-type="float" office:value="19" table:style-name="ce30">
            <text:p>19</text:p>
          </table:table-cell>
          <table:table-cell office:value-type="float" office:value="16" table:style-name="ce30">
            <text:p>16</text:p>
          </table:table-cell>
          <table:table-cell office:value-type="float" office:value="11" table:style-name="ce30">
            <text:p>11</text:p>
          </table:table-cell>
          <table:table-cell table:number-columns-repeated="16378"/>
        </table:table-row>
        <table:table-row table:style-name="ro2">
          <table:table-cell office:value-type="string" table:style-name="ce53">
            <text:p>Styal</text:p>
          </table:table-cell>
          <table:table-cell office:value-type="float" office:value="108" table:style-name="ce30">
            <text:p>108</text:p>
          </table:table-cell>
          <table:table-cell office:value-type="float" office:value="117" table:style-name="ce30">
            <text:p>117</text:p>
          </table:table-cell>
          <table:table-cell office:value-type="float" office:value="120" table:style-name="ce30">
            <text:p>120</text:p>
          </table:table-cell>
          <table:table-cell office:value-type="float" office:value="117" table:style-name="ce30">
            <text:p>117</text:p>
          </table:table-cell>
          <table:table-cell office:value-type="float" office:value="127" table:style-name="ce30">
            <text:p>127</text:p>
          </table:table-cell>
          <table:table-cell table:number-columns-repeated="16378"/>
        </table:table-row>
        <table:table-row table:style-name="ro2">
          <table:table-cell office:value-type="string" table:style-name="ce74">
            <text:p>Whitemoor</text:p>
          </table:table-cell>
          <table:table-cell office:value-type="float" office:value="0" table:style-name="ce75">
            <text:p>0</text:p>
          </table:table-cell>
          <table:table-cell office:value-type="float" office:value="0" table:style-name="ce75">
            <text:p>0</text:p>
          </table:table-cell>
          <table:table-cell office:value-type="float" office:value="0" table:style-name="ce75">
            <text:p>0</text:p>
          </table:table-cell>
          <table:table-cell office:value-type="float" office:value="0" table:style-name="ce75">
            <text:p>0</text:p>
          </table:table-cell>
          <table:table-cell office:value-type="float" office:value="1" table:style-name="ce75">
            <text:p>1</text:p>
          </table:table-cell>
          <table:table-cell table:number-columns-repeated="16378"/>
        </table:table-row>
        <table:table-row table:style-name="ro2">
          <table:table-cell table:style-name="ce76"/>
          <table:table-cell table:style-name="ce77"/>
          <table:table-cell table:number-columns-repeated="4" table:style-name="ce30"/>
          <table:table-cell table:number-columns-repeated="16378" table:style-name="ce4"/>
        </table:table-row>
        <table:table-row table:style-name="ro2">
          <table:table-cell office:value-type="string" table:number-columns-spanned="7" table:number-rows-spanned="1" table:style-name="ce43">
            <text:p>(R) In the course of data processing an error was identified in the data for Q3 2022 and Q4 2022. These figures have now been revised.</text:p>
          </table:table-cell>
          <table:covered-table-cell table:number-columns-repeated="6"/>
          <table:table-cell table:number-columns-repeated="16377"/>
        </table:table-row>
        <table:table-row table:number-rows-repeated="1048446" table:style-name="ro2">
          <table:table-cell table:number-columns-repeated="16384"/>
        </table:table-row>
        <table:named-expressions>
          <table:named-range table:name="Print_Area" table:cell-range-address="3_3.$A$1:3_3.$A$127" table:base-cell-address="3_3.$A$1"/>
        </table:named-expressions>
      </table:table>
      <table:table table:name="3_4i" table:style-name="ta5">
        <table:table-column table:style-name="co5" table:default-cell-style-name="ce4"/>
        <table:table-column table:style-name="co6" table:number-columns-repeated="5" table:default-cell-style-name="ce4"/>
        <table:table-column table:style-name="co7" table:default-cell-style-name="ce4"/>
        <table:table-column table:style-name="co10" table:default-cell-style-name="ce4"/>
        <table:table-column table:style-name="co3" table:default-cell-style-name="ce4"/>
        <table:table-column table:style-name="co4" table:number-columns-repeated="16375" table:default-cell-style-name="ce4"/>
        <table:table-row table:style-name="ro1">
          <table:table-cell office:value-type="string" table:number-columns-spanned="7" table:number-rows-spanned="1" table:style-name="ce42">
            <text:p>Table 3.4i: Home Detention Curfew releases by sentence length, and sex</text:p>
          </table:table-cell>
          <table:covered-table-cell table:number-columns-repeated="6"/>
          <table:table-cell office:value-type="string" table:style-name="ce8">
            <text:p>Contents</text:p>
          </table:table-cell>
          <table:table-cell table:number-columns-repeated="16376"/>
        </table:table-row>
        <table:table-row table:style-name="ro2">
          <table:table-cell table:number-columns-spanned="7" table:number-rows-spanned="1" table:style-name="ce19"/>
          <table:covered-table-cell table:number-columns-repeated="6"/>
          <table:table-cell table:number-columns-repeated="16377" table:style-name="ce4"/>
        </table:table-row>
        <table:table-row table:style-name="ro10">
          <table:table-cell office:value-type="string" table:style-name="ce21">
            <text:p><text:s/></text:p>
          </table:table-cell>
          <table:table-cell office:value-type="string" table:style-name="ce21">
            <text:p>Jan-Mar</text:p>
            <text:p><text:s/>2022</text:p>
          </table:table-cell>
          <table:table-cell office:value-type="string" table:style-name="ce21">
            <text:p>Apr-Jun</text:p>
            <text:p><text:s/>2022</text:p>
          </table:table-cell>
          <table:table-cell office:value-type="string" table:style-name="ce21">
            <text:p>Jul-Sep</text:p>
            <text:p><text:s/>2022</text:p>
          </table:table-cell>
          <table:table-cell office:value-type="string" table:style-name="ce21">
            <text:p>Oct-Dec</text:p>
            <text:p><text:s/>2022</text:p>
          </table:table-cell>
          <table:table-cell office:value-type="string" table:style-name="ce21">
            <text:p>Jan-Mar</text:p>
            <text:p><text:s/>2023</text:p>
          </table:table-cell>
          <table:table-cell office:value-type="string" table:style-name="ce21">
            <text:p>Percentage change<text:s/></text:p>
            <text:p>Jan-Mar</text:p>
            <text:p><text:s/>2022 to 2023</text:p>
          </table:table-cell>
          <table:table-cell table:number-columns-repeated="16377" table:style-name="ce4"/>
        </table:table-row>
        <table:table-row table:style-name="ro11">
          <table:table-cell office:value-type="string" table:style-name="ce23">
            <text:p>Males and Females</text:p>
          </table:table-cell>
          <table:table-cell table:number-columns-repeated="5" table:style-name="ce24"/>
          <table:table-cell table:style-name="ce46"/>
          <table:table-cell table:number-columns-repeated="16377" table:style-name="ce4"/>
        </table:table-row>
        <table:table-row table:style-name="ro12">
          <table:table-cell office:value-type="string" table:style-name="ce26">
            <text:p>Number eligible for release on HDC<text:span text:style-name="T4">(1,2)</text:span></text:p>
          </table:table-cell>
          <table:table-cell office:value-type="float" office:value="9500" table:style-name="ce27">
            <text:p>9,500</text:p>
          </table:table-cell>
          <table:table-cell office:value-type="float" office:value="9770" table:style-name="ce27">
            <text:p>9,770</text:p>
          </table:table-cell>
          <table:table-cell office:value-type="float" office:value="10156" table:style-name="ce27">
            <text:p>10,156</text:p>
          </table:table-cell>
          <table:table-cell office:value-type="float" office:value="10333" table:style-name="ce27">
            <text:p>10,333</text:p>
          </table:table-cell>
          <table:table-cell office:value-type="float" office:value="10365" table:style-name="ce27">
            <text:p>10,365</text:p>
          </table:table-cell>
          <table:table-cell office:value-type="percentage" office:value="9.1050000000000006E-2" table:style-name="ce28">
            <text:p>9%</text:p>
          </table:table-cell>
          <table:table-cell table:number-columns-repeated="16377" table:style-name="ce4"/>
        </table:table-row>
        <table:table-row table:style-name="ro2">
          <table:table-cell office:value-type="string" table:style-name="ce29">
            <text:p>Less than or equal to 6 months</text:p>
          </table:table-cell>
          <table:table-cell office:value-type="float" office:value="1926" table:style-name="ce30">
            <text:p>1,926</text:p>
          </table:table-cell>
          <table:table-cell office:value-type="float" office:value="2089" table:style-name="ce30">
            <text:p>2,089</text:p>
          </table:table-cell>
          <table:table-cell office:value-type="float" office:value="2319" table:style-name="ce30">
            <text:p>2,319</text:p>
          </table:table-cell>
          <table:table-cell office:value-type="float" office:value="2146" table:style-name="ce30">
            <text:p>2,146</text:p>
          </table:table-cell>
          <table:table-cell office:value-type="float" office:value="1951" table:style-name="ce30">
            <text:p>1,951</text:p>
          </table:table-cell>
          <table:table-cell office:value-type="percentage" office:value="1.298E-2" table:style-name="ce31">
            <text:p>1%</text:p>
          </table:table-cell>
          <table:table-cell table:number-columns-repeated="16377" table:style-name="ce4"/>
        </table:table-row>
        <table:table-row table:style-name="ro2">
          <table:table-cell office:value-type="string" table:style-name="ce29">
            <text:p>Greater than 6 months to less than 12 months</text:p>
          </table:table-cell>
          <table:table-cell office:value-type="float" office:value="1676" table:style-name="ce30">
            <text:p>1,676</text:p>
          </table:table-cell>
          <table:table-cell office:value-type="float" office:value="1615" table:style-name="ce30">
            <text:p>1,615</text:p>
          </table:table-cell>
          <table:table-cell office:value-type="float" office:value="1630" table:style-name="ce30">
            <text:p>1,630</text:p>
          </table:table-cell>
          <table:table-cell office:value-type="float" office:value="1928" table:style-name="ce30">
            <text:p>1,928</text:p>
          </table:table-cell>
          <table:table-cell office:value-type="float" office:value="2067" table:style-name="ce30">
            <text:p>2,067</text:p>
          </table:table-cell>
          <table:table-cell office:value-type="percentage" office:value="0.23329" table:style-name="ce31">
            <text:p>23%</text:p>
          </table:table-cell>
          <table:table-cell table:number-columns-repeated="16377" table:style-name="ce4"/>
        </table:table-row>
        <table:table-row table:style-name="ro2">
          <table:table-cell office:value-type="string" table:style-name="ce29">
            <text:p>12 months to less than 4 years</text:p>
          </table:table-cell>
          <table:table-cell office:value-type="float" office:value="5898" table:style-name="ce30">
            <text:p>5,898</text:p>
          </table:table-cell>
          <table:table-cell office:value-type="float" office:value="6066" table:style-name="ce30">
            <text:p>6,066</text:p>
          </table:table-cell>
          <table:table-cell office:value-type="float" office:value="6207" table:style-name="ce30">
            <text:p>6,207</text:p>
          </table:table-cell>
          <table:table-cell office:value-type="float" office:value="6259" table:style-name="ce30">
            <text:p>6,259</text:p>
          </table:table-cell>
          <table:table-cell office:value-type="float" office:value="6347" table:style-name="ce30">
            <text:p>6,347</text:p>
          </table:table-cell>
          <table:table-cell office:value-type="percentage" office:value="7.6130000000000003E-2" table:style-name="ce31">
            <text:p>8%</text:p>
          </table:table-cell>
          <table:table-cell table:number-columns-repeated="16377" table:style-name="ce4"/>
        </table:table-row>
        <table:table-row table:style-name="ro2">
          <table:table-cell office:value-type="string" table:style-name="ce32">
            <text:p>12 months to less than 2 years</text:p>
          </table:table-cell>
          <table:table-cell office:value-type="float" office:value="2566" table:style-name="ce33">
            <text:p>2,566</text:p>
          </table:table-cell>
          <table:table-cell office:value-type="float" office:value="2605" table:style-name="ce33">
            <text:p>2,605</text:p>
          </table:table-cell>
          <table:table-cell office:value-type="float" office:value="2654" table:style-name="ce33">
            <text:p>2,654</text:p>
          </table:table-cell>
          <table:table-cell office:value-type="float" office:value="2654" table:style-name="ce33">
            <text:p>2,654</text:p>
          </table:table-cell>
          <table:table-cell office:value-type="float" office:value="2751" table:style-name="ce33">
            <text:p>2,751</text:p>
          </table:table-cell>
          <table:table-cell office:value-type="percentage" office:value="7.2099999999999997E-2" table:style-name="ce34">
            <text:p>7%</text:p>
          </table:table-cell>
          <table:table-cell table:number-columns-repeated="16377" table:style-name="ce4"/>
        </table:table-row>
        <table:table-row table:style-name="ro2">
          <table:table-cell office:value-type="string" table:style-name="ce32">
            <text:p>2 years to less than 4 years</text:p>
          </table:table-cell>
          <table:table-cell office:value-type="float" office:value="3332" table:style-name="ce33">
            <text:p>3,332</text:p>
          </table:table-cell>
          <table:table-cell office:value-type="float" office:value="3461" table:style-name="ce33">
            <text:p>3,461</text:p>
          </table:table-cell>
          <table:table-cell office:value-type="float" office:value="3553" table:style-name="ce33">
            <text:p>3,553</text:p>
          </table:table-cell>
          <table:table-cell office:value-type="float" office:value="3605" table:style-name="ce33">
            <text:p>3,605</text:p>
          </table:table-cell>
          <table:table-cell office:value-type="float" office:value="3596" table:style-name="ce33">
            <text:p>3,596</text:p>
          </table:table-cell>
          <table:table-cell office:value-type="percentage" office:value="7.9229999999999995E-2" table:style-name="ce34">
            <text:p>8%</text:p>
          </table:table-cell>
          <table:table-cell table:number-columns-repeated="16377" table:style-name="ce4"/>
        </table:table-row>
        <table:table-row table:style-name="ro12">
          <table:table-cell office:value-type="string" table:style-name="ce26">
            <text:p>Number released on HDC</text:p>
          </table:table-cell>
          <table:table-cell office:value-type="float" office:value="2270" table:style-name="ce27">
            <text:p>2,270</text:p>
          </table:table-cell>
          <table:table-cell office:value-type="float" office:value="2208" table:style-name="ce27">
            <text:p>2,208</text:p>
          </table:table-cell>
          <table:table-cell office:value-type="float" office:value="2210" table:style-name="ce27">
            <text:p>2,210</text:p>
          </table:table-cell>
          <table:table-cell office:value-type="float" office:value="2007" table:style-name="ce27">
            <text:p>2,007</text:p>
          </table:table-cell>
          <table:table-cell office:value-type="float" office:value="1986" table:style-name="ce27">
            <text:p>1,986</text:p>
          </table:table-cell>
          <table:table-cell office:value-type="percentage" office:value="-0.12511" table:style-name="ce28">
            <text:p>-13%</text:p>
          </table:table-cell>
          <table:table-cell table:number-columns-repeated="16377" table:style-name="ce4"/>
        </table:table-row>
        <table:table-row table:style-name="ro2">
          <table:table-cell office:value-type="string" table:style-name="ce29">
            <text:p>Less than or equal to 6 months</text:p>
          </table:table-cell>
          <table:table-cell office:value-type="float" office:value="405" table:style-name="ce30">
            <text:p>405</text:p>
          </table:table-cell>
          <table:table-cell office:value-type="float" office:value="373" table:style-name="ce30">
            <text:p>373</text:p>
          </table:table-cell>
          <table:table-cell office:value-type="float" office:value="403" table:style-name="ce30">
            <text:p>403</text:p>
          </table:table-cell>
          <table:table-cell office:value-type="float" office:value="328" table:style-name="ce30">
            <text:p>328</text:p>
          </table:table-cell>
          <table:table-cell office:value-type="float" office:value="281" table:style-name="ce30">
            <text:p>281</text:p>
          </table:table-cell>
          <table:table-cell office:value-type="percentage" office:value="-0.30617" table:style-name="ce31">
            <text:p>-31%</text:p>
          </table:table-cell>
          <table:table-cell table:number-columns-repeated="16377" table:style-name="ce4"/>
        </table:table-row>
        <table:table-row table:style-name="ro2">
          <table:table-cell office:value-type="string" table:style-name="ce29">
            <text:p>Greater than 6 months to less than 12 months</text:p>
          </table:table-cell>
          <table:table-cell office:value-type="float" office:value="343" table:style-name="ce30">
            <text:p>343</text:p>
          </table:table-cell>
          <table:table-cell office:value-type="float" office:value="320" table:style-name="ce30">
            <text:p>320</text:p>
          </table:table-cell>
          <table:table-cell office:value-type="float" office:value="293" table:style-name="ce30">
            <text:p>293</text:p>
          </table:table-cell>
          <table:table-cell office:value-type="float" office:value="298" table:style-name="ce30">
            <text:p>298</text:p>
          </table:table-cell>
          <table:table-cell office:value-type="float" office:value="305" table:style-name="ce30">
            <text:p>305</text:p>
          </table:table-cell>
          <table:table-cell office:value-type="percentage" office:value="-0.11079" table:style-name="ce31">
            <text:p>-11%</text:p>
          </table:table-cell>
          <table:table-cell table:number-columns-repeated="16377" table:style-name="ce4"/>
        </table:table-row>
        <table:table-row table:style-name="ro2">
          <table:table-cell office:value-type="string" table:style-name="ce29">
            <text:p>12 months to less than 4 years</text:p>
          </table:table-cell>
          <table:table-cell office:value-type="float" office:value="1522" table:style-name="ce30">
            <text:p>1,522</text:p>
          </table:table-cell>
          <table:table-cell office:value-type="float" office:value="1515" table:style-name="ce30">
            <text:p>1,515</text:p>
          </table:table-cell>
          <table:table-cell office:value-type="float" office:value="1514" table:style-name="ce30">
            <text:p>1,514</text:p>
          </table:table-cell>
          <table:table-cell office:value-type="float" office:value="1381" table:style-name="ce30">
            <text:p>1,381</text:p>
          </table:table-cell>
          <table:table-cell office:value-type="float" office:value="1400" table:style-name="ce30">
            <text:p>1,400</text:p>
          </table:table-cell>
          <table:table-cell office:value-type="percentage" office:value="-8.0159999999999995E-2" table:style-name="ce31">
            <text:p>-8%</text:p>
          </table:table-cell>
          <table:table-cell table:number-columns-repeated="16377" table:style-name="ce4"/>
        </table:table-row>
        <table:table-row table:style-name="ro2">
          <table:table-cell office:value-type="string" table:style-name="ce32">
            <text:p>12 months to less than 2 years</text:p>
          </table:table-cell>
          <table:table-cell office:value-type="float" office:value="522" table:style-name="ce33">
            <text:p>522</text:p>
          </table:table-cell>
          <table:table-cell office:value-type="float" office:value="546" table:style-name="ce33">
            <text:p>546</text:p>
          </table:table-cell>
          <table:table-cell office:value-type="float" office:value="532" table:style-name="ce33">
            <text:p>532</text:p>
          </table:table-cell>
          <table:table-cell office:value-type="float" office:value="446" table:style-name="ce33">
            <text:p>446</text:p>
          </table:table-cell>
          <table:table-cell office:value-type="float" office:value="472" table:style-name="ce33">
            <text:p>472</text:p>
          </table:table-cell>
          <table:table-cell office:value-type="percentage" office:value="-9.579E-2" table:style-name="ce34">
            <text:p>-10%</text:p>
          </table:table-cell>
          <table:table-cell table:number-columns-repeated="16377" table:style-name="ce4"/>
        </table:table-row>
        <table:table-row table:style-name="ro2">
          <table:table-cell office:value-type="string" table:style-name="ce32">
            <text:p>2 years to less than 4 years</text:p>
          </table:table-cell>
          <table:table-cell office:value-type="float" office:value="1000" table:style-name="ce33">
            <text:p>1,000</text:p>
          </table:table-cell>
          <table:table-cell office:value-type="float" office:value="969" table:style-name="ce33">
            <text:p>969</text:p>
          </table:table-cell>
          <table:table-cell office:value-type="float" office:value="982" table:style-name="ce33">
            <text:p>982</text:p>
          </table:table-cell>
          <table:table-cell office:value-type="float" office:value="935" table:style-name="ce33">
            <text:p>935</text:p>
          </table:table-cell>
          <table:table-cell office:value-type="float" office:value="928" table:style-name="ce33">
            <text:p>928</text:p>
          </table:table-cell>
          <table:table-cell office:value-type="percentage" office:value="-7.1999999999999995E-2" table:style-name="ce34">
            <text:p>-7%</text:p>
          </table:table-cell>
          <table:table-cell table:number-columns-repeated="16377" table:style-name="ce4"/>
        </table:table-row>
        <table:table-row table:style-name="ro12">
          <table:table-cell office:value-type="string" table:style-name="ce26">
            <text:p>Percentage released</text:p>
          </table:table-cell>
          <table:table-cell office:value-type="percentage" office:value="0.23894736842105299" table:style-name="ce78">
            <text:p>24%</text:p>
          </table:table-cell>
          <table:table-cell office:value-type="percentage" office:value="0.22599795291709299" table:style-name="ce78">
            <text:p>23%</text:p>
          </table:table-cell>
          <table:table-cell office:value-type="percentage" office:value="0.21760535643954301" table:style-name="ce78">
            <text:p>22%</text:p>
          </table:table-cell>
          <table:table-cell office:value-type="percentage" office:value="0.19423207200232301" table:style-name="ce78">
            <text:p>19%</text:p>
          </table:table-cell>
          <table:table-cell office:value-type="percentage" office:value="0.19160636758321301" table:style-name="ce78">
            <text:p>19%</text:p>
          </table:table-cell>
          <table:table-cell office:value-type="float" office:value="-5" table:style-name="ce79">
            <text:p>-5pp</text:p>
          </table:table-cell>
          <table:table-cell table:number-columns-repeated="16377"/>
        </table:table-row>
        <table:table-row table:style-name="ro2">
          <table:table-cell office:value-type="string" table:style-name="ce29">
            <text:p>Less than or equal to 6 months</text:p>
          </table:table-cell>
          <table:table-cell office:value-type="percentage" office:value="0.210280373831776" table:style-name="ce80">
            <text:p>21%</text:p>
          </table:table-cell>
          <table:table-cell office:value-type="percentage" office:value="0.17855433221637099" table:style-name="ce80">
            <text:p>18%</text:p>
          </table:table-cell>
          <table:table-cell office:value-type="percentage" office:value="0.173781802501078" table:style-name="ce80">
            <text:p>17%</text:p>
          </table:table-cell>
          <table:table-cell office:value-type="percentage" office:value="0.15284249767008401" table:style-name="ce80">
            <text:p>15%</text:p>
          </table:table-cell>
          <table:table-cell office:value-type="percentage" office:value="0.14402870322911299" table:style-name="ce80">
            <text:p>14%</text:p>
          </table:table-cell>
          <table:table-cell office:value-type="float" office:value="-7" table:style-name="ce81">
            <text:p>-7pp</text:p>
          </table:table-cell>
          <table:table-cell table:number-columns-repeated="16377"/>
        </table:table-row>
        <table:table-row table:style-name="ro2">
          <table:table-cell office:value-type="string" table:style-name="ce29">
            <text:p>Greater than 6 months to less than 12 months</text:p>
          </table:table-cell>
          <table:table-cell office:value-type="percentage" office:value="0.20465393794749401" table:style-name="ce80">
            <text:p>20%</text:p>
          </table:table-cell>
          <table:table-cell office:value-type="percentage" office:value="0.19814241486068099" table:style-name="ce80">
            <text:p>20%</text:p>
          </table:table-cell>
          <table:table-cell office:value-type="percentage" office:value="0.17975460122699399" table:style-name="ce80">
            <text:p>18%</text:p>
          </table:table-cell>
          <table:table-cell office:value-type="percentage" office:value="0.15456431535269699" table:style-name="ce80">
            <text:p>15%</text:p>
          </table:table-cell>
          <table:table-cell office:value-type="percentage" office:value="0.14755684567005301" table:style-name="ce80">
            <text:p>15%</text:p>
          </table:table-cell>
          <table:table-cell office:value-type="float" office:value="-6" table:style-name="ce81">
            <text:p>-6pp</text:p>
          </table:table-cell>
          <table:table-cell table:number-columns-repeated="16377"/>
        </table:table-row>
        <table:table-row table:style-name="ro2">
          <table:table-cell office:value-type="string" table:style-name="ce29">
            <text:p>12 months to less than 4 years</text:p>
          </table:table-cell>
          <table:table-cell office:value-type="percentage" office:value="0.25805357748389302" table:style-name="ce80">
            <text:p>26%</text:p>
          </table:table-cell>
          <table:table-cell office:value-type="percentage" office:value="0.24975272007912999" table:style-name="ce80">
            <text:p>25%</text:p>
          </table:table-cell>
          <table:table-cell office:value-type="percentage" office:value="0.243918156919607" table:style-name="ce80">
            <text:p>24%</text:p>
          </table:table-cell>
          <table:table-cell office:value-type="percentage" office:value="0.22064227512382201" table:style-name="ce80">
            <text:p>22%</text:p>
          </table:table-cell>
          <table:table-cell office:value-type="percentage" office:value="0.22057665038600899" table:style-name="ce80">
            <text:p>22%</text:p>
          </table:table-cell>
          <table:table-cell office:value-type="float" office:value="-4" table:style-name="ce81">
            <text:p>-4pp</text:p>
          </table:table-cell>
          <table:table-cell table:number-columns-repeated="16377"/>
        </table:table-row>
        <table:table-row table:style-name="ro2">
          <table:table-cell office:value-type="string" table:style-name="ce32">
            <text:p>12 months to less than 2 years</text:p>
          </table:table-cell>
          <table:table-cell office:value-type="percentage" office:value="0.203429462197974" table:style-name="ce82">
            <text:p>20%</text:p>
          </table:table-cell>
          <table:table-cell office:value-type="percentage" office:value="0.209596928982726" table:style-name="ce82">
            <text:p>21%</text:p>
          </table:table-cell>
          <table:table-cell office:value-type="percentage" office:value="0.20045214770158301" table:style-name="ce82">
            <text:p>20%</text:p>
          </table:table-cell>
          <table:table-cell office:value-type="percentage" office:value="0.16804822908816899" table:style-name="ce82">
            <text:p>17%</text:p>
          </table:table-cell>
          <table:table-cell office:value-type="percentage" office:value="0.171573973100691" table:style-name="ce82">
            <text:p>17%</text:p>
          </table:table-cell>
          <table:table-cell office:value-type="float" office:value="-3" table:style-name="ce83">
            <text:p>-3pp</text:p>
          </table:table-cell>
          <table:table-cell table:number-columns-repeated="16377"/>
        </table:table-row>
        <table:table-row table:style-name="ro2">
          <table:table-cell office:value-type="string" table:style-name="ce32">
            <text:p>2 years to less than 4 years</text:p>
          </table:table-cell>
          <table:table-cell office:value-type="percentage" office:value="0.300120048019208" table:style-name="ce82">
            <text:p>30%</text:p>
          </table:table-cell>
          <table:table-cell office:value-type="percentage" office:value="0.27997688529326797" table:style-name="ce82">
            <text:p>28%</text:p>
          </table:table-cell>
          <table:table-cell office:value-type="percentage" office:value="0.27638615254714299" table:style-name="ce82">
            <text:p>28%</text:p>
          </table:table-cell>
          <table:table-cell office:value-type="percentage" office:value="0.259361997226075" table:style-name="ce82">
            <text:p>26%</text:p>
          </table:table-cell>
          <table:table-cell office:value-type="percentage" office:value="0.25806451612903197" table:style-name="ce82">
            <text:p>26%</text:p>
          </table:table-cell>
          <table:table-cell office:value-type="float" office:value="-4" table:style-name="ce83">
            <text:p>-4pp</text:p>
          </table:table-cell>
          <table:table-cell table:number-columns-repeated="16377"/>
        </table:table-row>
        <table:table-row table:style-name="ro11">
          <table:table-cell office:value-type="string" table:style-name="ce84">
            <text:p>Population on HDC at end of the period<text:span text:style-name="T4">(3)</text:span></text:p>
          </table:table-cell>
          <table:table-cell office:value-type="float" office:value="2165" table:style-name="ce85">
            <text:p>2,165</text:p>
          </table:table-cell>
          <table:table-cell office:value-type="float" office:value="2075" table:style-name="ce85">
            <text:p>2,075</text:p>
          </table:table-cell>
          <table:table-cell office:value-type="float" office:value="2055" table:style-name="ce85">
            <text:p>2,055</text:p>
          </table:table-cell>
          <table:table-cell office:value-type="float" office:value="1955" table:style-name="ce85">
            <text:p>1,955</text:p>
          </table:table-cell>
          <table:table-cell office:value-type="float" office:value="1862" table:style-name="ce85">
            <text:p>1,862</text:p>
          </table:table-cell>
          <table:table-cell office:value-type="float" office:value="-0.13995381062355658" table:style-name="ce86">
            <text:p>-14%</text:p>
          </table:table-cell>
          <table:table-cell table:number-columns-repeated="16377"/>
        </table:table-row>
        <table:table-row table:style-name="ro2">
          <table:table-cell table:number-columns-spanned="7" table:number-rows-spanned="1" table:style-name="ce19"/>
          <table:covered-table-cell table:number-columns-repeated="6"/>
          <table:table-cell table:number-columns-repeated="16377"/>
        </table:table-row>
        <table:table-row table:style-name="ro2">
          <table:table-cell table:number-columns-spanned="7" table:number-rows-spanned="1" table:style-name="ce19"/>
          <table:covered-table-cell table:number-columns-repeated="6"/>
          <table:table-cell table:number-columns-repeated="16377"/>
        </table:table-row>
        <table:table-row table:style-name="ro10">
          <table:table-cell office:value-type="string" table:style-name="ce21">
            <text:p><text:s/></text:p>
          </table:table-cell>
          <table:table-cell office:value-type="string" table:style-name="ce21">
            <text:p>Jan-Mar</text:p>
            <text:p><text:s/>2022</text:p>
          </table:table-cell>
          <table:table-cell office:value-type="string" table:style-name="ce21">
            <text:p>Apr-Jun</text:p>
            <text:p><text:s/>2022</text:p>
          </table:table-cell>
          <table:table-cell office:value-type="string" table:style-name="ce21">
            <text:p>Jul-Sep</text:p>
            <text:p><text:s/>2022</text:p>
          </table:table-cell>
          <table:table-cell office:value-type="string" table:style-name="ce21">
            <text:p>Oct-Dec</text:p>
            <text:p><text:s/>2022</text:p>
          </table:table-cell>
          <table:table-cell office:value-type="string" table:style-name="ce21">
            <text:p>Jan-Mar</text:p>
            <text:p><text:s/>2023</text:p>
          </table:table-cell>
          <table:table-cell office:value-type="string" table:style-name="ce21">
            <text:p>Percentage change<text:s/></text:p>
            <text:p>Jan-Mar</text:p>
            <text:p><text:s/>2022 to 2023</text:p>
          </table:table-cell>
          <table:table-cell table:number-columns-repeated="16377"/>
        </table:table-row>
        <table:table-row table:style-name="ro11">
          <table:table-cell office:value-type="string" table:style-name="ce23">
            <text:p>Males</text:p>
          </table:table-cell>
          <table:table-cell table:number-columns-repeated="5" table:style-name="ce24"/>
          <table:table-cell table:style-name="ce46"/>
          <table:table-cell table:number-columns-repeated="16377"/>
        </table:table-row>
        <table:table-row table:style-name="ro12">
          <table:table-cell office:value-type="string" table:style-name="ce26">
            <text:p>Number eligible for release on HDC<text:span text:style-name="T4">(1,2)</text:span></text:p>
          </table:table-cell>
          <table:table-cell office:value-type="float" office:value="8868" table:style-name="ce27">
            <text:p>8,868</text:p>
          </table:table-cell>
          <table:table-cell office:value-type="float" office:value="9108" table:style-name="ce27">
            <text:p>9,108</text:p>
          </table:table-cell>
          <table:table-cell office:value-type="float" office:value="9481" table:style-name="ce27">
            <text:p>9,481</text:p>
          </table:table-cell>
          <table:table-cell office:value-type="float" office:value="9683" table:style-name="ce27">
            <text:p>9,683</text:p>
          </table:table-cell>
          <table:table-cell office:value-type="float" office:value="9717" table:style-name="ce27">
            <text:p>9,717</text:p>
          </table:table-cell>
          <table:table-cell office:value-type="percentage" office:value="9.5740000000000006E-2" table:style-name="ce28">
            <text:p>10%</text:p>
          </table:table-cell>
          <table:table-cell table:number-columns-repeated="16377"/>
        </table:table-row>
        <table:table-row table:style-name="ro2">
          <table:table-cell office:value-type="string" table:style-name="ce29">
            <text:p>Less than or equal to 6 months</text:p>
          </table:table-cell>
          <table:table-cell office:value-type="float" office:value="1762" table:style-name="ce30">
            <text:p>1,762</text:p>
          </table:table-cell>
          <table:table-cell office:value-type="float" office:value="1904" table:style-name="ce30">
            <text:p>1,904</text:p>
          </table:table-cell>
          <table:table-cell office:value-type="float" office:value="2119" table:style-name="ce30">
            <text:p>2,119</text:p>
          </table:table-cell>
          <table:table-cell office:value-type="float" office:value="1970" table:style-name="ce30">
            <text:p>1,970</text:p>
          </table:table-cell>
          <table:table-cell office:value-type="float" office:value="1799" table:style-name="ce30">
            <text:p>1,799</text:p>
          </table:table-cell>
          <table:table-cell office:value-type="percentage" office:value="2.1000000000000001E-2" table:style-name="ce31">
            <text:p>2%</text:p>
          </table:table-cell>
          <table:table-cell table:number-columns-repeated="16377"/>
        </table:table-row>
        <table:table-row table:style-name="ro2">
          <table:table-cell office:value-type="string" table:style-name="ce29">
            <text:p>Greater than 6 months to less than 12 months</text:p>
          </table:table-cell>
          <table:table-cell office:value-type="float" office:value="1535" table:style-name="ce30">
            <text:p>1,535</text:p>
          </table:table-cell>
          <table:table-cell office:value-type="float" office:value="1490" table:style-name="ce30">
            <text:p>1,490</text:p>
          </table:table-cell>
          <table:table-cell office:value-type="float" office:value="1512" table:style-name="ce30">
            <text:p>1,512</text:p>
          </table:table-cell>
          <table:table-cell office:value-type="float" office:value="1772" table:style-name="ce30">
            <text:p>1,772</text:p>
          </table:table-cell>
          <table:table-cell office:value-type="float" office:value="1896" table:style-name="ce30">
            <text:p>1,896</text:p>
          </table:table-cell>
          <table:table-cell office:value-type="percentage" office:value="0.23518" table:style-name="ce31">
            <text:p>24%</text:p>
          </table:table-cell>
          <table:table-cell table:number-columns-repeated="16377"/>
        </table:table-row>
        <table:table-row table:style-name="ro2">
          <table:table-cell office:value-type="string" table:style-name="ce29">
            <text:p>12 months to less than 4 years</text:p>
          </table:table-cell>
          <table:table-cell office:value-type="float" office:value="5571" table:style-name="ce30">
            <text:p>5,571</text:p>
          </table:table-cell>
          <table:table-cell office:value-type="float" office:value="5714" table:style-name="ce30">
            <text:p>5,714</text:p>
          </table:table-cell>
          <table:table-cell office:value-type="float" office:value="5850" table:style-name="ce30">
            <text:p>5,850</text:p>
          </table:table-cell>
          <table:table-cell office:value-type="float" office:value="5941" table:style-name="ce30">
            <text:p>5,941</text:p>
          </table:table-cell>
          <table:table-cell office:value-type="float" office:value="6022" table:style-name="ce30">
            <text:p>6,022</text:p>
          </table:table-cell>
          <table:table-cell office:value-type="percentage" office:value="8.0949999999999994E-2" table:style-name="ce31">
            <text:p>8%</text:p>
          </table:table-cell>
          <table:table-cell table:number-columns-repeated="16377"/>
        </table:table-row>
        <table:table-row table:style-name="ro2">
          <table:table-cell office:value-type="string" table:style-name="ce32">
            <text:p>12 months to less than 2 years</text:p>
          </table:table-cell>
          <table:table-cell office:value-type="float" office:value="2415" table:style-name="ce33">
            <text:p>2,415</text:p>
          </table:table-cell>
          <table:table-cell office:value-type="float" office:value="2468" table:style-name="ce33">
            <text:p>2,468</text:p>
          </table:table-cell>
          <table:table-cell office:value-type="float" office:value="2519" table:style-name="ce33">
            <text:p>2,519</text:p>
          </table:table-cell>
          <table:table-cell office:value-type="float" office:value="2525" table:style-name="ce33">
            <text:p>2,525</text:p>
          </table:table-cell>
          <table:table-cell office:value-type="float" office:value="2608" table:style-name="ce33">
            <text:p>2,608</text:p>
          </table:table-cell>
          <table:table-cell office:value-type="percentage" office:value="7.9920000000000005E-2" table:style-name="ce34">
            <text:p>8%</text:p>
          </table:table-cell>
          <table:table-cell table:number-columns-repeated="16377"/>
        </table:table-row>
        <table:table-row table:style-name="ro2">
          <table:table-cell office:value-type="string" table:style-name="ce32">
            <text:p>2 years to less than 4 years</text:p>
          </table:table-cell>
          <table:table-cell office:value-type="float" office:value="3156" table:style-name="ce33">
            <text:p>3,156</text:p>
          </table:table-cell>
          <table:table-cell office:value-type="float" office:value="3246" table:style-name="ce33">
            <text:p>3,246</text:p>
          </table:table-cell>
          <table:table-cell office:value-type="float" office:value="3331" table:style-name="ce33">
            <text:p>3,331</text:p>
          </table:table-cell>
          <table:table-cell office:value-type="float" office:value="3416" table:style-name="ce33">
            <text:p>3,416</text:p>
          </table:table-cell>
          <table:table-cell office:value-type="float" office:value="3414" table:style-name="ce33">
            <text:p>3,414</text:p>
          </table:table-cell>
          <table:table-cell office:value-type="percentage" office:value="8.1750000000000003E-2" table:style-name="ce34">
            <text:p>8%</text:p>
          </table:table-cell>
          <table:table-cell table:number-columns-repeated="16377"/>
        </table:table-row>
        <table:table-row table:style-name="ro12">
          <table:table-cell office:value-type="string" table:style-name="ce26">
            <text:p>Number released on HDC</text:p>
          </table:table-cell>
          <table:table-cell office:value-type="float" office:value="2059" table:style-name="ce27">
            <text:p>2,059</text:p>
          </table:table-cell>
          <table:table-cell office:value-type="float" office:value="1992" table:style-name="ce27">
            <text:p>1,992</text:p>
          </table:table-cell>
          <table:table-cell office:value-type="float" office:value="2007" table:style-name="ce27">
            <text:p>2,007</text:p>
          </table:table-cell>
          <table:table-cell office:value-type="float" office:value="1828" table:style-name="ce27">
            <text:p>1,828</text:p>
          </table:table-cell>
          <table:table-cell office:value-type="float" office:value="1801" table:style-name="ce27">
            <text:p>1,801</text:p>
          </table:table-cell>
          <table:table-cell office:value-type="percentage" office:value="-0.12529999999999999" table:style-name="ce28">
            <text:p>-13%</text:p>
          </table:table-cell>
          <table:table-cell table:number-columns-repeated="16377"/>
        </table:table-row>
        <table:table-row table:style-name="ro2">
          <table:table-cell office:value-type="string" table:style-name="ce29">
            <text:p>Less than or equal to 6 months</text:p>
          </table:table-cell>
          <table:table-cell office:value-type="float" office:value="350" table:style-name="ce30">
            <text:p>350</text:p>
          </table:table-cell>
          <table:table-cell office:value-type="float" office:value="325" table:style-name="ce30">
            <text:p>325</text:p>
          </table:table-cell>
          <table:table-cell office:value-type="float" office:value="361" table:style-name="ce30">
            <text:p>361</text:p>
          </table:table-cell>
          <table:table-cell office:value-type="float" office:value="284" table:style-name="ce30">
            <text:p>284</text:p>
          </table:table-cell>
          <table:table-cell office:value-type="float" office:value="243" table:style-name="ce30">
            <text:p>243</text:p>
          </table:table-cell>
          <table:table-cell office:value-type="percentage" office:value="-0.30570999999999998" table:style-name="ce31">
            <text:p>-31%</text:p>
          </table:table-cell>
          <table:table-cell table:number-columns-repeated="16377"/>
        </table:table-row>
        <table:table-row table:style-name="ro2">
          <table:table-cell office:value-type="string" table:style-name="ce29">
            <text:p>Greater than 6 months to less than 12 months</text:p>
          </table:table-cell>
          <table:table-cell office:value-type="float" office:value="306" table:style-name="ce30">
            <text:p>306</text:p>
          </table:table-cell>
          <table:table-cell office:value-type="float" office:value="282" table:style-name="ce30">
            <text:p>282</text:p>
          </table:table-cell>
          <table:table-cell office:value-type="float" office:value="258" table:style-name="ce30">
            <text:p>258</text:p>
          </table:table-cell>
          <table:table-cell office:value-type="float" office:value="266" table:style-name="ce30">
            <text:p>266</text:p>
          </table:table-cell>
          <table:table-cell office:value-type="float" office:value="276" table:style-name="ce30">
            <text:p>276</text:p>
          </table:table-cell>
          <table:table-cell office:value-type="percentage" office:value="-9.8040000000000002E-2" table:style-name="ce31">
            <text:p>-10%</text:p>
          </table:table-cell>
          <table:table-cell table:number-columns-repeated="16377"/>
        </table:table-row>
        <table:table-row table:style-name="ro2">
          <table:table-cell office:value-type="string" table:style-name="ce29">
            <text:p>12 months to less than 4 years</text:p>
          </table:table-cell>
          <table:table-cell office:value-type="float" office:value="1403" table:style-name="ce30">
            <text:p>1,403</text:p>
          </table:table-cell>
          <table:table-cell office:value-type="float" office:value="1385" table:style-name="ce30">
            <text:p>1,385</text:p>
          </table:table-cell>
          <table:table-cell office:value-type="float" office:value="1388" table:style-name="ce30">
            <text:p>1,388</text:p>
          </table:table-cell>
          <table:table-cell office:value-type="float" office:value="1278" table:style-name="ce30">
            <text:p>1,278</text:p>
          </table:table-cell>
          <table:table-cell office:value-type="float" office:value="1282" table:style-name="ce30">
            <text:p>1,282</text:p>
          </table:table-cell>
          <table:table-cell office:value-type="percentage" office:value="-8.6239999999999997E-2" table:style-name="ce31">
            <text:p>-9%</text:p>
          </table:table-cell>
          <table:table-cell table:number-columns-repeated="16377"/>
        </table:table-row>
        <table:table-row table:style-name="ro2">
          <table:table-cell office:value-type="string" table:style-name="ce32">
            <text:p>12 months to less than 2 years</text:p>
          </table:table-cell>
          <table:table-cell office:value-type="float" office:value="473" table:style-name="ce33">
            <text:p>473</text:p>
          </table:table-cell>
          <table:table-cell office:value-type="float" office:value="495" table:style-name="ce33">
            <text:p>495</text:p>
          </table:table-cell>
          <table:table-cell office:value-type="float" office:value="491" table:style-name="ce33">
            <text:p>491</text:p>
          </table:table-cell>
          <table:table-cell office:value-type="float" office:value="409" table:style-name="ce33">
            <text:p>409</text:p>
          </table:table-cell>
          <table:table-cell office:value-type="float" office:value="433" table:style-name="ce33">
            <text:p>433</text:p>
          </table:table-cell>
          <table:table-cell office:value-type="percentage" office:value="-8.4570000000000006E-2" table:style-name="ce34">
            <text:p>-8%</text:p>
          </table:table-cell>
          <table:table-cell table:number-columns-repeated="16377"/>
        </table:table-row>
        <table:table-row table:style-name="ro2">
          <table:table-cell office:value-type="string" table:style-name="ce32">
            <text:p>2 years to less than 4 years</text:p>
          </table:table-cell>
          <table:table-cell office:value-type="float" office:value="930" table:style-name="ce33">
            <text:p>930</text:p>
          </table:table-cell>
          <table:table-cell office:value-type="float" office:value="890" table:style-name="ce33">
            <text:p>890</text:p>
          </table:table-cell>
          <table:table-cell office:value-type="float" office:value="897" table:style-name="ce33">
            <text:p>897</text:p>
          </table:table-cell>
          <table:table-cell office:value-type="float" office:value="869" table:style-name="ce33">
            <text:p>869</text:p>
          </table:table-cell>
          <table:table-cell office:value-type="float" office:value="849" table:style-name="ce33">
            <text:p>849</text:p>
          </table:table-cell>
          <table:table-cell office:value-type="percentage" office:value="-8.7099999999999997E-2" table:style-name="ce34">
            <text:p>-9%</text:p>
          </table:table-cell>
          <table:table-cell table:number-columns-repeated="16377"/>
        </table:table-row>
        <table:table-row table:style-name="ro12">
          <table:table-cell office:value-type="string" table:style-name="ce26">
            <text:p>Percentage released</text:p>
          </table:table-cell>
          <table:table-cell office:value-type="percentage" office:value="0.232183130356337" table:style-name="ce78">
            <text:p>23%</text:p>
          </table:table-cell>
          <table:table-cell office:value-type="percentage" office:value="0.21870882740448" table:style-name="ce78">
            <text:p>22%</text:p>
          </table:table-cell>
          <table:table-cell office:value-type="percentage" office:value="0.21168653095664999" table:style-name="ce78">
            <text:p>21%</text:p>
          </table:table-cell>
          <table:table-cell office:value-type="percentage" office:value="0.18878446762366999" table:style-name="ce78">
            <text:p>19%</text:p>
          </table:table-cell>
          <table:table-cell office:value-type="percentage" office:value="0.185345271174231" table:style-name="ce78">
            <text:p>19%</text:p>
          </table:table-cell>
          <table:table-cell office:value-type="float" office:value="-5" table:style-name="ce79">
            <text:p>-5pp</text:p>
          </table:table-cell>
          <table:table-cell table:number-columns-repeated="16377"/>
        </table:table-row>
        <table:table-row table:style-name="ro2">
          <table:table-cell office:value-type="string" table:style-name="ce29">
            <text:p>Less than or equal to 6 months</text:p>
          </table:table-cell>
          <table:table-cell office:value-type="percentage" office:value="0.198637911464245" table:style-name="ce80">
            <text:p>20%</text:p>
          </table:table-cell>
          <table:table-cell office:value-type="percentage" office:value="0.17069327731092401" table:style-name="ce80">
            <text:p>17%</text:p>
          </table:table-cell>
          <table:table-cell office:value-type="percentage" office:value="0.170363378952336" table:style-name="ce80">
            <text:p>17%</text:p>
          </table:table-cell>
          <table:table-cell office:value-type="percentage" office:value="0.144162436548223" table:style-name="ce80">
            <text:p>14%</text:p>
          </table:table-cell>
          <table:table-cell office:value-type="percentage" office:value="0.13507504168982801" table:style-name="ce80">
            <text:p>14%</text:p>
          </table:table-cell>
          <table:table-cell office:value-type="float" office:value="-6" table:style-name="ce81">
            <text:p>-6pp</text:p>
          </table:table-cell>
          <table:table-cell table:number-columns-repeated="16377"/>
        </table:table-row>
        <table:table-row table:style-name="ro2">
          <table:table-cell office:value-type="string" table:style-name="ce29">
            <text:p>Greater than 6 months to less than 12 months</text:p>
          </table:table-cell>
          <table:table-cell office:value-type="percentage" office:value="0.199348534201954" table:style-name="ce80">
            <text:p>20%</text:p>
          </table:table-cell>
          <table:table-cell office:value-type="percentage" office:value="0.18926174496644299" table:style-name="ce80">
            <text:p>19%</text:p>
          </table:table-cell>
          <table:table-cell office:value-type="percentage" office:value="0.170634920634921" table:style-name="ce80">
            <text:p>17%</text:p>
          </table:table-cell>
          <table:table-cell office:value-type="percentage" office:value="0.15011286681715599" table:style-name="ce80">
            <text:p>15%</text:p>
          </table:table-cell>
          <table:table-cell office:value-type="percentage" office:value="0.145569620253165" table:style-name="ce80">
            <text:p>15%</text:p>
          </table:table-cell>
          <table:table-cell office:value-type="float" office:value="-5" table:style-name="ce81">
            <text:p>-5pp</text:p>
          </table:table-cell>
          <table:table-cell table:number-columns-repeated="16377"/>
        </table:table-row>
        <table:table-row table:style-name="ro2">
          <table:table-cell office:value-type="string" table:style-name="ce29">
            <text:p>12 months to less than 4 years</text:p>
          </table:table-cell>
          <table:table-cell office:value-type="percentage" office:value="0.251839885119368" table:style-name="ce80">
            <text:p>25%</text:p>
          </table:table-cell>
          <table:table-cell office:value-type="percentage" office:value="0.24238711935596799" table:style-name="ce80">
            <text:p>24%</text:p>
          </table:table-cell>
          <table:table-cell office:value-type="percentage" office:value="0.237264957264957" table:style-name="ce80">
            <text:p>24%</text:p>
          </table:table-cell>
          <table:table-cell office:value-type="percentage" office:value="0.215115300454469" table:style-name="ce80">
            <text:p>22%</text:p>
          </table:table-cell>
          <table:table-cell office:value-type="percentage" office:value="0.21288608435735601" table:style-name="ce80">
            <text:p>21%</text:p>
          </table:table-cell>
          <table:table-cell office:value-type="float" office:value="-4" table:style-name="ce81">
            <text:p>-4pp</text:p>
          </table:table-cell>
          <table:table-cell table:number-columns-repeated="16377"/>
        </table:table-row>
        <table:table-row table:style-name="ro2">
          <table:table-cell office:value-type="string" table:style-name="ce32">
            <text:p>12 months to less than 2 years</text:p>
          </table:table-cell>
          <table:table-cell office:value-type="percentage" office:value="0.195859213250518" table:style-name="ce82">
            <text:p>20%</text:p>
          </table:table-cell>
          <table:table-cell office:value-type="percentage" office:value="0.20056726094003199" table:style-name="ce82">
            <text:p>20%</text:p>
          </table:table-cell>
          <table:table-cell office:value-type="percentage" office:value="0.19491861849940501" table:style-name="ce82">
            <text:p>19%</text:p>
          </table:table-cell>
          <table:table-cell office:value-type="percentage" office:value="0.16198019801980201" table:style-name="ce82">
            <text:p>16%</text:p>
          </table:table-cell>
          <table:table-cell office:value-type="percentage" office:value="0.16602760736196301" table:style-name="ce82">
            <text:p>17%</text:p>
          </table:table-cell>
          <table:table-cell office:value-type="float" office:value="-3" table:style-name="ce83">
            <text:p>-3pp</text:p>
          </table:table-cell>
          <table:table-cell table:number-columns-repeated="16377"/>
        </table:table-row>
        <table:table-row table:style-name="ro2">
          <table:table-cell office:value-type="string" table:style-name="ce32">
            <text:p>2 years to less than 4 years</text:p>
          </table:table-cell>
          <table:table-cell office:value-type="percentage" office:value="0.29467680608364999" table:style-name="ce82">
            <text:p>29%</text:p>
          </table:table-cell>
          <table:table-cell office:value-type="percentage" office:value="0.274183610597659" table:style-name="ce82">
            <text:p>27%</text:p>
          </table:table-cell>
          <table:table-cell office:value-type="percentage" office:value="0.269288501951366" table:style-name="ce82">
            <text:p>27%</text:p>
          </table:table-cell>
          <table:table-cell office:value-type="percentage" office:value="0.25439110070257598" table:style-name="ce82">
            <text:p>25%</text:p>
          </table:table-cell>
          <table:table-cell office:value-type="percentage" office:value="0.24868189806678401" table:style-name="ce82">
            <text:p>25%</text:p>
          </table:table-cell>
          <table:table-cell office:value-type="float" office:value="-5" table:style-name="ce83">
            <text:p>-5pp</text:p>
          </table:table-cell>
          <table:table-cell table:number-columns-repeated="16377"/>
        </table:table-row>
        <table:table-row table:style-name="ro11">
          <table:table-cell office:value-type="string" table:style-name="ce84">
            <text:p>Population on HDC at end of the period<text:span text:style-name="T4">(3)</text:span></text:p>
          </table:table-cell>
          <table:table-cell office:value-type="float" office:value="1993" table:style-name="ce85">
            <text:p>1,993</text:p>
          </table:table-cell>
          <table:table-cell office:value-type="float" office:value="1895" table:style-name="ce85">
            <text:p>1,895</text:p>
          </table:table-cell>
          <table:table-cell office:value-type="float" office:value="1876" table:style-name="ce85">
            <text:p>1,876</text:p>
          </table:table-cell>
          <table:table-cell office:value-type="float" office:value="1790" table:style-name="ce85">
            <text:p>1,790</text:p>
          </table:table-cell>
          <table:table-cell office:value-type="float" office:value="1687" table:style-name="ce85">
            <text:p>1,687</text:p>
          </table:table-cell>
          <table:table-cell office:value-type="float" office:value="-0.15353738083291521" table:style-name="ce86">
            <text:p>-15%</text:p>
          </table:table-cell>
          <table:table-cell table:number-columns-repeated="16377"/>
        </table:table-row>
        <table:table-row table:style-name="ro2">
          <table:table-cell table:number-columns-spanned="7" table:number-rows-spanned="1" table:style-name="ce19"/>
          <table:covered-table-cell table:number-columns-repeated="6"/>
          <table:table-cell table:number-columns-repeated="16377"/>
        </table:table-row>
        <table:table-row table:style-name="ro2">
          <table:table-cell table:number-columns-spanned="7" table:number-rows-spanned="1" table:style-name="ce19"/>
          <table:covered-table-cell table:number-columns-repeated="6"/>
          <table:table-cell table:number-columns-repeated="16377"/>
        </table:table-row>
        <table:table-row table:style-name="ro10">
          <table:table-cell office:value-type="string" table:style-name="ce21">
            <text:p><text:s/></text:p>
          </table:table-cell>
          <table:table-cell office:value-type="string" table:style-name="ce21">
            <text:p>Jan-Mar</text:p>
            <text:p><text:s/>2022</text:p>
          </table:table-cell>
          <table:table-cell office:value-type="string" table:style-name="ce21">
            <text:p>Apr-Jun</text:p>
            <text:p><text:s/>2022</text:p>
          </table:table-cell>
          <table:table-cell office:value-type="string" table:style-name="ce21">
            <text:p>Jul-Sep</text:p>
            <text:p><text:s/>2022</text:p>
          </table:table-cell>
          <table:table-cell office:value-type="string" table:style-name="ce21">
            <text:p>Oct-Dec</text:p>
            <text:p><text:s/>2022</text:p>
          </table:table-cell>
          <table:table-cell office:value-type="string" table:style-name="ce21">
            <text:p>Jan-Mar</text:p>
            <text:p><text:s/>2023</text:p>
          </table:table-cell>
          <table:table-cell office:value-type="string" table:style-name="ce21">
            <text:p>Percentage change<text:s/></text:p>
            <text:p>Jan-Mar</text:p>
            <text:p><text:s/>2022 to 2023</text:p>
          </table:table-cell>
          <table:table-cell table:number-columns-repeated="16377"/>
        </table:table-row>
        <table:table-row table:style-name="ro11">
          <table:table-cell office:value-type="string" table:style-name="ce23">
            <text:p>Females</text:p>
          </table:table-cell>
          <table:table-cell table:number-columns-repeated="5" table:style-name="ce24"/>
          <table:table-cell table:style-name="ce46"/>
          <table:table-cell table:number-columns-repeated="16377"/>
        </table:table-row>
        <table:table-row table:style-name="ro12">
          <table:table-cell office:value-type="string" table:style-name="ce26">
            <text:p>Number eligible for release on HDC<text:span text:style-name="T4">(1,2)</text:span></text:p>
          </table:table-cell>
          <table:table-cell office:value-type="float" office:value="632" table:style-name="ce27">
            <text:p>632</text:p>
          </table:table-cell>
          <table:table-cell office:value-type="float" office:value="662" table:style-name="ce27">
            <text:p>662</text:p>
          </table:table-cell>
          <table:table-cell office:value-type="float" office:value="675" table:style-name="ce27">
            <text:p>675</text:p>
          </table:table-cell>
          <table:table-cell office:value-type="float" office:value="650" table:style-name="ce27">
            <text:p>650</text:p>
          </table:table-cell>
          <table:table-cell office:value-type="float" office:value="648" table:style-name="ce27">
            <text:p>648</text:p>
          </table:table-cell>
          <table:table-cell office:value-type="percentage" office:value="2.5319999999999999E-2" table:style-name="ce28">
            <text:p>3%</text:p>
          </table:table-cell>
          <table:table-cell table:number-columns-repeated="16377"/>
        </table:table-row>
        <table:table-row table:style-name="ro2">
          <table:table-cell office:value-type="string" table:style-name="ce29">
            <text:p>Less than or equal to 6 months</text:p>
          </table:table-cell>
          <table:table-cell office:value-type="float" office:value="164" table:style-name="ce30">
            <text:p>164</text:p>
          </table:table-cell>
          <table:table-cell office:value-type="float" office:value="185" table:style-name="ce30">
            <text:p>185</text:p>
          </table:table-cell>
          <table:table-cell office:value-type="float" office:value="200" table:style-name="ce30">
            <text:p>200</text:p>
          </table:table-cell>
          <table:table-cell office:value-type="float" office:value="176" table:style-name="ce30">
            <text:p>176</text:p>
          </table:table-cell>
          <table:table-cell office:value-type="float" office:value="152" table:style-name="ce30">
            <text:p>152</text:p>
          </table:table-cell>
          <table:table-cell office:value-type="percentage" office:value="-7.3169999999999999E-2" table:style-name="ce31">
            <text:p>-7%</text:p>
          </table:table-cell>
          <table:table-cell table:number-columns-repeated="16377"/>
        </table:table-row>
        <table:table-row table:style-name="ro2">
          <table:table-cell office:value-type="string" table:style-name="ce29">
            <text:p>Greater than 6 months to less than 12 months</text:p>
          </table:table-cell>
          <table:table-cell office:value-type="float" office:value="141" table:style-name="ce30">
            <text:p>141</text:p>
          </table:table-cell>
          <table:table-cell office:value-type="float" office:value="125" table:style-name="ce30">
            <text:p>125</text:p>
          </table:table-cell>
          <table:table-cell office:value-type="float" office:value="118" table:style-name="ce30">
            <text:p>118</text:p>
          </table:table-cell>
          <table:table-cell office:value-type="float" office:value="156" table:style-name="ce30">
            <text:p>156</text:p>
          </table:table-cell>
          <table:table-cell office:value-type="float" office:value="171" table:style-name="ce30">
            <text:p>171</text:p>
          </table:table-cell>
          <table:table-cell office:value-type="percentage" office:value="0.21276999999999999" table:style-name="ce31">
            <text:p>21%</text:p>
          </table:table-cell>
          <table:table-cell table:number-columns-repeated="16377"/>
        </table:table-row>
        <table:table-row table:style-name="ro2">
          <table:table-cell office:value-type="string" table:style-name="ce29">
            <text:p>12 months to less than 4 years</text:p>
          </table:table-cell>
          <table:table-cell office:value-type="float" office:value="327" table:style-name="ce30">
            <text:p>327</text:p>
          </table:table-cell>
          <table:table-cell office:value-type="float" office:value="352" table:style-name="ce30">
            <text:p>352</text:p>
          </table:table-cell>
          <table:table-cell office:value-type="float" office:value="357" table:style-name="ce30">
            <text:p>357</text:p>
          </table:table-cell>
          <table:table-cell office:value-type="float" office:value="318" table:style-name="ce30">
            <text:p>318</text:p>
          </table:table-cell>
          <table:table-cell office:value-type="float" office:value="325" table:style-name="ce30">
            <text:p>325</text:p>
          </table:table-cell>
          <table:table-cell office:value-type="percentage" office:value="-6.1199999999999996E-3" table:style-name="ce31">
            <text:p>-1%</text:p>
          </table:table-cell>
          <table:table-cell table:number-columns-repeated="16377"/>
        </table:table-row>
        <table:table-row table:style-name="ro2">
          <table:table-cell office:value-type="string" table:style-name="ce32">
            <text:p>12 months to less than 2 years</text:p>
          </table:table-cell>
          <table:table-cell office:value-type="float" office:value="151" table:style-name="ce33">
            <text:p>151</text:p>
          </table:table-cell>
          <table:table-cell office:value-type="float" office:value="137" table:style-name="ce33">
            <text:p>137</text:p>
          </table:table-cell>
          <table:table-cell office:value-type="float" office:value="135" table:style-name="ce33">
            <text:p>135</text:p>
          </table:table-cell>
          <table:table-cell office:value-type="float" office:value="129" table:style-name="ce33">
            <text:p>129</text:p>
          </table:table-cell>
          <table:table-cell office:value-type="float" office:value="143" table:style-name="ce33">
            <text:p>143</text:p>
          </table:table-cell>
          <table:table-cell office:value-type="percentage" office:value="-5.2979999999999999E-2" table:style-name="ce34">
            <text:p>-5%</text:p>
          </table:table-cell>
          <table:table-cell table:number-columns-repeated="16377"/>
        </table:table-row>
        <table:table-row table:style-name="ro2">
          <table:table-cell office:value-type="string" table:style-name="ce32">
            <text:p>2 years to less than 4 years</text:p>
          </table:table-cell>
          <table:table-cell office:value-type="float" office:value="176" table:style-name="ce33">
            <text:p>176</text:p>
          </table:table-cell>
          <table:table-cell office:value-type="float" office:value="215" table:style-name="ce33">
            <text:p>215</text:p>
          </table:table-cell>
          <table:table-cell office:value-type="float" office:value="222" table:style-name="ce33">
            <text:p>222</text:p>
          </table:table-cell>
          <table:table-cell office:value-type="float" office:value="189" table:style-name="ce33">
            <text:p>189</text:p>
          </table:table-cell>
          <table:table-cell office:value-type="float" office:value="182" table:style-name="ce33">
            <text:p>182</text:p>
          </table:table-cell>
          <table:table-cell office:value-type="percentage" office:value="3.4090000000000002E-2" table:style-name="ce34">
            <text:p>3%</text:p>
          </table:table-cell>
          <table:table-cell table:number-columns-repeated="16377"/>
        </table:table-row>
        <table:table-row table:style-name="ro12">
          <table:table-cell office:value-type="string" table:style-name="ce26">
            <text:p>Number released on HDC</text:p>
          </table:table-cell>
          <table:table-cell office:value-type="float" office:value="211" table:style-name="ce27">
            <text:p>211</text:p>
          </table:table-cell>
          <table:table-cell office:value-type="float" office:value="216" table:style-name="ce27">
            <text:p>216</text:p>
          </table:table-cell>
          <table:table-cell office:value-type="float" office:value="203" table:style-name="ce27">
            <text:p>203</text:p>
          </table:table-cell>
          <table:table-cell office:value-type="float" office:value="179" table:style-name="ce27">
            <text:p>179</text:p>
          </table:table-cell>
          <table:table-cell office:value-type="float" office:value="185" table:style-name="ce27">
            <text:p>185</text:p>
          </table:table-cell>
          <table:table-cell office:value-type="percentage" office:value="-0.12322" table:style-name="ce28">
            <text:p>-12%</text:p>
          </table:table-cell>
          <table:table-cell table:number-columns-repeated="16377"/>
        </table:table-row>
        <table:table-row table:style-name="ro2">
          <table:table-cell office:value-type="string" table:style-name="ce29">
            <text:p>Less than or equal to 6 months</text:p>
          </table:table-cell>
          <table:table-cell office:value-type="float" office:value="55" table:style-name="ce30">
            <text:p>55</text:p>
          </table:table-cell>
          <table:table-cell office:value-type="float" office:value="48" table:style-name="ce30">
            <text:p>48</text:p>
          </table:table-cell>
          <table:table-cell office:value-type="float" office:value="42" table:style-name="ce30">
            <text:p>42</text:p>
          </table:table-cell>
          <table:table-cell office:value-type="float" office:value="44" table:style-name="ce30">
            <text:p>44</text:p>
          </table:table-cell>
          <table:table-cell office:value-type="float" office:value="38" table:style-name="ce30">
            <text:p>38</text:p>
          </table:table-cell>
          <table:table-cell office:value-type="string" table:style-name="ce31">
            <text:p>**</text:p>
          </table:table-cell>
          <table:table-cell table:number-columns-repeated="16377"/>
        </table:table-row>
        <table:table-row table:style-name="ro2">
          <table:table-cell office:value-type="string" table:style-name="ce29">
            <text:p>Greater than 6 months to less than 12 months</text:p>
          </table:table-cell>
          <table:table-cell office:value-type="float" office:value="37" table:style-name="ce30">
            <text:p>37</text:p>
          </table:table-cell>
          <table:table-cell office:value-type="float" office:value="38" table:style-name="ce30">
            <text:p>38</text:p>
          </table:table-cell>
          <table:table-cell office:value-type="float" office:value="35" table:style-name="ce30">
            <text:p>35</text:p>
          </table:table-cell>
          <table:table-cell office:value-type="float" office:value="32" table:style-name="ce30">
            <text:p>32</text:p>
          </table:table-cell>
          <table:table-cell office:value-type="float" office:value="29" table:style-name="ce30">
            <text:p>29</text:p>
          </table:table-cell>
          <table:table-cell office:value-type="string" table:style-name="ce31">
            <text:p>**</text:p>
          </table:table-cell>
          <table:table-cell table:number-columns-repeated="16377"/>
        </table:table-row>
        <table:table-row table:style-name="ro2">
          <table:table-cell office:value-type="string" table:style-name="ce29">
            <text:p>12 months to less than 4 years</text:p>
          </table:table-cell>
          <table:table-cell office:value-type="float" office:value="119" table:style-name="ce30">
            <text:p>119</text:p>
          </table:table-cell>
          <table:table-cell office:value-type="float" office:value="130" table:style-name="ce30">
            <text:p>130</text:p>
          </table:table-cell>
          <table:table-cell office:value-type="float" office:value="126" table:style-name="ce30">
            <text:p>126</text:p>
          </table:table-cell>
          <table:table-cell office:value-type="float" office:value="103" table:style-name="ce30">
            <text:p>103</text:p>
          </table:table-cell>
          <table:table-cell office:value-type="float" office:value="118" table:style-name="ce30">
            <text:p>118</text:p>
          </table:table-cell>
          <table:table-cell office:value-type="percentage" office:value="-8.3999999999999995E-3" table:style-name="ce31">
            <text:p>-1%</text:p>
          </table:table-cell>
          <table:table-cell table:number-columns-repeated="16377"/>
        </table:table-row>
        <table:table-row table:style-name="ro2">
          <table:table-cell office:value-type="string" table:style-name="ce32">
            <text:p>12 months to less than 2 years</text:p>
          </table:table-cell>
          <table:table-cell office:value-type="float" office:value="49" table:style-name="ce33">
            <text:p>49</text:p>
          </table:table-cell>
          <table:table-cell office:value-type="float" office:value="51" table:style-name="ce33">
            <text:p>51</text:p>
          </table:table-cell>
          <table:table-cell office:value-type="float" office:value="41" table:style-name="ce33">
            <text:p>41</text:p>
          </table:table-cell>
          <table:table-cell office:value-type="float" office:value="37" table:style-name="ce33">
            <text:p>37</text:p>
          </table:table-cell>
          <table:table-cell office:value-type="float" office:value="39" table:style-name="ce33">
            <text:p>39</text:p>
          </table:table-cell>
          <table:table-cell office:value-type="string" table:style-name="ce34">
            <text:p>**</text:p>
          </table:table-cell>
          <table:table-cell table:number-columns-repeated="16377"/>
        </table:table-row>
        <table:table-row table:style-name="ro2">
          <table:table-cell office:value-type="string" table:style-name="ce32">
            <text:p>2 years to less than 4 years</text:p>
          </table:table-cell>
          <table:table-cell office:value-type="float" office:value="70" table:style-name="ce33">
            <text:p>70</text:p>
          </table:table-cell>
          <table:table-cell office:value-type="float" office:value="79" table:style-name="ce33">
            <text:p>79</text:p>
          </table:table-cell>
          <table:table-cell office:value-type="float" office:value="85" table:style-name="ce33">
            <text:p>85</text:p>
          </table:table-cell>
          <table:table-cell office:value-type="float" office:value="66" table:style-name="ce33">
            <text:p>66</text:p>
          </table:table-cell>
          <table:table-cell office:value-type="float" office:value="79" table:style-name="ce33">
            <text:p>79</text:p>
          </table:table-cell>
          <table:table-cell office:value-type="percentage" office:value="0.12856999999999999" table:style-name="ce34">
            <text:p>13%</text:p>
          </table:table-cell>
          <table:table-cell table:number-columns-repeated="16377"/>
        </table:table-row>
        <table:table-row table:style-name="ro12">
          <table:table-cell office:value-type="string" table:style-name="ce26">
            <text:p>Percentage released</text:p>
          </table:table-cell>
          <table:table-cell office:value-type="percentage" office:value="0.333860759493671" table:style-name="ce87">
            <text:p>33%</text:p>
          </table:table-cell>
          <table:table-cell office:value-type="percentage" office:value="0.32628398791540802" table:style-name="ce87">
            <text:p>33%</text:p>
          </table:table-cell>
          <table:table-cell office:value-type="percentage" office:value="0.30074074074074097" table:style-name="ce87">
            <text:p>30%</text:p>
          </table:table-cell>
          <table:table-cell office:value-type="percentage" office:value="0.27538461538461501" table:style-name="ce87">
            <text:p>28%</text:p>
          </table:table-cell>
          <table:table-cell office:value-type="percentage" office:value="0.28549382716049398" table:style-name="ce87">
            <text:p>29%</text:p>
          </table:table-cell>
          <table:table-cell office:value-type="float" office:value="-5" table:style-name="ce88">
            <text:p>-5pp</text:p>
          </table:table-cell>
          <table:table-cell table:number-columns-repeated="16377"/>
        </table:table-row>
        <table:table-row table:style-name="ro2">
          <table:table-cell office:value-type="string" table:style-name="ce29">
            <text:p>Less than or equal to 6 months</text:p>
          </table:table-cell>
          <table:table-cell office:value-type="percentage" office:value="0.33536585365853699" table:style-name="ce89">
            <text:p>34%</text:p>
          </table:table-cell>
          <table:table-cell office:value-type="string" table:style-name="ce89">
            <text:p>**</text:p>
          </table:table-cell>
          <table:table-cell office:value-type="string" table:style-name="ce89">
            <text:p>**</text:p>
          </table:table-cell>
          <table:table-cell office:value-type="string" table:style-name="ce89">
            <text:p>**</text:p>
          </table:table-cell>
          <table:table-cell office:value-type="string" table:style-name="ce89">
            <text:p>**</text:p>
          </table:table-cell>
          <table:table-cell office:value-type="string" table:style-name="ce90">
            <text:p>**</text:p>
          </table:table-cell>
          <table:table-cell table:number-columns-repeated="16377"/>
        </table:table-row>
        <table:table-row table:style-name="ro2">
          <table:table-cell office:value-type="string" table:style-name="ce29">
            <text:p>Greater than 6 months to less than 12 months</text:p>
          </table:table-cell>
          <table:table-cell office:value-type="string" table:style-name="ce89">
            <text:p>**</text:p>
          </table:table-cell>
          <table:table-cell office:value-type="string" table:style-name="ce89">
            <text:p>**</text:p>
          </table:table-cell>
          <table:table-cell office:value-type="string" table:style-name="ce89">
            <text:p>**</text:p>
          </table:table-cell>
          <table:table-cell office:value-type="string" table:style-name="ce89">
            <text:p>**</text:p>
          </table:table-cell>
          <table:table-cell office:value-type="string" table:style-name="ce89">
            <text:p>**</text:p>
          </table:table-cell>
          <table:table-cell office:value-type="string" table:style-name="ce90">
            <text:p>**</text:p>
          </table:table-cell>
          <table:table-cell table:number-columns-repeated="16377"/>
        </table:table-row>
        <table:table-row table:style-name="ro2">
          <table:table-cell office:value-type="string" table:style-name="ce29">
            <text:p>12 months to less than 4 years</text:p>
          </table:table-cell>
          <table:table-cell office:value-type="percentage" office:value="0.36391437308868502" table:style-name="ce89">
            <text:p>36%</text:p>
          </table:table-cell>
          <table:table-cell office:value-type="percentage" office:value="0.36931818181818199" table:style-name="ce89">
            <text:p>37%</text:p>
          </table:table-cell>
          <table:table-cell office:value-type="percentage" office:value="0.35294117647058798" table:style-name="ce89">
            <text:p>35%</text:p>
          </table:table-cell>
          <table:table-cell office:value-type="percentage" office:value="0.32389937106918198" table:style-name="ce89">
            <text:p>32%</text:p>
          </table:table-cell>
          <table:table-cell office:value-type="percentage" office:value="0.36307692307692302" table:style-name="ce89">
            <text:p>36%</text:p>
          </table:table-cell>
          <table:table-cell office:value-type="float" office:value="0" table:style-name="ce90">
            <text:p>0pp</text:p>
          </table:table-cell>
          <table:table-cell table:number-columns-repeated="16377"/>
        </table:table-row>
        <table:table-row table:style-name="ro2">
          <table:table-cell office:value-type="string" table:style-name="ce32">
            <text:p>12 months to less than 2 years</text:p>
          </table:table-cell>
          <table:table-cell office:value-type="string" table:style-name="ce91">
            <text:p>**</text:p>
          </table:table-cell>
          <table:table-cell office:value-type="percentage" office:value="0.372262773722628" table:style-name="ce91">
            <text:p>37%</text:p>
          </table:table-cell>
          <table:table-cell office:value-type="string" table:style-name="ce91">
            <text:p>**</text:p>
          </table:table-cell>
          <table:table-cell office:value-type="string" table:style-name="ce91">
            <text:p>**</text:p>
          </table:table-cell>
          <table:table-cell office:value-type="string" table:style-name="ce91">
            <text:p>**</text:p>
          </table:table-cell>
          <table:table-cell office:value-type="string" table:style-name="ce92">
            <text:p>**</text:p>
          </table:table-cell>
          <table:table-cell table:number-columns-repeated="16377"/>
        </table:table-row>
        <table:table-row table:style-name="ro2">
          <table:table-cell office:value-type="string" table:style-name="ce32">
            <text:p>2 years to less than 4 years</text:p>
          </table:table-cell>
          <table:table-cell office:value-type="percentage" office:value="0.39772727272727298" table:style-name="ce91">
            <text:p>40%</text:p>
          </table:table-cell>
          <table:table-cell office:value-type="percentage" office:value="0.36744186046511601" table:style-name="ce91">
            <text:p>37%</text:p>
          </table:table-cell>
          <table:table-cell office:value-type="percentage" office:value="0.38288288288288302" table:style-name="ce91">
            <text:p>38%</text:p>
          </table:table-cell>
          <table:table-cell office:value-type="percentage" office:value="0.34920634920634902" table:style-name="ce91">
            <text:p>35%</text:p>
          </table:table-cell>
          <table:table-cell office:value-type="percentage" office:value="0.43406593406593402" table:style-name="ce91">
            <text:p>43%</text:p>
          </table:table-cell>
          <table:table-cell office:value-type="float" office:value="4" table:style-name="ce92">
            <text:p>4pp</text:p>
          </table:table-cell>
          <table:table-cell table:number-columns-repeated="16377"/>
        </table:table-row>
        <table:table-row table:style-name="ro11">
          <table:table-cell office:value-type="string" table:style-name="ce84">
            <text:p>Population on HDC at end of the period<text:span text:style-name="T4">(3)</text:span></text:p>
          </table:table-cell>
          <table:table-cell office:value-type="float" office:value="172" table:style-name="ce85">
            <text:p>172</text:p>
          </table:table-cell>
          <table:table-cell office:value-type="float" office:value="180" table:style-name="ce85">
            <text:p>180</text:p>
          </table:table-cell>
          <table:table-cell office:value-type="float" office:value="179" table:style-name="ce85">
            <text:p>179</text:p>
          </table:table-cell>
          <table:table-cell office:value-type="float" office:value="165" table:style-name="ce85">
            <text:p>165</text:p>
          </table:table-cell>
          <table:table-cell office:value-type="float" office:value="175" table:style-name="ce85">
            <text:p>175</text:p>
          </table:table-cell>
          <table:table-cell office:value-type="float" office:value="1.7441860465116279E-2" table:style-name="ce86">
            <text:p><text:s/>2%</text:p>
          </table:table-cell>
          <table:table-cell table:number-columns-repeated="16377"/>
        </table:table-row>
        <table:table-row table:style-name="ro2">
          <table:table-cell table:number-columns-spanned="7" table:number-rows-spanned="1" table:style-name="ce19"/>
          <table:covered-table-cell table:number-columns-repeated="6"/>
          <table:table-cell table:number-columns-repeated="16377"/>
        </table:table-row>
        <table:table-row table:style-name="ro22">
          <table:table-cell office:value-type="string" table:number-columns-spanned="7" table:number-rows-spanned="1" table:style-name="ce72">
            <text:p>(1) This is the number of offenders serving sentences of between 12 weeks and just under 4 years and therefore potentially eligible for release on Home Detention Curfew (HDC) in the relevant period. It includes offenders who are in fact statutorily ineligible for HDC, such as registered sex offenders or those with a previous recall for breach of curfew on HDC (prisoners not eligible for HDC for these reasons cannot be identified from the data that is held). Moreover, certain offenders are presumed unsuitable for HDC and will only be considered for release in exceptional circumstances.</text:p>
          </table:table-cell>
          <table:covered-table-cell table:number-columns-repeated="6"/>
          <table:table-cell table:number-columns-repeated="16377"/>
        </table:table-row>
        <table:table-row table:style-name="ro23">
          <table:table-cell office:value-type="string" table:number-columns-spanned="7" table:number-rows-spanned="1" table:style-name="ce72">
            <text:p>(2) An offender may be eligible for release on HDC in more than one quarter. Users should therefore not sum four quarters worth of data for the annual number of prisoners released. Annual figures are provided in the annual releases tables, typically published in April of each year.</text:p>
          </table:table-cell>
          <table:covered-table-cell table:number-columns-repeated="6"/>
          <table:table-cell table:number-columns-repeated="16377"/>
        </table:table-row>
        <table:table-row table:style-name="ro2">
          <table:table-cell office:value-type="string" table:number-columns-spanned="7" table:number-rows-spanned="1" table:style-name="ce72">
            <text:p>(3) The population figures are as of the last working Friday in the period.</text:p>
          </table:table-cell>
          <table:covered-table-cell table:number-columns-repeated="6"/>
          <table:table-cell table:number-columns-repeated="16377"/>
        </table:table-row>
        <table:table-row table:style-name="ro24">
          <table:table-cell office:value-type="string" table:number-columns-spanned="7" table:number-rows-spanned="1" table:style-name="ce93">
            <text:p>HDC "Percentage released" figures</text:p>
          </table:table-cell>
          <table:covered-table-cell table:number-columns-repeated="6"/>
          <table:table-cell table:number-columns-repeated="16377"/>
        </table:table-row>
        <table:table-row table:style-name="ro11">
          <table:table-cell office:value-type="string" table:number-columns-spanned="7" table:number-rows-spanned="1" table:style-name="ce72">
            <text:p>In line with our use of "**" for annual percentage changes where one or both figures are less than 50 (as indicated on the Contents page), we have also used this for the 'HDC Percentage released' subgroups for which there were fewer than 50 HDC releases in the quarterly period.</text:p>
          </table:table-cell>
          <table:covered-table-cell table:number-columns-repeated="6"/>
          <table:table-cell table:number-columns-repeated="16377"/>
        </table:table-row>
        <table:table-row table:number-rows-repeated="10" table:style-name="ro2">
          <table:table-cell table:number-columns-repeated="16384"/>
        </table:table-row>
        <table:table-row table:style-name="ro5">
          <table:table-cell table:number-columns-repeated="16384"/>
        </table:table-row>
        <table:table-row table:style-name="ro2">
          <table:table-cell table:number-columns-repeated="16384"/>
        </table:table-row>
        <table:table-row table:style-name="ro25">
          <table:table-cell table:number-columns-repeated="16384"/>
        </table:table-row>
        <table:table-row table:style-name="ro26">
          <table:table-cell table:number-columns-repeated="16384"/>
        </table:table-row>
        <table:table-row table:style-name="ro2">
          <table:table-cell table:number-columns-repeated="16384"/>
        </table:table-row>
        <table:table-row table:style-name="ro14">
          <table:table-cell table:number-columns-repeated="16384"/>
        </table:table-row>
        <table:table-row table:number-rows-repeated="1048485" table:style-name="ro2">
          <table:table-cell table:number-columns-repeated="16384"/>
        </table:table-row>
        <table:named-expressions>
          <table:named-range table:name="Print_Area" table:cell-range-address="3_4i.$A$1:3_4i.$G$92" table:base-cell-address="3_4i.$A$1"/>
        </table:named-expressions>
      </table:table>
      <table:table table:name="3_4ii" table:style-name="ta5">
        <table:table-column table:style-name="co5" table:default-cell-style-name="ce4"/>
        <table:table-column table:style-name="co6" table:number-columns-repeated="5" table:default-cell-style-name="ce4"/>
        <table:table-column table:style-name="co7" table:default-cell-style-name="ce4"/>
        <table:table-column table:style-name="co11" table:default-cell-style-name="ce4"/>
        <table:table-column table:style-name="co3" table:default-cell-style-name="ce4"/>
        <table:table-column table:style-name="co4" table:number-columns-repeated="16375" table:default-cell-style-name="ce4"/>
        <table:table-row table:style-name="ro1">
          <table:table-cell office:value-type="string" table:number-columns-spanned="7" table:number-rows-spanned="1" table:style-name="ce42">
            <text:p>Table 3.4ii: Home Detention Curfew releases by ethnicity, and sex</text:p>
          </table:table-cell>
          <table:covered-table-cell table:number-columns-repeated="6"/>
          <table:table-cell office:value-type="string" table:style-name="ce8">
            <text:p>Contents</text:p>
          </table:table-cell>
          <table:table-cell table:number-columns-repeated="16376"/>
        </table:table-row>
        <table:table-row table:style-name="ro2">
          <table:table-cell table:number-columns-spanned="7" table:number-rows-spanned="1" table:style-name="ce19"/>
          <table:covered-table-cell table:number-columns-repeated="6"/>
          <table:table-cell table:number-columns-repeated="16377" table:style-name="ce4"/>
        </table:table-row>
        <table:table-row table:style-name="ro10">
          <table:table-cell office:value-type="string" table:style-name="ce21">
            <text:p><text:s/></text:p>
          </table:table-cell>
          <table:table-cell office:value-type="string" table:style-name="ce21">
            <text:p>Jan-Mar</text:p>
            <text:p><text:s/>2022</text:p>
          </table:table-cell>
          <table:table-cell office:value-type="string" table:style-name="ce21">
            <text:p>Apr-Jun</text:p>
            <text:p><text:s/>2022</text:p>
          </table:table-cell>
          <table:table-cell office:value-type="string" table:style-name="ce21">
            <text:p>Jul-Sep</text:p>
            <text:p><text:s/>2022</text:p>
          </table:table-cell>
          <table:table-cell office:value-type="string" table:style-name="ce21">
            <text:p>Oct-Dec</text:p>
            <text:p><text:s/>2022</text:p>
          </table:table-cell>
          <table:table-cell office:value-type="string" table:style-name="ce21">
            <text:p>Jan-Mar</text:p>
            <text:p><text:s/>2023</text:p>
          </table:table-cell>
          <table:table-cell office:value-type="string" table:style-name="ce21">
            <text:p>Percentage change<text:s/></text:p>
            <text:p>Jan-Mar</text:p>
            <text:p><text:s/>2022 to 2023</text:p>
          </table:table-cell>
          <table:table-cell table:number-columns-repeated="16377" table:style-name="ce4"/>
        </table:table-row>
        <table:table-row table:style-name="ro11">
          <table:table-cell office:value-type="string" table:style-name="ce23">
            <text:p>Males and Females</text:p>
          </table:table-cell>
          <table:table-cell table:number-columns-repeated="5" table:style-name="ce24"/>
          <table:table-cell table:style-name="ce46"/>
          <table:table-cell table:number-columns-repeated="16377" table:style-name="ce4"/>
        </table:table-row>
        <table:table-row table:style-name="ro12">
          <table:table-cell office:value-type="string" table:style-name="ce26">
            <text:p>Number eligible for release on HDC<text:span text:style-name="T4">(1,2)</text:span></text:p>
          </table:table-cell>
          <table:table-cell office:value-type="float" office:value="9500" table:style-name="ce27">
            <text:p>9,500</text:p>
          </table:table-cell>
          <table:table-cell office:value-type="float" office:value="9770" table:style-name="ce27">
            <text:p>9,770</text:p>
          </table:table-cell>
          <table:table-cell office:value-type="float" office:value="10156" table:style-name="ce27">
            <text:p>10,156</text:p>
          </table:table-cell>
          <table:table-cell office:value-type="float" office:value="10333" table:style-name="ce27">
            <text:p>10,333</text:p>
          </table:table-cell>
          <table:table-cell office:value-type="float" office:value="10365" table:style-name="ce27">
            <text:p>10,365</text:p>
          </table:table-cell>
          <table:table-cell office:value-type="percentage" office:value="9.1050000000000006E-2" table:style-name="ce28">
            <text:p>9%</text:p>
          </table:table-cell>
          <table:table-cell table:number-columns-repeated="16377" table:style-name="ce4"/>
        </table:table-row>
        <table:table-row table:style-name="ro2">
          <table:table-cell office:value-type="string" table:style-name="ce29">
            <text:p>Asian / Asian British</text:p>
          </table:table-cell>
          <table:table-cell office:value-type="float" office:value="648" table:style-name="ce30">
            <text:p>648</text:p>
          </table:table-cell>
          <table:table-cell office:value-type="float" office:value="617" table:style-name="ce30">
            <text:p>617</text:p>
          </table:table-cell>
          <table:table-cell office:value-type="float" office:value="656" table:style-name="ce30">
            <text:p>656</text:p>
          </table:table-cell>
          <table:table-cell office:value-type="float" office:value="647" table:style-name="ce30">
            <text:p>647</text:p>
          </table:table-cell>
          <table:table-cell office:value-type="float" office:value="656" table:style-name="ce30">
            <text:p>656</text:p>
          </table:table-cell>
          <table:table-cell office:value-type="percentage" office:value="1.235E-2" table:style-name="ce31">
            <text:p>1%</text:p>
          </table:table-cell>
          <table:table-cell table:number-columns-repeated="16377" table:style-name="ce4"/>
        </table:table-row>
        <table:table-row table:style-name="ro2">
          <table:table-cell office:value-type="string" table:style-name="ce29">
            <text:p>Black / African / Caribbean / Black British</text:p>
          </table:table-cell>
          <table:table-cell office:value-type="float" office:value="767" table:style-name="ce30">
            <text:p>767</text:p>
          </table:table-cell>
          <table:table-cell office:value-type="float" office:value="770" table:style-name="ce30">
            <text:p>770</text:p>
          </table:table-cell>
          <table:table-cell office:value-type="float" office:value="754" table:style-name="ce30">
            <text:p>754</text:p>
          </table:table-cell>
          <table:table-cell office:value-type="float" office:value="798" table:style-name="ce30">
            <text:p>798</text:p>
          </table:table-cell>
          <table:table-cell office:value-type="float" office:value="826" table:style-name="ce30">
            <text:p>826</text:p>
          </table:table-cell>
          <table:table-cell office:value-type="percentage" office:value="7.6920000000000002E-2" table:style-name="ce31">
            <text:p>8%</text:p>
          </table:table-cell>
          <table:table-cell table:number-columns-repeated="16377" table:style-name="ce4"/>
        </table:table-row>
        <table:table-row table:style-name="ro2">
          <table:table-cell office:value-type="string" table:style-name="ce29">
            <text:p>Mixed / Multiple ethnic groups</text:p>
          </table:table-cell>
          <table:table-cell office:value-type="float" office:value="363" table:style-name="ce30">
            <text:p>363</text:p>
          </table:table-cell>
          <table:table-cell office:value-type="float" office:value="391" table:style-name="ce30">
            <text:p>391</text:p>
          </table:table-cell>
          <table:table-cell office:value-type="float" office:value="417" table:style-name="ce30">
            <text:p>417</text:p>
          </table:table-cell>
          <table:table-cell office:value-type="float" office:value="404" table:style-name="ce30">
            <text:p>404</text:p>
          </table:table-cell>
          <table:table-cell office:value-type="float" office:value="373" table:style-name="ce30">
            <text:p>373</text:p>
          </table:table-cell>
          <table:table-cell office:value-type="percentage" office:value="2.7550000000000002E-2" table:style-name="ce31">
            <text:p>3%</text:p>
          </table:table-cell>
          <table:table-cell table:number-columns-repeated="16377" table:style-name="ce4"/>
        </table:table-row>
        <table:table-row table:style-name="ro2">
          <table:table-cell office:value-type="string" table:style-name="ce29">
            <text:p>Other ethnic group</text:p>
          </table:table-cell>
          <table:table-cell office:value-type="float" office:value="163" table:style-name="ce30">
            <text:p>163</text:p>
          </table:table-cell>
          <table:table-cell office:value-type="float" office:value="180" table:style-name="ce30">
            <text:p>180</text:p>
          </table:table-cell>
          <table:table-cell office:value-type="float" office:value="157" table:style-name="ce30">
            <text:p>157</text:p>
          </table:table-cell>
          <table:table-cell office:value-type="float" office:value="206" table:style-name="ce30">
            <text:p>206</text:p>
          </table:table-cell>
          <table:table-cell office:value-type="float" office:value="223" table:style-name="ce30">
            <text:p>223</text:p>
          </table:table-cell>
          <table:table-cell office:value-type="percentage" office:value="0.36809999999999998" table:style-name="ce31">
            <text:p>37%</text:p>
          </table:table-cell>
          <table:table-cell table:number-columns-repeated="16377" table:style-name="ce4"/>
        </table:table-row>
        <table:table-row table:style-name="ro2">
          <table:table-cell office:value-type="string" table:style-name="ce29">
            <text:p>White</text:p>
          </table:table-cell>
          <table:table-cell office:value-type="float" office:value="7463" table:style-name="ce30">
            <text:p>7,463</text:p>
          </table:table-cell>
          <table:table-cell office:value-type="float" office:value="7721" table:style-name="ce30">
            <text:p>7,721</text:p>
          </table:table-cell>
          <table:table-cell office:value-type="float" office:value="8080" table:style-name="ce30">
            <text:p>8,080</text:p>
          </table:table-cell>
          <table:table-cell office:value-type="float" office:value="8188" table:style-name="ce30">
            <text:p>8,188</text:p>
          </table:table-cell>
          <table:table-cell office:value-type="float" office:value="8196" table:style-name="ce30">
            <text:p>8,196</text:p>
          </table:table-cell>
          <table:table-cell office:value-type="percentage" office:value="9.8220000000000002E-2" table:style-name="ce31">
            <text:p>10%</text:p>
          </table:table-cell>
          <table:table-cell table:number-columns-repeated="16377" table:style-name="ce4"/>
        </table:table-row>
        <table:table-row table:style-name="ro2">
          <table:table-cell office:value-type="string" table:style-name="ce29">
            <text:p>Not recorded</text:p>
          </table:table-cell>
          <table:table-cell office:value-type="float" office:value="69" table:style-name="ce30">
            <text:p>69</text:p>
          </table:table-cell>
          <table:table-cell office:value-type="float" office:value="66" table:style-name="ce30">
            <text:p>66</text:p>
          </table:table-cell>
          <table:table-cell office:value-type="float" office:value="70" table:style-name="ce30">
            <text:p>70</text:p>
          </table:table-cell>
          <table:table-cell office:value-type="float" office:value="72" table:style-name="ce30">
            <text:p>72</text:p>
          </table:table-cell>
          <table:table-cell office:value-type="float" office:value="71" table:style-name="ce30">
            <text:p>71</text:p>
          </table:table-cell>
          <table:table-cell office:value-type="percentage" office:value="2.8989999999999998E-2" table:style-name="ce31">
            <text:p>3%</text:p>
          </table:table-cell>
          <table:table-cell table:number-columns-repeated="16377" table:style-name="ce4"/>
        </table:table-row>
        <table:table-row table:style-name="ro2">
          <table:table-cell office:value-type="string" table:style-name="ce29">
            <text:p>Not stated</text:p>
          </table:table-cell>
          <table:table-cell office:value-type="float" office:value="27" table:style-name="ce30">
            <text:p>27</text:p>
          </table:table-cell>
          <table:table-cell office:value-type="float" office:value="25" table:style-name="ce30">
            <text:p>25</text:p>
          </table:table-cell>
          <table:table-cell office:value-type="float" office:value="22" table:style-name="ce30">
            <text:p>22</text:p>
          </table:table-cell>
          <table:table-cell office:value-type="float" office:value="18" table:style-name="ce30">
            <text:p>18</text:p>
          </table:table-cell>
          <table:table-cell office:value-type="float" office:value="20" table:style-name="ce30">
            <text:p>20</text:p>
          </table:table-cell>
          <table:table-cell office:value-type="string" table:style-name="ce31">
            <text:p>**</text:p>
          </table:table-cell>
          <table:table-cell table:number-columns-repeated="16377" table:style-name="ce4"/>
        </table:table-row>
        <table:table-row table:style-name="ro12">
          <table:table-cell office:value-type="string" table:style-name="ce26">
            <text:p>Number released on HDC</text:p>
          </table:table-cell>
          <table:table-cell office:value-type="float" office:value="2270" table:style-name="ce27">
            <text:p>2,270</text:p>
          </table:table-cell>
          <table:table-cell office:value-type="float" office:value="2208" table:style-name="ce27">
            <text:p>2,208</text:p>
          </table:table-cell>
          <table:table-cell office:value-type="float" office:value="2210" table:style-name="ce27">
            <text:p>2,210</text:p>
          </table:table-cell>
          <table:table-cell office:value-type="float" office:value="2007" table:style-name="ce27">
            <text:p>2,007</text:p>
          </table:table-cell>
          <table:table-cell office:value-type="float" office:value="1986" table:style-name="ce27">
            <text:p>1,986</text:p>
          </table:table-cell>
          <table:table-cell office:value-type="percentage" office:value="-0.12511" table:style-name="ce28">
            <text:p>-13%</text:p>
          </table:table-cell>
          <table:table-cell table:number-columns-repeated="16377" table:style-name="ce4"/>
        </table:table-row>
        <table:table-row table:style-name="ro2">
          <table:table-cell office:value-type="string" table:style-name="ce29">
            <text:p>Asian / Asian British</text:p>
          </table:table-cell>
          <table:table-cell office:value-type="float" office:value="224" table:style-name="ce30">
            <text:p>224</text:p>
          </table:table-cell>
          <table:table-cell office:value-type="float" office:value="210" table:style-name="ce30">
            <text:p>210</text:p>
          </table:table-cell>
          <table:table-cell office:value-type="float" office:value="198" table:style-name="ce30">
            <text:p>198</text:p>
          </table:table-cell>
          <table:table-cell office:value-type="float" office:value="177" table:style-name="ce30">
            <text:p>177</text:p>
          </table:table-cell>
          <table:table-cell office:value-type="float" office:value="167" table:style-name="ce30">
            <text:p>167</text:p>
          </table:table-cell>
          <table:table-cell office:value-type="percentage" office:value="-0.25446000000000002" table:style-name="ce31">
            <text:p>-25%</text:p>
          </table:table-cell>
          <table:table-cell table:number-columns-repeated="16377" table:style-name="ce4"/>
        </table:table-row>
        <table:table-row table:style-name="ro2">
          <table:table-cell office:value-type="string" table:style-name="ce29">
            <text:p>Black / African / Caribbean / Black British</text:p>
          </table:table-cell>
          <table:table-cell office:value-type="float" office:value="168" table:style-name="ce30">
            <text:p>168</text:p>
          </table:table-cell>
          <table:table-cell office:value-type="float" office:value="145" table:style-name="ce30">
            <text:p>145</text:p>
          </table:table-cell>
          <table:table-cell office:value-type="float" office:value="147" table:style-name="ce30">
            <text:p>147</text:p>
          </table:table-cell>
          <table:table-cell office:value-type="float" office:value="128" table:style-name="ce30">
            <text:p>128</text:p>
          </table:table-cell>
          <table:table-cell office:value-type="float" office:value="161" table:style-name="ce30">
            <text:p>161</text:p>
          </table:table-cell>
          <table:table-cell office:value-type="percentage" office:value="-4.1669999999999999E-2" table:style-name="ce31">
            <text:p>-4%</text:p>
          </table:table-cell>
          <table:table-cell table:number-columns-repeated="16377" table:style-name="ce4"/>
        </table:table-row>
        <table:table-row table:style-name="ro2">
          <table:table-cell office:value-type="string" table:style-name="ce29">
            <text:p>Mixed / Multiple ethnic groups</text:p>
          </table:table-cell>
          <table:table-cell office:value-type="float" office:value="88" table:style-name="ce30">
            <text:p>88</text:p>
          </table:table-cell>
          <table:table-cell office:value-type="float" office:value="92" table:style-name="ce30">
            <text:p>92</text:p>
          </table:table-cell>
          <table:table-cell office:value-type="float" office:value="102" table:style-name="ce30">
            <text:p>102</text:p>
          </table:table-cell>
          <table:table-cell office:value-type="float" office:value="80" table:style-name="ce30">
            <text:p>80</text:p>
          </table:table-cell>
          <table:table-cell office:value-type="float" office:value="80" table:style-name="ce30">
            <text:p>80</text:p>
          </table:table-cell>
          <table:table-cell office:value-type="percentage" office:value="-9.0910000000000005E-2" table:style-name="ce31">
            <text:p>-9%</text:p>
          </table:table-cell>
          <table:table-cell table:number-columns-repeated="16377" table:style-name="ce4"/>
        </table:table-row>
        <table:table-row table:style-name="ro2">
          <table:table-cell office:value-type="string" table:style-name="ce29">
            <text:p>Other ethnic group</text:p>
          </table:table-cell>
          <table:table-cell office:value-type="float" office:value="18" table:style-name="ce30">
            <text:p>18</text:p>
          </table:table-cell>
          <table:table-cell office:value-type="float" office:value="17" table:style-name="ce30">
            <text:p>17</text:p>
          </table:table-cell>
          <table:table-cell office:value-type="float" office:value="14" table:style-name="ce30">
            <text:p>14</text:p>
          </table:table-cell>
          <table:table-cell office:value-type="float" office:value="22" table:style-name="ce30">
            <text:p>22</text:p>
          </table:table-cell>
          <table:table-cell office:value-type="float" office:value="17" table:style-name="ce30">
            <text:p>17</text:p>
          </table:table-cell>
          <table:table-cell office:value-type="string" table:style-name="ce31">
            <text:p>**</text:p>
          </table:table-cell>
          <table:table-cell table:number-columns-repeated="16377"/>
        </table:table-row>
        <table:table-row table:style-name="ro27">
          <table:table-cell office:value-type="string" table:style-name="ce29">
            <text:p>White</text:p>
          </table:table-cell>
          <table:table-cell office:value-type="float" office:value="1748" table:style-name="ce30">
            <text:p>1,748</text:p>
          </table:table-cell>
          <table:table-cell office:value-type="float" office:value="1722" table:style-name="ce30">
            <text:p>1,722</text:p>
          </table:table-cell>
          <table:table-cell office:value-type="float" office:value="1728" table:style-name="ce30">
            <text:p>1,728</text:p>
          </table:table-cell>
          <table:table-cell office:value-type="float" office:value="1588" table:style-name="ce30">
            <text:p>1,588</text:p>
          </table:table-cell>
          <table:table-cell office:value-type="float" office:value="1544" table:style-name="ce30">
            <text:p>1,544</text:p>
          </table:table-cell>
          <table:table-cell office:value-type="percentage" office:value="-0.1167" table:style-name="ce31">
            <text:p>-12%</text:p>
          </table:table-cell>
          <table:table-cell table:number-columns-repeated="16377"/>
        </table:table-row>
        <table:table-row table:style-name="ro2">
          <table:table-cell office:value-type="string" table:style-name="ce29">
            <text:p>Not recorded</text:p>
          </table:table-cell>
          <table:table-cell office:value-type="float" office:value="18" table:style-name="ce30">
            <text:p>18</text:p>
          </table:table-cell>
          <table:table-cell office:value-type="float" office:value="19" table:style-name="ce30">
            <text:p>19</text:p>
          </table:table-cell>
          <table:table-cell office:value-type="float" office:value="17" table:style-name="ce30">
            <text:p>17</text:p>
          </table:table-cell>
          <table:table-cell office:value-type="float" office:value="9" table:style-name="ce30">
            <text:p>9</text:p>
          </table:table-cell>
          <table:table-cell office:value-type="float" office:value="11" table:style-name="ce30">
            <text:p>11</text:p>
          </table:table-cell>
          <table:table-cell office:value-type="string" table:style-name="ce31">
            <text:p>**</text:p>
          </table:table-cell>
          <table:table-cell table:number-columns-repeated="16377"/>
        </table:table-row>
        <table:table-row table:style-name="ro2">
          <table:table-cell office:value-type="string" table:style-name="ce29">
            <text:p>Not stated</text:p>
          </table:table-cell>
          <table:table-cell office:value-type="float" office:value="6" table:style-name="ce30">
            <text:p>6</text:p>
          </table:table-cell>
          <table:table-cell office:value-type="float" office:value="3" table:style-name="ce30">
            <text:p>3</text:p>
          </table:table-cell>
          <table:table-cell office:value-type="float" office:value="4" table:style-name="ce30">
            <text:p>4</text:p>
          </table:table-cell>
          <table:table-cell office:value-type="float" office:value="3" table:style-name="ce30">
            <text:p>3</text:p>
          </table:table-cell>
          <table:table-cell office:value-type="float" office:value="6" table:style-name="ce30">
            <text:p>6</text:p>
          </table:table-cell>
          <table:table-cell office:value-type="string" table:style-name="ce31">
            <text:p>**</text:p>
          </table:table-cell>
          <table:table-cell table:number-columns-repeated="16377"/>
        </table:table-row>
        <table:table-row table:style-name="ro12">
          <table:table-cell office:value-type="string" table:style-name="ce26">
            <text:p>Percentage released</text:p>
          </table:table-cell>
          <table:table-cell office:value-type="percentage" office:value="0.23894736842105299" table:style-name="ce87">
            <text:p>24%</text:p>
          </table:table-cell>
          <table:table-cell office:value-type="percentage" office:value="0.22599795291709299" table:style-name="ce87">
            <text:p>23%</text:p>
          </table:table-cell>
          <table:table-cell office:value-type="percentage" office:value="0.21760535643954301" table:style-name="ce87">
            <text:p>22%</text:p>
          </table:table-cell>
          <table:table-cell office:value-type="percentage" office:value="0.19423207200232301" table:style-name="ce87">
            <text:p>19%</text:p>
          </table:table-cell>
          <table:table-cell office:value-type="percentage" office:value="0.19160636758321301" table:style-name="ce87">
            <text:p>19%</text:p>
          </table:table-cell>
          <table:table-cell office:value-type="float" office:value="-5" table:style-name="ce88">
            <text:p>-5pp</text:p>
          </table:table-cell>
          <table:table-cell table:number-columns-repeated="16377"/>
        </table:table-row>
        <table:table-row table:style-name="ro2">
          <table:table-cell office:value-type="string" table:style-name="ce29">
            <text:p>Asian / Asian British</text:p>
          </table:table-cell>
          <table:table-cell office:value-type="percentage" office:value="0.34567901234567899" table:style-name="ce89">
            <text:p>35%</text:p>
          </table:table-cell>
          <table:table-cell office:value-type="percentage" office:value="0.34035656401944903" table:style-name="ce89">
            <text:p>34%</text:p>
          </table:table-cell>
          <table:table-cell office:value-type="percentage" office:value="0.30182926829268297" table:style-name="ce89">
            <text:p>30%</text:p>
          </table:table-cell>
          <table:table-cell office:value-type="percentage" office:value="0.273570324574961" table:style-name="ce89">
            <text:p>27%</text:p>
          </table:table-cell>
          <table:table-cell office:value-type="percentage" office:value="0.25457317073170699" table:style-name="ce89">
            <text:p>25%</text:p>
          </table:table-cell>
          <table:table-cell office:value-type="float" office:value="-9" table:style-name="ce90">
            <text:p>-9pp</text:p>
          </table:table-cell>
          <table:table-cell table:number-columns-repeated="16377"/>
        </table:table-row>
        <table:table-row table:style-name="ro2">
          <table:table-cell office:value-type="string" table:style-name="ce29">
            <text:p>Black / African / Caribbean / Black British</text:p>
          </table:table-cell>
          <table:table-cell office:value-type="percentage" office:value="0.21903520208605001" table:style-name="ce89">
            <text:p>22%</text:p>
          </table:table-cell>
          <table:table-cell office:value-type="percentage" office:value="0.18831168831168801" table:style-name="ce89">
            <text:p>19%</text:p>
          </table:table-cell>
          <table:table-cell office:value-type="percentage" office:value="0.19496021220159199" table:style-name="ce89">
            <text:p>19%</text:p>
          </table:table-cell>
          <table:table-cell office:value-type="percentage" office:value="0.16040100250626599" table:style-name="ce89">
            <text:p>16%</text:p>
          </table:table-cell>
          <table:table-cell office:value-type="percentage" office:value="0.194915254237288" table:style-name="ce89">
            <text:p>19%</text:p>
          </table:table-cell>
          <table:table-cell office:value-type="float" office:value="-2" table:style-name="ce90">
            <text:p>-2pp</text:p>
          </table:table-cell>
          <table:table-cell table:number-columns-repeated="16377"/>
        </table:table-row>
        <table:table-row table:style-name="ro2">
          <table:table-cell office:value-type="string" table:style-name="ce29">
            <text:p>Mixed / Multiple ethnic groups</text:p>
          </table:table-cell>
          <table:table-cell office:value-type="percentage" office:value="0.24242424242424199" table:style-name="ce89">
            <text:p>24%</text:p>
          </table:table-cell>
          <table:table-cell office:value-type="percentage" office:value="0.23529411764705899" table:style-name="ce89">
            <text:p>24%</text:p>
          </table:table-cell>
          <table:table-cell office:value-type="percentage" office:value="0.24460431654676301" table:style-name="ce89">
            <text:p>24%</text:p>
          </table:table-cell>
          <table:table-cell office:value-type="percentage" office:value="0.198019801980198" table:style-name="ce89">
            <text:p>20%</text:p>
          </table:table-cell>
          <table:table-cell office:value-type="percentage" office:value="0.21447721179624701" table:style-name="ce89">
            <text:p>21%</text:p>
          </table:table-cell>
          <table:table-cell office:value-type="float" office:value="-3" table:style-name="ce90">
            <text:p>-3pp</text:p>
          </table:table-cell>
          <table:table-cell table:number-columns-repeated="16377"/>
        </table:table-row>
        <table:table-row table:style-name="ro2">
          <table:table-cell office:value-type="string" table:style-name="ce29">
            <text:p>Other ethnic group</text:p>
          </table:table-cell>
          <table:table-cell office:value-type="string" table:style-name="ce89">
            <text:p>**</text:p>
          </table:table-cell>
          <table:table-cell office:value-type="string" table:style-name="ce89">
            <text:p>**</text:p>
          </table:table-cell>
          <table:table-cell office:value-type="string" table:style-name="ce89">
            <text:p>**</text:p>
          </table:table-cell>
          <table:table-cell office:value-type="string" table:style-name="ce89">
            <text:p>**</text:p>
          </table:table-cell>
          <table:table-cell office:value-type="string" table:style-name="ce89">
            <text:p>**</text:p>
          </table:table-cell>
          <table:table-cell office:value-type="string" table:style-name="ce90">
            <text:p>**</text:p>
          </table:table-cell>
          <table:table-cell table:number-columns-repeated="16377"/>
        </table:table-row>
        <table:table-row table:style-name="ro2">
          <table:table-cell office:value-type="string" table:style-name="ce29">
            <text:p>White</text:p>
          </table:table-cell>
          <table:table-cell office:value-type="percentage" office:value="0.23422216266916801" table:style-name="ce89">
            <text:p>23%</text:p>
          </table:table-cell>
          <table:table-cell office:value-type="percentage" office:value="0.22302810516772401" table:style-name="ce89">
            <text:p>22%</text:p>
          </table:table-cell>
          <table:table-cell office:value-type="percentage" office:value="0.213861386138614" table:style-name="ce89">
            <text:p>21%</text:p>
          </table:table-cell>
          <table:table-cell office:value-type="percentage" office:value="0.193942354665364" table:style-name="ce89">
            <text:p>19%</text:p>
          </table:table-cell>
          <table:table-cell office:value-type="percentage" office:value="0.18838457784285001" table:style-name="ce89">
            <text:p>19%</text:p>
          </table:table-cell>
          <table:table-cell office:value-type="float" office:value="-5" table:style-name="ce90">
            <text:p>-5pp</text:p>
          </table:table-cell>
          <table:table-cell table:number-columns-repeated="16377"/>
        </table:table-row>
        <table:table-row table:style-name="ro2">
          <table:table-cell office:value-type="string" table:style-name="ce29">
            <text:p>Not recorded</text:p>
          </table:table-cell>
          <table:table-cell office:value-type="string" table:style-name="ce89">
            <text:p>**</text:p>
          </table:table-cell>
          <table:table-cell office:value-type="string" table:style-name="ce89">
            <text:p>**</text:p>
          </table:table-cell>
          <table:table-cell office:value-type="string" table:style-name="ce89">
            <text:p>**</text:p>
          </table:table-cell>
          <table:table-cell office:value-type="string" table:style-name="ce89">
            <text:p>**</text:p>
          </table:table-cell>
          <table:table-cell office:value-type="string" table:style-name="ce89">
            <text:p>**</text:p>
          </table:table-cell>
          <table:table-cell office:value-type="string" table:style-name="ce90">
            <text:p>**</text:p>
          </table:table-cell>
          <table:table-cell table:number-columns-repeated="16377"/>
        </table:table-row>
        <table:table-row table:style-name="ro2">
          <table:table-cell office:value-type="string" table:style-name="ce29">
            <text:p>Not stated</text:p>
          </table:table-cell>
          <table:table-cell office:value-type="string" table:style-name="ce89">
            <text:p>**</text:p>
          </table:table-cell>
          <table:table-cell office:value-type="string" table:style-name="ce89">
            <text:p>**</text:p>
          </table:table-cell>
          <table:table-cell office:value-type="string" table:style-name="ce89">
            <text:p>**</text:p>
          </table:table-cell>
          <table:table-cell office:value-type="string" table:style-name="ce89">
            <text:p>**</text:p>
          </table:table-cell>
          <table:table-cell office:value-type="string" table:style-name="ce89">
            <text:p>**</text:p>
          </table:table-cell>
          <table:table-cell office:value-type="string" table:style-name="ce90">
            <text:p>**</text:p>
          </table:table-cell>
          <table:table-cell table:number-columns-repeated="16377"/>
        </table:table-row>
        <table:table-row table:style-name="ro11">
          <table:table-cell office:value-type="string" table:style-name="ce84">
            <text:p>Population on HDC at end of the period<text:span text:style-name="T4">(3)</text:span></text:p>
          </table:table-cell>
          <table:table-cell office:value-type="float" office:value="2165" table:style-name="ce85">
            <text:p>2,165</text:p>
          </table:table-cell>
          <table:table-cell office:value-type="float" office:value="2075" table:style-name="ce85">
            <text:p>2,075</text:p>
          </table:table-cell>
          <table:table-cell office:value-type="float" office:value="2055" table:style-name="ce85">
            <text:p>2,055</text:p>
          </table:table-cell>
          <table:table-cell office:value-type="float" office:value="1955" table:style-name="ce85">
            <text:p>1,955</text:p>
          </table:table-cell>
          <table:table-cell office:value-type="float" office:value="1862" table:style-name="ce85">
            <text:p>1,862</text:p>
          </table:table-cell>
          <table:table-cell office:value-type="float" office:value="-0.13995381062355658" table:style-name="ce86">
            <text:p>-14%</text:p>
          </table:table-cell>
          <table:table-cell table:number-columns-repeated="16377"/>
        </table:table-row>
        <table:table-row table:style-name="ro2">
          <table:table-cell table:number-columns-spanned="7" table:number-rows-spanned="1" table:style-name="ce19"/>
          <table:covered-table-cell table:number-columns-repeated="6"/>
          <table:table-cell table:number-columns-repeated="16377"/>
        </table:table-row>
        <table:table-row table:style-name="ro2">
          <table:table-cell table:number-columns-spanned="7" table:number-rows-spanned="1" table:style-name="ce19"/>
          <table:covered-table-cell table:number-columns-repeated="6"/>
          <table:table-cell table:number-columns-repeated="16377"/>
        </table:table-row>
        <table:table-row table:style-name="ro10">
          <table:table-cell office:value-type="string" table:style-name="ce21">
            <text:p><text:s/></text:p>
          </table:table-cell>
          <table:table-cell office:value-type="string" table:style-name="ce21">
            <text:p>Jan-Mar</text:p>
            <text:p><text:s/>2022</text:p>
          </table:table-cell>
          <table:table-cell office:value-type="string" table:style-name="ce21">
            <text:p>Apr-Jun</text:p>
            <text:p><text:s/>2022</text:p>
          </table:table-cell>
          <table:table-cell office:value-type="string" table:style-name="ce21">
            <text:p>Jul-Sep</text:p>
            <text:p><text:s/>2022</text:p>
          </table:table-cell>
          <table:table-cell office:value-type="string" table:style-name="ce21">
            <text:p>Oct-Dec</text:p>
            <text:p><text:s/>2022</text:p>
          </table:table-cell>
          <table:table-cell office:value-type="string" table:style-name="ce21">
            <text:p>Jan-Mar</text:p>
            <text:p><text:s/>2023</text:p>
          </table:table-cell>
          <table:table-cell office:value-type="string" table:style-name="ce21">
            <text:p>Percentage change<text:s/></text:p>
            <text:p>Jan-Mar</text:p>
            <text:p><text:s/>2022 to 2023</text:p>
          </table:table-cell>
          <table:table-cell table:number-columns-repeated="16377"/>
        </table:table-row>
        <table:table-row table:style-name="ro11">
          <table:table-cell office:value-type="string" table:style-name="ce23">
            <text:p>Males</text:p>
          </table:table-cell>
          <table:table-cell table:number-columns-repeated="5" table:style-name="ce24"/>
          <table:table-cell table:style-name="ce46"/>
          <table:table-cell table:number-columns-repeated="16377"/>
        </table:table-row>
        <table:table-row table:style-name="ro12">
          <table:table-cell office:value-type="string" table:style-name="ce26">
            <text:p>Number eligible for release on HDC<text:span text:style-name="T4">(1,2)</text:span></text:p>
          </table:table-cell>
          <table:table-cell office:value-type="float" office:value="8868" table:style-name="ce27">
            <text:p>8,868</text:p>
          </table:table-cell>
          <table:table-cell office:value-type="float" office:value="9108" table:style-name="ce27">
            <text:p>9,108</text:p>
          </table:table-cell>
          <table:table-cell office:value-type="float" office:value="9481" table:style-name="ce27">
            <text:p>9,481</text:p>
          </table:table-cell>
          <table:table-cell office:value-type="float" office:value="9683" table:style-name="ce27">
            <text:p>9,683</text:p>
          </table:table-cell>
          <table:table-cell office:value-type="float" office:value="9717" table:style-name="ce27">
            <text:p>9,717</text:p>
          </table:table-cell>
          <table:table-cell office:value-type="percentage" office:value="9.5740000000000006E-2" table:style-name="ce28">
            <text:p>10%</text:p>
          </table:table-cell>
          <table:table-cell table:number-columns-repeated="16377"/>
        </table:table-row>
        <table:table-row table:style-name="ro2">
          <table:table-cell office:value-type="string" table:style-name="ce29">
            <text:p>Asian / Asian British</text:p>
          </table:table-cell>
          <table:table-cell office:value-type="float" office:value="632" table:style-name="ce30">
            <text:p>632</text:p>
          </table:table-cell>
          <table:table-cell office:value-type="float" office:value="603" table:style-name="ce30">
            <text:p>603</text:p>
          </table:table-cell>
          <table:table-cell office:value-type="float" office:value="642" table:style-name="ce30">
            <text:p>642</text:p>
          </table:table-cell>
          <table:table-cell office:value-type="float" office:value="632" table:style-name="ce30">
            <text:p>632</text:p>
          </table:table-cell>
          <table:table-cell office:value-type="float" office:value="638" table:style-name="ce30">
            <text:p>638</text:p>
          </table:table-cell>
          <table:table-cell office:value-type="percentage" office:value="9.4900000000000002E-3" table:style-name="ce31">
            <text:p>1%</text:p>
          </table:table-cell>
          <table:table-cell table:number-columns-repeated="16377"/>
        </table:table-row>
        <table:table-row table:style-name="ro2">
          <table:table-cell office:value-type="string" table:style-name="ce29">
            <text:p>Black / African / Caribbean / Black British</text:p>
          </table:table-cell>
          <table:table-cell office:value-type="float" office:value="736" table:style-name="ce30">
            <text:p>736</text:p>
          </table:table-cell>
          <table:table-cell office:value-type="float" office:value="734" table:style-name="ce30">
            <text:p>734</text:p>
          </table:table-cell>
          <table:table-cell office:value-type="float" office:value="717" table:style-name="ce30">
            <text:p>717</text:p>
          </table:table-cell>
          <table:table-cell office:value-type="float" office:value="752" table:style-name="ce30">
            <text:p>752</text:p>
          </table:table-cell>
          <table:table-cell office:value-type="float" office:value="796" table:style-name="ce30">
            <text:p>796</text:p>
          </table:table-cell>
          <table:table-cell office:value-type="percentage" office:value="8.1519999999999995E-2" table:style-name="ce31">
            <text:p>8%</text:p>
          </table:table-cell>
          <table:table-cell table:number-columns-repeated="16377"/>
        </table:table-row>
        <table:table-row table:style-name="ro2">
          <table:table-cell office:value-type="string" table:style-name="ce29">
            <text:p>Mixed / Multiple ethnic groups</text:p>
          </table:table-cell>
          <table:table-cell office:value-type="float" office:value="339" table:style-name="ce30">
            <text:p>339</text:p>
          </table:table-cell>
          <table:table-cell office:value-type="float" office:value="360" table:style-name="ce30">
            <text:p>360</text:p>
          </table:table-cell>
          <table:table-cell office:value-type="float" office:value="388" table:style-name="ce30">
            <text:p>388</text:p>
          </table:table-cell>
          <table:table-cell office:value-type="float" office:value="378" table:style-name="ce30">
            <text:p>378</text:p>
          </table:table-cell>
          <table:table-cell office:value-type="float" office:value="348" table:style-name="ce30">
            <text:p>348</text:p>
          </table:table-cell>
          <table:table-cell office:value-type="percentage" office:value="2.6550000000000001E-2" table:style-name="ce31">
            <text:p>3%</text:p>
          </table:table-cell>
          <table:table-cell table:number-columns-repeated="16377"/>
        </table:table-row>
        <table:table-row table:style-name="ro2">
          <table:table-cell office:value-type="string" table:style-name="ce29">
            <text:p>Other ethnic group</text:p>
          </table:table-cell>
          <table:table-cell office:value-type="float" office:value="159" table:style-name="ce30">
            <text:p>159</text:p>
          </table:table-cell>
          <table:table-cell office:value-type="float" office:value="175" table:style-name="ce30">
            <text:p>175</text:p>
          </table:table-cell>
          <table:table-cell office:value-type="float" office:value="156" table:style-name="ce30">
            <text:p>156</text:p>
          </table:table-cell>
          <table:table-cell office:value-type="float" office:value="201" table:style-name="ce30">
            <text:p>201</text:p>
          </table:table-cell>
          <table:table-cell office:value-type="float" office:value="217" table:style-name="ce30">
            <text:p>217</text:p>
          </table:table-cell>
          <table:table-cell office:value-type="percentage" office:value="0.36477999999999999" table:style-name="ce31">
            <text:p>36%</text:p>
          </table:table-cell>
          <table:table-cell table:number-columns-repeated="16377"/>
        </table:table-row>
        <table:table-row table:style-name="ro2">
          <table:table-cell office:value-type="string" table:style-name="ce29">
            <text:p>White</text:p>
          </table:table-cell>
          <table:table-cell office:value-type="float" office:value="6910" table:style-name="ce30">
            <text:p>6,910</text:p>
          </table:table-cell>
          <table:table-cell office:value-type="float" office:value="7146" table:style-name="ce30">
            <text:p>7,146</text:p>
          </table:table-cell>
          <table:table-cell office:value-type="float" office:value="7494" table:style-name="ce30">
            <text:p>7,494</text:p>
          </table:table-cell>
          <table:table-cell office:value-type="float" office:value="7642" table:style-name="ce30">
            <text:p>7,642</text:p>
          </table:table-cell>
          <table:table-cell office:value-type="float" office:value="7629" table:style-name="ce30">
            <text:p>7,629</text:p>
          </table:table-cell>
          <table:table-cell office:value-type="percentage" office:value="0.10405" table:style-name="ce31">
            <text:p>10%</text:p>
          </table:table-cell>
          <table:table-cell table:number-columns-repeated="16377"/>
        </table:table-row>
        <table:table-row table:style-name="ro2">
          <table:table-cell office:value-type="string" table:style-name="ce29">
            <text:p>Not recorded</text:p>
          </table:table-cell>
          <table:table-cell office:value-type="float" office:value="65" table:style-name="ce30">
            <text:p>65</text:p>
          </table:table-cell>
          <table:table-cell office:value-type="float" office:value="65" table:style-name="ce30">
            <text:p>65</text:p>
          </table:table-cell>
          <table:table-cell office:value-type="float" office:value="63" table:style-name="ce30">
            <text:p>63</text:p>
          </table:table-cell>
          <table:table-cell office:value-type="float" office:value="60" table:style-name="ce30">
            <text:p>60</text:p>
          </table:table-cell>
          <table:table-cell office:value-type="float" office:value="69" table:style-name="ce30">
            <text:p>69</text:p>
          </table:table-cell>
          <table:table-cell office:value-type="percentage" office:value="6.1539999999999997E-2" table:style-name="ce31">
            <text:p>6%</text:p>
          </table:table-cell>
          <table:table-cell table:number-columns-repeated="16377"/>
        </table:table-row>
        <table:table-row table:style-name="ro2">
          <table:table-cell office:value-type="string" table:style-name="ce29">
            <text:p>Not stated</text:p>
          </table:table-cell>
          <table:table-cell office:value-type="float" office:value="27" table:style-name="ce30">
            <text:p>27</text:p>
          </table:table-cell>
          <table:table-cell office:value-type="float" office:value="25" table:style-name="ce30">
            <text:p>25</text:p>
          </table:table-cell>
          <table:table-cell office:value-type="float" office:value="21" table:style-name="ce30">
            <text:p>21</text:p>
          </table:table-cell>
          <table:table-cell office:value-type="float" office:value="18" table:style-name="ce30">
            <text:p>18</text:p>
          </table:table-cell>
          <table:table-cell office:value-type="float" office:value="20" table:style-name="ce30">
            <text:p>20</text:p>
          </table:table-cell>
          <table:table-cell office:value-type="string" table:style-name="ce31">
            <text:p>**</text:p>
          </table:table-cell>
          <table:table-cell table:number-columns-repeated="16377"/>
        </table:table-row>
        <table:table-row table:style-name="ro12">
          <table:table-cell office:value-type="string" table:style-name="ce26">
            <text:p>Number released on HDC</text:p>
          </table:table-cell>
          <table:table-cell office:value-type="float" office:value="2059" table:style-name="ce27">
            <text:p>2,059</text:p>
          </table:table-cell>
          <table:table-cell office:value-type="float" office:value="1992" table:style-name="ce27">
            <text:p>1,992</text:p>
          </table:table-cell>
          <table:table-cell office:value-type="float" office:value="2007" table:style-name="ce27">
            <text:p>2,007</text:p>
          </table:table-cell>
          <table:table-cell office:value-type="float" office:value="1828" table:style-name="ce27">
            <text:p>1,828</text:p>
          </table:table-cell>
          <table:table-cell office:value-type="float" office:value="1801" table:style-name="ce27">
            <text:p>1,801</text:p>
          </table:table-cell>
          <table:table-cell office:value-type="percentage" office:value="-0.12529999999999999" table:style-name="ce28">
            <text:p>-13%</text:p>
          </table:table-cell>
          <table:table-cell table:number-columns-repeated="16377"/>
        </table:table-row>
        <table:table-row table:style-name="ro2">
          <table:table-cell office:value-type="string" table:style-name="ce29">
            <text:p>Asian / Asian British</text:p>
          </table:table-cell>
          <table:table-cell office:value-type="float" office:value="222" table:style-name="ce30">
            <text:p>222</text:p>
          </table:table-cell>
          <table:table-cell office:value-type="float" office:value="207" table:style-name="ce30">
            <text:p>207</text:p>
          </table:table-cell>
          <table:table-cell office:value-type="float" office:value="191" table:style-name="ce30">
            <text:p>191</text:p>
          </table:table-cell>
          <table:table-cell office:value-type="float" office:value="169" table:style-name="ce30">
            <text:p>169</text:p>
          </table:table-cell>
          <table:table-cell office:value-type="float" office:value="158" table:style-name="ce30">
            <text:p>158</text:p>
          </table:table-cell>
          <table:table-cell office:value-type="percentage" office:value="-0.28828999999999999" table:style-name="ce31">
            <text:p>-29%</text:p>
          </table:table-cell>
          <table:table-cell table:number-columns-repeated="16377"/>
        </table:table-row>
        <table:table-row table:style-name="ro2">
          <table:table-cell office:value-type="string" table:style-name="ce29">
            <text:p>Black / African / Caribbean / Black British</text:p>
          </table:table-cell>
          <table:table-cell office:value-type="float" office:value="163" table:style-name="ce30">
            <text:p>163</text:p>
          </table:table-cell>
          <table:table-cell office:value-type="float" office:value="141" table:style-name="ce30">
            <text:p>141</text:p>
          </table:table-cell>
          <table:table-cell office:value-type="float" office:value="140" table:style-name="ce30">
            <text:p>140</text:p>
          </table:table-cell>
          <table:table-cell office:value-type="float" office:value="118" table:style-name="ce30">
            <text:p>118</text:p>
          </table:table-cell>
          <table:table-cell office:value-type="float" office:value="151" table:style-name="ce30">
            <text:p>151</text:p>
          </table:table-cell>
          <table:table-cell office:value-type="percentage" office:value="-7.3620000000000005E-2" table:style-name="ce31">
            <text:p>-7%</text:p>
          </table:table-cell>
          <table:table-cell table:number-columns-repeated="16377"/>
        </table:table-row>
        <table:table-row table:style-name="ro2">
          <table:table-cell office:value-type="string" table:style-name="ce29">
            <text:p>Mixed / Multiple ethnic groups</text:p>
          </table:table-cell>
          <table:table-cell office:value-type="float" office:value="83" table:style-name="ce30">
            <text:p>83</text:p>
          </table:table-cell>
          <table:table-cell office:value-type="float" office:value="85" table:style-name="ce30">
            <text:p>85</text:p>
          </table:table-cell>
          <table:table-cell office:value-type="float" office:value="92" table:style-name="ce30">
            <text:p>92</text:p>
          </table:table-cell>
          <table:table-cell office:value-type="float" office:value="76" table:style-name="ce30">
            <text:p>76</text:p>
          </table:table-cell>
          <table:table-cell office:value-type="float" office:value="76" table:style-name="ce30">
            <text:p>76</text:p>
          </table:table-cell>
          <table:table-cell office:value-type="percentage" office:value="-8.4339999999999998E-2" table:style-name="ce31">
            <text:p>-8%</text:p>
          </table:table-cell>
          <table:table-cell table:number-columns-repeated="16377"/>
        </table:table-row>
        <table:table-row table:style-name="ro2">
          <table:table-cell office:value-type="string" table:style-name="ce29">
            <text:p>Other ethnic group</text:p>
          </table:table-cell>
          <table:table-cell office:value-type="float" office:value="17" table:style-name="ce30">
            <text:p>17</text:p>
          </table:table-cell>
          <table:table-cell office:value-type="float" office:value="17" table:style-name="ce30">
            <text:p>17</text:p>
          </table:table-cell>
          <table:table-cell office:value-type="float" office:value="14" table:style-name="ce30">
            <text:p>14</text:p>
          </table:table-cell>
          <table:table-cell office:value-type="float" office:value="22" table:style-name="ce30">
            <text:p>22</text:p>
          </table:table-cell>
          <table:table-cell office:value-type="float" office:value="17" table:style-name="ce30">
            <text:p>17</text:p>
          </table:table-cell>
          <table:table-cell office:value-type="string" table:style-name="ce31">
            <text:p>**</text:p>
          </table:table-cell>
          <table:table-cell table:number-columns-repeated="16377"/>
        </table:table-row>
        <table:table-row table:style-name="ro2">
          <table:table-cell office:value-type="string" table:style-name="ce29">
            <text:p>White</text:p>
          </table:table-cell>
          <table:table-cell office:value-type="float" office:value="1550" table:style-name="ce30">
            <text:p>1,550</text:p>
          </table:table-cell>
          <table:table-cell office:value-type="float" office:value="1520" table:style-name="ce30">
            <text:p>1,520</text:p>
          </table:table-cell>
          <table:table-cell office:value-type="float" office:value="1551" table:style-name="ce30">
            <text:p>1,551</text:p>
          </table:table-cell>
          <table:table-cell office:value-type="float" office:value="1432" table:style-name="ce30">
            <text:p>1,432</text:p>
          </table:table-cell>
          <table:table-cell office:value-type="float" office:value="1382" table:style-name="ce30">
            <text:p>1,382</text:p>
          </table:table-cell>
          <table:table-cell office:value-type="percentage" office:value="-0.10839" table:style-name="ce31">
            <text:p>-11%</text:p>
          </table:table-cell>
          <table:table-cell table:number-columns-repeated="16377"/>
        </table:table-row>
        <table:table-row table:style-name="ro2">
          <table:table-cell office:value-type="string" table:style-name="ce29">
            <text:p>Not recorded</text:p>
          </table:table-cell>
          <table:table-cell office:value-type="float" office:value="18" table:style-name="ce30">
            <text:p>18</text:p>
          </table:table-cell>
          <table:table-cell office:value-type="float" office:value="19" table:style-name="ce30">
            <text:p>19</text:p>
          </table:table-cell>
          <table:table-cell office:value-type="float" office:value="16" table:style-name="ce30">
            <text:p>16</text:p>
          </table:table-cell>
          <table:table-cell office:value-type="float" office:value="8" table:style-name="ce30">
            <text:p>8</text:p>
          </table:table-cell>
          <table:table-cell office:value-type="float" office:value="11" table:style-name="ce30">
            <text:p>11</text:p>
          </table:table-cell>
          <table:table-cell office:value-type="string" table:style-name="ce31">
            <text:p>**</text:p>
          </table:table-cell>
          <table:table-cell table:number-columns-repeated="16377"/>
        </table:table-row>
        <table:table-row table:style-name="ro2">
          <table:table-cell office:value-type="string" table:style-name="ce29">
            <text:p>Not stated</text:p>
          </table:table-cell>
          <table:table-cell office:value-type="float" office:value="6" table:style-name="ce30">
            <text:p>6</text:p>
          </table:table-cell>
          <table:table-cell office:value-type="float" office:value="3" table:style-name="ce30">
            <text:p>3</text:p>
          </table:table-cell>
          <table:table-cell office:value-type="float" office:value="3" table:style-name="ce30">
            <text:p>3</text:p>
          </table:table-cell>
          <table:table-cell office:value-type="float" office:value="3" table:style-name="ce30">
            <text:p>3</text:p>
          </table:table-cell>
          <table:table-cell office:value-type="float" office:value="6" table:style-name="ce30">
            <text:p>6</text:p>
          </table:table-cell>
          <table:table-cell office:value-type="string" table:style-name="ce31">
            <text:p>**</text:p>
          </table:table-cell>
          <table:table-cell table:number-columns-repeated="16377"/>
        </table:table-row>
        <table:table-row table:style-name="ro12">
          <table:table-cell office:value-type="string" table:style-name="ce26">
            <text:p>Percentage released</text:p>
          </table:table-cell>
          <table:table-cell office:value-type="percentage" office:value="0.232183130356337" table:style-name="ce87">
            <text:p>23%</text:p>
          </table:table-cell>
          <table:table-cell office:value-type="percentage" office:value="0.21870882740448" table:style-name="ce87">
            <text:p>22%</text:p>
          </table:table-cell>
          <table:table-cell office:value-type="percentage" office:value="0.21168653095664999" table:style-name="ce87">
            <text:p>21%</text:p>
          </table:table-cell>
          <table:table-cell office:value-type="percentage" office:value="0.18878446762366999" table:style-name="ce87">
            <text:p>19%</text:p>
          </table:table-cell>
          <table:table-cell office:value-type="percentage" office:value="0.185345271174231" table:style-name="ce87">
            <text:p>19%</text:p>
          </table:table-cell>
          <table:table-cell office:value-type="float" office:value="-5" table:style-name="ce88">
            <text:p>-5pp</text:p>
          </table:table-cell>
          <table:table-cell table:number-columns-repeated="16377"/>
        </table:table-row>
        <table:table-row table:style-name="ro2">
          <table:table-cell office:value-type="string" table:style-name="ce29">
            <text:p>Asian / Asian British</text:p>
          </table:table-cell>
          <table:table-cell office:value-type="percentage" office:value="0.35126582278481" table:style-name="ce89">
            <text:p>35%</text:p>
          </table:table-cell>
          <table:table-cell office:value-type="percentage" office:value="0.34328358208955201" table:style-name="ce89">
            <text:p>34%</text:p>
          </table:table-cell>
          <table:table-cell office:value-type="percentage" office:value="0.29750778816199402" table:style-name="ce89">
            <text:p>30%</text:p>
          </table:table-cell>
          <table:table-cell office:value-type="percentage" office:value="0.267405063291139" table:style-name="ce89">
            <text:p>27%</text:p>
          </table:table-cell>
          <table:table-cell office:value-type="percentage" office:value="0.24764890282131699" table:style-name="ce89">
            <text:p>25%</text:p>
          </table:table-cell>
          <table:table-cell office:value-type="float" office:value="-10" table:style-name="ce90">
            <text:p>-10pp</text:p>
          </table:table-cell>
          <table:table-cell table:number-columns-repeated="16377"/>
        </table:table-row>
        <table:table-row table:style-name="ro2">
          <table:table-cell office:value-type="string" table:style-name="ce29">
            <text:p>Black / African / Caribbean / Black British</text:p>
          </table:table-cell>
          <table:table-cell office:value-type="percentage" office:value="0.221467391304348" table:style-name="ce89">
            <text:p>22%</text:p>
          </table:table-cell>
          <table:table-cell office:value-type="percentage" office:value="0.192098092643052" table:style-name="ce89">
            <text:p>19%</text:p>
          </table:table-cell>
          <table:table-cell office:value-type="percentage" office:value="0.19525801952580199" table:style-name="ce89">
            <text:p>20%</text:p>
          </table:table-cell>
          <table:table-cell office:value-type="percentage" office:value="0.15691489361702099" table:style-name="ce89">
            <text:p>16%</text:p>
          </table:table-cell>
          <table:table-cell office:value-type="percentage" office:value="0.18969849246231199" table:style-name="ce89">
            <text:p>19%</text:p>
          </table:table-cell>
          <table:table-cell office:value-type="float" office:value="-3" table:style-name="ce90">
            <text:p>-3pp</text:p>
          </table:table-cell>
          <table:table-cell table:number-columns-repeated="16377"/>
        </table:table-row>
        <table:table-row table:style-name="ro2">
          <table:table-cell office:value-type="string" table:style-name="ce29">
            <text:p>Mixed / Multiple ethnic groups</text:p>
          </table:table-cell>
          <table:table-cell office:value-type="percentage" office:value="0.24483775811209399" table:style-name="ce89">
            <text:p>24%</text:p>
          </table:table-cell>
          <table:table-cell office:value-type="percentage" office:value="0.23611111111111099" table:style-name="ce89">
            <text:p>24%</text:p>
          </table:table-cell>
          <table:table-cell office:value-type="percentage" office:value="0.23711340206185599" table:style-name="ce89">
            <text:p>24%</text:p>
          </table:table-cell>
          <table:table-cell office:value-type="percentage" office:value="0.20105820105820099" table:style-name="ce89">
            <text:p>20%</text:p>
          </table:table-cell>
          <table:table-cell office:value-type="percentage" office:value="0.21839080459770099" table:style-name="ce89">
            <text:p>22%</text:p>
          </table:table-cell>
          <table:table-cell office:value-type="float" office:value="-3" table:style-name="ce90">
            <text:p>-3pp</text:p>
          </table:table-cell>
          <table:table-cell table:number-columns-repeated="16377"/>
        </table:table-row>
        <table:table-row table:style-name="ro2">
          <table:table-cell office:value-type="string" table:style-name="ce29">
            <text:p>Other ethnic group</text:p>
          </table:table-cell>
          <table:table-cell office:value-type="string" table:style-name="ce89">
            <text:p>**</text:p>
          </table:table-cell>
          <table:table-cell office:value-type="string" table:style-name="ce89">
            <text:p>**</text:p>
          </table:table-cell>
          <table:table-cell office:value-type="string" table:style-name="ce89">
            <text:p>**</text:p>
          </table:table-cell>
          <table:table-cell office:value-type="string" table:style-name="ce89">
            <text:p>**</text:p>
          </table:table-cell>
          <table:table-cell office:value-type="string" table:style-name="ce89">
            <text:p>**</text:p>
          </table:table-cell>
          <table:table-cell office:value-type="string" table:style-name="ce90">
            <text:p>**</text:p>
          </table:table-cell>
          <table:table-cell table:number-columns-repeated="16377"/>
        </table:table-row>
        <table:table-row table:style-name="ro2">
          <table:table-cell office:value-type="string" table:style-name="ce29">
            <text:p>White</text:p>
          </table:table-cell>
          <table:table-cell office:value-type="percentage" office:value="0.224312590448625" table:style-name="ce89">
            <text:p>22%</text:p>
          </table:table-cell>
          <table:table-cell office:value-type="percentage" office:value="0.212706409179961" table:style-name="ce89">
            <text:p>21%</text:p>
          </table:table-cell>
          <table:table-cell office:value-type="percentage" office:value="0.20696557245796601" table:style-name="ce89">
            <text:p>21%</text:p>
          </table:table-cell>
          <table:table-cell office:value-type="percentage" office:value="0.187385501177702" table:style-name="ce89">
            <text:p>19%</text:p>
          </table:table-cell>
          <table:table-cell office:value-type="percentage" office:value="0.181150871673876" table:style-name="ce89">
            <text:p>18%</text:p>
          </table:table-cell>
          <table:table-cell office:value-type="float" office:value="-4" table:style-name="ce90">
            <text:p>-4pp</text:p>
          </table:table-cell>
          <table:table-cell table:number-columns-repeated="16377"/>
        </table:table-row>
        <table:table-row table:style-name="ro2">
          <table:table-cell office:value-type="string" table:style-name="ce29">
            <text:p>Not recorded</text:p>
          </table:table-cell>
          <table:table-cell office:value-type="string" table:style-name="ce89">
            <text:p>**</text:p>
          </table:table-cell>
          <table:table-cell office:value-type="string" table:style-name="ce89">
            <text:p>**</text:p>
          </table:table-cell>
          <table:table-cell office:value-type="string" table:style-name="ce89">
            <text:p>**</text:p>
          </table:table-cell>
          <table:table-cell office:value-type="string" table:style-name="ce89">
            <text:p>**</text:p>
          </table:table-cell>
          <table:table-cell office:value-type="string" table:style-name="ce89">
            <text:p>**</text:p>
          </table:table-cell>
          <table:table-cell office:value-type="string" table:style-name="ce90">
            <text:p>**</text:p>
          </table:table-cell>
          <table:table-cell table:number-columns-repeated="16377"/>
        </table:table-row>
        <table:table-row table:style-name="ro2">
          <table:table-cell office:value-type="string" table:style-name="ce29">
            <text:p>Not stated</text:p>
          </table:table-cell>
          <table:table-cell office:value-type="string" table:style-name="ce89">
            <text:p>**</text:p>
          </table:table-cell>
          <table:table-cell office:value-type="string" table:style-name="ce89">
            <text:p>**</text:p>
          </table:table-cell>
          <table:table-cell office:value-type="string" table:style-name="ce89">
            <text:p>**</text:p>
          </table:table-cell>
          <table:table-cell office:value-type="string" table:style-name="ce89">
            <text:p>**</text:p>
          </table:table-cell>
          <table:table-cell office:value-type="string" table:style-name="ce89">
            <text:p>**</text:p>
          </table:table-cell>
          <table:table-cell office:value-type="string" table:style-name="ce90">
            <text:p>**</text:p>
          </table:table-cell>
          <table:table-cell table:number-columns-repeated="16377"/>
        </table:table-row>
        <table:table-row table:style-name="ro11">
          <table:table-cell office:value-type="string" table:style-name="ce84">
            <text:p>Population on HDC at end of the period<text:span text:style-name="T4">(3)</text:span></text:p>
          </table:table-cell>
          <table:table-cell office:value-type="float" office:value="1993" table:style-name="ce85">
            <text:p>1,993</text:p>
          </table:table-cell>
          <table:table-cell office:value-type="float" office:value="1895" table:style-name="ce85">
            <text:p>1,895</text:p>
          </table:table-cell>
          <table:table-cell office:value-type="float" office:value="1876" table:style-name="ce85">
            <text:p>1,876</text:p>
          </table:table-cell>
          <table:table-cell office:value-type="float" office:value="1790" table:style-name="ce85">
            <text:p>1,790</text:p>
          </table:table-cell>
          <table:table-cell office:value-type="float" office:value="1687" table:style-name="ce85">
            <text:p>1,687</text:p>
          </table:table-cell>
          <table:table-cell office:value-type="float" office:value="-0.15353738083291521" table:style-name="ce86">
            <text:p>-15%</text:p>
          </table:table-cell>
          <table:table-cell table:number-columns-repeated="16377"/>
        </table:table-row>
        <table:table-row table:style-name="ro2">
          <table:table-cell table:number-columns-spanned="7" table:number-rows-spanned="1" table:style-name="ce19"/>
          <table:covered-table-cell table:number-columns-repeated="6"/>
          <table:table-cell table:number-columns-repeated="16377"/>
        </table:table-row>
        <table:table-row table:style-name="ro2">
          <table:table-cell table:number-columns-spanned="7" table:number-rows-spanned="1" table:style-name="ce19"/>
          <table:covered-table-cell table:number-columns-repeated="6"/>
          <table:table-cell table:number-columns-repeated="16377"/>
        </table:table-row>
        <table:table-row table:style-name="ro10">
          <table:table-cell office:value-type="string" table:style-name="ce21">
            <text:p><text:s/></text:p>
          </table:table-cell>
          <table:table-cell office:value-type="string" table:style-name="ce21">
            <text:p>Jan-Mar</text:p>
            <text:p><text:s/>2022</text:p>
          </table:table-cell>
          <table:table-cell office:value-type="string" table:style-name="ce21">
            <text:p>Apr-Jun</text:p>
            <text:p><text:s/>2022</text:p>
          </table:table-cell>
          <table:table-cell office:value-type="string" table:style-name="ce21">
            <text:p>Jul-Sep</text:p>
            <text:p><text:s/>2022</text:p>
          </table:table-cell>
          <table:table-cell office:value-type="string" table:style-name="ce21">
            <text:p>Oct-Dec</text:p>
            <text:p><text:s/>2022</text:p>
          </table:table-cell>
          <table:table-cell office:value-type="string" table:style-name="ce21">
            <text:p>Jan-Mar</text:p>
            <text:p><text:s/>2023</text:p>
          </table:table-cell>
          <table:table-cell office:value-type="string" table:style-name="ce21">
            <text:p>Percentage change<text:s/></text:p>
            <text:p>Jan-Mar</text:p>
            <text:p><text:s/>2022 to 2023</text:p>
          </table:table-cell>
          <table:table-cell table:number-columns-repeated="16377"/>
        </table:table-row>
        <table:table-row table:style-name="ro11">
          <table:table-cell office:value-type="string" table:style-name="ce23">
            <text:p>Females</text:p>
          </table:table-cell>
          <table:table-cell table:number-columns-repeated="5" table:style-name="ce24"/>
          <table:table-cell table:style-name="ce46"/>
          <table:table-cell table:number-columns-repeated="16377"/>
        </table:table-row>
        <table:table-row table:style-name="ro12">
          <table:table-cell office:value-type="string" table:style-name="ce26">
            <text:p>Number eligible for release on HDC<text:span text:style-name="T4">(1,2)</text:span></text:p>
          </table:table-cell>
          <table:table-cell office:value-type="float" office:value="632" table:style-name="ce27">
            <text:p>632</text:p>
          </table:table-cell>
          <table:table-cell office:value-type="float" office:value="662" table:style-name="ce27">
            <text:p>662</text:p>
          </table:table-cell>
          <table:table-cell office:value-type="float" office:value="675" table:style-name="ce27">
            <text:p>675</text:p>
          </table:table-cell>
          <table:table-cell office:value-type="float" office:value="650" table:style-name="ce27">
            <text:p>650</text:p>
          </table:table-cell>
          <table:table-cell office:value-type="float" office:value="648" table:style-name="ce27">
            <text:p>648</text:p>
          </table:table-cell>
          <table:table-cell office:value-type="percentage" office:value="2.5319999999999999E-2" table:style-name="ce28">
            <text:p>3%</text:p>
          </table:table-cell>
          <table:table-cell table:number-columns-repeated="16377"/>
        </table:table-row>
        <table:table-row table:style-name="ro2">
          <table:table-cell office:value-type="string" table:style-name="ce29">
            <text:p>Asian / Asian British</text:p>
          </table:table-cell>
          <table:table-cell office:value-type="float" office:value="16" table:style-name="ce30">
            <text:p>16</text:p>
          </table:table-cell>
          <table:table-cell office:value-type="float" office:value="14" table:style-name="ce30">
            <text:p>14</text:p>
          </table:table-cell>
          <table:table-cell office:value-type="float" office:value="14" table:style-name="ce30">
            <text:p>14</text:p>
          </table:table-cell>
          <table:table-cell office:value-type="float" office:value="15" table:style-name="ce30">
            <text:p>15</text:p>
          </table:table-cell>
          <table:table-cell office:value-type="float" office:value="18" table:style-name="ce30">
            <text:p>18</text:p>
          </table:table-cell>
          <table:table-cell office:value-type="string" table:style-name="ce31">
            <text:p>**</text:p>
          </table:table-cell>
          <table:table-cell table:number-columns-repeated="16377"/>
        </table:table-row>
        <table:table-row table:style-name="ro2">
          <table:table-cell office:value-type="string" table:style-name="ce29">
            <text:p>Black / African / Caribbean / Black British</text:p>
          </table:table-cell>
          <table:table-cell office:value-type="float" office:value="31" table:style-name="ce30">
            <text:p>31</text:p>
          </table:table-cell>
          <table:table-cell office:value-type="float" office:value="36" table:style-name="ce30">
            <text:p>36</text:p>
          </table:table-cell>
          <table:table-cell office:value-type="float" office:value="37" table:style-name="ce30">
            <text:p>37</text:p>
          </table:table-cell>
          <table:table-cell office:value-type="float" office:value="46" table:style-name="ce30">
            <text:p>46</text:p>
          </table:table-cell>
          <table:table-cell office:value-type="float" office:value="30" table:style-name="ce30">
            <text:p>30</text:p>
          </table:table-cell>
          <table:table-cell office:value-type="string" table:style-name="ce31">
            <text:p>**</text:p>
          </table:table-cell>
          <table:table-cell table:number-columns-repeated="16377"/>
        </table:table-row>
        <table:table-row table:style-name="ro2">
          <table:table-cell office:value-type="string" table:style-name="ce29">
            <text:p>Mixed / Multiple ethnic groups</text:p>
          </table:table-cell>
          <table:table-cell office:value-type="float" office:value="24" table:style-name="ce30">
            <text:p>24</text:p>
          </table:table-cell>
          <table:table-cell office:value-type="float" office:value="31" table:style-name="ce30">
            <text:p>31</text:p>
          </table:table-cell>
          <table:table-cell office:value-type="float" office:value="29" table:style-name="ce30">
            <text:p>29</text:p>
          </table:table-cell>
          <table:table-cell office:value-type="float" office:value="26" table:style-name="ce30">
            <text:p>26</text:p>
          </table:table-cell>
          <table:table-cell office:value-type="float" office:value="25" table:style-name="ce30">
            <text:p>25</text:p>
          </table:table-cell>
          <table:table-cell office:value-type="string" table:style-name="ce31">
            <text:p>**</text:p>
          </table:table-cell>
          <table:table-cell table:number-columns-repeated="16377"/>
        </table:table-row>
        <table:table-row table:style-name="ro2">
          <table:table-cell office:value-type="string" table:style-name="ce29">
            <text:p>Other ethnic group</text:p>
          </table:table-cell>
          <table:table-cell office:value-type="float" office:value="4" table:style-name="ce30">
            <text:p>4</text:p>
          </table:table-cell>
          <table:table-cell office:value-type="float" office:value="5" table:style-name="ce30">
            <text:p>5</text:p>
          </table:table-cell>
          <table:table-cell office:value-type="float" office:value="1" table:style-name="ce30">
            <text:p>1</text:p>
          </table:table-cell>
          <table:table-cell office:value-type="float" office:value="5" table:style-name="ce30">
            <text:p>5</text:p>
          </table:table-cell>
          <table:table-cell office:value-type="float" office:value="6" table:style-name="ce30">
            <text:p>6</text:p>
          </table:table-cell>
          <table:table-cell office:value-type="string" table:style-name="ce31">
            <text:p>**</text:p>
          </table:table-cell>
          <table:table-cell table:number-columns-repeated="16377"/>
        </table:table-row>
        <table:table-row table:style-name="ro2">
          <table:table-cell office:value-type="string" table:style-name="ce29">
            <text:p>White</text:p>
          </table:table-cell>
          <table:table-cell office:value-type="float" office:value="553" table:style-name="ce30">
            <text:p>553</text:p>
          </table:table-cell>
          <table:table-cell office:value-type="float" office:value="575" table:style-name="ce30">
            <text:p>575</text:p>
          </table:table-cell>
          <table:table-cell office:value-type="float" office:value="586" table:style-name="ce30">
            <text:p>586</text:p>
          </table:table-cell>
          <table:table-cell office:value-type="float" office:value="546" table:style-name="ce30">
            <text:p>546</text:p>
          </table:table-cell>
          <table:table-cell office:value-type="float" office:value="567" table:style-name="ce30">
            <text:p>567</text:p>
          </table:table-cell>
          <table:table-cell office:value-type="percentage" office:value="2.5319999999999999E-2" table:style-name="ce31">
            <text:p>3%</text:p>
          </table:table-cell>
          <table:table-cell table:number-columns-repeated="16377"/>
        </table:table-row>
        <table:table-row table:style-name="ro2">
          <table:table-cell office:value-type="string" table:style-name="ce29">
            <text:p>Not recorded</text:p>
          </table:table-cell>
          <table:table-cell office:value-type="float" office:value="4" table:style-name="ce30">
            <text:p>4</text:p>
          </table:table-cell>
          <table:table-cell office:value-type="float" office:value="1" table:style-name="ce30">
            <text:p>1</text:p>
          </table:table-cell>
          <table:table-cell office:value-type="float" office:value="7" table:style-name="ce30">
            <text:p>7</text:p>
          </table:table-cell>
          <table:table-cell office:value-type="float" office:value="12" table:style-name="ce30">
            <text:p>12</text:p>
          </table:table-cell>
          <table:table-cell office:value-type="float" office:value="2" table:style-name="ce30">
            <text:p>2</text:p>
          </table:table-cell>
          <table:table-cell office:value-type="string" table:style-name="ce31">
            <text:p>**</text:p>
          </table:table-cell>
          <table:table-cell table:number-columns-repeated="16377"/>
        </table:table-row>
        <table:table-row table:style-name="ro2">
          <table:table-cell office:value-type="string" table:style-name="ce29">
            <text:p>Not stated</text:p>
          </table:table-cell>
          <table:table-cell office:value-type="float" office:value="0" table:style-name="ce30">
            <text:p>0</text:p>
          </table:table-cell>
          <table:table-cell office:value-type="float" office:value="0" table:style-name="ce30">
            <text:p>0</text:p>
          </table:table-cell>
          <table:table-cell office:value-type="float" office:value="1" table:style-name="ce30">
            <text:p>1</text:p>
          </table:table-cell>
          <table:table-cell office:value-type="float" office:value="0" table:style-name="ce30">
            <text:p>0</text:p>
          </table:table-cell>
          <table:table-cell office:value-type="float" office:value="0" table:style-name="ce30">
            <text:p>0</text:p>
          </table:table-cell>
          <table:table-cell office:value-type="string" table:style-name="ce31">
            <text:p>-</text:p>
          </table:table-cell>
          <table:table-cell table:number-columns-repeated="16377"/>
        </table:table-row>
        <table:table-row table:style-name="ro12">
          <table:table-cell office:value-type="string" table:style-name="ce26">
            <text:p>Number released on HDC</text:p>
          </table:table-cell>
          <table:table-cell office:value-type="float" office:value="211" table:style-name="ce27">
            <text:p>211</text:p>
          </table:table-cell>
          <table:table-cell office:value-type="float" office:value="216" table:style-name="ce27">
            <text:p>216</text:p>
          </table:table-cell>
          <table:table-cell office:value-type="float" office:value="203" table:style-name="ce27">
            <text:p>203</text:p>
          </table:table-cell>
          <table:table-cell office:value-type="float" office:value="179" table:style-name="ce27">
            <text:p>179</text:p>
          </table:table-cell>
          <table:table-cell office:value-type="float" office:value="185" table:style-name="ce27">
            <text:p>185</text:p>
          </table:table-cell>
          <table:table-cell office:value-type="percentage" office:value="-0.12322" table:style-name="ce28">
            <text:p>-12%</text:p>
          </table:table-cell>
          <table:table-cell table:number-columns-repeated="16377"/>
        </table:table-row>
        <table:table-row table:style-name="ro2">
          <table:table-cell office:value-type="string" table:style-name="ce29">
            <text:p>Asian / Asian British</text:p>
          </table:table-cell>
          <table:table-cell office:value-type="float" office:value="2" table:style-name="ce30">
            <text:p>2</text:p>
          </table:table-cell>
          <table:table-cell office:value-type="float" office:value="3" table:style-name="ce30">
            <text:p>3</text:p>
          </table:table-cell>
          <table:table-cell office:value-type="float" office:value="7" table:style-name="ce30">
            <text:p>7</text:p>
          </table:table-cell>
          <table:table-cell office:value-type="float" office:value="8" table:style-name="ce30">
            <text:p>8</text:p>
          </table:table-cell>
          <table:table-cell office:value-type="float" office:value="9" table:style-name="ce30">
            <text:p>9</text:p>
          </table:table-cell>
          <table:table-cell office:value-type="string" table:style-name="ce31">
            <text:p>**</text:p>
          </table:table-cell>
          <table:table-cell table:number-columns-repeated="16377"/>
        </table:table-row>
        <table:table-row table:style-name="ro2">
          <table:table-cell office:value-type="string" table:style-name="ce29">
            <text:p>Black / African / Caribbean / Black British</text:p>
          </table:table-cell>
          <table:table-cell office:value-type="float" office:value="5" table:style-name="ce30">
            <text:p>5</text:p>
          </table:table-cell>
          <table:table-cell office:value-type="float" office:value="4" table:style-name="ce30">
            <text:p>4</text:p>
          </table:table-cell>
          <table:table-cell office:value-type="float" office:value="7" table:style-name="ce30">
            <text:p>7</text:p>
          </table:table-cell>
          <table:table-cell office:value-type="float" office:value="10" table:style-name="ce30">
            <text:p>10</text:p>
          </table:table-cell>
          <table:table-cell office:value-type="float" office:value="10" table:style-name="ce30">
            <text:p>10</text:p>
          </table:table-cell>
          <table:table-cell office:value-type="string" table:style-name="ce31">
            <text:p>**</text:p>
          </table:table-cell>
          <table:table-cell table:number-columns-repeated="16377"/>
        </table:table-row>
        <table:table-row table:style-name="ro2">
          <table:table-cell office:value-type="string" table:style-name="ce29">
            <text:p>Mixed / Multiple ethnic groups</text:p>
          </table:table-cell>
          <table:table-cell office:value-type="float" office:value="5" table:style-name="ce30">
            <text:p>5</text:p>
          </table:table-cell>
          <table:table-cell office:value-type="float" office:value="7" table:style-name="ce30">
            <text:p>7</text:p>
          </table:table-cell>
          <table:table-cell office:value-type="float" office:value="10" table:style-name="ce30">
            <text:p>10</text:p>
          </table:table-cell>
          <table:table-cell office:value-type="float" office:value="4" table:style-name="ce30">
            <text:p>4</text:p>
          </table:table-cell>
          <table:table-cell office:value-type="float" office:value="4" table:style-name="ce30">
            <text:p>4</text:p>
          </table:table-cell>
          <table:table-cell office:value-type="string" table:style-name="ce31">
            <text:p>**</text:p>
          </table:table-cell>
          <table:table-cell table:number-columns-repeated="16377"/>
        </table:table-row>
        <table:table-row table:style-name="ro2">
          <table:table-cell office:value-type="string" table:style-name="ce29">
            <text:p>Other ethnic group</text:p>
          </table:table-cell>
          <table:table-cell office:value-type="float" office:value="1" table:style-name="ce30">
            <text:p>1</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string" table:style-name="ce31">
            <text:p>**</text:p>
          </table:table-cell>
          <table:table-cell table:number-columns-repeated="16377"/>
        </table:table-row>
        <table:table-row table:style-name="ro2">
          <table:table-cell office:value-type="string" table:style-name="ce29">
            <text:p>White</text:p>
          </table:table-cell>
          <table:table-cell office:value-type="float" office:value="198" table:style-name="ce30">
            <text:p>198</text:p>
          </table:table-cell>
          <table:table-cell office:value-type="float" office:value="202" table:style-name="ce30">
            <text:p>202</text:p>
          </table:table-cell>
          <table:table-cell office:value-type="float" office:value="177" table:style-name="ce30">
            <text:p>177</text:p>
          </table:table-cell>
          <table:table-cell office:value-type="float" office:value="156" table:style-name="ce30">
            <text:p>156</text:p>
          </table:table-cell>
          <table:table-cell office:value-type="float" office:value="162" table:style-name="ce30">
            <text:p>162</text:p>
          </table:table-cell>
          <table:table-cell office:value-type="percentage" office:value="-0.18182000000000001" table:style-name="ce31">
            <text:p>-18%</text:p>
          </table:table-cell>
          <table:table-cell table:number-columns-repeated="16377"/>
        </table:table-row>
        <table:table-row table:style-name="ro2">
          <table:table-cell office:value-type="string" table:style-name="ce29">
            <text:p>Not recorded</text:p>
          </table:table-cell>
          <table:table-cell office:value-type="float" office:value="0" table:style-name="ce30">
            <text:p>0</text:p>
          </table:table-cell>
          <table:table-cell office:value-type="float" office:value="0" table:style-name="ce30">
            <text:p>0</text:p>
          </table:table-cell>
          <table:table-cell office:value-type="float" office:value="1" table:style-name="ce30">
            <text:p>1</text:p>
          </table:table-cell>
          <table:table-cell office:value-type="float" office:value="1" table:style-name="ce30">
            <text:p>1</text:p>
          </table:table-cell>
          <table:table-cell office:value-type="float" office:value="0" table:style-name="ce30">
            <text:p>0</text:p>
          </table:table-cell>
          <table:table-cell office:value-type="string" table:style-name="ce31">
            <text:p>-</text:p>
          </table:table-cell>
          <table:table-cell table:number-columns-repeated="16377"/>
        </table:table-row>
        <table:table-row table:style-name="ro2">
          <table:table-cell office:value-type="string" table:style-name="ce29">
            <text:p>Not stated</text:p>
          </table:table-cell>
          <table:table-cell office:value-type="float" office:value="0" table:style-name="ce30">
            <text:p>0</text:p>
          </table:table-cell>
          <table:table-cell office:value-type="float" office:value="0" table:style-name="ce30">
            <text:p>0</text:p>
          </table:table-cell>
          <table:table-cell office:value-type="float" office:value="1" table:style-name="ce30">
            <text:p>1</text:p>
          </table:table-cell>
          <table:table-cell office:value-type="float" office:value="0" table:style-name="ce30">
            <text:p>0</text:p>
          </table:table-cell>
          <table:table-cell office:value-type="float" office:value="0" table:style-name="ce30">
            <text:p>0</text:p>
          </table:table-cell>
          <table:table-cell office:value-type="string" table:style-name="ce31">
            <text:p>-</text:p>
          </table:table-cell>
          <table:table-cell table:number-columns-repeated="16377"/>
        </table:table-row>
        <table:table-row table:style-name="ro12">
          <table:table-cell office:value-type="string" table:style-name="ce26">
            <text:p>Percentage released</text:p>
          </table:table-cell>
          <table:table-cell office:value-type="percentage" office:value="0.333860759493671" table:style-name="ce87">
            <text:p>33%</text:p>
          </table:table-cell>
          <table:table-cell office:value-type="percentage" office:value="0.32628398791540802" table:style-name="ce87">
            <text:p>33%</text:p>
          </table:table-cell>
          <table:table-cell office:value-type="percentage" office:value="0.30074074074074097" table:style-name="ce87">
            <text:p>30%</text:p>
          </table:table-cell>
          <table:table-cell office:value-type="percentage" office:value="0.27538461538461501" table:style-name="ce87">
            <text:p>28%</text:p>
          </table:table-cell>
          <table:table-cell office:value-type="percentage" office:value="0.28549382716049398" table:style-name="ce87">
            <text:p>29%</text:p>
          </table:table-cell>
          <table:table-cell office:value-type="float" office:value="-5" table:style-name="ce88">
            <text:p>-5pp</text:p>
          </table:table-cell>
          <table:table-cell table:number-columns-repeated="16377"/>
        </table:table-row>
        <table:table-row table:style-name="ro2">
          <table:table-cell office:value-type="string" table:style-name="ce29">
            <text:p>Asian / Asian British</text:p>
          </table:table-cell>
          <table:table-cell office:value-type="string" table:style-name="ce89">
            <text:p>**</text:p>
          </table:table-cell>
          <table:table-cell office:value-type="string" table:style-name="ce89">
            <text:p>**</text:p>
          </table:table-cell>
          <table:table-cell office:value-type="string" table:style-name="ce89">
            <text:p>**</text:p>
          </table:table-cell>
          <table:table-cell office:value-type="string" table:style-name="ce89">
            <text:p>**</text:p>
          </table:table-cell>
          <table:table-cell office:value-type="string" table:style-name="ce89">
            <text:p>**</text:p>
          </table:table-cell>
          <table:table-cell office:value-type="string" table:style-name="ce90">
            <text:p>**</text:p>
          </table:table-cell>
          <table:table-cell table:number-columns-repeated="16377"/>
        </table:table-row>
        <table:table-row table:style-name="ro2">
          <table:table-cell office:value-type="string" table:style-name="ce29">
            <text:p>Black / African / Caribbean / Black British</text:p>
          </table:table-cell>
          <table:table-cell office:value-type="string" table:style-name="ce89">
            <text:p>**</text:p>
          </table:table-cell>
          <table:table-cell office:value-type="string" table:style-name="ce89">
            <text:p>**</text:p>
          </table:table-cell>
          <table:table-cell office:value-type="string" table:style-name="ce89">
            <text:p>**</text:p>
          </table:table-cell>
          <table:table-cell office:value-type="string" table:style-name="ce89">
            <text:p>**</text:p>
          </table:table-cell>
          <table:table-cell office:value-type="string" table:style-name="ce89">
            <text:p>**</text:p>
          </table:table-cell>
          <table:table-cell office:value-type="string" table:style-name="ce90">
            <text:p>**</text:p>
          </table:table-cell>
          <table:table-cell table:number-columns-repeated="16377"/>
        </table:table-row>
        <table:table-row table:style-name="ro2">
          <table:table-cell office:value-type="string" table:style-name="ce29">
            <text:p>Mixed / Multiple ethnic groups</text:p>
          </table:table-cell>
          <table:table-cell office:value-type="string" table:style-name="ce89">
            <text:p>**</text:p>
          </table:table-cell>
          <table:table-cell office:value-type="string" table:style-name="ce89">
            <text:p>**</text:p>
          </table:table-cell>
          <table:table-cell office:value-type="string" table:style-name="ce89">
            <text:p>**</text:p>
          </table:table-cell>
          <table:table-cell office:value-type="string" table:style-name="ce89">
            <text:p>**</text:p>
          </table:table-cell>
          <table:table-cell office:value-type="string" table:style-name="ce89">
            <text:p>**</text:p>
          </table:table-cell>
          <table:table-cell office:value-type="string" table:style-name="ce90">
            <text:p>**</text:p>
          </table:table-cell>
          <table:table-cell table:number-columns-repeated="16377"/>
        </table:table-row>
        <table:table-row table:style-name="ro2">
          <table:table-cell office:value-type="string" table:style-name="ce29">
            <text:p>Other ethnic group</text:p>
          </table:table-cell>
          <table:table-cell office:value-type="string" table:style-name="ce89">
            <text:p>**</text:p>
          </table:table-cell>
          <table:table-cell office:value-type="string" table:style-name="ce89">
            <text:p>**</text:p>
          </table:table-cell>
          <table:table-cell office:value-type="string" table:style-name="ce89">
            <text:p>**</text:p>
          </table:table-cell>
          <table:table-cell office:value-type="string" table:style-name="ce89">
            <text:p>**</text:p>
          </table:table-cell>
          <table:table-cell office:value-type="string" table:style-name="ce89">
            <text:p>**</text:p>
          </table:table-cell>
          <table:table-cell office:value-type="string" table:style-name="ce90">
            <text:p>**</text:p>
          </table:table-cell>
          <table:table-cell table:number-columns-repeated="16377"/>
        </table:table-row>
        <table:table-row table:style-name="ro2">
          <table:table-cell office:value-type="string" table:style-name="ce29">
            <text:p>White</text:p>
          </table:table-cell>
          <table:table-cell office:value-type="percentage" office:value="0.35804701627486402" table:style-name="ce89">
            <text:p>36%</text:p>
          </table:table-cell>
          <table:table-cell office:value-type="percentage" office:value="0.35130434782608699" table:style-name="ce89">
            <text:p>35%</text:p>
          </table:table-cell>
          <table:table-cell office:value-type="percentage" office:value="0.30204778156996598" table:style-name="ce89">
            <text:p>30%</text:p>
          </table:table-cell>
          <table:table-cell office:value-type="percentage" office:value="0.28571428571428598" table:style-name="ce89">
            <text:p>29%</text:p>
          </table:table-cell>
          <table:table-cell office:value-type="percentage" office:value="0.28571428571428598" table:style-name="ce89">
            <text:p>29%</text:p>
          </table:table-cell>
          <table:table-cell office:value-type="float" office:value="-7" table:style-name="ce90">
            <text:p>-7pp</text:p>
          </table:table-cell>
          <table:table-cell table:number-columns-repeated="16377"/>
        </table:table-row>
        <table:table-row table:style-name="ro2">
          <table:table-cell office:value-type="string" table:style-name="ce29">
            <text:p>Not recorded</text:p>
          </table:table-cell>
          <table:table-cell office:value-type="string" table:style-name="ce89">
            <text:p>**</text:p>
          </table:table-cell>
          <table:table-cell office:value-type="string" table:style-name="ce89">
            <text:p>**</text:p>
          </table:table-cell>
          <table:table-cell office:value-type="string" table:style-name="ce89">
            <text:p>**</text:p>
          </table:table-cell>
          <table:table-cell office:value-type="string" table:style-name="ce89">
            <text:p>**</text:p>
          </table:table-cell>
          <table:table-cell office:value-type="string" table:style-name="ce89">
            <text:p>**</text:p>
          </table:table-cell>
          <table:table-cell office:value-type="string" table:style-name="ce90">
            <text:p>**</text:p>
          </table:table-cell>
          <table:table-cell table:number-columns-repeated="16377"/>
        </table:table-row>
        <table:table-row table:style-name="ro2">
          <table:table-cell office:value-type="string" table:style-name="ce29">
            <text:p>Not stated</text:p>
          </table:table-cell>
          <table:table-cell office:value-type="string" table:style-name="ce89">
            <text:p>**</text:p>
          </table:table-cell>
          <table:table-cell office:value-type="string" table:style-name="ce89">
            <text:p>**</text:p>
          </table:table-cell>
          <table:table-cell office:value-type="string" table:style-name="ce89">
            <text:p>**</text:p>
          </table:table-cell>
          <table:table-cell office:value-type="string" table:style-name="ce89">
            <text:p>**</text:p>
          </table:table-cell>
          <table:table-cell office:value-type="string" table:style-name="ce89">
            <text:p>**</text:p>
          </table:table-cell>
          <table:table-cell office:value-type="string" table:style-name="ce90">
            <text:p>**</text:p>
          </table:table-cell>
          <table:table-cell table:number-columns-repeated="16377"/>
        </table:table-row>
        <table:table-row table:style-name="ro11">
          <table:table-cell office:value-type="string" table:style-name="ce84">
            <text:p>Population on HDC at end of the period<text:span text:style-name="T4">(3)</text:span></text:p>
          </table:table-cell>
          <table:table-cell office:value-type="float" office:value="172" table:style-name="ce85">
            <text:p>172</text:p>
          </table:table-cell>
          <table:table-cell office:value-type="float" office:value="180" table:style-name="ce85">
            <text:p>180</text:p>
          </table:table-cell>
          <table:table-cell office:value-type="float" office:value="179" table:style-name="ce85">
            <text:p>179</text:p>
          </table:table-cell>
          <table:table-cell office:value-type="float" office:value="165" table:style-name="ce85">
            <text:p>165</text:p>
          </table:table-cell>
          <table:table-cell office:value-type="float" office:value="175" table:style-name="ce85">
            <text:p>175</text:p>
          </table:table-cell>
          <table:table-cell office:value-type="float" office:value="1.7441860465116279E-2" table:style-name="ce86">
            <text:p><text:s/>2%</text:p>
          </table:table-cell>
          <table:table-cell table:number-columns-repeated="16377"/>
        </table:table-row>
        <table:table-row table:style-name="ro2">
          <table:table-cell table:number-columns-spanned="7" table:number-rows-spanned="1" table:style-name="ce19"/>
          <table:covered-table-cell table:number-columns-repeated="6"/>
          <table:table-cell table:number-columns-repeated="16377"/>
        </table:table-row>
        <table:table-row table:style-name="ro22">
          <table:table-cell office:value-type="string" table:number-columns-spanned="7" table:number-rows-spanned="1" table:style-name="ce72">
            <text:p>(1) This is the number of offenders serving sentences of between 12 weeks and just under 4 years and therefore potentially eligible for release on Home Detention Curfew (HDC) in the relevant period. It includes offenders who are in fact statutorily ineligible for HDC, such as registered sex offenders or those with a previous recall for breach of curfew on HDC (prisoners not eligible for HDC for these reasons cannot be identified from the data that is held). Moreover, certain offenders are presumed unsuitable for HDC and will only be considered for release in exceptional circumstances.</text:p>
          </table:table-cell>
          <table:covered-table-cell table:number-columns-repeated="6"/>
          <table:table-cell table:number-columns-repeated="16377"/>
        </table:table-row>
        <table:table-row table:style-name="ro23">
          <table:table-cell office:value-type="string" table:number-columns-spanned="7" table:number-rows-spanned="1" table:style-name="ce72">
            <text:p>(2) An offender may be eligible for release on HDC in more than one quarter. Users should therefore not sum four quarters worth of data for the annual number of prisoners released. Annual figures are provided in the annual releases tables, typically published in April of each year.</text:p>
          </table:table-cell>
          <table:covered-table-cell table:number-columns-repeated="6"/>
          <table:table-cell table:number-columns-repeated="16377"/>
        </table:table-row>
        <table:table-row table:style-name="ro2">
          <table:table-cell office:value-type="string" table:number-columns-spanned="7" table:number-rows-spanned="1" table:style-name="ce72">
            <text:p>(3) The population figures are as of the last working Friday in the period.</text:p>
          </table:table-cell>
          <table:covered-table-cell table:number-columns-repeated="6"/>
          <table:table-cell table:number-columns-repeated="16377"/>
        </table:table-row>
        <table:table-row table:style-name="ro11">
          <table:table-cell office:value-type="string" table:number-columns-spanned="7" table:number-rows-spanned="1" table:style-name="ce93">
            <text:p>HDC "Percentage released" figures</text:p>
          </table:table-cell>
          <table:covered-table-cell table:number-columns-repeated="6"/>
          <table:table-cell table:number-columns-repeated="16377"/>
        </table:table-row>
        <table:table-row table:style-name="ro11">
          <table:table-cell office:value-type="string" table:number-columns-spanned="7" table:number-rows-spanned="1" table:style-name="ce72">
            <text:p>In line with our use of "**" for annual percentage changes where one or both figures are less than 50 (as indicated on the Contents page), we have also used this for the 'HDC Percentage released' subgroups for which there were fewer than 50 HDC releases in the quarterly period.</text:p>
          </table:table-cell>
          <table:covered-table-cell table:number-columns-repeated="6"/>
          <table:table-cell table:number-columns-repeated="16377"/>
        </table:table-row>
        <table:table-row table:number-rows-repeated="10" table:style-name="ro2">
          <table:table-cell table:number-columns-repeated="16384"/>
        </table:table-row>
        <table:table-row table:style-name="ro28">
          <table:table-cell table:number-columns-repeated="16384"/>
        </table:table-row>
        <table:table-row table:style-name="ro29">
          <table:table-cell table:number-columns-repeated="16384"/>
        </table:table-row>
        <table:table-row table:style-name="ro30">
          <table:table-cell table:number-columns-repeated="16384"/>
        </table:table-row>
        <table:table-row table:number-rows-repeated="1048470" table:style-name="ro2">
          <table:table-cell table:number-columns-repeated="16384"/>
        </table:table-row>
        <table:named-expressions>
          <table:named-range table:name="Print_Area" table:cell-range-address="3_4ii.$A$1:3_4ii.$G$107" table:base-cell-address="3_4ii.$A$1"/>
        </table:named-expressions>
      </table:table>
      <table:table table:name="3_4iii" table:style-name="ta6">
        <table:table-column table:style-name="co12" table:default-cell-style-name="ce4"/>
        <table:table-column table:style-name="co13" table:default-cell-style-name="ce4"/>
        <table:table-column table:style-name="co14" table:default-cell-style-name="ce4"/>
        <table:table-column table:style-name="co13" table:default-cell-style-name="ce4"/>
        <table:table-column table:style-name="co14" table:default-cell-style-name="ce4"/>
        <table:table-column table:style-name="co13" table:default-cell-style-name="ce4"/>
        <table:table-column table:style-name="co14" table:default-cell-style-name="ce4"/>
        <table:table-column table:style-name="co13" table:default-cell-style-name="ce4"/>
        <table:table-column table:style-name="co14" table:default-cell-style-name="ce4"/>
        <table:table-column table:style-name="co13" table:default-cell-style-name="ce4"/>
        <table:table-column table:style-name="co14" table:default-cell-style-name="ce4"/>
        <table:table-column table:style-name="co3" table:default-cell-style-name="ce4"/>
        <table:table-column table:style-name="co4" table:number-columns-repeated="16372" table:default-cell-style-name="ce4"/>
        <table:table-row table:style-name="ro31">
          <table:table-cell office:value-type="string" table:number-columns-spanned="5" table:number-rows-spanned="1" table:style-name="ce42">
            <text:p>Table 3.4iii: Home Detention Curfew recalls by sentence length and recall reason</text:p>
          </table:table-cell>
          <table:covered-table-cell table:number-columns-repeated="4"/>
          <table:table-cell table:number-columns-repeated="12" table:style-name="ce6"/>
          <table:table-cell table:number-columns-repeated="16367"/>
        </table:table-row>
        <table:table-row table:style-name="ro1">
          <table:table-cell table:number-columns-repeated="5" table:style-name="ce94"/>
          <table:table-cell table:style-name="ce95"/>
          <table:table-cell table:style-name="ce94"/>
          <table:table-cell table:number-columns-repeated="4" table:style-name="ce95"/>
          <table:table-cell office:value-type="string" table:style-name="ce96">
            <text:p><text:a xlink:href="#Contents.A1">Contents</text:a></text:p>
          </table:table-cell>
          <table:table-cell table:number-columns-repeated="5" table:style-name="ce94"/>
          <table:table-cell table:number-columns-repeated="16367"/>
        </table:table-row>
        <table:table-row table:style-name="ro32">
          <table:table-cell office:value-type="string" table:style-name="ce97">
            <text:p>HDC release year and quarter<text:span text:style-name="T4">(1)</text:span></text:p>
          </table:table-cell>
          <table:table-cell office:value-type="string" table:number-columns-spanned="2" table:number-rows-spanned="1" table:style-name="ce147">
            <text:p>2021 Q3</text:p>
          </table:table-cell>
          <table:covered-table-cell/>
          <table:table-cell office:value-type="string" table:number-columns-spanned="2" table:number-rows-spanned="1" table:style-name="ce148">
            <text:p>2021 Q4</text:p>
          </table:table-cell>
          <table:covered-table-cell/>
          <table:table-cell office:value-type="string" table:number-columns-spanned="2" table:number-rows-spanned="1" table:style-name="ce148">
            <text:p>2022 Q1</text:p>
          </table:table-cell>
          <table:covered-table-cell/>
          <table:table-cell office:value-type="string" table:number-columns-spanned="2" table:number-rows-spanned="1" table:style-name="ce148">
            <text:p>2022 Q2</text:p>
          </table:table-cell>
          <table:covered-table-cell/>
          <table:table-cell office:value-type="string" table:number-columns-spanned="2" table:number-rows-spanned="1" table:style-name="ce148">
            <text:p>2022 Q3</text:p>
          </table:table-cell>
          <table:covered-table-cell/>
          <table:table-cell table:number-columns-repeated="16373" table:style-name="ce4"/>
        </table:table-row>
        <table:table-row table:style-name="ro33">
          <table:table-cell office:value-type="string" table:style-name="ce98">
            <text:p>Licence revoke issued during period<text:span text:style-name="T4">(1)</text:span></text:p>
          </table:table-cell>
          <table:table-cell office:value-type="string" table:style-name="ce99">
            <text:p>01-Jul-21 to<text:s/></text:p>
            <text:p>30-Sep-21</text:p>
          </table:table-cell>
          <table:table-cell office:value-type="string" table:style-name="ce100">
            <text:p>01-Oct-21 to<text:s/></text:p>
            <text:p>31-Mar-22</text:p>
          </table:table-cell>
          <table:table-cell office:value-type="string" table:style-name="ce101">
            <text:p>01-Oct-21 to<text:s/></text:p>
            <text:p>31-Dec-21</text:p>
          </table:table-cell>
          <table:table-cell office:value-type="string" table:style-name="ce100">
            <text:p>01-Jan-22 to<text:s/></text:p>
            <text:p>30-Jun-22</text:p>
          </table:table-cell>
          <table:table-cell office:value-type="string" table:style-name="ce101">
            <text:p>01-Jan-22 to<text:s/></text:p>
            <text:p>31-Mar-22</text:p>
          </table:table-cell>
          <table:table-cell office:value-type="string" table:style-name="ce100">
            <text:p>01-Apr-22 to<text:s/></text:p>
            <text:p>30-Sep-22</text:p>
          </table:table-cell>
          <table:table-cell office:value-type="string" table:style-name="ce101">
            <text:p>01-Apr-22 to<text:s/></text:p>
            <text:p>30-Jun-22</text:p>
          </table:table-cell>
          <table:table-cell office:value-type="string" table:style-name="ce100">
            <text:p>01-Jul-22 to<text:s/></text:p>
            <text:p>31-Dec-22</text:p>
          </table:table-cell>
          <table:table-cell office:value-type="string" table:style-name="ce101">
            <text:p>01-Jul-22 to<text:s/></text:p>
            <text:p>30-Sep-22</text:p>
          </table:table-cell>
          <table:table-cell office:value-type="string" table:style-name="ce100">
            <text:p>01-Oct-22 to<text:s/></text:p>
            <text:p>31-Mar-23</text:p>
          </table:table-cell>
          <table:table-cell table:style-name="ce4"/>
          <table:table-cell table:number-columns-repeated="5" table:style-name="ce102"/>
          <table:table-cell table:number-columns-repeated="16367"/>
        </table:table-row>
        <table:table-row table:style-name="ro2">
          <table:table-cell office:value-type="string" table:style-name="ce103">
            <text:p>Males and Females</text:p>
          </table:table-cell>
          <table:table-cell table:style-name="ce104"/>
          <table:table-cell table:style-name="ce105"/>
          <table:table-cell table:style-name="ce104"/>
          <table:table-cell table:style-name="ce105"/>
          <table:table-cell table:style-name="ce106"/>
          <table:table-cell table:style-name="ce107"/>
          <table:table-cell table:style-name="ce106"/>
          <table:table-cell table:style-name="ce107"/>
          <table:table-cell table:style-name="ce106"/>
          <table:table-cell table:style-name="ce107"/>
          <table:table-cell table:number-columns-repeated="4" table:style-name="ce102"/>
          <table:table-cell table:number-columns-repeated="2" table:style-name="ce3"/>
          <table:table-cell table:number-columns-repeated="16367"/>
        </table:table-row>
        <table:table-row table:style-name="ro2">
          <table:table-cell office:value-type="string" table:style-name="ce108">
            <text:p>Number of HDC recalls</text:p>
          </table:table-cell>
          <table:table-cell office:value-type="float" office:value="230" table:style-name="ce109">
            <text:p>230</text:p>
          </table:table-cell>
          <table:table-cell office:value-type="float" office:value="166" table:style-name="ce110">
            <text:p>166</text:p>
          </table:table-cell>
          <table:table-cell office:value-type="float" office:value="197" table:style-name="ce109">
            <text:p>197</text:p>
          </table:table-cell>
          <table:table-cell office:value-type="float" office:value="160" table:style-name="ce110">
            <text:p>160</text:p>
          </table:table-cell>
          <table:table-cell office:value-type="float" office:value="213" table:style-name="ce111">
            <text:p>213</text:p>
          </table:table-cell>
          <table:table-cell office:value-type="float" office:value="145" table:style-name="ce110">
            <text:p>145</text:p>
          </table:table-cell>
          <table:table-cell office:value-type="float" office:value="198" table:style-name="ce111">
            <text:p>198</text:p>
          </table:table-cell>
          <table:table-cell office:value-type="float" office:value="146" table:style-name="ce110">
            <text:p>146</text:p>
          </table:table-cell>
          <table:table-cell office:value-type="float" office:value="206" table:style-name="ce111">
            <text:p>206</text:p>
          </table:table-cell>
          <table:table-cell office:value-type="float" office:value="129" table:style-name="ce110">
            <text:p>129</text:p>
          </table:table-cell>
          <table:table-cell table:number-columns-repeated="6" table:style-name="ce102"/>
          <table:table-cell table:number-columns-repeated="16367"/>
        </table:table-row>
        <table:table-row table:style-name="ro2">
          <table:table-cell office:value-type="string" table:style-name="ce112">
            <text:p>Less than or equal to 6 months</text:p>
          </table:table-cell>
          <table:table-cell office:value-type="float" office:value="52" table:style-name="ce113">
            <text:p>52</text:p>
          </table:table-cell>
          <table:table-cell office:value-type="float" office:value="2" table:style-name="ce114">
            <text:p>2</text:p>
          </table:table-cell>
          <table:table-cell office:value-type="float" office:value="48" table:style-name="ce113">
            <text:p>48</text:p>
          </table:table-cell>
          <table:table-cell office:value-type="float" office:value="2" table:style-name="ce114">
            <text:p>2</text:p>
          </table:table-cell>
          <table:table-cell office:value-type="float" office:value="36" table:style-name="ce115">
            <text:p>36</text:p>
          </table:table-cell>
          <table:table-cell office:value-type="float" office:value="2" table:style-name="ce114">
            <text:p>2</text:p>
          </table:table-cell>
          <table:table-cell office:value-type="float" office:value="24" table:style-name="ce115">
            <text:p>24</text:p>
          </table:table-cell>
          <table:table-cell office:value-type="float" office:value="3" table:style-name="ce114">
            <text:p>3</text:p>
          </table:table-cell>
          <table:table-cell office:value-type="float" office:value="44" table:style-name="ce115">
            <text:p>44</text:p>
          </table:table-cell>
          <table:table-cell office:value-type="float" office:value="4" table:style-name="ce114">
            <text:p>4</text:p>
          </table:table-cell>
          <table:table-cell table:number-columns-repeated="6" table:style-name="ce102"/>
          <table:table-cell table:number-columns-repeated="16367"/>
        </table:table-row>
        <table:table-row table:style-name="ro2">
          <table:table-cell office:value-type="string" table:style-name="ce112">
            <text:p>Greater than 6 months to less than 12 months</text:p>
          </table:table-cell>
          <table:table-cell office:value-type="float" office:value="44" table:style-name="ce113">
            <text:p>44</text:p>
          </table:table-cell>
          <table:table-cell office:value-type="float" office:value="10" table:style-name="ce114">
            <text:p>10</text:p>
          </table:table-cell>
          <table:table-cell office:value-type="float" office:value="41" table:style-name="ce113">
            <text:p>41</text:p>
          </table:table-cell>
          <table:table-cell office:value-type="float" office:value="7" table:style-name="ce114">
            <text:p>7</text:p>
          </table:table-cell>
          <table:table-cell office:value-type="float" office:value="51" table:style-name="ce115">
            <text:p>51</text:p>
          </table:table-cell>
          <table:table-cell office:value-type="float" office:value="10" table:style-name="ce114">
            <text:p>10</text:p>
          </table:table-cell>
          <table:table-cell office:value-type="float" office:value="46" table:style-name="ce115">
            <text:p>46</text:p>
          </table:table-cell>
          <table:table-cell office:value-type="float" office:value="7" table:style-name="ce114">
            <text:p>7</text:p>
          </table:table-cell>
          <table:table-cell office:value-type="float" office:value="31" table:style-name="ce115">
            <text:p>31</text:p>
          </table:table-cell>
          <table:table-cell office:value-type="float" office:value="10" table:style-name="ce114">
            <text:p>10</text:p>
          </table:table-cell>
          <table:table-cell table:number-columns-repeated="6" table:style-name="ce102"/>
          <table:table-cell table:number-columns-repeated="16367"/>
        </table:table-row>
        <table:table-row table:style-name="ro2">
          <table:table-cell office:value-type="string" table:style-name="ce112">
            <text:p>12 months to less than 4 years</text:p>
          </table:table-cell>
          <table:table-cell office:value-type="float" office:value="134" table:style-name="ce113">
            <text:p>134</text:p>
          </table:table-cell>
          <table:table-cell office:value-type="float" office:value="154" table:style-name="ce114">
            <text:p>154</text:p>
          </table:table-cell>
          <table:table-cell office:value-type="float" office:value="108" table:style-name="ce113">
            <text:p>108</text:p>
          </table:table-cell>
          <table:table-cell office:value-type="float" office:value="151" table:style-name="ce114">
            <text:p>151</text:p>
          </table:table-cell>
          <table:table-cell office:value-type="float" office:value="126" table:style-name="ce115">
            <text:p>126</text:p>
          </table:table-cell>
          <table:table-cell office:value-type="float" office:value="133" table:style-name="ce114">
            <text:p>133</text:p>
          </table:table-cell>
          <table:table-cell office:value-type="float" office:value="128" table:style-name="ce115">
            <text:p>128</text:p>
          </table:table-cell>
          <table:table-cell office:value-type="float" office:value="136" table:style-name="ce114">
            <text:p>136</text:p>
          </table:table-cell>
          <table:table-cell office:value-type="float" office:value="131" table:style-name="ce115">
            <text:p>131</text:p>
          </table:table-cell>
          <table:table-cell office:value-type="float" office:value="115" table:style-name="ce114">
            <text:p>115</text:p>
          </table:table-cell>
          <table:table-cell table:number-columns-repeated="6" table:style-name="ce102"/>
          <table:table-cell table:number-columns-repeated="16367"/>
        </table:table-row>
        <table:table-row table:style-name="ro2">
          <table:table-cell office:value-type="string" table:style-name="ce116">
            <text:p>12 months to less than 2 years</text:p>
          </table:table-cell>
          <table:table-cell office:value-type="float" office:value="60" table:style-name="ce117">
            <text:p>60</text:p>
          </table:table-cell>
          <table:table-cell office:value-type="float" office:value="56" table:style-name="ce118">
            <text:p>56</text:p>
          </table:table-cell>
          <table:table-cell office:value-type="float" office:value="48" table:style-name="ce117">
            <text:p>48</text:p>
          </table:table-cell>
          <table:table-cell office:value-type="float" office:value="61" table:style-name="ce118">
            <text:p>61</text:p>
          </table:table-cell>
          <table:table-cell office:value-type="float" office:value="56" table:style-name="ce119">
            <text:p>56</text:p>
          </table:table-cell>
          <table:table-cell office:value-type="float" office:value="45" table:style-name="ce118">
            <text:p>45</text:p>
          </table:table-cell>
          <table:table-cell office:value-type="float" office:value="56" table:style-name="ce119">
            <text:p>56</text:p>
          </table:table-cell>
          <table:table-cell office:value-type="float" office:value="44" table:style-name="ce118">
            <text:p>44</text:p>
          </table:table-cell>
          <table:table-cell office:value-type="float" office:value="49" table:style-name="ce119">
            <text:p>49</text:p>
          </table:table-cell>
          <table:table-cell office:value-type="float" office:value="49" table:style-name="ce118">
            <text:p>49</text:p>
          </table:table-cell>
          <table:table-cell table:number-columns-repeated="6" table:style-name="ce102"/>
          <table:table-cell table:number-columns-repeated="16367"/>
        </table:table-row>
        <table:table-row table:style-name="ro2">
          <table:table-cell office:value-type="string" table:style-name="ce120">
            <text:p>2 years to less than 4 years</text:p>
          </table:table-cell>
          <table:table-cell office:value-type="float" office:value="74" table:style-name="ce121">
            <text:p>74</text:p>
          </table:table-cell>
          <table:table-cell office:value-type="float" office:value="98" table:style-name="ce122">
            <text:p>98</text:p>
          </table:table-cell>
          <table:table-cell office:value-type="float" office:value="60" table:style-name="ce121">
            <text:p>60</text:p>
          </table:table-cell>
          <table:table-cell office:value-type="float" office:value="90" table:style-name="ce122">
            <text:p>90</text:p>
          </table:table-cell>
          <table:table-cell office:value-type="float" office:value="70" table:style-name="ce123">
            <text:p>70</text:p>
          </table:table-cell>
          <table:table-cell office:value-type="float" office:value="88" table:style-name="ce122">
            <text:p>88</text:p>
          </table:table-cell>
          <table:table-cell office:value-type="float" office:value="72" table:style-name="ce123">
            <text:p>72</text:p>
          </table:table-cell>
          <table:table-cell office:value-type="float" office:value="92" table:style-name="ce122">
            <text:p>92</text:p>
          </table:table-cell>
          <table:table-cell office:value-type="float" office:value="82" table:style-name="ce123">
            <text:p>82</text:p>
          </table:table-cell>
          <table:table-cell office:value-type="float" office:value="66" table:style-name="ce122">
            <text:p>66</text:p>
          </table:table-cell>
          <table:table-cell table:number-columns-repeated="4" table:style-name="ce102"/>
          <table:table-cell table:number-columns-repeated="2" table:style-name="ce3"/>
          <table:table-cell table:number-columns-repeated="16367"/>
        </table:table-row>
        <table:table-row table:style-name="ro12">
          <table:table-cell office:value-type="string" table:style-name="ce108">
            <text:p>Percentage recalled<text:s/><text:span text:style-name="T4">(2)</text:span></text:p>
          </table:table-cell>
          <table:table-cell office:value-type="percentage" office:value="9.7292724196277491E-2" table:style-name="ce124">
            <text:p>10%</text:p>
          </table:table-cell>
          <table:table-cell office:value-type="percentage" office:value="7.0219966159052447E-2" table:style-name="ce125">
            <text:p>7%</text:p>
          </table:table-cell>
          <table:table-cell office:value-type="percentage" office:value="8.4260051325919585E-2" table:style-name="ce124">
            <text:p>8%</text:p>
          </table:table-cell>
          <table:table-cell office:value-type="percentage" office:value="6.8434559452523525E-2" table:style-name="ce125">
            <text:p>7%</text:p>
          </table:table-cell>
          <table:table-cell office:value-type="percentage" office:value="9.3832599118942733E-2" table:style-name="ce126">
            <text:p>9%</text:p>
          </table:table-cell>
          <table:table-cell office:value-type="percentage" office:value="6.3876651982378851E-2" table:style-name="ce125">
            <text:p>6%</text:p>
          </table:table-cell>
          <table:table-cell office:value-type="percentage" office:value="8.9673913043478298E-2" table:style-name="ce126">
            <text:p>9%</text:p>
          </table:table-cell>
          <table:table-cell office:value-type="percentage" office:value="6.6123188405797104E-2" table:style-name="ce125">
            <text:p>7%</text:p>
          </table:table-cell>
          <table:table-cell office:value-type="percentage" office:value="9.321266968325792E-2" table:style-name="ce126">
            <text:p>9%</text:p>
          </table:table-cell>
          <table:table-cell office:value-type="percentage" office:value="5.8371040723981901E-2" table:style-name="ce125">
            <text:p>6%</text:p>
          </table:table-cell>
          <table:table-cell table:number-columns-repeated="6" table:style-name="ce102"/>
          <table:table-cell table:number-columns-repeated="16367"/>
        </table:table-row>
        <table:table-row table:style-name="ro2">
          <table:table-cell office:value-type="string" table:style-name="ce112">
            <text:p>Less than or equal to 6 months</text:p>
          </table:table-cell>
          <table:table-cell office:value-type="percentage" office:value="0.11255411255411256" table:style-name="ce127">
            <text:p>11%</text:p>
          </table:table-cell>
          <table:table-cell office:value-type="percentage" office:value="4.329004329004329E-3" table:style-name="ce128">
            <text:p>0%</text:p>
          </table:table-cell>
          <table:table-cell office:value-type="percentage" office:value="0.10596026490066225" table:style-name="ce127">
            <text:p>11%</text:p>
          </table:table-cell>
          <table:table-cell office:value-type="percentage" office:value="4.4150110375275938E-3" table:style-name="ce128">
            <text:p>0%</text:p>
          </table:table-cell>
          <table:table-cell office:value-type="percentage" office:value="8.8888888888888892E-2" table:style-name="ce129">
            <text:p>9%</text:p>
          </table:table-cell>
          <table:table-cell office:value-type="percentage" office:value="4.9382716049382715E-3" table:style-name="ce128">
            <text:p>0%</text:p>
          </table:table-cell>
          <table:table-cell office:value-type="percentage" office:value="6.4343163538873996E-2" table:style-name="ce129">
            <text:p>6%</text:p>
          </table:table-cell>
          <table:table-cell office:value-type="percentage" office:value="8.0428954423592495E-3" table:style-name="ce128">
            <text:p>1%</text:p>
          </table:table-cell>
          <table:table-cell office:value-type="percentage" office:value="0.109181141439206" table:style-name="ce129">
            <text:p>11%</text:p>
          </table:table-cell>
          <table:table-cell office:value-type="percentage" office:value="9.9255583126550868E-3" table:style-name="ce128">
            <text:p>1%</text:p>
          </table:table-cell>
          <table:table-cell table:number-columns-repeated="4" table:style-name="ce102"/>
          <table:table-cell table:number-columns-repeated="2" table:style-name="ce3"/>
          <table:table-cell table:number-columns-repeated="16367"/>
        </table:table-row>
        <table:table-row table:style-name="ro2">
          <table:table-cell office:value-type="string" table:style-name="ce112">
            <text:p>Greater than 6 months to less than 12 months</text:p>
          </table:table-cell>
          <table:table-cell office:value-type="percentage" office:value="0.12464589235127478" table:style-name="ce127">
            <text:p>12%</text:p>
          </table:table-cell>
          <table:table-cell office:value-type="percentage" office:value="2.8328611898016998E-2" table:style-name="ce128">
            <text:p>3%</text:p>
          </table:table-cell>
          <table:table-cell office:value-type="percentage" office:value="0.12424242424242424" table:style-name="ce127">
            <text:p>12%</text:p>
          </table:table-cell>
          <table:table-cell office:value-type="percentage" office:value="2.1212121212121213E-2" table:style-name="ce128">
            <text:p>2%</text:p>
          </table:table-cell>
          <table:table-cell office:value-type="percentage" office:value="0.14868804664723032" table:style-name="ce129">
            <text:p>15%</text:p>
          </table:table-cell>
          <table:table-cell office:value-type="percentage" office:value="2.9154518950437316E-2" table:style-name="ce128">
            <text:p>3%</text:p>
          </table:table-cell>
          <table:table-cell office:value-type="percentage" office:value="0.14374999999999999" table:style-name="ce129">
            <text:p>14%</text:p>
          </table:table-cell>
          <table:table-cell office:value-type="percentage" office:value="2.1874999999999999E-2" table:style-name="ce128">
            <text:p>2%</text:p>
          </table:table-cell>
          <table:table-cell office:value-type="percentage" office:value="0.10580204778156997" table:style-name="ce129">
            <text:p>11%</text:p>
          </table:table-cell>
          <table:table-cell office:value-type="percentage" office:value="3.4129692832764506E-2" table:style-name="ce128">
            <text:p>3%</text:p>
          </table:table-cell>
          <table:table-cell table:number-columns-repeated="6" table:style-name="ce102"/>
          <table:table-cell table:number-columns-repeated="16367"/>
        </table:table-row>
        <table:table-row table:style-name="ro2">
          <table:table-cell office:value-type="string" table:style-name="ce112">
            <text:p>12 months to less than 4 years</text:p>
          </table:table-cell>
          <table:table-cell office:value-type="percentage" office:value="8.6507424144609421E-2" table:style-name="ce127">
            <text:p>9%</text:p>
          </table:table-cell>
          <table:table-cell office:value-type="percentage" office:value="9.9418979987088443E-2" table:style-name="ce128">
            <text:p>10%</text:p>
          </table:table-cell>
          <table:table-cell office:value-type="percentage" office:value="6.9453376205787787E-2" table:style-name="ce127">
            <text:p>7%</text:p>
          </table:table-cell>
          <table:table-cell office:value-type="percentage" office:value="9.7106109324758841E-2" table:style-name="ce128">
            <text:p>10%</text:p>
          </table:table-cell>
          <table:table-cell office:value-type="percentage" office:value="8.2785808147174775E-2" table:style-name="ce129">
            <text:p>8%</text:p>
          </table:table-cell>
          <table:table-cell office:value-type="percentage" office:value="8.7385019710906703E-2" table:style-name="ce128">
            <text:p>9%</text:p>
          </table:table-cell>
          <table:table-cell office:value-type="percentage" office:value="8.4488448844884489E-2" table:style-name="ce129">
            <text:p>8%</text:p>
          </table:table-cell>
          <table:table-cell office:value-type="percentage" office:value="8.976897689768977E-2" table:style-name="ce128">
            <text:p>9%</text:p>
          </table:table-cell>
          <table:table-cell office:value-type="percentage" office:value="8.6525759577278732E-2" table:style-name="ce129">
            <text:p>9%</text:p>
          </table:table-cell>
          <table:table-cell office:value-type="percentage" office:value="7.5957727873183625E-2" table:style-name="ce128">
            <text:p>8%</text:p>
          </table:table-cell>
          <table:table-cell table:number-columns-repeated="6" table:style-name="ce102"/>
          <table:table-cell table:number-columns-repeated="16367"/>
        </table:table-row>
        <table:table-row table:style-name="ro2">
          <table:table-cell office:value-type="string" table:style-name="ce116">
            <text:p>12 months to less than 2 years</text:p>
          </table:table-cell>
          <table:table-cell office:value-type="percentage" office:value="9.8522167487684734E-2" table:style-name="ce130">
            <text:p>10%</text:p>
          </table:table-cell>
          <table:table-cell office:value-type="percentage" office:value="9.1954022988505746E-2" table:style-name="ce131">
            <text:p>9%</text:p>
          </table:table-cell>
          <table:table-cell office:value-type="percentage" office:value="8.0402010050251257E-2" table:style-name="ce130">
            <text:p>8%</text:p>
          </table:table-cell>
          <table:table-cell office:value-type="percentage" office:value="0.10217755443886097" table:style-name="ce131">
            <text:p>10%</text:p>
          </table:table-cell>
          <table:table-cell office:value-type="percentage" office:value="0.10727969348659004" table:style-name="ce132">
            <text:p>11%</text:p>
          </table:table-cell>
          <table:table-cell office:value-type="percentage" office:value="8.6206896551724144E-2" table:style-name="ce131">
            <text:p>9%</text:p>
          </table:table-cell>
          <table:table-cell office:value-type="percentage" office:value="0.10256410256410256" table:style-name="ce132">
            <text:p>10%</text:p>
          </table:table-cell>
          <table:table-cell office:value-type="percentage" office:value="8.0586080586080591E-2" table:style-name="ce131">
            <text:p>8%</text:p>
          </table:table-cell>
          <table:table-cell office:value-type="percentage" office:value="9.2105263157894732E-2" table:style-name="ce132">
            <text:p>9%</text:p>
          </table:table-cell>
          <table:table-cell office:value-type="percentage" office:value="9.2105263157894732E-2" table:style-name="ce131">
            <text:p>9%</text:p>
          </table:table-cell>
          <table:table-cell table:number-columns-repeated="6" table:style-name="ce102"/>
          <table:table-cell table:number-columns-repeated="16367"/>
        </table:table-row>
        <table:table-row table:style-name="ro2">
          <table:table-cell office:value-type="string" table:style-name="ce120">
            <text:p>2 years to less than 4 years</text:p>
          </table:table-cell>
          <table:table-cell office:value-type="percentage" office:value="7.8723404255319152E-2" table:style-name="ce133">
            <text:p>8%</text:p>
          </table:table-cell>
          <table:table-cell office:value-type="percentage" office:value="0.10425531914893617" table:style-name="ce134">
            <text:p>10%</text:p>
          </table:table-cell>
          <table:table-cell office:value-type="percentage" office:value="6.2630480167014613E-2" table:style-name="ce133">
            <text:p>6%</text:p>
          </table:table-cell>
          <table:table-cell office:value-type="percentage" office:value="9.3945720250521919E-2" table:style-name="ce134">
            <text:p>9%</text:p>
          </table:table-cell>
          <table:table-cell office:value-type="percentage" office:value="7.0000000000000007E-2" table:style-name="ce135">
            <text:p>7%</text:p>
          </table:table-cell>
          <table:table-cell office:value-type="percentage" office:value="8.7999999999999995E-2" table:style-name="ce134">
            <text:p>9%</text:p>
          </table:table-cell>
          <table:table-cell office:value-type="percentage" office:value="7.4303405572755415E-2" table:style-name="ce135">
            <text:p>7%</text:p>
          </table:table-cell>
          <table:table-cell office:value-type="percentage" office:value="9.4943240454076372E-2" table:style-name="ce134">
            <text:p>9%</text:p>
          </table:table-cell>
          <table:table-cell office:value-type="percentage" office:value="8.3503054989816694E-2" table:style-name="ce135">
            <text:p>8%</text:p>
          </table:table-cell>
          <table:table-cell office:value-type="percentage" office:value="6.720977596741344E-2" table:style-name="ce134">
            <text:p>7%</text:p>
          </table:table-cell>
          <table:table-cell table:number-columns-repeated="6" table:style-name="ce102"/>
          <table:table-cell table:number-columns-repeated="16367"/>
        </table:table-row>
        <table:table-row table:style-name="ro34">
          <table:table-cell office:value-type="string" table:style-name="ce108">
            <text:p>Reason for recall<text:s/><text:span text:style-name="T4">(3,4)</text:span></text:p>
          </table:table-cell>
          <table:table-cell table:style-name="ce136"/>
          <table:table-cell table:style-name="ce137"/>
          <table:table-cell table:style-name="ce136"/>
          <table:table-cell table:style-name="ce137"/>
          <table:table-cell table:style-name="ce138"/>
          <table:table-cell table:style-name="ce137"/>
          <table:table-cell table:style-name="ce138"/>
          <table:table-cell table:style-name="ce137"/>
          <table:table-cell table:style-name="ce138"/>
          <table:table-cell table:style-name="ce137"/>
          <table:table-cell table:number-columns-repeated="6" table:style-name="ce102"/>
          <table:table-cell table:number-columns-repeated="16367"/>
        </table:table-row>
        <table:table-row table:style-name="ro2">
          <table:table-cell office:value-type="string" table:style-name="ce112">
            <text:p>Breach of curfew conditions</text:p>
          </table:table-cell>
          <table:table-cell office:value-type="float" office:value="120" table:style-name="ce139">
            <text:p>120</text:p>
          </table:table-cell>
          <table:table-cell office:value-type="float" office:value="87" table:style-name="ce140">
            <text:p>87</text:p>
          </table:table-cell>
          <table:table-cell office:value-type="float" office:value="98" table:style-name="ce139">
            <text:p>98</text:p>
          </table:table-cell>
          <table:table-cell office:value-type="float" office:value="73" table:style-name="ce140">
            <text:p>73</text:p>
          </table:table-cell>
          <table:table-cell office:value-type="float" office:value="100" table:style-name="ce141">
            <text:p>100</text:p>
          </table:table-cell>
          <table:table-cell office:value-type="float" office:value="67" table:style-name="ce140">
            <text:p>67</text:p>
          </table:table-cell>
          <table:table-cell office:value-type="float" office:value="101" table:style-name="ce141">
            <text:p>101</text:p>
          </table:table-cell>
          <table:table-cell office:value-type="float" office:value="64" table:style-name="ce140">
            <text:p>64</text:p>
          </table:table-cell>
          <table:table-cell office:value-type="float" office:value="114" table:style-name="ce141">
            <text:p>114</text:p>
          </table:table-cell>
          <table:table-cell office:value-type="float" office:value="49" table:style-name="ce140">
            <text:p>49</text:p>
          </table:table-cell>
          <table:table-cell table:number-columns-repeated="6" table:style-name="ce102"/>
          <table:table-cell table:number-columns-repeated="16367"/>
        </table:table-row>
        <table:table-row table:style-name="ro2">
          <table:table-cell office:value-type="string" table:style-name="ce112">
            <text:p>Inability to monitor</text:p>
          </table:table-cell>
          <table:table-cell office:value-type="float" office:value="61" table:style-name="ce139">
            <text:p>61</text:p>
          </table:table-cell>
          <table:table-cell office:value-type="float" office:value="40" table:style-name="ce140">
            <text:p>40</text:p>
          </table:table-cell>
          <table:table-cell office:value-type="float" office:value="51" table:style-name="ce139">
            <text:p>51</text:p>
          </table:table-cell>
          <table:table-cell office:value-type="float" office:value="29" table:style-name="ce140">
            <text:p>29</text:p>
          </table:table-cell>
          <table:table-cell office:value-type="float" office:value="48" table:style-name="ce141">
            <text:p>48</text:p>
          </table:table-cell>
          <table:table-cell office:value-type="float" office:value="29" table:style-name="ce140">
            <text:p>29</text:p>
          </table:table-cell>
          <table:table-cell office:value-type="float" office:value="36" table:style-name="ce141">
            <text:p>36</text:p>
          </table:table-cell>
          <table:table-cell office:value-type="float" office:value="26" table:style-name="ce140">
            <text:p>26</text:p>
          </table:table-cell>
          <table:table-cell office:value-type="float" office:value="32" table:style-name="ce141">
            <text:p>32</text:p>
          </table:table-cell>
          <table:table-cell office:value-type="float" office:value="19" table:style-name="ce140">
            <text:p>19</text:p>
          </table:table-cell>
          <table:table-cell table:number-columns-repeated="4" table:style-name="ce102"/>
          <table:table-cell table:number-columns-repeated="16369" table:style-name="ce4"/>
        </table:table-row>
        <table:table-row table:style-name="ro2">
          <table:table-cell office:value-type="string" table:style-name="ce142">
            <text:p>Breach of non-curfew conditions</text:p>
          </table:table-cell>
          <table:table-cell office:value-type="float" office:value="51" table:style-name="ce143">
            <text:p>51</text:p>
          </table:table-cell>
          <table:table-cell office:value-type="float" office:value="40" table:style-name="ce144">
            <text:p>40</text:p>
          </table:table-cell>
          <table:table-cell office:value-type="float" office:value="50" table:style-name="ce143">
            <text:p>50</text:p>
          </table:table-cell>
          <table:table-cell office:value-type="float" office:value="61" table:style-name="ce144">
            <text:p>61</text:p>
          </table:table-cell>
          <table:table-cell office:value-type="float" office:value="67" table:style-name="ce145">
            <text:p>67</text:p>
          </table:table-cell>
          <table:table-cell office:value-type="float" office:value="50" table:style-name="ce144">
            <text:p>50</text:p>
          </table:table-cell>
          <table:table-cell office:value-type="float" office:value="67" table:style-name="ce145">
            <text:p>67</text:p>
          </table:table-cell>
          <table:table-cell office:value-type="float" office:value="56" table:style-name="ce144">
            <text:p>56</text:p>
          </table:table-cell>
          <table:table-cell office:value-type="float" office:value="60" table:style-name="ce145">
            <text:p>60</text:p>
          </table:table-cell>
          <table:table-cell office:value-type="float" office:value="62" table:style-name="ce144">
            <text:p>62</text:p>
          </table:table-cell>
          <table:table-cell table:number-columns-repeated="4" table:style-name="ce102"/>
          <table:table-cell table:number-columns-repeated="16369" table:style-name="ce4"/>
        </table:table-row>
        <table:table-row table:style-name="ro2">
          <table:table-cell table:number-columns-repeated="11" table:style-name="ce6"/>
          <table:table-cell table:number-columns-repeated="4" table:style-name="ce102"/>
          <table:table-cell table:number-columns-repeated="16369" table:style-name="ce4"/>
        </table:table-row>
        <table:table-row table:style-name="ro2">
          <table:table-cell office:value-type="string" table:style-name="ce146">
            <text:p>(1) The data in this table is produced by matching HDC releases data against recall data in order to get the figures for HDC recalls. Because an HDC release can be recalled within the 135 days of HDC release, this table has two columns per quarter of HDC releases.<text:s text:c="2"/></text:p>
          </table:table-cell>
          <table:table-cell table:number-columns-repeated="10" table:style-name="ce4"/>
          <table:table-cell table:number-columns-repeated="4" table:style-name="ce102"/>
          <table:table-cell table:number-columns-repeated="16369" table:style-name="ce4"/>
        </table:table-row>
        <table:table-row table:style-name="ro2">
          <table:table-cell office:value-type="string" table:style-name="ce146">
            <text:p>The first column is the number of HDC releases that were recalled within the same quarter of their release, while the second column is the number of those HDC releases that were recalled after their release quarter.</text:p>
          </table:table-cell>
          <table:table-cell table:number-columns-repeated="10" table:style-name="ce4"/>
          <table:table-cell table:number-columns-repeated="4" table:style-name="ce102"/>
          <table:table-cell table:number-columns-repeated="16369" table:style-name="ce4"/>
        </table:table-row>
        <table:table-row table:style-name="ro2">
          <table:table-cell office:value-type="string" table:style-name="ce146">
            <text:p>An example of this would be someone who were released on HDC on the 1 Jan, and then recalled mid-April (which would be possible due to the 135 day period), and who would therefore show up in the second column of that release quarter.<text:s/></text:p>
          </table:table-cell>
          <table:table-cell table:number-columns-repeated="11" table:style-name="ce4"/>
          <table:table-cell table:style-name="ce6"/>
          <table:table-cell table:number-columns-repeated="16371" table:style-name="ce4"/>
        </table:table-row>
        <table:table-row table:style-name="ro2">
          <table:table-cell table:style-name="ce146"/>
          <table:table-cell table:number-columns-repeated="11" table:style-name="ce4"/>
          <table:table-cell table:style-name="ce6"/>
          <table:table-cell table:number-columns-repeated="16371" table:style-name="ce4"/>
        </table:table-row>
        <table:table-row table:style-name="ro2">
          <table:table-cell office:value-type="string" table:style-name="ce146">
            <text:p>(2) The recall percentages are calculated by dividing the number of recalls by the total number of HDC releases within the given HDC release period.<text:s/></text:p>
          </table:table-cell>
          <table:table-cell table:number-columns-repeated="11" table:style-name="ce4"/>
          <table:table-cell table:style-name="ce6"/>
          <table:table-cell table:number-columns-repeated="16371" table:style-name="ce4"/>
        </table:table-row>
        <table:table-row table:style-name="ro2">
          <table:table-cell office:value-type="string" table:style-name="ce146">
            <text:p>The total recall rate can be calculated by summing together the percentages from the two recall periods each quarter.</text:p>
          </table:table-cell>
          <table:table-cell table:number-columns-repeated="11" table:style-name="ce4"/>
          <table:table-cell table:style-name="ce6"/>
          <table:table-cell table:number-columns-repeated="16371" table:style-name="ce4"/>
        </table:table-row>
        <table:table-row table:style-name="ro2">
          <table:table-cell table:style-name="ce146"/>
          <table:table-cell table:number-columns-repeated="11" table:style-name="ce4"/>
          <table:table-cell table:style-name="ce6"/>
          <table:table-cell table:number-columns-repeated="16371" table:style-name="ce4"/>
        </table:table-row>
        <table:table-row table:style-name="ro2">
          <table:table-cell office:value-type="string" table:style-name="ce146">
            <text:p>(3) Recall reasons give the number of individuals within the three recall reasons groupings. As a recall might have more than one reason for being recalled, the total of recall reasons do not sum to the total number of recalls as more than one reason can be recorded against each recall.</text:p>
          </table:table-cell>
          <table:table-cell table:number-columns-repeated="11" table:style-name="ce4"/>
          <table:table-cell table:style-name="ce6"/>
          <table:table-cell table:number-columns-repeated="16371" table:style-name="ce4"/>
        </table:table-row>
        <table:table-row table:style-name="ro2">
          <table:table-cell table:number-columns-repeated="17" table:style-name="ce6"/>
          <table:table-cell table:number-columns-repeated="16367"/>
        </table:table-row>
        <table:table-row table:style-name="ro2">
          <table:table-cell office:value-type="string" table:style-name="ce6">
            <text:p>(4) The methodology for HDC recall reasons as explained in (3) is an update from previous publications. For this reason, this publication's HDC recall reasons figures won't match previous publications'.</text:p>
          </table:table-cell>
          <table:table-cell table:number-columns-repeated="16" table:style-name="ce6"/>
          <table:table-cell table:number-columns-repeated="16367"/>
        </table:table-row>
        <table:table-row table:style-name="ro2">
          <table:table-cell table:number-columns-repeated="17" table:style-name="ce6"/>
          <table:table-cell table:number-columns-repeated="16367"/>
        </table:table-row>
        <table:table-row table:number-rows-repeated="1048543" table:style-name="ro2">
          <table:table-cell table:number-columns-repeated="16384"/>
        </table:table-row>
      </table:table>
      <table:table table:name="3_5" table:style-name="ta7">
        <table:table-column table:style-name="co5" table:default-cell-style-name="ce4"/>
        <table:table-column table:style-name="co6" table:number-columns-repeated="5" table:default-cell-style-name="ce4"/>
        <table:table-column table:style-name="co7" table:default-cell-style-name="ce41"/>
        <table:table-column table:style-name="co3" table:default-cell-style-name="ce4"/>
        <table:table-column table:style-name="co4" table:number-columns-repeated="16376" table:default-cell-style-name="ce4"/>
        <table:table-row table:style-name="ro1">
          <table:table-cell office:value-type="string" table:number-columns-spanned="7" table:number-rows-spanned="1" table:style-name="ce42">
            <text:p>Table 3.5: Releases and recorded failures on temporary licence, by sex</text:p>
          </table:table-cell>
          <table:covered-table-cell table:number-columns-repeated="6"/>
          <table:table-cell office:value-type="string" table:style-name="ce8">
            <text:p>Contents</text:p>
          </table:table-cell>
          <table:table-cell table:number-columns-repeated="16376" table:style-name="ce4"/>
        </table:table-row>
        <table:table-row table:style-name="ro1">
          <table:table-cell table:number-columns-spanned="7" table:number-rows-spanned="1" table:style-name="ce19"/>
          <table:covered-table-cell table:number-columns-repeated="6"/>
          <table:table-cell table:number-columns-repeated="16377" table:style-name="ce4"/>
        </table:table-row>
        <table:table-row table:style-name="ro10">
          <table:table-cell office:value-type="string" table:style-name="ce21">
            <text:p><text:s/></text:p>
          </table:table-cell>
          <table:table-cell office:value-type="string" table:style-name="ce21">
            <text:p>Jan-Mar</text:p>
            <text:p><text:s/>2022</text:p>
          </table:table-cell>
          <table:table-cell office:value-type="string" table:style-name="ce21">
            <text:p>Apr-Jun</text:p>
            <text:p><text:s/>2022</text:p>
          </table:table-cell>
          <table:table-cell office:value-type="string" table:style-name="ce21">
            <text:p>Jul-Sep</text:p>
            <text:p><text:s/>2022</text:p>
          </table:table-cell>
          <table:table-cell office:value-type="string" table:style-name="ce21">
            <text:p>Oct-Dec</text:p>
            <text:p><text:s/>2022</text:p>
          </table:table-cell>
          <table:table-cell office:value-type="string" table:style-name="ce21">
            <text:p>Jan-Mar</text:p>
            <text:p><text:s/>2023</text:p>
          </table:table-cell>
          <table:table-cell office:value-type="string" table:style-name="ce22">
            <text:p>Percentage change<text:s/></text:p>
            <text:p>Jan-Mar</text:p>
            <text:p><text:s/>2022 to 2023</text:p>
          </table:table-cell>
          <table:table-cell table:number-columns-repeated="16377" table:style-name="ce4"/>
        </table:table-row>
        <table:table-row table:style-name="ro11">
          <table:table-cell office:value-type="string" table:style-name="ce23">
            <text:p>Males and Females</text:p>
          </table:table-cell>
          <table:table-cell table:number-columns-repeated="5" table:style-name="ce24"/>
          <table:table-cell table:style-name="ce25"/>
          <table:table-cell table:style-name="ce4"/>
          <table:table-cell table:style-name="ce149"/>
          <table:table-cell table:number-columns-repeated="16375"/>
        </table:table-row>
        <table:table-row table:style-name="ro12">
          <table:table-cell office:value-type="string" table:style-name="ce26">
            <text:p>Incidences of release on temporary licence</text:p>
          </table:table-cell>
          <table:table-cell office:value-type="float" office:value="84824" table:style-name="ce27">
            <text:p>84,824</text:p>
          </table:table-cell>
          <table:table-cell office:value-type="float" office:value="94396" table:style-name="ce27">
            <text:p>94,396</text:p>
          </table:table-cell>
          <table:table-cell office:value-type="float" office:value="97482" table:style-name="ce27">
            <text:p>97,482</text:p>
          </table:table-cell>
          <table:table-cell office:value-type="float" office:value="98884" table:style-name="ce27">
            <text:p>98,884</text:p>
          </table:table-cell>
          <table:table-cell office:value-type="float" office:value="95673" table:style-name="ce27">
            <text:p>95,673</text:p>
          </table:table-cell>
          <table:table-cell office:value-type="percentage" office:value="0.12790000000000001" table:style-name="ce28">
            <text:p>13%</text:p>
          </table:table-cell>
          <table:table-cell table:style-name="ce4"/>
          <table:table-cell table:style-name="ce150"/>
          <table:table-cell table:number-columns-repeated="16375"/>
        </table:table-row>
        <table:table-row table:style-name="ro2">
          <table:table-cell office:value-type="string" table:style-name="ce29">
            <text:p>Special Purpose Licence</text:p>
          </table:table-cell>
          <table:table-cell office:value-type="float" office:value="1616" table:style-name="ce30">
            <text:p>1,616</text:p>
          </table:table-cell>
          <table:table-cell office:value-type="float" office:value="1793" table:style-name="ce30">
            <text:p>1,793</text:p>
          </table:table-cell>
          <table:table-cell office:value-type="float" office:value="1878" table:style-name="ce30">
            <text:p>1,878</text:p>
          </table:table-cell>
          <table:table-cell office:value-type="float" office:value="1729" table:style-name="ce30">
            <text:p>1,729</text:p>
          </table:table-cell>
          <table:table-cell office:value-type="float" office:value="1817" table:style-name="ce30">
            <text:p>1,817</text:p>
          </table:table-cell>
          <table:table-cell office:value-type="percentage" office:value="0.12438" table:style-name="ce31">
            <text:p>12%</text:p>
          </table:table-cell>
          <table:table-cell table:style-name="ce4"/>
          <table:table-cell table:style-name="ce151"/>
          <table:table-cell table:number-columns-repeated="16375"/>
        </table:table-row>
        <table:table-row table:style-name="ro2">
          <table:table-cell office:value-type="string" table:style-name="ce32">
            <text:p>Compassionate</text:p>
          </table:table-cell>
          <table:table-cell office:value-type="float" office:value="111" table:style-name="ce33">
            <text:p>111</text:p>
          </table:table-cell>
          <table:table-cell office:value-type="float" office:value="237" table:style-name="ce33">
            <text:p>237</text:p>
          </table:table-cell>
          <table:table-cell office:value-type="float" office:value="197" table:style-name="ce33">
            <text:p>197</text:p>
          </table:table-cell>
          <table:table-cell office:value-type="float" office:value="183" table:style-name="ce33">
            <text:p>183</text:p>
          </table:table-cell>
          <table:table-cell office:value-type="float" office:value="188" table:style-name="ce33">
            <text:p>188</text:p>
          </table:table-cell>
          <table:table-cell office:value-type="percentage" office:value="0.69369000000000003" table:style-name="ce34">
            <text:p>69%</text:p>
          </table:table-cell>
          <table:table-cell table:style-name="ce4"/>
          <table:table-cell table:style-name="ce152"/>
          <table:table-cell table:number-columns-repeated="16375"/>
        </table:table-row>
        <table:table-row table:style-name="ro2">
          <table:table-cell office:value-type="string" table:style-name="ce32">
            <text:p>Legal</text:p>
          </table:table-cell>
          <table:table-cell office:value-type="float" office:value="10" table:style-name="ce33">
            <text:p>10</text:p>
          </table:table-cell>
          <table:table-cell office:value-type="float" office:value="12" table:style-name="ce33">
            <text:p>12</text:p>
          </table:table-cell>
          <table:table-cell office:value-type="float" office:value="10" table:style-name="ce33">
            <text:p>10</text:p>
          </table:table-cell>
          <table:table-cell office:value-type="float" office:value="17" table:style-name="ce33">
            <text:p>17</text:p>
          </table:table-cell>
          <table:table-cell office:value-type="float" office:value="13" table:style-name="ce33">
            <text:p>13</text:p>
          </table:table-cell>
          <table:table-cell office:value-type="string" table:style-name="ce34">
            <text:p>**</text:p>
          </table:table-cell>
          <table:table-cell table:style-name="ce4"/>
          <table:table-cell table:style-name="ce152"/>
          <table:table-cell table:number-columns-repeated="16375"/>
        </table:table-row>
        <table:table-row table:style-name="ro2">
          <table:table-cell office:value-type="string" table:style-name="ce32">
            <text:p>Medical</text:p>
          </table:table-cell>
          <table:table-cell office:value-type="float" office:value="1495" table:style-name="ce33">
            <text:p>1,495</text:p>
          </table:table-cell>
          <table:table-cell office:value-type="float" office:value="1544" table:style-name="ce33">
            <text:p>1,544</text:p>
          </table:table-cell>
          <table:table-cell office:value-type="float" office:value="1671" table:style-name="ce33">
            <text:p>1,671</text:p>
          </table:table-cell>
          <table:table-cell office:value-type="float" office:value="1529" table:style-name="ce33">
            <text:p>1,529</text:p>
          </table:table-cell>
          <table:table-cell office:value-type="float" office:value="1616" table:style-name="ce33">
            <text:p>1,616</text:p>
          </table:table-cell>
          <table:table-cell office:value-type="percentage" office:value="8.0939999999999998E-2" table:style-name="ce34">
            <text:p>8%</text:p>
          </table:table-cell>
          <table:table-cell table:style-name="ce4"/>
          <table:table-cell table:style-name="ce152"/>
          <table:table-cell table:number-columns-repeated="16375"/>
        </table:table-row>
        <table:table-row table:style-name="ro2">
          <table:table-cell office:value-type="string" table:style-name="ce29">
            <text:p>Resettlement Day Release</text:p>
          </table:table-cell>
          <table:table-cell office:value-type="float" office:value="76916" table:style-name="ce30">
            <text:p>76,916</text:p>
          </table:table-cell>
          <table:table-cell office:value-type="float" office:value="85770" table:style-name="ce30">
            <text:p>85,770</text:p>
          </table:table-cell>
          <table:table-cell office:value-type="float" office:value="88275" table:style-name="ce30">
            <text:p>88,275</text:p>
          </table:table-cell>
          <table:table-cell office:value-type="float" office:value="89672" table:style-name="ce30">
            <text:p>89,672</text:p>
          </table:table-cell>
          <table:table-cell office:value-type="float" office:value="86528" table:style-name="ce30">
            <text:p>86,528</text:p>
          </table:table-cell>
          <table:table-cell office:value-type="percentage" office:value="0.12497" table:style-name="ce31">
            <text:p>12%</text:p>
          </table:table-cell>
          <table:table-cell table:style-name="ce4"/>
          <table:table-cell table:style-name="ce151"/>
          <table:table-cell table:number-columns-repeated="16375"/>
        </table:table-row>
        <table:table-row table:style-name="ro2">
          <table:table-cell office:value-type="string" table:style-name="ce32">
            <text:p>Accommodation</text:p>
          </table:table-cell>
          <table:table-cell office:value-type="float" office:value="15" table:style-name="ce33">
            <text:p>15</text:p>
          </table:table-cell>
          <table:table-cell office:value-type="float" office:value="18" table:style-name="ce33">
            <text:p>18</text:p>
          </table:table-cell>
          <table:table-cell office:value-type="float" office:value="10" table:style-name="ce33">
            <text:p>10</text:p>
          </table:table-cell>
          <table:table-cell office:value-type="float" office:value="5" table:style-name="ce33">
            <text:p>5</text:p>
          </table:table-cell>
          <table:table-cell office:value-type="float" office:value="6" table:style-name="ce33">
            <text:p>6</text:p>
          </table:table-cell>
          <table:table-cell office:value-type="string" table:style-name="ce34">
            <text:p>**</text:p>
          </table:table-cell>
          <table:table-cell table:style-name="ce4"/>
          <table:table-cell table:style-name="ce152"/>
          <table:table-cell table:number-columns-repeated="16375"/>
        </table:table-row>
        <table:table-row table:style-name="ro2">
          <table:table-cell office:value-type="string" table:style-name="ce32">
            <text:p>Maintaining Family ties</text:p>
          </table:table-cell>
          <table:table-cell office:value-type="float" office:value="8759" table:style-name="ce33">
            <text:p>8,759</text:p>
          </table:table-cell>
          <table:table-cell office:value-type="float" office:value="9484" table:style-name="ce33">
            <text:p>9,484</text:p>
          </table:table-cell>
          <table:table-cell office:value-type="float" office:value="10085" table:style-name="ce33">
            <text:p>10,085</text:p>
          </table:table-cell>
          <table:table-cell office:value-type="float" office:value="10660" table:style-name="ce33">
            <text:p>10,660</text:p>
          </table:table-cell>
          <table:table-cell office:value-type="float" office:value="10465" table:style-name="ce33">
            <text:p>10,465</text:p>
          </table:table-cell>
          <table:table-cell office:value-type="percentage" office:value="0.19477" table:style-name="ce34">
            <text:p>19%</text:p>
          </table:table-cell>
          <table:table-cell table:style-name="ce4"/>
          <table:table-cell table:style-name="ce152"/>
          <table:table-cell table:number-columns-repeated="16375"/>
        </table:table-row>
        <table:table-row table:style-name="ro2">
          <table:table-cell office:value-type="string" table:style-name="ce32">
            <text:p>Other Resettlement</text:p>
          </table:table-cell>
          <table:table-cell office:value-type="float" office:value="1674" table:style-name="ce33">
            <text:p>1,674</text:p>
          </table:table-cell>
          <table:table-cell office:value-type="float" office:value="2004" table:style-name="ce33">
            <text:p>2,004</text:p>
          </table:table-cell>
          <table:table-cell office:value-type="float" office:value="1686" table:style-name="ce33">
            <text:p>1,686</text:p>
          </table:table-cell>
          <table:table-cell office:value-type="float" office:value="1794" table:style-name="ce33">
            <text:p>1,794</text:p>
          </table:table-cell>
          <table:table-cell office:value-type="float" office:value="1962" table:style-name="ce33">
            <text:p>1,962</text:p>
          </table:table-cell>
          <table:table-cell office:value-type="percentage" office:value="0.17204" table:style-name="ce34">
            <text:p>17%</text:p>
          </table:table-cell>
          <table:table-cell table:style-name="ce4"/>
          <table:table-cell table:style-name="ce152"/>
          <table:table-cell table:number-columns-repeated="16375"/>
        </table:table-row>
        <table:table-row table:style-name="ro2">
          <table:table-cell office:value-type="string" table:style-name="ce32">
            <text:p>Outside Prison Activity</text:p>
          </table:table-cell>
          <table:table-cell office:value-type="float" office:value="6051" table:style-name="ce33">
            <text:p>6,051</text:p>
          </table:table-cell>
          <table:table-cell office:value-type="float" office:value="7222" table:style-name="ce33">
            <text:p>7,222</text:p>
          </table:table-cell>
          <table:table-cell office:value-type="float" office:value="7764" table:style-name="ce33">
            <text:p>7,764</text:p>
          </table:table-cell>
          <table:table-cell office:value-type="float" office:value="7384" table:style-name="ce33">
            <text:p>7,384</text:p>
          </table:table-cell>
          <table:table-cell office:value-type="float" office:value="7493" table:style-name="ce33">
            <text:p>7,493</text:p>
          </table:table-cell>
          <table:table-cell office:value-type="percentage" office:value="0.23830999999999999" table:style-name="ce34">
            <text:p>24%</text:p>
          </table:table-cell>
          <table:table-cell table:style-name="ce4"/>
          <table:table-cell table:style-name="ce152"/>
          <table:table-cell table:number-columns-repeated="16375"/>
        </table:table-row>
        <table:table-row table:style-name="ro2">
          <table:table-cell office:value-type="string" table:style-name="ce32">
            <text:p>Training and Education</text:p>
          </table:table-cell>
          <table:table-cell office:value-type="float" office:value="2772" table:style-name="ce33">
            <text:p>2,772</text:p>
          </table:table-cell>
          <table:table-cell office:value-type="float" office:value="2768" table:style-name="ce33">
            <text:p>2,768</text:p>
          </table:table-cell>
          <table:table-cell office:value-type="float" office:value="2150" table:style-name="ce33">
            <text:p>2,150</text:p>
          </table:table-cell>
          <table:table-cell office:value-type="float" office:value="3253" table:style-name="ce33">
            <text:p>3,253</text:p>
          </table:table-cell>
          <table:table-cell office:value-type="float" office:value="3577" table:style-name="ce33">
            <text:p>3,577</text:p>
          </table:table-cell>
          <table:table-cell office:value-type="percentage" office:value="0.29039999999999999" table:style-name="ce34">
            <text:p>29%</text:p>
          </table:table-cell>
          <table:table-cell table:style-name="ce4"/>
          <table:table-cell table:style-name="ce152"/>
          <table:table-cell table:number-columns-repeated="16375"/>
        </table:table-row>
        <table:table-row table:style-name="ro2">
          <table:table-cell office:value-type="string" table:style-name="ce32">
            <text:p>Work Related</text:p>
          </table:table-cell>
          <table:table-cell office:value-type="float" office:value="57645" table:style-name="ce33">
            <text:p>57,645</text:p>
          </table:table-cell>
          <table:table-cell office:value-type="float" office:value="64274" table:style-name="ce33">
            <text:p>64,274</text:p>
          </table:table-cell>
          <table:table-cell office:value-type="float" office:value="66580" table:style-name="ce33">
            <text:p>66,580</text:p>
          </table:table-cell>
          <table:table-cell office:value-type="float" office:value="66576" table:style-name="ce33">
            <text:p>66,576</text:p>
          </table:table-cell>
          <table:table-cell office:value-type="float" office:value="63025" table:style-name="ce33">
            <text:p>63,025</text:p>
          </table:table-cell>
          <table:table-cell office:value-type="percentage" office:value="9.3329999999999996E-2" table:style-name="ce34">
            <text:p>9%</text:p>
          </table:table-cell>
          <table:table-cell table:style-name="ce4"/>
          <table:table-cell table:style-name="ce152"/>
          <table:table-cell table:number-columns-repeated="16375"/>
        </table:table-row>
        <table:table-row table:style-name="ro2">
          <table:table-cell office:value-type="string" table:style-name="ce29">
            <text:p>Resettlement Overnight Release</text:p>
          </table:table-cell>
          <table:table-cell office:value-type="float" office:value="6089" table:style-name="ce30">
            <text:p>6,089</text:p>
          </table:table-cell>
          <table:table-cell office:value-type="float" office:value="6607" table:style-name="ce30">
            <text:p>6,607</text:p>
          </table:table-cell>
          <table:table-cell office:value-type="float" office:value="7052" table:style-name="ce30">
            <text:p>7,052</text:p>
          </table:table-cell>
          <table:table-cell office:value-type="float" office:value="7172" table:style-name="ce30">
            <text:p>7,172</text:p>
          </table:table-cell>
          <table:table-cell office:value-type="float" office:value="7022" table:style-name="ce30">
            <text:p>7,022</text:p>
          </table:table-cell>
          <table:table-cell office:value-type="percentage" office:value="0.15323000000000001" table:style-name="ce31">
            <text:p>15%</text:p>
          </table:table-cell>
          <table:table-cell table:style-name="ce4"/>
          <table:table-cell table:style-name="ce151"/>
          <table:table-cell table:number-columns-repeated="16375"/>
        </table:table-row>
        <table:table-row table:style-name="ro2">
          <table:table-cell office:value-type="string" table:style-name="ce29">
            <text:p>Childcare Resettlement Licence</text:p>
          </table:table-cell>
          <table:table-cell office:value-type="float" office:value="203" table:style-name="ce30">
            <text:p>203</text:p>
          </table:table-cell>
          <table:table-cell office:value-type="float" office:value="226" table:style-name="ce30">
            <text:p>226</text:p>
          </table:table-cell>
          <table:table-cell office:value-type="float" office:value="277" table:style-name="ce30">
            <text:p>277</text:p>
          </table:table-cell>
          <table:table-cell office:value-type="float" office:value="311" table:style-name="ce30">
            <text:p>311</text:p>
          </table:table-cell>
          <table:table-cell office:value-type="float" office:value="306" table:style-name="ce30">
            <text:p>306</text:p>
          </table:table-cell>
          <table:table-cell office:value-type="percentage" office:value="0.50739000000000001" table:style-name="ce31">
            <text:p>51%</text:p>
          </table:table-cell>
          <table:table-cell table:style-name="ce4"/>
          <table:table-cell table:style-name="ce151"/>
          <table:table-cell table:number-columns-repeated="16375"/>
        </table:table-row>
        <table:table-row table:style-name="ro12">
          <table:table-cell office:value-type="string" table:style-name="ce29">
            <text:p><text:span text:style-name="T2">Individuals released on temporary licence</text:span><text:span text:style-name="T4">(1,2)</text:span></text:p>
          </table:table-cell>
          <table:table-cell office:value-type="float" office:value="3984" table:style-name="ce27">
            <text:p>3,984</text:p>
          </table:table-cell>
          <table:table-cell office:value-type="float" office:value="4127" table:style-name="ce27">
            <text:p>4,127</text:p>
          </table:table-cell>
          <table:table-cell office:value-type="float" office:value="4257" table:style-name="ce27">
            <text:p>4,257</text:p>
          </table:table-cell>
          <table:table-cell office:value-type="float" office:value="4255" table:style-name="ce27">
            <text:p>4,255</text:p>
          </table:table-cell>
          <table:table-cell office:value-type="float" office:value="4234" table:style-name="ce27">
            <text:p>4,234</text:p>
          </table:table-cell>
          <table:table-cell office:value-type="percentage" office:value="6.275E-2" table:style-name="ce28">
            <text:p>6%</text:p>
          </table:table-cell>
          <table:table-cell table:style-name="ce4"/>
          <table:table-cell table:style-name="ce151"/>
          <table:table-cell table:number-columns-repeated="16375"/>
        </table:table-row>
        <table:table-row table:style-name="ro2">
          <table:table-cell office:value-type="string" table:style-name="ce29">
            <text:p>Determinate sentences</text:p>
          </table:table-cell>
          <table:table-cell office:value-type="float" office:value="3133" table:style-name="ce30">
            <text:p>3,133</text:p>
          </table:table-cell>
          <table:table-cell office:value-type="float" office:value="3265" table:style-name="ce30">
            <text:p>3,265</text:p>
          </table:table-cell>
          <table:table-cell office:value-type="float" office:value="3443" table:style-name="ce30">
            <text:p>3,443</text:p>
          </table:table-cell>
          <table:table-cell office:value-type="float" office:value="3539" table:style-name="ce30">
            <text:p>3,539</text:p>
          </table:table-cell>
          <table:table-cell office:value-type="float" office:value="3597" table:style-name="ce30">
            <text:p>3,597</text:p>
          </table:table-cell>
          <table:table-cell office:value-type="percentage" office:value="0.14810000000000001" table:style-name="ce31">
            <text:p>15%</text:p>
          </table:table-cell>
          <table:table-cell table:style-name="ce4"/>
          <table:table-cell table:style-name="ce151"/>
          <table:table-cell table:number-columns-repeated="16375"/>
        </table:table-row>
        <table:table-row table:style-name="ro2">
          <table:table-cell office:value-type="string" table:style-name="ce29">
            <text:p>Indeterminate sentences</text:p>
          </table:table-cell>
          <table:table-cell office:value-type="float" office:value="729" table:style-name="ce30">
            <text:p>729</text:p>
          </table:table-cell>
          <table:table-cell office:value-type="float" office:value="734" table:style-name="ce30">
            <text:p>734</text:p>
          </table:table-cell>
          <table:table-cell office:value-type="float" office:value="679" table:style-name="ce30">
            <text:p>679</text:p>
          </table:table-cell>
          <table:table-cell office:value-type="float" office:value="596" table:style-name="ce30">
            <text:p>596</text:p>
          </table:table-cell>
          <table:table-cell office:value-type="float" office:value="524" table:style-name="ce30">
            <text:p>524</text:p>
          </table:table-cell>
          <table:table-cell office:value-type="percentage" office:value="-0.28121000000000002" table:style-name="ce31">
            <text:p>-28%</text:p>
          </table:table-cell>
          <table:table-cell table:style-name="ce4"/>
          <table:table-cell table:style-name="ce151"/>
          <table:table-cell table:number-columns-repeated="16375"/>
        </table:table-row>
        <table:table-row table:style-name="ro2">
          <table:table-cell office:value-type="string" table:style-name="ce32">
            <text:p>Imprisonment for public protection (IPP)</text:p>
          </table:table-cell>
          <table:table-cell office:value-type="float" office:value="244" table:style-name="ce33">
            <text:p>244</text:p>
          </table:table-cell>
          <table:table-cell office:value-type="float" office:value="240" table:style-name="ce33">
            <text:p>240</text:p>
          </table:table-cell>
          <table:table-cell office:value-type="float" office:value="202" table:style-name="ce33">
            <text:p>202</text:p>
          </table:table-cell>
          <table:table-cell office:value-type="float" office:value="169" table:style-name="ce33">
            <text:p>169</text:p>
          </table:table-cell>
          <table:table-cell office:value-type="float" office:value="153" table:style-name="ce33">
            <text:p>153</text:p>
          </table:table-cell>
          <table:table-cell office:value-type="percentage" office:value="-0.37295" table:style-name="ce34">
            <text:p>-37%</text:p>
          </table:table-cell>
          <table:table-cell table:style-name="ce4"/>
          <table:table-cell table:style-name="ce152"/>
          <table:table-cell table:number-columns-repeated="16375"/>
        </table:table-row>
        <table:table-row table:style-name="ro2">
          <table:table-cell office:value-type="string" table:style-name="ce32">
            <text:p>Life sentence</text:p>
          </table:table-cell>
          <table:table-cell office:value-type="float" office:value="485" table:style-name="ce33">
            <text:p>485</text:p>
          </table:table-cell>
          <table:table-cell office:value-type="float" office:value="494" table:style-name="ce33">
            <text:p>494</text:p>
          </table:table-cell>
          <table:table-cell office:value-type="float" office:value="477" table:style-name="ce33">
            <text:p>477</text:p>
          </table:table-cell>
          <table:table-cell office:value-type="float" office:value="427" table:style-name="ce33">
            <text:p>427</text:p>
          </table:table-cell>
          <table:table-cell office:value-type="float" office:value="371" table:style-name="ce33">
            <text:p>371</text:p>
          </table:table-cell>
          <table:table-cell office:value-type="percentage" office:value="-0.23505000000000001" table:style-name="ce34">
            <text:p>-24%</text:p>
          </table:table-cell>
          <table:table-cell table:style-name="ce4"/>
          <table:table-cell table:style-name="ce152"/>
          <table:table-cell table:number-columns-repeated="16375"/>
        </table:table-row>
        <table:table-row table:style-name="ro2">
          <table:table-cell office:value-type="string" table:style-name="ce29">
            <text:p>Recall</text:p>
          </table:table-cell>
          <table:table-cell office:value-type="float" office:value="119" table:style-name="ce30">
            <text:p>119</text:p>
          </table:table-cell>
          <table:table-cell office:value-type="float" office:value="124" table:style-name="ce30">
            <text:p>124</text:p>
          </table:table-cell>
          <table:table-cell office:value-type="float" office:value="132" table:style-name="ce30">
            <text:p>132</text:p>
          </table:table-cell>
          <table:table-cell office:value-type="float" office:value="117" table:style-name="ce30">
            <text:p>117</text:p>
          </table:table-cell>
          <table:table-cell office:value-type="float" office:value="110" table:style-name="ce30">
            <text:p>110</text:p>
          </table:table-cell>
          <table:table-cell office:value-type="percentage" office:value="-7.5630000000000003E-2" table:style-name="ce31">
            <text:p>-8%</text:p>
          </table:table-cell>
          <table:table-cell table:style-name="ce4"/>
          <table:table-cell table:style-name="ce151"/>
          <table:table-cell table:number-columns-repeated="16375"/>
        </table:table-row>
        <table:table-row table:style-name="ro31">
          <table:table-cell office:value-type="string" table:style-name="ce29">
            <text:p>Other sentence type<text:span text:style-name="T5">(3)</text:span></text:p>
          </table:table-cell>
          <table:table-cell office:value-type="float" office:value="3" table:style-name="ce30">
            <text:p>3</text:p>
          </table:table-cell>
          <table:table-cell office:value-type="float" office:value="4" table:style-name="ce30">
            <text:p>4</text:p>
          </table:table-cell>
          <table:table-cell office:value-type="float" office:value="3" table:style-name="ce30">
            <text:p>3</text:p>
          </table:table-cell>
          <table:table-cell office:value-type="float" office:value="3" table:style-name="ce30">
            <text:p>3</text:p>
          </table:table-cell>
          <table:table-cell office:value-type="float" office:value="3" table:style-name="ce30">
            <text:p>3</text:p>
          </table:table-cell>
          <table:table-cell office:value-type="string" table:style-name="ce31">
            <text:p>**</text:p>
          </table:table-cell>
          <table:table-cell table:style-name="ce4"/>
          <table:table-cell table:style-name="ce151"/>
          <table:table-cell table:number-columns-repeated="16375"/>
        </table:table-row>
        <table:table-row table:style-name="ro12">
          <table:table-cell office:value-type="string" table:style-name="ce29">
            <text:p><text:span text:style-name="T2">Recorded temporary release failures</text:span><text:span text:style-name="T4">(4)</text:span></text:p>
          </table:table-cell>
          <table:table-cell office:value-type="float" office:value="144" table:style-name="ce153">
            <text:p>144</text:p>
          </table:table-cell>
          <table:table-cell office:value-type="string" table:style-name="ce154">
            <text:p>170 (R)</text:p>
          </table:table-cell>
          <table:table-cell office:value-type="string" table:style-name="ce154">
            <text:p>194 (R)</text:p>
          </table:table-cell>
          <table:table-cell office:value-type="string" table:style-name="ce154">
            <text:p>187 (R)</text:p>
          </table:table-cell>
          <table:table-cell office:value-type="float" office:value="194" table:style-name="ce153">
            <text:p>194</text:p>
          </table:table-cell>
          <table:table-cell office:value-type="percentage" office:value="0.35" table:style-name="ce28">
            <text:p>35%</text:p>
          </table:table-cell>
          <table:table-cell table:style-name="ce155"/>
          <table:table-cell table:style-name="ce151"/>
          <table:table-cell table:number-columns-repeated="16375"/>
        </table:table-row>
        <table:table-row table:style-name="ro2">
          <table:table-cell office:value-type="string" table:style-name="ce29">
            <text:p>Determinate sentences</text:p>
          </table:table-cell>
          <table:table-cell office:value-type="float" office:value="123" table:style-name="ce156">
            <text:p>123</text:p>
          </table:table-cell>
          <table:table-cell office:value-type="string" table:style-name="ce157">
            <text:p>133 (R)</text:p>
          </table:table-cell>
          <table:table-cell office:value-type="string" table:style-name="ce157">
            <text:p>157 (R)</text:p>
          </table:table-cell>
          <table:table-cell office:value-type="string" table:style-name="ce157">
            <text:p>155 (R)</text:p>
          </table:table-cell>
          <table:table-cell office:value-type="float" office:value="167" table:style-name="ce156">
            <text:p>167</text:p>
          </table:table-cell>
          <table:table-cell office:value-type="percentage" office:value="0.36" table:style-name="ce31">
            <text:p>36%</text:p>
          </table:table-cell>
          <table:table-cell table:style-name="ce158"/>
          <table:table-cell table:style-name="ce151"/>
          <table:table-cell table:number-columns-repeated="16375"/>
        </table:table-row>
        <table:table-row table:style-name="ro2">
          <table:table-cell office:value-type="string" table:style-name="ce29">
            <text:p>Indeterminate sentences</text:p>
          </table:table-cell>
          <table:table-cell office:value-type="float" office:value="21" table:style-name="ce156">
            <text:p>21</text:p>
          </table:table-cell>
          <table:table-cell office:value-type="string" table:style-name="ce157">
            <text:p>36 (R)</text:p>
          </table:table-cell>
          <table:table-cell office:value-type="string" table:style-name="ce157">
            <text:p>37 (R)</text:p>
          </table:table-cell>
          <table:table-cell office:value-type="string" table:style-name="ce157">
            <text:p>32 (R)</text:p>
          </table:table-cell>
          <table:table-cell office:value-type="float" office:value="26" table:style-name="ce156">
            <text:p>26</text:p>
          </table:table-cell>
          <table:table-cell office:value-type="string" table:style-name="ce31">
            <text:p>**</text:p>
          </table:table-cell>
          <table:table-cell table:style-name="ce158"/>
          <table:table-cell table:style-name="ce151"/>
          <table:table-cell table:number-columns-repeated="16375"/>
        </table:table-row>
        <table:table-row table:style-name="ro2">
          <table:table-cell office:value-type="string" table:style-name="ce32">
            <text:p>Imprisonment for public protection (IPP)</text:p>
          </table:table-cell>
          <table:table-cell office:value-type="float" office:value="5" table:style-name="ce156">
            <text:p>5</text:p>
          </table:table-cell>
          <table:table-cell office:value-type="string" table:style-name="ce157">
            <text:p>9 (R)</text:p>
          </table:table-cell>
          <table:table-cell office:value-type="string" table:style-name="ce157">
            <text:p>14 (R)</text:p>
          </table:table-cell>
          <table:table-cell office:value-type="string" table:style-name="ce157">
            <text:p>16 (R)</text:p>
          </table:table-cell>
          <table:table-cell office:value-type="float" office:value="10" table:style-name="ce156">
            <text:p>10</text:p>
          </table:table-cell>
          <table:table-cell office:value-type="string" table:style-name="ce34">
            <text:p>**</text:p>
          </table:table-cell>
          <table:table-cell table:style-name="ce158"/>
          <table:table-cell table:style-name="ce152"/>
          <table:table-cell table:number-columns-repeated="16375"/>
        </table:table-row>
        <table:table-row table:style-name="ro2">
          <table:table-cell office:value-type="string" table:style-name="ce32">
            <text:p>Life sentence</text:p>
          </table:table-cell>
          <table:table-cell office:value-type="float" office:value="16" table:style-name="ce156">
            <text:p>16</text:p>
          </table:table-cell>
          <table:table-cell office:value-type="string" table:style-name="ce157">
            <text:p>27 (R)</text:p>
          </table:table-cell>
          <table:table-cell office:value-type="string" table:style-name="ce157">
            <text:p>23 (R)</text:p>
          </table:table-cell>
          <table:table-cell office:value-type="string" table:style-name="ce157">
            <text:p>16 (R)</text:p>
          </table:table-cell>
          <table:table-cell office:value-type="float" office:value="16" table:style-name="ce156">
            <text:p>16</text:p>
          </table:table-cell>
          <table:table-cell office:value-type="string" table:style-name="ce34">
            <text:p>**</text:p>
          </table:table-cell>
          <table:table-cell table:style-name="ce158"/>
          <table:table-cell table:style-name="ce152"/>
          <table:table-cell table:number-columns-repeated="16375"/>
        </table:table-row>
        <table:table-row table:style-name="ro5">
          <table:table-cell office:value-type="string" table:style-name="ce29">
            <text:p>Non criminal prisoner</text:p>
          </table:table-cell>
          <table:table-cell office:value-type="float" office:value="0" table:style-name="ce156">
            <text:p>0</text:p>
          </table:table-cell>
          <table:table-cell office:value-type="string" table:style-name="ce157">
            <text:p>1 (R)</text:p>
          </table:table-cell>
          <table:table-cell office:value-type="string" table:style-name="ce157">
            <text:p>0 (R)</text:p>
          </table:table-cell>
          <table:table-cell office:value-type="string" table:style-name="ce157">
            <text:p>0 (R)</text:p>
          </table:table-cell>
          <table:table-cell office:value-type="float" office:value="1" table:style-name="ce156">
            <text:p>1</text:p>
          </table:table-cell>
          <table:table-cell office:value-type="string" table:style-name="ce159">
            <text:p>**</text:p>
          </table:table-cell>
          <table:table-cell table:style-name="ce158"/>
          <table:table-cell table:style-name="ce151"/>
          <table:table-cell table:number-columns-repeated="16375"/>
        </table:table-row>
        <table:table-row table:style-name="ro11">
          <table:table-cell office:value-type="string" table:style-name="ce160">
            <text:p>Failures per 100,000 incidences of release</text:p>
          </table:table-cell>
          <table:table-cell office:value-type="float" office:value="169.76327454494012" table:style-name="ce161">
            <text:p>170</text:p>
          </table:table-cell>
          <table:table-cell office:value-type="string" table:style-name="ce162">
            <text:p>180 (R)</text:p>
          </table:table-cell>
          <table:table-cell office:value-type="string" table:style-name="ce162">
            <text:p>199 (R)</text:p>
          </table:table-cell>
          <table:table-cell office:value-type="string" table:style-name="ce162">
            <text:p>189 (R)</text:p>
          </table:table-cell>
          <table:table-cell office:value-type="float" office:value="202.77403238113158" table:style-name="ce162">
            <text:p>203</text:p>
          </table:table-cell>
          <table:table-cell office:value-type="percentage" office:value="0.19" table:style-name="ce163">
            <text:p>19%</text:p>
          </table:table-cell>
          <table:table-cell table:style-name="ce164"/>
          <table:table-cell table:number-columns-repeated="16376" table:style-name="ce165"/>
        </table:table-row>
        <table:table-row table:style-name="ro2">
          <table:table-cell table:number-columns-spanned="7" table:number-rows-spanned="1" table:style-name="ce19"/>
          <table:covered-table-cell table:number-columns-repeated="6"/>
          <table:table-cell table:number-columns-repeated="16377"/>
        </table:table-row>
        <table:table-row table:style-name="ro2">
          <table:table-cell table:number-columns-spanned="7" table:number-rows-spanned="1" table:style-name="ce19"/>
          <table:covered-table-cell table:number-columns-repeated="6"/>
          <table:table-cell table:number-columns-repeated="16377"/>
        </table:table-row>
        <table:table-row table:style-name="ro10">
          <table:table-cell office:value-type="string" table:style-name="ce21">
            <text:p><text:s/></text:p>
          </table:table-cell>
          <table:table-cell office:value-type="string" table:style-name="ce21">
            <text:p>Jan-Mar</text:p>
            <text:p><text:s/>2022</text:p>
          </table:table-cell>
          <table:table-cell office:value-type="string" table:style-name="ce21">
            <text:p>Apr-Jun</text:p>
            <text:p><text:s/>2022</text:p>
          </table:table-cell>
          <table:table-cell office:value-type="string" table:style-name="ce21">
            <text:p>Jul-Sep</text:p>
            <text:p><text:s/>2022</text:p>
          </table:table-cell>
          <table:table-cell office:value-type="string" table:style-name="ce21">
            <text:p>Oct-Dec</text:p>
            <text:p><text:s/>2022</text:p>
          </table:table-cell>
          <table:table-cell office:value-type="string" table:style-name="ce21">
            <text:p>Jan-Mar</text:p>
            <text:p><text:s/>2023</text:p>
          </table:table-cell>
          <table:table-cell office:value-type="string" table:style-name="ce22">
            <text:p>Percentage change<text:s/></text:p>
            <text:p>Jan-Mar</text:p>
            <text:p><text:s/>2022 to 2023</text:p>
          </table:table-cell>
          <table:table-cell table:number-columns-repeated="16377"/>
        </table:table-row>
        <table:table-row table:style-name="ro11">
          <table:table-cell office:value-type="string" table:style-name="ce23">
            <text:p>Males</text:p>
          </table:table-cell>
          <table:table-cell table:number-columns-repeated="5" table:style-name="ce24"/>
          <table:table-cell table:style-name="ce25"/>
          <table:table-cell table:number-columns-repeated="16377"/>
        </table:table-row>
        <table:table-row table:style-name="ro12">
          <table:table-cell office:value-type="string" table:style-name="ce26">
            <text:p>Incidences of release on temporary licence</text:p>
          </table:table-cell>
          <table:table-cell office:value-type="float" office:value="79240" table:style-name="ce27">
            <text:p>79,240</text:p>
          </table:table-cell>
          <table:table-cell office:value-type="float" office:value="88110" table:style-name="ce27">
            <text:p>88,110</text:p>
          </table:table-cell>
          <table:table-cell office:value-type="float" office:value="90755" table:style-name="ce27">
            <text:p>90,755</text:p>
          </table:table-cell>
          <table:table-cell office:value-type="float" office:value="91673" table:style-name="ce27">
            <text:p>91,673</text:p>
          </table:table-cell>
          <table:table-cell office:value-type="float" office:value="88593" table:style-name="ce27">
            <text:p>88,593</text:p>
          </table:table-cell>
          <table:table-cell office:value-type="percentage" office:value="0.11803" table:style-name="ce28">
            <text:p>12%</text:p>
          </table:table-cell>
          <table:table-cell table:number-columns-repeated="16377"/>
        </table:table-row>
        <table:table-row table:style-name="ro2">
          <table:table-cell office:value-type="string" table:style-name="ce29">
            <text:p>Special Purpose Licence</text:p>
          </table:table-cell>
          <table:table-cell office:value-type="float" office:value="1482" table:style-name="ce30">
            <text:p>1,482</text:p>
          </table:table-cell>
          <table:table-cell office:value-type="float" office:value="1645" table:style-name="ce30">
            <text:p>1,645</text:p>
          </table:table-cell>
          <table:table-cell office:value-type="float" office:value="1737" table:style-name="ce30">
            <text:p>1,737</text:p>
          </table:table-cell>
          <table:table-cell office:value-type="float" office:value="1560" table:style-name="ce30">
            <text:p>1,560</text:p>
          </table:table-cell>
          <table:table-cell office:value-type="float" office:value="1671" table:style-name="ce30">
            <text:p>1,671</text:p>
          </table:table-cell>
          <table:table-cell office:value-type="percentage" office:value="0.12753" table:style-name="ce31">
            <text:p>13%</text:p>
          </table:table-cell>
          <table:table-cell table:number-columns-repeated="16377"/>
        </table:table-row>
        <table:table-row table:style-name="ro2">
          <table:table-cell office:value-type="string" table:style-name="ce32">
            <text:p>Compassionate</text:p>
          </table:table-cell>
          <table:table-cell office:value-type="float" office:value="103" table:style-name="ce33">
            <text:p>103</text:p>
          </table:table-cell>
          <table:table-cell office:value-type="float" office:value="207" table:style-name="ce33">
            <text:p>207</text:p>
          </table:table-cell>
          <table:table-cell office:value-type="float" office:value="175" table:style-name="ce33">
            <text:p>175</text:p>
          </table:table-cell>
          <table:table-cell office:value-type="float" office:value="162" table:style-name="ce33">
            <text:p>162</text:p>
          </table:table-cell>
          <table:table-cell office:value-type="float" office:value="170" table:style-name="ce33">
            <text:p>170</text:p>
          </table:table-cell>
          <table:table-cell office:value-type="percentage" office:value="0.65049000000000001" table:style-name="ce34">
            <text:p>65%</text:p>
          </table:table-cell>
          <table:table-cell table:number-columns-repeated="16377"/>
        </table:table-row>
        <table:table-row table:style-name="ro2">
          <table:table-cell office:value-type="string" table:style-name="ce32">
            <text:p>Legal</text:p>
          </table:table-cell>
          <table:table-cell office:value-type="float" office:value="10" table:style-name="ce33">
            <text:p>10</text:p>
          </table:table-cell>
          <table:table-cell office:value-type="float" office:value="12" table:style-name="ce33">
            <text:p>12</text:p>
          </table:table-cell>
          <table:table-cell office:value-type="float" office:value="10" table:style-name="ce33">
            <text:p>10</text:p>
          </table:table-cell>
          <table:table-cell office:value-type="float" office:value="16" table:style-name="ce33">
            <text:p>16</text:p>
          </table:table-cell>
          <table:table-cell office:value-type="float" office:value="13" table:style-name="ce33">
            <text:p>13</text:p>
          </table:table-cell>
          <table:table-cell office:value-type="string" table:style-name="ce34">
            <text:p>**</text:p>
          </table:table-cell>
          <table:table-cell table:number-columns-repeated="16377"/>
        </table:table-row>
        <table:table-row table:style-name="ro2">
          <table:table-cell office:value-type="string" table:style-name="ce32">
            <text:p>Medical</text:p>
          </table:table-cell>
          <table:table-cell office:value-type="float" office:value="1369" table:style-name="ce33">
            <text:p>1,369</text:p>
          </table:table-cell>
          <table:table-cell office:value-type="float" office:value="1426" table:style-name="ce33">
            <text:p>1,426</text:p>
          </table:table-cell>
          <table:table-cell office:value-type="float" office:value="1552" table:style-name="ce33">
            <text:p>1,552</text:p>
          </table:table-cell>
          <table:table-cell office:value-type="float" office:value="1382" table:style-name="ce33">
            <text:p>1,382</text:p>
          </table:table-cell>
          <table:table-cell office:value-type="float" office:value="1488" table:style-name="ce33">
            <text:p>1,488</text:p>
          </table:table-cell>
          <table:table-cell office:value-type="percentage" office:value="8.6919999999999997E-2" table:style-name="ce34">
            <text:p>9%</text:p>
          </table:table-cell>
          <table:table-cell table:number-columns-repeated="16377"/>
        </table:table-row>
        <table:table-row table:style-name="ro2">
          <table:table-cell office:value-type="string" table:style-name="ce29">
            <text:p>Resettlement Day Release</text:p>
          </table:table-cell>
          <table:table-cell office:value-type="float" office:value="71961" table:style-name="ce30">
            <text:p>71,961</text:p>
          </table:table-cell>
          <table:table-cell office:value-type="float" office:value="80187" table:style-name="ce30">
            <text:p>80,187</text:p>
          </table:table-cell>
          <table:table-cell office:value-type="float" office:value="82292" table:style-name="ce30">
            <text:p>82,292</text:p>
          </table:table-cell>
          <table:table-cell office:value-type="float" office:value="83317" table:style-name="ce30">
            <text:p>83,317</text:p>
          </table:table-cell>
          <table:table-cell office:value-type="float" office:value="80211" table:style-name="ce30">
            <text:p>80,211</text:p>
          </table:table-cell>
          <table:table-cell office:value-type="percentage" office:value="0.11465" table:style-name="ce31">
            <text:p>11%</text:p>
          </table:table-cell>
          <table:table-cell table:number-columns-repeated="16377"/>
        </table:table-row>
        <table:table-row table:style-name="ro2">
          <table:table-cell office:value-type="string" table:style-name="ce32">
            <text:p>Accommodation</text:p>
          </table:table-cell>
          <table:table-cell office:value-type="float" office:value="11" table:style-name="ce33">
            <text:p>11</text:p>
          </table:table-cell>
          <table:table-cell office:value-type="float" office:value="18" table:style-name="ce33">
            <text:p>18</text:p>
          </table:table-cell>
          <table:table-cell office:value-type="float" office:value="9" table:style-name="ce33">
            <text:p>9</text:p>
          </table:table-cell>
          <table:table-cell office:value-type="float" office:value="4" table:style-name="ce33">
            <text:p>4</text:p>
          </table:table-cell>
          <table:table-cell office:value-type="float" office:value="5" table:style-name="ce33">
            <text:p>5</text:p>
          </table:table-cell>
          <table:table-cell office:value-type="string" table:style-name="ce34">
            <text:p>**</text:p>
          </table:table-cell>
          <table:table-cell table:number-columns-repeated="16377"/>
        </table:table-row>
        <table:table-row table:style-name="ro2">
          <table:table-cell office:value-type="string" table:style-name="ce32">
            <text:p>Maintaining Family ties</text:p>
          </table:table-cell>
          <table:table-cell office:value-type="float" office:value="8439" table:style-name="ce33">
            <text:p>8,439</text:p>
          </table:table-cell>
          <table:table-cell office:value-type="float" office:value="9028" table:style-name="ce33">
            <text:p>9,028</text:p>
          </table:table-cell>
          <table:table-cell office:value-type="float" office:value="9524" table:style-name="ce33">
            <text:p>9,524</text:p>
          </table:table-cell>
          <table:table-cell office:value-type="float" office:value="10071" table:style-name="ce33">
            <text:p>10,071</text:p>
          </table:table-cell>
          <table:table-cell office:value-type="float" office:value="9947" table:style-name="ce33">
            <text:p>9,947</text:p>
          </table:table-cell>
          <table:table-cell office:value-type="percentage" office:value="0.17868999999999999" table:style-name="ce34">
            <text:p>18%</text:p>
          </table:table-cell>
          <table:table-cell table:number-columns-repeated="16377"/>
        </table:table-row>
        <table:table-row table:style-name="ro2">
          <table:table-cell office:value-type="string" table:style-name="ce32">
            <text:p>Other Resettlement</text:p>
          </table:table-cell>
          <table:table-cell office:value-type="float" office:value="1611" table:style-name="ce33">
            <text:p>1,611</text:p>
          </table:table-cell>
          <table:table-cell office:value-type="float" office:value="1914" table:style-name="ce33">
            <text:p>1,914</text:p>
          </table:table-cell>
          <table:table-cell office:value-type="float" office:value="1601" table:style-name="ce33">
            <text:p>1,601</text:p>
          </table:table-cell>
          <table:table-cell office:value-type="float" office:value="1699" table:style-name="ce33">
            <text:p>1,699</text:p>
          </table:table-cell>
          <table:table-cell office:value-type="float" office:value="1857" table:style-name="ce33">
            <text:p>1,857</text:p>
          </table:table-cell>
          <table:table-cell office:value-type="percentage" office:value="0.1527" table:style-name="ce34">
            <text:p>15%</text:p>
          </table:table-cell>
          <table:table-cell table:number-columns-repeated="16377"/>
        </table:table-row>
        <table:table-row table:style-name="ro2">
          <table:table-cell office:value-type="string" table:style-name="ce32">
            <text:p>Outside Prison Activity</text:p>
          </table:table-cell>
          <table:table-cell office:value-type="float" office:value="5710" table:style-name="ce33">
            <text:p>5,710</text:p>
          </table:table-cell>
          <table:table-cell office:value-type="float" office:value="6866" table:style-name="ce33">
            <text:p>6,866</text:p>
          </table:table-cell>
          <table:table-cell office:value-type="float" office:value="7411" table:style-name="ce33">
            <text:p>7,411</text:p>
          </table:table-cell>
          <table:table-cell office:value-type="float" office:value="6963" table:style-name="ce33">
            <text:p>6,963</text:p>
          </table:table-cell>
          <table:table-cell office:value-type="float" office:value="7019" table:style-name="ce33">
            <text:p>7,019</text:p>
          </table:table-cell>
          <table:table-cell office:value-type="percentage" office:value="0.22925000000000001" table:style-name="ce34">
            <text:p>23%</text:p>
          </table:table-cell>
          <table:table-cell table:number-columns-repeated="16377"/>
        </table:table-row>
        <table:table-row table:style-name="ro2">
          <table:table-cell office:value-type="string" table:style-name="ce32">
            <text:p>Training and Education</text:p>
          </table:table-cell>
          <table:table-cell office:value-type="float" office:value="2653" table:style-name="ce33">
            <text:p>2,653</text:p>
          </table:table-cell>
          <table:table-cell office:value-type="float" office:value="2669" table:style-name="ce33">
            <text:p>2,669</text:p>
          </table:table-cell>
          <table:table-cell office:value-type="float" office:value="2022" table:style-name="ce33">
            <text:p>2,022</text:p>
          </table:table-cell>
          <table:table-cell office:value-type="float" office:value="3071" table:style-name="ce33">
            <text:p>3,071</text:p>
          </table:table-cell>
          <table:table-cell office:value-type="float" office:value="3330" table:style-name="ce33">
            <text:p>3,330</text:p>
          </table:table-cell>
          <table:table-cell office:value-type="percentage" office:value="0.25518000000000002" table:style-name="ce34">
            <text:p>26%</text:p>
          </table:table-cell>
          <table:table-cell table:number-columns-repeated="16377"/>
        </table:table-row>
        <table:table-row table:style-name="ro2">
          <table:table-cell office:value-type="string" table:style-name="ce32">
            <text:p>Work Related</text:p>
          </table:table-cell>
          <table:table-cell office:value-type="float" office:value="53537" table:style-name="ce33">
            <text:p>53,537</text:p>
          </table:table-cell>
          <table:table-cell office:value-type="float" office:value="59692" table:style-name="ce33">
            <text:p>59,692</text:p>
          </table:table-cell>
          <table:table-cell office:value-type="float" office:value="61725" table:style-name="ce33">
            <text:p>61,725</text:p>
          </table:table-cell>
          <table:table-cell office:value-type="float" office:value="61509" table:style-name="ce33">
            <text:p>61,509</text:p>
          </table:table-cell>
          <table:table-cell office:value-type="float" office:value="58053" table:style-name="ce33">
            <text:p>58,053</text:p>
          </table:table-cell>
          <table:table-cell office:value-type="percentage" office:value="8.4349999999999994E-2" table:style-name="ce34">
            <text:p>8%</text:p>
          </table:table-cell>
          <table:table-cell table:number-columns-repeated="16377"/>
        </table:table-row>
        <table:table-row table:style-name="ro2">
          <table:table-cell office:value-type="string" table:style-name="ce29">
            <text:p>Resettlement Overnight Release</text:p>
          </table:table-cell>
          <table:table-cell office:value-type="float" office:value="5777" table:style-name="ce30">
            <text:p>5,777</text:p>
          </table:table-cell>
          <table:table-cell office:value-type="float" office:value="6256" table:style-name="ce30">
            <text:p>6,256</text:p>
          </table:table-cell>
          <table:table-cell office:value-type="float" office:value="6683" table:style-name="ce30">
            <text:p>6,683</text:p>
          </table:table-cell>
          <table:table-cell office:value-type="float" office:value="6768" table:style-name="ce30">
            <text:p>6,768</text:p>
          </table:table-cell>
          <table:table-cell office:value-type="float" office:value="6668" table:style-name="ce30">
            <text:p>6,668</text:p>
          </table:table-cell>
          <table:table-cell office:value-type="percentage" office:value="0.15423000000000001" table:style-name="ce31">
            <text:p>15%</text:p>
          </table:table-cell>
          <table:table-cell table:number-columns-repeated="16377" table:style-name="ce4"/>
        </table:table-row>
        <table:table-row table:style-name="ro2">
          <table:table-cell office:value-type="string" table:style-name="ce29">
            <text:p>Childcare Resettlement Licence</text:p>
          </table:table-cell>
          <table:table-cell office:value-type="float" office:value="20" table:style-name="ce30">
            <text:p>20</text:p>
          </table:table-cell>
          <table:table-cell office:value-type="float" office:value="22" table:style-name="ce30">
            <text:p>22</text:p>
          </table:table-cell>
          <table:table-cell office:value-type="float" office:value="43" table:style-name="ce30">
            <text:p>43</text:p>
          </table:table-cell>
          <table:table-cell office:value-type="float" office:value="28" table:style-name="ce30">
            <text:p>28</text:p>
          </table:table-cell>
          <table:table-cell office:value-type="float" office:value="43" table:style-name="ce30">
            <text:p>43</text:p>
          </table:table-cell>
          <table:table-cell office:value-type="string" table:style-name="ce31">
            <text:p>**</text:p>
          </table:table-cell>
          <table:table-cell table:number-columns-repeated="16377" table:style-name="ce4"/>
        </table:table-row>
        <table:table-row table:style-name="ro12">
          <table:table-cell office:value-type="string" table:style-name="ce29">
            <text:p><text:span text:style-name="T2">Individuals released on temporary licence</text:span><text:span text:style-name="T4">(1,2)</text:span></text:p>
          </table:table-cell>
          <table:table-cell office:value-type="float" office:value="3751" table:style-name="ce27">
            <text:p>3,751</text:p>
          </table:table-cell>
          <table:table-cell office:value-type="float" office:value="3874" table:style-name="ce27">
            <text:p>3,874</text:p>
          </table:table-cell>
          <table:table-cell office:value-type="float" office:value="3962" table:style-name="ce27">
            <text:p>3,962</text:p>
          </table:table-cell>
          <table:table-cell office:value-type="float" office:value="3966" table:style-name="ce27">
            <text:p>3,966</text:p>
          </table:table-cell>
          <table:table-cell office:value-type="float" office:value="3953" table:style-name="ce27">
            <text:p>3,953</text:p>
          </table:table-cell>
          <table:table-cell office:value-type="percentage" office:value="5.3850000000000002E-2" table:style-name="ce28">
            <text:p>5%</text:p>
          </table:table-cell>
          <table:table-cell table:number-columns-repeated="16377" table:style-name="ce4"/>
        </table:table-row>
        <table:table-row table:style-name="ro2">
          <table:table-cell office:value-type="string" table:style-name="ce29">
            <text:p>Determinate sentences</text:p>
          </table:table-cell>
          <table:table-cell office:value-type="float" office:value="2927" table:style-name="ce30">
            <text:p>2,927</text:p>
          </table:table-cell>
          <table:table-cell office:value-type="float" office:value="3041" table:style-name="ce30">
            <text:p>3,041</text:p>
          </table:table-cell>
          <table:table-cell office:value-type="float" office:value="3179" table:style-name="ce30">
            <text:p>3,179</text:p>
          </table:table-cell>
          <table:table-cell office:value-type="float" office:value="3277" table:style-name="ce30">
            <text:p>3,277</text:p>
          </table:table-cell>
          <table:table-cell office:value-type="float" office:value="3338" table:style-name="ce30">
            <text:p>3,338</text:p>
          </table:table-cell>
          <table:table-cell office:value-type="percentage" office:value="0.14041999999999999" table:style-name="ce31">
            <text:p>14%</text:p>
          </table:table-cell>
          <table:table-cell table:number-columns-repeated="16377" table:style-name="ce4"/>
        </table:table-row>
        <table:table-row table:style-name="ro2">
          <table:table-cell office:value-type="string" table:style-name="ce29">
            <text:p>Indeterminate sentences</text:p>
          </table:table-cell>
          <table:table-cell office:value-type="float" office:value="705" table:style-name="ce30">
            <text:p>705</text:p>
          </table:table-cell>
          <table:table-cell office:value-type="float" office:value="710" table:style-name="ce30">
            <text:p>710</text:p>
          </table:table-cell>
          <table:table-cell office:value-type="float" office:value="656" table:style-name="ce30">
            <text:p>656</text:p>
          </table:table-cell>
          <table:table-cell office:value-type="float" office:value="574" table:style-name="ce30">
            <text:p>574</text:p>
          </table:table-cell>
          <table:table-cell office:value-type="float" office:value="506" table:style-name="ce30">
            <text:p>506</text:p>
          </table:table-cell>
          <table:table-cell office:value-type="percentage" office:value="-0.28227000000000002" table:style-name="ce31">
            <text:p>-28%</text:p>
          </table:table-cell>
          <table:table-cell table:number-columns-repeated="16377" table:style-name="ce4"/>
        </table:table-row>
        <table:table-row table:style-name="ro2">
          <table:table-cell office:value-type="string" table:style-name="ce32">
            <text:p>Imprisonment for public protection (IPP)</text:p>
          </table:table-cell>
          <table:table-cell office:value-type="float" office:value="242" table:style-name="ce33">
            <text:p>242</text:p>
          </table:table-cell>
          <table:table-cell office:value-type="float" office:value="238" table:style-name="ce33">
            <text:p>238</text:p>
          </table:table-cell>
          <table:table-cell office:value-type="float" office:value="199" table:style-name="ce33">
            <text:p>199</text:p>
          </table:table-cell>
          <table:table-cell office:value-type="float" office:value="167" table:style-name="ce33">
            <text:p>167</text:p>
          </table:table-cell>
          <table:table-cell office:value-type="float" office:value="152" table:style-name="ce33">
            <text:p>152</text:p>
          </table:table-cell>
          <table:table-cell office:value-type="percentage" office:value="-0.37190000000000001" table:style-name="ce34">
            <text:p>-37%</text:p>
          </table:table-cell>
          <table:table-cell table:number-columns-repeated="16377" table:style-name="ce4"/>
        </table:table-row>
        <table:table-row table:style-name="ro2">
          <table:table-cell office:value-type="string" table:style-name="ce32">
            <text:p>Life sentence</text:p>
          </table:table-cell>
          <table:table-cell office:value-type="float" office:value="463" table:style-name="ce33">
            <text:p>463</text:p>
          </table:table-cell>
          <table:table-cell office:value-type="float" office:value="472" table:style-name="ce33">
            <text:p>472</text:p>
          </table:table-cell>
          <table:table-cell office:value-type="float" office:value="457" table:style-name="ce33">
            <text:p>457</text:p>
          </table:table-cell>
          <table:table-cell office:value-type="float" office:value="407" table:style-name="ce33">
            <text:p>407</text:p>
          </table:table-cell>
          <table:table-cell office:value-type="float" office:value="354" table:style-name="ce33">
            <text:p>354</text:p>
          </table:table-cell>
          <table:table-cell office:value-type="percentage" office:value="-0.23541999999999999" table:style-name="ce34">
            <text:p>-24%</text:p>
          </table:table-cell>
          <table:table-cell table:number-columns-repeated="16377" table:style-name="ce4"/>
        </table:table-row>
        <table:table-row table:style-name="ro2">
          <table:table-cell office:value-type="string" table:style-name="ce29">
            <text:p>Recall</text:p>
          </table:table-cell>
          <table:table-cell office:value-type="float" office:value="116" table:style-name="ce30">
            <text:p>116</text:p>
          </table:table-cell>
          <table:table-cell office:value-type="float" office:value="119" table:style-name="ce30">
            <text:p>119</text:p>
          </table:table-cell>
          <table:table-cell office:value-type="float" office:value="124" table:style-name="ce30">
            <text:p>124</text:p>
          </table:table-cell>
          <table:table-cell office:value-type="float" office:value="112" table:style-name="ce30">
            <text:p>112</text:p>
          </table:table-cell>
          <table:table-cell office:value-type="float" office:value="106" table:style-name="ce30">
            <text:p>106</text:p>
          </table:table-cell>
          <table:table-cell office:value-type="percentage" office:value="-8.6209999999999995E-2" table:style-name="ce31">
            <text:p>-9%</text:p>
          </table:table-cell>
          <table:table-cell table:number-columns-repeated="16377" table:style-name="ce4"/>
        </table:table-row>
        <table:table-row table:style-name="ro31">
          <table:table-cell office:value-type="string" table:style-name="ce29">
            <text:p>Other sentence type<text:span text:style-name="T5">(3)</text:span></text:p>
          </table:table-cell>
          <table:table-cell office:value-type="float" office:value="3" table:style-name="ce30">
            <text:p>3</text:p>
          </table:table-cell>
          <table:table-cell office:value-type="float" office:value="4" table:style-name="ce30">
            <text:p>4</text:p>
          </table:table-cell>
          <table:table-cell office:value-type="float" office:value="3" table:style-name="ce30">
            <text:p>3</text:p>
          </table:table-cell>
          <table:table-cell office:value-type="float" office:value="3" table:style-name="ce30">
            <text:p>3</text:p>
          </table:table-cell>
          <table:table-cell office:value-type="float" office:value="3" table:style-name="ce30">
            <text:p>3</text:p>
          </table:table-cell>
          <table:table-cell office:value-type="string" table:style-name="ce31">
            <text:p>**</text:p>
          </table:table-cell>
          <table:table-cell table:number-columns-repeated="16377" table:style-name="ce4"/>
        </table:table-row>
        <table:table-row table:style-name="ro12">
          <table:table-cell office:value-type="string" table:style-name="ce29">
            <text:p><text:span text:style-name="T2">Recorded temporary release failures</text:span><text:span text:style-name="T4">(4)</text:span></text:p>
          </table:table-cell>
          <table:table-cell office:value-type="float" office:value="134" table:style-name="ce153">
            <text:p>134</text:p>
          </table:table-cell>
          <table:table-cell office:value-type="string" table:style-name="ce154">
            <text:p>163 (R)</text:p>
          </table:table-cell>
          <table:table-cell office:value-type="string" table:style-name="ce154">
            <text:p>181 (R)</text:p>
          </table:table-cell>
          <table:table-cell office:value-type="string" table:style-name="ce154">
            <text:p>170 (R)</text:p>
          </table:table-cell>
          <table:table-cell office:value-type="float" office:value="182" table:style-name="ce153">
            <text:p>182</text:p>
          </table:table-cell>
          <table:table-cell office:value-type="percentage" office:value="0.36" table:style-name="ce28">
            <text:p>36%</text:p>
          </table:table-cell>
          <table:table-cell table:style-name="ce158"/>
          <table:table-cell table:number-columns-repeated="16376"/>
        </table:table-row>
        <table:table-row table:style-name="ro2">
          <table:table-cell office:value-type="string" table:style-name="ce29">
            <text:p>Determinate sentences</text:p>
          </table:table-cell>
          <table:table-cell office:value-type="float" office:value="115" table:style-name="ce156">
            <text:p>115</text:p>
          </table:table-cell>
          <table:table-cell office:value-type="string" table:style-name="ce157">
            <text:p>128 (R)</text:p>
          </table:table-cell>
          <table:table-cell office:value-type="string" table:style-name="ce157">
            <text:p>144 (R)</text:p>
          </table:table-cell>
          <table:table-cell office:value-type="string" table:style-name="ce157">
            <text:p>139 (R)</text:p>
          </table:table-cell>
          <table:table-cell office:value-type="float" office:value="155" table:style-name="ce156">
            <text:p>155</text:p>
          </table:table-cell>
          <table:table-cell office:value-type="percentage" office:value="0.35" table:style-name="ce31">
            <text:p>35%</text:p>
          </table:table-cell>
          <table:table-cell table:style-name="ce158"/>
          <table:table-cell table:number-columns-repeated="16376"/>
        </table:table-row>
        <table:table-row table:style-name="ro2">
          <table:table-cell office:value-type="string" table:style-name="ce29">
            <text:p>Indeterminate sentences</text:p>
          </table:table-cell>
          <table:table-cell office:value-type="float" office:value="19" table:style-name="ce156">
            <text:p>19</text:p>
          </table:table-cell>
          <table:table-cell office:value-type="string" table:style-name="ce157">
            <text:p>34 (R)</text:p>
          </table:table-cell>
          <table:table-cell office:value-type="string" table:style-name="ce157">
            <text:p>37 (R)</text:p>
          </table:table-cell>
          <table:table-cell office:value-type="string" table:style-name="ce157">
            <text:p>31 (R)</text:p>
          </table:table-cell>
          <table:table-cell office:value-type="float" office:value="26" table:style-name="ce156">
            <text:p>26</text:p>
          </table:table-cell>
          <table:table-cell office:value-type="string" table:style-name="ce31">
            <text:p>**</text:p>
          </table:table-cell>
          <table:table-cell table:style-name="ce158"/>
          <table:table-cell table:number-columns-repeated="16376"/>
        </table:table-row>
        <table:table-row table:style-name="ro2">
          <table:table-cell office:value-type="string" table:style-name="ce32">
            <text:p>Imprisonment for public protection (IPP)</text:p>
          </table:table-cell>
          <table:table-cell office:value-type="float" office:value="5" table:style-name="ce156">
            <text:p>5</text:p>
          </table:table-cell>
          <table:table-cell office:value-type="string" table:style-name="ce157">
            <text:p>8 (R)</text:p>
          </table:table-cell>
          <table:table-cell office:value-type="string" table:style-name="ce157">
            <text:p>14 (R)</text:p>
          </table:table-cell>
          <table:table-cell office:value-type="string" table:style-name="ce157">
            <text:p>15 (R)</text:p>
          </table:table-cell>
          <table:table-cell office:value-type="float" office:value="10" table:style-name="ce156">
            <text:p>10</text:p>
          </table:table-cell>
          <table:table-cell office:value-type="string" table:style-name="ce34">
            <text:p>**</text:p>
          </table:table-cell>
          <table:table-cell table:style-name="ce158"/>
          <table:table-cell table:number-columns-repeated="16376"/>
        </table:table-row>
        <table:table-row table:style-name="ro5">
          <table:table-cell office:value-type="string" table:style-name="ce32">
            <text:p>Life sentence</text:p>
          </table:table-cell>
          <table:table-cell office:value-type="float" office:value="14" table:style-name="ce156">
            <text:p>14</text:p>
          </table:table-cell>
          <table:table-cell office:value-type="string" table:style-name="ce157">
            <text:p>26 (R)</text:p>
          </table:table-cell>
          <table:table-cell office:value-type="string" table:style-name="ce157">
            <text:p>23 (R)</text:p>
          </table:table-cell>
          <table:table-cell office:value-type="string" table:style-name="ce157">
            <text:p>16 (R)</text:p>
          </table:table-cell>
          <table:table-cell office:value-type="float" office:value="16" table:style-name="ce156">
            <text:p>16</text:p>
          </table:table-cell>
          <table:table-cell office:value-type="string" table:style-name="ce34">
            <text:p>**</text:p>
          </table:table-cell>
          <table:table-cell table:style-name="ce158"/>
          <table:table-cell table:number-columns-repeated="16376"/>
        </table:table-row>
        <table:table-row table:style-name="ro5">
          <table:table-cell office:value-type="string" table:style-name="ce29">
            <text:p>Non criminal prisoner</text:p>
          </table:table-cell>
          <table:table-cell office:value-type="float" office:value="0" table:style-name="ce156">
            <text:p>0</text:p>
          </table:table-cell>
          <table:table-cell office:value-type="string" table:style-name="ce157">
            <text:p>1 (R)</text:p>
          </table:table-cell>
          <table:table-cell office:value-type="string" table:style-name="ce157">
            <text:p>0 (R)</text:p>
          </table:table-cell>
          <table:table-cell office:value-type="string" table:style-name="ce157">
            <text:p>0 (R)</text:p>
          </table:table-cell>
          <table:table-cell office:value-type="float" office:value="1" table:style-name="ce156">
            <text:p>1</text:p>
          </table:table-cell>
          <table:table-cell office:value-type="string" table:style-name="ce159">
            <text:p>**</text:p>
          </table:table-cell>
          <table:table-cell table:style-name="ce158"/>
          <table:table-cell table:number-columns-repeated="16376"/>
        </table:table-row>
        <table:table-row table:style-name="ro11">
          <table:table-cell office:value-type="string" table:style-name="ce160">
            <text:p>Failures per 100,000 incidences of release</text:p>
          </table:table-cell>
          <table:table-cell office:value-type="float" office:value="169" table:style-name="ce162">
            <text:p>169</text:p>
          </table:table-cell>
          <table:table-cell office:value-type="string" table:style-name="ce166">
            <text:p>185 (R)</text:p>
          </table:table-cell>
          <table:table-cell office:value-type="string" table:style-name="ce166">
            <text:p>199 (R)</text:p>
          </table:table-cell>
          <table:table-cell office:value-type="string" table:style-name="ce166">
            <text:p>185 (R)</text:p>
          </table:table-cell>
          <table:table-cell office:value-type="float" office:value="205" table:style-name="ce162">
            <text:p>205</text:p>
          </table:table-cell>
          <table:table-cell office:value-type="percentage" office:value="0.21" table:style-name="ce163">
            <text:p>21%</text:p>
          </table:table-cell>
          <table:table-cell table:style-name="ce158"/>
          <table:table-cell table:number-columns-repeated="16376"/>
        </table:table-row>
        <table:table-row table:style-name="ro2">
          <table:table-cell table:number-columns-spanned="7" table:number-rows-spanned="1" table:style-name="ce169"/>
          <table:covered-table-cell table:number-columns-repeated="6"/>
          <table:table-cell table:number-columns-repeated="16377"/>
        </table:table-row>
        <table:table-row table:style-name="ro10">
          <table:table-cell table:style-name="ce21"/>
          <table:table-cell office:value-type="string" table:style-name="ce21">
            <text:p>Jan-Mar</text:p>
            <text:p><text:s/>2022</text:p>
          </table:table-cell>
          <table:table-cell office:value-type="string" table:style-name="ce21">
            <text:p>Apr-Jun</text:p>
            <text:p><text:s/>2022</text:p>
          </table:table-cell>
          <table:table-cell office:value-type="string" table:style-name="ce21">
            <text:p>Jul-Sep</text:p>
            <text:p><text:s/>2022</text:p>
          </table:table-cell>
          <table:table-cell office:value-type="string" table:style-name="ce21">
            <text:p>Oct-Dec</text:p>
            <text:p><text:s/>2022</text:p>
          </table:table-cell>
          <table:table-cell office:value-type="string" table:style-name="ce21">
            <text:p>Jan-Mar</text:p>
            <text:p><text:s/>2023</text:p>
          </table:table-cell>
          <table:table-cell office:value-type="string" table:style-name="ce22">
            <text:p>Percentage change<text:s/></text:p>
            <text:p>Jan-Mar</text:p>
            <text:p><text:s/>2022 to 2023</text:p>
          </table:table-cell>
          <table:table-cell table:number-columns-repeated="16377"/>
        </table:table-row>
        <table:table-row table:style-name="ro11">
          <table:table-cell office:value-type="string" table:style-name="ce23">
            <text:p>Females</text:p>
          </table:table-cell>
          <table:table-cell table:number-columns-repeated="5" table:style-name="ce24"/>
          <table:table-cell table:style-name="ce25"/>
          <table:table-cell table:number-columns-repeated="16377"/>
        </table:table-row>
        <table:table-row table:style-name="ro12">
          <table:table-cell office:value-type="string" table:style-name="ce26">
            <text:p>Incidences of release on temporary licence</text:p>
          </table:table-cell>
          <table:table-cell office:value-type="float" office:value="5584" table:style-name="ce27">
            <text:p>5,584</text:p>
          </table:table-cell>
          <table:table-cell office:value-type="float" office:value="6286" table:style-name="ce27">
            <text:p>6,286</text:p>
          </table:table-cell>
          <table:table-cell office:value-type="float" office:value="6727" table:style-name="ce27">
            <text:p>6,727</text:p>
          </table:table-cell>
          <table:table-cell office:value-type="float" office:value="7211" table:style-name="ce27">
            <text:p>7,211</text:p>
          </table:table-cell>
          <table:table-cell office:value-type="float" office:value="7080" table:style-name="ce27">
            <text:p>7,080</text:p>
          </table:table-cell>
          <table:table-cell office:value-type="percentage" office:value="0.26790999999999998" table:style-name="ce28">
            <text:p>27%</text:p>
          </table:table-cell>
          <table:table-cell table:number-columns-repeated="16377"/>
        </table:table-row>
        <table:table-row table:style-name="ro2">
          <table:table-cell office:value-type="string" table:style-name="ce29">
            <text:p>Special Purpose Licence</text:p>
          </table:table-cell>
          <table:table-cell office:value-type="float" office:value="134" table:style-name="ce30">
            <text:p>134</text:p>
          </table:table-cell>
          <table:table-cell office:value-type="float" office:value="148" table:style-name="ce30">
            <text:p>148</text:p>
          </table:table-cell>
          <table:table-cell office:value-type="float" office:value="141" table:style-name="ce30">
            <text:p>141</text:p>
          </table:table-cell>
          <table:table-cell office:value-type="float" office:value="169" table:style-name="ce30">
            <text:p>169</text:p>
          </table:table-cell>
          <table:table-cell office:value-type="float" office:value="146" table:style-name="ce30">
            <text:p>146</text:p>
          </table:table-cell>
          <table:table-cell office:value-type="percentage" office:value="8.9550000000000005E-2" table:style-name="ce31">
            <text:p>9%</text:p>
          </table:table-cell>
          <table:table-cell table:number-columns-repeated="16377"/>
        </table:table-row>
        <table:table-row table:style-name="ro2">
          <table:table-cell office:value-type="string" table:style-name="ce32">
            <text:p>Compassionate</text:p>
          </table:table-cell>
          <table:table-cell office:value-type="float" office:value="8" table:style-name="ce33">
            <text:p>8</text:p>
          </table:table-cell>
          <table:table-cell office:value-type="float" office:value="30" table:style-name="ce33">
            <text:p>30</text:p>
          </table:table-cell>
          <table:table-cell office:value-type="float" office:value="22" table:style-name="ce33">
            <text:p>22</text:p>
          </table:table-cell>
          <table:table-cell office:value-type="float" office:value="21" table:style-name="ce33">
            <text:p>21</text:p>
          </table:table-cell>
          <table:table-cell office:value-type="float" office:value="18" table:style-name="ce33">
            <text:p>18</text:p>
          </table:table-cell>
          <table:table-cell office:value-type="string" table:style-name="ce34">
            <text:p>**</text:p>
          </table:table-cell>
          <table:table-cell table:number-columns-repeated="16377"/>
        </table:table-row>
        <table:table-row table:style-name="ro2">
          <table:table-cell office:value-type="string" table:style-name="ce32">
            <text:p>Legal</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1" table:style-name="ce33">
            <text:p>1</text:p>
          </table:table-cell>
          <table:table-cell office:value-type="float" office:value="0" table:style-name="ce33">
            <text:p>0</text:p>
          </table:table-cell>
          <table:table-cell office:value-type="string" table:style-name="ce34">
            <text:p>-</text:p>
          </table:table-cell>
          <table:table-cell table:number-columns-repeated="16377"/>
        </table:table-row>
        <table:table-row table:style-name="ro2">
          <table:table-cell office:value-type="string" table:style-name="ce32">
            <text:p>Medical</text:p>
          </table:table-cell>
          <table:table-cell office:value-type="float" office:value="126" table:style-name="ce33">
            <text:p>126</text:p>
          </table:table-cell>
          <table:table-cell office:value-type="float" office:value="118" table:style-name="ce33">
            <text:p>118</text:p>
          </table:table-cell>
          <table:table-cell office:value-type="float" office:value="119" table:style-name="ce33">
            <text:p>119</text:p>
          </table:table-cell>
          <table:table-cell office:value-type="float" office:value="147" table:style-name="ce33">
            <text:p>147</text:p>
          </table:table-cell>
          <table:table-cell office:value-type="float" office:value="128" table:style-name="ce33">
            <text:p>128</text:p>
          </table:table-cell>
          <table:table-cell office:value-type="percentage" office:value="1.5869999999999999E-2" table:style-name="ce34">
            <text:p>2%</text:p>
          </table:table-cell>
          <table:table-cell table:number-columns-repeated="16377"/>
        </table:table-row>
        <table:table-row table:style-name="ro2">
          <table:table-cell office:value-type="string" table:style-name="ce29">
            <text:p>Resettlement Day Release</text:p>
          </table:table-cell>
          <table:table-cell office:value-type="float" office:value="4955" table:style-name="ce30">
            <text:p>4,955</text:p>
          </table:table-cell>
          <table:table-cell office:value-type="float" office:value="5583" table:style-name="ce30">
            <text:p>5,583</text:p>
          </table:table-cell>
          <table:table-cell office:value-type="float" office:value="5983" table:style-name="ce30">
            <text:p>5,983</text:p>
          </table:table-cell>
          <table:table-cell office:value-type="float" office:value="6355" table:style-name="ce30">
            <text:p>6,355</text:p>
          </table:table-cell>
          <table:table-cell office:value-type="float" office:value="6317" table:style-name="ce30">
            <text:p>6,317</text:p>
          </table:table-cell>
          <table:table-cell office:value-type="percentage" office:value="0.27487" table:style-name="ce31">
            <text:p>27%</text:p>
          </table:table-cell>
          <table:table-cell table:number-columns-repeated="16377"/>
        </table:table-row>
        <table:table-row table:style-name="ro2">
          <table:table-cell office:value-type="string" table:style-name="ce32">
            <text:p>Accommodation</text:p>
          </table:table-cell>
          <table:table-cell office:value-type="float" office:value="4" table:style-name="ce33">
            <text:p>4</text:p>
          </table:table-cell>
          <table:table-cell office:value-type="float" office:value="0" table:style-name="ce33">
            <text:p>0</text:p>
          </table:table-cell>
          <table:table-cell office:value-type="float" office:value="1" table:style-name="ce33">
            <text:p>1</text:p>
          </table:table-cell>
          <table:table-cell office:value-type="float" office:value="1" table:style-name="ce33">
            <text:p>1</text:p>
          </table:table-cell>
          <table:table-cell office:value-type="float" office:value="1" table:style-name="ce33">
            <text:p>1</text:p>
          </table:table-cell>
          <table:table-cell office:value-type="string" table:style-name="ce34">
            <text:p>**</text:p>
          </table:table-cell>
          <table:table-cell table:number-columns-repeated="16377"/>
        </table:table-row>
        <table:table-row table:style-name="ro2">
          <table:table-cell office:value-type="string" table:style-name="ce32">
            <text:p>Maintaining Family ties</text:p>
          </table:table-cell>
          <table:table-cell office:value-type="float" office:value="320" table:style-name="ce33">
            <text:p>320</text:p>
          </table:table-cell>
          <table:table-cell office:value-type="float" office:value="456" table:style-name="ce33">
            <text:p>456</text:p>
          </table:table-cell>
          <table:table-cell office:value-type="float" office:value="561" table:style-name="ce33">
            <text:p>561</text:p>
          </table:table-cell>
          <table:table-cell office:value-type="float" office:value="589" table:style-name="ce33">
            <text:p>589</text:p>
          </table:table-cell>
          <table:table-cell office:value-type="float" office:value="518" table:style-name="ce33">
            <text:p>518</text:p>
          </table:table-cell>
          <table:table-cell office:value-type="percentage" office:value="0.61875000000000002" table:style-name="ce34">
            <text:p>62%</text:p>
          </table:table-cell>
          <table:table-cell table:number-columns-repeated="16377"/>
        </table:table-row>
        <table:table-row table:style-name="ro2">
          <table:table-cell office:value-type="string" table:style-name="ce32">
            <text:p>Other Resettlement</text:p>
          </table:table-cell>
          <table:table-cell office:value-type="float" office:value="63" table:style-name="ce33">
            <text:p>63</text:p>
          </table:table-cell>
          <table:table-cell office:value-type="float" office:value="90" table:style-name="ce33">
            <text:p>90</text:p>
          </table:table-cell>
          <table:table-cell office:value-type="float" office:value="85" table:style-name="ce33">
            <text:p>85</text:p>
          </table:table-cell>
          <table:table-cell office:value-type="float" office:value="95" table:style-name="ce33">
            <text:p>95</text:p>
          </table:table-cell>
          <table:table-cell office:value-type="float" office:value="105" table:style-name="ce33">
            <text:p>105</text:p>
          </table:table-cell>
          <table:table-cell office:value-type="percentage" office:value="0.66666999999999998" table:style-name="ce34">
            <text:p>67%</text:p>
          </table:table-cell>
          <table:table-cell table:number-columns-repeated="16377"/>
        </table:table-row>
        <table:table-row table:style-name="ro2">
          <table:table-cell office:value-type="string" table:style-name="ce32">
            <text:p>Outside Prison Activity</text:p>
          </table:table-cell>
          <table:table-cell office:value-type="float" office:value="341" table:style-name="ce33">
            <text:p>341</text:p>
          </table:table-cell>
          <table:table-cell office:value-type="float" office:value="356" table:style-name="ce33">
            <text:p>356</text:p>
          </table:table-cell>
          <table:table-cell office:value-type="float" office:value="353" table:style-name="ce33">
            <text:p>353</text:p>
          </table:table-cell>
          <table:table-cell office:value-type="float" office:value="421" table:style-name="ce33">
            <text:p>421</text:p>
          </table:table-cell>
          <table:table-cell office:value-type="float" office:value="474" table:style-name="ce33">
            <text:p>474</text:p>
          </table:table-cell>
          <table:table-cell office:value-type="percentage" office:value="0.39002999999999999" table:style-name="ce34">
            <text:p>39%</text:p>
          </table:table-cell>
          <table:table-cell table:number-columns-repeated="16377"/>
        </table:table-row>
        <table:table-row table:style-name="ro2">
          <table:table-cell office:value-type="string" table:style-name="ce32">
            <text:p>Training and Education</text:p>
          </table:table-cell>
          <table:table-cell office:value-type="float" office:value="119" table:style-name="ce33">
            <text:p>119</text:p>
          </table:table-cell>
          <table:table-cell office:value-type="float" office:value="99" table:style-name="ce33">
            <text:p>99</text:p>
          </table:table-cell>
          <table:table-cell office:value-type="float" office:value="128" table:style-name="ce33">
            <text:p>128</text:p>
          </table:table-cell>
          <table:table-cell office:value-type="float" office:value="182" table:style-name="ce33">
            <text:p>182</text:p>
          </table:table-cell>
          <table:table-cell office:value-type="float" office:value="247" table:style-name="ce33">
            <text:p>247</text:p>
          </table:table-cell>
          <table:table-cell office:value-type="percentage" office:value="1.0756300000000001" table:style-name="ce34">
            <text:p>108%</text:p>
          </table:table-cell>
          <table:table-cell table:number-columns-repeated="16377"/>
        </table:table-row>
        <table:table-row table:style-name="ro2">
          <table:table-cell office:value-type="string" table:style-name="ce32">
            <text:p>Work Related</text:p>
          </table:table-cell>
          <table:table-cell office:value-type="float" office:value="4108" table:style-name="ce33">
            <text:p>4,108</text:p>
          </table:table-cell>
          <table:table-cell office:value-type="float" office:value="4582" table:style-name="ce33">
            <text:p>4,582</text:p>
          </table:table-cell>
          <table:table-cell office:value-type="float" office:value="4855" table:style-name="ce33">
            <text:p>4,855</text:p>
          </table:table-cell>
          <table:table-cell office:value-type="float" office:value="5067" table:style-name="ce33">
            <text:p>5,067</text:p>
          </table:table-cell>
          <table:table-cell office:value-type="float" office:value="4972" table:style-name="ce33">
            <text:p>4,972</text:p>
          </table:table-cell>
          <table:table-cell office:value-type="percentage" office:value="0.21032000000000001" table:style-name="ce34">
            <text:p>21%</text:p>
          </table:table-cell>
          <table:table-cell table:number-columns-repeated="16377"/>
        </table:table-row>
        <table:table-row table:style-name="ro2">
          <table:table-cell office:value-type="string" table:style-name="ce29">
            <text:p>Resettlement Overnight Release</text:p>
          </table:table-cell>
          <table:table-cell office:value-type="float" office:value="312" table:style-name="ce30">
            <text:p>312</text:p>
          </table:table-cell>
          <table:table-cell office:value-type="float" office:value="351" table:style-name="ce30">
            <text:p>351</text:p>
          </table:table-cell>
          <table:table-cell office:value-type="float" office:value="369" table:style-name="ce30">
            <text:p>369</text:p>
          </table:table-cell>
          <table:table-cell office:value-type="float" office:value="404" table:style-name="ce30">
            <text:p>404</text:p>
          </table:table-cell>
          <table:table-cell office:value-type="float" office:value="354" table:style-name="ce30">
            <text:p>354</text:p>
          </table:table-cell>
          <table:table-cell office:value-type="percentage" office:value="0.13461999999999999" table:style-name="ce31">
            <text:p>13%</text:p>
          </table:table-cell>
          <table:table-cell table:number-columns-repeated="16377"/>
        </table:table-row>
        <table:table-row table:style-name="ro2">
          <table:table-cell office:value-type="string" table:style-name="ce29">
            <text:p>Childcare Resettlement Licence</text:p>
          </table:table-cell>
          <table:table-cell office:value-type="float" office:value="183" table:style-name="ce30">
            <text:p>183</text:p>
          </table:table-cell>
          <table:table-cell office:value-type="float" office:value="204" table:style-name="ce30">
            <text:p>204</text:p>
          </table:table-cell>
          <table:table-cell office:value-type="float" office:value="234" table:style-name="ce30">
            <text:p>234</text:p>
          </table:table-cell>
          <table:table-cell office:value-type="float" office:value="283" table:style-name="ce30">
            <text:p>283</text:p>
          </table:table-cell>
          <table:table-cell office:value-type="float" office:value="263" table:style-name="ce30">
            <text:p>263</text:p>
          </table:table-cell>
          <table:table-cell office:value-type="percentage" office:value="0.43715999999999999" table:style-name="ce31">
            <text:p>44%</text:p>
          </table:table-cell>
          <table:table-cell table:number-columns-repeated="16377" table:style-name="ce4"/>
        </table:table-row>
        <table:table-row table:style-name="ro12">
          <table:table-cell office:value-type="string" table:style-name="ce29">
            <text:p><text:span text:style-name="T2">Individuals released on temporary licence</text:span><text:span text:style-name="T4">(1,2)</text:span></text:p>
          </table:table-cell>
          <table:table-cell office:value-type="float" office:value="233" table:style-name="ce27">
            <text:p>233</text:p>
          </table:table-cell>
          <table:table-cell office:value-type="float" office:value="253" table:style-name="ce27">
            <text:p>253</text:p>
          </table:table-cell>
          <table:table-cell office:value-type="float" office:value="295" table:style-name="ce27">
            <text:p>295</text:p>
          </table:table-cell>
          <table:table-cell office:value-type="float" office:value="289" table:style-name="ce27">
            <text:p>289</text:p>
          </table:table-cell>
          <table:table-cell office:value-type="float" office:value="281" table:style-name="ce27">
            <text:p>281</text:p>
          </table:table-cell>
          <table:table-cell office:value-type="percentage" office:value="0.20601" table:style-name="ce28">
            <text:p>21%</text:p>
          </table:table-cell>
          <table:table-cell table:number-columns-repeated="16377" table:style-name="ce4"/>
        </table:table-row>
        <table:table-row table:style-name="ro2">
          <table:table-cell office:value-type="string" table:style-name="ce29">
            <text:p>Determinate sentences</text:p>
          </table:table-cell>
          <table:table-cell office:value-type="float" office:value="206" table:style-name="ce30">
            <text:p>206</text:p>
          </table:table-cell>
          <table:table-cell office:value-type="float" office:value="224" table:style-name="ce30">
            <text:p>224</text:p>
          </table:table-cell>
          <table:table-cell office:value-type="float" office:value="264" table:style-name="ce30">
            <text:p>264</text:p>
          </table:table-cell>
          <table:table-cell office:value-type="float" office:value="262" table:style-name="ce30">
            <text:p>262</text:p>
          </table:table-cell>
          <table:table-cell office:value-type="float" office:value="259" table:style-name="ce30">
            <text:p>259</text:p>
          </table:table-cell>
          <table:table-cell office:value-type="percentage" office:value="0.25728000000000001" table:style-name="ce31">
            <text:p>26%</text:p>
          </table:table-cell>
          <table:table-cell table:number-columns-repeated="16377" table:style-name="ce4"/>
        </table:table-row>
        <table:table-row table:style-name="ro2">
          <table:table-cell office:value-type="string" table:style-name="ce29">
            <text:p>Indeterminate sentences</text:p>
          </table:table-cell>
          <table:table-cell office:value-type="float" office:value="24" table:style-name="ce30">
            <text:p>24</text:p>
          </table:table-cell>
          <table:table-cell office:value-type="float" office:value="24" table:style-name="ce30">
            <text:p>24</text:p>
          </table:table-cell>
          <table:table-cell office:value-type="float" office:value="23" table:style-name="ce30">
            <text:p>23</text:p>
          </table:table-cell>
          <table:table-cell office:value-type="float" office:value="22" table:style-name="ce30">
            <text:p>22</text:p>
          </table:table-cell>
          <table:table-cell office:value-type="float" office:value="18" table:style-name="ce30">
            <text:p>18</text:p>
          </table:table-cell>
          <table:table-cell office:value-type="string" table:style-name="ce31">
            <text:p>**</text:p>
          </table:table-cell>
          <table:table-cell table:number-columns-repeated="16377" table:style-name="ce4"/>
        </table:table-row>
        <table:table-row table:style-name="ro2">
          <table:table-cell office:value-type="string" table:style-name="ce32">
            <text:p>Imprisonment for public protection (IPP)</text:p>
          </table:table-cell>
          <table:table-cell office:value-type="float" office:value="2" table:style-name="ce33">
            <text:p>2</text:p>
          </table:table-cell>
          <table:table-cell office:value-type="float" office:value="2" table:style-name="ce33">
            <text:p>2</text:p>
          </table:table-cell>
          <table:table-cell office:value-type="float" office:value="3" table:style-name="ce33">
            <text:p>3</text:p>
          </table:table-cell>
          <table:table-cell office:value-type="float" office:value="2" table:style-name="ce33">
            <text:p>2</text:p>
          </table:table-cell>
          <table:table-cell office:value-type="float" office:value="1" table:style-name="ce33">
            <text:p>1</text:p>
          </table:table-cell>
          <table:table-cell office:value-type="string" table:style-name="ce34">
            <text:p>**</text:p>
          </table:table-cell>
          <table:table-cell table:number-columns-repeated="16377" table:style-name="ce4"/>
        </table:table-row>
        <table:table-row table:style-name="ro2">
          <table:table-cell office:value-type="string" table:style-name="ce32">
            <text:p>Life sentence</text:p>
          </table:table-cell>
          <table:table-cell office:value-type="float" office:value="22" table:style-name="ce33">
            <text:p>22</text:p>
          </table:table-cell>
          <table:table-cell office:value-type="float" office:value="22" table:style-name="ce33">
            <text:p>22</text:p>
          </table:table-cell>
          <table:table-cell office:value-type="float" office:value="20" table:style-name="ce33">
            <text:p>20</text:p>
          </table:table-cell>
          <table:table-cell office:value-type="float" office:value="20" table:style-name="ce33">
            <text:p>20</text:p>
          </table:table-cell>
          <table:table-cell office:value-type="float" office:value="17" table:style-name="ce33">
            <text:p>17</text:p>
          </table:table-cell>
          <table:table-cell office:value-type="string" table:style-name="ce34">
            <text:p>**</text:p>
          </table:table-cell>
          <table:table-cell table:number-columns-repeated="16377" table:style-name="ce4"/>
        </table:table-row>
        <table:table-row table:style-name="ro2">
          <table:table-cell office:value-type="string" table:style-name="ce29">
            <text:p>Recall</text:p>
          </table:table-cell>
          <table:table-cell office:value-type="float" office:value="3" table:style-name="ce30">
            <text:p>3</text:p>
          </table:table-cell>
          <table:table-cell office:value-type="float" office:value="5" table:style-name="ce30">
            <text:p>5</text:p>
          </table:table-cell>
          <table:table-cell office:value-type="float" office:value="8" table:style-name="ce30">
            <text:p>8</text:p>
          </table:table-cell>
          <table:table-cell office:value-type="float" office:value="5" table:style-name="ce30">
            <text:p>5</text:p>
          </table:table-cell>
          <table:table-cell office:value-type="float" office:value="4" table:style-name="ce30">
            <text:p>4</text:p>
          </table:table-cell>
          <table:table-cell office:value-type="string" table:style-name="ce31">
            <text:p>**</text:p>
          </table:table-cell>
          <table:table-cell table:number-columns-repeated="16377" table:style-name="ce4"/>
        </table:table-row>
        <table:table-row table:style-name="ro31">
          <table:table-cell office:value-type="string" table:style-name="ce29">
            <text:p>Other sentence type<text:span text:style-name="T5">(3)</text:span></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string" table:style-name="ce31">
            <text:p>-</text:p>
          </table:table-cell>
          <table:table-cell table:number-columns-repeated="16377" table:style-name="ce4"/>
        </table:table-row>
        <table:table-row table:style-name="ro12">
          <table:table-cell office:value-type="string" table:style-name="ce29">
            <text:p><text:span text:style-name="T2">Recorded temporary release failures</text:span><text:span text:style-name="T4">(4)</text:span></text:p>
          </table:table-cell>
          <table:table-cell office:value-type="float" office:value="10" table:style-name="ce154">
            <text:p>10</text:p>
          </table:table-cell>
          <table:table-cell office:value-type="string" table:style-name="ce154">
            <text:p>7 (R)</text:p>
          </table:table-cell>
          <table:table-cell office:value-type="string" table:style-name="ce154">
            <text:p>13 (R)</text:p>
          </table:table-cell>
          <table:table-cell office:value-type="string" table:style-name="ce154">
            <text:p>17 (R)</text:p>
          </table:table-cell>
          <table:table-cell office:value-type="float" office:value="12" table:style-name="ce154">
            <text:p>12</text:p>
          </table:table-cell>
          <table:table-cell office:value-type="string" table:style-name="ce28">
            <text:p>**</text:p>
          </table:table-cell>
          <table:table-cell table:number-columns-repeated="16377" table:style-name="ce4"/>
        </table:table-row>
        <table:table-row table:style-name="ro2">
          <table:table-cell office:value-type="string" table:style-name="ce29">
            <text:p>Determinate sentences</text:p>
          </table:table-cell>
          <table:table-cell office:value-type="float" office:value="8" table:style-name="ce157">
            <text:p>8</text:p>
          </table:table-cell>
          <table:table-cell office:value-type="string" table:style-name="ce157">
            <text:p>5 (R)</text:p>
          </table:table-cell>
          <table:table-cell office:value-type="string" table:style-name="ce157">
            <text:p>13 (R)</text:p>
          </table:table-cell>
          <table:table-cell office:value-type="string" table:style-name="ce157">
            <text:p>16 (R)</text:p>
          </table:table-cell>
          <table:table-cell office:value-type="float" office:value="12" table:style-name="ce157">
            <text:p>12</text:p>
          </table:table-cell>
          <table:table-cell office:value-type="string" table:style-name="ce31">
            <text:p>**</text:p>
          </table:table-cell>
          <table:table-cell table:number-columns-repeated="16377" table:style-name="ce4"/>
        </table:table-row>
        <table:table-row table:style-name="ro2">
          <table:table-cell office:value-type="string" table:style-name="ce29">
            <text:p>Indeterminate sentences</text:p>
          </table:table-cell>
          <table:table-cell office:value-type="float" office:value="2" table:style-name="ce157">
            <text:p>2</text:p>
          </table:table-cell>
          <table:table-cell office:value-type="string" table:style-name="ce157">
            <text:p>2 (R)</text:p>
          </table:table-cell>
          <table:table-cell office:value-type="string" table:style-name="ce157">
            <text:p>0 (R)</text:p>
          </table:table-cell>
          <table:table-cell office:value-type="string" table:style-name="ce157">
            <text:p>1 (R)</text:p>
          </table:table-cell>
          <table:table-cell office:value-type="float" office:value="0" table:style-name="ce157">
            <text:p>0</text:p>
          </table:table-cell>
          <table:table-cell office:value-type="string" table:style-name="ce31">
            <text:p>**</text:p>
          </table:table-cell>
          <table:table-cell table:number-columns-repeated="16377" table:style-name="ce4"/>
        </table:table-row>
        <table:table-row table:style-name="ro2">
          <table:table-cell office:value-type="string" table:style-name="ce32">
            <text:p>Imprisonment for public protection (IPP)</text:p>
          </table:table-cell>
          <table:table-cell office:value-type="float" office:value="0" table:style-name="ce157">
            <text:p>0</text:p>
          </table:table-cell>
          <table:table-cell office:value-type="string" table:style-name="ce157">
            <text:p>1 (R)</text:p>
          </table:table-cell>
          <table:table-cell office:value-type="string" table:style-name="ce157">
            <text:p>0 (R)</text:p>
          </table:table-cell>
          <table:table-cell office:value-type="string" table:style-name="ce157">
            <text:p>1 (R)</text:p>
          </table:table-cell>
          <table:table-cell office:value-type="float" office:value="0" table:style-name="ce157">
            <text:p>0</text:p>
          </table:table-cell>
          <table:table-cell office:value-type="string" table:style-name="ce34">
            <text:p>-</text:p>
          </table:table-cell>
          <table:table-cell table:number-columns-repeated="16377" table:style-name="ce4"/>
        </table:table-row>
        <table:table-row table:style-name="ro2">
          <table:table-cell office:value-type="string" table:style-name="ce32">
            <text:p>Life sentence</text:p>
          </table:table-cell>
          <table:table-cell office:value-type="float" office:value="2" table:style-name="ce157">
            <text:p>2</text:p>
          </table:table-cell>
          <table:table-cell office:value-type="string" table:style-name="ce157">
            <text:p>1 (R)</text:p>
          </table:table-cell>
          <table:table-cell office:value-type="string" table:style-name="ce157">
            <text:p>0 (R)</text:p>
          </table:table-cell>
          <table:table-cell office:value-type="string" table:style-name="ce157">
            <text:p>0 (R)</text:p>
          </table:table-cell>
          <table:table-cell office:value-type="float" office:value="0" table:style-name="ce157">
            <text:p>0</text:p>
          </table:table-cell>
          <table:table-cell office:value-type="string" table:style-name="ce34">
            <text:p>**</text:p>
          </table:table-cell>
          <table:table-cell table:number-columns-repeated="16377" table:style-name="ce4"/>
        </table:table-row>
        <table:table-row table:style-name="ro5">
          <table:table-cell office:value-type="string" table:style-name="ce29">
            <text:p>Non criminal prisoner</text:p>
          </table:table-cell>
          <table:table-cell office:value-type="float" office:value="0" table:style-name="ce157">
            <text:p>0</text:p>
          </table:table-cell>
          <table:table-cell office:value-type="string" table:style-name="ce157">
            <text:p>0 (R)</text:p>
          </table:table-cell>
          <table:table-cell office:value-type="string" table:style-name="ce157">
            <text:p>0 (R)</text:p>
          </table:table-cell>
          <table:table-cell office:value-type="string" table:style-name="ce157">
            <text:p>0 (R)</text:p>
          </table:table-cell>
          <table:table-cell office:value-type="float" office:value="0" table:style-name="ce157">
            <text:p>0</text:p>
          </table:table-cell>
          <table:table-cell office:value-type="string" table:style-name="ce159">
            <text:p>-</text:p>
          </table:table-cell>
          <table:table-cell table:number-columns-repeated="16377" table:style-name="ce4"/>
        </table:table-row>
        <table:table-row table:style-name="ro11">
          <table:table-cell office:value-type="string" table:style-name="ce160">
            <text:p>Failures per 100,000 incidences of release</text:p>
          </table:table-cell>
          <table:table-cell office:value-type="float" office:value="179" table:style-name="ce162">
            <text:p>179</text:p>
          </table:table-cell>
          <table:table-cell office:value-type="string" table:style-name="ce166">
            <text:p>111 (R)</text:p>
          </table:table-cell>
          <table:table-cell office:value-type="string" table:style-name="ce166">
            <text:p>193 (R)</text:p>
          </table:table-cell>
          <table:table-cell office:value-type="string" table:style-name="ce166">
            <text:p>236 (R)</text:p>
          </table:table-cell>
          <table:table-cell office:value-type="float" office:value="169" table:style-name="ce162">
            <text:p>169</text:p>
          </table:table-cell>
          <table:table-cell office:value-type="percentage" office:value="-0.06" table:style-name="ce163">
            <text:p>-6%</text:p>
          </table:table-cell>
          <table:table-cell table:style-name="ce158"/>
          <table:table-cell table:number-columns-repeated="4" table:style-name="ce167"/>
          <table:table-cell table:number-columns-repeated="16372"/>
        </table:table-row>
        <table:table-row table:style-name="ro2">
          <table:table-cell table:style-name="ce168"/>
          <table:table-cell table:number-columns-repeated="5" table:style-name="ce40"/>
          <table:table-cell table:style-name="ce39"/>
          <table:table-cell table:number-columns-repeated="16377" table:style-name="ce4"/>
        </table:table-row>
        <table:table-row table:style-name="ro2">
          <table:table-cell office:value-type="string" table:number-columns-spanned="7" table:number-rows-spanned="1" table:style-name="ce43">
            <text:p>(R) In the course of data processing an error was identified in the last quarter data. These figures have now been revised.</text:p>
          </table:table-cell>
          <table:covered-table-cell table:number-columns-repeated="6"/>
          <table:table-cell table:number-columns-repeated="16377"/>
        </table:table-row>
        <table:table-row table:style-name="ro2">
          <table:table-cell table:number-columns-repeated="16384"/>
        </table:table-row>
        <table:table-row table:style-name="ro2">
          <table:table-cell office:value-type="string" table:number-columns-spanned="7" table:number-rows-spanned="1" table:style-name="ce170">
            <text:p>(1) Sentence type is based on the prisoner’s custody type at the point of their first ROTL of the quarter.</text:p>
          </table:table-cell>
          <table:covered-table-cell table:number-columns-repeated="6"/>
          <table:table-cell table:number-columns-repeated="16377"/>
        </table:table-row>
        <table:table-row table:style-name="ro2">
          <table:table-cell table:style-name="ce6"/>
          <table:table-cell table:number-columns-repeated="5" table:style-name="ce38"/>
          <table:table-cell table:style-name="ce39"/>
          <table:table-cell table:number-columns-repeated="16377"/>
        </table:table-row>
        <table:table-row table:style-name="ro11">
          <table:table-cell office:value-type="string" table:number-columns-spanned="7" table:number-rows-spanned="1" table:style-name="ce171">
            <text:p>(2) One individual may be released on temporary licence in more than one quarter of the year. Users should therefore not sum four quarters worth of data for the annual number of prisoners released on temporary licence. Annual figures are provided in the annual releases tables, typically published in April of each year.</text:p>
          </table:table-cell>
          <table:covered-table-cell table:number-columns-repeated="6"/>
          <table:table-cell table:number-columns-repeated="16377"/>
        </table:table-row>
        <table:table-row table:style-name="ro2">
          <table:table-cell table:style-name="ce71"/>
          <table:table-cell table:number-columns-repeated="5" table:style-name="ce38"/>
          <table:table-cell table:style-name="ce39"/>
          <table:table-cell table:number-columns-repeated="16377"/>
        </table:table-row>
        <table:table-row table:style-name="ro2">
          <table:table-cell office:value-type="string" table:style-name="ce38">
            <text:p>(3) The other sentence type category includes fine defaulters and non-criminal prisoners.</text:p>
          </table:table-cell>
          <table:table-cell table:number-columns-repeated="6" table:style-name="ce38"/>
          <table:table-cell table:number-columns-repeated="16377"/>
        </table:table-row>
        <table:table-row table:style-name="ro2">
          <table:table-cell table:number-columns-repeated="6" table:style-name="ce38"/>
          <table:table-cell table:style-name="ce39"/>
          <table:table-cell table:number-columns-repeated="16377"/>
        </table:table-row>
        <table:table-row table:style-name="ro11">
          <table:table-cell office:value-type="string" table:number-columns-spanned="7" table:number-rows-spanned="1" table:style-name="ce171">
            <text:p>(4) Not all temporary release failures are recorded on central administrative systems. Those that are not recorded centrally are more likely to be low-level failures including, for example, returning with unauthorised possessions and failing alcohol meter.</text:p>
          </table:table-cell>
          <table:covered-table-cell table:number-columns-repeated="6"/>
          <table:table-cell table:number-columns-repeated="16377"/>
        </table:table-row>
        <table:table-row table:number-rows-repeated="3" table:style-name="ro2">
          <table:table-cell table:number-columns-repeated="16384"/>
        </table:table-row>
        <table:table-row table:style-name="ro2">
          <table:table-cell table:style-name="ce15"/>
          <table:table-cell table:number-columns-repeated="5" table:style-name="ce4"/>
          <table:table-cell table:style-name="ce41"/>
          <table:table-cell table:number-columns-repeated="16377"/>
        </table:table-row>
        <table:table-row table:style-name="ro35">
          <table:table-cell table:style-name="ce15"/>
          <table:table-cell table:number-columns-repeated="5" table:style-name="ce4"/>
          <table:table-cell table:style-name="ce41"/>
          <table:table-cell table:number-columns-repeated="16377"/>
        </table:table-row>
        <table:table-row table:style-name="ro2">
          <table:table-cell table:style-name="ce15"/>
          <table:table-cell table:number-columns-repeated="5" table:style-name="ce4"/>
          <table:table-cell table:style-name="ce41"/>
          <table:table-cell table:number-columns-repeated="16377"/>
        </table:table-row>
        <table:table-row table:style-name="ro36">
          <table:table-cell table:style-name="ce15"/>
          <table:table-cell table:number-columns-repeated="5" table:style-name="ce4"/>
          <table:table-cell table:style-name="ce41"/>
          <table:table-cell table:number-columns-repeated="16377"/>
        </table:table-row>
        <table:table-row table:number-rows-repeated="5" table:style-name="ro2">
          <table:table-cell table:number-columns-repeated="16384"/>
        </table:table-row>
        <table:table-row table:number-rows-repeated="2" table:style-name="ro37">
          <table:table-cell table:number-columns-repeated="16384"/>
        </table:table-row>
        <table:table-row table:number-rows-repeated="6" table:style-name="ro2">
          <table:table-cell table:number-columns-repeated="16384"/>
        </table:table-row>
        <table:table-row table:style-name="ro20">
          <table:table-cell table:number-columns-repeated="16384"/>
        </table:table-row>
        <table:table-row table:number-rows-repeated="2" table:style-name="ro4">
          <table:table-cell table:number-columns-repeated="16384"/>
        </table:table-row>
        <table:table-row table:style-name="ro2">
          <table:table-cell table:number-columns-repeated="16384"/>
        </table:table-row>
        <table:table-row table:style-name="ro30">
          <table:table-cell table:number-columns-repeated="16384"/>
        </table:table-row>
        <table:table-row table:number-rows-repeated="1048446" table:style-name="ro2">
          <table:table-cell table:number-columns-repeated="16384"/>
        </table:table-row>
        <table:named-expressions>
          <table:named-range table:name="Print_Area" table:cell-range-address="3_5.$A$2:3_5.$G$133" table:base-cell-address="3_5.$A$1"/>
        </table:named-expressions>
      </table:table>
      <table:table table:name="3_6" table:style-name="ta8">
        <table:table-column table:style-name="co5" table:default-cell-style-name="ce4"/>
        <table:table-column table:style-name="co6" table:number-columns-repeated="5" table:default-cell-style-name="ce4"/>
        <table:table-column table:style-name="co7" table:default-cell-style-name="ce41"/>
        <table:table-column table:style-name="co3" table:default-cell-style-name="ce4"/>
        <table:table-column table:style-name="co4" table:number-columns-repeated="16376" table:default-cell-style-name="ce4"/>
        <table:table-row table:style-name="ro1">
          <table:table-cell office:value-type="string" table:number-columns-spanned="7" table:number-rows-spanned="1" table:style-name="ce42">
            <text:p>Table 3.6: Prisoner transfers<text:span text:style-name="T3">(1)</text:span><text:s/>by recorded reason for transfer, and sex</text:p>
          </table:table-cell>
          <table:covered-table-cell table:number-columns-repeated="6"/>
          <table:table-cell office:value-type="string" table:style-name="ce8">
            <text:p>Contents</text:p>
          </table:table-cell>
          <table:table-cell table:number-columns-repeated="16376"/>
        </table:table-row>
        <table:table-row table:style-name="ro1">
          <table:table-cell table:number-columns-spanned="7" table:number-rows-spanned="1" table:style-name="ce19"/>
          <table:covered-table-cell table:number-columns-repeated="6"/>
          <table:table-cell table:number-columns-repeated="16377" table:style-name="ce4"/>
        </table:table-row>
        <table:table-row table:style-name="ro16">
          <table:table-cell office:value-type="string" table:style-name="ce21">
            <text:p><text:s/></text:p>
          </table:table-cell>
          <table:table-cell office:value-type="string" table:style-name="ce21">
            <text:p>Jan-Mar</text:p>
            <text:p><text:s/>2022</text:p>
          </table:table-cell>
          <table:table-cell office:value-type="string" table:style-name="ce21">
            <text:p>Apr-Jun</text:p>
            <text:p><text:s/>2022</text:p>
          </table:table-cell>
          <table:table-cell office:value-type="string" table:style-name="ce21">
            <text:p>Jul-Sep</text:p>
            <text:p><text:s/>2022</text:p>
          </table:table-cell>
          <table:table-cell office:value-type="string" table:style-name="ce21">
            <text:p>Oct-Dec</text:p>
            <text:p><text:s/>2022</text:p>
          </table:table-cell>
          <table:table-cell office:value-type="string" table:style-name="ce21">
            <text:p>Jan-Mar</text:p>
            <text:p><text:s/>2023</text:p>
          </table:table-cell>
          <table:table-cell office:value-type="string" table:style-name="ce22">
            <text:p>Percentage change<text:s/></text:p>
            <text:p>Jan-Mar</text:p>
            <text:p><text:s/>2022 to 2023</text:p>
          </table:table-cell>
          <table:table-cell table:number-columns-repeated="16377" table:style-name="ce4"/>
        </table:table-row>
        <table:table-row table:style-name="ro11">
          <table:table-cell office:value-type="string" table:style-name="ce23">
            <text:p>Males and Females</text:p>
          </table:table-cell>
          <table:table-cell table:number-columns-repeated="5" table:style-name="ce24"/>
          <table:table-cell table:style-name="ce25"/>
          <table:table-cell table:number-columns-repeated="16377" table:style-name="ce4"/>
        </table:table-row>
        <table:table-row table:style-name="ro12">
          <table:table-cell office:value-type="string" table:style-name="ce26">
            <text:p>Incidences of prisoner transfer</text:p>
          </table:table-cell>
          <table:table-cell office:value-type="float" office:value="18424" table:style-name="ce27">
            <text:p>18,424</text:p>
          </table:table-cell>
          <table:table-cell office:value-type="float" office:value="18286" table:style-name="ce27">
            <text:p>18,286</text:p>
          </table:table-cell>
          <table:table-cell office:value-type="float" office:value="18248" table:style-name="ce27">
            <text:p>18,248</text:p>
          </table:table-cell>
          <table:table-cell office:value-type="float" office:value="18429" table:style-name="ce27">
            <text:p>18,429</text:p>
          </table:table-cell>
          <table:table-cell office:value-type="float" office:value="19775" table:style-name="ce27">
            <text:p>19,775</text:p>
          </table:table-cell>
          <table:table-cell office:value-type="percentage" office:value="7.3330000000000006E-2" table:style-name="ce28">
            <text:p>7%</text:p>
          </table:table-cell>
          <table:table-cell table:number-columns-repeated="16377" table:style-name="ce4"/>
        </table:table-row>
        <table:table-row table:style-name="ro2">
          <table:table-cell office:value-type="string" table:style-name="ce29">
            <text:p>Normal transfer</text:p>
          </table:table-cell>
          <table:table-cell office:value-type="float" office:value="14069" table:style-name="ce30">
            <text:p>14,069</text:p>
          </table:table-cell>
          <table:table-cell office:value-type="float" office:value="13996" table:style-name="ce30">
            <text:p>13,996</text:p>
          </table:table-cell>
          <table:table-cell office:value-type="float" office:value="13922" table:style-name="ce30">
            <text:p>13,922</text:p>
          </table:table-cell>
          <table:table-cell office:value-type="float" office:value="13842" table:style-name="ce30">
            <text:p>13,842</text:p>
          </table:table-cell>
          <table:table-cell office:value-type="float" office:value="14794" table:style-name="ce30">
            <text:p>14,794</text:p>
          </table:table-cell>
          <table:table-cell office:value-type="percentage" office:value="5.1529999999999999E-2" table:style-name="ce31">
            <text:p>5%</text:p>
          </table:table-cell>
          <table:table-cell table:number-columns-repeated="16377" table:style-name="ce4"/>
        </table:table-row>
        <table:table-row table:style-name="ro2">
          <table:table-cell office:value-type="string" table:style-name="ce29">
            <text:p>Transfer via court</text:p>
          </table:table-cell>
          <table:table-cell office:value-type="float" office:value="2530" table:style-name="ce30">
            <text:p>2,530</text:p>
          </table:table-cell>
          <table:table-cell office:value-type="float" office:value="2334" table:style-name="ce30">
            <text:p>2,334</text:p>
          </table:table-cell>
          <table:table-cell office:value-type="float" office:value="2269" table:style-name="ce30">
            <text:p>2,269</text:p>
          </table:table-cell>
          <table:table-cell office:value-type="float" office:value="2712" table:style-name="ce30">
            <text:p>2,712</text:p>
          </table:table-cell>
          <table:table-cell office:value-type="float" office:value="2878" table:style-name="ce30">
            <text:p>2,878</text:p>
          </table:table-cell>
          <table:table-cell office:value-type="percentage" office:value="0.13755000000000001" table:style-name="ce31">
            <text:p>14%</text:p>
          </table:table-cell>
          <table:table-cell table:number-columns-repeated="16377" table:style-name="ce4"/>
        </table:table-row>
        <table:table-row table:style-name="ro2">
          <table:table-cell office:value-type="string" table:style-name="ce29">
            <text:p>Security reasons</text:p>
          </table:table-cell>
          <table:table-cell office:value-type="float" office:value="1081" table:style-name="ce30">
            <text:p>1,081</text:p>
          </table:table-cell>
          <table:table-cell office:value-type="float" office:value="1212" table:style-name="ce30">
            <text:p>1,212</text:p>
          </table:table-cell>
          <table:table-cell office:value-type="float" office:value="1303" table:style-name="ce30">
            <text:p>1,303</text:p>
          </table:table-cell>
          <table:table-cell office:value-type="float" office:value="1184" table:style-name="ce30">
            <text:p>1,184</text:p>
          </table:table-cell>
          <table:table-cell office:value-type="float" office:value="1268" table:style-name="ce30">
            <text:p>1,268</text:p>
          </table:table-cell>
          <table:table-cell office:value-type="percentage" office:value="0.17299" table:style-name="ce31">
            <text:p>17%</text:p>
          </table:table-cell>
          <table:table-cell table:number-columns-repeated="16377" table:style-name="ce4"/>
        </table:table-row>
        <table:table-row table:style-name="ro2">
          <table:table-cell office:value-type="string" table:style-name="ce29">
            <text:p>Overcrowding draft</text:p>
          </table:table-cell>
          <table:table-cell office:value-type="float" office:value="208" table:style-name="ce30">
            <text:p>208</text:p>
          </table:table-cell>
          <table:table-cell office:value-type="float" office:value="198" table:style-name="ce30">
            <text:p>198</text:p>
          </table:table-cell>
          <table:table-cell office:value-type="float" office:value="183" table:style-name="ce30">
            <text:p>183</text:p>
          </table:table-cell>
          <table:table-cell office:value-type="float" office:value="153" table:style-name="ce30">
            <text:p>153</text:p>
          </table:table-cell>
          <table:table-cell office:value-type="float" office:value="233" table:style-name="ce30">
            <text:p>233</text:p>
          </table:table-cell>
          <table:table-cell office:value-type="percentage" office:value="0.12019000000000001" table:style-name="ce31">
            <text:p>12%</text:p>
          </table:table-cell>
          <table:table-cell table:number-columns-repeated="16377" table:style-name="ce4"/>
        </table:table-row>
        <table:table-row table:style-name="ro2">
          <table:table-cell office:value-type="string" table:style-name="ce29">
            <text:p>For production</text:p>
          </table:table-cell>
          <table:table-cell office:value-type="float" office:value="298" table:style-name="ce30">
            <text:p>298</text:p>
          </table:table-cell>
          <table:table-cell office:value-type="float" office:value="281" table:style-name="ce30">
            <text:p>281</text:p>
          </table:table-cell>
          <table:table-cell office:value-type="float" office:value="295" table:style-name="ce30">
            <text:p>295</text:p>
          </table:table-cell>
          <table:table-cell office:value-type="float" office:value="288" table:style-name="ce30">
            <text:p>288</text:p>
          </table:table-cell>
          <table:table-cell office:value-type="float" office:value="269" table:style-name="ce30">
            <text:p>269</text:p>
          </table:table-cell>
          <table:table-cell office:value-type="percentage" office:value="-9.7320000000000004E-2" table:style-name="ce31">
            <text:p>-10%</text:p>
          </table:table-cell>
          <table:table-cell table:number-columns-repeated="16377" table:style-name="ce4"/>
        </table:table-row>
        <table:table-row table:style-name="ro2">
          <table:table-cell office:value-type="string" table:style-name="ce29">
            <text:p>Programme attendance</text:p>
          </table:table-cell>
          <table:table-cell office:value-type="float" office:value="36" table:style-name="ce30">
            <text:p>36</text:p>
          </table:table-cell>
          <table:table-cell office:value-type="float" office:value="25" table:style-name="ce30">
            <text:p>25</text:p>
          </table:table-cell>
          <table:table-cell office:value-type="float" office:value="40" table:style-name="ce30">
            <text:p>40</text:p>
          </table:table-cell>
          <table:table-cell office:value-type="float" office:value="38" table:style-name="ce30">
            <text:p>38</text:p>
          </table:table-cell>
          <table:table-cell office:value-type="float" office:value="56" table:style-name="ce30">
            <text:p>56</text:p>
          </table:table-cell>
          <table:table-cell office:value-type="string" table:style-name="ce31">
            <text:p>**</text:p>
          </table:table-cell>
          <table:table-cell table:number-columns-repeated="16377" table:style-name="ce4"/>
        </table:table-row>
        <table:table-row table:style-name="ro2">
          <table:table-cell office:value-type="string" table:style-name="ce29">
            <text:p>Accumulated visits</text:p>
          </table:table-cell>
          <table:table-cell office:value-type="float" office:value="10" table:style-name="ce30">
            <text:p>10</text:p>
          </table:table-cell>
          <table:table-cell office:value-type="float" office:value="20" table:style-name="ce30">
            <text:p>20</text:p>
          </table:table-cell>
          <table:table-cell office:value-type="float" office:value="16" table:style-name="ce30">
            <text:p>16</text:p>
          </table:table-cell>
          <table:table-cell office:value-type="float" office:value="16" table:style-name="ce30">
            <text:p>16</text:p>
          </table:table-cell>
          <table:table-cell office:value-type="float" office:value="6" table:style-name="ce30">
            <text:p>6</text:p>
          </table:table-cell>
          <table:table-cell office:value-type="string" table:style-name="ce31">
            <text:p>**</text:p>
          </table:table-cell>
          <table:table-cell table:number-columns-repeated="16377" table:style-name="ce4"/>
        </table:table-row>
        <table:table-row table:style-name="ro2">
          <table:table-cell office:value-type="string" table:style-name="ce29">
            <text:p>Other reasons</text:p>
          </table:table-cell>
          <table:table-cell office:value-type="float" office:value="192" table:style-name="ce30">
            <text:p>192</text:p>
          </table:table-cell>
          <table:table-cell office:value-type="float" office:value="220" table:style-name="ce30">
            <text:p>220</text:p>
          </table:table-cell>
          <table:table-cell office:value-type="float" office:value="220" table:style-name="ce30">
            <text:p>220</text:p>
          </table:table-cell>
          <table:table-cell office:value-type="float" office:value="196" table:style-name="ce30">
            <text:p>196</text:p>
          </table:table-cell>
          <table:table-cell office:value-type="float" office:value="271" table:style-name="ce30">
            <text:p>271</text:p>
          </table:table-cell>
          <table:table-cell office:value-type="percentage" office:value="0.41145999999999999" table:style-name="ce31">
            <text:p>41%</text:p>
          </table:table-cell>
          <table:table-cell table:number-columns-repeated="16377" table:style-name="ce4"/>
        </table:table-row>
        <table:table-row table:style-name="ro11">
          <table:table-cell office:value-type="string" table:style-name="ce84">
            <text:p>Individuals transferred<text:span text:style-name="T4">(2)</text:span></text:p>
          </table:table-cell>
          <table:table-cell office:value-type="float" office:value="15847" table:style-name="ce85">
            <text:p>15,847</text:p>
          </table:table-cell>
          <table:table-cell office:value-type="float" office:value="15596" table:style-name="ce85">
            <text:p>15,596</text:p>
          </table:table-cell>
          <table:table-cell office:value-type="float" office:value="15562" table:style-name="ce85">
            <text:p>15,562</text:p>
          </table:table-cell>
          <table:table-cell office:value-type="float" office:value="15686" table:style-name="ce85">
            <text:p>15,686</text:p>
          </table:table-cell>
          <table:table-cell office:value-type="float" office:value="17077" table:style-name="ce85">
            <text:p>17,077</text:p>
          </table:table-cell>
          <table:table-cell office:value-type="percentage" office:value="7.7619999999999995E-2" table:style-name="ce172">
            <text:p>8%</text:p>
          </table:table-cell>
          <table:table-cell table:number-columns-repeated="16377" table:style-name="ce4"/>
        </table:table-row>
        <table:table-row table:style-name="ro11">
          <table:table-cell office:value-type="string" table:style-name="ce23">
            <text:p>Males</text:p>
          </table:table-cell>
          <table:table-cell table:number-columns-repeated="5" table:style-name="ce24"/>
          <table:table-cell table:style-name="ce25"/>
          <table:table-cell table:number-columns-repeated="16377" table:style-name="ce4"/>
        </table:table-row>
        <table:table-row table:style-name="ro12">
          <table:table-cell office:value-type="string" table:style-name="ce26">
            <text:p>Incidences of prisoner transfer</text:p>
          </table:table-cell>
          <table:table-cell office:value-type="float" office:value="18078" table:style-name="ce27">
            <text:p>18,078</text:p>
          </table:table-cell>
          <table:table-cell office:value-type="float" office:value="17976" table:style-name="ce27">
            <text:p>17,976</text:p>
          </table:table-cell>
          <table:table-cell office:value-type="float" office:value="17797" table:style-name="ce27">
            <text:p>17,797</text:p>
          </table:table-cell>
          <table:table-cell office:value-type="float" office:value="18069" table:style-name="ce27">
            <text:p>18,069</text:p>
          </table:table-cell>
          <table:table-cell office:value-type="float" office:value="19348" table:style-name="ce27">
            <text:p>19,348</text:p>
          </table:table-cell>
          <table:table-cell office:value-type="percentage" office:value="7.0250000000000007E-2" table:style-name="ce28">
            <text:p>7%</text:p>
          </table:table-cell>
          <table:table-cell table:number-columns-repeated="16377" table:style-name="ce4"/>
        </table:table-row>
        <table:table-row table:style-name="ro2">
          <table:table-cell office:value-type="string" table:style-name="ce29">
            <text:p>Normal transfer</text:p>
          </table:table-cell>
          <table:table-cell office:value-type="float" office:value="13902" table:style-name="ce30">
            <text:p>13,902</text:p>
          </table:table-cell>
          <table:table-cell office:value-type="float" office:value="13847" table:style-name="ce30">
            <text:p>13,847</text:p>
          </table:table-cell>
          <table:table-cell office:value-type="float" office:value="13667" table:style-name="ce30">
            <text:p>13,667</text:p>
          </table:table-cell>
          <table:table-cell office:value-type="float" office:value="13675" table:style-name="ce30">
            <text:p>13,675</text:p>
          </table:table-cell>
          <table:table-cell office:value-type="float" office:value="14593" table:style-name="ce30">
            <text:p>14,593</text:p>
          </table:table-cell>
          <table:table-cell office:value-type="percentage" office:value="4.9709999999999997E-2" table:style-name="ce31">
            <text:p>5%</text:p>
          </table:table-cell>
          <table:table-cell table:number-columns-repeated="16377"/>
        </table:table-row>
        <table:table-row table:style-name="ro2">
          <table:table-cell office:value-type="string" table:style-name="ce29">
            <text:p>Transfer via court</text:p>
          </table:table-cell>
          <table:table-cell office:value-type="float" office:value="2503" table:style-name="ce30">
            <text:p>2,503</text:p>
          </table:table-cell>
          <table:table-cell office:value-type="float" office:value="2309" table:style-name="ce30">
            <text:p>2,309</text:p>
          </table:table-cell>
          <table:table-cell office:value-type="float" office:value="2238" table:style-name="ce30">
            <text:p>2,238</text:p>
          </table:table-cell>
          <table:table-cell office:value-type="float" office:value="2697" table:style-name="ce30">
            <text:p>2,697</text:p>
          </table:table-cell>
          <table:table-cell office:value-type="float" office:value="2847" table:style-name="ce30">
            <text:p>2,847</text:p>
          </table:table-cell>
          <table:table-cell office:value-type="percentage" office:value="0.13744000000000001" table:style-name="ce31">
            <text:p>14%</text:p>
          </table:table-cell>
          <table:table-cell table:number-columns-repeated="16377"/>
        </table:table-row>
        <table:table-row table:style-name="ro2">
          <table:table-cell office:value-type="string" table:style-name="ce29">
            <text:p>Security reasons</text:p>
          </table:table-cell>
          <table:table-cell office:value-type="float" office:value="1053" table:style-name="ce30">
            <text:p>1,053</text:p>
          </table:table-cell>
          <table:table-cell office:value-type="float" office:value="1180" table:style-name="ce30">
            <text:p>1,180</text:p>
          </table:table-cell>
          <table:table-cell office:value-type="float" office:value="1279" table:style-name="ce30">
            <text:p>1,279</text:p>
          </table:table-cell>
          <table:table-cell office:value-type="float" office:value="1153" table:style-name="ce30">
            <text:p>1,153</text:p>
          </table:table-cell>
          <table:table-cell office:value-type="float" office:value="1240" table:style-name="ce30">
            <text:p>1,240</text:p>
          </table:table-cell>
          <table:table-cell office:value-type="percentage" office:value="0.17759" table:style-name="ce31">
            <text:p>18%</text:p>
          </table:table-cell>
          <table:table-cell table:number-columns-repeated="16377"/>
        </table:table-row>
        <table:table-row table:style-name="ro2">
          <table:table-cell office:value-type="string" table:style-name="ce29">
            <text:p>Overcrowding draft</text:p>
          </table:table-cell>
          <table:table-cell office:value-type="float" office:value="109" table:style-name="ce30">
            <text:p>109</text:p>
          </table:table-cell>
          <table:table-cell office:value-type="float" office:value="128" table:style-name="ce30">
            <text:p>128</text:p>
          </table:table-cell>
          <table:table-cell office:value-type="float" office:value="73" table:style-name="ce30">
            <text:p>73</text:p>
          </table:table-cell>
          <table:table-cell office:value-type="float" office:value="41" table:style-name="ce30">
            <text:p>41</text:p>
          </table:table-cell>
          <table:table-cell office:value-type="float" office:value="99" table:style-name="ce30">
            <text:p>99</text:p>
          </table:table-cell>
          <table:table-cell office:value-type="percentage" office:value="-9.1740000000000002E-2" table:style-name="ce31">
            <text:p>-9%</text:p>
          </table:table-cell>
          <table:table-cell table:number-columns-repeated="16377"/>
        </table:table-row>
        <table:table-row table:style-name="ro2">
          <table:table-cell office:value-type="string" table:style-name="ce29">
            <text:p>For production</text:p>
          </table:table-cell>
          <table:table-cell office:value-type="float" office:value="295" table:style-name="ce30">
            <text:p>295</text:p>
          </table:table-cell>
          <table:table-cell office:value-type="float" office:value="276" table:style-name="ce30">
            <text:p>276</text:p>
          </table:table-cell>
          <table:table-cell office:value-type="float" office:value="289" table:style-name="ce30">
            <text:p>289</text:p>
          </table:table-cell>
          <table:table-cell office:value-type="float" office:value="285" table:style-name="ce30">
            <text:p>285</text:p>
          </table:table-cell>
          <table:table-cell office:value-type="float" office:value="262" table:style-name="ce30">
            <text:p>262</text:p>
          </table:table-cell>
          <table:table-cell office:value-type="percentage" office:value="-0.11186" table:style-name="ce31">
            <text:p>-11%</text:p>
          </table:table-cell>
          <table:table-cell table:number-columns-repeated="16377"/>
        </table:table-row>
        <table:table-row table:style-name="ro2">
          <table:table-cell office:value-type="string" table:style-name="ce29">
            <text:p>Programme attendance</text:p>
          </table:table-cell>
          <table:table-cell office:value-type="float" office:value="30" table:style-name="ce30">
            <text:p>30</text:p>
          </table:table-cell>
          <table:table-cell office:value-type="float" office:value="20" table:style-name="ce30">
            <text:p>20</text:p>
          </table:table-cell>
          <table:table-cell office:value-type="float" office:value="36" table:style-name="ce30">
            <text:p>36</text:p>
          </table:table-cell>
          <table:table-cell office:value-type="float" office:value="35" table:style-name="ce30">
            <text:p>35</text:p>
          </table:table-cell>
          <table:table-cell office:value-type="float" office:value="56" table:style-name="ce30">
            <text:p>56</text:p>
          </table:table-cell>
          <table:table-cell office:value-type="string" table:style-name="ce31">
            <text:p>**</text:p>
          </table:table-cell>
          <table:table-cell table:number-columns-repeated="16377"/>
        </table:table-row>
        <table:table-row table:style-name="ro2">
          <table:table-cell office:value-type="string" table:style-name="ce29">
            <text:p>Accumulated visits</text:p>
          </table:table-cell>
          <table:table-cell office:value-type="float" office:value="7" table:style-name="ce30">
            <text:p>7</text:p>
          </table:table-cell>
          <table:table-cell office:value-type="float" office:value="14" table:style-name="ce30">
            <text:p>14</text:p>
          </table:table-cell>
          <table:table-cell office:value-type="float" office:value="14" table:style-name="ce30">
            <text:p>14</text:p>
          </table:table-cell>
          <table:table-cell office:value-type="float" office:value="12" table:style-name="ce30">
            <text:p>12</text:p>
          </table:table-cell>
          <table:table-cell office:value-type="float" office:value="5" table:style-name="ce30">
            <text:p>5</text:p>
          </table:table-cell>
          <table:table-cell office:value-type="string" table:style-name="ce31">
            <text:p>**</text:p>
          </table:table-cell>
          <table:table-cell table:number-columns-repeated="16377"/>
        </table:table-row>
        <table:table-row table:style-name="ro2">
          <table:table-cell office:value-type="string" table:style-name="ce29">
            <text:p>Other reasons</text:p>
          </table:table-cell>
          <table:table-cell office:value-type="float" office:value="179" table:style-name="ce30">
            <text:p>179</text:p>
          </table:table-cell>
          <table:table-cell office:value-type="float" office:value="202" table:style-name="ce30">
            <text:p>202</text:p>
          </table:table-cell>
          <table:table-cell office:value-type="float" office:value="201" table:style-name="ce30">
            <text:p>201</text:p>
          </table:table-cell>
          <table:table-cell office:value-type="float" office:value="171" table:style-name="ce30">
            <text:p>171</text:p>
          </table:table-cell>
          <table:table-cell office:value-type="float" office:value="246" table:style-name="ce30">
            <text:p>246</text:p>
          </table:table-cell>
          <table:table-cell office:value-type="percentage" office:value="0.37430000000000002" table:style-name="ce31">
            <text:p>37%</text:p>
          </table:table-cell>
          <table:table-cell table:number-columns-repeated="16377"/>
        </table:table-row>
        <table:table-row table:style-name="ro11">
          <table:table-cell office:value-type="string" table:style-name="ce84">
            <text:p>Individuals transferred<text:span text:style-name="T4">(2)</text:span></text:p>
          </table:table-cell>
          <table:table-cell office:value-type="float" office:value="15530" table:style-name="ce85">
            <text:p>15,530</text:p>
          </table:table-cell>
          <table:table-cell office:value-type="float" office:value="15311" table:style-name="ce85">
            <text:p>15,311</text:p>
          </table:table-cell>
          <table:table-cell office:value-type="float" office:value="15152" table:style-name="ce85">
            <text:p>15,152</text:p>
          </table:table-cell>
          <table:table-cell office:value-type="float" office:value="15349" table:style-name="ce85">
            <text:p>15,349</text:p>
          </table:table-cell>
          <table:table-cell office:value-type="float" office:value="16701" table:style-name="ce85">
            <text:p>16,701</text:p>
          </table:table-cell>
          <table:table-cell office:value-type="percentage" office:value="7.5399999999999995E-2" table:style-name="ce172">
            <text:p>8%</text:p>
          </table:table-cell>
          <table:table-cell table:number-columns-repeated="16377"/>
        </table:table-row>
        <table:table-row table:style-name="ro11">
          <table:table-cell office:value-type="string" table:style-name="ce23">
            <text:p>Females</text:p>
          </table:table-cell>
          <table:table-cell table:number-columns-repeated="5" table:style-name="ce24"/>
          <table:table-cell table:style-name="ce25"/>
          <table:table-cell table:number-columns-repeated="16377"/>
        </table:table-row>
        <table:table-row table:style-name="ro12">
          <table:table-cell office:value-type="string" table:style-name="ce26">
            <text:p>Incidences of prisoner transfer</text:p>
          </table:table-cell>
          <table:table-cell office:value-type="float" office:value="346" table:style-name="ce27">
            <text:p>346</text:p>
          </table:table-cell>
          <table:table-cell office:value-type="float" office:value="310" table:style-name="ce27">
            <text:p>310</text:p>
          </table:table-cell>
          <table:table-cell office:value-type="float" office:value="451" table:style-name="ce27">
            <text:p>451</text:p>
          </table:table-cell>
          <table:table-cell office:value-type="float" office:value="360" table:style-name="ce27">
            <text:p>360</text:p>
          </table:table-cell>
          <table:table-cell office:value-type="float" office:value="427" table:style-name="ce27">
            <text:p>427</text:p>
          </table:table-cell>
          <table:table-cell office:value-type="percentage" office:value="0.2341" table:style-name="ce28">
            <text:p>23%</text:p>
          </table:table-cell>
          <table:table-cell table:number-columns-repeated="16377"/>
        </table:table-row>
        <table:table-row table:style-name="ro2">
          <table:table-cell office:value-type="string" table:style-name="ce29">
            <text:p>Normal transfer</text:p>
          </table:table-cell>
          <table:table-cell office:value-type="float" office:value="167" table:style-name="ce30">
            <text:p>167</text:p>
          </table:table-cell>
          <table:table-cell office:value-type="float" office:value="149" table:style-name="ce30">
            <text:p>149</text:p>
          </table:table-cell>
          <table:table-cell office:value-type="float" office:value="255" table:style-name="ce30">
            <text:p>255</text:p>
          </table:table-cell>
          <table:table-cell office:value-type="float" office:value="167" table:style-name="ce30">
            <text:p>167</text:p>
          </table:table-cell>
          <table:table-cell office:value-type="float" office:value="201" table:style-name="ce30">
            <text:p>201</text:p>
          </table:table-cell>
          <table:table-cell office:value-type="percentage" office:value="0.20358999999999999" table:style-name="ce31">
            <text:p>20%</text:p>
          </table:table-cell>
          <table:table-cell table:number-columns-repeated="16377"/>
        </table:table-row>
        <table:table-row table:style-name="ro2">
          <table:table-cell office:value-type="string" table:style-name="ce29">
            <text:p>Transfer via court</text:p>
          </table:table-cell>
          <table:table-cell office:value-type="float" office:value="27" table:style-name="ce30">
            <text:p>27</text:p>
          </table:table-cell>
          <table:table-cell office:value-type="float" office:value="25" table:style-name="ce30">
            <text:p>25</text:p>
          </table:table-cell>
          <table:table-cell office:value-type="float" office:value="31" table:style-name="ce30">
            <text:p>31</text:p>
          </table:table-cell>
          <table:table-cell office:value-type="float" office:value="15" table:style-name="ce30">
            <text:p>15</text:p>
          </table:table-cell>
          <table:table-cell office:value-type="float" office:value="31" table:style-name="ce30">
            <text:p>31</text:p>
          </table:table-cell>
          <table:table-cell office:value-type="string" table:style-name="ce31">
            <text:p>**</text:p>
          </table:table-cell>
          <table:table-cell table:number-columns-repeated="16377"/>
        </table:table-row>
        <table:table-row table:style-name="ro2">
          <table:table-cell office:value-type="string" table:style-name="ce29">
            <text:p>Security reasons</text:p>
          </table:table-cell>
          <table:table-cell office:value-type="float" office:value="28" table:style-name="ce30">
            <text:p>28</text:p>
          </table:table-cell>
          <table:table-cell office:value-type="float" office:value="32" table:style-name="ce30">
            <text:p>32</text:p>
          </table:table-cell>
          <table:table-cell office:value-type="float" office:value="24" table:style-name="ce30">
            <text:p>24</text:p>
          </table:table-cell>
          <table:table-cell office:value-type="float" office:value="31" table:style-name="ce30">
            <text:p>31</text:p>
          </table:table-cell>
          <table:table-cell office:value-type="float" office:value="28" table:style-name="ce30">
            <text:p>28</text:p>
          </table:table-cell>
          <table:table-cell office:value-type="string" table:style-name="ce31">
            <text:p>**</text:p>
          </table:table-cell>
          <table:table-cell table:number-columns-repeated="16377"/>
        </table:table-row>
        <table:table-row table:style-name="ro2">
          <table:table-cell office:value-type="string" table:style-name="ce29">
            <text:p>Overcrowding draft</text:p>
          </table:table-cell>
          <table:table-cell office:value-type="float" office:value="99" table:style-name="ce30">
            <text:p>99</text:p>
          </table:table-cell>
          <table:table-cell office:value-type="float" office:value="70" table:style-name="ce30">
            <text:p>70</text:p>
          </table:table-cell>
          <table:table-cell office:value-type="float" office:value="110" table:style-name="ce30">
            <text:p>110</text:p>
          </table:table-cell>
          <table:table-cell office:value-type="float" office:value="112" table:style-name="ce30">
            <text:p>112</text:p>
          </table:table-cell>
          <table:table-cell office:value-type="float" office:value="134" table:style-name="ce30">
            <text:p>134</text:p>
          </table:table-cell>
          <table:table-cell office:value-type="percentage" office:value="0.35354000000000002" table:style-name="ce31">
            <text:p>35%</text:p>
          </table:table-cell>
          <table:table-cell table:number-columns-repeated="16377"/>
        </table:table-row>
        <table:table-row table:style-name="ro2">
          <table:table-cell office:value-type="string" table:style-name="ce29">
            <text:p>For production</text:p>
          </table:table-cell>
          <table:table-cell office:value-type="float" office:value="3" table:style-name="ce30">
            <text:p>3</text:p>
          </table:table-cell>
          <table:table-cell office:value-type="float" office:value="5" table:style-name="ce30">
            <text:p>5</text:p>
          </table:table-cell>
          <table:table-cell office:value-type="float" office:value="6" table:style-name="ce30">
            <text:p>6</text:p>
          </table:table-cell>
          <table:table-cell office:value-type="float" office:value="3" table:style-name="ce30">
            <text:p>3</text:p>
          </table:table-cell>
          <table:table-cell office:value-type="float" office:value="7" table:style-name="ce30">
            <text:p>7</text:p>
          </table:table-cell>
          <table:table-cell office:value-type="string" table:style-name="ce31">
            <text:p>**</text:p>
          </table:table-cell>
          <table:table-cell table:number-columns-repeated="16377"/>
        </table:table-row>
        <table:table-row table:style-name="ro2">
          <table:table-cell office:value-type="string" table:style-name="ce29">
            <text:p>Programme attendance</text:p>
          </table:table-cell>
          <table:table-cell office:value-type="float" office:value="6" table:style-name="ce30">
            <text:p>6</text:p>
          </table:table-cell>
          <table:table-cell office:value-type="float" office:value="5" table:style-name="ce30">
            <text:p>5</text:p>
          </table:table-cell>
          <table:table-cell office:value-type="float" office:value="4" table:style-name="ce30">
            <text:p>4</text:p>
          </table:table-cell>
          <table:table-cell office:value-type="float" office:value="3" table:style-name="ce30">
            <text:p>3</text:p>
          </table:table-cell>
          <table:table-cell office:value-type="float" office:value="0" table:style-name="ce30">
            <text:p>0</text:p>
          </table:table-cell>
          <table:table-cell office:value-type="string" table:style-name="ce31">
            <text:p>**</text:p>
          </table:table-cell>
          <table:table-cell table:number-columns-repeated="16377"/>
        </table:table-row>
        <table:table-row table:style-name="ro2">
          <table:table-cell office:value-type="string" table:style-name="ce29">
            <text:p>Accumulated visits</text:p>
          </table:table-cell>
          <table:table-cell office:value-type="float" office:value="3" table:style-name="ce30">
            <text:p>3</text:p>
          </table:table-cell>
          <table:table-cell office:value-type="float" office:value="6" table:style-name="ce30">
            <text:p>6</text:p>
          </table:table-cell>
          <table:table-cell office:value-type="float" office:value="2" table:style-name="ce30">
            <text:p>2</text:p>
          </table:table-cell>
          <table:table-cell office:value-type="float" office:value="4" table:style-name="ce30">
            <text:p>4</text:p>
          </table:table-cell>
          <table:table-cell office:value-type="float" office:value="1" table:style-name="ce30">
            <text:p>1</text:p>
          </table:table-cell>
          <table:table-cell office:value-type="string" table:style-name="ce31">
            <text:p>**</text:p>
          </table:table-cell>
          <table:table-cell table:number-columns-repeated="16377"/>
        </table:table-row>
        <table:table-row table:style-name="ro2">
          <table:table-cell office:value-type="string" table:style-name="ce29">
            <text:p>Other reasons</text:p>
          </table:table-cell>
          <table:table-cell office:value-type="float" office:value="13" table:style-name="ce30">
            <text:p>13</text:p>
          </table:table-cell>
          <table:table-cell office:value-type="float" office:value="18" table:style-name="ce30">
            <text:p>18</text:p>
          </table:table-cell>
          <table:table-cell office:value-type="float" office:value="19" table:style-name="ce30">
            <text:p>19</text:p>
          </table:table-cell>
          <table:table-cell office:value-type="float" office:value="25" table:style-name="ce30">
            <text:p>25</text:p>
          </table:table-cell>
          <table:table-cell office:value-type="float" office:value="25" table:style-name="ce30">
            <text:p>25</text:p>
          </table:table-cell>
          <table:table-cell office:value-type="string" table:style-name="ce31">
            <text:p>**</text:p>
          </table:table-cell>
          <table:table-cell table:number-columns-repeated="16377"/>
        </table:table-row>
        <table:table-row table:style-name="ro11">
          <table:table-cell office:value-type="string" table:style-name="ce84">
            <text:p>Individuals transferred<text:span text:style-name="T4">(2)</text:span></text:p>
          </table:table-cell>
          <table:table-cell office:value-type="float" office:value="317" table:style-name="ce85">
            <text:p>317</text:p>
          </table:table-cell>
          <table:table-cell office:value-type="float" office:value="285" table:style-name="ce85">
            <text:p>285</text:p>
          </table:table-cell>
          <table:table-cell office:value-type="float" office:value="410" table:style-name="ce85">
            <text:p>410</text:p>
          </table:table-cell>
          <table:table-cell office:value-type="float" office:value="337" table:style-name="ce85">
            <text:p>337</text:p>
          </table:table-cell>
          <table:table-cell office:value-type="float" office:value="376" table:style-name="ce85">
            <text:p>376</text:p>
          </table:table-cell>
          <table:table-cell office:value-type="percentage" office:value="0.18612000000000001" table:style-name="ce172">
            <text:p>19%</text:p>
          </table:table-cell>
          <table:table-cell table:number-columns-repeated="16377"/>
        </table:table-row>
        <table:table-row table:style-name="ro2">
          <table:table-cell table:number-columns-spanned="7" table:number-rows-spanned="1" table:style-name="ce19"/>
          <table:covered-table-cell table:number-columns-repeated="6"/>
          <table:table-cell table:number-columns-repeated="16377"/>
        </table:table-row>
        <table:table-row table:style-name="ro2">
          <table:table-cell office:value-type="string" table:number-columns-spanned="7" table:number-rows-spanned="1" table:style-name="ce72">
            <text:p>(1) Transfers between prison establishments in England and Wales, excluding HMPPS operated Immigration Removal Centres (IRCs).</text:p>
          </table:table-cell>
          <table:covered-table-cell table:number-columns-repeated="6"/>
          <table:table-cell table:number-columns-repeated="16377"/>
        </table:table-row>
        <table:table-row table:style-name="ro38">
          <table:table-cell office:value-type="string" table:number-columns-spanned="7" table:number-rows-spanned="1" table:style-name="ce72">
            <text:p>(2) One individual may be transferred in the prison estate in more than one quarter of the year. Users should therefore not sum four quarters worth of data for the annual number of prisoners transferred. Annual figures are provided in the annual releases tables,typically published in April of each year.</text:p>
          </table:table-cell>
          <table:covered-table-cell table:number-columns-repeated="6"/>
          <table:table-cell table:number-columns-repeated="16377"/>
        </table:table-row>
        <table:table-row table:style-name="ro2">
          <table:table-cell table:number-columns-spanned="7" table:number-rows-spanned="1" table:style-name="ce19"/>
          <table:covered-table-cell table:number-columns-repeated="6"/>
          <table:table-cell table:number-columns-repeated="16377"/>
        </table:table-row>
        <table:table-row table:number-rows-repeated="6" table:style-name="ro2">
          <table:table-cell table:number-columns-repeated="16384"/>
        </table:table-row>
        <table:table-row table:number-rows-repeated="2" table:style-name="ro4">
          <table:table-cell table:number-columns-repeated="6" table:style-name="ce4"/>
          <table:table-cell table:style-name="ce41"/>
          <table:table-cell table:number-columns-repeated="16377"/>
        </table:table-row>
        <table:table-row table:number-rows-repeated="1048528" table:style-name="ro2">
          <table:table-cell table:number-columns-repeated="16384"/>
        </table:table-row>
        <table:named-expressions>
          <table:named-range table:name="Print_Area" table:cell-range-address="3_6.$A$1:3_6.$A$49" table:base-cell-address="3_6.$A$1"/>
        </table:named-expressions>
      </table:table>
      <table:database-ranges>
        <table:database-range table:target-range-address="3_3.A117:3_3.F128" table:contains-header="false">
          <table:sort>
            <table:sort-by table:field-number="0"/>
          </table:sort>
        </table:database-rang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Arial" svg:font-family="Arial"/>
    <style:font-face style:name="Verdana" svg:font-family="Verdana"/>
  </office:font-face-decls>
  <office:styles>
    <number:number-style style:name="N0">
      <number:number number:min-integer-digits="1"/>
    </number:number-style>
    <number:number-style style:name="N3">
      <number:number number:decimal-places="0" number:min-decimal-places="0" number:min-integer-digits="1" number:grouping="true"/>
    </number:number-style>
    <number:percentage-style style:name="N13">
      <number:number number:decimal-places="0" number:min-decimal-places="0" number:min-integer-digits="1"/>
      <number:text>%</number:text>
    </number:percentage-style>
    <number:date-style style:name="N20">
      <number:day number:style="long"/>
      <number:text>-</number:text>
      <number:month number:textual="true"/>
      <number:text>-</number:text>
      <number:year/>
    </number:date-style>
    <number:date-style style:name="N22">
      <number:month number:textual="true"/>
      <number:text>-</number:text>
      <number:year/>
    </number:date-style>
    <number:text-style style:name="N30">
      <number:text-content/>
    </number:text-style>
    <number:number-style style:name="N36P0">
      <number:number number:decimal-places="0" number:min-decimal-places="0" number:min-integer-digits="1" number:grouping="true"/>
    </number:number-style>
    <number:number-style style:name="N36P1">
      <number:number number:decimal-places="0" number:min-decimal-places="0" number:min-integer-digits="1" number:grouping="true"/>
    </number:number-style>
    <number:number-style style:name="N36P2">
      <number:number number:decimal-places="0" number:min-decimal-places="0" number:min-integer-digits="1" number:grouping="true"/>
    </number:number-style>
    <number:text-style style:name="N36">
      <number:fill-character> </number:fill-character>
      <number:text-content/>
      <style:map style:condition="value()&gt;0" style:apply-style-name="N36P0"/>
      <style:map style:condition="value()&lt;0" style:apply-style-name="N36P1"/>
      <style:map style:condition="value()=0" style:apply-style-name="N36P2"/>
    </number:text-style>
    <number:number-style style:name="N37">
      <number:number number:decimal-places="1" number:min-decimal-places="1" number:min-integer-digits="1" number:grouping="true"/>
    </number:number-style>
    <number:percentage-style style:name="N38P0">
      <number:text> </number:text>
      <number:number number:decimal-places="0" number:min-decimal-places="0" number:min-integer-digits="1" number:grouping="true"/>
      <number:text>%</number:text>
    </number:percentage-style>
    <number:percentage-style style:name="N38P1">
      <number:text>-</number:text>
      <number:number number:decimal-places="0" number:min-decimal-places="0" number:min-integer-digits="1" number:grouping="true"/>
      <number:text>%</number:text>
    </number:percentage-style>
    <number:percentage-style style:name="N38P2">
      <number:number number:decimal-places="0" number:min-decimal-places="0" number:min-integer-digits="1" number:grouping="true"/>
      <number:text>%</number:text>
    </number:percentage-style>
    <number:text-style style:name="N38">
      <number:fill-character> </number:fill-character>
      <number:text-content/>
      <style:map style:condition="value()&gt;0" style:apply-style-name="N38P0"/>
      <style:map style:condition="value()&lt;0" style:apply-style-name="N38P1"/>
      <style:map style:condition="value()=0" style:apply-style-name="N38P2"/>
    </number:text-style>
    <number:number-style style:name="N39">
      <number:text> </number:text>
      <number:number number:decimal-places="0" number:min-decimal-places="0" number:min-integer-digits="1" number:grouping="true">
        <number:embedded-text number:position="0">pp</number:embedded-text>
      </number:number>
    </number:number-style>
    <number:percentage-style style:name="N40">
      <number:number number:decimal-places="0" number:min-decimal-places="0" number:min-integer-digits="0"/>
      <number:text>%</number:text>
    </number:percentage-style>
    <number:number-style style:name="N41">
      <number:number number:decimal-places="0" number:min-decimal-places="0" number:min-integer-digits="1" number:grouping="true">
        <number:embedded-text number:position="0">pp</number:embedded-text>
      </number:number>
    </number:number-style>
    <style:style style:name="Hyperlink_32_2" style:display-name="Hyperlink 2" style:family="table-cell" style:data-style-name="N0">
      <style:text-properties fo:color="#0066CC" style:font-name="Arial" style:font-name-asian="Arial" style:font-name-complex="Arial" fo:font-size="10pt" style:font-size-asian="10pt" style:font-size-complex="10pt" style:text-underline-style="solid" style:text-underline-type="single"/>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rmal_32_2" style:display-name="Normal 2" style:family="table-cell" style:data-style-name="N0">
      <style:table-cell-properties style:vertical-align="automatic" fo:background-color="transparent"/>
    </style:style>
    <style:style style:name="Normal_32_3" style:display-name="Normal 3" style:family="table-cell" style:data-style-name="N0">
      <style:table-cell-properties style:vertical-align="automatic" fo:background-color="transparent"/>
    </style:style>
    <style:style style:name="Normal_CJ_32_Act_32_sentences_32_2003_32_2" style:display-name="Normal_CJ Act sentences 2003 2" style:family="table-cell" style:data-style-name="N0">
      <style:table-cell-properties style:vertical-align="automatic" fo:background-color="transparent"/>
      <style:text-properties style:font-name="Verdana" style:font-name-asian="Verdana" style:font-name-complex="Verdana" fo:font-size="10pt" style:font-size-asian="10pt" style:font-size-complex="10pt"/>
    </style:style>
    <style:style style:name="Percent" style:family="table-cell" style:data-style-name="N13"/>
    <style:style style:name="Percent_32_3" style:display-name="Percent 3" style:family="table-cell" style:data-style-name="N13"/>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1496062992126in" fo:margin-bottom="0.31496062992126in" fo:margin-left="0.708661417322835in" fo:margin-right="0.708661417322835in" style:print-orientation="portrait" style:print-page-order="ttb" style:first-page-number="continue" style:scale-to="91%" style:table-centering="none" style:print="objects charts drawings"/>
      <style:header-style>
        <style:header-footer-properties fo:min-height="0.433070866141732in" fo:margin-left="0.708661417322835in" fo:margin-right="0.708661417322835in" fo:margin-bottom="0in"/>
      </style:header-style>
      <style:footer-style>
        <style:header-footer-properties fo:min-height="0.433070866141732in" fo:margin-left="0.708661417322835in" fo:margin-right="0.708661417322835in" fo:margin-top="0in"/>
      </style:footer-style>
    </style:page-layout>
    <style:page-layout style:name="pm2">
      <style:page-layout-properties fo:margin-top="0.31496062992126in" fo:margin-bottom="0.31496062992126in" fo:margin-left="0.708661417322835in" fo:margin-right="0.708661417322835in" style:print-orientation="landscape" style:print-page-order="ttb" style:first-page-number="continue" style:scale-to="69%" style:table-centering="none" style:print="objects charts drawings"/>
      <style:header-style>
        <style:header-footer-properties fo:min-height="0.433070866141732in" fo:margin-left="0.708661417322835in" fo:margin-right="0.708661417322835in" fo:margin-bottom="0in"/>
      </style:header-style>
      <style:footer-style>
        <style:header-footer-properties fo:min-height="0.433070866141732in" fo:margin-left="0.708661417322835in" fo:margin-right="0.708661417322835in" fo:margin-top="0in"/>
      </style:footer-style>
    </style:page-layout>
    <style:page-layout style:name="pm3">
      <style:page-layout-properties fo:margin-top="0.3in" fo:margin-bottom="0.3in" fo:margin-left="0.7in" fo:margin-right="0.7in" style:print-orientation="landscape" style:print-page-order="ttb" style:first-page-number="continue" style:scale-to="47%"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4">
      <style:page-layout-properties fo:margin-top="0.3in" fo:margin-bottom="0.3in" fo:margin-left="0.7in" fo:margin-right="0.7in" style:print-orientation="portrait" style:print-page-order="ttb" style:first-page-number="continue" style:scale-to="82%"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5">
      <style:page-layout-properties fo:margin-top="0.31496062992126in" fo:margin-bottom="0.31496062992126in" fo:margin-left="0.708661417322835in" fo:margin-right="0.708661417322835in" style:print-orientation="landscape" style:print-page-order="ttb" style:first-page-number="continue" style:scale-to="58%" style:table-centering="none" style:print="objects charts drawings"/>
      <style:header-style>
        <style:header-footer-properties fo:min-height="0.433070866141732in" fo:margin-left="0.708661417322835in" fo:margin-right="0.708661417322835in" fo:margin-bottom="0in"/>
      </style:header-style>
      <style:footer-style>
        <style:header-footer-properties fo:min-height="0.433070866141732in" fo:margin-left="0.708661417322835in" fo:margin-right="0.708661417322835in" fo:margin-top="0in"/>
      </style:footer-style>
    </style:page-layout>
    <style:page-layout style:name="pm6">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7">
      <style:page-layout-properties fo:margin-top="0.31496062992126in" fo:margin-bottom="0.31496062992126in" fo:margin-left="0.708661417322835in" fo:margin-right="0.708661417322835in" style:print-orientation="landscape" style:print-page-order="ttb" style:first-page-number="continue" style:scale-to="60%" style:table-centering="none" style:print="objects charts drawings"/>
      <style:header-style>
        <style:header-footer-properties fo:min-height="0.433070866141732in" fo:margin-left="0.708661417322835in" fo:margin-right="0.708661417322835in" fo:margin-bottom="0in"/>
      </style:header-style>
      <style:footer-style>
        <style:header-footer-properties fo:min-height="0.433070866141732in" fo:margin-left="0.708661417322835in" fo:margin-right="0.708661417322835in" fo:margin-top="0in"/>
      </style:footer-style>
    </style:page-layout>
    <style:page-layout style:name="pm8">
      <style:page-layout-properties fo:margin-top="0.3in" fo:margin-bottom="0.3in" fo:margin-left="0.7in" fo:margin-right="0.7in" style:print-orientation="portrait" style:print-page-order="ttb" style:first-page-number="continue" style:scale-to="67%"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style:master-page style:name="mp3" style:page-layout-name="pm3">
      <style:header/>
      <style:header-left style:display="false"/>
      <style:header-first/>
      <style:footer/>
      <style:footer-left style:display="false"/>
      <style:footer-first/>
    </style:master-page>
    <style:master-page style:name="mp4" style:page-layout-name="pm4">
      <style:header/>
      <style:header-left style:display="false"/>
      <style:header-first/>
      <style:footer/>
      <style:footer-left style:display="false"/>
      <style:footer-first/>
    </style:master-page>
    <style:master-page style:name="mp5" style:page-layout-name="pm5">
      <style:header/>
      <style:header-left style:display="false"/>
      <style:header-first/>
      <style:footer/>
      <style:footer-left style:display="false"/>
      <style:footer-first/>
    </style:master-page>
    <style:master-page style:name="mp6" style:page-layout-name="pm6">
      <style:header/>
      <style:header-left style:display="false"/>
      <style:header-first/>
      <style:footer/>
      <style:footer-left style:display="false"/>
      <style:footer-first/>
    </style:master-page>
    <style:master-page style:name="mp7" style:page-layout-name="pm7">
      <style:header/>
      <style:header-left style:display="false"/>
      <style:header-first/>
      <style:footer/>
      <style:footer-left style:display="false"/>
      <style:footer-first/>
    </style:master-page>
    <style:master-page style:name="mp8" style:page-layout-name="pm8">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4931</meta:generator>
    <meta:initial-creator>Mellbye, Alex</meta:initial-creator>
    <dc:creator>Hawksworth, Daniel</dc:creator>
    <meta:creation-date>2017-07-25T15:46:39Z</meta:creation-date>
    <dc:date>2023-07-28T09:11:03Z</dc:date>
  </office:meta>
</office:document-meta>
</file>